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39in"/>
    </style:style>
    <style:style style:name="co2" style:family="table-column">
      <style:table-column-properties fo:break-before="auto" style:column-width="1.5075in"/>
    </style:style>
    <style:style style:name="co3" style:family="table-column">
      <style:table-column-properties fo:break-before="auto" style:column-width="1.0264in"/>
    </style:style>
    <style:style style:name="co4" style:family="table-column">
      <style:table-column-properties fo:break-before="auto" style:column-width="1.3in"/>
    </style:style>
    <style:style style:name="co5" style:family="table-column">
      <style:table-column-properties fo:break-before="auto" style:column-width="1.5201in"/>
    </style:style>
    <style:style style:name="co6" style:family="table-column">
      <style:table-column-properties fo:break-before="auto" style:column-width="0.7992in"/>
    </style:style>
    <style:style style:name="co7" style:family="table-column">
      <style:table-column-properties fo:break-before="auto" style:column-width="0.7772in"/>
    </style:style>
    <style:style style:name="co8" style:family="table-column">
      <style:table-column-properties fo:break-before="auto" style:column-width="0.7445in"/>
    </style:style>
    <style:style style:name="co9" style:family="table-column">
      <style:table-column-properties fo:break-before="auto" style:column-width="0.7228in"/>
    </style:style>
    <style:style style:name="co10" style:family="table-column">
      <style:table-column-properties fo:break-before="auto" style:column-width="1.2252in"/>
    </style:style>
    <style:style style:name="co11" style:family="table-column">
      <style:table-column-properties fo:break-before="auto" style:column-width="1.2689in"/>
    </style:style>
    <style:style style:name="co12" style:family="table-column">
      <style:table-column-properties fo:break-before="auto" style:column-width="1.0173in"/>
    </style:style>
    <style:style style:name="co13" style:family="table-column">
      <style:table-column-properties fo:break-before="auto" style:column-width="1.2472in"/>
    </style:style>
    <style:style style:name="co14" style:family="table-column">
      <style:table-column-properties fo:break-before="auto" style:column-width="1.75in"/>
    </style:style>
    <style:style style:name="co15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5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number-columns-repeated="1009" table:default-cell-style-name="ce1"/>
        <table:table-row table:style-name="ro1">
          <table:table-cell office:value-type="string">
            <text:p>Route ID</text:p>
          </table:table-cell>
          <table:table-cell office:value-type="string">
            <text:p>Date</text:p>
          </table:table-cell>
          <table:table-cell office:value-type="string">
            <text:p>Brigade ID</text:p>
          </table:table-cell>
          <table:table-cell office:value-type="string">
            <text:p>Status Start Route</text:p>
          </table:table-cell>
          <table:table-cell office:value-type="string">
            <text:p>Start Location</text:p>
          </table:table-cell>
          <table:table-cell office:value-type="string">
            <text:p>Start Point</text:p>
          </table:table-cell>
          <table:table-cell office:value-type="string">
            <text:p>Start Time</text:p>
          </table:table-cell>
          <table:table-cell office:value-type="string">
            <text:p>End Location</text:p>
          </table:table-cell>
          <table:table-cell office:value-type="string">
            <text:p>End Point</text:p>
          </table:table-cell>
          <table:table-cell office:value-type="string">
            <text:p>End Time</text:p>
          </table:table-cell>
          <table:table-cell office:value-type="string">
            <text:p>Work Invoice</text:p>
          </table:table-cell>
          <table:table-cell office:value-type="string">
            <text:p>Installation Invoice</text:p>
          </table:table-cell>
          <table:table-cell office:value-type="string">
            <text:p>Project Owner</text:p>
          </table:table-cell>
          <table:table-cell office:value-type="string">
            <text:p>Project</text:p>
          </table:table-cell>
          <table:table-cell office:value-type="string">
            <text:p>User Email</text:p>
          </table:table-cell>
          <table:table-cell table:number-columns-repeated="1009"/>
        </table:table-row>
        <table:table-row table:style-name="ro1">
          <table:table-cell office:value-type="string">
            <text:p>f984c904</text:p>
          </table:table-cell>
          <table:table-cell office:value-type="string">
            <text:p>17.02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835657, 24.040736</text:p>
          </table:table-cell>
          <table:table-cell office:value-type="string">
            <text:p>0d2c636c</text:p>
          </table:table-cell>
          <table:table-cell office:value-type="string">
            <text:p>17:07</text:p>
          </table:table-cell>
          <table:table-cell office:value-type="string">
            <text:p>49.792247, 24.017033</text:p>
          </table:table-cell>
          <table:table-cell office:value-type="string">
            <text:p>1fb65589</text:p>
          </table:table-cell>
          <table:table-cell office:value-type="string">
            <text:p>17:30</text:p>
          </table:table-cell>
          <table:table-cell office:value-type="string">
            <text:p>WI-20250718-803</text:p>
          </table:table-cell>
          <table:table-cell office:value-type="string">
            <text:p>II-20250718-605</text:p>
          </table:table-cell>
          <table:table-cell office:value-type="string">
            <text:p>0d2c636c</text:p>
          </table:table-cell>
          <table:table-cell office:value-type="string">
            <text:p>CP-20250223-626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f984c904</text:p>
          </table:table-cell>
          <table:table-cell office:value-type="string">
            <text:p>17.02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835657, 24.040736</text:p>
          </table:table-cell>
          <table:table-cell office:value-type="string">
            <text:p>0d2c636c</text:p>
          </table:table-cell>
          <table:table-cell office:value-type="string">
            <text:p>17:07</text:p>
          </table:table-cell>
          <table:table-cell office:value-type="string">
            <text:p>49.792247, 24.017033</text:p>
          </table:table-cell>
          <table:table-cell office:value-type="string">
            <text:p>1fb65589</text:p>
          </table:table-cell>
          <table:table-cell office:value-type="string">
            <text:p>17:30</text:p>
          </table:table-cell>
          <table:table-cell office:value-type="string">
            <text:p>WI-20250718-803</text:p>
          </table:table-cell>
          <table:table-cell office:value-type="string">
            <text:p>II-20250718-605</text:p>
          </table:table-cell>
          <table:table-cell office:value-type="string">
            <text:p>0d2c636c</text:p>
          </table:table-cell>
          <table:table-cell office:value-type="string">
            <text:p>CP-20250223-626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9c8f223b</text:p>
          </table:table-cell>
          <table:table-cell office:value-type="string">
            <text:p>17.02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835590, 24.041021</text:p>
          </table:table-cell>
          <table:table-cell office:value-type="string">
            <text:p>0d2c636c</text:p>
          </table:table-cell>
          <table:table-cell office:value-type="string">
            <text:p>11:12</text:p>
          </table:table-cell>
          <table:table-cell office:value-type="string">
            <text:p>49.835621, 24.041162</text:p>
          </table:table-cell>
          <table:table-cell office:value-type="string">
            <text:p>0d2c636c</text:p>
          </table:table-cell>
          <table:table-cell office:value-type="string">
            <text:p>17:05</text:p>
          </table:table-cell>
          <table:table-cell office:value-type="string">
            <text:p>WI-20250718-948</text:p>
          </table:table-cell>
          <table:table-cell office:value-type="string">
            <text:p>II-20250718-142</text:p>
          </table:table-cell>
          <table:table-cell office:value-type="string">
            <text:p>0d2c636c</text:p>
          </table:table-cell>
          <table:table-cell office:value-type="string">
            <text:p>CP-20250223-626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e090563c</text:p>
          </table:table-cell>
          <table:table-cell office:value-type="string">
            <text:p>17.02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835633, 24.041280</text:p>
          </table:table-cell>
          <table:table-cell office:value-type="string">
            <text:p>0d2c636c</text:p>
          </table:table-cell>
          <table:table-cell office:value-type="string">
            <text:p>10:30</text:p>
          </table:table-cell>
          <table:table-cell office:value-type="string">
            <text:p>49.792247, 24.017033</text:p>
          </table:table-cell>
          <table:table-cell office:value-type="string">
            <text:p>1fb65589</text:p>
          </table:table-cell>
          <table:table-cell office:value-type="string">
            <text:p>11:20</text:p>
          </table:table-cell>
          <table:table-cell office:value-type="string">
            <text:p>WI-20250718-625</text:p>
          </table:table-cell>
          <table:table-cell office:value-type="string">
            <text:p>II-20250718-441</text:p>
          </table:table-cell>
          <table:table-cell office:value-type="string">
            <text:p>0d2c636c</text:p>
          </table:table-cell>
          <table:table-cell office:value-type="string">
            <text:p>CP-20250223-626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747dcacf</text:p>
          </table:table-cell>
          <table:table-cell office:value-type="string">
            <text:p>18.02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788847, 23.943342</text:p>
          </table:table-cell>
          <table:table-cell office:value-type="string">
            <text:p>e4b53fe4</text:p>
          </table:table-cell>
          <table:table-cell office:value-type="string">
            <text:p>09:57</text:p>
          </table:table-cell>
          <table:table-cell office:value-type="string">
            <text:p>49.836053, 24.041142</text:p>
          </table:table-cell>
          <table:table-cell office:value-type="string">
            <text:p>0d2c636c</text:p>
          </table:table-cell>
          <table:table-cell office:value-type="string">
            <text:p>10:50</text:p>
          </table:table-cell>
          <table:table-cell office:value-type="string">
            <text:p>WI-20250718-366</text:p>
          </table:table-cell>
          <table:table-cell office:value-type="string">
            <text:p>II-20250718-911</text:p>
          </table:table-cell>
          <table:table-cell office:value-type="string">
            <text:p>0d2c636c</text:p>
          </table:table-cell>
          <table:table-cell office:value-type="string">
            <text:p>CP-20250223-626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7f91a408</text:p>
          </table:table-cell>
          <table:table-cell office:value-type="string">
            <text:p>18.02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836053, 24.041142</text:p>
          </table:table-cell>
          <table:table-cell office:value-type="string">
            <text:p>0d2c636c</text:p>
          </table:table-cell>
          <table:table-cell office:value-type="string">
            <text:p>17:00</text:p>
          </table:table-cell>
          <table:table-cell office:value-type="string">
            <text:p>49.791252, 24.016243</text:p>
          </table:table-cell>
          <table:table-cell office:value-type="string">
            <text:p>1fb65589</text:p>
          </table:table-cell>
          <table:table-cell office:value-type="string">
            <text:p>17:33</text:p>
          </table:table-cell>
          <table:table-cell office:value-type="string">
            <text:p>WI-20250718-345</text:p>
          </table:table-cell>
          <table:table-cell office:value-type="string">
            <text:p>II-20250718-520</text:p>
          </table:table-cell>
          <table:table-cell office:value-type="string">
            <text:p>0d2c636c</text:p>
          </table:table-cell>
          <table:table-cell office:value-type="string">
            <text:p>CP-20250223-626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c071336c</text:p>
          </table:table-cell>
          <table:table-cell office:value-type="string">
            <text:p>18.02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836053, 24.041142</text:p>
          </table:table-cell>
          <table:table-cell office:value-type="string">
            <text:p>0d2c636c</text:p>
          </table:table-cell>
          <table:table-cell office:value-type="string">
            <text:p>10:50</text:p>
          </table:table-cell>
          <table:table-cell office:value-type="string">
            <text:p>49.835633, 24.041280</text:p>
          </table:table-cell>
          <table:table-cell office:value-type="string">
            <text:p>0d2c636c</text:p>
          </table:table-cell>
          <table:table-cell office:value-type="string">
            <text:p>17:00</text:p>
          </table:table-cell>
          <table:table-cell office:value-type="string">
            <text:p>WI-20250718-323</text:p>
          </table:table-cell>
          <table:table-cell office:value-type="string">
            <text:p>II-20250718-582</text:p>
          </table:table-cell>
          <table:table-cell office:value-type="string">
            <text:p>0d2c636c</text:p>
          </table:table-cell>
          <table:table-cell office:value-type="string">
            <text:p>CP-20250223-626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2">
          <table:table-cell office:value-type="string">
            <text:p>dd0e4645</text:p>
          </table:table-cell>
          <table:table-cell office:value-type="string">
            <text:p>03.03.25, 00:00</text:p>
          </table:table-cell>
          <table:table-cell office:value-type="float" office:value="58498703">
            <text:p>58498703</text:p>
          </table:table-cell>
          <table:table-cell office:value-type="string">
            <text:p>FALSE</text:p>
          </table:table-cell>
          <table:table-cell office:value-type="string">
            <text:p>49.789621, 24.055485</text:p>
          </table:table-cell>
          <table:table-cell office:value-type="string">
            <text:p>6ce7e26d</text:p>
          </table:table-cell>
          <table:table-cell office:value-type="string">
            <text:p>11:32</text:p>
          </table:table-cell>
          <table:table-cell office:value-type="string">
            <text:p>49.892816, 23.956729</text:p>
          </table:table-cell>
          <table:table-cell office:value-type="string">
            <text:p>624285df</text:p>
          </table:table-cell>
          <table:table-cell office:value-type="string">
            <text:p>12:20</text:p>
          </table:table-cell>
          <table:table-cell office:value-type="string">
            <text:p>WI-20250718-914</text:p>
          </table:table-cell>
          <table:table-cell office:value-type="string">
            <text:p>II-20250718-191</text:p>
          </table:table-cell>
          <table:table-cell office:value-type="string">
            <text:p>624285df</text:p>
          </table:table-cell>
          <table:table-cell office:value-type="string">
            <text:p>PR-20250417-972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2">
          <table:table-cell office:value-type="string">
            <text:p>262d4555</text:p>
          </table:table-cell>
          <table:table-cell office:value-type="string">
            <text:p>03.03.25, 00:00</text:p>
          </table:table-cell>
          <table:table-cell office:value-type="float" office:value="58498703">
            <text:p>58498703</text:p>
          </table:table-cell>
          <table:table-cell office:value-type="string">
            <text:p>FALSE</text:p>
          </table:table-cell>
          <table:table-cell office:value-type="string">
            <text:p>49.892801, 23.956729</text:p>
          </table:table-cell>
          <table:table-cell office:value-type="string">
            <text:p>624285df</text:p>
          </table:table-cell>
          <table:table-cell office:value-type="string">
            <text:p>12:20</text:p>
          </table:table-cell>
          <table:table-cell office:value-type="string">
            <text:p>49.892886, 23.956791</text:p>
          </table:table-cell>
          <table:table-cell office:value-type="string">
            <text:p>624285df</text:p>
          </table:table-cell>
          <table:table-cell office:value-type="string">
            <text:p>12:44</text:p>
          </table:table-cell>
          <table:table-cell office:value-type="string">
            <text:p>WI-20250718-602</text:p>
          </table:table-cell>
          <table:table-cell office:value-type="string">
            <text:p>II-20250718-291</text:p>
          </table:table-cell>
          <table:table-cell office:value-type="string">
            <text:p>624285df</text:p>
          </table:table-cell>
          <table:table-cell office:value-type="string">
            <text:p>PR-20250417-972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2">
          <table:table-cell office:value-type="string">
            <text:p>218881cb</text:p>
          </table:table-cell>
          <table:table-cell office:value-type="string">
            <text:p>03.03.25, 00:00</text:p>
          </table:table-cell>
          <table:table-cell office:value-type="float" office:value="58498703">
            <text:p>58498703</text:p>
          </table:table-cell>
          <table:table-cell office:value-type="string">
            <text:p>FALSE</text:p>
          </table:table-cell>
          <table:table-cell office:value-type="string">
            <text:p>49.892870, 23.956785</text:p>
          </table:table-cell>
          <table:table-cell office:value-type="string">
            <text:p>624285df</text:p>
          </table:table-cell>
          <table:table-cell office:value-type="string">
            <text:p>12:46</text:p>
          </table:table-cell>
          <table:table-cell office:value-type="string">
            <text:p>49.789623, 24.055484</text:p>
          </table:table-cell>
          <table:table-cell office:value-type="string">
            <text:p>6ce7e26d</text:p>
          </table:table-cell>
          <table:table-cell office:value-type="string">
            <text:p>13:38</text:p>
          </table:table-cell>
          <table:table-cell office:value-type="string">
            <text:p>WI-20250718-665</text:p>
          </table:table-cell>
          <table:table-cell office:value-type="string">
            <text:p>II-20250718-397</text:p>
          </table:table-cell>
          <table:table-cell office:value-type="string">
            <text:p>624285df</text:p>
          </table:table-cell>
          <table:table-cell office:value-type="string">
            <text:p>PR-20250417-972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2">
          <table:table-cell office:value-type="string">
            <text:p>78f469e6</text:p>
          </table:table-cell>
          <table:table-cell office:value-type="string">
            <text:p>03.03.25, 00:00</text:p>
          </table:table-cell>
          <table:table-cell office:value-type="float" office:value="58498703">
            <text:p>58498703</text:p>
          </table:table-cell>
          <table:table-cell office:value-type="string">
            <text:p>FALSE</text:p>
          </table:table-cell>
          <table:table-cell office:value-type="string">
            <text:p>49.789623, 24.055484</text:p>
          </table:table-cell>
          <table:table-cell office:value-type="string">
            <text:p>6ce7e26d</text:p>
          </table:table-cell>
          <table:table-cell office:value-type="string">
            <text:p>14:10</text:p>
          </table:table-cell>
          <table:table-cell office:value-type="string">
            <text:p>49.788986, 23.943261</text:p>
          </table:table-cell>
          <table:table-cell office:value-type="string">
            <text:p>e4b53fe4</text:p>
          </table:table-cell>
          <table:table-cell office:value-type="string">
            <text:p>14:32</text:p>
          </table:table-cell>
          <table:table-cell office:value-type="string">
            <text:p>WI-20250718-650</text:p>
          </table:table-cell>
          <table:table-cell office:value-type="string">
            <text:p>II-20250718-766</text:p>
          </table:table-cell>
          <table:table-cell office:value-type="string">
            <text:p>624285df</text:p>
          </table:table-cell>
          <table:table-cell office:value-type="string">
            <text:p>PR-20250417-972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2">
          <table:table-cell office:value-type="string">
            <text:p>39ce052d</text:p>
          </table:table-cell>
          <table:table-cell office:value-type="string">
            <text:p>03.03.25, 00:00</text:p>
          </table:table-cell>
          <table:table-cell office:value-type="float" office:value="58498703">
            <text:p>58498703</text:p>
          </table:table-cell>
          <table:table-cell office:value-type="string">
            <text:p>FALSE</text:p>
          </table:table-cell>
          <table:table-cell office:value-type="string">
            <text:p>49.788986, 23.943261</text:p>
          </table:table-cell>
          <table:table-cell office:value-type="string">
            <text:p>e4b53fe4</text:p>
          </table:table-cell>
          <table:table-cell office:value-type="string">
            <text:p>14:32</text:p>
          </table:table-cell>
          <table:table-cell office:value-type="string">
            <text:p>49.788986, 23.943261</text:p>
          </table:table-cell>
          <table:table-cell office:value-type="string">
            <text:p>e4b53fe4</text:p>
          </table:table-cell>
          <table:table-cell office:value-type="string">
            <text:p>14:48</text:p>
          </table:table-cell>
          <table:table-cell office:value-type="string">
            <text:p>WI-20250718-670</text:p>
          </table:table-cell>
          <table:table-cell office:value-type="string">
            <text:p>II-20250718-645</text:p>
          </table:table-cell>
          <table:table-cell office:value-type="string">
            <text:p>624285df</text:p>
          </table:table-cell>
          <table:table-cell office:value-type="string">
            <text:p>PR-20250417-972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2">
          <table:table-cell office:value-type="string">
            <text:p>e29f7c54</text:p>
          </table:table-cell>
          <table:table-cell office:value-type="string">
            <text:p>03.03.25, 00:00</text:p>
          </table:table-cell>
          <table:table-cell office:value-type="float" office:value="58498703">
            <text:p>58498703</text:p>
          </table:table-cell>
          <table:table-cell office:value-type="string">
            <text:p>FALSE</text:p>
          </table:table-cell>
          <table:table-cell office:value-type="string">
            <text:p>49.788986, 23.943261</text:p>
          </table:table-cell>
          <table:table-cell office:value-type="string">
            <text:p>e4b53fe4</text:p>
          </table:table-cell>
          <table:table-cell office:value-type="string">
            <text:p>14:48</text:p>
          </table:table-cell>
          <table:table-cell office:value-type="string">
            <text:p>49.789623, 24.055484</text:p>
          </table:table-cell>
          <table:table-cell office:value-type="string">
            <text:p>6ce7e26d</text:p>
          </table:table-cell>
          <table:table-cell office:value-type="string">
            <text:p>15:18</text:p>
          </table:table-cell>
          <table:table-cell office:value-type="string">
            <text:p>WI-20250718-255</text:p>
          </table:table-cell>
          <table:table-cell office:value-type="string">
            <text:p>II-20250718-439</text:p>
          </table:table-cell>
          <table:table-cell office:value-type="string">
            <text:p>624285df</text:p>
          </table:table-cell>
          <table:table-cell office:value-type="string">
            <text:p>PR-20250417-972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2">
          <table:table-cell office:value-type="string">
            <text:p>9e8f84a7</text:p>
          </table:table-cell>
          <table:table-cell office:value-type="string">
            <text:p>04.03.25, 00:00</text:p>
          </table:table-cell>
          <table:table-cell office:value-type="float" office:value="58498703">
            <text:p>58498703</text:p>
          </table:table-cell>
          <table:table-cell office:value-type="string">
            <text:p>FALSE</text:p>
          </table:table-cell>
          <table:table-cell office:value-type="string">
            <text:p>49.892671, 23.956730</text:p>
          </table:table-cell>
          <table:table-cell office:value-type="string">
            <text:p>624285df</text:p>
          </table:table-cell>
          <table:table-cell office:value-type="string">
            <text:p>10:39</text:p>
          </table:table-cell>
          <table:table-cell office:value-type="string">
            <text:p>49.893065, 23.956758</text:p>
          </table:table-cell>
          <table:table-cell office:value-type="string">
            <text:p>624285df</text:p>
          </table:table-cell>
          <table:table-cell office:value-type="string">
            <text:p>10:46</text:p>
          </table:table-cell>
          <table:table-cell office:value-type="string">
            <text:p>WI-20250718-923</text:p>
          </table:table-cell>
          <table:table-cell office:value-type="string">
            <text:p>II-20250718-284</text:p>
          </table:table-cell>
          <table:table-cell office:value-type="string">
            <text:p>624285df</text:p>
          </table:table-cell>
          <table:table-cell office:value-type="string">
            <text:p>PR-20250417-972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2">
          <table:table-cell office:value-type="string">
            <text:p>f8a0ad05</text:p>
          </table:table-cell>
          <table:table-cell office:value-type="string">
            <text:p>10.03.25, 00:00</text:p>
          </table:table-cell>
          <table:table-cell office:value-type="float" office:value="58498703">
            <text:p>58498703</text:p>
          </table:table-cell>
          <table:table-cell office:value-type="string">
            <text:p>FALSE</text:p>
          </table:table-cell>
          <table:table-cell office:value-type="string">
            <text:p>49.789204, 24.057510</text:p>
          </table:table-cell>
          <table:table-cell office:value-type="string">
            <text:p>6ce7e26d</text:p>
          </table:table-cell>
          <table:table-cell office:value-type="string">
            <text:p>12:51</text:p>
          </table:table-cell>
          <table:table-cell office:value-type="string">
            <text:p>49.893009, 23.957039</text:p>
          </table:table-cell>
          <table:table-cell office:value-type="string">
            <text:p>624285df</text:p>
          </table:table-cell>
          <table:table-cell office:value-type="string">
            <text:p>13:35</text:p>
          </table:table-cell>
          <table:table-cell office:value-type="string">
            <text:p>WI-20250718-918</text:p>
          </table:table-cell>
          <table:table-cell office:value-type="string">
            <text:p>II-20250718-494</text:p>
          </table:table-cell>
          <table:table-cell office:value-type="string">
            <text:p>624285df</text:p>
          </table:table-cell>
          <table:table-cell office:value-type="string">
            <text:p>PR-20250417-972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2">
          <table:table-cell office:value-type="string">
            <text:p>b3f64495</text:p>
          </table:table-cell>
          <table:table-cell office:value-type="string">
            <text:p>10.03.25, 00:00</text:p>
          </table:table-cell>
          <table:table-cell office:value-type="float" office:value="58498703">
            <text:p>58498703</text:p>
          </table:table-cell>
          <table:table-cell office:value-type="string">
            <text:p>FALSE</text:p>
          </table:table-cell>
          <table:table-cell office:value-type="string">
            <text:p>49.892757, 23.956792</text:p>
          </table:table-cell>
          <table:table-cell office:value-type="string">
            <text:p>624285df</text:p>
          </table:table-cell>
          <table:table-cell office:value-type="string">
            <text:p>13:54</text:p>
          </table:table-cell>
          <table:table-cell office:value-type="string">
            <text:p>49.789625, 24.055484</text:p>
          </table:table-cell>
          <table:table-cell office:value-type="string">
            <text:p>6ce7e26d</text:p>
          </table:table-cell>
          <table:table-cell office:value-type="string">
            <text:p>14:57</text:p>
          </table:table-cell>
          <table:table-cell office:value-type="string">
            <text:p>WI-20250718-454</text:p>
          </table:table-cell>
          <table:table-cell office:value-type="string">
            <text:p>II-20250718-796</text:p>
          </table:table-cell>
          <table:table-cell office:value-type="string">
            <text:p>624285df</text:p>
          </table:table-cell>
          <table:table-cell office:value-type="string">
            <text:p>PR-20250417-972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bb11053b</text:p>
          </table:table-cell>
          <table:table-cell office:value-type="string">
            <text:p>28.03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789098, 23.944036</text:p>
          </table:table-cell>
          <table:table-cell office:value-type="string">
            <text:p>e4b53fe4</text:p>
          </table:table-cell>
          <table:table-cell office:value-type="string">
            <text:p>09:03</text:p>
          </table:table-cell>
          <table:table-cell office:value-type="string">
            <text:p>49.835618, 24.040833</text:p>
          </table:table-cell>
          <table:table-cell office:value-type="string">
            <text:p>0d2c636c</text:p>
          </table:table-cell>
          <table:table-cell office:value-type="string">
            <text:p>09:33</text:p>
          </table:table-cell>
          <table:table-cell office:value-type="string">
            <text:p>WI-20250718-184</text:p>
          </table:table-cell>
          <table:table-cell office:value-type="string">
            <text:p>II-20250718-814</text:p>
          </table:table-cell>
          <table:table-cell office:value-type="string">
            <text:p>0d2c636c</text:p>
          </table:table-cell>
          <table:table-cell office:value-type="string">
            <text:p>CP-20250223-626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2fb1cb89</text:p>
          </table:table-cell>
          <table:table-cell office:value-type="string">
            <text:p>28.03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835487, 24.040719</text:p>
          </table:table-cell>
          <table:table-cell office:value-type="string">
            <text:p>0d2c636c</text:p>
          </table:table-cell>
          <table:table-cell office:value-type="string">
            <text:p>09:33</text:p>
          </table:table-cell>
          <table:table-cell office:value-type="string">
            <text:p>49.835618, 24.040833</text:p>
          </table:table-cell>
          <table:table-cell office:value-type="string">
            <text:p>0d2c636c</text:p>
          </table:table-cell>
          <table:table-cell office:value-type="string">
            <text:p>17:34</text:p>
          </table:table-cell>
          <table:table-cell office:value-type="string">
            <text:p>WI-20250718-194</text:p>
          </table:table-cell>
          <table:table-cell office:value-type="string">
            <text:p>II-20250718-657</text:p>
          </table:table-cell>
          <table:table-cell office:value-type="string">
            <text:p>0d2c636c</text:p>
          </table:table-cell>
          <table:table-cell office:value-type="string">
            <text:p>CP-20250223-626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6c6b6d74</text:p>
          </table:table-cell>
          <table:table-cell office:value-type="string">
            <text:p>28.03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835622, 24.040853</text:p>
          </table:table-cell>
          <table:table-cell office:value-type="string">
            <text:p>0d2c636c</text:p>
          </table:table-cell>
          <table:table-cell office:value-type="string">
            <text:p>14:34</text:p>
          </table:table-cell>
          <table:table-cell office:value-type="string">
            <text:p>49.781466, 24.055381</text:p>
          </table:table-cell>
          <table:table-cell office:value-type="string">
            <text:p>10c6f637</text:p>
          </table:table-cell>
          <table:table-cell office:value-type="string">
            <text:p>15:29</text:p>
          </table:table-cell>
          <table:table-cell office:value-type="string">
            <text:p>WI-20250718-485</text:p>
          </table:table-cell>
          <table:table-cell office:value-type="string">
            <text:p>II-20250718-668</text:p>
          </table:table-cell>
          <table:table-cell office:value-type="string">
            <text:p>0d2c636c</text:p>
          </table:table-cell>
          <table:table-cell office:value-type="string">
            <text:p>CP-20250223-626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92a1bbb4</text:p>
          </table:table-cell>
          <table:table-cell office:value-type="string">
            <text:p>31.03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789186, 23.943496</text:p>
          </table:table-cell>
          <table:table-cell office:value-type="string">
            <text:p>e4b53fe4</text:p>
          </table:table-cell>
          <table:table-cell office:value-type="string">
            <text:p>09:42</text:p>
          </table:table-cell>
          <table:table-cell office:value-type="string">
            <text:p>49.838779, 24.057489</text:p>
          </table:table-cell>
          <table:table-cell office:value-type="string">
            <text:p>6b90dd04</text:p>
          </table:table-cell>
          <table:table-cell office:value-type="string">
            <text:p>11:06</text:p>
          </table:table-cell>
          <table:table-cell office:value-type="string">
            <text:p>WI-20250718-623</text:p>
          </table:table-cell>
          <table:table-cell office:value-type="string">
            <text:p>II-20250718-535</text:p>
          </table:table-cell>
          <table:table-cell office:value-type="string">
            <text:p>6b90dd04</text:p>
          </table:table-cell>
          <table:table-cell office:value-type="string">
            <text:p>PR-20250331-842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2">
          <table:table-cell office:value-type="string">
            <text:p>1dc253da</text:p>
          </table:table-cell>
          <table:table-cell office:value-type="string">
            <text:p>31.03.25, 00:00</text:p>
          </table:table-cell>
          <table:table-cell office:value-type="float" office:value="58498703">
            <text:p>58498703</text:p>
          </table:table-cell>
          <table:table-cell office:value-type="string">
            <text:p>FALSE</text:p>
          </table:table-cell>
          <table:table-cell office:value-type="string">
            <text:p>49.789082, 23.943419</text:p>
          </table:table-cell>
          <table:table-cell office:value-type="string">
            <text:p>e4b53fe4</text:p>
          </table:table-cell>
          <table:table-cell office:value-type="string">
            <text:p>10:15</text:p>
          </table:table-cell>
          <table:table-cell office:value-type="string">
            <text:p>49.838848, 24.059343</text:p>
          </table:table-cell>
          <table:table-cell office:value-type="string">
            <text:p>6b90dd04</text:p>
          </table:table-cell>
          <table:table-cell office:value-type="string">
            <text:p>11:06</text:p>
          </table:table-cell>
          <table:table-cell office:value-type="string">
            <text:p>WI-20250718-413</text:p>
          </table:table-cell>
          <table:table-cell office:value-type="string">
            <text:p>II-20250718-142</text:p>
          </table:table-cell>
          <table:table-cell office:value-type="string">
            <text:p>6b90dd04</text:p>
          </table:table-cell>
          <table:table-cell office:value-type="string">
            <text:p>PR-20250331-842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9902e45f</text:p>
          </table:table-cell>
          <table:table-cell office:value-type="string">
            <text:p>31.03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838779, 24.057489</text:p>
          </table:table-cell>
          <table:table-cell office:value-type="string">
            <text:p>6b90dd04</text:p>
          </table:table-cell>
          <table:table-cell office:value-type="string">
            <text:p>11:06</text:p>
          </table:table-cell>
          <table:table-cell office:value-type="string">
            <text:p>49.838875, 24.057374</text:p>
          </table:table-cell>
          <table:table-cell office:value-type="string">
            <text:p>6b90dd04</text:p>
          </table:table-cell>
          <table:table-cell office:value-type="string">
            <text:p>13:51</text:p>
          </table:table-cell>
          <table:table-cell office:value-type="string">
            <text:p>WI-20250718-787</text:p>
          </table:table-cell>
          <table:table-cell office:value-type="string">
            <text:p>II-20250718-342</text:p>
          </table:table-cell>
          <table:table-cell office:value-type="string">
            <text:p>6b90dd04</text:p>
          </table:table-cell>
          <table:table-cell office:value-type="string">
            <text:p>PR-20250331-842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2">
          <table:table-cell office:value-type="string">
            <text:p>ad21ac3c</text:p>
          </table:table-cell>
          <table:table-cell office:value-type="string">
            <text:p>31.03.25, 00:00</text:p>
          </table:table-cell>
          <table:table-cell office:value-type="float" office:value="58498703">
            <text:p>58498703</text:p>
          </table:table-cell>
          <table:table-cell office:value-type="string">
            <text:p>FALSE</text:p>
          </table:table-cell>
          <table:table-cell office:value-type="string">
            <text:p>49.838849, 24.059340</text:p>
          </table:table-cell>
          <table:table-cell office:value-type="string">
            <text:p>6b90dd04</text:p>
          </table:table-cell>
          <table:table-cell office:value-type="string">
            <text:p>11:06</text:p>
          </table:table-cell>
          <table:table-cell office:value-type="string">
            <text:p>49.838882, 24.057450</text:p>
          </table:table-cell>
          <table:table-cell office:value-type="string">
            <text:p>6b90dd04</text:p>
          </table:table-cell>
          <table:table-cell office:value-type="string">
            <text:p>13:56</text:p>
          </table:table-cell>
          <table:table-cell office:value-type="string">
            <text:p>WI-20250718-962</text:p>
          </table:table-cell>
          <table:table-cell office:value-type="string">
            <text:p>II-20250718-124</text:p>
          </table:table-cell>
          <table:table-cell office:value-type="string">
            <text:p>6b90dd04</text:p>
          </table:table-cell>
          <table:table-cell office:value-type="string">
            <text:p>PR-20250331-842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5f31266a</text:p>
          </table:table-cell>
          <table:table-cell office:value-type="string">
            <text:p>31.03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838885, 24.057380</text:p>
          </table:table-cell>
          <table:table-cell office:value-type="string">
            <text:p>6b90dd04</text:p>
          </table:table-cell>
          <table:table-cell office:value-type="string">
            <text:p>13:51</text:p>
          </table:table-cell>
          <table:table-cell office:value-type="string">
            <text:p>49.809119, 23.916833</text:p>
          </table:table-cell>
          <table:table-cell office:value-type="string">
            <text:p>45a1376d</text:p>
          </table:table-cell>
          <table:table-cell office:value-type="string">
            <text:p>15:29</text:p>
          </table:table-cell>
          <table:table-cell office:value-type="string">
            <text:p>WI-20250718-327</text:p>
          </table:table-cell>
          <table:table-cell office:value-type="string">
            <text:p>II-20250718-728</text:p>
          </table:table-cell>
          <table:table-cell office:value-type="string">
            <text:p>6b90dd04</text:p>
          </table:table-cell>
          <table:table-cell office:value-type="string">
            <text:p>PR-20250331-842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2">
          <table:table-cell office:value-type="string">
            <text:p>5c74bb57</text:p>
          </table:table-cell>
          <table:table-cell office:value-type="string">
            <text:p>31.03.25, 00:00</text:p>
          </table:table-cell>
          <table:table-cell office:value-type="float" office:value="58498703">
            <text:p>58498703</text:p>
          </table:table-cell>
          <table:table-cell office:value-type="string">
            <text:p>FALSE</text:p>
          </table:table-cell>
          <table:table-cell office:value-type="string">
            <text:p>49.838909, 24.057276</text:p>
          </table:table-cell>
          <table:table-cell office:value-type="string">
            <text:p>6b90dd04</text:p>
          </table:table-cell>
          <table:table-cell office:value-type="string">
            <text:p>13:58</text:p>
          </table:table-cell>
          <table:table-cell office:value-type="string">
            <text:p>49.809242, 23.916564</text:p>
          </table:table-cell>
          <table:table-cell office:value-type="string">
            <text:p>45a1376d</text:p>
          </table:table-cell>
          <table:table-cell office:value-type="string">
            <text:p>15:33</text:p>
          </table:table-cell>
          <table:table-cell office:value-type="string">
            <text:p>WI-20250718-847</text:p>
          </table:table-cell>
          <table:table-cell office:value-type="string">
            <text:p>II-20250718-198</text:p>
          </table:table-cell>
          <table:table-cell office:value-type="string">
            <text:p>6b90dd04</text:p>
          </table:table-cell>
          <table:table-cell office:value-type="string">
            <text:p>PR-20250331-842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2">
          <table:table-cell office:value-type="string">
            <text:p>ae6f7d9b</text:p>
          </table:table-cell>
          <table:table-cell office:value-type="string">
            <text:p>31.03.25, 00:00</text:p>
          </table:table-cell>
          <table:table-cell office:value-type="float" office:value="58498703">
            <text:p>58498703</text:p>
          </table:table-cell>
          <table:table-cell office:value-type="string">
            <text:p>FALSE</text:p>
          </table:table-cell>
          <table:table-cell office:value-type="string">
            <text:p>49.809167, 23.916699</text:p>
          </table:table-cell>
          <table:table-cell office:value-type="string">
            <text:p>45a1376d</text:p>
          </table:table-cell>
          <table:table-cell office:value-type="string">
            <text:p>15:29</text:p>
          </table:table-cell>
          <table:table-cell office:value-type="string">
            <text:p>49.809103, 23.917071</text:p>
          </table:table-cell>
          <table:table-cell office:value-type="string">
            <text:p>45a1376d</text:p>
          </table:table-cell>
          <table:table-cell office:value-type="string">
            <text:p>16:35</text:p>
          </table:table-cell>
          <table:table-cell office:value-type="string">
            <text:p>WI-20250718-370</text:p>
          </table:table-cell>
          <table:table-cell office:value-type="string">
            <text:p>II-20250718-149</text:p>
          </table:table-cell>
          <table:table-cell office:value-type="string">
            <text:p>45a1376d</text:p>
          </table:table-cell>
          <table:table-cell office:value-type="string">
            <text:p>PR-20250331-430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2690f8b0</text:p>
          </table:table-cell>
          <table:table-cell office:value-type="string">
            <text:p>31.03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809095, 23.916711</text:p>
          </table:table-cell>
          <table:table-cell office:value-type="string">
            <text:p>45a1376d</text:p>
          </table:table-cell>
          <table:table-cell office:value-type="string">
            <text:p>15:29</text:p>
          </table:table-cell>
          <table:table-cell office:value-type="string">
            <text:p>49.809107, 23.917135</text:p>
          </table:table-cell>
          <table:table-cell office:value-type="string">
            <text:p>45a1376d</text:p>
          </table:table-cell>
          <table:table-cell office:value-type="string">
            <text:p>16:34</text:p>
          </table:table-cell>
          <table:table-cell office:value-type="string">
            <text:p>WI-20250718-604</text:p>
          </table:table-cell>
          <table:table-cell office:value-type="string">
            <text:p>II-20250718-778</text:p>
          </table:table-cell>
          <table:table-cell office:value-type="string">
            <text:p>45a1376d</text:p>
          </table:table-cell>
          <table:table-cell office:value-type="string">
            <text:p>PR-20250331-430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d2ca492d</text:p>
          </table:table-cell>
          <table:table-cell office:value-type="string">
            <text:p>31.03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809107, 23.917135</text:p>
          </table:table-cell>
          <table:table-cell office:value-type="string">
            <text:p>45a1376d</text:p>
          </table:table-cell>
          <table:table-cell office:value-type="string">
            <text:p>16:34</text:p>
          </table:table-cell>
          <table:table-cell office:value-type="string">
            <text:p>49.781466, 24.055381</text:p>
          </table:table-cell>
          <table:table-cell office:value-type="string">
            <text:p>10c6f637</text:p>
          </table:table-cell>
          <table:table-cell office:value-type="string">
            <text:p>16:04</text:p>
          </table:table-cell>
          <table:table-cell office:value-type="string">
            <text:p>WI-20250718-116</text:p>
          </table:table-cell>
          <table:table-cell office:value-type="string">
            <text:p>II-20250718-199</text:p>
          </table:table-cell>
          <table:table-cell office:value-type="string">
            <text:p>45a1376d</text:p>
          </table:table-cell>
          <table:table-cell office:value-type="string">
            <text:p>PR-20250331-430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2">
          <table:table-cell office:value-type="string">
            <text:p>2b2ead3f</text:p>
          </table:table-cell>
          <table:table-cell office:value-type="string">
            <text:p>31.03.25, 00:00</text:p>
          </table:table-cell>
          <table:table-cell office:value-type="float" office:value="58498703">
            <text:p>58498703</text:p>
          </table:table-cell>
          <table:table-cell office:value-type="string">
            <text:p>FALSE</text:p>
          </table:table-cell>
          <table:table-cell office:value-type="string">
            <text:p>49.809091, 23.917079</text:p>
          </table:table-cell>
          <table:table-cell office:value-type="string">
            <text:p>45a1376d</text:p>
          </table:table-cell>
          <table:table-cell office:value-type="string">
            <text:p>16:35</text:p>
          </table:table-cell>
          <table:table-cell office:value-type="string">
            <text:p>49.789809, 24.055340</text:p>
          </table:table-cell>
          <table:table-cell office:value-type="string">
            <text:p>6ce7e26d</text:p>
          </table:table-cell>
          <table:table-cell office:value-type="string">
            <text:p>17:10</text:p>
          </table:table-cell>
          <table:table-cell office:value-type="string">
            <text:p>WI-20250718-734</text:p>
          </table:table-cell>
          <table:table-cell office:value-type="string">
            <text:p>II-20250718-425</text:p>
          </table:table-cell>
          <table:table-cell office:value-type="string">
            <text:p>45a1376d</text:p>
          </table:table-cell>
          <table:table-cell office:value-type="string">
            <text:p>PR-20250331-430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8a1e75c9</text:p>
          </table:table-cell>
          <table:table-cell office:value-type="string">
            <text:p>01.04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789004, 23.943502</text:p>
          </table:table-cell>
          <table:table-cell office:value-type="string">
            <text:p>e4b53fe4</text:p>
          </table:table-cell>
          <table:table-cell office:value-type="string">
            <text:p>09:10</text:p>
          </table:table-cell>
          <table:table-cell office:value-type="string">
            <text:p>49.758929, 23.951027</text:p>
          </table:table-cell>
          <table:table-cell office:value-type="string">
            <text:p>cf6bd256</text:p>
          </table:table-cell>
          <table:table-cell office:value-type="string">
            <text:p>09:21</text:p>
          </table:table-cell>
          <table:table-cell office:value-type="string">
            <text:p>WI-20250718-704</text:p>
          </table:table-cell>
          <table:table-cell office:value-type="string">
            <text:p>II-20250718-450</text:p>
          </table:table-cell>
          <table:table-cell office:value-type="string">
            <text:p>cf6bd256</text:p>
          </table:table-cell>
          <table:table-cell office:value-type="string">
            <text:p>PR-20250401-572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376a59ef</text:p>
          </table:table-cell>
          <table:table-cell office:value-type="string">
            <text:p>01.04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758929, 23.951027</text:p>
          </table:table-cell>
          <table:table-cell office:value-type="string">
            <text:p>cf6bd256</text:p>
          </table:table-cell>
          <table:table-cell office:value-type="string">
            <text:p>09:21</text:p>
          </table:table-cell>
          <table:table-cell office:value-type="string">
            <text:p>49.758950, 23.950964</text:p>
          </table:table-cell>
          <table:table-cell office:value-type="string">
            <text:p>cf6bd256</text:p>
          </table:table-cell>
          <table:table-cell office:value-type="string">
            <text:p>12:09</text:p>
          </table:table-cell>
          <table:table-cell office:value-type="string">
            <text:p>WI-20250718-770</text:p>
          </table:table-cell>
          <table:table-cell office:value-type="string">
            <text:p>II-20250718-471</text:p>
          </table:table-cell>
          <table:table-cell office:value-type="string">
            <text:p>cf6bd256</text:p>
          </table:table-cell>
          <table:table-cell office:value-type="string">
            <text:p>PR-20250401-572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2">
          <table:table-cell office:value-type="string">
            <text:p>efc63e85</text:p>
          </table:table-cell>
          <table:table-cell office:value-type="string">
            <text:p>01.04.25, 00:00</text:p>
          </table:table-cell>
          <table:table-cell office:value-type="float" office:value="58498703">
            <text:p>58498703</text:p>
          </table:table-cell>
          <table:table-cell office:value-type="string">
            <text:p>FALSE</text:p>
          </table:table-cell>
          <table:table-cell office:value-type="string">
            <text:p>49.770388, 24.004943</text:p>
          </table:table-cell>
          <table:table-cell office:value-type="string">
            <text:p>22850a0a</text:p>
          </table:table-cell>
          <table:table-cell office:value-type="string">
            <text:p>09:25</text:p>
          </table:table-cell>
          <table:table-cell office:value-type="string">
            <text:p>49.770385, 24.004919</text:p>
          </table:table-cell>
          <table:table-cell office:value-type="string">
            <text:p>22850a0a</text:p>
          </table:table-cell>
          <table:table-cell office:value-type="string">
            <text:p>09:47</text:p>
          </table:table-cell>
          <table:table-cell office:value-type="string">
            <text:p>WI-20250718-878</text:p>
          </table:table-cell>
          <table:table-cell office:value-type="string">
            <text:p>II-20250718-661</text:p>
          </table:table-cell>
          <table:table-cell office:value-type="string">
            <text:p>cf6bd256</text:p>
          </table:table-cell>
          <table:table-cell office:value-type="string">
            <text:p>PR-20250401-572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2">
          <table:table-cell office:value-type="string">
            <text:p>7c905d7a</text:p>
          </table:table-cell>
          <table:table-cell office:value-type="string">
            <text:p>01.04.25, 00:00</text:p>
          </table:table-cell>
          <table:table-cell office:value-type="float" office:value="58498703">
            <text:p>58498703</text:p>
          </table:table-cell>
          <table:table-cell office:value-type="string">
            <text:p>FALSE</text:p>
          </table:table-cell>
          <table:table-cell office:value-type="string">
            <text:p>49.770387, 24.004938</text:p>
          </table:table-cell>
          <table:table-cell office:value-type="string">
            <text:p>22850a0a</text:p>
          </table:table-cell>
          <table:table-cell office:value-type="string">
            <text:p>09:47</text:p>
          </table:table-cell>
          <table:table-cell office:value-type="string">
            <text:p>49.759197, 23.950641</text:p>
          </table:table-cell>
          <table:table-cell office:value-type="string">
            <text:p>cf6bd256</text:p>
          </table:table-cell>
          <table:table-cell office:value-type="string">
            <text:p>10:06</text:p>
          </table:table-cell>
          <table:table-cell office:value-type="string">
            <text:p>WI-20250718-990</text:p>
          </table:table-cell>
          <table:table-cell office:value-type="string">
            <text:p>II-20250718-663</text:p>
          </table:table-cell>
          <table:table-cell office:value-type="string">
            <text:p>cf6bd256</text:p>
          </table:table-cell>
          <table:table-cell office:value-type="string">
            <text:p>PR-20250401-572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2">
          <table:table-cell office:value-type="string">
            <text:p>62b25401</text:p>
          </table:table-cell>
          <table:table-cell office:value-type="string">
            <text:p>01.04.25, 00:00</text:p>
          </table:table-cell>
          <table:table-cell office:value-type="float" office:value="58498703">
            <text:p>58498703</text:p>
          </table:table-cell>
          <table:table-cell office:value-type="string">
            <text:p>FALSE</text:p>
          </table:table-cell>
          <table:table-cell office:value-type="string">
            <text:p>49.757910, 23.951200</text:p>
          </table:table-cell>
          <table:table-cell office:value-type="string">
            <text:p>cf6bd256</text:p>
          </table:table-cell>
          <table:table-cell office:value-type="string">
            <text:p>10:06</text:p>
          </table:table-cell>
          <table:table-cell office:value-type="string">
            <text:p>49.757909, 23.951208</text:p>
          </table:table-cell>
          <table:table-cell office:value-type="string">
            <text:p>cf6bd256</text:p>
          </table:table-cell>
          <table:table-cell office:value-type="string">
            <text:p>10:34</text:p>
          </table:table-cell>
          <table:table-cell office:value-type="string">
            <text:p>WI-20250718-952</text:p>
          </table:table-cell>
          <table:table-cell office:value-type="string">
            <text:p>II-20250718-542</text:p>
          </table:table-cell>
          <table:table-cell office:value-type="string">
            <text:p>cf6bd256</text:p>
          </table:table-cell>
          <table:table-cell office:value-type="string">
            <text:p>PR-20250401-572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2">
          <table:table-cell office:value-type="string">
            <text:p>34fd4522</text:p>
          </table:table-cell>
          <table:table-cell office:value-type="string">
            <text:p>01.04.25, 00:00</text:p>
          </table:table-cell>
          <table:table-cell office:value-type="float" office:value="58498703">
            <text:p>58498703</text:p>
          </table:table-cell>
          <table:table-cell office:value-type="string">
            <text:p>FALSE</text:p>
          </table:table-cell>
          <table:table-cell office:value-type="string">
            <text:p>49.757906, 23.951202</text:p>
          </table:table-cell>
          <table:table-cell office:value-type="string">
            <text:p>cf6bd256</text:p>
          </table:table-cell>
          <table:table-cell office:value-type="string">
            <text:p>10:34</text:p>
          </table:table-cell>
          <table:table-cell office:value-type="string">
            <text:p>49.789605, 24.055518</text:p>
          </table:table-cell>
          <table:table-cell office:value-type="string">
            <text:p>6ce7e26d</text:p>
          </table:table-cell>
          <table:table-cell office:value-type="string">
            <text:p>11:08</text:p>
          </table:table-cell>
          <table:table-cell office:value-type="string">
            <text:p>WI-20250718-649</text:p>
          </table:table-cell>
          <table:table-cell office:value-type="string">
            <text:p>II-20250718-668</text:p>
          </table:table-cell>
          <table:table-cell office:value-type="string">
            <text:p>cf6bd256</text:p>
          </table:table-cell>
          <table:table-cell office:value-type="string">
            <text:p>PR-20250401-572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ba740d1e</text:p>
          </table:table-cell>
          <table:table-cell office:value-type="string">
            <text:p>01.04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758950, 23.950964</text:p>
          </table:table-cell>
          <table:table-cell office:value-type="string">
            <text:p>cf6bd256</text:p>
          </table:table-cell>
          <table:table-cell office:value-type="string">
            <text:p>12:09</text:p>
          </table:table-cell>
          <table:table-cell office:value-type="string">
            <text:p>49.788923, 23.943233</text:p>
          </table:table-cell>
          <table:table-cell office:value-type="string">
            <text:p>e4b53fe4</text:p>
          </table:table-cell>
          <table:table-cell office:value-type="string">
            <text:p>12:24</text:p>
          </table:table-cell>
          <table:table-cell office:value-type="string">
            <text:p>WI-20250718-987</text:p>
          </table:table-cell>
          <table:table-cell office:value-type="string">
            <text:p>II-20250718-723</text:p>
          </table:table-cell>
          <table:table-cell office:value-type="string">
            <text:p>cf6bd256</text:p>
          </table:table-cell>
          <table:table-cell office:value-type="string">
            <text:p>PR-20250401-572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c5fb9e91</text:p>
          </table:table-cell>
          <table:table-cell office:value-type="string">
            <text:p>01.04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789005, 23.943555</text:p>
          </table:table-cell>
          <table:table-cell office:value-type="string">
            <text:p>e4b53fe4</text:p>
          </table:table-cell>
          <table:table-cell office:value-type="string">
            <text:p>13:10</text:p>
          </table:table-cell>
          <table:table-cell office:value-type="string">
            <text:p>49.828693, 23.900172</text:p>
          </table:table-cell>
          <table:table-cell office:value-type="string">
            <text:p>63cfdbcd</text:p>
          </table:table-cell>
          <table:table-cell office:value-type="string">
            <text:p>13:28</text:p>
          </table:table-cell>
          <table:table-cell office:value-type="string">
            <text:p>WI-20250718-225</text:p>
          </table:table-cell>
          <table:table-cell office:value-type="string">
            <text:p>II-20250718-403</text:p>
          </table:table-cell>
          <table:table-cell office:value-type="string">
            <text:p>63cfdbcd</text:p>
          </table:table-cell>
          <table:table-cell office:value-type="string">
            <text:p>PR-20250401-275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76f06638</text:p>
          </table:table-cell>
          <table:table-cell office:value-type="string">
            <text:p>01.04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828693, 23.900172</text:p>
          </table:table-cell>
          <table:table-cell office:value-type="string">
            <text:p>63cfdbcd</text:p>
          </table:table-cell>
          <table:table-cell office:value-type="string">
            <text:p>13:28</text:p>
          </table:table-cell>
          <table:table-cell office:value-type="string">
            <text:p>49.828744, 23.900207</text:p>
          </table:table-cell>
          <table:table-cell office:value-type="string">
            <text:p>63cfdbcd</text:p>
          </table:table-cell>
          <table:table-cell office:value-type="string">
            <text:p>15:02</text:p>
          </table:table-cell>
          <table:table-cell office:value-type="string">
            <text:p>WI-20250718-670</text:p>
          </table:table-cell>
          <table:table-cell office:value-type="string">
            <text:p>II-20250718-868</text:p>
          </table:table-cell>
          <table:table-cell office:value-type="string">
            <text:p>63cfdbcd</text:p>
          </table:table-cell>
          <table:table-cell office:value-type="string">
            <text:p>PR-20250401-275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f7f7d2dd</text:p>
          </table:table-cell>
          <table:table-cell office:value-type="string">
            <text:p>01.04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828744, 23.900207</text:p>
          </table:table-cell>
          <table:table-cell office:value-type="string">
            <text:p>63cfdbcd</text:p>
          </table:table-cell>
          <table:table-cell office:value-type="string">
            <text:p>15:02</text:p>
          </table:table-cell>
          <table:table-cell office:value-type="string">
            <text:p>49.789739, 23.942820</text:p>
          </table:table-cell>
          <table:table-cell office:value-type="string">
            <text:p>e4b53fe4</text:p>
          </table:table-cell>
          <table:table-cell office:value-type="string">
            <text:p>15:37</text:p>
          </table:table-cell>
          <table:table-cell office:value-type="string">
            <text:p>WI-20250718-336</text:p>
          </table:table-cell>
          <table:table-cell office:value-type="string">
            <text:p>II-20250718-184</text:p>
          </table:table-cell>
          <table:table-cell office:value-type="string">
            <text:p>63cfdbcd</text:p>
          </table:table-cell>
          <table:table-cell office:value-type="string">
            <text:p>PR-20250401-275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83beabfa</text:p>
          </table:table-cell>
          <table:table-cell office:value-type="string">
            <text:p>01.04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774259, 23.974228</text:p>
          </table:table-cell>
          <table:table-cell office:value-type="string">
            <text:p>df6034fe</text:p>
          </table:table-cell>
          <table:table-cell office:value-type="string">
            <text:p>16:15</text:p>
          </table:table-cell>
          <table:table-cell office:value-type="string">
            <text:p>49.774290, 23.974183</text:p>
          </table:table-cell>
          <table:table-cell office:value-type="string">
            <text:p>df6034fe</text:p>
          </table:table-cell>
          <table:table-cell office:value-type="string">
            <text:p>17:22</text:p>
          </table:table-cell>
          <table:table-cell office:value-type="string">
            <text:p>WI-20250718-914</text:p>
          </table:table-cell>
          <table:table-cell office:value-type="string">
            <text:p>II-20250718-904</text:p>
          </table:table-cell>
          <table:table-cell office:value-type="string">
            <text:p>df6034fe</text:p>
          </table:table-cell>
          <table:table-cell office:value-type="string">
            <text:p>PR-20250401-573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adc8711f</text:p>
          </table:table-cell>
          <table:table-cell office:value-type="string">
            <text:p>03.04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788852, 23.943271</text:p>
          </table:table-cell>
          <table:table-cell office:value-type="string">
            <text:p>e4b53fe4</text:p>
          </table:table-cell>
          <table:table-cell office:value-type="string">
            <text:p>09:17</text:p>
          </table:table-cell>
          <table:table-cell office:value-type="string">
            <text:p>49.839024, 24.057017</text:p>
          </table:table-cell>
          <table:table-cell office:value-type="string">
            <text:p>6b90dd04</text:p>
          </table:table-cell>
          <table:table-cell office:value-type="string">
            <text:p>10:20</text:p>
          </table:table-cell>
          <table:table-cell office:value-type="string">
            <text:p>WI-20250718-552</text:p>
          </table:table-cell>
          <table:table-cell office:value-type="string">
            <text:p>II-20250718-240</text:p>
          </table:table-cell>
          <table:table-cell office:value-type="string">
            <text:p>6b90dd04</text:p>
          </table:table-cell>
          <table:table-cell office:value-type="string">
            <text:p>PR-20250331-842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09d0acb9</text:p>
          </table:table-cell>
          <table:table-cell office:value-type="string">
            <text:p>03.04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838919, 24.057169</text:p>
          </table:table-cell>
          <table:table-cell office:value-type="string">
            <text:p>6b90dd04</text:p>
          </table:table-cell>
          <table:table-cell office:value-type="string">
            <text:p>10:20</text:p>
          </table:table-cell>
          <table:table-cell office:value-type="string">
            <text:p>49.838664, 24.057744</text:p>
          </table:table-cell>
          <table:table-cell office:value-type="string">
            <text:p>6b90dd04</text:p>
          </table:table-cell>
          <table:table-cell office:value-type="string">
            <text:p>11:52</text:p>
          </table:table-cell>
          <table:table-cell office:value-type="string">
            <text:p>WI-20250718-957</text:p>
          </table:table-cell>
          <table:table-cell office:value-type="string">
            <text:p>II-20250718-173</text:p>
          </table:table-cell>
          <table:table-cell office:value-type="string">
            <text:p>6b90dd04</text:p>
          </table:table-cell>
          <table:table-cell office:value-type="string">
            <text:p>PR-20250331-842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60d215ca</text:p>
          </table:table-cell>
          <table:table-cell office:value-type="string">
            <text:p>03.04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838642, 24.057700</text:p>
          </table:table-cell>
          <table:table-cell office:value-type="string">
            <text:p>6b90dd04</text:p>
          </table:table-cell>
          <table:table-cell office:value-type="string">
            <text:p>11:52</text:p>
          </table:table-cell>
          <table:table-cell office:value-type="string">
            <text:p>49.788892, 23.943223</text:p>
          </table:table-cell>
          <table:table-cell office:value-type="string">
            <text:p>e4b53fe4</text:p>
          </table:table-cell>
          <table:table-cell office:value-type="string">
            <text:p>12:52</text:p>
          </table:table-cell>
          <table:table-cell office:value-type="string">
            <text:p>WI-20250718-197</text:p>
          </table:table-cell>
          <table:table-cell office:value-type="string">
            <text:p>II-20250718-700</text:p>
          </table:table-cell>
          <table:table-cell office:value-type="string">
            <text:p>6b90dd04</text:p>
          </table:table-cell>
          <table:table-cell office:value-type="string">
            <text:p>PR-20250331-842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fd11d7f9</text:p>
          </table:table-cell>
          <table:table-cell office:value-type="string">
            <text:p>03.04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788854, 23.943267</text:p>
          </table:table-cell>
          <table:table-cell office:value-type="string">
            <text:p>e4b53fe4</text:p>
          </table:table-cell>
          <table:table-cell office:value-type="string">
            <text:p>13:39</text:p>
          </table:table-cell>
          <table:table-cell office:value-type="string">
            <text:p>49.758821, 23.951152</text:p>
          </table:table-cell>
          <table:table-cell office:value-type="string">
            <text:p>cf6bd256</text:p>
          </table:table-cell>
          <table:table-cell office:value-type="string">
            <text:p>14:05</text:p>
          </table:table-cell>
          <table:table-cell office:value-type="string">
            <text:p>WI-20250718-283</text:p>
          </table:table-cell>
          <table:table-cell office:value-type="string">
            <text:p>II-20250718-311</text:p>
          </table:table-cell>
          <table:table-cell office:value-type="string">
            <text:p>cf6bd256</text:p>
          </table:table-cell>
          <table:table-cell office:value-type="string">
            <text:p>PR-20250401-572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9b6d2333</text:p>
          </table:table-cell>
          <table:table-cell office:value-type="string">
            <text:p>03.04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758802, 23.951064</text:p>
          </table:table-cell>
          <table:table-cell office:value-type="string">
            <text:p>cf6bd256</text:p>
          </table:table-cell>
          <table:table-cell office:value-type="string">
            <text:p>14:05</text:p>
          </table:table-cell>
          <table:table-cell office:value-type="string">
            <text:p>49.758896, 23.951044</text:p>
          </table:table-cell>
          <table:table-cell office:value-type="string">
            <text:p>cf6bd256</text:p>
          </table:table-cell>
          <table:table-cell office:value-type="string">
            <text:p>16:23</text:p>
          </table:table-cell>
          <table:table-cell office:value-type="string">
            <text:p>WI-20250718-986</text:p>
          </table:table-cell>
          <table:table-cell office:value-type="string">
            <text:p>II-20250718-265</text:p>
          </table:table-cell>
          <table:table-cell office:value-type="string">
            <text:p>cf6bd256</text:p>
          </table:table-cell>
          <table:table-cell office:value-type="string">
            <text:p>PR-20250401-572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float" office:value="99411661">
            <text:p>99411661</text:p>
          </table:table-cell>
          <table:table-cell office:value-type="string">
            <text:p>03.04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758929, 23.950997</text:p>
          </table:table-cell>
          <table:table-cell office:value-type="string">
            <text:p>cf6bd256</text:p>
          </table:table-cell>
          <table:table-cell office:value-type="string">
            <text:p>16:23</text:p>
          </table:table-cell>
          <table:table-cell office:value-type="string">
            <text:p>49.781467, 24.055382</text:p>
          </table:table-cell>
          <table:table-cell office:value-type="string">
            <text:p>10c6f637</text:p>
          </table:table-cell>
          <table:table-cell office:value-type="string">
            <text:p>17:03</text:p>
          </table:table-cell>
          <table:table-cell office:value-type="string">
            <text:p>WI-20250718-170</text:p>
          </table:table-cell>
          <table:table-cell office:value-type="string">
            <text:p>II-20250718-205</text:p>
          </table:table-cell>
          <table:table-cell office:value-type="string">
            <text:p>cf6bd256</text:p>
          </table:table-cell>
          <table:table-cell office:value-type="string">
            <text:p>PR-20250401-572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52fd9b0d</text:p>
          </table:table-cell>
          <table:table-cell office:value-type="string">
            <text:p>04.04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788979, 23.943197</text:p>
          </table:table-cell>
          <table:table-cell office:value-type="string">
            <text:p>e4b53fe4</text:p>
          </table:table-cell>
          <table:table-cell office:value-type="string">
            <text:p>09:30</text:p>
          </table:table-cell>
          <table:table-cell office:value-type="string">
            <text:p>49.926310, 23.905945</text:p>
          </table:table-cell>
          <table:table-cell office:value-type="string">
            <text:p>556598b9</text:p>
          </table:table-cell>
          <table:table-cell office:value-type="string">
            <text:p>10:39</text:p>
          </table:table-cell>
          <table:table-cell office:value-type="string">
            <text:p>WI-20250718-151</text:p>
          </table:table-cell>
          <table:table-cell office:value-type="string">
            <text:p>II-20250718-683</text:p>
          </table:table-cell>
          <table:table-cell office:value-type="string">
            <text:p>556598b9</text:p>
          </table:table-cell>
          <table:table-cell office:value-type="string">
            <text:p>PR-20250319-274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2">
          <table:table-cell office:value-type="string">
            <text:p>107c62f4</text:p>
          </table:table-cell>
          <table:table-cell office:value-type="string">
            <text:p>04.04.25, 00:00</text:p>
          </table:table-cell>
          <table:table-cell office:value-type="float" office:value="58498703">
            <text:p>58498703</text:p>
          </table:table-cell>
          <table:table-cell office:value-type="string">
            <text:p>FALSE</text:p>
          </table:table-cell>
          <table:table-cell office:value-type="string">
            <text:p>49.788886, 23.943240</text:p>
          </table:table-cell>
          <table:table-cell office:value-type="string">
            <text:p>e4b53fe4</text:p>
          </table:table-cell>
          <table:table-cell office:value-type="string">
            <text:p>09:31</text:p>
          </table:table-cell>
          <table:table-cell office:value-type="string">
            <text:p>49.926311, 23.906003</text:p>
          </table:table-cell>
          <table:table-cell office:value-type="string">
            <text:p>556598b9</text:p>
          </table:table-cell>
          <table:table-cell office:value-type="string">
            <text:p>10:39</text:p>
          </table:table-cell>
          <table:table-cell office:value-type="string">
            <text:p>WI-20250718-202</text:p>
          </table:table-cell>
          <table:table-cell office:value-type="string">
            <text:p>II-20250718-399</text:p>
          </table:table-cell>
          <table:table-cell office:value-type="string">
            <text:p>556598b9</text:p>
          </table:table-cell>
          <table:table-cell office:value-type="string">
            <text:p>PR-20250319-274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e76ba520</text:p>
          </table:table-cell>
          <table:table-cell office:value-type="string">
            <text:p>04.04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926310, 23.905945</text:p>
          </table:table-cell>
          <table:table-cell office:value-type="string">
            <text:p>556598b9</text:p>
          </table:table-cell>
          <table:table-cell office:value-type="string">
            <text:p>10:39</text:p>
          </table:table-cell>
          <table:table-cell office:value-type="string">
            <text:p>49.926028, 23.906138</text:p>
          </table:table-cell>
          <table:table-cell office:value-type="string">
            <text:p>556598b9</text:p>
          </table:table-cell>
          <table:table-cell office:value-type="string">
            <text:p>11:05</text:p>
          </table:table-cell>
          <table:table-cell office:value-type="string">
            <text:p>WI-20250718-276</text:p>
          </table:table-cell>
          <table:table-cell office:value-type="string">
            <text:p>II-20250718-192</text:p>
          </table:table-cell>
          <table:table-cell office:value-type="string">
            <text:p>556598b9</text:p>
          </table:table-cell>
          <table:table-cell office:value-type="string">
            <text:p>PR-20250319-274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2">
          <table:table-cell office:value-type="string">
            <text:p>9edb4394</text:p>
          </table:table-cell>
          <table:table-cell office:value-type="string">
            <text:p>04.04.25, 00:00</text:p>
          </table:table-cell>
          <table:table-cell office:value-type="float" office:value="58498703">
            <text:p>58498703</text:p>
          </table:table-cell>
          <table:table-cell office:value-type="string">
            <text:p>FALSE</text:p>
          </table:table-cell>
          <table:table-cell office:value-type="string">
            <text:p>49.926322, 23.905993</text:p>
          </table:table-cell>
          <table:table-cell office:value-type="string">
            <text:p>556598b9</text:p>
          </table:table-cell>
          <table:table-cell office:value-type="string">
            <text:p>10:39</text:p>
          </table:table-cell>
          <table:table-cell office:value-type="string">
            <text:p>49.925986, 23.906223</text:p>
          </table:table-cell>
          <table:table-cell office:value-type="string">
            <text:p>556598b9</text:p>
          </table:table-cell>
          <table:table-cell office:value-type="string">
            <text:p>11:06</text:p>
          </table:table-cell>
          <table:table-cell office:value-type="string">
            <text:p>WI-20250718-156</text:p>
          </table:table-cell>
          <table:table-cell office:value-type="string">
            <text:p>II-20250718-178</text:p>
          </table:table-cell>
          <table:table-cell office:value-type="string">
            <text:p>556598b9</text:p>
          </table:table-cell>
          <table:table-cell office:value-type="string">
            <text:p>PR-20250319-274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0f5aabc8</text:p>
          </table:table-cell>
          <table:table-cell office:value-type="string">
            <text:p>04.04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926028, 23.906138</text:p>
          </table:table-cell>
          <table:table-cell office:value-type="string">
            <text:p>556598b9</text:p>
          </table:table-cell>
          <table:table-cell office:value-type="string">
            <text:p>11:05</text:p>
          </table:table-cell>
          <table:table-cell office:value-type="string">
            <text:p>49.915448, 23.965290</text:p>
          </table:table-cell>
          <table:table-cell office:value-type="string">
            <text:p>1b63d8e6</text:p>
          </table:table-cell>
          <table:table-cell office:value-type="string">
            <text:p>11:39</text:p>
          </table:table-cell>
          <table:table-cell office:value-type="string">
            <text:p>WI-20250718-618</text:p>
          </table:table-cell>
          <table:table-cell office:value-type="string">
            <text:p>II-20250718-727</text:p>
          </table:table-cell>
          <table:table-cell office:value-type="string">
            <text:p>1b63d8e6</text:p>
          </table:table-cell>
          <table:table-cell office:value-type="string">
            <text:p>PR-20250404-920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2">
          <table:table-cell office:value-type="string">
            <text:p>6dab8365</text:p>
          </table:table-cell>
          <table:table-cell office:value-type="string">
            <text:p>04.04.25, 00:00</text:p>
          </table:table-cell>
          <table:table-cell office:value-type="float" office:value="58498703">
            <text:p>58498703</text:p>
          </table:table-cell>
          <table:table-cell office:value-type="string">
            <text:p>FALSE</text:p>
          </table:table-cell>
          <table:table-cell office:value-type="string">
            <text:p>49.925974, 23.906216</text:p>
          </table:table-cell>
          <table:table-cell office:value-type="string">
            <text:p>556598b9</text:p>
          </table:table-cell>
          <table:table-cell office:value-type="string">
            <text:p>11:07</text:p>
          </table:table-cell>
          <table:table-cell office:value-type="string">
            <text:p>49.915546, 23.964930</text:p>
          </table:table-cell>
          <table:table-cell office:value-type="string">
            <text:p>1b63d8e6</text:p>
          </table:table-cell>
          <table:table-cell office:value-type="string">
            <text:p>11:30</text:p>
          </table:table-cell>
          <table:table-cell office:value-type="string">
            <text:p>WI-20250718-855</text:p>
          </table:table-cell>
          <table:table-cell office:value-type="string">
            <text:p>II-20250718-660</text:p>
          </table:table-cell>
          <table:table-cell office:value-type="string">
            <text:p>1b63d8e6</text:p>
          </table:table-cell>
          <table:table-cell office:value-type="string">
            <text:p>PR-20250404-920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2">
          <table:table-cell office:value-type="string">
            <text:p>97e490e5</text:p>
          </table:table-cell>
          <table:table-cell office:value-type="string">
            <text:p>04.04.25, 00:00</text:p>
          </table:table-cell>
          <table:table-cell office:value-type="float" office:value="58498703">
            <text:p>58498703</text:p>
          </table:table-cell>
          <table:table-cell office:value-type="string">
            <text:p>FALSE</text:p>
          </table:table-cell>
          <table:table-cell office:value-type="string">
            <text:p>49.915545, 23.964923</text:p>
          </table:table-cell>
          <table:table-cell office:value-type="string">
            <text:p>1b63d8e6</text:p>
          </table:table-cell>
          <table:table-cell office:value-type="string">
            <text:p>11:30</text:p>
          </table:table-cell>
          <table:table-cell office:value-type="string">
            <text:p>49.915661, 23.964948</text:p>
          </table:table-cell>
          <table:table-cell office:value-type="string">
            <text:p>1b63d8e6</text:p>
          </table:table-cell>
          <table:table-cell office:value-type="string">
            <text:p>12:24</text:p>
          </table:table-cell>
          <table:table-cell office:value-type="string">
            <text:p>WI-20250718-285</text:p>
          </table:table-cell>
          <table:table-cell office:value-type="string">
            <text:p>II-20250718-359</text:p>
          </table:table-cell>
          <table:table-cell office:value-type="string">
            <text:p>1b63d8e6</text:p>
          </table:table-cell>
          <table:table-cell office:value-type="string">
            <text:p>PR-20250404-920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8e68c281</text:p>
          </table:table-cell>
          <table:table-cell office:value-type="string">
            <text:p>04.04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915568, 23.965007</text:p>
          </table:table-cell>
          <table:table-cell office:value-type="string">
            <text:p>1b63d8e6</text:p>
          </table:table-cell>
          <table:table-cell office:value-type="string">
            <text:p>11:39</text:p>
          </table:table-cell>
          <table:table-cell office:value-type="string">
            <text:p>49.915430, 23.965412</text:p>
          </table:table-cell>
          <table:table-cell office:value-type="string">
            <text:p>1b63d8e6</text:p>
          </table:table-cell>
          <table:table-cell office:value-type="string">
            <text:p>12:28</text:p>
          </table:table-cell>
          <table:table-cell office:value-type="string">
            <text:p>WI-20250718-185</text:p>
          </table:table-cell>
          <table:table-cell office:value-type="string">
            <text:p>II-20250718-514</text:p>
          </table:table-cell>
          <table:table-cell office:value-type="string">
            <text:p>1b63d8e6</text:p>
          </table:table-cell>
          <table:table-cell office:value-type="string">
            <text:p>PR-20250404-920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2">
          <table:table-cell office:value-type="string">
            <text:p>d052b0f1</text:p>
          </table:table-cell>
          <table:table-cell office:value-type="string">
            <text:p>04.04.25, 00:00</text:p>
          </table:table-cell>
          <table:table-cell office:value-type="float" office:value="58498703">
            <text:p>58498703</text:p>
          </table:table-cell>
          <table:table-cell office:value-type="string">
            <text:p>FALSE</text:p>
          </table:table-cell>
          <table:table-cell office:value-type="string">
            <text:p>49.915642, 23.964953</text:p>
          </table:table-cell>
          <table:table-cell office:value-type="string">
            <text:p>1b63d8e6</text:p>
          </table:table-cell>
          <table:table-cell office:value-type="string">
            <text:p>12:25</text:p>
          </table:table-cell>
          <table:table-cell office:value-type="string">
            <text:p>49.911383, 23.961554</text:p>
          </table:table-cell>
          <table:table-cell office:value-type="string">
            <text:p>19050a64</text:p>
          </table:table-cell>
          <table:table-cell office:value-type="string">
            <text:p>12:36</text:p>
          </table:table-cell>
          <table:table-cell office:value-type="string">
            <text:p>WI-20250718-208</text:p>
          </table:table-cell>
          <table:table-cell office:value-type="string">
            <text:p>II-20250718-490</text:p>
          </table:table-cell>
          <table:table-cell office:value-type="string">
            <text:p>1b63d8e6</text:p>
          </table:table-cell>
          <table:table-cell office:value-type="string">
            <text:p>PR-20250404-920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3c93af32</text:p>
          </table:table-cell>
          <table:table-cell office:value-type="string">
            <text:p>04.04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915598, 23.964994</text:p>
          </table:table-cell>
          <table:table-cell office:value-type="string">
            <text:p>1b63d8e6</text:p>
          </table:table-cell>
          <table:table-cell office:value-type="string">
            <text:p>12:28</text:p>
          </table:table-cell>
          <table:table-cell office:value-type="string">
            <text:p>49.910959, 23.961254</text:p>
          </table:table-cell>
          <table:table-cell office:value-type="string">
            <text:p>19050a64</text:p>
          </table:table-cell>
          <table:table-cell office:value-type="string">
            <text:p>13:45</text:p>
          </table:table-cell>
          <table:table-cell office:value-type="string">
            <text:p>WI-20250718-940</text:p>
          </table:table-cell>
          <table:table-cell office:value-type="string">
            <text:p>II-20250718-817</text:p>
          </table:table-cell>
          <table:table-cell office:value-type="string">
            <text:p>19050a64</text:p>
          </table:table-cell>
          <table:table-cell office:value-type="string">
            <text:p>PR-20250404-925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2">
          <table:table-cell office:value-type="string">
            <text:p>6bc3dc47</text:p>
          </table:table-cell>
          <table:table-cell office:value-type="string">
            <text:p>04.04.25, 00:00</text:p>
          </table:table-cell>
          <table:table-cell office:value-type="float" office:value="58498703">
            <text:p>58498703</text:p>
          </table:table-cell>
          <table:table-cell office:value-type="string">
            <text:p>FALSE</text:p>
          </table:table-cell>
          <table:table-cell office:value-type="string">
            <text:p>49.910986, 23.961256</text:p>
          </table:table-cell>
          <table:table-cell office:value-type="string">
            <text:p>19050a64</text:p>
          </table:table-cell>
          <table:table-cell office:value-type="string">
            <text:p>12:39</text:p>
          </table:table-cell>
          <table:table-cell office:value-type="string">
            <text:p>49.910862, 23.961196</text:p>
          </table:table-cell>
          <table:table-cell office:value-type="string">
            <text:p>19050a64</text:p>
          </table:table-cell>
          <table:table-cell office:value-type="string">
            <text:p>13:00</text:p>
          </table:table-cell>
          <table:table-cell office:value-type="string">
            <text:p>WI-20250718-865</text:p>
          </table:table-cell>
          <table:table-cell office:value-type="string">
            <text:p>II-20250718-524</text:p>
          </table:table-cell>
          <table:table-cell office:value-type="string">
            <text:p>19050a64</text:p>
          </table:table-cell>
          <table:table-cell office:value-type="string">
            <text:p>PR-20250404-925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2">
          <table:table-cell office:value-type="string">
            <text:p>055b8de4</text:p>
          </table:table-cell>
          <table:table-cell office:value-type="string">
            <text:p>04.04.25, 00:00</text:p>
          </table:table-cell>
          <table:table-cell office:value-type="float" office:value="58498703">
            <text:p>58498703</text:p>
          </table:table-cell>
          <table:table-cell office:value-type="string">
            <text:p>FALSE</text:p>
          </table:table-cell>
          <table:table-cell office:value-type="string">
            <text:p>49.910816, 23.961241</text:p>
          </table:table-cell>
          <table:table-cell office:value-type="string">
            <text:p>19050a64</text:p>
          </table:table-cell>
          <table:table-cell office:value-type="string">
            <text:p>13:01</text:p>
          </table:table-cell>
          <table:table-cell office:value-type="string">
            <text:p>49.789632, 24.055505</text:p>
          </table:table-cell>
          <table:table-cell office:value-type="string">
            <text:p>6ce7e26d</text:p>
          </table:table-cell>
          <table:table-cell office:value-type="string">
            <text:p>14:07</text:p>
          </table:table-cell>
          <table:table-cell office:value-type="string">
            <text:p>WI-20250718-464</text:p>
          </table:table-cell>
          <table:table-cell office:value-type="string">
            <text:p>II-20250718-728</text:p>
          </table:table-cell>
          <table:table-cell office:value-type="string">
            <text:p>19050a64</text:p>
          </table:table-cell>
          <table:table-cell office:value-type="string">
            <text:p>PR-20250404-925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650fcf6b</text:p>
          </table:table-cell>
          <table:table-cell office:value-type="string">
            <text:p>04.04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911020, 23.961311</text:p>
          </table:table-cell>
          <table:table-cell office:value-type="string">
            <text:p>19050a64</text:p>
          </table:table-cell>
          <table:table-cell office:value-type="string">
            <text:p>13:45</text:p>
          </table:table-cell>
          <table:table-cell office:value-type="string">
            <text:p>49.910745, 23.961353</text:p>
          </table:table-cell>
          <table:table-cell office:value-type="string">
            <text:p>19050a64</text:p>
          </table:table-cell>
          <table:table-cell office:value-type="string">
            <text:p>17:53</text:p>
          </table:table-cell>
          <table:table-cell office:value-type="string">
            <text:p>WI-20250718-728</text:p>
          </table:table-cell>
          <table:table-cell office:value-type="string">
            <text:p>II-20250718-298</text:p>
          </table:table-cell>
          <table:table-cell office:value-type="string">
            <text:p>19050a64</text:p>
          </table:table-cell>
          <table:table-cell office:value-type="string">
            <text:p>PR-20250404-925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c6c53848</text:p>
          </table:table-cell>
          <table:table-cell office:value-type="string">
            <text:p>04.04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910776, 23.961232</text:p>
          </table:table-cell>
          <table:table-cell office:value-type="string">
            <text:p>19050a64</text:p>
          </table:table-cell>
          <table:table-cell office:value-type="string">
            <text:p>17:53</text:p>
          </table:table-cell>
          <table:table-cell office:value-type="string">
            <text:p>49.781467, 24.055382</text:p>
          </table:table-cell>
          <table:table-cell office:value-type="string">
            <text:p>10c6f637</text:p>
          </table:table-cell>
          <table:table-cell office:value-type="string">
            <text:p>19:41</text:p>
          </table:table-cell>
          <table:table-cell office:value-type="string">
            <text:p>WI-20250718-714</text:p>
          </table:table-cell>
          <table:table-cell office:value-type="string">
            <text:p>II-20250718-314</text:p>
          </table:table-cell>
          <table:table-cell office:value-type="string">
            <text:p>19050a64</text:p>
          </table:table-cell>
          <table:table-cell office:value-type="string">
            <text:p>PR-20250404-925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da3aed0e</text:p>
          </table:table-cell>
          <table:table-cell office:value-type="string">
            <text:p>14.04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832092, 24.035228</text:p>
          </table:table-cell>
          <table:table-cell office:value-type="string">
            <text:p>631b238b</text:p>
          </table:table-cell>
          <table:table-cell office:value-type="string">
            <text:p>10:56</text:p>
          </table:table-cell>
          <table:table-cell office:value-type="string">
            <text:p>49.832175, 24.035616</text:p>
          </table:table-cell>
          <table:table-cell office:value-type="string">
            <text:p>631b238b</text:p>
          </table:table-cell>
          <table:table-cell office:value-type="string">
            <text:p>16:13</text:p>
          </table:table-cell>
          <table:table-cell office:value-type="string">
            <text:p>WI-20250718-618</text:p>
          </table:table-cell>
          <table:table-cell office:value-type="string">
            <text:p>II-20250718-593</text:p>
          </table:table-cell>
          <table:table-cell office:value-type="string">
            <text:p>631b238b</text:p>
          </table:table-cell>
          <table:table-cell office:value-type="string">
            <text:p>PR-20250415-552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3069783d</text:p>
          </table:table-cell>
          <table:table-cell office:value-type="string">
            <text:p>14.04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832179, 24.035693</text:p>
          </table:table-cell>
          <table:table-cell office:value-type="string">
            <text:p>631b238b</text:p>
          </table:table-cell>
          <table:table-cell office:value-type="string">
            <text:p>16:13</text:p>
          </table:table-cell>
          <table:table-cell office:value-type="string">
            <text:p>49.781455, 24.055321</text:p>
          </table:table-cell>
          <table:table-cell office:value-type="string">
            <text:p>10c6f637</text:p>
          </table:table-cell>
          <table:table-cell office:value-type="string">
            <text:p>16:50</text:p>
          </table:table-cell>
          <table:table-cell office:value-type="string">
            <text:p>WI-20250718-938</text:p>
          </table:table-cell>
          <table:table-cell office:value-type="string">
            <text:p>II-20250718-237</text:p>
          </table:table-cell>
          <table:table-cell office:value-type="string">
            <text:p>631b238b</text:p>
          </table:table-cell>
          <table:table-cell office:value-type="string">
            <text:p>PR-20250415-552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b8475757</text:p>
          </table:table-cell>
          <table:table-cell office:value-type="string">
            <text:p>15.04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831707, 24.035421</text:p>
          </table:table-cell>
          <table:table-cell office:value-type="string">
            <text:p>631b238b</text:p>
          </table:table-cell>
          <table:table-cell office:value-type="string">
            <text:p>10:46</text:p>
          </table:table-cell>
          <table:table-cell office:value-type="string">
            <text:p>49.831724, 24.035504</text:p>
          </table:table-cell>
          <table:table-cell office:value-type="string">
            <text:p>631b238b</text:p>
          </table:table-cell>
          <table:table-cell office:value-type="string">
            <text:p>18:14</text:p>
          </table:table-cell>
          <table:table-cell office:value-type="string">
            <text:p>WI-20250718-672</text:p>
          </table:table-cell>
          <table:table-cell office:value-type="string">
            <text:p>II-20250718-222</text:p>
          </table:table-cell>
          <table:table-cell office:value-type="string">
            <text:p>631b238b</text:p>
          </table:table-cell>
          <table:table-cell office:value-type="string">
            <text:p>PR-20250415-552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81db6416</text:p>
          </table:table-cell>
          <table:table-cell office:value-type="string">
            <text:p>15.04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831724, 24.035504</text:p>
          </table:table-cell>
          <table:table-cell office:value-type="string">
            <text:p>631b238b</text:p>
          </table:table-cell>
          <table:table-cell office:value-type="string">
            <text:p>18:14</text:p>
          </table:table-cell>
          <table:table-cell office:value-type="string">
            <text:p>49.781455, 24.055321</text:p>
          </table:table-cell>
          <table:table-cell office:value-type="string">
            <text:p>10c6f637</text:p>
          </table:table-cell>
          <table:table-cell office:value-type="string">
            <text:p>19:21</text:p>
          </table:table-cell>
          <table:table-cell office:value-type="string">
            <text:p>WI-20250718-746</text:p>
          </table:table-cell>
          <table:table-cell office:value-type="string">
            <text:p>II-20250718-399</text:p>
          </table:table-cell>
          <table:table-cell office:value-type="string">
            <text:p>631b238b</text:p>
          </table:table-cell>
          <table:table-cell office:value-type="string">
            <text:p>PR-20250415-552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a9949500</text:p>
          </table:table-cell>
          <table:table-cell office:value-type="string">
            <text:p>15.04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789075, 23.942292</text:p>
          </table:table-cell>
          <table:table-cell office:value-type="string">
            <text:p>e4b53fe4</text:p>
          </table:table-cell>
          <table:table-cell office:value-type="string">
            <text:p>10:00</text:p>
          </table:table-cell>
          <table:table-cell office:value-type="string">
            <text:p>49.831309, 24.035494</text:p>
          </table:table-cell>
          <table:table-cell office:value-type="string">
            <text:p>631b238b</text:p>
          </table:table-cell>
          <table:table-cell office:value-type="string">
            <text:p>10:45</text:p>
          </table:table-cell>
          <table:table-cell office:value-type="string">
            <text:p>WI-20250718-225</text:p>
          </table:table-cell>
          <table:table-cell office:value-type="string">
            <text:p>II-20250718-729</text:p>
          </table:table-cell>
          <table:table-cell office:value-type="string">
            <text:p>631b238b</text:p>
          </table:table-cell>
          <table:table-cell office:value-type="string">
            <text:p>PR-20250415-552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e9642fb2</text:p>
          </table:table-cell>
          <table:table-cell office:value-type="string">
            <text:p>14.04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781455, 24.055321</text:p>
          </table:table-cell>
          <table:table-cell office:value-type="string">
            <text:p>10c6f637</text:p>
          </table:table-cell>
          <table:table-cell office:value-type="string">
            <text:p>08:00</text:p>
          </table:table-cell>
          <table:table-cell office:value-type="string">
            <text:p>49.832175, 24.035616</text:p>
          </table:table-cell>
          <table:table-cell office:value-type="string">
            <text:p>631b238b</text:p>
          </table:table-cell>
          <table:table-cell office:value-type="string">
            <text:p>08:30</text:p>
          </table:table-cell>
          <table:table-cell office:value-type="string">
            <text:p>WI-20250718-767</text:p>
          </table:table-cell>
          <table:table-cell office:value-type="string">
            <text:p>II-20250718-430</text:p>
          </table:table-cell>
          <table:table-cell office:value-type="string">
            <text:p>631b238b</text:p>
          </table:table-cell>
          <table:table-cell office:value-type="string">
            <text:p>PR-20250415-552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be681729</text:p>
          </table:table-cell>
          <table:table-cell office:value-type="string">
            <text:p>16.04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789094, 23.943487</text:p>
          </table:table-cell>
          <table:table-cell office:value-type="string">
            <text:p>e4b53fe4</text:p>
          </table:table-cell>
          <table:table-cell office:value-type="string">
            <text:p>09:03</text:p>
          </table:table-cell>
          <table:table-cell office:value-type="string">
            <text:p>49.751431, 23.943497</text:p>
          </table:table-cell>
          <table:table-cell office:value-type="string">
            <text:p>9074616b</text:p>
          </table:table-cell>
          <table:table-cell office:value-type="string">
            <text:p>09:52</text:p>
          </table:table-cell>
          <table:table-cell office:value-type="string">
            <text:p>WI-20250718-122</text:p>
          </table:table-cell>
          <table:table-cell office:value-type="string">
            <text:p>II-20250718-842</text:p>
          </table:table-cell>
          <table:table-cell office:value-type="string">
            <text:p>9074616b</text:p>
          </table:table-cell>
          <table:table-cell office:value-type="string">
            <text:p>PR-20250416-470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2">
          <table:table-cell office:value-type="string">
            <text:p>6a026788</text:p>
          </table:table-cell>
          <table:table-cell office:value-type="string">
            <text:p>16.04.25, 00:00</text:p>
          </table:table-cell>
          <table:table-cell office:value-type="float" office:value="58498703">
            <text:p>58498703</text:p>
          </table:table-cell>
          <table:table-cell office:value-type="string">
            <text:p>FALSE</text:p>
          </table:table-cell>
          <table:table-cell office:value-type="string">
            <text:p>49.751357, 23.943442</text:p>
          </table:table-cell>
          <table:table-cell office:value-type="string">
            <text:p>9074616b</text:p>
          </table:table-cell>
          <table:table-cell office:value-type="string">
            <text:p>09:53</text:p>
          </table:table-cell>
          <table:table-cell office:value-type="string">
            <text:p>49.806, 24.031</text:p>
          </table:table-cell>
          <table:table-cell office:value-type="string">
            <text:p>9074616b</text:p>
          </table:table-cell>
          <table:table-cell office:value-type="string">
            <text:p>10:54</text:p>
          </table:table-cell>
          <table:table-cell office:value-type="string">
            <text:p>WI-20250718-364</text:p>
          </table:table-cell>
          <table:table-cell office:value-type="string">
            <text:p>II-20250718-412</text:p>
          </table:table-cell>
          <table:table-cell office:value-type="string">
            <text:p>9074616b</text:p>
          </table:table-cell>
          <table:table-cell office:value-type="string">
            <text:p>PR-20250416-470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8013d826</text:p>
          </table:table-cell>
          <table:table-cell office:value-type="string">
            <text:p>16.04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751271, 23.943396</text:p>
          </table:table-cell>
          <table:table-cell office:value-type="string">
            <text:p>9074616b</text:p>
          </table:table-cell>
          <table:table-cell office:value-type="string">
            <text:p>09:53</text:p>
          </table:table-cell>
          <table:table-cell office:value-type="string">
            <text:p>49.751092, 23.942982</text:p>
          </table:table-cell>
          <table:table-cell office:value-type="string">
            <text:p>9074616b</text:p>
          </table:table-cell>
          <table:table-cell office:value-type="string">
            <text:p>15:07</text:p>
          </table:table-cell>
          <table:table-cell office:value-type="string">
            <text:p>WI-20250718-948</text:p>
          </table:table-cell>
          <table:table-cell office:value-type="string">
            <text:p>II-20250718-499</text:p>
          </table:table-cell>
          <table:table-cell office:value-type="string">
            <text:p>9074616b</text:p>
          </table:table-cell>
          <table:table-cell office:value-type="string">
            <text:p>PR-20250416-470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c728a689</text:p>
          </table:table-cell>
          <table:table-cell office:value-type="string">
            <text:p>16.04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751092, 23.942982</text:p>
          </table:table-cell>
          <table:table-cell office:value-type="string">
            <text:p>9074616b</text:p>
          </table:table-cell>
          <table:table-cell office:value-type="string">
            <text:p>15:07</text:p>
          </table:table-cell>
          <table:table-cell office:value-type="string">
            <text:p>49.789094, 23.943487</text:p>
          </table:table-cell>
          <table:table-cell office:value-type="string">
            <text:p>e4b53fe4</text:p>
          </table:table-cell>
          <table:table-cell office:value-type="string">
            <text:p>17:25</text:p>
          </table:table-cell>
          <table:table-cell office:value-type="string">
            <text:p>WI-20250718-785</text:p>
          </table:table-cell>
          <table:table-cell office:value-type="string">
            <text:p>II-20250718-346</text:p>
          </table:table-cell>
          <table:table-cell office:value-type="string">
            <text:p>9074616b</text:p>
          </table:table-cell>
          <table:table-cell office:value-type="string">
            <text:p>PR-20250416-470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04cfb76a</text:p>
          </table:table-cell>
          <table:table-cell office:value-type="string">
            <text:p>17.04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781455, 24.055314</text:p>
          </table:table-cell>
          <table:table-cell office:value-type="string">
            <text:p>10c6f637</text:p>
          </table:table-cell>
          <table:table-cell office:value-type="string">
            <text:p>08:26</text:p>
          </table:table-cell>
          <table:table-cell office:value-type="string">
            <text:p>49.751053, 23.943054</text:p>
          </table:table-cell>
          <table:table-cell office:value-type="string">
            <text:p>9074616b</text:p>
          </table:table-cell>
          <table:table-cell office:value-type="string">
            <text:p>09:09</text:p>
          </table:table-cell>
          <table:table-cell office:value-type="string">
            <text:p>WI-20250718-403</text:p>
          </table:table-cell>
          <table:table-cell office:value-type="string">
            <text:p>II-20250718-302</text:p>
          </table:table-cell>
          <table:table-cell office:value-type="string">
            <text:p>9074616b</text:p>
          </table:table-cell>
          <table:table-cell office:value-type="string">
            <text:p>PR-20250416-470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b9f34bc4</text:p>
          </table:table-cell>
          <table:table-cell office:value-type="string">
            <text:p>17.04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751044, 23.943059</text:p>
          </table:table-cell>
          <table:table-cell office:value-type="string">
            <text:p>9074616b</text:p>
          </table:table-cell>
          <table:table-cell office:value-type="string">
            <text:p>09:10</text:p>
          </table:table-cell>
          <table:table-cell office:value-type="string">
            <text:p>49.750949, 23.942955</text:p>
          </table:table-cell>
          <table:table-cell office:value-type="string">
            <text:p>9074616b</text:p>
          </table:table-cell>
          <table:table-cell office:value-type="string">
            <text:p>13:30</text:p>
          </table:table-cell>
          <table:table-cell office:value-type="string">
            <text:p>WI-20250718-357</text:p>
          </table:table-cell>
          <table:table-cell office:value-type="string">
            <text:p>II-20250718-862</text:p>
          </table:table-cell>
          <table:table-cell office:value-type="string">
            <text:p>9074616b</text:p>
          </table:table-cell>
          <table:table-cell office:value-type="string">
            <text:p>PR-20250416-470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7b3e3c1c</text:p>
          </table:table-cell>
          <table:table-cell office:value-type="string">
            <text:p>17.04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750983, 23.942891</text:p>
          </table:table-cell>
          <table:table-cell office:value-type="string">
            <text:p>9074616b</text:p>
          </table:table-cell>
          <table:table-cell office:value-type="string">
            <text:p>13:31</text:p>
          </table:table-cell>
          <table:table-cell office:value-type="string">
            <text:p>49.788789, 23.943266</text:p>
          </table:table-cell>
          <table:table-cell office:value-type="string">
            <text:p>e4b53fe4</text:p>
          </table:table-cell>
          <table:table-cell office:value-type="string">
            <text:p>13:56</text:p>
          </table:table-cell>
          <table:table-cell office:value-type="string">
            <text:p>WI-20250718-190</text:p>
          </table:table-cell>
          <table:table-cell office:value-type="string">
            <text:p>II-20250718-607</text:p>
          </table:table-cell>
          <table:table-cell office:value-type="string">
            <text:p>9074616b</text:p>
          </table:table-cell>
          <table:table-cell office:value-type="string">
            <text:p>PR-20250416-470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6e59aa63</text:p>
          </table:table-cell>
          <table:table-cell office:value-type="string">
            <text:p>17.04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789094, 23.943487</text:p>
          </table:table-cell>
          <table:table-cell office:value-type="string">
            <text:p>e4b53fe4</text:p>
          </table:table-cell>
          <table:table-cell office:value-type="string">
            <text:p>14:40</text:p>
          </table:table-cell>
          <table:table-cell office:value-type="string">
            <text:p>49.892763, 23.956691</text:p>
          </table:table-cell>
          <table:table-cell office:value-type="string">
            <text:p>624285df</text:p>
          </table:table-cell>
          <table:table-cell office:value-type="string">
            <text:p>15:23</text:p>
          </table:table-cell>
          <table:table-cell office:value-type="string">
            <text:p>WI-20250718-440</text:p>
          </table:table-cell>
          <table:table-cell office:value-type="string">
            <text:p>II-20250718-382</text:p>
          </table:table-cell>
          <table:table-cell office:value-type="string">
            <text:p>624285df</text:p>
          </table:table-cell>
          <table:table-cell office:value-type="string">
            <text:p>PR-20250417-972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2">
          <table:table-cell office:value-type="string">
            <text:p>5e3b020e</text:p>
          </table:table-cell>
          <table:table-cell office:value-type="string">
            <text:p>17.04.25, 00:00</text:p>
          </table:table-cell>
          <table:table-cell office:value-type="float" office:value="58498703">
            <text:p>58498703</text:p>
          </table:table-cell>
          <table:table-cell office:value-type="string">
            <text:p>FALSE</text:p>
          </table:table-cell>
          <table:table-cell office:value-type="string">
            <text:p>49.789168, 24.056664</text:p>
          </table:table-cell>
          <table:table-cell office:value-type="string">
            <text:p>6c11d784</text:p>
          </table:table-cell>
          <table:table-cell office:value-type="string">
            <text:p>14:50</text:p>
          </table:table-cell>
          <table:table-cell office:value-type="string">
            <text:p>49.892552, 23.956975</text:p>
          </table:table-cell>
          <table:table-cell office:value-type="string">
            <text:p>624285df</text:p>
          </table:table-cell>
          <table:table-cell office:value-type="string">
            <text:p>16:00</text:p>
          </table:table-cell>
          <table:table-cell office:value-type="string">
            <text:p>WI-20250718-521</text:p>
          </table:table-cell>
          <table:table-cell office:value-type="string">
            <text:p>II-20250718-966</text:p>
          </table:table-cell>
          <table:table-cell office:value-type="string">
            <text:p>624285df</text:p>
          </table:table-cell>
          <table:table-cell office:value-type="string">
            <text:p>PR-20250417-972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3b01ddb5</text:p>
          </table:table-cell>
          <table:table-cell office:value-type="string">
            <text:p>17.04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892689, 23.956889</text:p>
          </table:table-cell>
          <table:table-cell office:value-type="string">
            <text:p>624285df</text:p>
          </table:table-cell>
          <table:table-cell office:value-type="string">
            <text:p>15:23</text:p>
          </table:table-cell>
          <table:table-cell office:value-type="string">
            <text:p>49.892764, 23.956852</text:p>
          </table:table-cell>
          <table:table-cell office:value-type="string">
            <text:p>624285df</text:p>
          </table:table-cell>
          <table:table-cell office:value-type="string">
            <text:p>18:05</text:p>
          </table:table-cell>
          <table:table-cell office:value-type="string">
            <text:p>WI-20250718-198</text:p>
          </table:table-cell>
          <table:table-cell office:value-type="string">
            <text:p>II-20250718-119</text:p>
          </table:table-cell>
          <table:table-cell office:value-type="string">
            <text:p>624285df</text:p>
          </table:table-cell>
          <table:table-cell office:value-type="string">
            <text:p>PR-20250417-972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2">
          <table:table-cell office:value-type="string">
            <text:p>7d9cd200</text:p>
          </table:table-cell>
          <table:table-cell office:value-type="string">
            <text:p>17.04.25, 00:00</text:p>
          </table:table-cell>
          <table:table-cell office:value-type="float" office:value="58498703">
            <text:p>58498703</text:p>
          </table:table-cell>
          <table:table-cell office:value-type="string">
            <text:p>FALSE</text:p>
          </table:table-cell>
          <table:table-cell office:value-type="string">
            <text:p>49.892449, 23.956779</text:p>
          </table:table-cell>
          <table:table-cell office:value-type="string">
            <text:p>624285df</text:p>
          </table:table-cell>
          <table:table-cell office:value-type="string">
            <text:p>16:01</text:p>
          </table:table-cell>
          <table:table-cell office:value-type="string">
            <text:p>49.892449, 23.956779</text:p>
          </table:table-cell>
          <table:table-cell office:value-type="string">
            <text:p>624285df</text:p>
          </table:table-cell>
          <table:table-cell office:value-type="string">
            <text:p>16:40</text:p>
          </table:table-cell>
          <table:table-cell office:value-type="string">
            <text:p>WI-20250718-154</text:p>
          </table:table-cell>
          <table:table-cell office:value-type="string">
            <text:p>II-20250718-313</text:p>
          </table:table-cell>
          <table:table-cell office:value-type="string">
            <text:p>624285df</text:p>
          </table:table-cell>
          <table:table-cell office:value-type="string">
            <text:p>PR-20250417-972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9d9cb508</text:p>
          </table:table-cell>
          <table:table-cell office:value-type="string">
            <text:p>17.04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892758, 23.956802</text:p>
          </table:table-cell>
          <table:table-cell office:value-type="string">
            <text:p>624285df</text:p>
          </table:table-cell>
          <table:table-cell office:value-type="string">
            <text:p>18:05</text:p>
          </table:table-cell>
          <table:table-cell office:value-type="string">
            <text:p>49.781473, 24.055338</text:p>
          </table:table-cell>
          <table:table-cell office:value-type="string">
            <text:p>10c6f637</text:p>
          </table:table-cell>
          <table:table-cell office:value-type="string">
            <text:p>22:38</text:p>
          </table:table-cell>
          <table:table-cell office:value-type="string">
            <text:p>WI-20250718-522</text:p>
          </table:table-cell>
          <table:table-cell office:value-type="string">
            <text:p>II-20250718-808</text:p>
          </table:table-cell>
          <table:table-cell office:value-type="string">
            <text:p>624285df</text:p>
          </table:table-cell>
          <table:table-cell office:value-type="string">
            <text:p>PR-20250417-972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456c9c1f</text:p>
          </table:table-cell>
          <table:table-cell office:value-type="string">
            <text:p>22.04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781622, 24.056318</text:p>
          </table:table-cell>
          <table:table-cell office:value-type="string">
            <text:p>10c6f637</text:p>
          </table:table-cell>
          <table:table-cell office:value-type="string">
            <text:p>11:52</text:p>
          </table:table-cell>
          <table:table-cell office:value-type="string">
            <text:p>49.831301, 24.034429</text:p>
          </table:table-cell>
          <table:table-cell office:value-type="string">
            <text:p>631b238b</text:p>
          </table:table-cell>
          <table:table-cell office:value-type="string">
            <text:p>12:59</text:p>
          </table:table-cell>
          <table:table-cell office:value-type="string">
            <text:p>WI-20250718-189</text:p>
          </table:table-cell>
          <table:table-cell office:value-type="string">
            <text:p>II-20250718-475</text:p>
          </table:table-cell>
          <table:table-cell office:value-type="string">
            <text:p>631b238b</text:p>
          </table:table-cell>
          <table:table-cell office:value-type="string">
            <text:p>PR-20250415-552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8ab49c78</text:p>
          </table:table-cell>
          <table:table-cell office:value-type="string">
            <text:p>22.04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831283, 24.034661</text:p>
          </table:table-cell>
          <table:table-cell office:value-type="string">
            <text:p>631b238b</text:p>
          </table:table-cell>
          <table:table-cell office:value-type="string">
            <text:p>12:59</text:p>
          </table:table-cell>
          <table:table-cell office:value-type="string">
            <text:p>49.832055, 24.035821</text:p>
          </table:table-cell>
          <table:table-cell office:value-type="string">
            <text:p>631b238b</text:p>
          </table:table-cell>
          <table:table-cell office:value-type="string">
            <text:p>13:13</text:p>
          </table:table-cell>
          <table:table-cell office:value-type="string">
            <text:p>WI-20250718-147</text:p>
          </table:table-cell>
          <table:table-cell office:value-type="string">
            <text:p>II-20250718-160</text:p>
          </table:table-cell>
          <table:table-cell office:value-type="string">
            <text:p>631b238b</text:p>
          </table:table-cell>
          <table:table-cell office:value-type="string">
            <text:p>PR-20250415-552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f9ca1f35</text:p>
          </table:table-cell>
          <table:table-cell office:value-type="string">
            <text:p>22.04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831961, 24.035605</text:p>
          </table:table-cell>
          <table:table-cell office:value-type="string">
            <text:p>631b238b</text:p>
          </table:table-cell>
          <table:table-cell office:value-type="string">
            <text:p>13:13</text:p>
          </table:table-cell>
          <table:table-cell office:value-type="string">
            <text:p>49.831291, 24.034526</text:p>
          </table:table-cell>
          <table:table-cell office:value-type="string">
            <text:p>631b238b</text:p>
          </table:table-cell>
          <table:table-cell office:value-type="string">
            <text:p>15:21</text:p>
          </table:table-cell>
          <table:table-cell office:value-type="string">
            <text:p>WI-20250718-693</text:p>
          </table:table-cell>
          <table:table-cell office:value-type="string">
            <text:p>II-20250718-721</text:p>
          </table:table-cell>
          <table:table-cell office:value-type="string">
            <text:p>631b238b</text:p>
          </table:table-cell>
          <table:table-cell office:value-type="string">
            <text:p>PR-20250415-552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82b3df21</text:p>
          </table:table-cell>
          <table:table-cell office:value-type="string">
            <text:p>22.04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831220, 24.034553</text:p>
          </table:table-cell>
          <table:table-cell office:value-type="string">
            <text:p>631b238b</text:p>
          </table:table-cell>
          <table:table-cell office:value-type="string">
            <text:p>15:21</text:p>
          </table:table-cell>
          <table:table-cell office:value-type="string">
            <text:p>49.832179, 24.035686</text:p>
          </table:table-cell>
          <table:table-cell office:value-type="string">
            <text:p>631b238b</text:p>
          </table:table-cell>
          <table:table-cell office:value-type="string">
            <text:p>18:53</text:p>
          </table:table-cell>
          <table:table-cell office:value-type="string">
            <text:p>WI-20250718-310</text:p>
          </table:table-cell>
          <table:table-cell office:value-type="string">
            <text:p>II-20250718-367</text:p>
          </table:table-cell>
          <table:table-cell office:value-type="string">
            <text:p>631b238b</text:p>
          </table:table-cell>
          <table:table-cell office:value-type="string">
            <text:p>PR-20250415-552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802108a4</text:p>
          </table:table-cell>
          <table:table-cell office:value-type="string">
            <text:p>22.04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832042, 24.035809</text:p>
          </table:table-cell>
          <table:table-cell office:value-type="string">
            <text:p>631b238b</text:p>
          </table:table-cell>
          <table:table-cell office:value-type="string">
            <text:p>15:53</text:p>
          </table:table-cell>
          <table:table-cell office:value-type="string">
            <text:p>49.788709, 23.943394</text:p>
          </table:table-cell>
          <table:table-cell office:value-type="string">
            <text:p>e4b53fe4</text:p>
          </table:table-cell>
          <table:table-cell office:value-type="string">
            <text:p>16:25</text:p>
          </table:table-cell>
          <table:table-cell office:value-type="string">
            <text:p>WI-20250718-652</text:p>
          </table:table-cell>
          <table:table-cell office:value-type="string">
            <text:p>II-20250718-809</text:p>
          </table:table-cell>
          <table:table-cell office:value-type="string">
            <text:p>631b238b</text:p>
          </table:table-cell>
          <table:table-cell office:value-type="string">
            <text:p>PR-20250415-552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2">
          <table:table-cell office:value-type="string">
            <text:p>dfddf46a</text:p>
          </table:table-cell>
          <table:table-cell office:value-type="string">
            <text:p>23.04.25, 00:00</text:p>
          </table:table-cell>
          <table:table-cell office:value-type="float" office:value="58498703">
            <text:p>58498703</text:p>
          </table:table-cell>
          <table:table-cell office:value-type="string">
            <text:p>FALSE</text:p>
          </table:table-cell>
          <table:table-cell office:value-type="string">
            <text:p>49.788909, 23.943654</text:p>
          </table:table-cell>
          <table:table-cell office:value-type="string">
            <text:p>e4b53fe4</text:p>
          </table:table-cell>
          <table:table-cell office:value-type="string">
            <text:p>09:33</text:p>
          </table:table-cell>
          <table:table-cell office:value-type="string">
            <text:p>49.907728, 23.964839</text:p>
          </table:table-cell>
          <table:table-cell office:value-type="string">
            <text:p>5e0b997d</text:p>
          </table:table-cell>
          <table:table-cell office:value-type="string">
            <text:p>11:50</text:p>
          </table:table-cell>
          <table:table-cell office:value-type="string">
            <text:p>WI-20250718-241</text:p>
          </table:table-cell>
          <table:table-cell office:value-type="string">
            <text:p>II-20250718-286</text:p>
          </table:table-cell>
          <table:table-cell office:value-type="string">
            <text:p>5e0b997d</text:p>
          </table:table-cell>
          <table:table-cell office:value-type="string">
            <text:p>PR-20250423-266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7d3e0e52</text:p>
          </table:table-cell>
          <table:table-cell office:value-type="string">
            <text:p>23.04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789050, 23.943400</text:p>
          </table:table-cell>
          <table:table-cell office:value-type="string">
            <text:p>e4b53fe4</text:p>
          </table:table-cell>
          <table:table-cell office:value-type="string">
            <text:p>09:33</text:p>
          </table:table-cell>
          <table:table-cell office:value-type="string">
            <text:p>49.892892, 23.956706</text:p>
          </table:table-cell>
          <table:table-cell office:value-type="string">
            <text:p>624285df</text:p>
          </table:table-cell>
          <table:table-cell office:value-type="string">
            <text:p>10:09</text:p>
          </table:table-cell>
          <table:table-cell office:value-type="string">
            <text:p>WI-20250718-941</text:p>
          </table:table-cell>
          <table:table-cell office:value-type="string">
            <text:p>II-20250718-271</text:p>
          </table:table-cell>
          <table:table-cell office:value-type="string">
            <text:p>624285df</text:p>
          </table:table-cell>
          <table:table-cell office:value-type="string">
            <text:p>PR-20250417-972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aa3f535f</text:p>
          </table:table-cell>
          <table:table-cell office:value-type="string">
            <text:p>23.04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892911, 23.956675</text:p>
          </table:table-cell>
          <table:table-cell office:value-type="string">
            <text:p>624285df</text:p>
          </table:table-cell>
          <table:table-cell office:value-type="string">
            <text:p>09:13</text:p>
          </table:table-cell>
          <table:table-cell office:value-type="string">
            <text:p>49.892752, 23.956772</text:p>
          </table:table-cell>
          <table:table-cell office:value-type="string">
            <text:p>624285df</text:p>
          </table:table-cell>
          <table:table-cell office:value-type="string">
            <text:p>10:09</text:p>
          </table:table-cell>
          <table:table-cell office:value-type="string">
            <text:p>WI-20250718-548</text:p>
          </table:table-cell>
          <table:table-cell office:value-type="string">
            <text:p>II-20250718-289</text:p>
          </table:table-cell>
          <table:table-cell office:value-type="string">
            <text:p>624285df</text:p>
          </table:table-cell>
          <table:table-cell office:value-type="string">
            <text:p>PR-20250417-972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193e96ef</text:p>
          </table:table-cell>
          <table:table-cell office:value-type="string">
            <text:p>23.04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892802, 23.956732</text:p>
          </table:table-cell>
          <table:table-cell office:value-type="string">
            <text:p>624285df</text:p>
          </table:table-cell>
          <table:table-cell office:value-type="string">
            <text:p>10:39</text:p>
          </table:table-cell>
          <table:table-cell office:value-type="string">
            <text:p>49.907687, 23.965034</text:p>
          </table:table-cell>
          <table:table-cell office:value-type="string">
            <text:p>5e0b997d</text:p>
          </table:table-cell>
          <table:table-cell office:value-type="string">
            <text:p>12:00</text:p>
          </table:table-cell>
          <table:table-cell office:value-type="string">
            <text:p>WI-20250718-172</text:p>
          </table:table-cell>
          <table:table-cell office:value-type="string">
            <text:p>II-20250718-258</text:p>
          </table:table-cell>
          <table:table-cell office:value-type="string">
            <text:p>5e0b997d</text:p>
          </table:table-cell>
          <table:table-cell office:value-type="string">
            <text:p>PR-20250423-266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2">
          <table:table-cell office:value-type="string">
            <text:p>9499cedb</text:p>
          </table:table-cell>
          <table:table-cell office:value-type="string">
            <text:p>23.04.25, 00:00</text:p>
          </table:table-cell>
          <table:table-cell office:value-type="float" office:value="58498703">
            <text:p>58498703</text:p>
          </table:table-cell>
          <table:table-cell office:value-type="string">
            <text:p>FALSE</text:p>
          </table:table-cell>
          <table:table-cell office:value-type="string">
            <text:p>49.907726, 23.964828</text:p>
          </table:table-cell>
          <table:table-cell office:value-type="string">
            <text:p>5e0b997d</text:p>
          </table:table-cell>
          <table:table-cell office:value-type="string">
            <text:p>11:50</text:p>
          </table:table-cell>
          <table:table-cell office:value-type="string">
            <text:p>49.806, 24.031</text:p>
          </table:table-cell>
          <table:table-cell office:value-type="string">
            <text:p>5e0b997d</text:p>
          </table:table-cell>
          <table:table-cell office:value-type="string">
            <text:p>13:06</text:p>
          </table:table-cell>
          <table:table-cell office:value-type="string">
            <text:p>WI-20250718-754</text:p>
          </table:table-cell>
          <table:table-cell office:value-type="string">
            <text:p>II-20250718-689</text:p>
          </table:table-cell>
          <table:table-cell office:value-type="string">
            <text:p>5e0b997d</text:p>
          </table:table-cell>
          <table:table-cell office:value-type="string">
            <text:p>PR-20250423-266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e89827db</text:p>
          </table:table-cell>
          <table:table-cell office:value-type="string">
            <text:p>23.04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907635, 23.965020</text:p>
          </table:table-cell>
          <table:table-cell office:value-type="string">
            <text:p>5e0b997d</text:p>
          </table:table-cell>
          <table:table-cell office:value-type="string">
            <text:p>12:00</text:p>
          </table:table-cell>
          <table:table-cell office:value-type="string">
            <text:p>49.907623, 23.965962</text:p>
          </table:table-cell>
          <table:table-cell office:value-type="string">
            <text:p>5e0b997d</text:p>
          </table:table-cell>
          <table:table-cell office:value-type="string">
            <text:p>17:35</text:p>
          </table:table-cell>
          <table:table-cell office:value-type="string">
            <text:p>WI-20250718-485</text:p>
          </table:table-cell>
          <table:table-cell office:value-type="string">
            <text:p>II-20250718-399</text:p>
          </table:table-cell>
          <table:table-cell office:value-type="string">
            <text:p>5e0b997d</text:p>
          </table:table-cell>
          <table:table-cell office:value-type="string">
            <text:p>PR-20250423-266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85536daa</text:p>
          </table:table-cell>
          <table:table-cell office:value-type="string">
            <text:p>23.04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907638, 23.965946</text:p>
          </table:table-cell>
          <table:table-cell office:value-type="string">
            <text:p>5e0b997d</text:p>
          </table:table-cell>
          <table:table-cell office:value-type="string">
            <text:p>17:35</text:p>
          </table:table-cell>
          <table:table-cell office:value-type="string">
            <text:p>49.781479, 24.055382</text:p>
          </table:table-cell>
          <table:table-cell office:value-type="string">
            <text:p>10c6f637</text:p>
          </table:table-cell>
          <table:table-cell office:value-type="string">
            <text:p>19:33</text:p>
          </table:table-cell>
          <table:table-cell office:value-type="string">
            <text:p>WI-20250718-641</text:p>
          </table:table-cell>
          <table:table-cell office:value-type="string">
            <text:p>II-20250718-124</text:p>
          </table:table-cell>
          <table:table-cell office:value-type="string">
            <text:p>5e0b997d</text:p>
          </table:table-cell>
          <table:table-cell office:value-type="string">
            <text:p>PR-20250423-266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a463c948</text:p>
          </table:table-cell>
          <table:table-cell office:value-type="string">
            <text:p>24.04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789823, 23.943887</text:p>
          </table:table-cell>
          <table:table-cell office:value-type="string">
            <text:p>e4b53fe4</text:p>
          </table:table-cell>
          <table:table-cell office:value-type="string">
            <text:p>09:07</text:p>
          </table:table-cell>
          <table:table-cell office:value-type="string">
            <text:p>49.907649, 23.967538</text:p>
          </table:table-cell>
          <table:table-cell office:value-type="string">
            <text:p>7cad825c</text:p>
          </table:table-cell>
          <table:table-cell office:value-type="string">
            <text:p>09:50</text:p>
          </table:table-cell>
          <table:table-cell office:value-type="string">
            <text:p>WI-20250718-596</text:p>
          </table:table-cell>
          <table:table-cell office:value-type="string">
            <text:p>II-20250718-207</text:p>
          </table:table-cell>
          <table:table-cell office:value-type="string">
            <text:p>0e2c64db</text:p>
          </table:table-cell>
          <table:table-cell office:value-type="string">
            <text:p>PR-20250424-479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aefed4a9</text:p>
          </table:table-cell>
          <table:table-cell office:value-type="string">
            <text:p>24.04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907649, 23.967538</text:p>
          </table:table-cell>
          <table:table-cell office:value-type="string">
            <text:p>0e2c64db</text:p>
          </table:table-cell>
          <table:table-cell office:value-type="string">
            <text:p>09:50</text:p>
          </table:table-cell>
          <table:table-cell office:value-type="string">
            <text:p>49.907760, 23.967030</text:p>
          </table:table-cell>
          <table:table-cell office:value-type="string">
            <text:p>0e2c64db</text:p>
          </table:table-cell>
          <table:table-cell office:value-type="string">
            <text:p>17:46</text:p>
          </table:table-cell>
          <table:table-cell office:value-type="string">
            <text:p>WI-20250718-486</text:p>
          </table:table-cell>
          <table:table-cell office:value-type="string">
            <text:p>II-20250718-162</text:p>
          </table:table-cell>
          <table:table-cell office:value-type="string">
            <text:p>0e2c64db</text:p>
          </table:table-cell>
          <table:table-cell office:value-type="string">
            <text:p>PR-20250424-479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2">
          <table:table-cell office:value-type="string">
            <text:p>fcb2f717</text:p>
          </table:table-cell>
          <table:table-cell office:value-type="string">
            <text:p>24.04.25, 00:00</text:p>
          </table:table-cell>
          <table:table-cell office:value-type="float" office:value="58498703">
            <text:p>58498703</text:p>
          </table:table-cell>
          <table:table-cell office:value-type="string">
            <text:p>FALSE</text:p>
          </table:table-cell>
          <table:table-cell office:value-type="string">
            <text:p>49.907599, 23.967528</text:p>
          </table:table-cell>
          <table:table-cell office:value-type="string">
            <text:p>7cad825c</text:p>
          </table:table-cell>
          <table:table-cell office:value-type="string">
            <text:p>12:03</text:p>
          </table:table-cell>
          <table:table-cell office:value-type="string">
            <text:p>49.806, 24.031</text:p>
          </table:table-cell>
          <table:table-cell office:value-type="string">
            <text:p>7cad825c</text:p>
          </table:table-cell>
          <table:table-cell office:value-type="string">
            <text:p>13:04</text:p>
          </table:table-cell>
          <table:table-cell office:value-type="string">
            <text:p>WI-20250718-955</text:p>
          </table:table-cell>
          <table:table-cell office:value-type="string">
            <text:p>II-20250718-659</text:p>
          </table:table-cell>
          <table:table-cell office:value-type="string">
            <text:p>0e2c64db</text:p>
          </table:table-cell>
          <table:table-cell office:value-type="string">
            <text:p>PR-20250424-479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2">
          <table:table-cell office:value-type="string">
            <text:p>536ab0ba</text:p>
          </table:table-cell>
          <table:table-cell office:value-type="string">
            <text:p>24.04.25, 00:00</text:p>
          </table:table-cell>
          <table:table-cell office:value-type="float" office:value="58498703">
            <text:p>58498703</text:p>
          </table:table-cell>
          <table:table-cell office:value-type="string">
            <text:p>FALSE</text:p>
          </table:table-cell>
          <table:table-cell office:value-type="string">
            <text:p>49.790019, 23.943953</text:p>
          </table:table-cell>
          <table:table-cell office:value-type="string">
            <text:p>e4b53fe4</text:p>
          </table:table-cell>
          <table:table-cell office:value-type="string">
            <text:p>09:10</text:p>
          </table:table-cell>
          <table:table-cell office:value-type="string">
            <text:p>49.907615, 23.967551</text:p>
          </table:table-cell>
          <table:table-cell office:value-type="string">
            <text:p>0e2c64db</text:p>
          </table:table-cell>
          <table:table-cell office:value-type="string">
            <text:p>10:25</text:p>
          </table:table-cell>
          <table:table-cell office:value-type="string">
            <text:p>WI-20250718-257</text:p>
          </table:table-cell>
          <table:table-cell office:value-type="string">
            <text:p>II-20250718-970</text:p>
          </table:table-cell>
          <table:table-cell office:value-type="string">
            <text:p>0e2c64db</text:p>
          </table:table-cell>
          <table:table-cell office:value-type="string">
            <text:p>PR-20250424-479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832c199c</text:p>
          </table:table-cell>
          <table:table-cell office:value-type="string">
            <text:p>24.04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907770, 23.967021</text:p>
          </table:table-cell>
          <table:table-cell office:value-type="string">
            <text:p>0e2c64db</text:p>
          </table:table-cell>
          <table:table-cell office:value-type="string">
            <text:p>17:46</text:p>
          </table:table-cell>
          <table:table-cell office:value-type="string">
            <text:p>49.781475, 24.055581</text:p>
          </table:table-cell>
          <table:table-cell office:value-type="string">
            <text:p>10c6f637</text:p>
          </table:table-cell>
          <table:table-cell office:value-type="string">
            <text:p>18:40</text:p>
          </table:table-cell>
          <table:table-cell office:value-type="string">
            <text:p>WI-20250718-850</text:p>
          </table:table-cell>
          <table:table-cell office:value-type="string">
            <text:p>II-20250718-877</text:p>
          </table:table-cell>
          <table:table-cell office:value-type="string">
            <text:p>0e2c64db</text:p>
          </table:table-cell>
          <table:table-cell office:value-type="string">
            <text:p>PR-20250424-479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6efb18fc</text:p>
          </table:table-cell>
          <table:table-cell office:value-type="string">
            <text:p>25.04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789034, 23.943375</text:p>
          </table:table-cell>
          <table:table-cell office:value-type="string">
            <text:p>e4b53fe4</text:p>
          </table:table-cell>
          <table:table-cell office:value-type="string">
            <text:p>09:11</text:p>
          </table:table-cell>
          <table:table-cell office:value-type="string">
            <text:p>49.891970, 23.950584</text:p>
          </table:table-cell>
          <table:table-cell office:value-type="string">
            <text:p>e4b53fee</text:p>
          </table:table-cell>
          <table:table-cell office:value-type="string">
            <text:p>09:58</text:p>
          </table:table-cell>
          <table:table-cell office:value-type="string">
            <text:p>WI-20250718-283</text:p>
          </table:table-cell>
          <table:table-cell office:value-type="string">
            <text:p>II-20250718-248</text:p>
          </table:table-cell>
          <table:table-cell office:value-type="string">
            <text:p>e4b53fee</text:p>
          </table:table-cell>
          <table:table-cell office:value-type="string">
            <text:p>PR-20250425-769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a6ee343e</text:p>
          </table:table-cell>
          <table:table-cell office:value-type="string">
            <text:p>25.04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891942, 23.950252</text:p>
          </table:table-cell>
          <table:table-cell office:value-type="string">
            <text:p>e4b53fee</text:p>
          </table:table-cell>
          <table:table-cell office:value-type="string">
            <text:p>09:58</text:p>
          </table:table-cell>
          <table:table-cell office:value-type="string">
            <text:p>49.892017, 23.950426</text:p>
          </table:table-cell>
          <table:table-cell office:value-type="string">
            <text:p>e4b53fee</text:p>
          </table:table-cell>
          <table:table-cell office:value-type="string">
            <text:p>17:33</text:p>
          </table:table-cell>
          <table:table-cell office:value-type="string">
            <text:p>WI-20250718-321</text:p>
          </table:table-cell>
          <table:table-cell office:value-type="string">
            <text:p>II-20250718-917</text:p>
          </table:table-cell>
          <table:table-cell office:value-type="string">
            <text:p>e4b53fee</text:p>
          </table:table-cell>
          <table:table-cell office:value-type="string">
            <text:p>PR-20250425-769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665313ca</text:p>
          </table:table-cell>
          <table:table-cell office:value-type="string">
            <text:p>25.04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892018, 23.950804</text:p>
          </table:table-cell>
          <table:table-cell office:value-type="string">
            <text:p>e4b53fe4</text:p>
          </table:table-cell>
          <table:table-cell office:value-type="string">
            <text:p>09:04</text:p>
          </table:table-cell>
          <table:table-cell office:value-type="string">
            <text:p>49.789080, 23.943469</text:p>
          </table:table-cell>
          <table:table-cell office:value-type="string">
            <text:p>e4b53fee</text:p>
          </table:table-cell>
          <table:table-cell office:value-type="string">
            <text:p>09:40</text:p>
          </table:table-cell>
          <table:table-cell office:value-type="string">
            <text:p>WI-20250718-746</text:p>
          </table:table-cell>
          <table:table-cell office:value-type="string">
            <text:p>II-20250718-704</text:p>
          </table:table-cell>
          <table:table-cell office:value-type="string">
            <text:p>e4b53fee</text:p>
          </table:table-cell>
          <table:table-cell office:value-type="string">
            <text:p>PR-20250425-769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2">
          <table:table-cell office:value-type="string">
            <text:p>3fb5397e</text:p>
          </table:table-cell>
          <table:table-cell office:value-type="string">
            <text:p>26.04.25, 00:00</text:p>
          </table:table-cell>
          <table:table-cell office:value-type="float" office:value="58498703">
            <text:p>58498703</text:p>
          </table:table-cell>
          <table:table-cell office:value-type="string">
            <text:p>FALSE</text:p>
          </table:table-cell>
          <table:table-cell office:value-type="string">
            <text:p>49.789725, 24.055555</text:p>
          </table:table-cell>
          <table:table-cell office:value-type="string">
            <text:p>d3eaaa6c</text:p>
          </table:table-cell>
          <table:table-cell office:value-type="string">
            <text:p>08:38</text:p>
          </table:table-cell>
          <table:table-cell office:value-type="string">
            <text:p>49.79, 24.056</text:p>
          </table:table-cell>
          <table:table-cell office:value-type="string">
            <text:p>d3eaaa6c</text:p>
          </table:table-cell>
          <table:table-cell office:value-type="string">
            <text:p>10:07</text:p>
          </table:table-cell>
          <table:table-cell office:value-type="string">
            <text:p>WI-20250718-268</text:p>
          </table:table-cell>
          <table:table-cell office:value-type="string">
            <text:p>II-20250718-949</text:p>
          </table:table-cell>
          <table:table-cell office:value-type="string">
            <text:p>d3eaaa6c</text:p>
          </table:table-cell>
          <table:table-cell office:value-type="string">
            <text:p>PR-20250426-570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db98a344</text:p>
          </table:table-cell>
          <table:table-cell office:value-type="string">
            <text:p>26.04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764878, 24.012502</text:p>
          </table:table-cell>
          <table:table-cell office:value-type="string">
            <text:p>d3eaaa6c</text:p>
          </table:table-cell>
          <table:table-cell office:value-type="string">
            <text:p>09:21</text:p>
          </table:table-cell>
          <table:table-cell office:value-type="string">
            <text:p>49.764598, 24.012467</text:p>
          </table:table-cell>
          <table:table-cell office:value-type="string">
            <text:p>d3eaaa6c</text:p>
          </table:table-cell>
          <table:table-cell office:value-type="string">
            <text:p>10:23</text:p>
          </table:table-cell>
          <table:table-cell office:value-type="string">
            <text:p>WI-20250718-779</text:p>
          </table:table-cell>
          <table:table-cell office:value-type="string">
            <text:p>II-20250718-268</text:p>
          </table:table-cell>
          <table:table-cell office:value-type="string">
            <text:p>d3eaaa6c</text:p>
          </table:table-cell>
          <table:table-cell office:value-type="string">
            <text:p>PR-20250426-570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10621bda</text:p>
          </table:table-cell>
          <table:table-cell office:value-type="string">
            <text:p>26.04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764997, 24.012300</text:p>
          </table:table-cell>
          <table:table-cell office:value-type="string">
            <text:p>d3eaaa6c</text:p>
          </table:table-cell>
          <table:table-cell office:value-type="string">
            <text:p>10:27</text:p>
          </table:table-cell>
          <table:table-cell office:value-type="string">
            <text:p>49.789080, 23.943469</text:p>
          </table:table-cell>
          <table:table-cell office:value-type="string">
            <text:p>e4b53fe4</text:p>
          </table:table-cell>
          <table:table-cell office:value-type="string">
            <text:p>10:47</text:p>
          </table:table-cell>
          <table:table-cell office:value-type="string">
            <text:p>WI-20250718-836</text:p>
          </table:table-cell>
          <table:table-cell office:value-type="string">
            <text:p>II-20250718-886</text:p>
          </table:table-cell>
          <table:table-cell office:value-type="string">
            <text:p>d3eaaa6c</text:p>
          </table:table-cell>
          <table:table-cell office:value-type="string">
            <text:p>PR-20250426-570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be8e54f8</text:p>
          </table:table-cell>
          <table:table-cell office:value-type="string">
            <text:p>28.04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788995, 23.943368</text:p>
          </table:table-cell>
          <table:table-cell office:value-type="string">
            <text:p>e4b53fe4</text:p>
          </table:table-cell>
          <table:table-cell office:value-type="string">
            <text:p>09:02</text:p>
          </table:table-cell>
          <table:table-cell office:value-type="string">
            <text:p>49.764741, 24.012507</text:p>
          </table:table-cell>
          <table:table-cell office:value-type="string">
            <text:p>d3eaaa6c</text:p>
          </table:table-cell>
          <table:table-cell office:value-type="string">
            <text:p>09:31</text:p>
          </table:table-cell>
          <table:table-cell office:value-type="string">
            <text:p>WI-20250718-760</text:p>
          </table:table-cell>
          <table:table-cell office:value-type="string">
            <text:p>II-20250718-527</text:p>
          </table:table-cell>
          <table:table-cell office:value-type="string">
            <text:p>d3eaaa6c</text:p>
          </table:table-cell>
          <table:table-cell office:value-type="string">
            <text:p>PR-20250426-570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2189c5f7</text:p>
          </table:table-cell>
          <table:table-cell office:value-type="string">
            <text:p>28.04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764719, 24.012501</text:p>
          </table:table-cell>
          <table:table-cell office:value-type="string">
            <text:p>d3eaaa6c</text:p>
          </table:table-cell>
          <table:table-cell office:value-type="string">
            <text:p>09:31</text:p>
          </table:table-cell>
          <table:table-cell office:value-type="string">
            <text:p>49.764748, 24.012320</text:p>
          </table:table-cell>
          <table:table-cell office:value-type="string">
            <text:p>d3eaaa6c</text:p>
          </table:table-cell>
          <table:table-cell office:value-type="string">
            <text:p>11:29</text:p>
          </table:table-cell>
          <table:table-cell office:value-type="string">
            <text:p>WI-20250718-783</text:p>
          </table:table-cell>
          <table:table-cell office:value-type="string">
            <text:p>II-20250718-553</text:p>
          </table:table-cell>
          <table:table-cell office:value-type="string">
            <text:p>d3eaaa6c</text:p>
          </table:table-cell>
          <table:table-cell office:value-type="string">
            <text:p>PR-20250426-570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43ebba44</text:p>
          </table:table-cell>
          <table:table-cell office:value-type="string">
            <text:p>28.04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764807, 24.012276</text:p>
          </table:table-cell>
          <table:table-cell office:value-type="string">
            <text:p>d3eaaa6c</text:p>
          </table:table-cell>
          <table:table-cell office:value-type="string">
            <text:p>11:30</text:p>
          </table:table-cell>
          <table:table-cell office:value-type="string">
            <text:p>49.789080, 23.943469</text:p>
          </table:table-cell>
          <table:table-cell office:value-type="string">
            <text:p>e4b53fe4</text:p>
          </table:table-cell>
          <table:table-cell office:value-type="string">
            <text:p>12:12</text:p>
          </table:table-cell>
          <table:table-cell office:value-type="string">
            <text:p>WI-20250718-147</text:p>
          </table:table-cell>
          <table:table-cell office:value-type="string">
            <text:p>II-20250718-904</text:p>
          </table:table-cell>
          <table:table-cell office:value-type="string">
            <text:p>d3eaaa6c</text:p>
          </table:table-cell>
          <table:table-cell office:value-type="string">
            <text:p>PR-20250426-570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107eaaac</text:p>
          </table:table-cell>
          <table:table-cell office:value-type="string">
            <text:p>28.04.25, 00:00</text:p>
          </table:table-cell>
          <table:table-cell office:value-type="float" office:value="58498703">
            <text:p>58498703</text:p>
          </table:table-cell>
          <table:table-cell office:value-type="string">
            <text:p>FALSE</text:p>
          </table:table-cell>
          <table:table-cell office:value-type="string">
            <text:p>49.765080, 24.012258</text:p>
          </table:table-cell>
          <table:table-cell office:value-type="string">
            <text:p>d3eaaa6c</text:p>
          </table:table-cell>
          <table:table-cell office:value-type="string">
            <text:p>10:35</text:p>
          </table:table-cell>
          <table:table-cell office:value-type="string">
            <text:p>49.765077, 24.012256</text:p>
          </table:table-cell>
          <table:table-cell office:value-type="string">
            <text:p>d3eaaa6c</text:p>
          </table:table-cell>
          <table:table-cell office:value-type="string">
            <text:p>11:35</text:p>
          </table:table-cell>
          <table:table-cell office:value-type="string">
            <text:p>WI-20250718-554</text:p>
          </table:table-cell>
          <table:table-cell office:value-type="string">
            <text:p>II-20250718-199</text:p>
          </table:table-cell>
          <table:table-cell office:value-type="string">
            <text:p>d3eaaa6c</text:p>
          </table:table-cell>
          <table:table-cell office:value-type="string">
            <text:p>PR-20250426-570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35f5e8cb</text:p>
          </table:table-cell>
          <table:table-cell office:value-type="string">
            <text:p>28.04.25, 00:00</text:p>
          </table:table-cell>
          <table:table-cell office:value-type="float" office:value="58498703">
            <text:p>58498703</text:p>
          </table:table-cell>
          <table:table-cell office:value-type="string">
            <text:p>FALSE</text:p>
          </table:table-cell>
          <table:table-cell office:value-type="string">
            <text:p>49.765080, 24.012258</text:p>
          </table:table-cell>
          <table:table-cell office:value-type="string">
            <text:p>d3eaaa6c</text:p>
          </table:table-cell>
          <table:table-cell office:value-type="string">
            <text:p>11:35</text:p>
          </table:table-cell>
          <table:table-cell office:value-type="string">
            <text:p>49.789061, 24.054275</text:p>
          </table:table-cell>
          <table:table-cell office:value-type="string">
            <text:p>6ce7e26d</text:p>
          </table:table-cell>
          <table:table-cell office:value-type="string">
            <text:p>11:48</text:p>
          </table:table-cell>
          <table:table-cell office:value-type="string">
            <text:p>WI-20250718-950</text:p>
          </table:table-cell>
          <table:table-cell office:value-type="string">
            <text:p>II-20250718-273</text:p>
          </table:table-cell>
          <table:table-cell office:value-type="string">
            <text:p>d3eaaa6c</text:p>
          </table:table-cell>
          <table:table-cell office:value-type="string">
            <text:p>PR-20250426-570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b31f4278</text:p>
          </table:table-cell>
          <table:table-cell office:value-type="string">
            <text:p>28.04.25, 00:00</text:p>
          </table:table-cell>
          <table:table-cell office:value-type="float" office:value="58498703">
            <text:p>58498703</text:p>
          </table:table-cell>
          <table:table-cell office:value-type="string">
            <text:p>FALSE</text:p>
          </table:table-cell>
          <table:table-cell office:value-type="string">
            <text:p>49.789156, 24.054764</text:p>
          </table:table-cell>
          <table:table-cell office:value-type="string">
            <text:p>6ce7e26d</text:p>
          </table:table-cell>
          <table:table-cell office:value-type="string">
            <text:p>11:48</text:p>
          </table:table-cell>
          <table:table-cell office:value-type="string">
            <text:p>49.831201, 24.035142</text:p>
          </table:table-cell>
          <table:table-cell office:value-type="string">
            <text:p>631b238b</text:p>
          </table:table-cell>
          <table:table-cell office:value-type="string">
            <text:p>12:24</text:p>
          </table:table-cell>
          <table:table-cell office:value-type="string">
            <text:p>WI-20250718-580</text:p>
          </table:table-cell>
          <table:table-cell office:value-type="string">
            <text:p>II-20250718-753</text:p>
          </table:table-cell>
          <table:table-cell office:value-type="string">
            <text:p>631b238b</text:p>
          </table:table-cell>
          <table:table-cell office:value-type="string">
            <text:p>PR-20250415-552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c27bbc17</text:p>
          </table:table-cell>
          <table:table-cell office:value-type="string">
            <text:p>28.04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788904, 23.943159</text:p>
          </table:table-cell>
          <table:table-cell office:value-type="string">
            <text:p>e4b53fe4</text:p>
          </table:table-cell>
          <table:table-cell office:value-type="string">
            <text:p>12:30</text:p>
          </table:table-cell>
          <table:table-cell office:value-type="string">
            <text:p>49.907895, 23.965626</text:p>
          </table:table-cell>
          <table:table-cell office:value-type="string">
            <text:p>5e0b997d</text:p>
          </table:table-cell>
          <table:table-cell office:value-type="string">
            <text:p>13:00</text:p>
          </table:table-cell>
          <table:table-cell office:value-type="string">
            <text:p>WI-20250718-920</text:p>
          </table:table-cell>
          <table:table-cell office:value-type="string">
            <text:p>II-20250718-202</text:p>
          </table:table-cell>
          <table:table-cell office:value-type="string">
            <text:p>5e0b997d</text:p>
          </table:table-cell>
          <table:table-cell office:value-type="string">
            <text:p>PR-20250423-266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5b598611</text:p>
          </table:table-cell>
          <table:table-cell office:value-type="string">
            <text:p>28.04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907883, 23.965356</text:p>
          </table:table-cell>
          <table:table-cell office:value-type="string">
            <text:p>5e0b997d</text:p>
          </table:table-cell>
          <table:table-cell office:value-type="string">
            <text:p>13:04</text:p>
          </table:table-cell>
          <table:table-cell office:value-type="string">
            <text:p>49.907876, 23.965062</text:p>
          </table:table-cell>
          <table:table-cell office:value-type="string">
            <text:p>5e0b997d</text:p>
          </table:table-cell>
          <table:table-cell office:value-type="string">
            <text:p>14:20</text:p>
          </table:table-cell>
          <table:table-cell office:value-type="string">
            <text:p>WI-20250718-844</text:p>
          </table:table-cell>
          <table:table-cell office:value-type="string">
            <text:p>II-20250718-390</text:p>
          </table:table-cell>
          <table:table-cell office:value-type="string">
            <text:p>5e0b997d</text:p>
          </table:table-cell>
          <table:table-cell office:value-type="string">
            <text:p>PR-20250423-266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d297fbdd</text:p>
          </table:table-cell>
          <table:table-cell office:value-type="string">
            <text:p>28.04.25, 00:00</text:p>
          </table:table-cell>
          <table:table-cell office:value-type="float" office:value="58498703">
            <text:p>58498703</text:p>
          </table:table-cell>
          <table:table-cell office:value-type="string">
            <text:p>FALSE</text:p>
          </table:table-cell>
          <table:table-cell office:value-type="string">
            <text:p>49.789156, 24.054764</text:p>
          </table:table-cell>
          <table:table-cell office:value-type="string">
            <text:p>6ce7e26d</text:p>
          </table:table-cell>
          <table:table-cell office:value-type="string">
            <text:p>11:48</text:p>
          </table:table-cell>
          <table:table-cell office:value-type="string">
            <text:p>49.831201, 24.035142</text:p>
          </table:table-cell>
          <table:table-cell office:value-type="string">
            <text:p>631b238b</text:p>
          </table:table-cell>
          <table:table-cell office:value-type="string">
            <text:p>12:24</text:p>
          </table:table-cell>
          <table:table-cell office:value-type="string">
            <text:p>WI-20250718-863</text:p>
          </table:table-cell>
          <table:table-cell office:value-type="string">
            <text:p>II-20250718-790</text:p>
          </table:table-cell>
          <table:table-cell office:value-type="string">
            <text:p>631b238b</text:p>
          </table:table-cell>
          <table:table-cell office:value-type="string">
            <text:p>PR-20250415-552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6e21e0cc</text:p>
          </table:table-cell>
          <table:table-cell office:value-type="string">
            <text:p>28.04.25, 00:00</text:p>
          </table:table-cell>
          <table:table-cell office:value-type="float" office:value="58498703">
            <text:p>58498703</text:p>
          </table:table-cell>
          <table:table-cell office:value-type="string">
            <text:p>FALSE</text:p>
          </table:table-cell>
          <table:table-cell office:value-type="string">
            <text:p>49.831201, 24.035142</text:p>
          </table:table-cell>
          <table:table-cell office:value-type="string">
            <text:p>631b238b</text:p>
          </table:table-cell>
          <table:table-cell office:value-type="string">
            <text:p>13:00</text:p>
          </table:table-cell>
          <table:table-cell office:value-type="string">
            <text:p>49.842172, 24.059043</text:p>
          </table:table-cell>
          <table:table-cell office:value-type="string">
            <text:p>631b238b</text:p>
          </table:table-cell>
          <table:table-cell office:value-type="string">
            <text:p>13:28</text:p>
          </table:table-cell>
          <table:table-cell office:value-type="string">
            <text:p>WI-20250718-601</text:p>
          </table:table-cell>
          <table:table-cell office:value-type="string">
            <text:p>II-20250718-706</text:p>
          </table:table-cell>
          <table:table-cell office:value-type="string">
            <text:p>631b238b</text:p>
          </table:table-cell>
          <table:table-cell office:value-type="string">
            <text:p>PR-20250415-552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dec7d588</text:p>
          </table:table-cell>
          <table:table-cell office:value-type="string">
            <text:p>28.04.25, 00:00</text:p>
          </table:table-cell>
          <table:table-cell office:value-type="float" office:value="58498703">
            <text:p>58498703</text:p>
          </table:table-cell>
          <table:table-cell office:value-type="string">
            <text:p>FALSE</text:p>
          </table:table-cell>
          <table:table-cell office:value-type="string">
            <text:p>49.839094, 24.057268</text:p>
          </table:table-cell>
          <table:table-cell office:value-type="string">
            <text:p>6b90dd04</text:p>
          </table:table-cell>
          <table:table-cell office:value-type="string">
            <text:p>14:15</text:p>
          </table:table-cell>
          <table:table-cell office:value-type="string">
            <text:p>49.838841, 24.057532</text:p>
          </table:table-cell>
          <table:table-cell office:value-type="string">
            <text:p>6b90dd04</text:p>
          </table:table-cell>
          <table:table-cell office:value-type="string">
            <text:p>14:44</text:p>
          </table:table-cell>
          <table:table-cell office:value-type="string">
            <text:p>WI-20250718-938</text:p>
          </table:table-cell>
          <table:table-cell office:value-type="string">
            <text:p>II-20250718-582</text:p>
          </table:table-cell>
          <table:table-cell office:value-type="string">
            <text:p>6b90dd04</text:p>
          </table:table-cell>
          <table:table-cell office:value-type="string">
            <text:p>PR-20250428-424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931e82a3</text:p>
          </table:table-cell>
          <table:table-cell office:value-type="string">
            <text:p>28.04.25, 00:00</text:p>
          </table:table-cell>
          <table:table-cell office:value-type="float" office:value="58498703">
            <text:p>58498703</text:p>
          </table:table-cell>
          <table:table-cell office:value-type="string">
            <text:p>FALSE</text:p>
          </table:table-cell>
          <table:table-cell office:value-type="string">
            <text:p>49.838822, 24.057501</text:p>
          </table:table-cell>
          <table:table-cell office:value-type="string">
            <text:p>6b90dd04</text:p>
          </table:table-cell>
          <table:table-cell office:value-type="string">
            <text:p>14:45</text:p>
          </table:table-cell>
          <table:table-cell office:value-type="string">
            <text:p>49.806, 24.031</text:p>
          </table:table-cell>
          <table:table-cell office:value-type="string">
            <text:p>6ce7e26d</text:p>
          </table:table-cell>
          <table:table-cell office:value-type="string">
            <text:p>15:10</text:p>
          </table:table-cell>
          <table:table-cell office:value-type="string">
            <text:p>WI-20250718-762</text:p>
          </table:table-cell>
          <table:table-cell office:value-type="string">
            <text:p>II-20250718-647</text:p>
          </table:table-cell>
          <table:table-cell office:value-type="string">
            <text:p>6b90dd04</text:p>
          </table:table-cell>
          <table:table-cell office:value-type="string">
            <text:p>PR-20250428-424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d2cd7a4d</text:p>
          </table:table-cell>
          <table:table-cell office:value-type="string">
            <text:p>28.04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907547, 23.967419</text:p>
          </table:table-cell>
          <table:table-cell office:value-type="string">
            <text:p>0e2c64db</text:p>
          </table:table-cell>
          <table:table-cell office:value-type="string">
            <text:p>14:00</text:p>
          </table:table-cell>
          <table:table-cell office:value-type="string">
            <text:p>49.906131, 23.967065</text:p>
          </table:table-cell>
          <table:table-cell office:value-type="string">
            <text:p>0e2c64db</text:p>
          </table:table-cell>
          <table:table-cell office:value-type="string">
            <text:p>17:35</text:p>
          </table:table-cell>
          <table:table-cell office:value-type="string">
            <text:p>WI-20250718-106</text:p>
          </table:table-cell>
          <table:table-cell office:value-type="string">
            <text:p>II-20250718-139</text:p>
          </table:table-cell>
          <table:table-cell office:value-type="string">
            <text:p>0e2c64db</text:p>
          </table:table-cell>
          <table:table-cell office:value-type="string">
            <text:p>PR-20250424-479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6c3db9b1</text:p>
          </table:table-cell>
          <table:table-cell office:value-type="string">
            <text:p>28.04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907623, 23.967047</text:p>
          </table:table-cell>
          <table:table-cell office:value-type="string">
            <text:p>0e2c64db</text:p>
          </table:table-cell>
          <table:table-cell office:value-type="string">
            <text:p>17:41</text:p>
          </table:table-cell>
          <table:table-cell office:value-type="string">
            <text:p>49.789080, 23.943469</text:p>
          </table:table-cell>
          <table:table-cell office:value-type="string">
            <text:p>e4b53fe4</text:p>
          </table:table-cell>
          <table:table-cell office:value-type="string">
            <text:p>18:19</text:p>
          </table:table-cell>
          <table:table-cell office:value-type="string">
            <text:p>WI-20250718-674</text:p>
          </table:table-cell>
          <table:table-cell office:value-type="string">
            <text:p>II-20250718-414</text:p>
          </table:table-cell>
          <table:table-cell office:value-type="string">
            <text:p>0e2c64db</text:p>
          </table:table-cell>
          <table:table-cell office:value-type="string">
            <text:p>PR-20250424-479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9b52e38a</text:p>
          </table:table-cell>
          <table:table-cell office:value-type="string">
            <text:p>28.04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907883, 23.965356</text:p>
          </table:table-cell>
          <table:table-cell office:value-type="string">
            <text:p>5e0b997d</text:p>
          </table:table-cell>
          <table:table-cell office:value-type="string">
            <text:p>14:20</text:p>
          </table:table-cell>
          <table:table-cell office:value-type="string">
            <text:p>49.907876, 23.965062</text:p>
          </table:table-cell>
          <table:table-cell office:value-type="string">
            <text:p>0e2c64db</text:p>
          </table:table-cell>
          <table:table-cell office:value-type="string">
            <text:p>14:26</text:p>
          </table:table-cell>
          <table:table-cell office:value-type="string">
            <text:p>WI-20250718-548</text:p>
          </table:table-cell>
          <table:table-cell office:value-type="string">
            <text:p>II-20250718-973</text:p>
          </table:table-cell>
          <table:table-cell office:value-type="string">
            <text:p>5e0b997d</text:p>
          </table:table-cell>
          <table:table-cell office:value-type="string">
            <text:p>PR-20250423-266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b07af3db</text:p>
          </table:table-cell>
          <table:table-cell office:value-type="string">
            <text:p>29.04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788808, 23.943438</text:p>
          </table:table-cell>
          <table:table-cell office:value-type="string">
            <text:p>e4b53fe4</text:p>
          </table:table-cell>
          <table:table-cell office:value-type="string">
            <text:p>09:49</text:p>
          </table:table-cell>
          <table:table-cell office:value-type="string">
            <text:p>49.907740, 23.967881</text:p>
          </table:table-cell>
          <table:table-cell office:value-type="string">
            <text:p>7cad825c</text:p>
          </table:table-cell>
          <table:table-cell office:value-type="string">
            <text:p>10:43</text:p>
          </table:table-cell>
          <table:table-cell office:value-type="string">
            <text:p>WI-20250718-255</text:p>
          </table:table-cell>
          <table:table-cell office:value-type="string">
            <text:p>II-20250718-285</text:p>
          </table:table-cell>
          <table:table-cell office:value-type="string">
            <text:p>7cad825c</text:p>
          </table:table-cell>
          <table:table-cell office:value-type="string">
            <text:p>PR-20250429-822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cefd2450</text:p>
          </table:table-cell>
          <table:table-cell office:value-type="string">
            <text:p>29.04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907740, 23.967881</text:p>
          </table:table-cell>
          <table:table-cell office:value-type="string">
            <text:p>7cad825c</text:p>
          </table:table-cell>
          <table:table-cell office:value-type="string">
            <text:p>10:43</text:p>
          </table:table-cell>
          <table:table-cell office:value-type="string">
            <text:p>49.907555, 23.967926</text:p>
          </table:table-cell>
          <table:table-cell office:value-type="string">
            <text:p>7cad825c</text:p>
          </table:table-cell>
          <table:table-cell office:value-type="string">
            <text:p>17:08</text:p>
          </table:table-cell>
          <table:table-cell office:value-type="string">
            <text:p>WI-20250718-498</text:p>
          </table:table-cell>
          <table:table-cell office:value-type="string">
            <text:p>II-20250718-741</text:p>
          </table:table-cell>
          <table:table-cell office:value-type="string">
            <text:p>7cad825c</text:p>
          </table:table-cell>
          <table:table-cell office:value-type="string">
            <text:p>PR-20250429-822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bce63b94</text:p>
          </table:table-cell>
          <table:table-cell office:value-type="string">
            <text:p>29.04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907719, 23.967683</text:p>
          </table:table-cell>
          <table:table-cell office:value-type="string">
            <text:p>7cad825c</text:p>
          </table:table-cell>
          <table:table-cell office:value-type="string">
            <text:p>17:14</text:p>
          </table:table-cell>
          <table:table-cell office:value-type="string">
            <text:p>49.781474, 24.055397</text:p>
          </table:table-cell>
          <table:table-cell office:value-type="string">
            <text:p>10c6f637</text:p>
          </table:table-cell>
          <table:table-cell office:value-type="string">
            <text:p>19:07</text:p>
          </table:table-cell>
          <table:table-cell office:value-type="string">
            <text:p>WI-20250718-487</text:p>
          </table:table-cell>
          <table:table-cell office:value-type="string">
            <text:p>II-20250718-458</text:p>
          </table:table-cell>
          <table:table-cell office:value-type="string">
            <text:p>7cad825c</text:p>
          </table:table-cell>
          <table:table-cell office:value-type="string">
            <text:p>PR-20250429-822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c9524b95</text:p>
          </table:table-cell>
          <table:table-cell office:value-type="string">
            <text:p>30.04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789103, 23.943468</text:p>
          </table:table-cell>
          <table:table-cell office:value-type="string">
            <text:p>e4b53fe4</text:p>
          </table:table-cell>
          <table:table-cell office:value-type="string">
            <text:p>10:01</text:p>
          </table:table-cell>
          <table:table-cell office:value-type="string">
            <text:p>49.723496, 23.993601</text:p>
          </table:table-cell>
          <table:table-cell office:value-type="string">
            <text:p>7636fa3c</text:p>
          </table:table-cell>
          <table:table-cell office:value-type="string">
            <text:p>10:37</text:p>
          </table:table-cell>
          <table:table-cell office:value-type="string">
            <text:p>WI-20250718-667</text:p>
          </table:table-cell>
          <table:table-cell office:value-type="string">
            <text:p>II-20250718-356</text:p>
          </table:table-cell>
          <table:table-cell office:value-type="string">
            <text:p>7636fa3c</text:p>
          </table:table-cell>
          <table:table-cell office:value-type="string">
            <text:p>PR-20250430-164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f2558a02</text:p>
          </table:table-cell>
          <table:table-cell office:value-type="string">
            <text:p>30.04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723482, 23.993508</text:p>
          </table:table-cell>
          <table:table-cell office:value-type="string">
            <text:p>7636fa3c</text:p>
          </table:table-cell>
          <table:table-cell office:value-type="string">
            <text:p>10:37</text:p>
          </table:table-cell>
          <table:table-cell office:value-type="string">
            <text:p>49.723621, 23.993518</text:p>
          </table:table-cell>
          <table:table-cell office:value-type="string">
            <text:p>7636fa3c</text:p>
          </table:table-cell>
          <table:table-cell office:value-type="string">
            <text:p>14:47</text:p>
          </table:table-cell>
          <table:table-cell office:value-type="string">
            <text:p>WI-20250718-693</text:p>
          </table:table-cell>
          <table:table-cell office:value-type="string">
            <text:p>II-20250718-382</text:p>
          </table:table-cell>
          <table:table-cell office:value-type="string">
            <text:p>7636fa3c</text:p>
          </table:table-cell>
          <table:table-cell office:value-type="string">
            <text:p>PR-20250430-164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29ea9171</text:p>
          </table:table-cell>
          <table:table-cell office:value-type="string">
            <text:p>30.04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723629, 23.993506</text:p>
          </table:table-cell>
          <table:table-cell office:value-type="string">
            <text:p>7636fa3c</text:p>
          </table:table-cell>
          <table:table-cell office:value-type="string">
            <text:p>14:47</text:p>
          </table:table-cell>
          <table:table-cell office:value-type="string">
            <text:p>49.789197, 23.943544</text:p>
          </table:table-cell>
          <table:table-cell office:value-type="string">
            <text:p>e4b53fe4</text:p>
          </table:table-cell>
          <table:table-cell office:value-type="string">
            <text:p>15:14</text:p>
          </table:table-cell>
          <table:table-cell office:value-type="string">
            <text:p>WI-20250718-320</text:p>
          </table:table-cell>
          <table:table-cell office:value-type="string">
            <text:p>II-20250718-614</text:p>
          </table:table-cell>
          <table:table-cell office:value-type="string">
            <text:p>7636fa3c</text:p>
          </table:table-cell>
          <table:table-cell office:value-type="string">
            <text:p>PR-20250430-164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17b9b1f0</text:p>
          </table:table-cell>
          <table:table-cell office:value-type="string">
            <text:p>30.04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723519, 23.993681</text:p>
          </table:table-cell>
          <table:table-cell office:value-type="string">
            <text:p>7636fa3c</text:p>
          </table:table-cell>
          <table:table-cell office:value-type="string">
            <text:p>16:11</text:p>
          </table:table-cell>
          <table:table-cell office:value-type="string">
            <text:p>49.723317, 23.993778</text:p>
          </table:table-cell>
          <table:table-cell office:value-type="string">
            <text:p>7636fa3c</text:p>
          </table:table-cell>
          <table:table-cell office:value-type="string">
            <text:p>17:35</text:p>
          </table:table-cell>
          <table:table-cell office:value-type="string">
            <text:p>WI-20250718-687</text:p>
          </table:table-cell>
          <table:table-cell office:value-type="string">
            <text:p>II-20250718-140</text:p>
          </table:table-cell>
          <table:table-cell office:value-type="string">
            <text:p>7636fa3c</text:p>
          </table:table-cell>
          <table:table-cell office:value-type="string">
            <text:p>PR-20250430-164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baf0df21</text:p>
          </table:table-cell>
          <table:table-cell office:value-type="string">
            <text:p>30.04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789078, 23.943415</text:p>
          </table:table-cell>
          <table:table-cell office:value-type="string">
            <text:p>e4b53fe4</text:p>
          </table:table-cell>
          <table:table-cell office:value-type="string">
            <text:p>15:25</text:p>
          </table:table-cell>
          <table:table-cell office:value-type="string">
            <text:p>49.723356, 23.993267</text:p>
          </table:table-cell>
          <table:table-cell office:value-type="string">
            <text:p>7636fa3c</text:p>
          </table:table-cell>
          <table:table-cell office:value-type="string">
            <text:p>16:10</text:p>
          </table:table-cell>
          <table:table-cell office:value-type="string">
            <text:p>WI-20250718-564</text:p>
          </table:table-cell>
          <table:table-cell office:value-type="string">
            <text:p>II-20250718-450</text:p>
          </table:table-cell>
          <table:table-cell office:value-type="string">
            <text:p>7636fa3c</text:p>
          </table:table-cell>
          <table:table-cell office:value-type="string">
            <text:p>PR-20250430-164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6f65e7e0</text:p>
          </table:table-cell>
          <table:table-cell office:value-type="string">
            <text:p>30.04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781438, 24.055599</text:p>
          </table:table-cell>
          <table:table-cell office:value-type="string">
            <text:p>10c6f637</text:p>
          </table:table-cell>
          <table:table-cell office:value-type="string">
            <text:p>17:35</text:p>
          </table:table-cell>
          <table:table-cell office:value-type="string">
            <text:p>49.789014, 23.943306</text:p>
          </table:table-cell>
          <table:table-cell office:value-type="string">
            <text:p>e4b53fe4</text:p>
          </table:table-cell>
          <table:table-cell office:value-type="string">
            <text:p>18:09</text:p>
          </table:table-cell>
          <table:table-cell office:value-type="string">
            <text:p>WI-20250718-195</text:p>
          </table:table-cell>
          <table:table-cell office:value-type="string">
            <text:p>II-20250718-612</text:p>
          </table:table-cell>
          <table:table-cell office:value-type="string">
            <text:p>7636fa3c</text:p>
          </table:table-cell>
          <table:table-cell office:value-type="string">
            <text:p>PR-20250430-164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f611706e</text:p>
          </table:table-cell>
          <table:table-cell office:value-type="string">
            <text:p>02.05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789146, 23.943506</text:p>
          </table:table-cell>
          <table:table-cell office:value-type="string">
            <text:p>e4b53fe4</text:p>
          </table:table-cell>
          <table:table-cell office:value-type="string">
            <text:p>10:02</text:p>
          </table:table-cell>
          <table:table-cell office:value-type="string">
            <text:p>49.819767, 24.127960</text:p>
          </table:table-cell>
          <table:table-cell office:value-type="string">
            <text:p>af747328</text:p>
          </table:table-cell>
          <table:table-cell office:value-type="string">
            <text:p>10:44</text:p>
          </table:table-cell>
          <table:table-cell office:value-type="string">
            <text:p>WI-20250718-218</text:p>
          </table:table-cell>
          <table:table-cell office:value-type="string">
            <text:p>II-20250718-631</text:p>
          </table:table-cell>
          <table:table-cell office:value-type="string">
            <text:p>af747328</text:p>
          </table:table-cell>
          <table:table-cell office:value-type="string">
            <text:p>PR-20250502-152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070418fb</text:p>
          </table:table-cell>
          <table:table-cell office:value-type="string">
            <text:p>02.05.25, 00:00</text:p>
          </table:table-cell>
          <table:table-cell office:value-type="float" office:value="58498703">
            <text:p>58498703</text:p>
          </table:table-cell>
          <table:table-cell office:value-type="string">
            <text:p>FALSE</text:p>
          </table:table-cell>
          <table:table-cell office:value-type="string">
            <text:p>49.891666, 23.951077</text:p>
          </table:table-cell>
          <table:table-cell office:value-type="string">
            <text:p>e4b53fee</text:p>
          </table:table-cell>
          <table:table-cell office:value-type="string">
            <text:p>11:18</text:p>
          </table:table-cell>
          <table:table-cell office:value-type="string">
            <text:p>49.790009, 24.055544</text:p>
          </table:table-cell>
          <table:table-cell office:value-type="string">
            <text:p>6ce7e26d</text:p>
          </table:table-cell>
          <table:table-cell office:value-type="string">
            <text:p>17:54</text:p>
          </table:table-cell>
          <table:table-cell office:value-type="string">
            <text:p>WI-20250718-738</text:p>
          </table:table-cell>
          <table:table-cell office:value-type="string">
            <text:p>II-20250718-288</text:p>
          </table:table-cell>
          <table:table-cell office:value-type="string">
            <text:p>e4b53fee</text:p>
          </table:table-cell>
          <table:table-cell office:value-type="string">
            <text:p>PR-20250425-769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30a1f0a1</text:p>
          </table:table-cell>
          <table:table-cell office:value-type="string">
            <text:p>02.05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819811, 24.127918</text:p>
          </table:table-cell>
          <table:table-cell office:value-type="string">
            <text:p>af747328</text:p>
          </table:table-cell>
          <table:table-cell office:value-type="string">
            <text:p>09:44</text:p>
          </table:table-cell>
          <table:table-cell office:value-type="string">
            <text:p>49.819811, 24.127918</text:p>
          </table:table-cell>
          <table:table-cell office:value-type="string">
            <text:p>af747328</text:p>
          </table:table-cell>
          <table:table-cell office:value-type="string">
            <text:p>17:16</text:p>
          </table:table-cell>
          <table:table-cell office:value-type="string">
            <text:p>WI-20250718-255</text:p>
          </table:table-cell>
          <table:table-cell office:value-type="string">
            <text:p>II-20250718-386</text:p>
          </table:table-cell>
          <table:table-cell office:value-type="string">
            <text:p>af747328</text:p>
          </table:table-cell>
          <table:table-cell office:value-type="string">
            <text:p>PR-20250502-152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f5eb86bd</text:p>
          </table:table-cell>
          <table:table-cell office:value-type="string">
            <text:p>02.05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819811, 24.127918</text:p>
          </table:table-cell>
          <table:table-cell office:value-type="string">
            <text:p>af747328</text:p>
          </table:table-cell>
          <table:table-cell office:value-type="string">
            <text:p>17:16</text:p>
          </table:table-cell>
          <table:table-cell office:value-type="string">
            <text:p>49.781474, 24.055397</text:p>
          </table:table-cell>
          <table:table-cell office:value-type="string">
            <text:p>10c6f637</text:p>
          </table:table-cell>
          <table:table-cell office:value-type="string">
            <text:p>18:32</text:p>
          </table:table-cell>
          <table:table-cell office:value-type="string">
            <text:p>WI-20250718-457</text:p>
          </table:table-cell>
          <table:table-cell office:value-type="string">
            <text:p>II-20250718-544</text:p>
          </table:table-cell>
          <table:table-cell office:value-type="string">
            <text:p>af747328</text:p>
          </table:table-cell>
          <table:table-cell office:value-type="string">
            <text:p>PR-20250502-152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11ae8ada</text:p>
          </table:table-cell>
          <table:table-cell office:value-type="string">
            <text:p>02.05.25, 00:00</text:p>
          </table:table-cell>
          <table:table-cell office:value-type="float" office:value="58498703">
            <text:p>58498703</text:p>
          </table:table-cell>
          <table:table-cell office:value-type="string">
            <text:p>FALSE</text:p>
          </table:table-cell>
          <table:table-cell office:value-type="string">
            <text:p>49.891666, 23.951077</text:p>
          </table:table-cell>
          <table:table-cell office:value-type="string">
            <text:p>e4b53fee</text:p>
          </table:table-cell>
          <table:table-cell office:value-type="string">
            <text:p>11:18</text:p>
          </table:table-cell>
          <table:table-cell office:value-type="string">
            <text:p>49.891666, 23.951077</text:p>
          </table:table-cell>
          <table:table-cell office:value-type="string">
            <text:p>e4b53fee</text:p>
          </table:table-cell>
          <table:table-cell office:value-type="string">
            <text:p>17:54</text:p>
          </table:table-cell>
          <table:table-cell office:value-type="string">
            <text:p>WI-20250718-344</text:p>
          </table:table-cell>
          <table:table-cell office:value-type="string">
            <text:p>II-20250718-445</text:p>
          </table:table-cell>
          <table:table-cell office:value-type="string">
            <text:p>e4b53fee</text:p>
          </table:table-cell>
          <table:table-cell office:value-type="string">
            <text:p>PR-20250425-769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777ab1c0</text:p>
          </table:table-cell>
          <table:table-cell office:value-type="string">
            <text:p>02.05.25, 00:00</text:p>
          </table:table-cell>
          <table:table-cell office:value-type="float" office:value="58498703">
            <text:p>58498703</text:p>
          </table:table-cell>
          <table:table-cell office:value-type="string">
            <text:p>FALSE</text:p>
          </table:table-cell>
          <table:table-cell office:value-type="string">
            <text:p>49.891666, 23.951077</text:p>
          </table:table-cell>
          <table:table-cell office:value-type="string">
            <text:p>e4b53fee</text:p>
          </table:table-cell>
          <table:table-cell office:value-type="string">
            <text:p>11:18</text:p>
          </table:table-cell>
          <table:table-cell office:value-type="string">
            <text:p>49.790009, 24.055544</text:p>
          </table:table-cell>
          <table:table-cell office:value-type="string">
            <text:p>6ce7e26d</text:p>
          </table:table-cell>
          <table:table-cell office:value-type="string">
            <text:p>17:54</text:p>
          </table:table-cell>
          <table:table-cell office:value-type="string">
            <text:p>WI-20250718-727</text:p>
          </table:table-cell>
          <table:table-cell office:value-type="string">
            <text:p>II-20250718-496</text:p>
          </table:table-cell>
          <table:table-cell office:value-type="string">
            <text:p>e4b53fee</text:p>
          </table:table-cell>
          <table:table-cell office:value-type="string">
            <text:p>PR-20250425-769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ee56ed09</text:p>
          </table:table-cell>
          <table:table-cell office:value-type="string">
            <text:p>05.05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789103, 23.943468</text:p>
          </table:table-cell>
          <table:table-cell office:value-type="string">
            <text:p>e4b53fe4</text:p>
          </table:table-cell>
          <table:table-cell office:value-type="string">
            <text:p>09:28</text:p>
          </table:table-cell>
          <table:table-cell office:value-type="string">
            <text:p>49.907691, 23.965875</text:p>
          </table:table-cell>
          <table:table-cell office:value-type="string">
            <text:p>5e0b997d</text:p>
          </table:table-cell>
          <table:table-cell office:value-type="string">
            <text:p>10:18</text:p>
          </table:table-cell>
          <table:table-cell office:value-type="string">
            <text:p>WI-20250718-737</text:p>
          </table:table-cell>
          <table:table-cell office:value-type="string">
            <text:p>II-20250718-667</text:p>
          </table:table-cell>
          <table:table-cell office:value-type="string">
            <text:p>5e0b997d</text:p>
          </table:table-cell>
          <table:table-cell office:value-type="string">
            <text:p>PR-20250505-146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81c00276</text:p>
          </table:table-cell>
          <table:table-cell office:value-type="string">
            <text:p>05.05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907741, 23.965877</text:p>
          </table:table-cell>
          <table:table-cell office:value-type="string">
            <text:p>5e0b997d</text:p>
          </table:table-cell>
          <table:table-cell office:value-type="string">
            <text:p>10:18</text:p>
          </table:table-cell>
          <table:table-cell office:value-type="string">
            <text:p>49.907780, 23.965383</text:p>
          </table:table-cell>
          <table:table-cell office:value-type="string">
            <text:p>5e0b997d</text:p>
          </table:table-cell>
          <table:table-cell office:value-type="string">
            <text:p>17:18</text:p>
          </table:table-cell>
          <table:table-cell office:value-type="string">
            <text:p>WI-20250718-813</text:p>
          </table:table-cell>
          <table:table-cell office:value-type="string">
            <text:p>II-20250718-343</text:p>
          </table:table-cell>
          <table:table-cell office:value-type="string">
            <text:p>5e0b997d</text:p>
          </table:table-cell>
          <table:table-cell office:value-type="string">
            <text:p>PR-20250505-146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ab7d7b50</text:p>
          </table:table-cell>
          <table:table-cell office:value-type="string">
            <text:p>05.05.25, 00:00</text:p>
          </table:table-cell>
          <table:table-cell office:value-type="float" office:value="58498703">
            <text:p>58498703</text:p>
          </table:table-cell>
          <table:table-cell office:value-type="string">
            <text:p>FALSE</text:p>
          </table:table-cell>
          <table:table-cell office:value-type="string">
            <text:p>49.790009, 24.055544</text:p>
          </table:table-cell>
          <table:table-cell office:value-type="string">
            <text:p>6ce7e26d</text:p>
          </table:table-cell>
          <table:table-cell office:value-type="string">
            <text:p>09:23</text:p>
          </table:table-cell>
          <table:table-cell office:value-type="string">
            <text:p>49.907707, 23.965893</text:p>
          </table:table-cell>
          <table:table-cell office:value-type="string">
            <text:p>5e0b997d</text:p>
          </table:table-cell>
          <table:table-cell office:value-type="string">
            <text:p>10:24</text:p>
          </table:table-cell>
          <table:table-cell office:value-type="string">
            <text:p>WI-20250718-425</text:p>
          </table:table-cell>
          <table:table-cell office:value-type="string">
            <text:p>II-20250718-547</text:p>
          </table:table-cell>
          <table:table-cell office:value-type="string">
            <text:p>5e0b997d</text:p>
          </table:table-cell>
          <table:table-cell office:value-type="string">
            <text:p>PR-20250505-146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float" office:value="83175447">
            <text:p>83175447</text:p>
          </table:table-cell>
          <table:table-cell office:value-type="string">
            <text:p>05.05.25, 00:00</text:p>
          </table:table-cell>
          <table:table-cell office:value-type="float" office:value="58498703">
            <text:p>58498703</text:p>
          </table:table-cell>
          <table:table-cell office:value-type="string">
            <text:p>FALSE</text:p>
          </table:table-cell>
          <table:table-cell office:value-type="string">
            <text:p>49.907688, 23.965897</text:p>
          </table:table-cell>
          <table:table-cell office:value-type="string">
            <text:p>5e0b997d</text:p>
          </table:table-cell>
          <table:table-cell office:value-type="string">
            <text:p>10:24</text:p>
          </table:table-cell>
          <table:table-cell office:value-type="string">
            <text:p>49.907688, 23.965897</text:p>
          </table:table-cell>
          <table:table-cell office:value-type="string">
            <text:p>5e0b997d</text:p>
          </table:table-cell>
          <table:table-cell office:value-type="string">
            <text:p>19:24</text:p>
          </table:table-cell>
          <table:table-cell office:value-type="string">
            <text:p>WI-20250718-683</text:p>
          </table:table-cell>
          <table:table-cell office:value-type="string">
            <text:p>II-20250718-542</text:p>
          </table:table-cell>
          <table:table-cell office:value-type="string">
            <text:p>5e0b997d</text:p>
          </table:table-cell>
          <table:table-cell office:value-type="string">
            <text:p>PR-20250505-146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e02e3e70</text:p>
          </table:table-cell>
          <table:table-cell office:value-type="string">
            <text:p>05.05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907649, 23.965907</text:p>
          </table:table-cell>
          <table:table-cell office:value-type="string">
            <text:p>5e0b997d</text:p>
          </table:table-cell>
          <table:table-cell office:value-type="string">
            <text:p>17:35</text:p>
          </table:table-cell>
          <table:table-cell office:value-type="string">
            <text:p>49.781892, 24.056189</text:p>
          </table:table-cell>
          <table:table-cell office:value-type="string">
            <text:p>10c6f637</text:p>
          </table:table-cell>
          <table:table-cell office:value-type="string">
            <text:p>18:55</text:p>
          </table:table-cell>
          <table:table-cell office:value-type="string">
            <text:p>WI-20250718-979</text:p>
          </table:table-cell>
          <table:table-cell office:value-type="string">
            <text:p>II-20250718-273</text:p>
          </table:table-cell>
          <table:table-cell office:value-type="string">
            <text:p>5e0b997d</text:p>
          </table:table-cell>
          <table:table-cell office:value-type="string">
            <text:p>PR-20250505-146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886a217f</text:p>
          </table:table-cell>
          <table:table-cell office:value-type="string">
            <text:p>06.05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789023, 23.943364</text:p>
          </table:table-cell>
          <table:table-cell office:value-type="string">
            <text:p>e4b53fe4</text:p>
          </table:table-cell>
          <table:table-cell office:value-type="string">
            <text:p>12:40</text:p>
          </table:table-cell>
          <table:table-cell office:value-type="string">
            <text:p>49.723582, 23.993410</text:p>
          </table:table-cell>
          <table:table-cell office:value-type="string">
            <text:p>7636fa3c</text:p>
          </table:table-cell>
          <table:table-cell office:value-type="string">
            <text:p>13:16</text:p>
          </table:table-cell>
          <table:table-cell office:value-type="string">
            <text:p>WI-20250718-939</text:p>
          </table:table-cell>
          <table:table-cell office:value-type="string">
            <text:p>II-20250718-724</text:p>
          </table:table-cell>
          <table:table-cell office:value-type="string">
            <text:p>7636fa3c</text:p>
          </table:table-cell>
          <table:table-cell office:value-type="string">
            <text:p>PR-20250430-164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b55ca76e</text:p>
          </table:table-cell>
          <table:table-cell office:value-type="string">
            <text:p>06.05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723364, 23.993202</text:p>
          </table:table-cell>
          <table:table-cell office:value-type="string">
            <text:p>7636fa3c</text:p>
          </table:table-cell>
          <table:table-cell office:value-type="string">
            <text:p>11:16</text:p>
          </table:table-cell>
          <table:table-cell office:value-type="string">
            <text:p>49.723380, 23.993848</text:p>
          </table:table-cell>
          <table:table-cell office:value-type="string">
            <text:p>7636fa3c</text:p>
          </table:table-cell>
          <table:table-cell office:value-type="string">
            <text:p>18:07</text:p>
          </table:table-cell>
          <table:table-cell office:value-type="string">
            <text:p>WI-20250718-905</text:p>
          </table:table-cell>
          <table:table-cell office:value-type="string">
            <text:p>II-20250718-522</text:p>
          </table:table-cell>
          <table:table-cell office:value-type="string">
            <text:p>7636fa3c</text:p>
          </table:table-cell>
          <table:table-cell office:value-type="string">
            <text:p>PR-20250430-164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de1eb2bf</text:p>
          </table:table-cell>
          <table:table-cell office:value-type="string">
            <text:p>06.05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723380, 23.993848</text:p>
          </table:table-cell>
          <table:table-cell office:value-type="string">
            <text:p>7636fa3c</text:p>
          </table:table-cell>
          <table:table-cell office:value-type="string">
            <text:p>18:07</text:p>
          </table:table-cell>
          <table:table-cell office:value-type="string">
            <text:p>49.781649, 24.056362</text:p>
          </table:table-cell>
          <table:table-cell office:value-type="string">
            <text:p>10c6f637</text:p>
          </table:table-cell>
          <table:table-cell office:value-type="string">
            <text:p>18:34</text:p>
          </table:table-cell>
          <table:table-cell office:value-type="string">
            <text:p>WI-20250718-975</text:p>
          </table:table-cell>
          <table:table-cell office:value-type="string">
            <text:p>II-20250718-966</text:p>
          </table:table-cell>
          <table:table-cell office:value-type="string">
            <text:p>7636fa3c</text:p>
          </table:table-cell>
          <table:table-cell office:value-type="string">
            <text:p>PR-20250430-164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ae38ba83</text:p>
          </table:table-cell>
          <table:table-cell office:value-type="string">
            <text:p>07.05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789103, 23.943468</text:p>
          </table:table-cell>
          <table:table-cell office:value-type="string">
            <text:p>e4b53fe4</text:p>
          </table:table-cell>
          <table:table-cell office:value-type="string">
            <text:p>10:17</text:p>
          </table:table-cell>
          <table:table-cell office:value-type="string">
            <text:p>49.893782, 23.948178</text:p>
          </table:table-cell>
          <table:table-cell office:value-type="string">
            <text:p>f71afa2f</text:p>
          </table:table-cell>
          <table:table-cell office:value-type="string">
            <text:p>10:52</text:p>
          </table:table-cell>
          <table:table-cell office:value-type="string">
            <text:p>WI-20250718-289</text:p>
          </table:table-cell>
          <table:table-cell office:value-type="string">
            <text:p>II-20250718-694</text:p>
          </table:table-cell>
          <table:table-cell office:value-type="string">
            <text:p>f71afa2f</text:p>
          </table:table-cell>
          <table:table-cell office:value-type="string">
            <text:p>PR-20250507-684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aa3b21be</text:p>
          </table:table-cell>
          <table:table-cell office:value-type="string">
            <text:p>07.05.25, 00:00</text:p>
          </table:table-cell>
          <table:table-cell office:value-type="float" office:value="58498703">
            <text:p>58498703</text:p>
          </table:table-cell>
          <table:table-cell office:value-type="string">
            <text:p>FALSE</text:p>
          </table:table-cell>
          <table:table-cell office:value-type="string">
            <text:p>49.788908, 23.943134</text:p>
          </table:table-cell>
          <table:table-cell office:value-type="string">
            <text:p>e4b53fe4</text:p>
          </table:table-cell>
          <table:table-cell office:value-type="string">
            <text:p>10:18</text:p>
          </table:table-cell>
          <table:table-cell office:value-type="string">
            <text:p>49.893870, 23.948295</text:p>
          </table:table-cell>
          <table:table-cell office:value-type="string">
            <text:p>f71afa2f</text:p>
          </table:table-cell>
          <table:table-cell office:value-type="string">
            <text:p>10:52</text:p>
          </table:table-cell>
          <table:table-cell office:value-type="string">
            <text:p>WI-20250718-838</text:p>
          </table:table-cell>
          <table:table-cell office:value-type="string">
            <text:p>II-20250718-180</text:p>
          </table:table-cell>
          <table:table-cell office:value-type="string">
            <text:p>f71afa2f</text:p>
          </table:table-cell>
          <table:table-cell office:value-type="string">
            <text:p>PR-20250507-684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bf04824d</text:p>
          </table:table-cell>
          <table:table-cell office:value-type="string">
            <text:p>07.05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893717, 23.948254</text:p>
          </table:table-cell>
          <table:table-cell office:value-type="string">
            <text:p>f71afa2f</text:p>
          </table:table-cell>
          <table:table-cell office:value-type="string">
            <text:p>10:52</text:p>
          </table:table-cell>
          <table:table-cell office:value-type="string">
            <text:p>49.893790, 23.948328</text:p>
          </table:table-cell>
          <table:table-cell office:value-type="string">
            <text:p>f71afa2f</text:p>
          </table:table-cell>
          <table:table-cell office:value-type="string">
            <text:p>13:23</text:p>
          </table:table-cell>
          <table:table-cell office:value-type="string">
            <text:p>WI-20250718-208</text:p>
          </table:table-cell>
          <table:table-cell office:value-type="string">
            <text:p>II-20250718-737</text:p>
          </table:table-cell>
          <table:table-cell office:value-type="string">
            <text:p>f71afa2f</text:p>
          </table:table-cell>
          <table:table-cell office:value-type="string">
            <text:p>PR-20250507-684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4a7349af</text:p>
          </table:table-cell>
          <table:table-cell office:value-type="string">
            <text:p>07.05.25, 00:00</text:p>
          </table:table-cell>
          <table:table-cell office:value-type="float" office:value="58498703">
            <text:p>58498703</text:p>
          </table:table-cell>
          <table:table-cell office:value-type="string">
            <text:p>FALSE</text:p>
          </table:table-cell>
          <table:table-cell office:value-type="string">
            <text:p>49.893877, 23.948352</text:p>
          </table:table-cell>
          <table:table-cell office:value-type="string">
            <text:p>f71afa2f</text:p>
          </table:table-cell>
          <table:table-cell office:value-type="string">
            <text:p>10:52</text:p>
          </table:table-cell>
          <table:table-cell office:value-type="string">
            <text:p>49.893803, 23.948264</text:p>
          </table:table-cell>
          <table:table-cell office:value-type="string">
            <text:p>f71afa2f</text:p>
          </table:table-cell>
          <table:table-cell office:value-type="string">
            <text:p>13:26</text:p>
          </table:table-cell>
          <table:table-cell office:value-type="string">
            <text:p>WI-20250718-325</text:p>
          </table:table-cell>
          <table:table-cell office:value-type="string">
            <text:p>II-20250718-879</text:p>
          </table:table-cell>
          <table:table-cell office:value-type="string">
            <text:p>f71afa2f</text:p>
          </table:table-cell>
          <table:table-cell office:value-type="string">
            <text:p>PR-20250507-684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d228e29a</text:p>
          </table:table-cell>
          <table:table-cell office:value-type="string">
            <text:p>07.05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893790, 23.948328</text:p>
          </table:table-cell>
          <table:table-cell office:value-type="string">
            <text:p>f71afa2f</text:p>
          </table:table-cell>
          <table:table-cell office:value-type="string">
            <text:p>13:23</text:p>
          </table:table-cell>
          <table:table-cell office:value-type="string">
            <text:p>49.905538, 23.955365</text:p>
          </table:table-cell>
          <table:table-cell office:value-type="string">
            <text:p>fb2751c1</text:p>
          </table:table-cell>
          <table:table-cell office:value-type="string">
            <text:p>13:42</text:p>
          </table:table-cell>
          <table:table-cell office:value-type="string">
            <text:p>WI-20250718-332</text:p>
          </table:table-cell>
          <table:table-cell office:value-type="string">
            <text:p>II-20250718-908</text:p>
          </table:table-cell>
          <table:table-cell office:value-type="string">
            <text:p>fb2751c1</text:p>
          </table:table-cell>
          <table:table-cell office:value-type="string">
            <text:p>PR-20250507-532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c1a9e203</text:p>
          </table:table-cell>
          <table:table-cell office:value-type="string">
            <text:p>07.05.25, 00:00</text:p>
          </table:table-cell>
          <table:table-cell office:value-type="float" office:value="58498703">
            <text:p>58498703</text:p>
          </table:table-cell>
          <table:table-cell office:value-type="string">
            <text:p>FALSE</text:p>
          </table:table-cell>
          <table:table-cell office:value-type="string">
            <text:p>49.893606, 23.948403</text:p>
          </table:table-cell>
          <table:table-cell office:value-type="string">
            <text:p>f71afa2f</text:p>
          </table:table-cell>
          <table:table-cell office:value-type="string">
            <text:p>13:28</text:p>
          </table:table-cell>
          <table:table-cell office:value-type="string">
            <text:p>49.905257, 23.955591</text:p>
          </table:table-cell>
          <table:table-cell office:value-type="string">
            <text:p>fb2751c1</text:p>
          </table:table-cell>
          <table:table-cell office:value-type="string">
            <text:p>13:44</text:p>
          </table:table-cell>
          <table:table-cell office:value-type="string">
            <text:p>WI-20250718-331</text:p>
          </table:table-cell>
          <table:table-cell office:value-type="string">
            <text:p>II-20250718-812</text:p>
          </table:table-cell>
          <table:table-cell office:value-type="string">
            <text:p>fb2751c1</text:p>
          </table:table-cell>
          <table:table-cell office:value-type="string">
            <text:p>PR-20250507-532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8cf4e4e8</text:p>
          </table:table-cell>
          <table:table-cell office:value-type="string">
            <text:p>07.05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905325, 23.955082</text:p>
          </table:table-cell>
          <table:table-cell office:value-type="string">
            <text:p>fb2751c1</text:p>
          </table:table-cell>
          <table:table-cell office:value-type="string">
            <text:p>13:42</text:p>
          </table:table-cell>
          <table:table-cell office:value-type="string">
            <text:p>49.905676, 23.954933</text:p>
          </table:table-cell>
          <table:table-cell office:value-type="string">
            <text:p>fb2751c1</text:p>
          </table:table-cell>
          <table:table-cell office:value-type="string">
            <text:p>16:31</text:p>
          </table:table-cell>
          <table:table-cell office:value-type="string">
            <text:p>WI-20250718-858</text:p>
          </table:table-cell>
          <table:table-cell office:value-type="string">
            <text:p>II-20250718-838</text:p>
          </table:table-cell>
          <table:table-cell office:value-type="string">
            <text:p>fb2751c1</text:p>
          </table:table-cell>
          <table:table-cell office:value-type="string">
            <text:p>PR-20250507-532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d3a9a64e</text:p>
          </table:table-cell>
          <table:table-cell office:value-type="string">
            <text:p>07.05.25, 00:00</text:p>
          </table:table-cell>
          <table:table-cell office:value-type="float" office:value="58498703">
            <text:p>58498703</text:p>
          </table:table-cell>
          <table:table-cell office:value-type="string">
            <text:p>FALSE</text:p>
          </table:table-cell>
          <table:table-cell office:value-type="string">
            <text:p>49.905348, 23.955583</text:p>
          </table:table-cell>
          <table:table-cell office:value-type="string">
            <text:p>fb2751c1</text:p>
          </table:table-cell>
          <table:table-cell office:value-type="string">
            <text:p>13:44</text:p>
          </table:table-cell>
          <table:table-cell office:value-type="string">
            <text:p>49.905417, 23.955071</text:p>
          </table:table-cell>
          <table:table-cell office:value-type="string">
            <text:p>fb2751c1</text:p>
          </table:table-cell>
          <table:table-cell office:value-type="string">
            <text:p>14:49</text:p>
          </table:table-cell>
          <table:table-cell office:value-type="string">
            <text:p>WI-20250718-959</text:p>
          </table:table-cell>
          <table:table-cell office:value-type="string">
            <text:p>II-20250718-802</text:p>
          </table:table-cell>
          <table:table-cell office:value-type="string">
            <text:p>fb2751c1</text:p>
          </table:table-cell>
          <table:table-cell office:value-type="string">
            <text:p>PR-20250507-532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89308a30</text:p>
          </table:table-cell>
          <table:table-cell office:value-type="string">
            <text:p>07.05.25, 00:00</text:p>
          </table:table-cell>
          <table:table-cell office:value-type="float" office:value="58498703">
            <text:p>58498703</text:p>
          </table:table-cell>
          <table:table-cell office:value-type="string">
            <text:p>FALSE</text:p>
          </table:table-cell>
          <table:table-cell office:value-type="string">
            <text:p>49.905546, 23.954918</text:p>
          </table:table-cell>
          <table:table-cell office:value-type="string">
            <text:p>fb2751c1</text:p>
          </table:table-cell>
          <table:table-cell office:value-type="string">
            <text:p>14:50</text:p>
          </table:table-cell>
          <table:table-cell office:value-type="string">
            <text:p>49.789630, 24.055502</text:p>
          </table:table-cell>
          <table:table-cell office:value-type="string">
            <text:p>6ce7e26d</text:p>
          </table:table-cell>
          <table:table-cell office:value-type="string">
            <text:p>15:53</text:p>
          </table:table-cell>
          <table:table-cell office:value-type="string">
            <text:p>WI-20250718-304</text:p>
          </table:table-cell>
          <table:table-cell office:value-type="string">
            <text:p>II-20250718-428</text:p>
          </table:table-cell>
          <table:table-cell office:value-type="string">
            <text:p>fb2751c1</text:p>
          </table:table-cell>
          <table:table-cell office:value-type="string">
            <text:p>PR-20250507-532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037e697d</text:p>
          </table:table-cell>
          <table:table-cell office:value-type="string">
            <text:p>07.05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905681, 23.954923</text:p>
          </table:table-cell>
          <table:table-cell office:value-type="string">
            <text:p>fb2751c1</text:p>
          </table:table-cell>
          <table:table-cell office:value-type="string">
            <text:p>16:31</text:p>
          </table:table-cell>
          <table:table-cell office:value-type="string">
            <text:p>49.781732, 24.055870</text:p>
          </table:table-cell>
          <table:table-cell office:value-type="string">
            <text:p>10c6f637</text:p>
          </table:table-cell>
          <table:table-cell office:value-type="string">
            <text:p>17:48</text:p>
          </table:table-cell>
          <table:table-cell office:value-type="string">
            <text:p>WI-20250718-390</text:p>
          </table:table-cell>
          <table:table-cell office:value-type="string">
            <text:p>II-20250718-133</text:p>
          </table:table-cell>
          <table:table-cell office:value-type="string">
            <text:p>fb2751c1</text:p>
          </table:table-cell>
          <table:table-cell office:value-type="string">
            <text:p>PR-20250507-532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acdf24db</text:p>
          </table:table-cell>
          <table:table-cell office:value-type="string">
            <text:p>08.05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788602, 23.943769</text:p>
          </table:table-cell>
          <table:table-cell office:value-type="string">
            <text:p>e4b53fe4</text:p>
          </table:table-cell>
          <table:table-cell office:value-type="string">
            <text:p>09:37</text:p>
          </table:table-cell>
          <table:table-cell office:value-type="string">
            <text:p>49.908220, 23.965834</text:p>
          </table:table-cell>
          <table:table-cell office:value-type="string">
            <text:p>0e2c64db</text:p>
          </table:table-cell>
          <table:table-cell office:value-type="string">
            <text:p>11:22</text:p>
          </table:table-cell>
          <table:table-cell office:value-type="string">
            <text:p>WI-20250718-991</text:p>
          </table:table-cell>
          <table:table-cell office:value-type="string">
            <text:p>II-20250718-316</text:p>
          </table:table-cell>
          <table:table-cell office:value-type="string">
            <text:p>5e0b997d</text:p>
          </table:table-cell>
          <table:table-cell office:value-type="string">
            <text:p>PR-20250505-146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54452bfa</text:p>
          </table:table-cell>
          <table:table-cell office:value-type="string">
            <text:p>08.05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907676, 23.965752</text:p>
          </table:table-cell>
          <table:table-cell office:value-type="string">
            <text:p>5e0b997d</text:p>
          </table:table-cell>
          <table:table-cell office:value-type="string">
            <text:p>11:22</text:p>
          </table:table-cell>
          <table:table-cell office:value-type="string">
            <text:p>49.907682, 23.965898</text:p>
          </table:table-cell>
          <table:table-cell office:value-type="string">
            <text:p>5e0b997d</text:p>
          </table:table-cell>
          <table:table-cell office:value-type="string">
            <text:p>18:02</text:p>
          </table:table-cell>
          <table:table-cell office:value-type="string">
            <text:p>WI-20250718-316</text:p>
          </table:table-cell>
          <table:table-cell office:value-type="string">
            <text:p>II-20250718-500</text:p>
          </table:table-cell>
          <table:table-cell office:value-type="string">
            <text:p>5e0b997d</text:p>
          </table:table-cell>
          <table:table-cell office:value-type="string">
            <text:p>PR-20250505-146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d926c310</text:p>
          </table:table-cell>
          <table:table-cell office:value-type="string">
            <text:p>08.05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907599, 23.965852</text:p>
          </table:table-cell>
          <table:table-cell office:value-type="string">
            <text:p>5e0b997d</text:p>
          </table:table-cell>
          <table:table-cell office:value-type="string">
            <text:p>18:23</text:p>
          </table:table-cell>
          <table:table-cell office:value-type="string">
            <text:p>49.781475, 24.055407</text:p>
          </table:table-cell>
          <table:table-cell office:value-type="string">
            <text:p>10c6f637</text:p>
          </table:table-cell>
          <table:table-cell office:value-type="string">
            <text:p>19:37</text:p>
          </table:table-cell>
          <table:table-cell office:value-type="string">
            <text:p>WI-20250718-304</text:p>
          </table:table-cell>
          <table:table-cell office:value-type="string">
            <text:p>II-20250718-929</text:p>
          </table:table-cell>
          <table:table-cell office:value-type="string">
            <text:p>5e0b997d</text:p>
          </table:table-cell>
          <table:table-cell office:value-type="string">
            <text:p>PR-20250505-146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f91114e6</text:p>
          </table:table-cell>
          <table:table-cell office:value-type="string">
            <text:p>09.05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789103, 23.943468</text:p>
          </table:table-cell>
          <table:table-cell office:value-type="string">
            <text:p>e4b53fe4</text:p>
          </table:table-cell>
          <table:table-cell office:value-type="string">
            <text:p>09:22</text:p>
          </table:table-cell>
          <table:table-cell office:value-type="string">
            <text:p>49.832382, 24.028168</text:p>
          </table:table-cell>
          <table:table-cell office:value-type="string">
            <text:p>a3babb2e</text:p>
          </table:table-cell>
          <table:table-cell office:value-type="string">
            <text:p>10:05</text:p>
          </table:table-cell>
          <table:table-cell office:value-type="string">
            <text:p>WI-20250718-620</text:p>
          </table:table-cell>
          <table:table-cell office:value-type="string">
            <text:p>II-20250718-712</text:p>
          </table:table-cell>
          <table:table-cell office:value-type="string">
            <text:p>a3babb2e</text:p>
          </table:table-cell>
          <table:table-cell office:value-type="string">
            <text:p>PR-20250509-574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eb76597e</text:p>
          </table:table-cell>
          <table:table-cell office:value-type="string">
            <text:p>09.05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832382, 24.028168</text:p>
          </table:table-cell>
          <table:table-cell office:value-type="string">
            <text:p>a3babb2e</text:p>
          </table:table-cell>
          <table:table-cell office:value-type="string">
            <text:p>10:06</text:p>
          </table:table-cell>
          <table:table-cell office:value-type="string">
            <text:p>49.832639, 24.028152</text:p>
          </table:table-cell>
          <table:table-cell office:value-type="string">
            <text:p>a3babb2e</text:p>
          </table:table-cell>
          <table:table-cell office:value-type="string">
            <text:p>17:53</text:p>
          </table:table-cell>
          <table:table-cell office:value-type="string">
            <text:p>WI-20250718-516</text:p>
          </table:table-cell>
          <table:table-cell office:value-type="string">
            <text:p>II-20250718-242</text:p>
          </table:table-cell>
          <table:table-cell office:value-type="string">
            <text:p>a3babb2e</text:p>
          </table:table-cell>
          <table:table-cell office:value-type="string">
            <text:p>PR-20250509-574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77bc5bba</text:p>
          </table:table-cell>
          <table:table-cell office:value-type="string">
            <text:p>09.05.25, 00:00</text:p>
          </table:table-cell>
          <table:table-cell office:value-type="float" office:value="58498703">
            <text:p>58498703</text:p>
          </table:table-cell>
          <table:table-cell office:value-type="string">
            <text:p>FALSE</text:p>
          </table:table-cell>
          <table:table-cell office:value-type="string">
            <text:p>49.832715, 24.027471</text:p>
          </table:table-cell>
          <table:table-cell office:value-type="string">
            <text:p>a3babb2e</text:p>
          </table:table-cell>
          <table:table-cell office:value-type="string">
            <text:p>10:14</text:p>
          </table:table-cell>
          <table:table-cell office:value-type="string">
            <text:p>49.832457, 24.028145</text:p>
          </table:table-cell>
          <table:table-cell office:value-type="string">
            <text:p>a3babb2e</text:p>
          </table:table-cell>
          <table:table-cell office:value-type="string">
            <text:p>11:17</text:p>
          </table:table-cell>
          <table:table-cell office:value-type="string">
            <text:p>WI-20250718-232</text:p>
          </table:table-cell>
          <table:table-cell office:value-type="string">
            <text:p>II-20250718-806</text:p>
          </table:table-cell>
          <table:table-cell office:value-type="string">
            <text:p>a3babb2e</text:p>
          </table:table-cell>
          <table:table-cell office:value-type="string">
            <text:p>PR-20250509-574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1534dce2</text:p>
          </table:table-cell>
          <table:table-cell office:value-type="string">
            <text:p>09.05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832698, 24.028010</text:p>
          </table:table-cell>
          <table:table-cell office:value-type="string">
            <text:p>a3babb2e</text:p>
          </table:table-cell>
          <table:table-cell office:value-type="string">
            <text:p>17:54</text:p>
          </table:table-cell>
          <table:table-cell office:value-type="string">
            <text:p>49.782059, 24.056168</text:p>
          </table:table-cell>
          <table:table-cell office:value-type="string">
            <text:p>10c6f637</text:p>
          </table:table-cell>
          <table:table-cell office:value-type="string">
            <text:p>18:45</text:p>
          </table:table-cell>
          <table:table-cell office:value-type="string">
            <text:p>WI-20250718-364</text:p>
          </table:table-cell>
          <table:table-cell office:value-type="string">
            <text:p>II-20250718-531</text:p>
          </table:table-cell>
          <table:table-cell office:value-type="string">
            <text:p>a3babb2e</text:p>
          </table:table-cell>
          <table:table-cell office:value-type="string">
            <text:p>PR-20250509-574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005c4933</text:p>
          </table:table-cell>
          <table:table-cell office:value-type="string">
            <text:p>12.05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781513, 24.056073</text:p>
          </table:table-cell>
          <table:table-cell office:value-type="string">
            <text:p>10c6f637</text:p>
          </table:table-cell>
          <table:table-cell office:value-type="string">
            <text:p>10:02</text:p>
          </table:table-cell>
          <table:table-cell office:value-type="string">
            <text:p>49.755051, 23.956046</text:p>
          </table:table-cell>
          <table:table-cell office:value-type="string">
            <text:p>2c6d19c6</text:p>
          </table:table-cell>
          <table:table-cell office:value-type="string">
            <text:p>10:48</text:p>
          </table:table-cell>
          <table:table-cell office:value-type="string">
            <text:p>WI-20250717-105</text:p>
          </table:table-cell>
          <table:table-cell office:value-type="string">
            <text:p>II-20250717-899</text:p>
          </table:table-cell>
          <table:table-cell office:value-type="string">
            <text:p>2c6d19c6</text:p>
          </table:table-cell>
          <table:table-cell office:value-type="string">
            <text:p>PR-20250512-544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20f289f1</text:p>
          </table:table-cell>
          <table:table-cell office:value-type="string">
            <text:p>12.05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754824, 23.956136</text:p>
          </table:table-cell>
          <table:table-cell office:value-type="string">
            <text:p>2c6d19c6</text:p>
          </table:table-cell>
          <table:table-cell office:value-type="string">
            <text:p>10:48</text:p>
          </table:table-cell>
          <table:table-cell office:value-type="string">
            <text:p>49.754743, 23.956367</text:p>
          </table:table-cell>
          <table:table-cell office:value-type="string">
            <text:p>2c6d19c6</text:p>
          </table:table-cell>
          <table:table-cell office:value-type="string">
            <text:p>14:11</text:p>
          </table:table-cell>
          <table:table-cell office:value-type="string">
            <text:p>WI-20250717-834</text:p>
          </table:table-cell>
          <table:table-cell office:value-type="string">
            <text:p>II-20250717-703</text:p>
          </table:table-cell>
          <table:table-cell office:value-type="string">
            <text:p>2c6d19c6</text:p>
          </table:table-cell>
          <table:table-cell office:value-type="string">
            <text:p>PR-20250512-544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e7e98452</text:p>
          </table:table-cell>
          <table:table-cell office:value-type="string">
            <text:p>12.05.25, 00:00</text:p>
          </table:table-cell>
          <table:table-cell office:value-type="float" office:value="58498703">
            <text:p>58498703</text:p>
          </table:table-cell>
          <table:table-cell office:value-type="string">
            <text:p>FALSE</text:p>
          </table:table-cell>
          <table:table-cell office:value-type="string">
            <text:p>49.754688, 23.956643</text:p>
          </table:table-cell>
          <table:table-cell office:value-type="string">
            <text:p>2c6d19c6</text:p>
          </table:table-cell>
          <table:table-cell office:value-type="string">
            <text:p>12:20</text:p>
          </table:table-cell>
          <table:table-cell office:value-type="string">
            <text:p>49.754795, 23.956290</text:p>
          </table:table-cell>
          <table:table-cell office:value-type="string">
            <text:p>2c6d19c6</text:p>
          </table:table-cell>
          <table:table-cell office:value-type="string">
            <text:p>14:11</text:p>
          </table:table-cell>
          <table:table-cell office:value-type="string">
            <text:p>WI-20250717-742</text:p>
          </table:table-cell>
          <table:table-cell office:value-type="string">
            <text:p>II-20250717-503</text:p>
          </table:table-cell>
          <table:table-cell office:value-type="string">
            <text:p>2c6d19c6</text:p>
          </table:table-cell>
          <table:table-cell office:value-type="string">
            <text:p>PR-20250512-544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9a6099e0</text:p>
          </table:table-cell>
          <table:table-cell office:value-type="string">
            <text:p>12.05.25, 00:00</text:p>
          </table:table-cell>
          <table:table-cell office:value-type="float" office:value="58498703">
            <text:p>58498703</text:p>
          </table:table-cell>
          <table:table-cell office:value-type="string">
            <text:p>FALSE</text:p>
          </table:table-cell>
          <table:table-cell office:value-type="string">
            <text:p>49.754814, 23.956130</text:p>
          </table:table-cell>
          <table:table-cell office:value-type="string">
            <text:p>2c6d19c6</text:p>
          </table:table-cell>
          <table:table-cell office:value-type="string">
            <text:p>14:11</text:p>
          </table:table-cell>
          <table:table-cell office:value-type="string">
            <text:p>49.806, 24.031</text:p>
          </table:table-cell>
          <table:table-cell office:value-type="string">
            <text:p>6ce7e26d</text:p>
          </table:table-cell>
          <table:table-cell office:value-type="string">
            <text:p>14:29</text:p>
          </table:table-cell>
          <table:table-cell office:value-type="string">
            <text:p>WI-20250717-391</text:p>
          </table:table-cell>
          <table:table-cell office:value-type="string">
            <text:p>II-20250717-696</text:p>
          </table:table-cell>
          <table:table-cell office:value-type="string">
            <text:p>2c6d19c6</text:p>
          </table:table-cell>
          <table:table-cell office:value-type="string">
            <text:p>PR-20250512-544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a0018297</text:p>
          </table:table-cell>
          <table:table-cell office:value-type="string">
            <text:p>12.05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754744, 23.956377</text:p>
          </table:table-cell>
          <table:table-cell office:value-type="string">
            <text:p>2c6d19c6</text:p>
          </table:table-cell>
          <table:table-cell office:value-type="string">
            <text:p>14:11</text:p>
          </table:table-cell>
          <table:table-cell office:value-type="string">
            <text:p>49.751718, 23.941719</text:p>
          </table:table-cell>
          <table:table-cell office:value-type="float" office:value="76739735">
            <text:p>76739735</text:p>
          </table:table-cell>
          <table:table-cell office:value-type="string">
            <text:p>14:40</text:p>
          </table:table-cell>
          <table:table-cell office:value-type="string">
            <text:p>WI-20250718-883</text:p>
          </table:table-cell>
          <table:table-cell office:value-type="string">
            <text:p>II-20250718-801</text:p>
          </table:table-cell>
          <table:table-cell office:value-type="float" office:value="76739735">
            <text:p>76739735</text:p>
          </table:table-cell>
          <table:table-cell office:value-type="string">
            <text:p>PR-20250512-442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03f2b868</text:p>
          </table:table-cell>
          <table:table-cell office:value-type="string">
            <text:p>12.05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751651, 23.941696</text:p>
          </table:table-cell>
          <table:table-cell office:value-type="float" office:value="76739735">
            <text:p>76739735</text:p>
          </table:table-cell>
          <table:table-cell office:value-type="string">
            <text:p>14:40</text:p>
          </table:table-cell>
          <table:table-cell office:value-type="string">
            <text:p>49.751601, 23.941879</text:p>
          </table:table-cell>
          <table:table-cell office:value-type="float" office:value="76739735">
            <text:p>76739735</text:p>
          </table:table-cell>
          <table:table-cell office:value-type="string">
            <text:p>19:14</text:p>
          </table:table-cell>
          <table:table-cell office:value-type="string">
            <text:p>WI-20250718-575</text:p>
          </table:table-cell>
          <table:table-cell office:value-type="string">
            <text:p>II-20250718-327</text:p>
          </table:table-cell>
          <table:table-cell office:value-type="float" office:value="76739735">
            <text:p>76739735</text:p>
          </table:table-cell>
          <table:table-cell office:value-type="string">
            <text:p>PR-20250512-442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929e79bc</text:p>
          </table:table-cell>
          <table:table-cell office:value-type="string">
            <text:p>12.05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751614, 23.941863</text:p>
          </table:table-cell>
          <table:table-cell office:value-type="float" office:value="76739735">
            <text:p>76739735</text:p>
          </table:table-cell>
          <table:table-cell office:value-type="string">
            <text:p>19:18</text:p>
          </table:table-cell>
          <table:table-cell office:value-type="string">
            <text:p>49.781489, 24.055416</text:p>
          </table:table-cell>
          <table:table-cell office:value-type="string">
            <text:p>10c6f637</text:p>
          </table:table-cell>
          <table:table-cell office:value-type="string">
            <text:p>20:08</text:p>
          </table:table-cell>
          <table:table-cell office:value-type="string">
            <text:p>WI-20250718-795</text:p>
          </table:table-cell>
          <table:table-cell office:value-type="string">
            <text:p>II-20250718-694</text:p>
          </table:table-cell>
          <table:table-cell office:value-type="float" office:value="76739735">
            <text:p>76739735</text:p>
          </table:table-cell>
          <table:table-cell office:value-type="string">
            <text:p>PR-20250512-442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9870fe73</text:p>
          </table:table-cell>
          <table:table-cell office:value-type="string">
            <text:p>13.05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789084, 23.943459</text:p>
          </table:table-cell>
          <table:table-cell office:value-type="string">
            <text:p>e4b53fe4</text:p>
          </table:table-cell>
          <table:table-cell office:value-type="string">
            <text:p>09:15</text:p>
          </table:table-cell>
          <table:table-cell office:value-type="string">
            <text:p>49.842060, 23.839569</text:p>
          </table:table-cell>
          <table:table-cell office:value-type="string">
            <text:p>1b1005df</text:p>
          </table:table-cell>
          <table:table-cell office:value-type="string">
            <text:p>10:14</text:p>
          </table:table-cell>
          <table:table-cell office:value-type="string">
            <text:p>WI-20250717-960</text:p>
          </table:table-cell>
          <table:table-cell office:value-type="string">
            <text:p>II-20250717-819</text:p>
          </table:table-cell>
          <table:table-cell office:value-type="string">
            <text:p>1b1005df</text:p>
          </table:table-cell>
          <table:table-cell office:value-type="string">
            <text:p>PR-20250513-399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616eb9a6</text:p>
          </table:table-cell>
          <table:table-cell office:value-type="string">
            <text:p>13.05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842060, 23.839569</text:p>
          </table:table-cell>
          <table:table-cell office:value-type="string">
            <text:p>1b1005df</text:p>
          </table:table-cell>
          <table:table-cell office:value-type="string">
            <text:p>10:15</text:p>
          </table:table-cell>
          <table:table-cell office:value-type="string">
            <text:p>49.841913, 23.839550</text:p>
          </table:table-cell>
          <table:table-cell office:value-type="string">
            <text:p>1b1005df</text:p>
          </table:table-cell>
          <table:table-cell office:value-type="string">
            <text:p>12:52</text:p>
          </table:table-cell>
          <table:table-cell office:value-type="string">
            <text:p>WI-20250717-898</text:p>
          </table:table-cell>
          <table:table-cell office:value-type="string">
            <text:p>II-20250717-502</text:p>
          </table:table-cell>
          <table:table-cell office:value-type="string">
            <text:p>1b1005df</text:p>
          </table:table-cell>
          <table:table-cell office:value-type="string">
            <text:p>PR-20250513-399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float" office:value="67648758">
            <text:p>67648758</text:p>
          </table:table-cell>
          <table:table-cell office:value-type="string">
            <text:p>13.05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842059, 23.839613</text:p>
          </table:table-cell>
          <table:table-cell office:value-type="string">
            <text:p>1b1005df</text:p>
          </table:table-cell>
          <table:table-cell office:value-type="string">
            <text:p>12:52</text:p>
          </table:table-cell>
          <table:table-cell office:value-type="string">
            <text:p>49.892731, 23.956789</text:p>
          </table:table-cell>
          <table:table-cell office:value-type="string">
            <text:p>624285df</text:p>
          </table:table-cell>
          <table:table-cell office:value-type="string">
            <text:p>13:44</text:p>
          </table:table-cell>
          <table:table-cell office:value-type="string">
            <text:p>WI-20250717-237</text:p>
          </table:table-cell>
          <table:table-cell office:value-type="string">
            <text:p>II-20250717-339</text:p>
          </table:table-cell>
          <table:table-cell office:value-type="string">
            <text:p>624285df</text:p>
          </table:table-cell>
          <table:table-cell office:value-type="string">
            <text:p>PR-20250417-972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6dc0bbff</text:p>
          </table:table-cell>
          <table:table-cell office:value-type="string">
            <text:p>13.05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892731, 23.956789</text:p>
          </table:table-cell>
          <table:table-cell office:value-type="string">
            <text:p>624285df</text:p>
          </table:table-cell>
          <table:table-cell office:value-type="string">
            <text:p>13:44</text:p>
          </table:table-cell>
          <table:table-cell office:value-type="string">
            <text:p>49.892706, 23.956884</text:p>
          </table:table-cell>
          <table:table-cell office:value-type="string">
            <text:p>624285df</text:p>
          </table:table-cell>
          <table:table-cell office:value-type="string">
            <text:p>16:03</text:p>
          </table:table-cell>
          <table:table-cell office:value-type="string">
            <text:p>WI-20250717-104</text:p>
          </table:table-cell>
          <table:table-cell office:value-type="string">
            <text:p>II-20250717-669</text:p>
          </table:table-cell>
          <table:table-cell office:value-type="string">
            <text:p>624285df</text:p>
          </table:table-cell>
          <table:table-cell office:value-type="string">
            <text:p>PR-20250417-972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4210f507</text:p>
          </table:table-cell>
          <table:table-cell office:value-type="string">
            <text:p>13.05.25, 00:00</text:p>
          </table:table-cell>
          <table:table-cell office:value-type="float" office:value="58498703">
            <text:p>58498703</text:p>
          </table:table-cell>
          <table:table-cell office:value-type="string">
            <text:p>FALSE</text:p>
          </table:table-cell>
          <table:table-cell office:value-type="string">
            <text:p>49.789806, 24.055589</text:p>
          </table:table-cell>
          <table:table-cell office:value-type="string">
            <text:p>6ce7e26d</text:p>
          </table:table-cell>
          <table:table-cell office:value-type="string">
            <text:p>15:17</text:p>
          </table:table-cell>
          <table:table-cell office:value-type="string">
            <text:p>49.839063, 24.057025</text:p>
          </table:table-cell>
          <table:table-cell office:value-type="string">
            <text:p>6b90dd04</text:p>
          </table:table-cell>
          <table:table-cell office:value-type="string">
            <text:p>15:49</text:p>
          </table:table-cell>
          <table:table-cell office:value-type="string">
            <text:p>WI-20250717-699</text:p>
          </table:table-cell>
          <table:table-cell office:value-type="string">
            <text:p>II-20250717-215</text:p>
          </table:table-cell>
          <table:table-cell office:value-type="string">
            <text:p>6b90dd04</text:p>
          </table:table-cell>
          <table:table-cell office:value-type="string">
            <text:p>PR-20250428-424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e48a1a65</text:p>
          </table:table-cell>
          <table:table-cell office:value-type="string">
            <text:p>13.05.25, 00:00</text:p>
          </table:table-cell>
          <table:table-cell office:value-type="float" office:value="58498703">
            <text:p>58498703</text:p>
          </table:table-cell>
          <table:table-cell office:value-type="string">
            <text:p>FALSE</text:p>
          </table:table-cell>
          <table:table-cell office:value-type="string">
            <text:p>49.839215, 24.057240</text:p>
          </table:table-cell>
          <table:table-cell office:value-type="string">
            <text:p>6b90dd04</text:p>
          </table:table-cell>
          <table:table-cell office:value-type="string">
            <text:p>15:49</text:p>
          </table:table-cell>
          <table:table-cell office:value-type="string">
            <text:p>49.839137, 24.057272</text:p>
          </table:table-cell>
          <table:table-cell office:value-type="string">
            <text:p>6b90dd04</text:p>
          </table:table-cell>
          <table:table-cell office:value-type="string">
            <text:p>16:17</text:p>
          </table:table-cell>
          <table:table-cell office:value-type="string">
            <text:p>WI-20250717-677</text:p>
          </table:table-cell>
          <table:table-cell office:value-type="string">
            <text:p>II-20250717-926</text:p>
          </table:table-cell>
          <table:table-cell office:value-type="string">
            <text:p>6b90dd04</text:p>
          </table:table-cell>
          <table:table-cell office:value-type="string">
            <text:p>PR-20250428-424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b1efc3bc</text:p>
          </table:table-cell>
          <table:table-cell office:value-type="string">
            <text:p>13.05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892745, 23.956863</text:p>
          </table:table-cell>
          <table:table-cell office:value-type="string">
            <text:p>624285df</text:p>
          </table:table-cell>
          <table:table-cell office:value-type="string">
            <text:p>16:05</text:p>
          </table:table-cell>
          <table:table-cell office:value-type="string">
            <text:p>49.896003, 23.959502</text:p>
          </table:table-cell>
          <table:table-cell office:value-type="float" office:value="98958958">
            <text:p>98958958</text:p>
          </table:table-cell>
          <table:table-cell office:value-type="string">
            <text:p>16:35</text:p>
          </table:table-cell>
          <table:table-cell office:value-type="string">
            <text:p>WI-20250717-965</text:p>
          </table:table-cell>
          <table:table-cell office:value-type="string">
            <text:p>II-20250717-362</text:p>
          </table:table-cell>
          <table:table-cell office:value-type="float" office:value="98958958">
            <text:p>98958958</text:p>
          </table:table-cell>
          <table:table-cell office:value-type="string">
            <text:p>PR-20250513-423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74ffbb5a</text:p>
          </table:table-cell>
          <table:table-cell office:value-type="string">
            <text:p>13.05.25, 00:00</text:p>
          </table:table-cell>
          <table:table-cell office:value-type="float" office:value="58498703">
            <text:p>58498703</text:p>
          </table:table-cell>
          <table:table-cell office:value-type="string">
            <text:p>FALSE</text:p>
          </table:table-cell>
          <table:table-cell office:value-type="string">
            <text:p>49.839033, 24.057261</text:p>
          </table:table-cell>
          <table:table-cell office:value-type="string">
            <text:p>6b90dd04</text:p>
          </table:table-cell>
          <table:table-cell office:value-type="string">
            <text:p>16:17</text:p>
          </table:table-cell>
          <table:table-cell office:value-type="string">
            <text:p>49.907524, 23.967775</text:p>
          </table:table-cell>
          <table:table-cell office:value-type="string">
            <text:p>7cad825c</text:p>
          </table:table-cell>
          <table:table-cell office:value-type="string">
            <text:p>16:50</text:p>
          </table:table-cell>
          <table:table-cell office:value-type="string">
            <text:p>WI-20250717-712</text:p>
          </table:table-cell>
          <table:table-cell office:value-type="string">
            <text:p>II-20250717-322</text:p>
          </table:table-cell>
          <table:table-cell office:value-type="string">
            <text:p>7cad825c</text:p>
          </table:table-cell>
          <table:table-cell office:value-type="string">
            <text:p>PR-20250527-242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a8feac5e</text:p>
          </table:table-cell>
          <table:table-cell office:value-type="string">
            <text:p>13.05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896003, 23.959502</text:p>
          </table:table-cell>
          <table:table-cell office:value-type="float" office:value="98958958">
            <text:p>98958958</text:p>
          </table:table-cell>
          <table:table-cell office:value-type="string">
            <text:p>16:35</text:p>
          </table:table-cell>
          <table:table-cell office:value-type="string">
            <text:p>49.896121, 23.959205</text:p>
          </table:table-cell>
          <table:table-cell office:value-type="float" office:value="98958958">
            <text:p>98958958</text:p>
          </table:table-cell>
          <table:table-cell office:value-type="string">
            <text:p>18:24</text:p>
          </table:table-cell>
          <table:table-cell office:value-type="string">
            <text:p>WI-20250717-660</text:p>
          </table:table-cell>
          <table:table-cell office:value-type="string">
            <text:p>II-20250717-697</text:p>
          </table:table-cell>
          <table:table-cell office:value-type="float" office:value="98958958">
            <text:p>98958958</text:p>
          </table:table-cell>
          <table:table-cell office:value-type="string">
            <text:p>PR-20250513-423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79d9a13e</text:p>
          </table:table-cell>
          <table:table-cell office:value-type="string">
            <text:p>13.05.25, 00:00</text:p>
          </table:table-cell>
          <table:table-cell office:value-type="float" office:value="58498703">
            <text:p>58498703</text:p>
          </table:table-cell>
          <table:table-cell office:value-type="string">
            <text:p>FALSE</text:p>
          </table:table-cell>
          <table:table-cell office:value-type="string">
            <text:p>49.907539, 23.967793</text:p>
          </table:table-cell>
          <table:table-cell office:value-type="string">
            <text:p>7cad825c</text:p>
          </table:table-cell>
          <table:table-cell office:value-type="string">
            <text:p>16:50</text:p>
          </table:table-cell>
          <table:table-cell office:value-type="string">
            <text:p>49.907949, 23.967994</text:p>
          </table:table-cell>
          <table:table-cell office:value-type="string">
            <text:p>7cad825c</text:p>
          </table:table-cell>
          <table:table-cell office:value-type="string">
            <text:p>17:34</text:p>
          </table:table-cell>
          <table:table-cell office:value-type="string">
            <text:p>WI-20250717-681</text:p>
          </table:table-cell>
          <table:table-cell office:value-type="string">
            <text:p>II-20250717-557</text:p>
          </table:table-cell>
          <table:table-cell office:value-type="string">
            <text:p>7cad825c</text:p>
          </table:table-cell>
          <table:table-cell office:value-type="string">
            <text:p>PR-20250527-242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22269dfe</text:p>
          </table:table-cell>
          <table:table-cell office:value-type="string">
            <text:p>13.05.25, 00:00</text:p>
          </table:table-cell>
          <table:table-cell office:value-type="float" office:value="58498703">
            <text:p>58498703</text:p>
          </table:table-cell>
          <table:table-cell office:value-type="string">
            <text:p>FALSE</text:p>
          </table:table-cell>
          <table:table-cell office:value-type="string">
            <text:p>49.908044, 23.967981</text:p>
          </table:table-cell>
          <table:table-cell office:value-type="string">
            <text:p>7cad825c</text:p>
          </table:table-cell>
          <table:table-cell office:value-type="string">
            <text:p>17:34</text:p>
          </table:table-cell>
          <table:table-cell office:value-type="string">
            <text:p>49.896096, 23.959484</text:p>
          </table:table-cell>
          <table:table-cell office:value-type="float" office:value="98958958">
            <text:p>98958958</text:p>
          </table:table-cell>
          <table:table-cell office:value-type="string">
            <text:p>18:05</text:p>
          </table:table-cell>
          <table:table-cell office:value-type="string">
            <text:p>WI-20250717-315</text:p>
          </table:table-cell>
          <table:table-cell office:value-type="string">
            <text:p>II-20250717-962</text:p>
          </table:table-cell>
          <table:table-cell office:value-type="string">
            <text:p>7cad825c</text:p>
          </table:table-cell>
          <table:table-cell office:value-type="string">
            <text:p>PR-20250527-242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03e672fe</text:p>
          </table:table-cell>
          <table:table-cell office:value-type="string">
            <text:p>13.05.25, 00:00</text:p>
          </table:table-cell>
          <table:table-cell office:value-type="float" office:value="58498703">
            <text:p>58498703</text:p>
          </table:table-cell>
          <table:table-cell office:value-type="string">
            <text:p>FALSE</text:p>
          </table:table-cell>
          <table:table-cell office:value-type="string">
            <text:p>49.896039, 23.959624</text:p>
          </table:table-cell>
          <table:table-cell office:value-type="float" office:value="98958958">
            <text:p>98958958</text:p>
          </table:table-cell>
          <table:table-cell office:value-type="string">
            <text:p>18:06</text:p>
          </table:table-cell>
          <table:table-cell office:value-type="string">
            <text:p>49.896082, 23.959817</text:p>
          </table:table-cell>
          <table:table-cell office:value-type="float" office:value="98958958">
            <text:p>98958958</text:p>
          </table:table-cell>
          <table:table-cell office:value-type="string">
            <text:p>18:35</text:p>
          </table:table-cell>
          <table:table-cell office:value-type="string">
            <text:p>WI-20250717-661</text:p>
          </table:table-cell>
          <table:table-cell office:value-type="string">
            <text:p>II-20250717-645</text:p>
          </table:table-cell>
          <table:table-cell office:value-type="float" office:value="98958958">
            <text:p>98958958</text:p>
          </table:table-cell>
          <table:table-cell office:value-type="string">
            <text:p>PR-20250513-423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31052bbb</text:p>
          </table:table-cell>
          <table:table-cell office:value-type="string">
            <text:p>13.05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896149, 23.959213</text:p>
          </table:table-cell>
          <table:table-cell office:value-type="float" office:value="98958958">
            <text:p>98958958</text:p>
          </table:table-cell>
          <table:table-cell office:value-type="string">
            <text:p>18:24</text:p>
          </table:table-cell>
          <table:table-cell office:value-type="string">
            <text:p>49.782112, 24.056069</text:p>
          </table:table-cell>
          <table:table-cell office:value-type="string">
            <text:p>10c6f637</text:p>
          </table:table-cell>
          <table:table-cell office:value-type="string">
            <text:p>19:44</text:p>
          </table:table-cell>
          <table:table-cell office:value-type="string">
            <text:p>WI-20250717-200</text:p>
          </table:table-cell>
          <table:table-cell office:value-type="string">
            <text:p>II-20250717-124</text:p>
          </table:table-cell>
          <table:table-cell office:value-type="float" office:value="98958958">
            <text:p>98958958</text:p>
          </table:table-cell>
          <table:table-cell office:value-type="string">
            <text:p>PR-20250513-423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3d77b138</text:p>
          </table:table-cell>
          <table:table-cell office:value-type="string">
            <text:p>13.05.25, 00:00</text:p>
          </table:table-cell>
          <table:table-cell office:value-type="float" office:value="58498703">
            <text:p>58498703</text:p>
          </table:table-cell>
          <table:table-cell office:value-type="string">
            <text:p>FALSE</text:p>
          </table:table-cell>
          <table:table-cell office:value-type="string">
            <text:p>49.895937, 23.960227</text:p>
          </table:table-cell>
          <table:table-cell office:value-type="float" office:value="98958958">
            <text:p>98958958</text:p>
          </table:table-cell>
          <table:table-cell office:value-type="string">
            <text:p>18:35</text:p>
          </table:table-cell>
          <table:table-cell office:value-type="string">
            <text:p>49.789630, 24.055502</text:p>
          </table:table-cell>
          <table:table-cell office:value-type="string">
            <text:p>6ce7e26d</text:p>
          </table:table-cell>
          <table:table-cell office:value-type="string">
            <text:p>19:30</text:p>
          </table:table-cell>
          <table:table-cell office:value-type="string">
            <text:p>WI-20250717-722</text:p>
          </table:table-cell>
          <table:table-cell office:value-type="string">
            <text:p>II-20250717-481</text:p>
          </table:table-cell>
          <table:table-cell office:value-type="float" office:value="98958958">
            <text:p>98958958</text:p>
          </table:table-cell>
          <table:table-cell office:value-type="string">
            <text:p>PR-20250513-423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c3cf2175</text:p>
          </table:table-cell>
          <table:table-cell office:value-type="string">
            <text:p>14.05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749566, 23.989961</text:p>
          </table:table-cell>
          <table:table-cell office:value-type="string">
            <text:p>5e5a5a51</text:p>
          </table:table-cell>
          <table:table-cell office:value-type="string">
            <text:p>09:19</text:p>
          </table:table-cell>
          <table:table-cell office:value-type="string">
            <text:p>49.749576, 23.989945</text:p>
          </table:table-cell>
          <table:table-cell office:value-type="string">
            <text:p>5e5a5a51</text:p>
          </table:table-cell>
          <table:table-cell office:value-type="string">
            <text:p>09:38</text:p>
          </table:table-cell>
          <table:table-cell office:value-type="string">
            <text:p>WI-20250717-401</text:p>
          </table:table-cell>
          <table:table-cell office:value-type="string">
            <text:p>II-20250717-941</text:p>
          </table:table-cell>
          <table:table-cell office:value-type="string">
            <text:p>5e5a5a51</text:p>
          </table:table-cell>
          <table:table-cell office:value-type="string">
            <text:p>PR-20250514-986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f21e73de</text:p>
          </table:table-cell>
          <table:table-cell office:value-type="string">
            <text:p>14.05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749594, 23.989924</text:p>
          </table:table-cell>
          <table:table-cell office:value-type="string">
            <text:p>5e5a5a51</text:p>
          </table:table-cell>
          <table:table-cell office:value-type="string">
            <text:p>09:38</text:p>
          </table:table-cell>
          <table:table-cell office:value-type="string">
            <text:p>49.749543, 23.990218</text:p>
          </table:table-cell>
          <table:table-cell office:value-type="string">
            <text:p>5e5a5a51</text:p>
          </table:table-cell>
          <table:table-cell office:value-type="string">
            <text:p>17:40</text:p>
          </table:table-cell>
          <table:table-cell office:value-type="string">
            <text:p>WI-20250717-927</text:p>
          </table:table-cell>
          <table:table-cell office:value-type="string">
            <text:p>II-20250717-394</text:p>
          </table:table-cell>
          <table:table-cell office:value-type="string">
            <text:p>5e5a5a51</text:p>
          </table:table-cell>
          <table:table-cell office:value-type="string">
            <text:p>PR-20250514-986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53d01699</text:p>
          </table:table-cell>
          <table:table-cell office:value-type="string">
            <text:p>14.05.25, 00:00</text:p>
          </table:table-cell>
          <table:table-cell office:value-type="float" office:value="58498703">
            <text:p>58498703</text:p>
          </table:table-cell>
          <table:table-cell office:value-type="string">
            <text:p>FALSE</text:p>
          </table:table-cell>
          <table:table-cell office:value-type="string">
            <text:p>49.749557, 23.989434</text:p>
          </table:table-cell>
          <table:table-cell office:value-type="string">
            <text:p>5e5a5a51</text:p>
          </table:table-cell>
          <table:table-cell office:value-type="string">
            <text:p>11:03</text:p>
          </table:table-cell>
          <table:table-cell office:value-type="string">
            <text:p>49.789631, 24.055502</text:p>
          </table:table-cell>
          <table:table-cell office:value-type="string">
            <text:p>6ce7e26d</text:p>
          </table:table-cell>
          <table:table-cell office:value-type="string">
            <text:p>18:23</text:p>
          </table:table-cell>
          <table:table-cell office:value-type="string">
            <text:p>WI-20250717-314</text:p>
          </table:table-cell>
          <table:table-cell office:value-type="string">
            <text:p>II-20250717-786</text:p>
          </table:table-cell>
          <table:table-cell office:value-type="string">
            <text:p>5e5a5a51</text:p>
          </table:table-cell>
          <table:table-cell office:value-type="string">
            <text:p>PR-20250514-986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19745ff2</text:p>
          </table:table-cell>
          <table:table-cell office:value-type="string">
            <text:p>14.05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749516, 23.990196</text:p>
          </table:table-cell>
          <table:table-cell office:value-type="string">
            <text:p>5e5a5a51</text:p>
          </table:table-cell>
          <table:table-cell office:value-type="string">
            <text:p>17:40</text:p>
          </table:table-cell>
          <table:table-cell office:value-type="string">
            <text:p>49.781485, 24.055417</text:p>
          </table:table-cell>
          <table:table-cell office:value-type="string">
            <text:p>10c6f637</text:p>
          </table:table-cell>
          <table:table-cell office:value-type="string">
            <text:p>18:52</text:p>
          </table:table-cell>
          <table:table-cell office:value-type="string">
            <text:p>WI-20250717-222</text:p>
          </table:table-cell>
          <table:table-cell office:value-type="string">
            <text:p>II-20250717-606</text:p>
          </table:table-cell>
          <table:table-cell office:value-type="string">
            <text:p>5e5a5a51</text:p>
          </table:table-cell>
          <table:table-cell office:value-type="string">
            <text:p>PR-20250514-986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f07be06e</text:p>
          </table:table-cell>
          <table:table-cell office:value-type="string">
            <text:p>14.05.25, 00:00</text:p>
          </table:table-cell>
          <table:table-cell office:value-type="float" office:value="58498703">
            <text:p>58498703</text:p>
          </table:table-cell>
          <table:table-cell office:value-type="string">
            <text:p>FALSE</text:p>
          </table:table-cell>
          <table:table-cell office:value-type="string">
            <text:p>49.749557, 23.989434</text:p>
          </table:table-cell>
          <table:table-cell office:value-type="string">
            <text:p>5e5a5a51</text:p>
          </table:table-cell>
          <table:table-cell office:value-type="string">
            <text:p>11:03</text:p>
          </table:table-cell>
          <table:table-cell office:value-type="string">
            <text:p>49.749557, 23.989434</text:p>
          </table:table-cell>
          <table:table-cell office:value-type="string">
            <text:p>5e5a5a51</text:p>
          </table:table-cell>
          <table:table-cell office:value-type="string">
            <text:p>13:01</text:p>
          </table:table-cell>
          <table:table-cell office:value-type="string">
            <text:p>WI-20250717-284</text:p>
          </table:table-cell>
          <table:table-cell office:value-type="string">
            <text:p>II-20250717-611</text:p>
          </table:table-cell>
          <table:table-cell office:value-type="string">
            <text:p>5e5a5a51</text:p>
          </table:table-cell>
          <table:table-cell office:value-type="string">
            <text:p>PR-20250514-986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f7301725</text:p>
          </table:table-cell>
          <table:table-cell office:value-type="string">
            <text:p>15.05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789057, 23.943394</text:p>
          </table:table-cell>
          <table:table-cell office:value-type="string">
            <text:p>e4b53fe4</text:p>
          </table:table-cell>
          <table:table-cell office:value-type="string">
            <text:p>11:35</text:p>
          </table:table-cell>
          <table:table-cell office:value-type="string">
            <text:p>49.745908, 24.001480</text:p>
          </table:table-cell>
          <table:table-cell office:value-type="string">
            <text:p>dc76edfa</text:p>
          </table:table-cell>
          <table:table-cell office:value-type="string">
            <text:p>11:55</text:p>
          </table:table-cell>
          <table:table-cell office:value-type="string">
            <text:p>WI-20250717-597</text:p>
          </table:table-cell>
          <table:table-cell office:value-type="string">
            <text:p>II-20250717-356</text:p>
          </table:table-cell>
          <table:table-cell office:value-type="string">
            <text:p>0010380d</text:p>
          </table:table-cell>
          <table:table-cell office:value-type="string">
            <text:p>PR-20250522-357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c578e4f6</text:p>
          </table:table-cell>
          <table:table-cell office:value-type="string">
            <text:p>15.05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745933, 24.001479</text:p>
          </table:table-cell>
          <table:table-cell office:value-type="string">
            <text:p>dc76edfa</text:p>
          </table:table-cell>
          <table:table-cell office:value-type="string">
            <text:p>11:56</text:p>
          </table:table-cell>
          <table:table-cell office:value-type="string">
            <text:p>49.746129, 24.001492</text:p>
          </table:table-cell>
          <table:table-cell office:value-type="string">
            <text:p>dc76edfa</text:p>
          </table:table-cell>
          <table:table-cell office:value-type="string">
            <text:p>14:48</text:p>
          </table:table-cell>
          <table:table-cell office:value-type="string">
            <text:p>WI-20250717-782</text:p>
          </table:table-cell>
          <table:table-cell office:value-type="string">
            <text:p>II-20250717-589</text:p>
          </table:table-cell>
          <table:table-cell office:value-type="string">
            <text:p>0010380d</text:p>
          </table:table-cell>
          <table:table-cell office:value-type="string">
            <text:p>PR-20250522-357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6615ee3b</text:p>
          </table:table-cell>
          <table:table-cell office:value-type="string">
            <text:p>15.05.25, 00:00</text:p>
          </table:table-cell>
          <table:table-cell office:value-type="float" office:value="58498703">
            <text:p>58498703</text:p>
          </table:table-cell>
          <table:table-cell office:value-type="string">
            <text:p>FALSE</text:p>
          </table:table-cell>
          <table:table-cell office:value-type="string">
            <text:p>49.789637, 24.057018</text:p>
          </table:table-cell>
          <table:table-cell office:value-type="string">
            <text:p>6c11d784</text:p>
          </table:table-cell>
          <table:table-cell office:value-type="string">
            <text:p>12:55</text:p>
          </table:table-cell>
          <table:table-cell office:value-type="string">
            <text:p>49.925915, 23.906191</text:p>
          </table:table-cell>
          <table:table-cell office:value-type="string">
            <text:p>556598b9</text:p>
          </table:table-cell>
          <table:table-cell office:value-type="string">
            <text:p>13:44</text:p>
          </table:table-cell>
          <table:table-cell office:value-type="string">
            <text:p>WI-20250717-772</text:p>
          </table:table-cell>
          <table:table-cell office:value-type="string">
            <text:p>II-20250717-981</text:p>
          </table:table-cell>
          <table:table-cell office:value-type="string">
            <text:p>556598b9</text:p>
          </table:table-cell>
          <table:table-cell office:value-type="string">
            <text:p>PR-20250319-274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a7d87f69</text:p>
          </table:table-cell>
          <table:table-cell office:value-type="string">
            <text:p>15.05.25, 00:00</text:p>
          </table:table-cell>
          <table:table-cell office:value-type="float" office:value="58498703">
            <text:p>58498703</text:p>
          </table:table-cell>
          <table:table-cell office:value-type="string">
            <text:p>FALSE</text:p>
          </table:table-cell>
          <table:table-cell office:value-type="string">
            <text:p>49.925916, 23.906192</text:p>
          </table:table-cell>
          <table:table-cell office:value-type="string">
            <text:p>556598b9</text:p>
          </table:table-cell>
          <table:table-cell office:value-type="string">
            <text:p>13:44</text:p>
          </table:table-cell>
          <table:table-cell office:value-type="string">
            <text:p>49.925852, 23.906118</text:p>
          </table:table-cell>
          <table:table-cell office:value-type="string">
            <text:p>556598b9</text:p>
          </table:table-cell>
          <table:table-cell office:value-type="string">
            <text:p>14:20</text:p>
          </table:table-cell>
          <table:table-cell office:value-type="string">
            <text:p>WI-20250717-872</text:p>
          </table:table-cell>
          <table:table-cell office:value-type="string">
            <text:p>II-20250717-515</text:p>
          </table:table-cell>
          <table:table-cell office:value-type="string">
            <text:p>556598b9</text:p>
          </table:table-cell>
          <table:table-cell office:value-type="string">
            <text:p>PR-20250319-274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a55a67e2</text:p>
          </table:table-cell>
          <table:table-cell office:value-type="string">
            <text:p>15.05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746145, 24.001494</text:p>
          </table:table-cell>
          <table:table-cell office:value-type="string">
            <text:p>dc76edfa</text:p>
          </table:table-cell>
          <table:table-cell office:value-type="string">
            <text:p>14:48</text:p>
          </table:table-cell>
          <table:table-cell office:value-type="string">
            <text:p>49.746097, 24.004290</text:p>
          </table:table-cell>
          <table:table-cell office:value-type="string">
            <text:p>0010380d</text:p>
          </table:table-cell>
          <table:table-cell office:value-type="string">
            <text:p>15:23</text:p>
          </table:table-cell>
          <table:table-cell office:value-type="string">
            <text:p>WI-20250717-274</text:p>
          </table:table-cell>
          <table:table-cell office:value-type="string">
            <text:p>II-20250717-487</text:p>
          </table:table-cell>
          <table:table-cell office:value-type="string">
            <text:p>0010380d</text:p>
          </table:table-cell>
          <table:table-cell office:value-type="string">
            <text:p>PR-20250522-357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f2e46523</text:p>
          </table:table-cell>
          <table:table-cell office:value-type="string">
            <text:p>15.05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746097, 24.004443</text:p>
          </table:table-cell>
          <table:table-cell office:value-type="string">
            <text:p>0010380d</text:p>
          </table:table-cell>
          <table:table-cell office:value-type="string">
            <text:p>15:23</text:p>
          </table:table-cell>
          <table:table-cell office:value-type="string">
            <text:p>49.746027, 24.004417</text:p>
          </table:table-cell>
          <table:table-cell office:value-type="string">
            <text:p>0010380d</text:p>
          </table:table-cell>
          <table:table-cell office:value-type="string">
            <text:p>18:27</text:p>
          </table:table-cell>
          <table:table-cell office:value-type="string">
            <text:p>WI-20250717-894</text:p>
          </table:table-cell>
          <table:table-cell office:value-type="string">
            <text:p>II-20250717-525</text:p>
          </table:table-cell>
          <table:table-cell office:value-type="string">
            <text:p>0010380d</text:p>
          </table:table-cell>
          <table:table-cell office:value-type="string">
            <text:p>PR-20250522-357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b6786cd0</text:p>
          </table:table-cell>
          <table:table-cell office:value-type="string">
            <text:p>15.05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746027, 24.004417</text:p>
          </table:table-cell>
          <table:table-cell office:value-type="string">
            <text:p>0010380d</text:p>
          </table:table-cell>
          <table:table-cell office:value-type="string">
            <text:p>16:27</text:p>
          </table:table-cell>
          <table:table-cell office:value-type="string">
            <text:p>49.806, 24.031</text:p>
          </table:table-cell>
          <table:table-cell office:value-type="string">
            <text:p>10c6f637</text:p>
          </table:table-cell>
          <table:table-cell office:value-type="string">
            <text:p>16:42</text:p>
          </table:table-cell>
          <table:table-cell office:value-type="string">
            <text:p>WI-20250717-584</text:p>
          </table:table-cell>
          <table:table-cell office:value-type="string">
            <text:p>II-20250717-765</text:p>
          </table:table-cell>
          <table:table-cell office:value-type="string">
            <text:p>0010380d</text:p>
          </table:table-cell>
          <table:table-cell office:value-type="string">
            <text:p>PR-20250522-357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5a76b726</text:p>
          </table:table-cell>
          <table:table-cell office:value-type="string">
            <text:p>15.05.25, 00:00</text:p>
          </table:table-cell>
          <table:table-cell office:value-type="float" office:value="58498703">
            <text:p>58498703</text:p>
          </table:table-cell>
          <table:table-cell office:value-type="string">
            <text:p>FALSE</text:p>
          </table:table-cell>
          <table:table-cell office:value-type="string">
            <text:p>49.925881, 23.906120</text:p>
          </table:table-cell>
          <table:table-cell office:value-type="string">
            <text:p>556598b9</text:p>
          </table:table-cell>
          <table:table-cell office:value-type="string">
            <text:p>14:20</text:p>
          </table:table-cell>
          <table:table-cell office:value-type="string">
            <text:p>49.788669, 24.055093</text:p>
          </table:table-cell>
          <table:table-cell office:value-type="string">
            <text:p>6c11d784</text:p>
          </table:table-cell>
          <table:table-cell office:value-type="string">
            <text:p>15:17</text:p>
          </table:table-cell>
          <table:table-cell office:value-type="string">
            <text:p>WI-20250717-762</text:p>
          </table:table-cell>
          <table:table-cell office:value-type="string">
            <text:p>II-20250717-647</text:p>
          </table:table-cell>
          <table:table-cell office:value-type="string">
            <text:p>556598b9</text:p>
          </table:table-cell>
          <table:table-cell office:value-type="string">
            <text:p>PR-20250319-274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08b67ad3</text:p>
          </table:table-cell>
          <table:table-cell office:value-type="string">
            <text:p>19.05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788752, 23.942812</text:p>
          </table:table-cell>
          <table:table-cell office:value-type="string">
            <text:p>e4b53fe4</text:p>
          </table:table-cell>
          <table:table-cell office:value-type="string">
            <text:p>09:27</text:p>
          </table:table-cell>
          <table:table-cell office:value-type="string">
            <text:p>49.754910, 23.956028</text:p>
          </table:table-cell>
          <table:table-cell office:value-type="string">
            <text:p>2c6d19c6</text:p>
          </table:table-cell>
          <table:table-cell office:value-type="string">
            <text:p>09:49</text:p>
          </table:table-cell>
          <table:table-cell office:value-type="string">
            <text:p>WI-20250717-677</text:p>
          </table:table-cell>
          <table:table-cell office:value-type="string">
            <text:p>II-20250717-667</text:p>
          </table:table-cell>
          <table:table-cell office:value-type="string">
            <text:p>2c6d19c6</text:p>
          </table:table-cell>
          <table:table-cell office:value-type="string">
            <text:p>PR-20250512-544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d9b38488</text:p>
          </table:table-cell>
          <table:table-cell office:value-type="string">
            <text:p>19.05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754886, 23.956034</text:p>
          </table:table-cell>
          <table:table-cell office:value-type="string">
            <text:p>2c6d19c6</text:p>
          </table:table-cell>
          <table:table-cell office:value-type="string">
            <text:p>09:49</text:p>
          </table:table-cell>
          <table:table-cell office:value-type="string">
            <text:p>49.755031, 23.955770</text:p>
          </table:table-cell>
          <table:table-cell office:value-type="string">
            <text:p>2c6d19c6</text:p>
          </table:table-cell>
          <table:table-cell office:value-type="string">
            <text:p>11:07</text:p>
          </table:table-cell>
          <table:table-cell office:value-type="string">
            <text:p>WI-20250717-159</text:p>
          </table:table-cell>
          <table:table-cell office:value-type="string">
            <text:p>II-20250717-598</text:p>
          </table:table-cell>
          <table:table-cell office:value-type="string">
            <text:p>2c6d19c6</text:p>
          </table:table-cell>
          <table:table-cell office:value-type="string">
            <text:p>PR-20250512-544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0d7c78b8</text:p>
          </table:table-cell>
          <table:table-cell office:value-type="string">
            <text:p>19.05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754963, 23.955952</text:p>
          </table:table-cell>
          <table:table-cell office:value-type="string">
            <text:p>2c6d19c6</text:p>
          </table:table-cell>
          <table:table-cell office:value-type="string">
            <text:p>11:07</text:p>
          </table:table-cell>
          <table:table-cell office:value-type="string">
            <text:p>49.788971, 23.943262</text:p>
          </table:table-cell>
          <table:table-cell office:value-type="string">
            <text:p>e4b53fe4</text:p>
          </table:table-cell>
          <table:table-cell office:value-type="string">
            <text:p>11:29</text:p>
          </table:table-cell>
          <table:table-cell office:value-type="string">
            <text:p>WI-20250717-121</text:p>
          </table:table-cell>
          <table:table-cell office:value-type="string">
            <text:p>II-20250717-473</text:p>
          </table:table-cell>
          <table:table-cell office:value-type="string">
            <text:p>2c6d19c6</text:p>
          </table:table-cell>
          <table:table-cell office:value-type="string">
            <text:p>PR-20250512-544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cc3439b9</text:p>
          </table:table-cell>
          <table:table-cell office:value-type="string">
            <text:p>19.05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789034, 23.943431</text:p>
          </table:table-cell>
          <table:table-cell office:value-type="string">
            <text:p>e0d19f1d</text:p>
          </table:table-cell>
          <table:table-cell office:value-type="string">
            <text:p>12:01</text:p>
          </table:table-cell>
          <table:table-cell office:value-type="string">
            <text:p>49.774341, 23.974138</text:p>
          </table:table-cell>
          <table:table-cell office:value-type="string">
            <text:p>df6034fe</text:p>
          </table:table-cell>
          <table:table-cell office:value-type="string">
            <text:p>12:13</text:p>
          </table:table-cell>
          <table:table-cell office:value-type="string">
            <text:p>WI-20250717-847</text:p>
          </table:table-cell>
          <table:table-cell office:value-type="string">
            <text:p>II-20250717-391</text:p>
          </table:table-cell>
          <table:table-cell office:value-type="string">
            <text:p>df6034fe</text:p>
          </table:table-cell>
          <table:table-cell office:value-type="string">
            <text:p>PR-20250519-152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8ac720aa</text:p>
          </table:table-cell>
          <table:table-cell office:value-type="string">
            <text:p>19.05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774321, 23.974151</text:p>
          </table:table-cell>
          <table:table-cell office:value-type="string">
            <text:p>df6034fe</text:p>
          </table:table-cell>
          <table:table-cell office:value-type="string">
            <text:p>12:13</text:p>
          </table:table-cell>
          <table:table-cell office:value-type="string">
            <text:p>49.774377, 23.974212</text:p>
          </table:table-cell>
          <table:table-cell office:value-type="string">
            <text:p>df6034fe</text:p>
          </table:table-cell>
          <table:table-cell office:value-type="string">
            <text:p>13:55</text:p>
          </table:table-cell>
          <table:table-cell office:value-type="string">
            <text:p>WI-20250717-109</text:p>
          </table:table-cell>
          <table:table-cell office:value-type="string">
            <text:p>II-20250717-908</text:p>
          </table:table-cell>
          <table:table-cell office:value-type="string">
            <text:p>df6034fe</text:p>
          </table:table-cell>
          <table:table-cell office:value-type="string">
            <text:p>PR-20250519-152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649c2f82</text:p>
          </table:table-cell>
          <table:table-cell office:value-type="string">
            <text:p>19.05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774377, 23.974212</text:p>
          </table:table-cell>
          <table:table-cell office:value-type="string">
            <text:p>df6034fe</text:p>
          </table:table-cell>
          <table:table-cell office:value-type="string">
            <text:p>13:55</text:p>
          </table:table-cell>
          <table:table-cell office:value-type="string">
            <text:p>49.745136, 24.004094</text:p>
          </table:table-cell>
          <table:table-cell office:value-type="string">
            <text:p>ba6607e8</text:p>
          </table:table-cell>
          <table:table-cell office:value-type="string">
            <text:p>14:12</text:p>
          </table:table-cell>
          <table:table-cell office:value-type="string">
            <text:p>WI-20250717-774</text:p>
          </table:table-cell>
          <table:table-cell office:value-type="string">
            <text:p>II-20250717-748</text:p>
          </table:table-cell>
          <table:table-cell office:value-type="string">
            <text:p>0010380d</text:p>
          </table:table-cell>
          <table:table-cell office:value-type="string">
            <text:p>PR-20250522-357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205c0358</text:p>
          </table:table-cell>
          <table:table-cell office:value-type="string">
            <text:p>19.05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745136, 24.004094</text:p>
          </table:table-cell>
          <table:table-cell office:value-type="string">
            <text:p>ba6607e8</text:p>
          </table:table-cell>
          <table:table-cell office:value-type="string">
            <text:p>14:12</text:p>
          </table:table-cell>
          <table:table-cell office:value-type="string">
            <text:p>49.745099, 24.004159</text:p>
          </table:table-cell>
          <table:table-cell office:value-type="string">
            <text:p>ba6607e8</text:p>
          </table:table-cell>
          <table:table-cell office:value-type="string">
            <text:p>18:21</text:p>
          </table:table-cell>
          <table:table-cell office:value-type="string">
            <text:p>WI-20250717-728</text:p>
          </table:table-cell>
          <table:table-cell office:value-type="string">
            <text:p>II-20250717-332</text:p>
          </table:table-cell>
          <table:table-cell office:value-type="string">
            <text:p>0010380d</text:p>
          </table:table-cell>
          <table:table-cell office:value-type="string">
            <text:p>PR-20250522-357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01b99f06</text:p>
          </table:table-cell>
          <table:table-cell office:value-type="string">
            <text:p>19.05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745097, 24.004106</text:p>
          </table:table-cell>
          <table:table-cell office:value-type="string">
            <text:p>ba6607e8</text:p>
          </table:table-cell>
          <table:table-cell office:value-type="string">
            <text:p>17:21</text:p>
          </table:table-cell>
          <table:table-cell office:value-type="string">
            <text:p>49.781485, 24.055417</text:p>
          </table:table-cell>
          <table:table-cell office:value-type="string">
            <text:p>10c6f637</text:p>
          </table:table-cell>
          <table:table-cell office:value-type="string">
            <text:p>18:10</text:p>
          </table:table-cell>
          <table:table-cell office:value-type="string">
            <text:p>WI-20250717-279</text:p>
          </table:table-cell>
          <table:table-cell office:value-type="string">
            <text:p>II-20250717-558</text:p>
          </table:table-cell>
          <table:table-cell office:value-type="string">
            <text:p>0010380d</text:p>
          </table:table-cell>
          <table:table-cell office:value-type="string">
            <text:p>PR-20250522-357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e0fb5c3c</text:p>
          </table:table-cell>
          <table:table-cell office:value-type="string">
            <text:p>20.05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788976, 23.943411</text:p>
          </table:table-cell>
          <table:table-cell office:value-type="string">
            <text:p>e4b53fe4</text:p>
          </table:table-cell>
          <table:table-cell office:value-type="string">
            <text:p>09:15</text:p>
          </table:table-cell>
          <table:table-cell office:value-type="string">
            <text:p>49.815595, 23.847205</text:p>
          </table:table-cell>
          <table:table-cell office:value-type="string">
            <text:p>fb4f84eb</text:p>
          </table:table-cell>
          <table:table-cell office:value-type="string">
            <text:p>10:05</text:p>
          </table:table-cell>
          <table:table-cell office:value-type="string">
            <text:p>WI-20250717-696</text:p>
          </table:table-cell>
          <table:table-cell office:value-type="string">
            <text:p>II-20250717-293</text:p>
          </table:table-cell>
          <table:table-cell office:value-type="string">
            <text:p>fb4f84eb</text:p>
          </table:table-cell>
          <table:table-cell office:value-type="string">
            <text:p>PR-20250519-635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ed789514</text:p>
          </table:table-cell>
          <table:table-cell office:value-type="string">
            <text:p>20.05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815614, 23.847151</text:p>
          </table:table-cell>
          <table:table-cell office:value-type="string">
            <text:p>fb4f84eb</text:p>
          </table:table-cell>
          <table:table-cell office:value-type="string">
            <text:p>10:05</text:p>
          </table:table-cell>
          <table:table-cell office:value-type="string">
            <text:p>49.815746, 23.847890</text:p>
          </table:table-cell>
          <table:table-cell office:value-type="string">
            <text:p>fb4f84eb</text:p>
          </table:table-cell>
          <table:table-cell office:value-type="string">
            <text:p>13:01</text:p>
          </table:table-cell>
          <table:table-cell office:value-type="string">
            <text:p>WI-20250717-644</text:p>
          </table:table-cell>
          <table:table-cell office:value-type="string">
            <text:p>II-20250717-908</text:p>
          </table:table-cell>
          <table:table-cell office:value-type="string">
            <text:p>fb4f84eb</text:p>
          </table:table-cell>
          <table:table-cell office:value-type="string">
            <text:p>PR-20250519-635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2427ac0f</text:p>
          </table:table-cell>
          <table:table-cell office:value-type="string">
            <text:p>20.05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815820, 23.847829</text:p>
          </table:table-cell>
          <table:table-cell office:value-type="string">
            <text:p>fb4f84eb</text:p>
          </table:table-cell>
          <table:table-cell office:value-type="string">
            <text:p>13:01</text:p>
          </table:table-cell>
          <table:table-cell office:value-type="string">
            <text:p>49.835870, 23.825443</text:p>
          </table:table-cell>
          <table:table-cell office:value-type="string">
            <text:p>41d7f9a8</text:p>
          </table:table-cell>
          <table:table-cell office:value-type="string">
            <text:p>13:33</text:p>
          </table:table-cell>
          <table:table-cell office:value-type="string">
            <text:p>WI-20250717-175</text:p>
          </table:table-cell>
          <table:table-cell office:value-type="string">
            <text:p>II-20250717-863</text:p>
          </table:table-cell>
          <table:table-cell office:value-type="string">
            <text:p>41d7f9a8</text:p>
          </table:table-cell>
          <table:table-cell office:value-type="string">
            <text:p>PR-20250519-415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7b555026</text:p>
          </table:table-cell>
          <table:table-cell office:value-type="string">
            <text:p>20.05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835868, 23.824903</text:p>
          </table:table-cell>
          <table:table-cell office:value-type="string">
            <text:p>41d7f9a8</text:p>
          </table:table-cell>
          <table:table-cell office:value-type="string">
            <text:p>13:33</text:p>
          </table:table-cell>
          <table:table-cell office:value-type="string">
            <text:p>49.835840, 23.824978</text:p>
          </table:table-cell>
          <table:table-cell office:value-type="string">
            <text:p>41d7f9a8</text:p>
          </table:table-cell>
          <table:table-cell office:value-type="string">
            <text:p>15:31</text:p>
          </table:table-cell>
          <table:table-cell office:value-type="string">
            <text:p>WI-20250717-233</text:p>
          </table:table-cell>
          <table:table-cell office:value-type="string">
            <text:p>II-20250717-796</text:p>
          </table:table-cell>
          <table:table-cell office:value-type="string">
            <text:p>41d7f9a8</text:p>
          </table:table-cell>
          <table:table-cell office:value-type="string">
            <text:p>PR-20250519-415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f2819930</text:p>
          </table:table-cell>
          <table:table-cell office:value-type="string">
            <text:p>20.05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835841, 23.824959</text:p>
          </table:table-cell>
          <table:table-cell office:value-type="string">
            <text:p>41d7f9a8</text:p>
          </table:table-cell>
          <table:table-cell office:value-type="string">
            <text:p>15:31</text:p>
          </table:table-cell>
          <table:table-cell office:value-type="string">
            <text:p>49.876109, 23.866438</text:p>
          </table:table-cell>
          <table:table-cell office:value-type="string">
            <text:p>766004f8</text:p>
          </table:table-cell>
          <table:table-cell office:value-type="string">
            <text:p>16:28</text:p>
          </table:table-cell>
          <table:table-cell office:value-type="string">
            <text:p>WI-20250717-407</text:p>
          </table:table-cell>
          <table:table-cell office:value-type="string">
            <text:p>II-20250717-817</text:p>
          </table:table-cell>
          <table:table-cell office:value-type="string">
            <text:p>766004f8</text:p>
          </table:table-cell>
          <table:table-cell office:value-type="string">
            <text:p>PR-20250520-401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b490635d</text:p>
          </table:table-cell>
          <table:table-cell office:value-type="string">
            <text:p>20.05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876109, 23.866438</text:p>
          </table:table-cell>
          <table:table-cell office:value-type="string">
            <text:p>766004f8</text:p>
          </table:table-cell>
          <table:table-cell office:value-type="string">
            <text:p>16:28</text:p>
          </table:table-cell>
          <table:table-cell office:value-type="string">
            <text:p>49.876092, 23.866294</text:p>
          </table:table-cell>
          <table:table-cell office:value-type="string">
            <text:p>766004f8</text:p>
          </table:table-cell>
          <table:table-cell office:value-type="string">
            <text:p>18:12</text:p>
          </table:table-cell>
          <table:table-cell office:value-type="string">
            <text:p>WI-20250717-383</text:p>
          </table:table-cell>
          <table:table-cell office:value-type="string">
            <text:p>II-20250717-988</text:p>
          </table:table-cell>
          <table:table-cell office:value-type="string">
            <text:p>766004f8</text:p>
          </table:table-cell>
          <table:table-cell office:value-type="string">
            <text:p>PR-20250520-401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37ab7958</text:p>
          </table:table-cell>
          <table:table-cell office:value-type="string">
            <text:p>20.05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876081, 23.866265</text:p>
          </table:table-cell>
          <table:table-cell office:value-type="string">
            <text:p>766004f8</text:p>
          </table:table-cell>
          <table:table-cell office:value-type="string">
            <text:p>18:12</text:p>
          </table:table-cell>
          <table:table-cell office:value-type="string">
            <text:p>49.781485, 24.055417</text:p>
          </table:table-cell>
          <table:table-cell office:value-type="string">
            <text:p>10c6f637</text:p>
          </table:table-cell>
          <table:table-cell office:value-type="string">
            <text:p>19:48</text:p>
          </table:table-cell>
          <table:table-cell office:value-type="string">
            <text:p>WI-20250717-742</text:p>
          </table:table-cell>
          <table:table-cell office:value-type="string">
            <text:p>II-20250717-764</text:p>
          </table:table-cell>
          <table:table-cell office:value-type="string">
            <text:p>766004f8</text:p>
          </table:table-cell>
          <table:table-cell office:value-type="string">
            <text:p>PR-20250520-401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143966b6</text:p>
          </table:table-cell>
          <table:table-cell office:value-type="string">
            <text:p>21.05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788702, 23.942864</text:p>
          </table:table-cell>
          <table:table-cell office:value-type="string">
            <text:p>e4b53fe4</text:p>
          </table:table-cell>
          <table:table-cell office:value-type="string">
            <text:p>09:30</text:p>
          </table:table-cell>
          <table:table-cell office:value-type="string">
            <text:p>49.875997, 23.866337</text:p>
          </table:table-cell>
          <table:table-cell office:value-type="string">
            <text:p>766004f8</text:p>
          </table:table-cell>
          <table:table-cell office:value-type="string">
            <text:p>10:05</text:p>
          </table:table-cell>
          <table:table-cell office:value-type="string">
            <text:p>WI-20250717-632</text:p>
          </table:table-cell>
          <table:table-cell office:value-type="string">
            <text:p>II-20250717-220</text:p>
          </table:table-cell>
          <table:table-cell office:value-type="string">
            <text:p>766004f8</text:p>
          </table:table-cell>
          <table:table-cell office:value-type="string">
            <text:p>PR-20250520-401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2150bb80</text:p>
          </table:table-cell>
          <table:table-cell office:value-type="string">
            <text:p>21.05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876020, 23.866326</text:p>
          </table:table-cell>
          <table:table-cell office:value-type="string">
            <text:p>766004f8</text:p>
          </table:table-cell>
          <table:table-cell office:value-type="string">
            <text:p>10:05</text:p>
          </table:table-cell>
          <table:table-cell office:value-type="string">
            <text:p>49.876115, 23.866237</text:p>
          </table:table-cell>
          <table:table-cell office:value-type="string">
            <text:p>766004f8</text:p>
          </table:table-cell>
          <table:table-cell office:value-type="string">
            <text:p>11:03</text:p>
          </table:table-cell>
          <table:table-cell office:value-type="string">
            <text:p>WI-20250717-765</text:p>
          </table:table-cell>
          <table:table-cell office:value-type="string">
            <text:p>II-20250717-289</text:p>
          </table:table-cell>
          <table:table-cell office:value-type="string">
            <text:p>766004f8</text:p>
          </table:table-cell>
          <table:table-cell office:value-type="string">
            <text:p>PR-20250520-401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411bbc38</text:p>
          </table:table-cell>
          <table:table-cell office:value-type="string">
            <text:p>21.05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876115, 23.866237</text:p>
          </table:table-cell>
          <table:table-cell office:value-type="string">
            <text:p>766004f8</text:p>
          </table:table-cell>
          <table:table-cell office:value-type="string">
            <text:p>11:03</text:p>
          </table:table-cell>
          <table:table-cell office:value-type="string">
            <text:p>49.902038, 23.773063</text:p>
          </table:table-cell>
          <table:table-cell office:value-type="string">
            <text:p>1cd18646</text:p>
          </table:table-cell>
          <table:table-cell office:value-type="string">
            <text:p>12:05</text:p>
          </table:table-cell>
          <table:table-cell office:value-type="string">
            <text:p>WI-20250717-284</text:p>
          </table:table-cell>
          <table:table-cell office:value-type="string">
            <text:p>II-20250717-631</text:p>
          </table:table-cell>
          <table:table-cell office:value-type="string">
            <text:p>766004f8</text:p>
          </table:table-cell>
          <table:table-cell office:value-type="string">
            <text:p>PR-20250520-401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62ca34ef</text:p>
          </table:table-cell>
          <table:table-cell office:value-type="string">
            <text:p>21.05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902037, 23.773067</text:p>
          </table:table-cell>
          <table:table-cell office:value-type="string">
            <text:p>1cd18646</text:p>
          </table:table-cell>
          <table:table-cell office:value-type="string">
            <text:p>12:05</text:p>
          </table:table-cell>
          <table:table-cell office:value-type="string">
            <text:p>49.902131, 23.772479</text:p>
          </table:table-cell>
          <table:table-cell office:value-type="string">
            <text:p>1cd18646</text:p>
          </table:table-cell>
          <table:table-cell office:value-type="string">
            <text:p>19:12</text:p>
          </table:table-cell>
          <table:table-cell office:value-type="string">
            <text:p>WI-20250717-121</text:p>
          </table:table-cell>
          <table:table-cell office:value-type="string">
            <text:p>II-20250717-719</text:p>
          </table:table-cell>
          <table:table-cell office:value-type="string">
            <text:p>1cd18646</text:p>
          </table:table-cell>
          <table:table-cell office:value-type="string">
            <text:p>PR-20250521-878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03d080ca</text:p>
          </table:table-cell>
          <table:table-cell office:value-type="string">
            <text:p>21.05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902139, 23.772535</text:p>
          </table:table-cell>
          <table:table-cell office:value-type="string">
            <text:p>1cd18646</text:p>
          </table:table-cell>
          <table:table-cell office:value-type="string">
            <text:p>19:12</text:p>
          </table:table-cell>
          <table:table-cell office:value-type="string">
            <text:p>49.781484, 24.055419</text:p>
          </table:table-cell>
          <table:table-cell office:value-type="string">
            <text:p>10c6f637</text:p>
          </table:table-cell>
          <table:table-cell office:value-type="string">
            <text:p>20:31</text:p>
          </table:table-cell>
          <table:table-cell office:value-type="string">
            <text:p>WI-20250717-766</text:p>
          </table:table-cell>
          <table:table-cell office:value-type="string">
            <text:p>II-20250717-574</text:p>
          </table:table-cell>
          <table:table-cell office:value-type="string">
            <text:p>1cd18646</text:p>
          </table:table-cell>
          <table:table-cell office:value-type="string">
            <text:p>PR-20250521-878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bb0c04f3</text:p>
          </table:table-cell>
          <table:table-cell office:value-type="string">
            <text:p>22.05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788246, 23.943148</text:p>
          </table:table-cell>
          <table:table-cell office:value-type="string">
            <text:p>e4b53fe4</text:p>
          </table:table-cell>
          <table:table-cell office:value-type="string">
            <text:p>09:30</text:p>
          </table:table-cell>
          <table:table-cell office:value-type="string">
            <text:p>49.767301, 23.969201</text:p>
          </table:table-cell>
          <table:table-cell office:value-type="string">
            <text:p>caca755f</text:p>
          </table:table-cell>
          <table:table-cell office:value-type="string">
            <text:p>10:02</text:p>
          </table:table-cell>
          <table:table-cell office:value-type="string">
            <text:p>WI-20250717-819</text:p>
          </table:table-cell>
          <table:table-cell office:value-type="string">
            <text:p>II-20250717-745</text:p>
          </table:table-cell>
          <table:table-cell office:value-type="string">
            <text:p>caca755f</text:p>
          </table:table-cell>
          <table:table-cell office:value-type="string">
            <text:p>PR-20250522-731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e47e5291</text:p>
          </table:table-cell>
          <table:table-cell office:value-type="string">
            <text:p>22.05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767051, 23.968908</text:p>
          </table:table-cell>
          <table:table-cell office:value-type="string">
            <text:p>caca755f</text:p>
          </table:table-cell>
          <table:table-cell office:value-type="string">
            <text:p>10:02</text:p>
          </table:table-cell>
          <table:table-cell office:value-type="string">
            <text:p>49.767168, 23.968956</text:p>
          </table:table-cell>
          <table:table-cell office:value-type="string">
            <text:p>caca755f</text:p>
          </table:table-cell>
          <table:table-cell office:value-type="string">
            <text:p>12:27</text:p>
          </table:table-cell>
          <table:table-cell office:value-type="string">
            <text:p>WI-20250717-514</text:p>
          </table:table-cell>
          <table:table-cell office:value-type="string">
            <text:p>II-20250717-858</text:p>
          </table:table-cell>
          <table:table-cell office:value-type="string">
            <text:p>caca755f</text:p>
          </table:table-cell>
          <table:table-cell office:value-type="string">
            <text:p>PR-20250522-731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8bbdbf93</text:p>
          </table:table-cell>
          <table:table-cell office:value-type="string">
            <text:p>22.05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767168, 23.968956</text:p>
          </table:table-cell>
          <table:table-cell office:value-type="string">
            <text:p>caca755f</text:p>
          </table:table-cell>
          <table:table-cell office:value-type="string">
            <text:p>12:27</text:p>
          </table:table-cell>
          <table:table-cell office:value-type="string">
            <text:p>49.775204, 23.974916</text:p>
          </table:table-cell>
          <table:table-cell office:value-type="string">
            <text:p>1047c7b4</text:p>
          </table:table-cell>
          <table:table-cell office:value-type="string">
            <text:p>12:50</text:p>
          </table:table-cell>
          <table:table-cell office:value-type="string">
            <text:p>WI-20250717-859</text:p>
          </table:table-cell>
          <table:table-cell office:value-type="string">
            <text:p>II-20250717-673</text:p>
          </table:table-cell>
          <table:table-cell office:value-type="string">
            <text:p>1047c7b4</text:p>
          </table:table-cell>
          <table:table-cell office:value-type="string">
            <text:p>PR-20250522-538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a40fa9fc</text:p>
          </table:table-cell>
          <table:table-cell office:value-type="string">
            <text:p>22.05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775204, 23.974916</text:p>
          </table:table-cell>
          <table:table-cell office:value-type="string">
            <text:p>1047c7b4</text:p>
          </table:table-cell>
          <table:table-cell office:value-type="string">
            <text:p>12:50</text:p>
          </table:table-cell>
          <table:table-cell office:value-type="string">
            <text:p>49.775158, 23.974891</text:p>
          </table:table-cell>
          <table:table-cell office:value-type="string">
            <text:p>1047c7b4</text:p>
          </table:table-cell>
          <table:table-cell office:value-type="string">
            <text:p>17:34</text:p>
          </table:table-cell>
          <table:table-cell office:value-type="string">
            <text:p>WI-20250717-491</text:p>
          </table:table-cell>
          <table:table-cell office:value-type="string">
            <text:p>II-20250717-863</text:p>
          </table:table-cell>
          <table:table-cell office:value-type="string">
            <text:p>1047c7b4</text:p>
          </table:table-cell>
          <table:table-cell office:value-type="string">
            <text:p>PR-20250522-538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c4711ae0</text:p>
          </table:table-cell>
          <table:table-cell office:value-type="string">
            <text:p>22.05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775158, 23.974891</text:p>
          </table:table-cell>
          <table:table-cell office:value-type="string">
            <text:p>1047c7b4</text:p>
          </table:table-cell>
          <table:table-cell office:value-type="string">
            <text:p>17:35</text:p>
          </table:table-cell>
          <table:table-cell office:value-type="string">
            <text:p>49.781478, 24.055485</text:p>
          </table:table-cell>
          <table:table-cell office:value-type="string">
            <text:p>10c6f637</text:p>
          </table:table-cell>
          <table:table-cell office:value-type="string">
            <text:p>22:27</text:p>
          </table:table-cell>
          <table:table-cell office:value-type="string">
            <text:p>WI-20250717-488</text:p>
          </table:table-cell>
          <table:table-cell office:value-type="string">
            <text:p>II-20250717-768</text:p>
          </table:table-cell>
          <table:table-cell office:value-type="string">
            <text:p>1047c7b4</text:p>
          </table:table-cell>
          <table:table-cell office:value-type="string">
            <text:p>PR-20250522-538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74d8d1f7</text:p>
          </table:table-cell>
          <table:table-cell office:value-type="string">
            <text:p>23.05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789100, 23.943553</text:p>
          </table:table-cell>
          <table:table-cell office:value-type="string">
            <text:p>e4b53fe4</text:p>
          </table:table-cell>
          <table:table-cell office:value-type="string">
            <text:p>10:04</text:p>
          </table:table-cell>
          <table:table-cell office:value-type="string">
            <text:p>49.749952, 23.991414</text:p>
          </table:table-cell>
          <table:table-cell office:value-type="string">
            <text:p>604f6f32</text:p>
          </table:table-cell>
          <table:table-cell office:value-type="string">
            <text:p>10:28</text:p>
          </table:table-cell>
          <table:table-cell office:value-type="string">
            <text:p>WI-20250717-733</text:p>
          </table:table-cell>
          <table:table-cell office:value-type="string">
            <text:p>II-20250717-779</text:p>
          </table:table-cell>
          <table:table-cell office:value-type="string">
            <text:p>604f6f32</text:p>
          </table:table-cell>
          <table:table-cell office:value-type="string">
            <text:p>PR-20250522-249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1908d3b5</text:p>
          </table:table-cell>
          <table:table-cell office:value-type="string">
            <text:p>23.05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749952, 23.991414</text:p>
          </table:table-cell>
          <table:table-cell office:value-type="string">
            <text:p>604f6f32</text:p>
          </table:table-cell>
          <table:table-cell office:value-type="string">
            <text:p>10:28</text:p>
          </table:table-cell>
          <table:table-cell office:value-type="string">
            <text:p>49.749899, 23.991418</text:p>
          </table:table-cell>
          <table:table-cell office:value-type="string">
            <text:p>604f6f32</text:p>
          </table:table-cell>
          <table:table-cell office:value-type="string">
            <text:p>11:20</text:p>
          </table:table-cell>
          <table:table-cell office:value-type="string">
            <text:p>WI-20250717-329</text:p>
          </table:table-cell>
          <table:table-cell office:value-type="string">
            <text:p>II-20250717-966</text:p>
          </table:table-cell>
          <table:table-cell office:value-type="string">
            <text:p>604f6f32</text:p>
          </table:table-cell>
          <table:table-cell office:value-type="string">
            <text:p>PR-20250522-249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431d424e</text:p>
          </table:table-cell>
          <table:table-cell office:value-type="string">
            <text:p>23.05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749921, 23.991415</text:p>
          </table:table-cell>
          <table:table-cell office:value-type="string">
            <text:p>604f6f32</text:p>
          </table:table-cell>
          <table:table-cell office:value-type="string">
            <text:p>11:20</text:p>
          </table:table-cell>
          <table:table-cell office:value-type="string">
            <text:p>49.751581, 23.941986</text:p>
          </table:table-cell>
          <table:table-cell office:value-type="float" office:value="76739735">
            <text:p>76739735</text:p>
          </table:table-cell>
          <table:table-cell office:value-type="string">
            <text:p>11:51</text:p>
          </table:table-cell>
          <table:table-cell office:value-type="string">
            <text:p>WI-20250717-681</text:p>
          </table:table-cell>
          <table:table-cell office:value-type="string">
            <text:p>II-20250717-198</text:p>
          </table:table-cell>
          <table:table-cell office:value-type="float" office:value="76739735">
            <text:p>76739735</text:p>
          </table:table-cell>
          <table:table-cell office:value-type="string">
            <text:p>PR-20250512-442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b50c25e5</text:p>
          </table:table-cell>
          <table:table-cell office:value-type="string">
            <text:p>23.05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751581, 23.941986</text:p>
          </table:table-cell>
          <table:table-cell office:value-type="float" office:value="76739735">
            <text:p>76739735</text:p>
          </table:table-cell>
          <table:table-cell office:value-type="string">
            <text:p>11:51</text:p>
          </table:table-cell>
          <table:table-cell office:value-type="string">
            <text:p>49.751323, 23.940017</text:p>
          </table:table-cell>
          <table:table-cell office:value-type="float" office:value="76739735">
            <text:p>76739735</text:p>
          </table:table-cell>
          <table:table-cell office:value-type="string">
            <text:p>13:00</text:p>
          </table:table-cell>
          <table:table-cell office:value-type="string">
            <text:p>WI-20250717-536</text:p>
          </table:table-cell>
          <table:table-cell office:value-type="string">
            <text:p>II-20250717-783</text:p>
          </table:table-cell>
          <table:table-cell office:value-type="float" office:value="76739735">
            <text:p>76739735</text:p>
          </table:table-cell>
          <table:table-cell office:value-type="string">
            <text:p>PR-20250512-442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c188509a</text:p>
          </table:table-cell>
          <table:table-cell office:value-type="string">
            <text:p>23.05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751420, 23.940022</text:p>
          </table:table-cell>
          <table:table-cell office:value-type="float" office:value="76739735">
            <text:p>76739735</text:p>
          </table:table-cell>
          <table:table-cell office:value-type="string">
            <text:p>13:00</text:p>
          </table:table-cell>
          <table:table-cell office:value-type="string">
            <text:p>49.777575, 24.052739</text:p>
          </table:table-cell>
          <table:table-cell office:value-type="string">
            <text:p>ccf3c9d6</text:p>
          </table:table-cell>
          <table:table-cell office:value-type="string">
            <text:p>13:53</text:p>
          </table:table-cell>
          <table:table-cell office:value-type="string">
            <text:p>WI-20250717-872</text:p>
          </table:table-cell>
          <table:table-cell office:value-type="string">
            <text:p>II-20250717-103</text:p>
          </table:table-cell>
          <table:table-cell office:value-type="string">
            <text:p>ccf3c9d6</text:p>
          </table:table-cell>
          <table:table-cell office:value-type="string">
            <text:p>PR-20250523-838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87d51bfa</text:p>
          </table:table-cell>
          <table:table-cell office:value-type="string">
            <text:p>23.05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777352, 24.052770</text:p>
          </table:table-cell>
          <table:table-cell office:value-type="string">
            <text:p>ccf3c9d6</text:p>
          </table:table-cell>
          <table:table-cell office:value-type="string">
            <text:p>13:53</text:p>
          </table:table-cell>
          <table:table-cell office:value-type="string">
            <text:p>49.777395, 24.052775</text:p>
          </table:table-cell>
          <table:table-cell office:value-type="string">
            <text:p>ccf3c9d6</text:p>
          </table:table-cell>
          <table:table-cell office:value-type="string">
            <text:p>17:26</text:p>
          </table:table-cell>
          <table:table-cell office:value-type="string">
            <text:p>WI-20250717-158</text:p>
          </table:table-cell>
          <table:table-cell office:value-type="string">
            <text:p>II-20250717-268</text:p>
          </table:table-cell>
          <table:table-cell office:value-type="string">
            <text:p>ccf3c9d6</text:p>
          </table:table-cell>
          <table:table-cell office:value-type="string">
            <text:p>PR-20250523-838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02c31a6c</text:p>
          </table:table-cell>
          <table:table-cell office:value-type="string">
            <text:p>23.05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777395, 24.052775</text:p>
          </table:table-cell>
          <table:table-cell office:value-type="string">
            <text:p>ccf3c9d6</text:p>
          </table:table-cell>
          <table:table-cell office:value-type="string">
            <text:p>17:26</text:p>
          </table:table-cell>
          <table:table-cell office:value-type="string">
            <text:p>49.782576, 24.056460</text:p>
          </table:table-cell>
          <table:table-cell office:value-type="string">
            <text:p>10c6f637</text:p>
          </table:table-cell>
          <table:table-cell office:value-type="string">
            <text:p>17:37</text:p>
          </table:table-cell>
          <table:table-cell office:value-type="string">
            <text:p>WI-20250717-479</text:p>
          </table:table-cell>
          <table:table-cell office:value-type="string">
            <text:p>II-20250717-101</text:p>
          </table:table-cell>
          <table:table-cell office:value-type="string">
            <text:p>ccf3c9d6</text:p>
          </table:table-cell>
          <table:table-cell office:value-type="string">
            <text:p>PR-20250523-838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11ff7760</text:p>
          </table:table-cell>
          <table:table-cell office:value-type="string">
            <text:p>25.05.25, 00:00</text:p>
          </table:table-cell>
          <table:table-cell office:value-type="float" office:value="58498703">
            <text:p>58498703</text:p>
          </table:table-cell>
          <table:table-cell office:value-type="string">
            <text:p>FALSE</text:p>
          </table:table-cell>
          <table:table-cell office:value-type="string">
            <text:p>49.789634, 24.055510</text:p>
          </table:table-cell>
          <table:table-cell office:value-type="string">
            <text:p>e4b53fee</text:p>
          </table:table-cell>
          <table:table-cell office:value-type="string">
            <text:p>13:47</text:p>
          </table:table-cell>
          <table:table-cell office:value-type="string">
            <text:p>49.806, 24.031</text:p>
          </table:table-cell>
          <table:table-cell office:value-type="string">
            <text:p>e4b53fee</text:p>
          </table:table-cell>
          <table:table-cell office:value-type="string">
            <text:p>15:00</text:p>
          </table:table-cell>
          <table:table-cell office:value-type="string">
            <text:p>WI-20250717-392</text:p>
          </table:table-cell>
          <table:table-cell office:value-type="string">
            <text:p>II-20250717-213</text:p>
          </table:table-cell>
          <table:table-cell office:value-type="string">
            <text:p>e4b53fee</text:p>
          </table:table-cell>
          <table:table-cell office:value-type="string">
            <text:p>PR-20250425-769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eb25cc07</text:p>
          </table:table-cell>
          <table:table-cell office:value-type="string">
            <text:p>26.05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788412, 23.943785</text:p>
          </table:table-cell>
          <table:table-cell office:value-type="string">
            <text:p>e4b53fe4</text:p>
          </table:table-cell>
          <table:table-cell office:value-type="string">
            <text:p>09:15</text:p>
          </table:table-cell>
          <table:table-cell office:value-type="string">
            <text:p>49.765063, 24.012603</text:p>
          </table:table-cell>
          <table:table-cell office:value-type="string">
            <text:p>d3eaaa6c</text:p>
          </table:table-cell>
          <table:table-cell office:value-type="string">
            <text:p>09:30</text:p>
          </table:table-cell>
          <table:table-cell office:value-type="string">
            <text:p>WI-20250717-207</text:p>
          </table:table-cell>
          <table:table-cell office:value-type="string">
            <text:p>II-20250717-582</text:p>
          </table:table-cell>
          <table:table-cell office:value-type="string">
            <text:p>d3eaaa6c</text:p>
          </table:table-cell>
          <table:table-cell office:value-type="string">
            <text:p>PR-20250426-570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2849a464</text:p>
          </table:table-cell>
          <table:table-cell office:value-type="string">
            <text:p>26.05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765022, 24.012539</text:p>
          </table:table-cell>
          <table:table-cell office:value-type="string">
            <text:p>d3eaaa6c</text:p>
          </table:table-cell>
          <table:table-cell office:value-type="string">
            <text:p>09:30</text:p>
          </table:table-cell>
          <table:table-cell office:value-type="string">
            <text:p>49.764960, 24.012575</text:p>
          </table:table-cell>
          <table:table-cell office:value-type="string">
            <text:p>d3eaaa6c</text:p>
          </table:table-cell>
          <table:table-cell office:value-type="string">
            <text:p>13:11</text:p>
          </table:table-cell>
          <table:table-cell office:value-type="string">
            <text:p>WI-20250717-359</text:p>
          </table:table-cell>
          <table:table-cell office:value-type="string">
            <text:p>II-20250717-822</text:p>
          </table:table-cell>
          <table:table-cell office:value-type="string">
            <text:p>d3eaaa6c</text:p>
          </table:table-cell>
          <table:table-cell office:value-type="string">
            <text:p>PR-20250426-570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1250b317</text:p>
          </table:table-cell>
          <table:table-cell office:value-type="string">
            <text:p>26.05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764960, 24.012575</text:p>
          </table:table-cell>
          <table:table-cell office:value-type="string">
            <text:p>d3eaaa6c</text:p>
          </table:table-cell>
          <table:table-cell office:value-type="string">
            <text:p>13:11</text:p>
          </table:table-cell>
          <table:table-cell office:value-type="string">
            <text:p>49.789084, 23.943459</text:p>
          </table:table-cell>
          <table:table-cell office:value-type="string">
            <text:p>e4b53fe4</text:p>
          </table:table-cell>
          <table:table-cell office:value-type="string">
            <text:p>13:55</text:p>
          </table:table-cell>
          <table:table-cell office:value-type="string">
            <text:p>WI-20250717-884</text:p>
          </table:table-cell>
          <table:table-cell office:value-type="string">
            <text:p>II-20250717-444</text:p>
          </table:table-cell>
          <table:table-cell office:value-type="string">
            <text:p>d3eaaa6c</text:p>
          </table:table-cell>
          <table:table-cell office:value-type="string">
            <text:p>PR-20250426-570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b2953ec8</text:p>
          </table:table-cell>
          <table:table-cell office:value-type="string">
            <text:p>26.05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788826, 23.943432</text:p>
          </table:table-cell>
          <table:table-cell office:value-type="string">
            <text:p>e4b53fe4</text:p>
          </table:table-cell>
          <table:table-cell office:value-type="string">
            <text:p>14:10</text:p>
          </table:table-cell>
          <table:table-cell office:value-type="string">
            <text:p>49.839937, 24.063924</text:p>
          </table:table-cell>
          <table:table-cell office:value-type="string">
            <text:p>42f60265</text:p>
          </table:table-cell>
          <table:table-cell office:value-type="string">
            <text:p>14:52</text:p>
          </table:table-cell>
          <table:table-cell office:value-type="string">
            <text:p>WI-20250717-817</text:p>
          </table:table-cell>
          <table:table-cell office:value-type="string">
            <text:p>II-20250717-604</text:p>
          </table:table-cell>
          <table:table-cell office:value-type="string">
            <text:p>42f60265</text:p>
          </table:table-cell>
          <table:table-cell office:value-type="string">
            <text:p>PR-20250526-839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623f92cf</text:p>
          </table:table-cell>
          <table:table-cell office:value-type="string">
            <text:p>26.05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839937, 24.063924</text:p>
          </table:table-cell>
          <table:table-cell office:value-type="string">
            <text:p>42f60265</text:p>
          </table:table-cell>
          <table:table-cell office:value-type="string">
            <text:p>14:52</text:p>
          </table:table-cell>
          <table:table-cell office:value-type="string">
            <text:p>49.840151, 24.063880</text:p>
          </table:table-cell>
          <table:table-cell office:value-type="string">
            <text:p>42f60265</text:p>
          </table:table-cell>
          <table:table-cell office:value-type="string">
            <text:p>18:04</text:p>
          </table:table-cell>
          <table:table-cell office:value-type="string">
            <text:p>WI-20250717-121</text:p>
          </table:table-cell>
          <table:table-cell office:value-type="string">
            <text:p>II-20250717-996</text:p>
          </table:table-cell>
          <table:table-cell office:value-type="string">
            <text:p>42f60265</text:p>
          </table:table-cell>
          <table:table-cell office:value-type="string">
            <text:p>PR-20250526-839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41120bb2</text:p>
          </table:table-cell>
          <table:table-cell office:value-type="string">
            <text:p>26.05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840151, 24.063880</text:p>
          </table:table-cell>
          <table:table-cell office:value-type="string">
            <text:p>42f60265</text:p>
          </table:table-cell>
          <table:table-cell office:value-type="string">
            <text:p>18:04</text:p>
          </table:table-cell>
          <table:table-cell office:value-type="string">
            <text:p>49.781481, 24.055413</text:p>
          </table:table-cell>
          <table:table-cell office:value-type="string">
            <text:p>10c6f637</text:p>
          </table:table-cell>
          <table:table-cell office:value-type="string">
            <text:p>19:10</text:p>
          </table:table-cell>
          <table:table-cell office:value-type="string">
            <text:p>WI-20250717-854</text:p>
          </table:table-cell>
          <table:table-cell office:value-type="string">
            <text:p>II-20250717-133</text:p>
          </table:table-cell>
          <table:table-cell office:value-type="string">
            <text:p>42f60265</text:p>
          </table:table-cell>
          <table:table-cell office:value-type="string">
            <text:p>PR-20250526-839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float" office:value="49520715">
            <text:p>49520715</text:p>
          </table:table-cell>
          <table:table-cell office:value-type="string">
            <text:p>27.05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789058, 23.943514</text:p>
          </table:table-cell>
          <table:table-cell office:value-type="string">
            <text:p>e4b53fe4</text:p>
          </table:table-cell>
          <table:table-cell office:value-type="string">
            <text:p>10:12</text:p>
          </table:table-cell>
          <table:table-cell office:value-type="string">
            <text:p>49.907762, 23.967816</text:p>
          </table:table-cell>
          <table:table-cell office:value-type="string">
            <text:p>7cad825c</text:p>
          </table:table-cell>
          <table:table-cell office:value-type="string">
            <text:p>10:58</text:p>
          </table:table-cell>
          <table:table-cell office:value-type="string">
            <text:p>WI-20250717-883</text:p>
          </table:table-cell>
          <table:table-cell office:value-type="string">
            <text:p>II-20250717-742</text:p>
          </table:table-cell>
          <table:table-cell office:value-type="string">
            <text:p>7cad825c</text:p>
          </table:table-cell>
          <table:table-cell office:value-type="string">
            <text:p>PR-20250527-242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3766c738</text:p>
          </table:table-cell>
          <table:table-cell office:value-type="string">
            <text:p>27.05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907762, 23.967816</text:p>
          </table:table-cell>
          <table:table-cell office:value-type="string">
            <text:p>7cad825c</text:p>
          </table:table-cell>
          <table:table-cell office:value-type="string">
            <text:p>10:58</text:p>
          </table:table-cell>
          <table:table-cell office:value-type="string">
            <text:p>49.907671, 23.967933</text:p>
          </table:table-cell>
          <table:table-cell office:value-type="string">
            <text:p>7cad825c</text:p>
          </table:table-cell>
          <table:table-cell office:value-type="string">
            <text:p>13:35</text:p>
          </table:table-cell>
          <table:table-cell office:value-type="string">
            <text:p>WI-20250717-354</text:p>
          </table:table-cell>
          <table:table-cell office:value-type="string">
            <text:p>II-20250717-794</text:p>
          </table:table-cell>
          <table:table-cell office:value-type="string">
            <text:p>7cad825c</text:p>
          </table:table-cell>
          <table:table-cell office:value-type="string">
            <text:p>PR-20250527-242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d69e8a01</text:p>
          </table:table-cell>
          <table:table-cell office:value-type="string">
            <text:p>27.05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907702, 23.967933</text:p>
          </table:table-cell>
          <table:table-cell office:value-type="string">
            <text:p>7cad825c</text:p>
          </table:table-cell>
          <table:table-cell office:value-type="string">
            <text:p>13:35</text:p>
          </table:table-cell>
          <table:table-cell office:value-type="string">
            <text:p>49.788983, 23.943276</text:p>
          </table:table-cell>
          <table:table-cell office:value-type="string">
            <text:p>e4b53fe4</text:p>
          </table:table-cell>
          <table:table-cell office:value-type="string">
            <text:p>14:19</text:p>
          </table:table-cell>
          <table:table-cell office:value-type="string">
            <text:p>WI-20250717-281</text:p>
          </table:table-cell>
          <table:table-cell office:value-type="string">
            <text:p>II-20250717-610</text:p>
          </table:table-cell>
          <table:table-cell office:value-type="string">
            <text:p>7cad825c</text:p>
          </table:table-cell>
          <table:table-cell office:value-type="string">
            <text:p>PR-20250527-242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b3ba85ae</text:p>
          </table:table-cell>
          <table:table-cell office:value-type="string">
            <text:p>27.05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788878, 23.943304</text:p>
          </table:table-cell>
          <table:table-cell office:value-type="string">
            <text:p>e4b53fe4</text:p>
          </table:table-cell>
          <table:table-cell office:value-type="string">
            <text:p>14:51</text:p>
          </table:table-cell>
          <table:table-cell office:value-type="string">
            <text:p>49.754599, 23.955348</text:p>
          </table:table-cell>
          <table:table-cell office:value-type="string">
            <text:p>21992a88</text:p>
          </table:table-cell>
          <table:table-cell office:value-type="string">
            <text:p>15:02</text:p>
          </table:table-cell>
          <table:table-cell office:value-type="string">
            <text:p>WI-20250717-737</text:p>
          </table:table-cell>
          <table:table-cell office:value-type="string">
            <text:p>II-20250717-204</text:p>
          </table:table-cell>
          <table:table-cell office:value-type="string">
            <text:p>21992a88</text:p>
          </table:table-cell>
          <table:table-cell office:value-type="string">
            <text:p>PR-20250527-101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5ed1c693</text:p>
          </table:table-cell>
          <table:table-cell office:value-type="string">
            <text:p>27.05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754567, 23.955312</text:p>
          </table:table-cell>
          <table:table-cell office:value-type="string">
            <text:p>21992a88</text:p>
          </table:table-cell>
          <table:table-cell office:value-type="string">
            <text:p>15:02</text:p>
          </table:table-cell>
          <table:table-cell office:value-type="string">
            <text:p>49.755003, 23.955350</text:p>
          </table:table-cell>
          <table:table-cell office:value-type="string">
            <text:p>21992a88</text:p>
          </table:table-cell>
          <table:table-cell office:value-type="string">
            <text:p>17:20</text:p>
          </table:table-cell>
          <table:table-cell office:value-type="string">
            <text:p>WI-20250717-834</text:p>
          </table:table-cell>
          <table:table-cell office:value-type="string">
            <text:p>II-20250717-558</text:p>
          </table:table-cell>
          <table:table-cell office:value-type="string">
            <text:p>21992a88</text:p>
          </table:table-cell>
          <table:table-cell office:value-type="string">
            <text:p>PR-20250527-101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1e523bdc</text:p>
          </table:table-cell>
          <table:table-cell office:value-type="string">
            <text:p>27.05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754947, 23.955339</text:p>
          </table:table-cell>
          <table:table-cell office:value-type="string">
            <text:p>21992a88</text:p>
          </table:table-cell>
          <table:table-cell office:value-type="string">
            <text:p>17:20</text:p>
          </table:table-cell>
          <table:table-cell office:value-type="string">
            <text:p>49.781484, 24.055424</text:p>
          </table:table-cell>
          <table:table-cell office:value-type="string">
            <text:p>10c6f637</text:p>
          </table:table-cell>
          <table:table-cell office:value-type="string">
            <text:p>18:22</text:p>
          </table:table-cell>
          <table:table-cell office:value-type="string">
            <text:p>WI-20250717-399</text:p>
          </table:table-cell>
          <table:table-cell office:value-type="string">
            <text:p>II-20250717-251</text:p>
          </table:table-cell>
          <table:table-cell office:value-type="string">
            <text:p>21992a88</text:p>
          </table:table-cell>
          <table:table-cell office:value-type="string">
            <text:p>PR-20250527-101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b604374e</text:p>
          </table:table-cell>
          <table:table-cell office:value-type="string">
            <text:p>28.05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788942, 23.943414</text:p>
          </table:table-cell>
          <table:table-cell office:value-type="string">
            <text:p>e4b53fe4</text:p>
          </table:table-cell>
          <table:table-cell office:value-type="string">
            <text:p>09:38</text:p>
          </table:table-cell>
          <table:table-cell office:value-type="string">
            <text:p>49.926012, 23.906166</text:p>
          </table:table-cell>
          <table:table-cell office:value-type="string">
            <text:p>556598b9</text:p>
          </table:table-cell>
          <table:table-cell office:value-type="string">
            <text:p>10:58</text:p>
          </table:table-cell>
          <table:table-cell office:value-type="string">
            <text:p>WI-20250717-803</text:p>
          </table:table-cell>
          <table:table-cell office:value-type="string">
            <text:p>II-20250717-645</text:p>
          </table:table-cell>
          <table:table-cell office:value-type="string">
            <text:p>556598b9</text:p>
          </table:table-cell>
          <table:table-cell office:value-type="string">
            <text:p>PR-20250319-274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fdd173ed</text:p>
          </table:table-cell>
          <table:table-cell office:value-type="string">
            <text:p>28.05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926030, 23.906188</text:p>
          </table:table-cell>
          <table:table-cell office:value-type="string">
            <text:p>556598b9</text:p>
          </table:table-cell>
          <table:table-cell office:value-type="string">
            <text:p>10:58</text:p>
          </table:table-cell>
          <table:table-cell office:value-type="string">
            <text:p>49.925942, 23.906380</text:p>
          </table:table-cell>
          <table:table-cell office:value-type="string">
            <text:p>556598b9</text:p>
          </table:table-cell>
          <table:table-cell office:value-type="string">
            <text:p>13:27</text:p>
          </table:table-cell>
          <table:table-cell office:value-type="string">
            <text:p>WI-20250717-914</text:p>
          </table:table-cell>
          <table:table-cell office:value-type="string">
            <text:p>II-20250717-450</text:p>
          </table:table-cell>
          <table:table-cell office:value-type="string">
            <text:p>556598b9</text:p>
          </table:table-cell>
          <table:table-cell office:value-type="string">
            <text:p>PR-20250319-274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19d2b0cd</text:p>
          </table:table-cell>
          <table:table-cell office:value-type="string">
            <text:p>28.05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925942, 23.906380</text:p>
          </table:table-cell>
          <table:table-cell office:value-type="string">
            <text:p>556598b9</text:p>
          </table:table-cell>
          <table:table-cell office:value-type="string">
            <text:p>13:27</text:p>
          </table:table-cell>
          <table:table-cell office:value-type="string">
            <text:p>49.781481, 24.055413</text:p>
          </table:table-cell>
          <table:table-cell office:value-type="string">
            <text:p>10c6f637</text:p>
          </table:table-cell>
          <table:table-cell office:value-type="string">
            <text:p>15:46</text:p>
          </table:table-cell>
          <table:table-cell office:value-type="string">
            <text:p>WI-20250717-778</text:p>
          </table:table-cell>
          <table:table-cell office:value-type="string">
            <text:p>II-20250717-445</text:p>
          </table:table-cell>
          <table:table-cell office:value-type="string">
            <text:p>556598b9</text:p>
          </table:table-cell>
          <table:table-cell office:value-type="string">
            <text:p>PR-20250319-274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6743f760</text:p>
          </table:table-cell>
          <table:table-cell office:value-type="string">
            <text:p>02.06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789058, 23.943375</text:p>
          </table:table-cell>
          <table:table-cell office:value-type="string">
            <text:p>e4b53fe4</text:p>
          </table:table-cell>
          <table:table-cell office:value-type="string">
            <text:p>09:35</text:p>
          </table:table-cell>
          <table:table-cell office:value-type="string">
            <text:p>49.925963, 23.906237</text:p>
          </table:table-cell>
          <table:table-cell office:value-type="string">
            <text:p>556598b9</text:p>
          </table:table-cell>
          <table:table-cell office:value-type="string">
            <text:p>10:48</text:p>
          </table:table-cell>
          <table:table-cell office:value-type="string">
            <text:p>WI-20250717-194</text:p>
          </table:table-cell>
          <table:table-cell office:value-type="string">
            <text:p>II-20250717-531</text:p>
          </table:table-cell>
          <table:table-cell office:value-type="string">
            <text:p>556598b9</text:p>
          </table:table-cell>
          <table:table-cell office:value-type="string">
            <text:p>PR-20250319-274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bdf1fd99</text:p>
          </table:table-cell>
          <table:table-cell office:value-type="string">
            <text:p>02.06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926035, 23.906257</text:p>
          </table:table-cell>
          <table:table-cell office:value-type="string">
            <text:p>556598b9</text:p>
          </table:table-cell>
          <table:table-cell office:value-type="string">
            <text:p>10:48</text:p>
          </table:table-cell>
          <table:table-cell office:value-type="string">
            <text:p>49.926041, 23.906202</text:p>
          </table:table-cell>
          <table:table-cell office:value-type="string">
            <text:p>556598b9</text:p>
          </table:table-cell>
          <table:table-cell office:value-type="string">
            <text:p>17:58</text:p>
          </table:table-cell>
          <table:table-cell office:value-type="string">
            <text:p>WI-20250717-352</text:p>
          </table:table-cell>
          <table:table-cell office:value-type="string">
            <text:p>II-20250717-386</text:p>
          </table:table-cell>
          <table:table-cell office:value-type="string">
            <text:p>556598b9</text:p>
          </table:table-cell>
          <table:table-cell office:value-type="string">
            <text:p>PR-20250319-274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8f0cc447</text:p>
          </table:table-cell>
          <table:table-cell office:value-type="string">
            <text:p>02.06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926041, 23.906202</text:p>
          </table:table-cell>
          <table:table-cell office:value-type="string">
            <text:p>556598b9</text:p>
          </table:table-cell>
          <table:table-cell office:value-type="string">
            <text:p>17:58</text:p>
          </table:table-cell>
          <table:table-cell office:value-type="string">
            <text:p>49.781481, 24.055434</text:p>
          </table:table-cell>
          <table:table-cell office:value-type="string">
            <text:p>10c6f637</text:p>
          </table:table-cell>
          <table:table-cell office:value-type="string">
            <text:p>19:37</text:p>
          </table:table-cell>
          <table:table-cell office:value-type="string">
            <text:p>WI-20250717-688</text:p>
          </table:table-cell>
          <table:table-cell office:value-type="string">
            <text:p>II-20250717-565</text:p>
          </table:table-cell>
          <table:table-cell office:value-type="string">
            <text:p>556598b9</text:p>
          </table:table-cell>
          <table:table-cell office:value-type="string">
            <text:p>PR-20250319-274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dfa5d342</text:p>
          </table:table-cell>
          <table:table-cell office:value-type="string">
            <text:p>03.06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789055, 23.943383</text:p>
          </table:table-cell>
          <table:table-cell office:value-type="string">
            <text:p>e4b53fe4</text:p>
          </table:table-cell>
          <table:table-cell office:value-type="string">
            <text:p>09:28</text:p>
          </table:table-cell>
          <table:table-cell office:value-type="string">
            <text:p>49.774356, 23.974208</text:p>
          </table:table-cell>
          <table:table-cell office:value-type="string">
            <text:p>df6034fe</text:p>
          </table:table-cell>
          <table:table-cell office:value-type="string">
            <text:p>09:57</text:p>
          </table:table-cell>
          <table:table-cell office:value-type="string">
            <text:p>WI-20250717-799</text:p>
          </table:table-cell>
          <table:table-cell office:value-type="string">
            <text:p>II-20250717-996</text:p>
          </table:table-cell>
          <table:table-cell office:value-type="string">
            <text:p>df6034fe</text:p>
          </table:table-cell>
          <table:table-cell office:value-type="string">
            <text:p>PR-20250519-152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6a7af7de</text:p>
          </table:table-cell>
          <table:table-cell office:value-type="string">
            <text:p>03.06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774375, 23.974287</text:p>
          </table:table-cell>
          <table:table-cell office:value-type="string">
            <text:p>df6034fe</text:p>
          </table:table-cell>
          <table:table-cell office:value-type="string">
            <text:p>09:57</text:p>
          </table:table-cell>
          <table:table-cell office:value-type="string">
            <text:p>49.774379, 23.974363</text:p>
          </table:table-cell>
          <table:table-cell office:value-type="string">
            <text:p>df6034fe</text:p>
          </table:table-cell>
          <table:table-cell office:value-type="string">
            <text:p>10:43</text:p>
          </table:table-cell>
          <table:table-cell office:value-type="string">
            <text:p>WI-20250717-650</text:p>
          </table:table-cell>
          <table:table-cell office:value-type="string">
            <text:p>II-20250717-491</text:p>
          </table:table-cell>
          <table:table-cell office:value-type="string">
            <text:p>df6034fe</text:p>
          </table:table-cell>
          <table:table-cell office:value-type="string">
            <text:p>PR-20250519-152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7fc7fc49</text:p>
          </table:table-cell>
          <table:table-cell office:value-type="string">
            <text:p>03.06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774379, 23.974363</text:p>
          </table:table-cell>
          <table:table-cell office:value-type="string">
            <text:p>df6034fe</text:p>
          </table:table-cell>
          <table:table-cell office:value-type="string">
            <text:p>10:43</text:p>
          </table:table-cell>
          <table:table-cell office:value-type="string">
            <text:p>49.723607, 23.993770</text:p>
          </table:table-cell>
          <table:table-cell office:value-type="string">
            <text:p>7636fa3c</text:p>
          </table:table-cell>
          <table:table-cell office:value-type="string">
            <text:p>11:08</text:p>
          </table:table-cell>
          <table:table-cell office:value-type="string">
            <text:p>WI-20250717-235</text:p>
          </table:table-cell>
          <table:table-cell office:value-type="string">
            <text:p>II-20250717-682</text:p>
          </table:table-cell>
          <table:table-cell office:value-type="string">
            <text:p>7636fa3c</text:p>
          </table:table-cell>
          <table:table-cell office:value-type="string">
            <text:p>PR-20250430-164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53aa42f4</text:p>
          </table:table-cell>
          <table:table-cell office:value-type="string">
            <text:p>03.06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723384, 23.993891</text:p>
          </table:table-cell>
          <table:table-cell office:value-type="string">
            <text:p>7636fa3c</text:p>
          </table:table-cell>
          <table:table-cell office:value-type="string">
            <text:p>11:08</text:p>
          </table:table-cell>
          <table:table-cell office:value-type="string">
            <text:p>49.723571, 23.991736</text:p>
          </table:table-cell>
          <table:table-cell office:value-type="string">
            <text:p>7636fa3c</text:p>
          </table:table-cell>
          <table:table-cell office:value-type="string">
            <text:p>11:20</text:p>
          </table:table-cell>
          <table:table-cell office:value-type="string">
            <text:p>WI-20250717-754</text:p>
          </table:table-cell>
          <table:table-cell office:value-type="string">
            <text:p>II-20250717-695</text:p>
          </table:table-cell>
          <table:table-cell office:value-type="string">
            <text:p>7636fa3c</text:p>
          </table:table-cell>
          <table:table-cell office:value-type="string">
            <text:p>PR-20250430-164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67df2aab</text:p>
          </table:table-cell>
          <table:table-cell office:value-type="string">
            <text:p>03.06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723416, 23.991483</text:p>
          </table:table-cell>
          <table:table-cell office:value-type="string">
            <text:p>7636fa3c</text:p>
          </table:table-cell>
          <table:table-cell office:value-type="string">
            <text:p>11:20</text:p>
          </table:table-cell>
          <table:table-cell office:value-type="string">
            <text:p>49.788538, 23.943826</text:p>
          </table:table-cell>
          <table:table-cell office:value-type="string">
            <text:p>e4b53fe4</text:p>
          </table:table-cell>
          <table:table-cell office:value-type="string">
            <text:p>11:56</text:p>
          </table:table-cell>
          <table:table-cell office:value-type="string">
            <text:p>WI-20250717-581</text:p>
          </table:table-cell>
          <table:table-cell office:value-type="string">
            <text:p>II-20250717-772</text:p>
          </table:table-cell>
          <table:table-cell office:value-type="string">
            <text:p>7636fa3c</text:p>
          </table:table-cell>
          <table:table-cell office:value-type="string">
            <text:p>PR-20250430-164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38c8e7ef</text:p>
          </table:table-cell>
          <table:table-cell office:value-type="string">
            <text:p>03.06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788538, 23.943826</text:p>
          </table:table-cell>
          <table:table-cell office:value-type="string">
            <text:p>e4b53fe4</text:p>
          </table:table-cell>
          <table:table-cell office:value-type="string">
            <text:p>11:56</text:p>
          </table:table-cell>
          <table:table-cell office:value-type="string">
            <text:p>49.910738, 23.961388</text:p>
          </table:table-cell>
          <table:table-cell office:value-type="string">
            <text:p>19050a64</text:p>
          </table:table-cell>
          <table:table-cell office:value-type="string">
            <text:p>13:02</text:p>
          </table:table-cell>
          <table:table-cell office:value-type="string">
            <text:p>WI-20250717-924</text:p>
          </table:table-cell>
          <table:table-cell office:value-type="string">
            <text:p>II-20250717-241</text:p>
          </table:table-cell>
          <table:table-cell office:value-type="string">
            <text:p>19050a64</text:p>
          </table:table-cell>
          <table:table-cell office:value-type="string">
            <text:p>PR-20250404-925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e82a8797</text:p>
          </table:table-cell>
          <table:table-cell office:value-type="string">
            <text:p>03.06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910738, 23.961388</text:p>
          </table:table-cell>
          <table:table-cell office:value-type="string">
            <text:p>19050a64</text:p>
          </table:table-cell>
          <table:table-cell office:value-type="string">
            <text:p>13:02</text:p>
          </table:table-cell>
          <table:table-cell office:value-type="string">
            <text:p>49.910738, 23.961388</text:p>
          </table:table-cell>
          <table:table-cell office:value-type="string">
            <text:p>19050a64</text:p>
          </table:table-cell>
          <table:table-cell office:value-type="string">
            <text:p>18:05</text:p>
          </table:table-cell>
          <table:table-cell office:value-type="string">
            <text:p>WI-20250717-335</text:p>
          </table:table-cell>
          <table:table-cell office:value-type="string">
            <text:p>II-20250717-615</text:p>
          </table:table-cell>
          <table:table-cell office:value-type="string">
            <text:p>19050a64</text:p>
          </table:table-cell>
          <table:table-cell office:value-type="string">
            <text:p>PR-20250404-925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739f442f</text:p>
          </table:table-cell>
          <table:table-cell office:value-type="string">
            <text:p>03.06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781, 24.055</text:p>
          </table:table-cell>
          <table:table-cell office:value-type="string">
            <text:p>19050a64</text:p>
          </table:table-cell>
          <table:table-cell office:value-type="string">
            <text:p>18:05</text:p>
          </table:table-cell>
          <table:table-cell office:value-type="string">
            <text:p>49.781481, 24.055434</text:p>
          </table:table-cell>
          <table:table-cell office:value-type="string">
            <text:p>10c6f637</text:p>
          </table:table-cell>
          <table:table-cell office:value-type="string">
            <text:p>19:46</text:p>
          </table:table-cell>
          <table:table-cell office:value-type="string">
            <text:p>WI-20250717-216</text:p>
          </table:table-cell>
          <table:table-cell office:value-type="string">
            <text:p>II-20250717-349</text:p>
          </table:table-cell>
          <table:table-cell office:value-type="string">
            <text:p>19050a64</text:p>
          </table:table-cell>
          <table:table-cell office:value-type="string">
            <text:p>PR-20250404-925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af085237</text:p>
          </table:table-cell>
          <table:table-cell office:value-type="string">
            <text:p>04.06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789041, 23.943368</text:p>
          </table:table-cell>
          <table:table-cell office:value-type="string">
            <text:p>e4b53fe4</text:p>
          </table:table-cell>
          <table:table-cell office:value-type="string">
            <text:p>10:02</text:p>
          </table:table-cell>
          <table:table-cell office:value-type="string">
            <text:p>49.925949, 23.906201</text:p>
          </table:table-cell>
          <table:table-cell office:value-type="string">
            <text:p>556598b9</text:p>
          </table:table-cell>
          <table:table-cell office:value-type="string">
            <text:p>12:09</text:p>
          </table:table-cell>
          <table:table-cell office:value-type="string">
            <text:p>WI-20250717-848</text:p>
          </table:table-cell>
          <table:table-cell office:value-type="string">
            <text:p>II-20250717-992</text:p>
          </table:table-cell>
          <table:table-cell office:value-type="string">
            <text:p>556598b9</text:p>
          </table:table-cell>
          <table:table-cell office:value-type="string">
            <text:p>PR-20250319-274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d436c976</text:p>
          </table:table-cell>
          <table:table-cell office:value-type="string">
            <text:p>04.06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925947, 23.906225</text:p>
          </table:table-cell>
          <table:table-cell office:value-type="string">
            <text:p>556598b9</text:p>
          </table:table-cell>
          <table:table-cell office:value-type="string">
            <text:p>12:09</text:p>
          </table:table-cell>
          <table:table-cell office:value-type="string">
            <text:p>49.926039, 23.906140</text:p>
          </table:table-cell>
          <table:table-cell office:value-type="string">
            <text:p>556598b9</text:p>
          </table:table-cell>
          <table:table-cell office:value-type="string">
            <text:p>17:59</text:p>
          </table:table-cell>
          <table:table-cell office:value-type="string">
            <text:p>WI-20250717-573</text:p>
          </table:table-cell>
          <table:table-cell office:value-type="string">
            <text:p>II-20250717-402</text:p>
          </table:table-cell>
          <table:table-cell office:value-type="string">
            <text:p>556598b9</text:p>
          </table:table-cell>
          <table:table-cell office:value-type="string">
            <text:p>PR-20250319-274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a1225b8b</text:p>
          </table:table-cell>
          <table:table-cell office:value-type="string">
            <text:p>04.06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926039, 23.906140</text:p>
          </table:table-cell>
          <table:table-cell office:value-type="string">
            <text:p>556598b9</text:p>
          </table:table-cell>
          <table:table-cell office:value-type="string">
            <text:p>17:59</text:p>
          </table:table-cell>
          <table:table-cell office:value-type="string">
            <text:p>49.789477, 23.943214</text:p>
          </table:table-cell>
          <table:table-cell office:value-type="string">
            <text:p>1fb65589</text:p>
          </table:table-cell>
          <table:table-cell office:value-type="string">
            <text:p>18:31</text:p>
          </table:table-cell>
          <table:table-cell office:value-type="string">
            <text:p>WI-20250717-700</text:p>
          </table:table-cell>
          <table:table-cell office:value-type="string">
            <text:p>II-20250717-912</text:p>
          </table:table-cell>
          <table:table-cell office:value-type="string">
            <text:p>556598b9</text:p>
          </table:table-cell>
          <table:table-cell office:value-type="string">
            <text:p>PR-20250319-274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e7e89155</text:p>
          </table:table-cell>
          <table:table-cell office:value-type="string">
            <text:p>05.06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789037, 23.943313</text:p>
          </table:table-cell>
          <table:table-cell office:value-type="string">
            <text:p>e4b53fe4</text:p>
          </table:table-cell>
          <table:table-cell office:value-type="string">
            <text:p>09:27</text:p>
          </table:table-cell>
          <table:table-cell office:value-type="string">
            <text:p>49.907802, 23.964686</text:p>
          </table:table-cell>
          <table:table-cell office:value-type="string">
            <text:p>5e0b997d</text:p>
          </table:table-cell>
          <table:table-cell office:value-type="string">
            <text:p>10:13</text:p>
          </table:table-cell>
          <table:table-cell office:value-type="string">
            <text:p>WI-20250717-119</text:p>
          </table:table-cell>
          <table:table-cell office:value-type="string">
            <text:p>II-20250717-129</text:p>
          </table:table-cell>
          <table:table-cell office:value-type="string">
            <text:p>5e0b997d</text:p>
          </table:table-cell>
          <table:table-cell office:value-type="string">
            <text:p>PR-20250505-146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02aa4aab</text:p>
          </table:table-cell>
          <table:table-cell office:value-type="string">
            <text:p>05.06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907800, 23.964689</text:p>
          </table:table-cell>
          <table:table-cell office:value-type="string">
            <text:p>5e0b997d</text:p>
          </table:table-cell>
          <table:table-cell office:value-type="string">
            <text:p>10:13</text:p>
          </table:table-cell>
          <table:table-cell office:value-type="string">
            <text:p>49.908594, 23.965125</text:p>
          </table:table-cell>
          <table:table-cell office:value-type="string">
            <text:p>5e0b997d</text:p>
          </table:table-cell>
          <table:table-cell office:value-type="string">
            <text:p>14:37</text:p>
          </table:table-cell>
          <table:table-cell office:value-type="string">
            <text:p>WI-20250717-928</text:p>
          </table:table-cell>
          <table:table-cell office:value-type="string">
            <text:p>II-20250717-350</text:p>
          </table:table-cell>
          <table:table-cell office:value-type="string">
            <text:p>5e0b997d</text:p>
          </table:table-cell>
          <table:table-cell office:value-type="string">
            <text:p>PR-20250505-146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d10f5aa2</text:p>
          </table:table-cell>
          <table:table-cell office:value-type="string">
            <text:p>05.06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908154, 23.964741</text:p>
          </table:table-cell>
          <table:table-cell office:value-type="string">
            <text:p>5e0b997d</text:p>
          </table:table-cell>
          <table:table-cell office:value-type="string">
            <text:p>14:37</text:p>
          </table:table-cell>
          <table:table-cell office:value-type="string">
            <text:p>49.838108, 24.032911</text:p>
          </table:table-cell>
          <table:table-cell office:value-type="string">
            <text:p>b683d3b5</text:p>
          </table:table-cell>
          <table:table-cell office:value-type="string">
            <text:p>15:20</text:p>
          </table:table-cell>
          <table:table-cell office:value-type="string">
            <text:p>WI-20250717-153</text:p>
          </table:table-cell>
          <table:table-cell office:value-type="string">
            <text:p>II-20250717-978</text:p>
          </table:table-cell>
          <table:table-cell office:value-type="string">
            <text:p>b683d3b5</text:p>
          </table:table-cell>
          <table:table-cell office:value-type="string">
            <text:p>PR-20250610-671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f82e7589</text:p>
          </table:table-cell>
          <table:table-cell office:value-type="string">
            <text:p>05.06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837910, 24.032710</text:p>
          </table:table-cell>
          <table:table-cell office:value-type="string">
            <text:p>b683d3b5</text:p>
          </table:table-cell>
          <table:table-cell office:value-type="string">
            <text:p>15:20</text:p>
          </table:table-cell>
          <table:table-cell office:value-type="string">
            <text:p>49.838065, 24.032494</text:p>
          </table:table-cell>
          <table:table-cell office:value-type="string">
            <text:p>b683d3b5</text:p>
          </table:table-cell>
          <table:table-cell office:value-type="string">
            <text:p>15:57</text:p>
          </table:table-cell>
          <table:table-cell office:value-type="string">
            <text:p>WI-20250717-280</text:p>
          </table:table-cell>
          <table:table-cell office:value-type="string">
            <text:p>II-20250717-601</text:p>
          </table:table-cell>
          <table:table-cell office:value-type="string">
            <text:p>b683d3b5</text:p>
          </table:table-cell>
          <table:table-cell office:value-type="string">
            <text:p>PR-20250610-671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da73d250</text:p>
          </table:table-cell>
          <table:table-cell office:value-type="string">
            <text:p>05.06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838104, 24.032512</text:p>
          </table:table-cell>
          <table:table-cell office:value-type="string">
            <text:p>b683d3b5</text:p>
          </table:table-cell>
          <table:table-cell office:value-type="string">
            <text:p>15:57</text:p>
          </table:table-cell>
          <table:table-cell office:value-type="string">
            <text:p>49.781518, 24.055515</text:p>
          </table:table-cell>
          <table:table-cell office:value-type="string">
            <text:p>10c6f637</text:p>
          </table:table-cell>
          <table:table-cell office:value-type="string">
            <text:p>17:28</text:p>
          </table:table-cell>
          <table:table-cell office:value-type="string">
            <text:p>WI-20250717-225</text:p>
          </table:table-cell>
          <table:table-cell office:value-type="string">
            <text:p>II-20250717-210</text:p>
          </table:table-cell>
          <table:table-cell office:value-type="string">
            <text:p>b683d3b5</text:p>
          </table:table-cell>
          <table:table-cell office:value-type="string">
            <text:p>PR-20250610-671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d5d16cde</text:p>
          </table:table-cell>
          <table:table-cell office:value-type="string">
            <text:p>06.06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789056, 23.943396</text:p>
          </table:table-cell>
          <table:table-cell office:value-type="string">
            <text:p>e4b53fe4</text:p>
          </table:table-cell>
          <table:table-cell office:value-type="string">
            <text:p>09:24</text:p>
          </table:table-cell>
          <table:table-cell office:value-type="string">
            <text:p>49.925949, 23.905925</text:p>
          </table:table-cell>
          <table:table-cell office:value-type="string">
            <text:p>556598b9</text:p>
          </table:table-cell>
          <table:table-cell office:value-type="string">
            <text:p>10:00</text:p>
          </table:table-cell>
          <table:table-cell office:value-type="string">
            <text:p>WI-20250717-825</text:p>
          </table:table-cell>
          <table:table-cell office:value-type="string">
            <text:p>II-20250717-758</text:p>
          </table:table-cell>
          <table:table-cell office:value-type="string">
            <text:p>556598b9</text:p>
          </table:table-cell>
          <table:table-cell office:value-type="string">
            <text:p>PR-20250319-274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76d82dcd</text:p>
          </table:table-cell>
          <table:table-cell office:value-type="string">
            <text:p>06.06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925925, 23.906146</text:p>
          </table:table-cell>
          <table:table-cell office:value-type="string">
            <text:p>556598b9</text:p>
          </table:table-cell>
          <table:table-cell office:value-type="string">
            <text:p>10:00</text:p>
          </table:table-cell>
          <table:table-cell office:value-type="string">
            <text:p>49.925996, 23.906251</text:p>
          </table:table-cell>
          <table:table-cell office:value-type="string">
            <text:p>556598b9</text:p>
          </table:table-cell>
          <table:table-cell office:value-type="string">
            <text:p>16:55</text:p>
          </table:table-cell>
          <table:table-cell office:value-type="string">
            <text:p>WI-20250717-725</text:p>
          </table:table-cell>
          <table:table-cell office:value-type="string">
            <text:p>II-20250717-273</text:p>
          </table:table-cell>
          <table:table-cell office:value-type="string">
            <text:p>556598b9</text:p>
          </table:table-cell>
          <table:table-cell office:value-type="string">
            <text:p>PR-20250319-274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3d0da49b</text:p>
          </table:table-cell>
          <table:table-cell office:value-type="string">
            <text:p>06.06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925996, 23.906251</text:p>
          </table:table-cell>
          <table:table-cell office:value-type="string">
            <text:p>556598b9</text:p>
          </table:table-cell>
          <table:table-cell office:value-type="string">
            <text:p>16:55</text:p>
          </table:table-cell>
          <table:table-cell office:value-type="string">
            <text:p>49.907709, 23.965559</text:p>
          </table:table-cell>
          <table:table-cell office:value-type="string">
            <text:p>5e0b997d</text:p>
          </table:table-cell>
          <table:table-cell office:value-type="string">
            <text:p>17:27</text:p>
          </table:table-cell>
          <table:table-cell office:value-type="string">
            <text:p>WI-20250717-260</text:p>
          </table:table-cell>
          <table:table-cell office:value-type="string">
            <text:p>II-20250717-276</text:p>
          </table:table-cell>
          <table:table-cell office:value-type="string">
            <text:p>5e0b997d</text:p>
          </table:table-cell>
          <table:table-cell office:value-type="string">
            <text:p>PR-20250505-146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1744f1d7</text:p>
          </table:table-cell>
          <table:table-cell office:value-type="string">
            <text:p>06.06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907730, 23.965507</text:p>
          </table:table-cell>
          <table:table-cell office:value-type="string">
            <text:p>5e0b997d</text:p>
          </table:table-cell>
          <table:table-cell office:value-type="string">
            <text:p>17:27</text:p>
          </table:table-cell>
          <table:table-cell office:value-type="string">
            <text:p>49.907929, 23.964694</text:p>
          </table:table-cell>
          <table:table-cell office:value-type="string">
            <text:p>5e0b997d</text:p>
          </table:table-cell>
          <table:table-cell office:value-type="string">
            <text:p>17:29</text:p>
          </table:table-cell>
          <table:table-cell office:value-type="string">
            <text:p>WI-20250717-504</text:p>
          </table:table-cell>
          <table:table-cell office:value-type="string">
            <text:p>II-20250717-488</text:p>
          </table:table-cell>
          <table:table-cell office:value-type="string">
            <text:p>5e0b997d</text:p>
          </table:table-cell>
          <table:table-cell office:value-type="string">
            <text:p>PR-20250505-146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e47ac921</text:p>
          </table:table-cell>
          <table:table-cell office:value-type="string">
            <text:p>06.06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907963, 23.964664</text:p>
          </table:table-cell>
          <table:table-cell office:value-type="string">
            <text:p>5e0b997d</text:p>
          </table:table-cell>
          <table:table-cell office:value-type="string">
            <text:p>17:29</text:p>
          </table:table-cell>
          <table:table-cell office:value-type="string">
            <text:p>49.781481, 24.055434</text:p>
          </table:table-cell>
          <table:table-cell office:value-type="string">
            <text:p>10c6f637</text:p>
          </table:table-cell>
          <table:table-cell office:value-type="string">
            <text:p>19:50</text:p>
          </table:table-cell>
          <table:table-cell office:value-type="string">
            <text:p>WI-20250717-409</text:p>
          </table:table-cell>
          <table:table-cell office:value-type="string">
            <text:p>II-20250717-189</text:p>
          </table:table-cell>
          <table:table-cell office:value-type="string">
            <text:p>5e0b997d</text:p>
          </table:table-cell>
          <table:table-cell office:value-type="string">
            <text:p>PR-20250505-146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9b496af8</text:p>
          </table:table-cell>
          <table:table-cell office:value-type="string">
            <text:p>10.06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789056, 23.943396</text:p>
          </table:table-cell>
          <table:table-cell office:value-type="string">
            <text:p>e4b53fe4</text:p>
          </table:table-cell>
          <table:table-cell office:value-type="string">
            <text:p>09:30</text:p>
          </table:table-cell>
          <table:table-cell office:value-type="string">
            <text:p>49.925942, 23.906108</text:p>
          </table:table-cell>
          <table:table-cell office:value-type="string">
            <text:p>556598b9</text:p>
          </table:table-cell>
          <table:table-cell office:value-type="string">
            <text:p>11:10</text:p>
          </table:table-cell>
          <table:table-cell office:value-type="string">
            <text:p>WI-20250717-903</text:p>
          </table:table-cell>
          <table:table-cell office:value-type="string">
            <text:p>II-20250717-626</text:p>
          </table:table-cell>
          <table:table-cell office:value-type="string">
            <text:p>556598b9</text:p>
          </table:table-cell>
          <table:table-cell office:value-type="string">
            <text:p>PR-20250319-274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fb636efb</text:p>
          </table:table-cell>
          <table:table-cell office:value-type="string">
            <text:p>10.06.25, 00:00</text:p>
          </table:table-cell>
          <table:table-cell office:value-type="float" office:value="58498703">
            <text:p>58498703</text:p>
          </table:table-cell>
          <table:table-cell office:value-type="string">
            <text:p>FALSE</text:p>
          </table:table-cell>
          <table:table-cell office:value-type="string">
            <text:p>49.789003, 23.943568</text:p>
          </table:table-cell>
          <table:table-cell office:value-type="string">
            <text:p>e4b53fe4</text:p>
          </table:table-cell>
          <table:table-cell office:value-type="string">
            <text:p>10:53</text:p>
          </table:table-cell>
          <table:table-cell office:value-type="string">
            <text:p>49.751546, 23.942465</text:p>
          </table:table-cell>
          <table:table-cell office:value-type="float" office:value="76739735">
            <text:p>76739735</text:p>
          </table:table-cell>
          <table:table-cell office:value-type="string">
            <text:p>11:04</text:p>
          </table:table-cell>
          <table:table-cell office:value-type="string">
            <text:p>WI-20250717-923</text:p>
          </table:table-cell>
          <table:table-cell office:value-type="string">
            <text:p>II-20250717-129</text:p>
          </table:table-cell>
          <table:table-cell office:value-type="float" office:value="76739735">
            <text:p>76739735</text:p>
          </table:table-cell>
          <table:table-cell office:value-type="string">
            <text:p>PR-20250512-442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930f9847</text:p>
          </table:table-cell>
          <table:table-cell office:value-type="string">
            <text:p>10.06.25, 00:00</text:p>
          </table:table-cell>
          <table:table-cell office:value-type="float" office:value="58498703">
            <text:p>58498703</text:p>
          </table:table-cell>
          <table:table-cell office:value-type="string">
            <text:p>FALSE</text:p>
          </table:table-cell>
          <table:table-cell office:value-type="string">
            <text:p>49.751547, 23.942455</text:p>
          </table:table-cell>
          <table:table-cell office:value-type="float" office:value="76739735">
            <text:p>76739735</text:p>
          </table:table-cell>
          <table:table-cell office:value-type="string">
            <text:p>11:04</text:p>
          </table:table-cell>
          <table:table-cell office:value-type="string">
            <text:p>49.751635, 23.942308</text:p>
          </table:table-cell>
          <table:table-cell office:value-type="float" office:value="76739735">
            <text:p>76739735</text:p>
          </table:table-cell>
          <table:table-cell office:value-type="string">
            <text:p>11:16</text:p>
          </table:table-cell>
          <table:table-cell office:value-type="string">
            <text:p>WI-20250717-909</text:p>
          </table:table-cell>
          <table:table-cell office:value-type="string">
            <text:p>II-20250717-722</text:p>
          </table:table-cell>
          <table:table-cell office:value-type="float" office:value="76739735">
            <text:p>76739735</text:p>
          </table:table-cell>
          <table:table-cell office:value-type="string">
            <text:p>PR-20250512-442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73744b00</text:p>
          </table:table-cell>
          <table:table-cell office:value-type="string">
            <text:p>10.06.25, 00:00</text:p>
          </table:table-cell>
          <table:table-cell office:value-type="float" office:value="58498703">
            <text:p>58498703</text:p>
          </table:table-cell>
          <table:table-cell office:value-type="string">
            <text:p>FALSE</text:p>
          </table:table-cell>
          <table:table-cell office:value-type="string">
            <text:p>49.751608, 23.942482</text:p>
          </table:table-cell>
          <table:table-cell office:value-type="float" office:value="76739735">
            <text:p>76739735</text:p>
          </table:table-cell>
          <table:table-cell office:value-type="string">
            <text:p>11:16</text:p>
          </table:table-cell>
          <table:table-cell office:value-type="string">
            <text:p>49.789902, 24.055627</text:p>
          </table:table-cell>
          <table:table-cell office:value-type="string">
            <text:p>6ce7e26d</text:p>
          </table:table-cell>
          <table:table-cell office:value-type="string">
            <text:p>11:42</text:p>
          </table:table-cell>
          <table:table-cell office:value-type="string">
            <text:p>WI-20250717-975</text:p>
          </table:table-cell>
          <table:table-cell office:value-type="string">
            <text:p>II-20250717-934</text:p>
          </table:table-cell>
          <table:table-cell office:value-type="float" office:value="76739735">
            <text:p>76739735</text:p>
          </table:table-cell>
          <table:table-cell office:value-type="string">
            <text:p>PR-20250512-442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067f5ce9</text:p>
          </table:table-cell>
          <table:table-cell office:value-type="string">
            <text:p>10.06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925942, 23.906108</text:p>
          </table:table-cell>
          <table:table-cell office:value-type="string">
            <text:p>556598b9</text:p>
          </table:table-cell>
          <table:table-cell office:value-type="string">
            <text:p>10:10</text:p>
          </table:table-cell>
          <table:table-cell office:value-type="string">
            <text:p>49.925996, 23.906192</text:p>
          </table:table-cell>
          <table:table-cell office:value-type="string">
            <text:p>556598b9</text:p>
          </table:table-cell>
          <table:table-cell office:value-type="string">
            <text:p>16:37</text:p>
          </table:table-cell>
          <table:table-cell office:value-type="string">
            <text:p>WI-20250717-811</text:p>
          </table:table-cell>
          <table:table-cell office:value-type="string">
            <text:p>II-20250717-407</text:p>
          </table:table-cell>
          <table:table-cell office:value-type="string">
            <text:p>556598b9</text:p>
          </table:table-cell>
          <table:table-cell office:value-type="string">
            <text:p>PR-20250319-274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ea965336</text:p>
          </table:table-cell>
          <table:table-cell office:value-type="string">
            <text:p>10.06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925985, 23.906207</text:p>
          </table:table-cell>
          <table:table-cell office:value-type="string">
            <text:p>556598b9</text:p>
          </table:table-cell>
          <table:table-cell office:value-type="string">
            <text:p>16:37</text:p>
          </table:table-cell>
          <table:table-cell office:value-type="string">
            <text:p>49.907798, 23.964756</text:p>
          </table:table-cell>
          <table:table-cell office:value-type="string">
            <text:p>5e0b997d</text:p>
          </table:table-cell>
          <table:table-cell office:value-type="string">
            <text:p>17:06</text:p>
          </table:table-cell>
          <table:table-cell office:value-type="string">
            <text:p>WI-20250717-964</text:p>
          </table:table-cell>
          <table:table-cell office:value-type="string">
            <text:p>II-20250717-924</text:p>
          </table:table-cell>
          <table:table-cell office:value-type="string">
            <text:p>5e0b997d</text:p>
          </table:table-cell>
          <table:table-cell office:value-type="string">
            <text:p>PR-20250505-146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985f14ef</text:p>
          </table:table-cell>
          <table:table-cell office:value-type="string">
            <text:p>10.06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907834, 23.964763</text:p>
          </table:table-cell>
          <table:table-cell office:value-type="string">
            <text:p>5e0b997d</text:p>
          </table:table-cell>
          <table:table-cell office:value-type="string">
            <text:p>17:06</text:p>
          </table:table-cell>
          <table:table-cell office:value-type="string">
            <text:p>49.907982, 23.964699</text:p>
          </table:table-cell>
          <table:table-cell office:value-type="string">
            <text:p>5e0b997d</text:p>
          </table:table-cell>
          <table:table-cell office:value-type="string">
            <text:p>17:36</text:p>
          </table:table-cell>
          <table:table-cell office:value-type="string">
            <text:p>WI-20250717-541</text:p>
          </table:table-cell>
          <table:table-cell office:value-type="string">
            <text:p>II-20250717-778</text:p>
          </table:table-cell>
          <table:table-cell office:value-type="string">
            <text:p>5e0b997d</text:p>
          </table:table-cell>
          <table:table-cell office:value-type="string">
            <text:p>PR-20250505-146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405b42b6</text:p>
          </table:table-cell>
          <table:table-cell office:value-type="string">
            <text:p>10.06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907978, 23.964691</text:p>
          </table:table-cell>
          <table:table-cell office:value-type="string">
            <text:p>5e0b997d</text:p>
          </table:table-cell>
          <table:table-cell office:value-type="string">
            <text:p>17:36</text:p>
          </table:table-cell>
          <table:table-cell office:value-type="string">
            <text:p>49.781459, 24.055432</text:p>
          </table:table-cell>
          <table:table-cell office:value-type="string">
            <text:p>10c6f637</text:p>
          </table:table-cell>
          <table:table-cell office:value-type="string">
            <text:p>20:11</text:p>
          </table:table-cell>
          <table:table-cell office:value-type="string">
            <text:p>WI-20250717-628</text:p>
          </table:table-cell>
          <table:table-cell office:value-type="string">
            <text:p>II-20250717-158</text:p>
          </table:table-cell>
          <table:table-cell office:value-type="string">
            <text:p>5e0b997d</text:p>
          </table:table-cell>
          <table:table-cell office:value-type="string">
            <text:p>PR-20250505-146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0ec1b8f2</text:p>
          </table:table-cell>
          <table:table-cell office:value-type="string">
            <text:p>10.06.25, 00:00</text:p>
          </table:table-cell>
          <table:table-cell office:value-type="float" office:value="58498703">
            <text:p>58498703</text:p>
          </table:table-cell>
          <table:table-cell office:value-type="string">
            <text:p>FALSE</text:p>
          </table:table-cell>
          <table:table-cell office:value-type="string">
            <text:p>49.789, 23.943</text:p>
          </table:table-cell>
          <table:table-cell office:value-type="string">
            <text:p>e4b53fe4</text:p>
          </table:table-cell>
          <table:table-cell office:value-type="string">
            <text:p>18:30</text:p>
          </table:table-cell>
          <table:table-cell office:value-type="string">
            <text:p>49.789634, 24.055507</text:p>
          </table:table-cell>
          <table:table-cell office:value-type="string">
            <text:p>6c11d784</text:p>
          </table:table-cell>
          <table:table-cell office:value-type="string">
            <text:p>20:30</text:p>
          </table:table-cell>
          <table:table-cell office:value-type="string">
            <text:p>WI-20250717-182</text:p>
          </table:table-cell>
          <table:table-cell office:value-type="string">
            <text:p>II-20250717-562</text:p>
          </table:table-cell>
          <table:table-cell office:value-type="string">
            <text:p>2edd1a40</text:p>
          </table:table-cell>
          <table:table-cell office:value-type="string">
            <text:p>PR-20250610-410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bad71bba</text:p>
          </table:table-cell>
          <table:table-cell office:value-type="string">
            <text:p>11.06.25, 00:00</text:p>
          </table:table-cell>
          <table:table-cell office:value-type="float" office:value="58498703">
            <text:p>58498703</text:p>
          </table:table-cell>
          <table:table-cell office:value-type="string">
            <text:p>FALSE</text:p>
          </table:table-cell>
          <table:table-cell office:value-type="string">
            <text:p>49.789057, 23.943429</text:p>
          </table:table-cell>
          <table:table-cell office:value-type="string">
            <text:p>e4b53fe4</text:p>
          </table:table-cell>
          <table:table-cell office:value-type="string">
            <text:p>09:37</text:p>
          </table:table-cell>
          <table:table-cell office:value-type="string">
            <text:p>49.781846, 23.950284</text:p>
          </table:table-cell>
          <table:table-cell office:value-type="string">
            <text:p>f5d0229b</text:p>
          </table:table-cell>
          <table:table-cell office:value-type="string">
            <text:p>09:44</text:p>
          </table:table-cell>
          <table:table-cell office:value-type="string">
            <text:p>WI-20250717-121</text:p>
          </table:table-cell>
          <table:table-cell office:value-type="string">
            <text:p>II-20250717-489</text:p>
          </table:table-cell>
          <table:table-cell office:value-type="string">
            <text:p>f5d0229b</text:p>
          </table:table-cell>
          <table:table-cell office:value-type="string">
            <text:p>PR-20250611-651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48f9206e</text:p>
          </table:table-cell>
          <table:table-cell office:value-type="string">
            <text:p>11.06.25, 00:00</text:p>
          </table:table-cell>
          <table:table-cell office:value-type="float" office:value="58498703">
            <text:p>58498703</text:p>
          </table:table-cell>
          <table:table-cell office:value-type="string">
            <text:p>FALSE</text:p>
          </table:table-cell>
          <table:table-cell office:value-type="string">
            <text:p>49.781844, 23.950263</text:p>
          </table:table-cell>
          <table:table-cell office:value-type="string">
            <text:p>f5d0229b</text:p>
          </table:table-cell>
          <table:table-cell office:value-type="string">
            <text:p>09:45</text:p>
          </table:table-cell>
          <table:table-cell office:value-type="string">
            <text:p>49.781823, 23.950299</text:p>
          </table:table-cell>
          <table:table-cell office:value-type="string">
            <text:p>f5d0229b</text:p>
          </table:table-cell>
          <table:table-cell office:value-type="string">
            <text:p>16:39</text:p>
          </table:table-cell>
          <table:table-cell office:value-type="string">
            <text:p>WI-20250717-310</text:p>
          </table:table-cell>
          <table:table-cell office:value-type="string">
            <text:p>II-20250717-391</text:p>
          </table:table-cell>
          <table:table-cell office:value-type="string">
            <text:p>f5d0229b</text:p>
          </table:table-cell>
          <table:table-cell office:value-type="string">
            <text:p>PR-20250611-651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308b9fc8</text:p>
          </table:table-cell>
          <table:table-cell office:value-type="string">
            <text:p>11.06.25, 00:00</text:p>
          </table:table-cell>
          <table:table-cell office:value-type="float" office:value="58498703">
            <text:p>58498703</text:p>
          </table:table-cell>
          <table:table-cell office:value-type="string">
            <text:p>FALSE</text:p>
          </table:table-cell>
          <table:table-cell office:value-type="string">
            <text:p>49.781815, 23.950283</text:p>
          </table:table-cell>
          <table:table-cell office:value-type="string">
            <text:p>f5d0229b</text:p>
          </table:table-cell>
          <table:table-cell office:value-type="string">
            <text:p>13:40</text:p>
          </table:table-cell>
          <table:table-cell office:value-type="string">
            <text:p>49.791619, 24.015868</text:p>
          </table:table-cell>
          <table:table-cell office:value-type="string">
            <text:p>1fb65589</text:p>
          </table:table-cell>
          <table:table-cell office:value-type="string">
            <text:p>14:19</text:p>
          </table:table-cell>
          <table:table-cell office:value-type="string">
            <text:p>WI-20250717-519</text:p>
          </table:table-cell>
          <table:table-cell office:value-type="string">
            <text:p>II-20250717-587</text:p>
          </table:table-cell>
          <table:table-cell office:value-type="string">
            <text:p>f5d0229b</text:p>
          </table:table-cell>
          <table:table-cell office:value-type="string">
            <text:p>PR-20250611-651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dbda2884</text:p>
          </table:table-cell>
          <table:table-cell office:value-type="string">
            <text:p>11.06.25, 00:00</text:p>
          </table:table-cell>
          <table:table-cell office:value-type="float" office:value="58498703">
            <text:p>58498703</text:p>
          </table:table-cell>
          <table:table-cell office:value-type="string">
            <text:p>FALSE</text:p>
          </table:table-cell>
          <table:table-cell office:value-type="string">
            <text:p>49.791207, 24.015775</text:p>
          </table:table-cell>
          <table:table-cell office:value-type="string">
            <text:p>1fb65589</text:p>
          </table:table-cell>
          <table:table-cell office:value-type="string">
            <text:p>14:19</text:p>
          </table:table-cell>
          <table:table-cell office:value-type="string">
            <text:p>49.892558, 24.049689</text:p>
          </table:table-cell>
          <table:table-cell office:value-type="string">
            <text:p>46d67a8d</text:p>
          </table:table-cell>
          <table:table-cell office:value-type="string">
            <text:p>15:13</text:p>
          </table:table-cell>
          <table:table-cell office:value-type="string">
            <text:p>WI-20250717-344</text:p>
          </table:table-cell>
          <table:table-cell office:value-type="string">
            <text:p>II-20250717-221</text:p>
          </table:table-cell>
          <table:table-cell office:value-type="string">
            <text:p>d60624b1</text:p>
          </table:table-cell>
          <table:table-cell office:value-type="string">
            <text:p>PR-20250611-138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1c44496b</text:p>
          </table:table-cell>
          <table:table-cell office:value-type="string">
            <text:p>11.06.25, 00:00</text:p>
          </table:table-cell>
          <table:table-cell office:value-type="float" office:value="58498703">
            <text:p>58498703</text:p>
          </table:table-cell>
          <table:table-cell office:value-type="string">
            <text:p>FALSE</text:p>
          </table:table-cell>
          <table:table-cell office:value-type="string">
            <text:p>49.892737, 24.049138</text:p>
          </table:table-cell>
          <table:table-cell office:value-type="string">
            <text:p>46d67a8d</text:p>
          </table:table-cell>
          <table:table-cell office:value-type="string">
            <text:p>15:14</text:p>
          </table:table-cell>
          <table:table-cell office:value-type="string">
            <text:p>49.892302, 24.049806</text:p>
          </table:table-cell>
          <table:table-cell office:value-type="string">
            <text:p>46d67a8d</text:p>
          </table:table-cell>
          <table:table-cell office:value-type="string">
            <text:p>16:52</text:p>
          </table:table-cell>
          <table:table-cell office:value-type="string">
            <text:p>WI-20250717-475</text:p>
          </table:table-cell>
          <table:table-cell office:value-type="string">
            <text:p>II-20250717-440</text:p>
          </table:table-cell>
          <table:table-cell office:value-type="string">
            <text:p>d60624b1</text:p>
          </table:table-cell>
          <table:table-cell office:value-type="string">
            <text:p>PR-20250611-138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154c8290</text:p>
          </table:table-cell>
          <table:table-cell office:value-type="string">
            <text:p>11.06.25, 00:00</text:p>
          </table:table-cell>
          <table:table-cell office:value-type="float" office:value="58498703">
            <text:p>58498703</text:p>
          </table:table-cell>
          <table:table-cell office:value-type="string">
            <text:p>FALSE</text:p>
          </table:table-cell>
          <table:table-cell office:value-type="string">
            <text:p>49.892634, 24.049649</text:p>
          </table:table-cell>
          <table:table-cell office:value-type="string">
            <text:p>46d67a8d</text:p>
          </table:table-cell>
          <table:table-cell office:value-type="string">
            <text:p>16:52</text:p>
          </table:table-cell>
          <table:table-cell office:value-type="string">
            <text:p>49.789634, 24.055507</text:p>
          </table:table-cell>
          <table:table-cell office:value-type="string">
            <text:p>6c11d784</text:p>
          </table:table-cell>
          <table:table-cell office:value-type="string">
            <text:p>18:42</text:p>
          </table:table-cell>
          <table:table-cell office:value-type="string">
            <text:p>WI-20250717-871</text:p>
          </table:table-cell>
          <table:table-cell office:value-type="string">
            <text:p>II-20250717-830</text:p>
          </table:table-cell>
          <table:table-cell office:value-type="string">
            <text:p>d60624b1</text:p>
          </table:table-cell>
          <table:table-cell office:value-type="string">
            <text:p>PR-20250611-138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86cd6b85</text:p>
          </table:table-cell>
          <table:table-cell office:value-type="string">
            <text:p>12.06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789718, 23.943834</text:p>
          </table:table-cell>
          <table:table-cell office:value-type="string">
            <text:p>e4b53fe4</text:p>
          </table:table-cell>
          <table:table-cell office:value-type="string">
            <text:p>09:39</text:p>
          </table:table-cell>
          <table:table-cell office:value-type="string">
            <text:p>49.925954, 23.906179</text:p>
          </table:table-cell>
          <table:table-cell office:value-type="string">
            <text:p>556598b9</text:p>
          </table:table-cell>
          <table:table-cell office:value-type="string">
            <text:p>10:41</text:p>
          </table:table-cell>
          <table:table-cell office:value-type="string">
            <text:p>WI-20250717-171</text:p>
          </table:table-cell>
          <table:table-cell office:value-type="string">
            <text:p>II-20250717-128</text:p>
          </table:table-cell>
          <table:table-cell office:value-type="string">
            <text:p>556598b9</text:p>
          </table:table-cell>
          <table:table-cell office:value-type="string">
            <text:p>PR-20250319-274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ac739a15</text:p>
          </table:table-cell>
          <table:table-cell office:value-type="string">
            <text:p>12.06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925938, 23.906166</text:p>
          </table:table-cell>
          <table:table-cell office:value-type="string">
            <text:p>556598b9</text:p>
          </table:table-cell>
          <table:table-cell office:value-type="string">
            <text:p>10:41</text:p>
          </table:table-cell>
          <table:table-cell office:value-type="string">
            <text:p>49.926025, 23.906175</text:p>
          </table:table-cell>
          <table:table-cell office:value-type="string">
            <text:p>556598b9</text:p>
          </table:table-cell>
          <table:table-cell office:value-type="string">
            <text:p>17:42</text:p>
          </table:table-cell>
          <table:table-cell office:value-type="string">
            <text:p>WI-20250717-369</text:p>
          </table:table-cell>
          <table:table-cell office:value-type="string">
            <text:p>II-20250717-909</text:p>
          </table:table-cell>
          <table:table-cell office:value-type="string">
            <text:p>556598b9</text:p>
          </table:table-cell>
          <table:table-cell office:value-type="string">
            <text:p>PR-20250319-274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f00e928f</text:p>
          </table:table-cell>
          <table:table-cell office:value-type="string">
            <text:p>12.06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926025, 23.906175</text:p>
          </table:table-cell>
          <table:table-cell office:value-type="string">
            <text:p>556598b9</text:p>
          </table:table-cell>
          <table:table-cell office:value-type="string">
            <text:p>17:42</text:p>
          </table:table-cell>
          <table:table-cell office:value-type="string">
            <text:p>49.789, 23.943</text:p>
          </table:table-cell>
          <table:table-cell office:value-type="string">
            <text:p>e4b53fe4</text:p>
          </table:table-cell>
          <table:table-cell office:value-type="string">
            <text:p>18:20</text:p>
          </table:table-cell>
          <table:table-cell office:value-type="string">
            <text:p>WI-20250717-585</text:p>
          </table:table-cell>
          <table:table-cell office:value-type="string">
            <text:p>II-20250717-689</text:p>
          </table:table-cell>
          <table:table-cell office:value-type="string">
            <text:p>556598b9</text:p>
          </table:table-cell>
          <table:table-cell office:value-type="string">
            <text:p>PR-20250319-274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f18009ff</text:p>
          </table:table-cell>
          <table:table-cell office:value-type="string">
            <text:p>13.06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788768, 23.943987</text:p>
          </table:table-cell>
          <table:table-cell office:value-type="string">
            <text:p>e4b53fe4</text:p>
          </table:table-cell>
          <table:table-cell office:value-type="string">
            <text:p>09:44</text:p>
          </table:table-cell>
          <table:table-cell office:value-type="string">
            <text:p>49.926030, 23.906767</text:p>
          </table:table-cell>
          <table:table-cell office:value-type="string">
            <text:p>556598b9</text:p>
          </table:table-cell>
          <table:table-cell office:value-type="string">
            <text:p>10:22</text:p>
          </table:table-cell>
          <table:table-cell office:value-type="string">
            <text:p>WI-20250717-462</text:p>
          </table:table-cell>
          <table:table-cell office:value-type="string">
            <text:p>II-20250717-101</text:p>
          </table:table-cell>
          <table:table-cell office:value-type="string">
            <text:p>556598b9</text:p>
          </table:table-cell>
          <table:table-cell office:value-type="string">
            <text:p>PR-20250319-274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ad727011</text:p>
          </table:table-cell>
          <table:table-cell office:value-type="string">
            <text:p>13.06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926027, 23.906371</text:p>
          </table:table-cell>
          <table:table-cell office:value-type="string">
            <text:p>556598b9</text:p>
          </table:table-cell>
          <table:table-cell office:value-type="string">
            <text:p>10:22</text:p>
          </table:table-cell>
          <table:table-cell office:value-type="string">
            <text:p>49.926221, 23.906225</text:p>
          </table:table-cell>
          <table:table-cell office:value-type="string">
            <text:p>556598b9</text:p>
          </table:table-cell>
          <table:table-cell office:value-type="string">
            <text:p>13:31</text:p>
          </table:table-cell>
          <table:table-cell office:value-type="string">
            <text:p>WI-20250717-830</text:p>
          </table:table-cell>
          <table:table-cell office:value-type="string">
            <text:p>II-20250717-896</text:p>
          </table:table-cell>
          <table:table-cell office:value-type="string">
            <text:p>556598b9</text:p>
          </table:table-cell>
          <table:table-cell office:value-type="string">
            <text:p>PR-20250319-274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52ff912a</text:p>
          </table:table-cell>
          <table:table-cell office:value-type="string">
            <text:p>13.06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926221, 23.906225</text:p>
          </table:table-cell>
          <table:table-cell office:value-type="string">
            <text:p>556598b9</text:p>
          </table:table-cell>
          <table:table-cell office:value-type="string">
            <text:p>13:31</text:p>
          </table:table-cell>
          <table:table-cell office:value-type="string">
            <text:p>49.789056, 23.943396</text:p>
          </table:table-cell>
          <table:table-cell office:value-type="string">
            <text:p>e4b53fe4</text:p>
          </table:table-cell>
          <table:table-cell office:value-type="string">
            <text:p>14:47</text:p>
          </table:table-cell>
          <table:table-cell office:value-type="string">
            <text:p>WI-20250717-638</text:p>
          </table:table-cell>
          <table:table-cell office:value-type="string">
            <text:p>II-20250717-884</text:p>
          </table:table-cell>
          <table:table-cell office:value-type="string">
            <text:p>556598b9</text:p>
          </table:table-cell>
          <table:table-cell office:value-type="string">
            <text:p>PR-20250319-274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798d6613</text:p>
          </table:table-cell>
          <table:table-cell office:value-type="string">
            <text:p>13.06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789056, 23.943396</text:p>
          </table:table-cell>
          <table:table-cell office:value-type="string">
            <text:p>e4b53fe4</text:p>
          </table:table-cell>
          <table:table-cell office:value-type="string">
            <text:p>15:07</text:p>
          </table:table-cell>
          <table:table-cell office:value-type="string">
            <text:p>49.723344, 23.993774</text:p>
          </table:table-cell>
          <table:table-cell office:value-type="string">
            <text:p>7636fa3c</text:p>
          </table:table-cell>
          <table:table-cell office:value-type="string">
            <text:p>15:35</text:p>
          </table:table-cell>
          <table:table-cell office:value-type="string">
            <text:p>WI-20250717-496</text:p>
          </table:table-cell>
          <table:table-cell office:value-type="string">
            <text:p>II-20250717-948</text:p>
          </table:table-cell>
          <table:table-cell office:value-type="string">
            <text:p>7636fa3c</text:p>
          </table:table-cell>
          <table:table-cell office:value-type="string">
            <text:p>PR-20250430-164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928d1db5</text:p>
          </table:table-cell>
          <table:table-cell office:value-type="string">
            <text:p>13.06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723330, 23.993790</text:p>
          </table:table-cell>
          <table:table-cell office:value-type="string">
            <text:p>7636fa3c</text:p>
          </table:table-cell>
          <table:table-cell office:value-type="string">
            <text:p>15:35</text:p>
          </table:table-cell>
          <table:table-cell office:value-type="string">
            <text:p>49.723411, 23.993680</text:p>
          </table:table-cell>
          <table:table-cell office:value-type="string">
            <text:p>7636fa3c</text:p>
          </table:table-cell>
          <table:table-cell office:value-type="string">
            <text:p>18:16</text:p>
          </table:table-cell>
          <table:table-cell office:value-type="string">
            <text:p>WI-20250717-865</text:p>
          </table:table-cell>
          <table:table-cell office:value-type="string">
            <text:p>II-20250717-858</text:p>
          </table:table-cell>
          <table:table-cell office:value-type="string">
            <text:p>7636fa3c</text:p>
          </table:table-cell>
          <table:table-cell office:value-type="string">
            <text:p>PR-20250430-164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f56361ad</text:p>
          </table:table-cell>
          <table:table-cell office:value-type="string">
            <text:p>13.06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723376, 23.993676</text:p>
          </table:table-cell>
          <table:table-cell office:value-type="string">
            <text:p>7636fa3c</text:p>
          </table:table-cell>
          <table:table-cell office:value-type="string">
            <text:p>18:16</text:p>
          </table:table-cell>
          <table:table-cell office:value-type="string">
            <text:p>49.789020, 23.943261</text:p>
          </table:table-cell>
          <table:table-cell office:value-type="string">
            <text:p>e4b53fe4</text:p>
          </table:table-cell>
          <table:table-cell office:value-type="string">
            <text:p>19:11</text:p>
          </table:table-cell>
          <table:table-cell office:value-type="string">
            <text:p>WI-20250717-887</text:p>
          </table:table-cell>
          <table:table-cell office:value-type="string">
            <text:p>II-20250717-650</text:p>
          </table:table-cell>
          <table:table-cell office:value-type="string">
            <text:p>7636fa3c</text:p>
          </table:table-cell>
          <table:table-cell office:value-type="string">
            <text:p>PR-20250430-164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23dde093</text:p>
          </table:table-cell>
          <table:table-cell office:value-type="string">
            <text:p>16.06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789056, 23.943396</text:p>
          </table:table-cell>
          <table:table-cell office:value-type="string">
            <text:p>e4b53fe4</text:p>
          </table:table-cell>
          <table:table-cell office:value-type="string">
            <text:p>09:37</text:p>
          </table:table-cell>
          <table:table-cell office:value-type="string">
            <text:p>49.926255, 23.906218</text:p>
          </table:table-cell>
          <table:table-cell office:value-type="string">
            <text:p>556598b9</text:p>
          </table:table-cell>
          <table:table-cell office:value-type="string">
            <text:p>10:53</text:p>
          </table:table-cell>
          <table:table-cell office:value-type="string">
            <text:p>WI-20250717-355</text:p>
          </table:table-cell>
          <table:table-cell office:value-type="string">
            <text:p>II-20250717-700</text:p>
          </table:table-cell>
          <table:table-cell office:value-type="string">
            <text:p>556598b9</text:p>
          </table:table-cell>
          <table:table-cell office:value-type="string">
            <text:p>PR-20250319-274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65e46ca4</text:p>
          </table:table-cell>
          <table:table-cell office:value-type="string">
            <text:p>16.06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926194, 23.906066</text:p>
          </table:table-cell>
          <table:table-cell office:value-type="string">
            <text:p>556598b9</text:p>
          </table:table-cell>
          <table:table-cell office:value-type="string">
            <text:p>10:53</text:p>
          </table:table-cell>
          <table:table-cell office:value-type="string">
            <text:p>49.925970, 23.906132</text:p>
          </table:table-cell>
          <table:table-cell office:value-type="string">
            <text:p>556598b9</text:p>
          </table:table-cell>
          <table:table-cell office:value-type="string">
            <text:p>18:04</text:p>
          </table:table-cell>
          <table:table-cell office:value-type="string">
            <text:p>WI-20250717-189</text:p>
          </table:table-cell>
          <table:table-cell office:value-type="string">
            <text:p>II-20250717-743</text:p>
          </table:table-cell>
          <table:table-cell office:value-type="string">
            <text:p>556598b9</text:p>
          </table:table-cell>
          <table:table-cell office:value-type="string">
            <text:p>PR-20250319-274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8c3a0cbf</text:p>
          </table:table-cell>
          <table:table-cell office:value-type="string">
            <text:p>16.06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925970, 23.906132</text:p>
          </table:table-cell>
          <table:table-cell office:value-type="string">
            <text:p>556598b9</text:p>
          </table:table-cell>
          <table:table-cell office:value-type="string">
            <text:p>18:04</text:p>
          </table:table-cell>
          <table:table-cell office:value-type="string">
            <text:p>49.781478, 24.055403</text:p>
          </table:table-cell>
          <table:table-cell office:value-type="string">
            <text:p>10c6f637</text:p>
          </table:table-cell>
          <table:table-cell office:value-type="string">
            <text:p>18:33</text:p>
          </table:table-cell>
          <table:table-cell office:value-type="string">
            <text:p>WI-20250717-246</text:p>
          </table:table-cell>
          <table:table-cell office:value-type="string">
            <text:p>II-20250717-773</text:p>
          </table:table-cell>
          <table:table-cell office:value-type="string">
            <text:p>556598b9</text:p>
          </table:table-cell>
          <table:table-cell office:value-type="string">
            <text:p>PR-20250319-274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c92d8a4c</text:p>
          </table:table-cell>
          <table:table-cell office:value-type="string">
            <text:p>17.06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789382, 23.943518</text:p>
          </table:table-cell>
          <table:table-cell office:value-type="string">
            <text:p>e4b53fe4</text:p>
          </table:table-cell>
          <table:table-cell office:value-type="string">
            <text:p>09:17</text:p>
          </table:table-cell>
          <table:table-cell office:value-type="string">
            <text:p>49.751609, 23.941441</text:p>
          </table:table-cell>
          <table:table-cell office:value-type="float" office:value="76739735">
            <text:p>76739735</text:p>
          </table:table-cell>
          <table:table-cell office:value-type="string">
            <text:p>10:09</text:p>
          </table:table-cell>
          <table:table-cell office:value-type="string">
            <text:p>WI-20250717-505</text:p>
          </table:table-cell>
          <table:table-cell office:value-type="string">
            <text:p>II-20250717-751</text:p>
          </table:table-cell>
          <table:table-cell office:value-type="float" office:value="76739735">
            <text:p>76739735</text:p>
          </table:table-cell>
          <table:table-cell office:value-type="string">
            <text:p>PR-20250512-442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3e2dbb16</text:p>
          </table:table-cell>
          <table:table-cell office:value-type="string">
            <text:p>17.06.25, 00:00</text:p>
          </table:table-cell>
          <table:table-cell office:value-type="float" office:value="58498703">
            <text:p>58498703</text:p>
          </table:table-cell>
          <table:table-cell office:value-type="string">
            <text:p>FALSE</text:p>
          </table:table-cell>
          <table:table-cell office:value-type="string">
            <text:p>49.789107, 23.943473</text:p>
          </table:table-cell>
          <table:table-cell office:value-type="string">
            <text:p>e4b53fe4</text:p>
          </table:table-cell>
          <table:table-cell office:value-type="string">
            <text:p>09:21</text:p>
          </table:table-cell>
          <table:table-cell office:value-type="string">
            <text:p>49.751571, 23.942340</text:p>
          </table:table-cell>
          <table:table-cell office:value-type="float" office:value="76739735">
            <text:p>76739735</text:p>
          </table:table-cell>
          <table:table-cell office:value-type="string">
            <text:p>09:34</text:p>
          </table:table-cell>
          <table:table-cell office:value-type="string">
            <text:p>WI-20250717-866</text:p>
          </table:table-cell>
          <table:table-cell office:value-type="string">
            <text:p>II-20250717-368</text:p>
          </table:table-cell>
          <table:table-cell office:value-type="float" office:value="76739735">
            <text:p>76739735</text:p>
          </table:table-cell>
          <table:table-cell office:value-type="string">
            <text:p>PR-20250512-442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dc79ff75</text:p>
          </table:table-cell>
          <table:table-cell office:value-type="string">
            <text:p>17.06.25, 00:00</text:p>
          </table:table-cell>
          <table:table-cell office:value-type="float" office:value="58498703">
            <text:p>58498703</text:p>
          </table:table-cell>
          <table:table-cell office:value-type="string">
            <text:p>FALSE</text:p>
          </table:table-cell>
          <table:table-cell office:value-type="string">
            <text:p>49.751577, 23.942202</text:p>
          </table:table-cell>
          <table:table-cell office:value-type="float" office:value="76739735">
            <text:p>76739735</text:p>
          </table:table-cell>
          <table:table-cell office:value-type="string">
            <text:p>09:34</text:p>
          </table:table-cell>
          <table:table-cell office:value-type="string">
            <text:p>49.750910, 23.943440</text:p>
          </table:table-cell>
          <table:table-cell office:value-type="string">
            <text:p>9074616b</text:p>
          </table:table-cell>
          <table:table-cell office:value-type="string">
            <text:p>11:00</text:p>
          </table:table-cell>
          <table:table-cell office:value-type="string">
            <text:p>WI-20250717-870</text:p>
          </table:table-cell>
          <table:table-cell office:value-type="string">
            <text:p>II-20250717-575</text:p>
          </table:table-cell>
          <table:table-cell office:value-type="float" office:value="76739735">
            <text:p>76739735</text:p>
          </table:table-cell>
          <table:table-cell office:value-type="string">
            <text:p>PR-20250512-442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f72e9e87</text:p>
          </table:table-cell>
          <table:table-cell office:value-type="string">
            <text:p>17.06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751659, 23.941268</text:p>
          </table:table-cell>
          <table:table-cell office:value-type="float" office:value="76739735">
            <text:p>76739735</text:p>
          </table:table-cell>
          <table:table-cell office:value-type="string">
            <text:p>10:09</text:p>
          </table:table-cell>
          <table:table-cell office:value-type="string">
            <text:p>49.751619, 23.941764</text:p>
          </table:table-cell>
          <table:table-cell office:value-type="float" office:value="76739735">
            <text:p>76739735</text:p>
          </table:table-cell>
          <table:table-cell office:value-type="string">
            <text:p>10:56</text:p>
          </table:table-cell>
          <table:table-cell office:value-type="string">
            <text:p>WI-20250717-708</text:p>
          </table:table-cell>
          <table:table-cell office:value-type="string">
            <text:p>II-20250717-120</text:p>
          </table:table-cell>
          <table:table-cell office:value-type="float" office:value="76739735">
            <text:p>76739735</text:p>
          </table:table-cell>
          <table:table-cell office:value-type="string">
            <text:p>PR-20250512-442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f21637f7</text:p>
          </table:table-cell>
          <table:table-cell office:value-type="string">
            <text:p>17.06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751619, 23.941764</text:p>
          </table:table-cell>
          <table:table-cell office:value-type="float" office:value="76739735">
            <text:p>76739735</text:p>
          </table:table-cell>
          <table:table-cell office:value-type="string">
            <text:p>10:56</text:p>
          </table:table-cell>
          <table:table-cell office:value-type="string">
            <text:p>49.751333, 23.943115</text:p>
          </table:table-cell>
          <table:table-cell office:value-type="string">
            <text:p>9074616b</text:p>
          </table:table-cell>
          <table:table-cell office:value-type="string">
            <text:p>11:02</text:p>
          </table:table-cell>
          <table:table-cell office:value-type="string">
            <text:p>WI-20250717-961</text:p>
          </table:table-cell>
          <table:table-cell office:value-type="string">
            <text:p>II-20250717-510</text:p>
          </table:table-cell>
          <table:table-cell office:value-type="string">
            <text:p>9074616b</text:p>
          </table:table-cell>
          <table:table-cell office:value-type="string">
            <text:p>PR-20250416-470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b51f453c</text:p>
          </table:table-cell>
          <table:table-cell office:value-type="string">
            <text:p>17.06.25, 00:00</text:p>
          </table:table-cell>
          <table:table-cell office:value-type="float" office:value="58498703">
            <text:p>58498703</text:p>
          </table:table-cell>
          <table:table-cell office:value-type="string">
            <text:p>FALSE</text:p>
          </table:table-cell>
          <table:table-cell office:value-type="string">
            <text:p>49.751033, 23.942948</text:p>
          </table:table-cell>
          <table:table-cell office:value-type="string">
            <text:p>9074616b</text:p>
          </table:table-cell>
          <table:table-cell office:value-type="string">
            <text:p>11:00</text:p>
          </table:table-cell>
          <table:table-cell office:value-type="string">
            <text:p>49.751279, 23.943039</text:p>
          </table:table-cell>
          <table:table-cell office:value-type="string">
            <text:p>9074616b</text:p>
          </table:table-cell>
          <table:table-cell office:value-type="string">
            <text:p>11:44</text:p>
          </table:table-cell>
          <table:table-cell office:value-type="string">
            <text:p>WI-20250717-662</text:p>
          </table:table-cell>
          <table:table-cell office:value-type="string">
            <text:p>II-20250717-434</text:p>
          </table:table-cell>
          <table:table-cell office:value-type="float" office:value="76739735">
            <text:p>76739735</text:p>
          </table:table-cell>
          <table:table-cell office:value-type="string">
            <text:p>PR-20250512-442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002d44e2</text:p>
          </table:table-cell>
          <table:table-cell office:value-type="string">
            <text:p>17.06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751333, 23.943115</text:p>
          </table:table-cell>
          <table:table-cell office:value-type="string">
            <text:p>9074616b</text:p>
          </table:table-cell>
          <table:table-cell office:value-type="string">
            <text:p>11:02</text:p>
          </table:table-cell>
          <table:table-cell office:value-type="string">
            <text:p>49.751288, 23.943008</text:p>
          </table:table-cell>
          <table:table-cell office:value-type="string">
            <text:p>9074616b</text:p>
          </table:table-cell>
          <table:table-cell office:value-type="string">
            <text:p>11:44</text:p>
          </table:table-cell>
          <table:table-cell office:value-type="string">
            <text:p>WI-20250717-182</text:p>
          </table:table-cell>
          <table:table-cell office:value-type="string">
            <text:p>II-20250717-935</text:p>
          </table:table-cell>
          <table:table-cell office:value-type="string">
            <text:p>9074616b</text:p>
          </table:table-cell>
          <table:table-cell office:value-type="string">
            <text:p>PR-20250416-470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e39fa214</text:p>
          </table:table-cell>
          <table:table-cell office:value-type="string">
            <text:p>17.06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751288, 23.943008</text:p>
          </table:table-cell>
          <table:table-cell office:value-type="string">
            <text:p>9074616b</text:p>
          </table:table-cell>
          <table:table-cell office:value-type="string">
            <text:p>11:44</text:p>
          </table:table-cell>
          <table:table-cell office:value-type="string">
            <text:p>49.788999, 23.943371</text:p>
          </table:table-cell>
          <table:table-cell office:value-type="string">
            <text:p>e4b53fe4</text:p>
          </table:table-cell>
          <table:table-cell office:value-type="string">
            <text:p>12:16</text:p>
          </table:table-cell>
          <table:table-cell office:value-type="string">
            <text:p>WI-20250717-863</text:p>
          </table:table-cell>
          <table:table-cell office:value-type="string">
            <text:p>II-20250717-123</text:p>
          </table:table-cell>
          <table:table-cell office:value-type="string">
            <text:p>9074616b</text:p>
          </table:table-cell>
          <table:table-cell office:value-type="string">
            <text:p>PR-20250416-470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368d4a9c</text:p>
          </table:table-cell>
          <table:table-cell office:value-type="string">
            <text:p>17.06.25, 00:00</text:p>
          </table:table-cell>
          <table:table-cell office:value-type="float" office:value="58498703">
            <text:p>58498703</text:p>
          </table:table-cell>
          <table:table-cell office:value-type="string">
            <text:p>FALSE</text:p>
          </table:table-cell>
          <table:table-cell office:value-type="string">
            <text:p>49.751298, 23.943053</text:p>
          </table:table-cell>
          <table:table-cell office:value-type="string">
            <text:p>9074616b</text:p>
          </table:table-cell>
          <table:table-cell office:value-type="string">
            <text:p>11:45</text:p>
          </table:table-cell>
          <table:table-cell office:value-type="string">
            <text:p>49.806, 24.031</text:p>
          </table:table-cell>
          <table:table-cell office:value-type="string">
            <text:p>9074616b</text:p>
          </table:table-cell>
          <table:table-cell office:value-type="string">
            <text:p>12:59</text:p>
          </table:table-cell>
          <table:table-cell office:value-type="string">
            <text:p>WI-20250717-471</text:p>
          </table:table-cell>
          <table:table-cell office:value-type="string">
            <text:p>II-20250717-468</text:p>
          </table:table-cell>
          <table:table-cell office:value-type="string">
            <text:p>9074616b</text:p>
          </table:table-cell>
          <table:table-cell office:value-type="string">
            <text:p>PR-20250416-470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2833ebb9</text:p>
          </table:table-cell>
          <table:table-cell office:value-type="string">
            <text:p>17.06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788979, 23.943483</text:p>
          </table:table-cell>
          <table:table-cell office:value-type="string">
            <text:p>e4b53fe4</text:p>
          </table:table-cell>
          <table:table-cell office:value-type="string">
            <text:p>12:17</text:p>
          </table:table-cell>
          <table:table-cell office:value-type="string">
            <text:p>49.925994, 23.906245</text:p>
          </table:table-cell>
          <table:table-cell office:value-type="string">
            <text:p>556598b9</text:p>
          </table:table-cell>
          <table:table-cell office:value-type="string">
            <text:p>12:55</text:p>
          </table:table-cell>
          <table:table-cell office:value-type="string">
            <text:p>WI-20250717-535</text:p>
          </table:table-cell>
          <table:table-cell office:value-type="string">
            <text:p>II-20250717-813</text:p>
          </table:table-cell>
          <table:table-cell office:value-type="string">
            <text:p>556598b9</text:p>
          </table:table-cell>
          <table:table-cell office:value-type="string">
            <text:p>PR-20250319-274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3890dd64</text:p>
          </table:table-cell>
          <table:table-cell office:value-type="string">
            <text:p>17.06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925986, 23.906251</text:p>
          </table:table-cell>
          <table:table-cell office:value-type="string">
            <text:p>556598b9</text:p>
          </table:table-cell>
          <table:table-cell office:value-type="string">
            <text:p>12:55</text:p>
          </table:table-cell>
          <table:table-cell office:value-type="string">
            <text:p>49.925994, 23.906274</text:p>
          </table:table-cell>
          <table:table-cell office:value-type="string">
            <text:p>556598b9</text:p>
          </table:table-cell>
          <table:table-cell office:value-type="string">
            <text:p>17:56</text:p>
          </table:table-cell>
          <table:table-cell office:value-type="string">
            <text:p>WI-20250717-401</text:p>
          </table:table-cell>
          <table:table-cell office:value-type="string">
            <text:p>II-20250717-267</text:p>
          </table:table-cell>
          <table:table-cell office:value-type="string">
            <text:p>556598b9</text:p>
          </table:table-cell>
          <table:table-cell office:value-type="string">
            <text:p>PR-20250319-274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e4989d76</text:p>
          </table:table-cell>
          <table:table-cell office:value-type="string">
            <text:p>17.06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925994, 23.906274</text:p>
          </table:table-cell>
          <table:table-cell office:value-type="string">
            <text:p>556598b9</text:p>
          </table:table-cell>
          <table:table-cell office:value-type="string">
            <text:p>17:56</text:p>
          </table:table-cell>
          <table:table-cell office:value-type="string">
            <text:p>49.781652, 24.056134</text:p>
          </table:table-cell>
          <table:table-cell office:value-type="string">
            <text:p>10c6f637</text:p>
          </table:table-cell>
          <table:table-cell office:value-type="string">
            <text:p>19:18</text:p>
          </table:table-cell>
          <table:table-cell office:value-type="string">
            <text:p>WI-20250717-586</text:p>
          </table:table-cell>
          <table:table-cell office:value-type="string">
            <text:p>II-20250717-871</text:p>
          </table:table-cell>
          <table:table-cell office:value-type="string">
            <text:p>556598b9</text:p>
          </table:table-cell>
          <table:table-cell office:value-type="string">
            <text:p>PR-20250319-274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50175c6e</text:p>
          </table:table-cell>
          <table:table-cell office:value-type="string">
            <text:p>18.06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788933, 23.943247</text:p>
          </table:table-cell>
          <table:table-cell office:value-type="string">
            <text:p>e4b53fe4</text:p>
          </table:table-cell>
          <table:table-cell office:value-type="string">
            <text:p>09:16</text:p>
          </table:table-cell>
          <table:table-cell office:value-type="string">
            <text:p>49.926220, 23.906252</text:p>
          </table:table-cell>
          <table:table-cell office:value-type="string">
            <text:p>556598b9</text:p>
          </table:table-cell>
          <table:table-cell office:value-type="string">
            <text:p>10:30</text:p>
          </table:table-cell>
          <table:table-cell office:value-type="string">
            <text:p>WI-20250717-590</text:p>
          </table:table-cell>
          <table:table-cell office:value-type="string">
            <text:p>II-20250717-499</text:p>
          </table:table-cell>
          <table:table-cell office:value-type="string">
            <text:p>556598b9</text:p>
          </table:table-cell>
          <table:table-cell office:value-type="string">
            <text:p>PR-20250319-274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edbaca5b</text:p>
          </table:table-cell>
          <table:table-cell office:value-type="string">
            <text:p>18.06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926069, 23.906160</text:p>
          </table:table-cell>
          <table:table-cell office:value-type="string">
            <text:p>556598b9</text:p>
          </table:table-cell>
          <table:table-cell office:value-type="string">
            <text:p>09:52</text:p>
          </table:table-cell>
          <table:table-cell office:value-type="string">
            <text:p>49.926026, 23.906137</text:p>
          </table:table-cell>
          <table:table-cell office:value-type="string">
            <text:p>556598b9</text:p>
          </table:table-cell>
          <table:table-cell office:value-type="string">
            <text:p>17:53</text:p>
          </table:table-cell>
          <table:table-cell office:value-type="string">
            <text:p>WI-20250717-540</text:p>
          </table:table-cell>
          <table:table-cell office:value-type="string">
            <text:p>II-20250717-549</text:p>
          </table:table-cell>
          <table:table-cell office:value-type="string">
            <text:p>556598b9</text:p>
          </table:table-cell>
          <table:table-cell office:value-type="string">
            <text:p>PR-20250319-274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74a0a9da</text:p>
          </table:table-cell>
          <table:table-cell office:value-type="string">
            <text:p>18.06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926069, 23.906160</text:p>
          </table:table-cell>
          <table:table-cell office:value-type="string">
            <text:p>556598b9</text:p>
          </table:table-cell>
          <table:table-cell office:value-type="string">
            <text:p>17:53</text:p>
          </table:table-cell>
          <table:table-cell office:value-type="string">
            <text:p>49.781470, 24.055395</text:p>
          </table:table-cell>
          <table:table-cell office:value-type="string">
            <text:p>10c6f637</text:p>
          </table:table-cell>
          <table:table-cell office:value-type="string">
            <text:p>19:18</text:p>
          </table:table-cell>
          <table:table-cell office:value-type="string">
            <text:p>WI-20250717-961</text:p>
          </table:table-cell>
          <table:table-cell office:value-type="string">
            <text:p>II-20250717-635</text:p>
          </table:table-cell>
          <table:table-cell office:value-type="string">
            <text:p>556598b9</text:p>
          </table:table-cell>
          <table:table-cell office:value-type="string">
            <text:p>PR-20250319-274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c8008f86</text:p>
          </table:table-cell>
          <table:table-cell office:value-type="string">
            <text:p>19.06.25, 00:00</text:p>
          </table:table-cell>
          <table:table-cell office:value-type="float" office:value="58498703">
            <text:p>58498703</text:p>
          </table:table-cell>
          <table:table-cell office:value-type="string">
            <text:p>FALSE</text:p>
          </table:table-cell>
          <table:table-cell office:value-type="string">
            <text:p>49.789062, 23.943429</text:p>
          </table:table-cell>
          <table:table-cell office:value-type="string">
            <text:p>e4b53fe4</text:p>
          </table:table-cell>
          <table:table-cell office:value-type="string">
            <text:p>09:41</text:p>
          </table:table-cell>
          <table:table-cell office:value-type="string">
            <text:p>49.838935, 24.057344</text:p>
          </table:table-cell>
          <table:table-cell office:value-type="string">
            <text:p>6b90dd04</text:p>
          </table:table-cell>
          <table:table-cell office:value-type="string">
            <text:p>10:36</text:p>
          </table:table-cell>
          <table:table-cell office:value-type="string">
            <text:p>WI-20250717-879</text:p>
          </table:table-cell>
          <table:table-cell office:value-type="string">
            <text:p>II-20250717-929</text:p>
          </table:table-cell>
          <table:table-cell office:value-type="string">
            <text:p>6b90dd04</text:p>
          </table:table-cell>
          <table:table-cell office:value-type="string">
            <text:p>PR-20250616-863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0f6c174d</text:p>
          </table:table-cell>
          <table:table-cell office:value-type="string">
            <text:p>19.06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838888, 24.057249</text:p>
          </table:table-cell>
          <table:table-cell office:value-type="string">
            <text:p>6b90dd04</text:p>
          </table:table-cell>
          <table:table-cell office:value-type="string">
            <text:p>10:28</text:p>
          </table:table-cell>
          <table:table-cell office:value-type="string">
            <text:p>49.841904, 24.059049</text:p>
          </table:table-cell>
          <table:table-cell office:value-type="string">
            <text:p>7588f98c</text:p>
          </table:table-cell>
          <table:table-cell office:value-type="string">
            <text:p>12:28</text:p>
          </table:table-cell>
          <table:table-cell office:value-type="string">
            <text:p>WI-20250717-235</text:p>
          </table:table-cell>
          <table:table-cell office:value-type="string">
            <text:p>II-20250717-218</text:p>
          </table:table-cell>
          <table:table-cell office:value-type="string">
            <text:p>6b90dd04</text:p>
          </table:table-cell>
          <table:table-cell office:value-type="string">
            <text:p>PR-20250616-863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4f62a2a7</text:p>
          </table:table-cell>
          <table:table-cell office:value-type="string">
            <text:p>19.06.25, 00:00</text:p>
          </table:table-cell>
          <table:table-cell office:value-type="float" office:value="58498703">
            <text:p>58498703</text:p>
          </table:table-cell>
          <table:table-cell office:value-type="string">
            <text:p>FALSE</text:p>
          </table:table-cell>
          <table:table-cell office:value-type="string">
            <text:p>49.838921, 24.057352</text:p>
          </table:table-cell>
          <table:table-cell office:value-type="string">
            <text:p>6b90dd04</text:p>
          </table:table-cell>
          <table:table-cell office:value-type="string">
            <text:p>10:36</text:p>
          </table:table-cell>
          <table:table-cell office:value-type="string">
            <text:p>49.838921, 24.057352</text:p>
          </table:table-cell>
          <table:table-cell office:value-type="string">
            <text:p>6b90dd04</text:p>
          </table:table-cell>
          <table:table-cell office:value-type="string">
            <text:p>11:24</text:p>
          </table:table-cell>
          <table:table-cell office:value-type="string">
            <text:p>WI-20250717-441</text:p>
          </table:table-cell>
          <table:table-cell office:value-type="string">
            <text:p>II-20250717-989</text:p>
          </table:table-cell>
          <table:table-cell office:value-type="string">
            <text:p>6b90dd04</text:p>
          </table:table-cell>
          <table:table-cell office:value-type="string">
            <text:p>PR-20250616-863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05dd3c59</text:p>
          </table:table-cell>
          <table:table-cell office:value-type="string">
            <text:p>19.06.25, 00:00</text:p>
          </table:table-cell>
          <table:table-cell office:value-type="float" office:value="58498703">
            <text:p>58498703</text:p>
          </table:table-cell>
          <table:table-cell office:value-type="string">
            <text:p>FALSE</text:p>
          </table:table-cell>
          <table:table-cell office:value-type="string">
            <text:p>49.838936, 24.057349</text:p>
          </table:table-cell>
          <table:table-cell office:value-type="string">
            <text:p>6b90dd04</text:p>
          </table:table-cell>
          <table:table-cell office:value-type="string">
            <text:p>10:36</text:p>
          </table:table-cell>
          <table:table-cell office:value-type="string">
            <text:p>49.789638, 24.055499</text:p>
          </table:table-cell>
          <table:table-cell office:value-type="string">
            <text:p>6c11d784</text:p>
          </table:table-cell>
          <table:table-cell office:value-type="string">
            <text:p>11:55</text:p>
          </table:table-cell>
          <table:table-cell office:value-type="string">
            <text:p>WI-20250717-916</text:p>
          </table:table-cell>
          <table:table-cell office:value-type="string">
            <text:p>II-20250717-984</text:p>
          </table:table-cell>
          <table:table-cell office:value-type="string">
            <text:p>6b90dd04</text:p>
          </table:table-cell>
          <table:table-cell office:value-type="string">
            <text:p>PR-20250616-863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7a6e2170</text:p>
          </table:table-cell>
          <table:table-cell office:value-type="string">
            <text:p>19.06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841977, 24.059003</text:p>
          </table:table-cell>
          <table:table-cell office:value-type="string">
            <text:p>7588f98c</text:p>
          </table:table-cell>
          <table:table-cell office:value-type="string">
            <text:p>12:29</text:p>
          </table:table-cell>
          <table:table-cell office:value-type="string">
            <text:p>49.830209, 24.004334</text:p>
          </table:table-cell>
          <table:table-cell office:value-type="string">
            <text:p>d7565b8e</text:p>
          </table:table-cell>
          <table:table-cell office:value-type="string">
            <text:p>14:03</text:p>
          </table:table-cell>
          <table:table-cell office:value-type="string">
            <text:p>WI-20250717-935</text:p>
          </table:table-cell>
          <table:table-cell office:value-type="string">
            <text:p>II-20250717-605</text:p>
          </table:table-cell>
          <table:table-cell office:value-type="string">
            <text:p>d7565b8e</text:p>
          </table:table-cell>
          <table:table-cell office:value-type="string">
            <text:p>PR-20250618-595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f5542a70</text:p>
          </table:table-cell>
          <table:table-cell office:value-type="string">
            <text:p>19.06.25, 00:00</text:p>
          </table:table-cell>
          <table:table-cell office:value-type="float" office:value="58498703">
            <text:p>58498703</text:p>
          </table:table-cell>
          <table:table-cell office:value-type="string">
            <text:p>FALSE</text:p>
          </table:table-cell>
          <table:table-cell office:value-type="string">
            <text:p>49.907622, 23.965822</text:p>
          </table:table-cell>
          <table:table-cell office:value-type="string">
            <text:p>5e0b997d</text:p>
          </table:table-cell>
          <table:table-cell office:value-type="string">
            <text:p>16:15</text:p>
          </table:table-cell>
          <table:table-cell office:value-type="string">
            <text:p>49.907987, 23.964793</text:p>
          </table:table-cell>
          <table:table-cell office:value-type="string">
            <text:p>5e0b997d</text:p>
          </table:table-cell>
          <table:table-cell office:value-type="string">
            <text:p>18:19</text:p>
          </table:table-cell>
          <table:table-cell office:value-type="string">
            <text:p>WI-20250717-900</text:p>
          </table:table-cell>
          <table:table-cell office:value-type="string">
            <text:p>II-20250717-257</text:p>
          </table:table-cell>
          <table:table-cell office:value-type="string">
            <text:p>5e0b997d</text:p>
          </table:table-cell>
          <table:table-cell office:value-type="string">
            <text:p>PR-20250505-146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47de67a9</text:p>
          </table:table-cell>
          <table:table-cell office:value-type="string">
            <text:p>19.06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830261, 24.004323</text:p>
          </table:table-cell>
          <table:table-cell office:value-type="string">
            <text:p>d7565b8e</text:p>
          </table:table-cell>
          <table:table-cell office:value-type="string">
            <text:p>14:03</text:p>
          </table:table-cell>
          <table:table-cell office:value-type="string">
            <text:p>49.829411, 24.003212</text:p>
          </table:table-cell>
          <table:table-cell office:value-type="string">
            <text:p>d7565b8e</text:p>
          </table:table-cell>
          <table:table-cell office:value-type="string">
            <text:p>16:16</text:p>
          </table:table-cell>
          <table:table-cell office:value-type="string">
            <text:p>WI-20250717-635</text:p>
          </table:table-cell>
          <table:table-cell office:value-type="string">
            <text:p>II-20250717-675</text:p>
          </table:table-cell>
          <table:table-cell office:value-type="string">
            <text:p>d7565b8e</text:p>
          </table:table-cell>
          <table:table-cell office:value-type="string">
            <text:p>PR-20250618-595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3bb16cc9</text:p>
          </table:table-cell>
          <table:table-cell office:value-type="string">
            <text:p>19.06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829391, 24.003144</text:p>
          </table:table-cell>
          <table:table-cell office:value-type="string">
            <text:p>d7565b8e</text:p>
          </table:table-cell>
          <table:table-cell office:value-type="string">
            <text:p>16:16</text:p>
          </table:table-cell>
          <table:table-cell office:value-type="string">
            <text:p>49.751583, 23.942013</text:p>
          </table:table-cell>
          <table:table-cell office:value-type="float" office:value="76739735">
            <text:p>76739735</text:p>
          </table:table-cell>
          <table:table-cell office:value-type="string">
            <text:p>16:52</text:p>
          </table:table-cell>
          <table:table-cell office:value-type="string">
            <text:p>WI-20250717-472</text:p>
          </table:table-cell>
          <table:table-cell office:value-type="string">
            <text:p>II-20250717-845</text:p>
          </table:table-cell>
          <table:table-cell office:value-type="float" office:value="76739735">
            <text:p>76739735</text:p>
          </table:table-cell>
          <table:table-cell office:value-type="string">
            <text:p>PR-20250512-442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dca9a766</text:p>
          </table:table-cell>
          <table:table-cell office:value-type="string">
            <text:p>19.06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751582, 23.942021</text:p>
          </table:table-cell>
          <table:table-cell office:value-type="float" office:value="76739735">
            <text:p>76739735</text:p>
          </table:table-cell>
          <table:table-cell office:value-type="string">
            <text:p>16:52</text:p>
          </table:table-cell>
          <table:table-cell office:value-type="string">
            <text:p>49.751651, 23.942032</text:p>
          </table:table-cell>
          <table:table-cell office:value-type="float" office:value="76739735">
            <text:p>76739735</text:p>
          </table:table-cell>
          <table:table-cell office:value-type="string">
            <text:p>18:13</text:p>
          </table:table-cell>
          <table:table-cell office:value-type="string">
            <text:p>WI-20250717-203</text:p>
          </table:table-cell>
          <table:table-cell office:value-type="string">
            <text:p>II-20250717-722</text:p>
          </table:table-cell>
          <table:table-cell office:value-type="float" office:value="76739735">
            <text:p>76739735</text:p>
          </table:table-cell>
          <table:table-cell office:value-type="string">
            <text:p>PR-20250512-442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4ac7ede8</text:p>
          </table:table-cell>
          <table:table-cell office:value-type="string">
            <text:p>19.06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751589, 23.942008</text:p>
          </table:table-cell>
          <table:table-cell office:value-type="float" office:value="76739735">
            <text:p>76739735</text:p>
          </table:table-cell>
          <table:table-cell office:value-type="string">
            <text:p>18:13</text:p>
          </table:table-cell>
          <table:table-cell office:value-type="string">
            <text:p>49.781470, 24.055395</text:p>
          </table:table-cell>
          <table:table-cell office:value-type="string">
            <text:p>10c6f637</text:p>
          </table:table-cell>
          <table:table-cell office:value-type="string">
            <text:p>19:08</text:p>
          </table:table-cell>
          <table:table-cell office:value-type="string">
            <text:p>WI-20250717-786</text:p>
          </table:table-cell>
          <table:table-cell office:value-type="string">
            <text:p>II-20250717-685</text:p>
          </table:table-cell>
          <table:table-cell office:value-type="float" office:value="76739735">
            <text:p>76739735</text:p>
          </table:table-cell>
          <table:table-cell office:value-type="string">
            <text:p>PR-20250512-442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aae9fd23</text:p>
          </table:table-cell>
          <table:table-cell office:value-type="string">
            <text:p>19.06.25, 00:00</text:p>
          </table:table-cell>
          <table:table-cell office:value-type="float" office:value="58498703">
            <text:p>58498703</text:p>
          </table:table-cell>
          <table:table-cell office:value-type="string">
            <text:p>FALSE</text:p>
          </table:table-cell>
          <table:table-cell office:value-type="string">
            <text:p>49.907928, 23.964562</text:p>
          </table:table-cell>
          <table:table-cell office:value-type="string">
            <text:p>5e0b997d</text:p>
          </table:table-cell>
          <table:table-cell office:value-type="string">
            <text:p>18:19</text:p>
          </table:table-cell>
          <table:table-cell office:value-type="string">
            <text:p>49.806, 24.031</text:p>
          </table:table-cell>
          <table:table-cell office:value-type="string">
            <text:p>6ce7e26d</text:p>
          </table:table-cell>
          <table:table-cell office:value-type="string">
            <text:p>18:59</text:p>
          </table:table-cell>
          <table:table-cell office:value-type="string">
            <text:p>WI-20250717-754</text:p>
          </table:table-cell>
          <table:table-cell office:value-type="string">
            <text:p>II-20250717-589</text:p>
          </table:table-cell>
          <table:table-cell office:value-type="string">
            <text:p>5e0b997d</text:p>
          </table:table-cell>
          <table:table-cell office:value-type="string">
            <text:p>PR-20250505-146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b970ff3d</text:p>
          </table:table-cell>
          <table:table-cell office:value-type="string">
            <text:p>20.06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789055, 23.943383</text:p>
          </table:table-cell>
          <table:table-cell office:value-type="string">
            <text:p>e4b53fe4</text:p>
          </table:table-cell>
          <table:table-cell office:value-type="string">
            <text:p>09:19</text:p>
          </table:table-cell>
          <table:table-cell office:value-type="string">
            <text:p>49.926013, 23.906255</text:p>
          </table:table-cell>
          <table:table-cell office:value-type="string">
            <text:p>556598b9</text:p>
          </table:table-cell>
          <table:table-cell office:value-type="string">
            <text:p>10:50</text:p>
          </table:table-cell>
          <table:table-cell office:value-type="string">
            <text:p>WI-20250717-789</text:p>
          </table:table-cell>
          <table:table-cell office:value-type="string">
            <text:p>II-20250717-353</text:p>
          </table:table-cell>
          <table:table-cell office:value-type="string">
            <text:p>556598b9</text:p>
          </table:table-cell>
          <table:table-cell office:value-type="string">
            <text:p>PR-20250319-274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6c55bdb2</text:p>
          </table:table-cell>
          <table:table-cell office:value-type="string">
            <text:p>20.06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926013, 23.906255</text:p>
          </table:table-cell>
          <table:table-cell office:value-type="string">
            <text:p>556598b9</text:p>
          </table:table-cell>
          <table:table-cell office:value-type="string">
            <text:p>10:50</text:p>
          </table:table-cell>
          <table:table-cell office:value-type="string">
            <text:p>49.926002, 23.906330</text:p>
          </table:table-cell>
          <table:table-cell office:value-type="string">
            <text:p>556598b9</text:p>
          </table:table-cell>
          <table:table-cell office:value-type="string">
            <text:p>17:58</text:p>
          </table:table-cell>
          <table:table-cell office:value-type="string">
            <text:p>WI-20250717-310</text:p>
          </table:table-cell>
          <table:table-cell office:value-type="string">
            <text:p>II-20250717-188</text:p>
          </table:table-cell>
          <table:table-cell office:value-type="string">
            <text:p>556598b9</text:p>
          </table:table-cell>
          <table:table-cell office:value-type="string">
            <text:p>PR-20250319-274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1a3cc1e3</text:p>
          </table:table-cell>
          <table:table-cell office:value-type="string">
            <text:p>20.06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925940, 23.906039</text:p>
          </table:table-cell>
          <table:table-cell office:value-type="string">
            <text:p>556598b9</text:p>
          </table:table-cell>
          <table:table-cell office:value-type="string">
            <text:p>17:58</text:p>
          </table:table-cell>
          <table:table-cell office:value-type="string">
            <text:p>49.781474, 24.055400</text:p>
          </table:table-cell>
          <table:table-cell office:value-type="string">
            <text:p>10c6f637</text:p>
          </table:table-cell>
          <table:table-cell office:value-type="string">
            <text:p>23:55</text:p>
          </table:table-cell>
          <table:table-cell office:value-type="string">
            <text:p>WI-20250717-143</text:p>
          </table:table-cell>
          <table:table-cell office:value-type="string">
            <text:p>II-20250717-604</text:p>
          </table:table-cell>
          <table:table-cell office:value-type="string">
            <text:p>556598b9</text:p>
          </table:table-cell>
          <table:table-cell office:value-type="string">
            <text:p>PR-20250319-274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b566dd6e</text:p>
          </table:table-cell>
          <table:table-cell office:value-type="string">
            <text:p>23.06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788984, 23.943193</text:p>
          </table:table-cell>
          <table:table-cell office:value-type="string">
            <text:p>e4b53fe4</text:p>
          </table:table-cell>
          <table:table-cell office:value-type="string">
            <text:p>10:03</text:p>
          </table:table-cell>
          <table:table-cell office:value-type="string">
            <text:p>49.842032, 23.840833</text:p>
          </table:table-cell>
          <table:table-cell office:value-type="string">
            <text:p>1dd4bd0a</text:p>
          </table:table-cell>
          <table:table-cell office:value-type="string">
            <text:p>10:27</text:p>
          </table:table-cell>
          <table:table-cell office:value-type="string">
            <text:p>WI-20250717-372</text:p>
          </table:table-cell>
          <table:table-cell office:value-type="string">
            <text:p>II-20250717-632</text:p>
          </table:table-cell>
          <table:table-cell office:value-type="string">
            <text:p>1dd4bd0a</text:p>
          </table:table-cell>
          <table:table-cell office:value-type="string">
            <text:p>PR-20250616-853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773e3d6e</text:p>
          </table:table-cell>
          <table:table-cell office:value-type="string">
            <text:p>23.06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842043, 23.840835</text:p>
          </table:table-cell>
          <table:table-cell office:value-type="string">
            <text:p>1dd4bd0a</text:p>
          </table:table-cell>
          <table:table-cell office:value-type="string">
            <text:p>10:27</text:p>
          </table:table-cell>
          <table:table-cell office:value-type="string">
            <text:p>49.843482, 23.842596</text:p>
          </table:table-cell>
          <table:table-cell office:value-type="string">
            <text:p>1dd4bd0a</text:p>
          </table:table-cell>
          <table:table-cell office:value-type="string">
            <text:p>12:01</text:p>
          </table:table-cell>
          <table:table-cell office:value-type="string">
            <text:p>WI-20250717-465</text:p>
          </table:table-cell>
          <table:table-cell office:value-type="string">
            <text:p>II-20250717-481</text:p>
          </table:table-cell>
          <table:table-cell office:value-type="string">
            <text:p>1dd4bd0a</text:p>
          </table:table-cell>
          <table:table-cell office:value-type="string">
            <text:p>PR-20250616-853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d67e5c19</text:p>
          </table:table-cell>
          <table:table-cell office:value-type="string">
            <text:p>23.06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843502, 23.842502</text:p>
          </table:table-cell>
          <table:table-cell office:value-type="string">
            <text:p>1dd4bd0a</text:p>
          </table:table-cell>
          <table:table-cell office:value-type="string">
            <text:p>12:01</text:p>
          </table:table-cell>
          <table:table-cell office:value-type="string">
            <text:p>49.789252, 23.943795</text:p>
          </table:table-cell>
          <table:table-cell office:value-type="string">
            <text:p>e4b53fe4</text:p>
          </table:table-cell>
          <table:table-cell office:value-type="string">
            <text:p>12:39</text:p>
          </table:table-cell>
          <table:table-cell office:value-type="string">
            <text:p>WI-20250717-426</text:p>
          </table:table-cell>
          <table:table-cell office:value-type="string">
            <text:p>II-20250717-118</text:p>
          </table:table-cell>
          <table:table-cell office:value-type="string">
            <text:p>1dd4bd0a</text:p>
          </table:table-cell>
          <table:table-cell office:value-type="string">
            <text:p>PR-20250616-853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d630a020</text:p>
          </table:table-cell>
          <table:table-cell office:value-type="string">
            <text:p>23.06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788669, 23.943020</text:p>
          </table:table-cell>
          <table:table-cell office:value-type="string">
            <text:p>e4b53fe4</text:p>
          </table:table-cell>
          <table:table-cell office:value-type="string">
            <text:p>13:53</text:p>
          </table:table-cell>
          <table:table-cell office:value-type="string">
            <text:p>49.781482, 24.055403</text:p>
          </table:table-cell>
          <table:table-cell office:value-type="string">
            <text:p>10c6f637</text:p>
          </table:table-cell>
          <table:table-cell office:value-type="string">
            <text:p>14:55</text:p>
          </table:table-cell>
          <table:table-cell office:value-type="string">
            <text:p>WI-20250717-464</text:p>
          </table:table-cell>
          <table:table-cell office:value-type="string">
            <text:p>II-20250717-340</text:p>
          </table:table-cell>
          <table:table-cell office:value-type="string">
            <text:p>e2529e4a</text:p>
          </table:table-cell>
          <table:table-cell office:value-type="string">
            <text:p>PR-20250612-752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21633dcd</text:p>
          </table:table-cell>
          <table:table-cell office:value-type="string">
            <text:p>23.06.25, 00:00</text:p>
          </table:table-cell>
          <table:table-cell office:value-type="float" office:value="58498703">
            <text:p>58498703</text:p>
          </table:table-cell>
          <table:table-cell office:value-type="string">
            <text:p>FALSE</text:p>
          </table:table-cell>
          <table:table-cell office:value-type="string">
            <text:p>49.788577, 23.944361</text:p>
          </table:table-cell>
          <table:table-cell office:value-type="string">
            <text:p>6c11d784</text:p>
          </table:table-cell>
          <table:table-cell office:value-type="string">
            <text:p>14:01</text:p>
          </table:table-cell>
          <table:table-cell office:value-type="string">
            <text:p>49.789599, 24.055466</text:p>
          </table:table-cell>
          <table:table-cell office:value-type="string">
            <text:p>6c11d784</text:p>
          </table:table-cell>
          <table:table-cell office:value-type="string">
            <text:p>19:32</text:p>
          </table:table-cell>
          <table:table-cell office:value-type="string">
            <text:p>WI-20250717-470</text:p>
          </table:table-cell>
          <table:table-cell office:value-type="string">
            <text:p>II-20250717-829</text:p>
          </table:table-cell>
          <table:table-cell office:value-type="string">
            <text:p>e2529e4a</text:p>
          </table:table-cell>
          <table:table-cell office:value-type="string">
            <text:p>PR-20250612-752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72589f56</text:p>
          </table:table-cell>
          <table:table-cell office:value-type="string">
            <text:p>23.06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781482, 24.055403</text:p>
          </table:table-cell>
          <table:table-cell office:value-type="string">
            <text:p>10c6f637</text:p>
          </table:table-cell>
          <table:table-cell office:value-type="string">
            <text:p>14:33</text:p>
          </table:table-cell>
          <table:table-cell office:value-type="string">
            <text:p>49.781482, 24.055403</text:p>
          </table:table-cell>
          <table:table-cell office:value-type="string">
            <text:p>10c6f637</text:p>
          </table:table-cell>
          <table:table-cell office:value-type="string">
            <text:p>18:52</text:p>
          </table:table-cell>
          <table:table-cell office:value-type="string">
            <text:p>WI-20250717-888</text:p>
          </table:table-cell>
          <table:table-cell office:value-type="string">
            <text:p>II-20250717-863</text:p>
          </table:table-cell>
          <table:table-cell office:value-type="string">
            <text:p>e2529e4a</text:p>
          </table:table-cell>
          <table:table-cell office:value-type="string">
            <text:p>PR-20250612-752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7d6af63d</text:p>
          </table:table-cell>
          <table:table-cell office:value-type="string">
            <text:p>24.06.25, 00:00</text:p>
          </table:table-cell>
          <table:table-cell office:value-type="float" office:value="58498703">
            <text:p>58498703</text:p>
          </table:table-cell>
          <table:table-cell office:value-type="string">
            <text:p>FALSE</text:p>
          </table:table-cell>
          <table:table-cell office:value-type="string">
            <text:p>49.788819, 23.943352</text:p>
          </table:table-cell>
          <table:table-cell office:value-type="string">
            <text:p>e4b53fe4</text:p>
          </table:table-cell>
          <table:table-cell office:value-type="string">
            <text:p>10:55</text:p>
          </table:table-cell>
          <table:table-cell office:value-type="string">
            <text:p>49.907715, 23.965868</text:p>
          </table:table-cell>
          <table:table-cell office:value-type="string">
            <text:p>5e0b997d</text:p>
          </table:table-cell>
          <table:table-cell office:value-type="string">
            <text:p>11:55</text:p>
          </table:table-cell>
          <table:table-cell office:value-type="string">
            <text:p>WI-20250717-812</text:p>
          </table:table-cell>
          <table:table-cell office:value-type="string">
            <text:p>II-20250717-805</text:p>
          </table:table-cell>
          <table:table-cell office:value-type="string">
            <text:p>5e0b997d</text:p>
          </table:table-cell>
          <table:table-cell office:value-type="string">
            <text:p>PR-20250505-146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9e44f272</text:p>
          </table:table-cell>
          <table:table-cell office:value-type="string">
            <text:p>24.06.25, 00:00</text:p>
          </table:table-cell>
          <table:table-cell office:value-type="float" office:value="58498703">
            <text:p>58498703</text:p>
          </table:table-cell>
          <table:table-cell office:value-type="string">
            <text:p>FALSE</text:p>
          </table:table-cell>
          <table:table-cell office:value-type="string">
            <text:p>49.907713, 23.965871</text:p>
          </table:table-cell>
          <table:table-cell office:value-type="string">
            <text:p>5e0b997d</text:p>
          </table:table-cell>
          <table:table-cell office:value-type="string">
            <text:p>11:55</text:p>
          </table:table-cell>
          <table:table-cell office:value-type="string">
            <text:p>49.806, 24.031</text:p>
          </table:table-cell>
          <table:table-cell office:value-type="string">
            <text:p>5e0b997d</text:p>
          </table:table-cell>
          <table:table-cell office:value-type="string">
            <text:p>12:58</text:p>
          </table:table-cell>
          <table:table-cell office:value-type="string">
            <text:p>WI-20250717-260</text:p>
          </table:table-cell>
          <table:table-cell office:value-type="string">
            <text:p>II-20250717-111</text:p>
          </table:table-cell>
          <table:table-cell office:value-type="string">
            <text:p>5e0b997d</text:p>
          </table:table-cell>
          <table:table-cell office:value-type="string">
            <text:p>PR-20250505-146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78c83ae5</text:p>
          </table:table-cell>
          <table:table-cell office:value-type="string">
            <text:p>25.06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788971, 23.943389</text:p>
          </table:table-cell>
          <table:table-cell office:value-type="string">
            <text:p>e4b53fe4</text:p>
          </table:table-cell>
          <table:table-cell office:value-type="string">
            <text:p>10:24</text:p>
          </table:table-cell>
          <table:table-cell office:value-type="string">
            <text:p>49.926016, 23.906193</text:p>
          </table:table-cell>
          <table:table-cell office:value-type="string">
            <text:p>556598b9</text:p>
          </table:table-cell>
          <table:table-cell office:value-type="string">
            <text:p>10:58</text:p>
          </table:table-cell>
          <table:table-cell office:value-type="string">
            <text:p>WI-20250717-753</text:p>
          </table:table-cell>
          <table:table-cell office:value-type="string">
            <text:p>II-20250717-675</text:p>
          </table:table-cell>
          <table:table-cell office:value-type="string">
            <text:p>556598b9</text:p>
          </table:table-cell>
          <table:table-cell office:value-type="string">
            <text:p>PR-20250319-274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283efeda</text:p>
          </table:table-cell>
          <table:table-cell office:value-type="string">
            <text:p>25.06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926016, 23.906193</text:p>
          </table:table-cell>
          <table:table-cell office:value-type="string">
            <text:p>556598b9</text:p>
          </table:table-cell>
          <table:table-cell office:value-type="string">
            <text:p>10:58</text:p>
          </table:table-cell>
          <table:table-cell office:value-type="string">
            <text:p>49.926015, 23.906192</text:p>
          </table:table-cell>
          <table:table-cell office:value-type="string">
            <text:p>556598b9</text:p>
          </table:table-cell>
          <table:table-cell office:value-type="string">
            <text:p>18:09</text:p>
          </table:table-cell>
          <table:table-cell office:value-type="string">
            <text:p>WI-20250717-942</text:p>
          </table:table-cell>
          <table:table-cell office:value-type="string">
            <text:p>II-20250717-390</text:p>
          </table:table-cell>
          <table:table-cell office:value-type="string">
            <text:p>556598b9</text:p>
          </table:table-cell>
          <table:table-cell office:value-type="string">
            <text:p>PR-20250319-274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608229a7</text:p>
          </table:table-cell>
          <table:table-cell office:value-type="string">
            <text:p>25.06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926015, 23.906192</text:p>
          </table:table-cell>
          <table:table-cell office:value-type="string">
            <text:p>556598b9</text:p>
          </table:table-cell>
          <table:table-cell office:value-type="string">
            <text:p>18:09</text:p>
          </table:table-cell>
          <table:table-cell office:value-type="string">
            <text:p>49.782048, 24.056029</text:p>
          </table:table-cell>
          <table:table-cell office:value-type="string">
            <text:p>10c6f637</text:p>
          </table:table-cell>
          <table:table-cell office:value-type="string">
            <text:p>19:40</text:p>
          </table:table-cell>
          <table:table-cell office:value-type="string">
            <text:p>WI-20250717-834</text:p>
          </table:table-cell>
          <table:table-cell office:value-type="string">
            <text:p>II-20250717-372</text:p>
          </table:table-cell>
          <table:table-cell office:value-type="string">
            <text:p>556598b9</text:p>
          </table:table-cell>
          <table:table-cell office:value-type="string">
            <text:p>PR-20250319-274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d6de0b84</text:p>
          </table:table-cell>
          <table:table-cell office:value-type="string">
            <text:p>26.06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792547, 24.017554</text:p>
          </table:table-cell>
          <table:table-cell office:value-type="string">
            <text:p>1fb65589</text:p>
          </table:table-cell>
          <table:table-cell office:value-type="string">
            <text:p>08:36</text:p>
          </table:table-cell>
          <table:table-cell office:value-type="string">
            <text:p>49.759691, 24.162038</text:p>
          </table:table-cell>
          <table:table-cell office:value-type="string">
            <text:p>e2529e4a</text:p>
          </table:table-cell>
          <table:table-cell office:value-type="string">
            <text:p>09:13</text:p>
          </table:table-cell>
          <table:table-cell office:value-type="string">
            <text:p>WI-20250717-830</text:p>
          </table:table-cell>
          <table:table-cell office:value-type="string">
            <text:p>II-20250717-898</text:p>
          </table:table-cell>
          <table:table-cell office:value-type="string">
            <text:p>e2529e4a</text:p>
          </table:table-cell>
          <table:table-cell office:value-type="string">
            <text:p>PR-20250612-752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30e494a2</text:p>
          </table:table-cell>
          <table:table-cell office:value-type="string">
            <text:p>26.06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759666, 24.162066</text:p>
          </table:table-cell>
          <table:table-cell office:value-type="string">
            <text:p>e2529e4a</text:p>
          </table:table-cell>
          <table:table-cell office:value-type="string">
            <text:p>09:13</text:p>
          </table:table-cell>
          <table:table-cell office:value-type="string">
            <text:p>49.759579, 24.161953</text:p>
          </table:table-cell>
          <table:table-cell office:value-type="string">
            <text:p>e2529e4a</text:p>
          </table:table-cell>
          <table:table-cell office:value-type="string">
            <text:p>10:55</text:p>
          </table:table-cell>
          <table:table-cell office:value-type="string">
            <text:p>WI-20250717-116</text:p>
          </table:table-cell>
          <table:table-cell office:value-type="string">
            <text:p>II-20250717-845</text:p>
          </table:table-cell>
          <table:table-cell office:value-type="string">
            <text:p>e2529e4a</text:p>
          </table:table-cell>
          <table:table-cell office:value-type="string">
            <text:p>PR-20250612-752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2ccf5769</text:p>
          </table:table-cell>
          <table:table-cell office:value-type="string">
            <text:p>26.06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759678, 24.162089</text:p>
          </table:table-cell>
          <table:table-cell office:value-type="string">
            <text:p>e2529e4a</text:p>
          </table:table-cell>
          <table:table-cell office:value-type="string">
            <text:p>10:55</text:p>
          </table:table-cell>
          <table:table-cell office:value-type="string">
            <text:p>49.788942, 23.943280</text:p>
          </table:table-cell>
          <table:table-cell office:value-type="string">
            <text:p>e4b53fe4</text:p>
          </table:table-cell>
          <table:table-cell office:value-type="string">
            <text:p>11:53</text:p>
          </table:table-cell>
          <table:table-cell office:value-type="string">
            <text:p>WI-20250717-790</text:p>
          </table:table-cell>
          <table:table-cell office:value-type="string">
            <text:p>II-20250717-184</text:p>
          </table:table-cell>
          <table:table-cell office:value-type="string">
            <text:p>e2529e4a</text:p>
          </table:table-cell>
          <table:table-cell office:value-type="string">
            <text:p>PR-20250612-752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de0e06d0</text:p>
          </table:table-cell>
          <table:table-cell office:value-type="string">
            <text:p>26.06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788814, 23.943253</text:p>
          </table:table-cell>
          <table:table-cell office:value-type="string">
            <text:p>e4b53fe4</text:p>
          </table:table-cell>
          <table:table-cell office:value-type="string">
            <text:p>11:53</text:p>
          </table:table-cell>
          <table:table-cell office:value-type="string">
            <text:p>49.926073, 23.906249</text:p>
          </table:table-cell>
          <table:table-cell office:value-type="string">
            <text:p>556598b9</text:p>
          </table:table-cell>
          <table:table-cell office:value-type="string">
            <text:p>12:50</text:p>
          </table:table-cell>
          <table:table-cell office:value-type="string">
            <text:p>WI-20250717-941</text:p>
          </table:table-cell>
          <table:table-cell office:value-type="string">
            <text:p>II-20250717-544</text:p>
          </table:table-cell>
          <table:table-cell office:value-type="string">
            <text:p>556598b9</text:p>
          </table:table-cell>
          <table:table-cell office:value-type="string">
            <text:p>PR-20250319-274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9b309526</text:p>
          </table:table-cell>
          <table:table-cell office:value-type="string">
            <text:p>26.06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926065, 23.906236</text:p>
          </table:table-cell>
          <table:table-cell office:value-type="string">
            <text:p>556598b9</text:p>
          </table:table-cell>
          <table:table-cell office:value-type="string">
            <text:p>12:50</text:p>
          </table:table-cell>
          <table:table-cell office:value-type="string">
            <text:p>49.926230, 23.906264</text:p>
          </table:table-cell>
          <table:table-cell office:value-type="string">
            <text:p>556598b9</text:p>
          </table:table-cell>
          <table:table-cell office:value-type="string">
            <text:p>17:56</text:p>
          </table:table-cell>
          <table:table-cell office:value-type="string">
            <text:p>WI-20250717-651</text:p>
          </table:table-cell>
          <table:table-cell office:value-type="string">
            <text:p>II-20250717-328</text:p>
          </table:table-cell>
          <table:table-cell office:value-type="string">
            <text:p>556598b9</text:p>
          </table:table-cell>
          <table:table-cell office:value-type="string">
            <text:p>PR-20250319-274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ed200f61</text:p>
          </table:table-cell>
          <table:table-cell office:value-type="string">
            <text:p>26.06.25, 00:00</text:p>
          </table:table-cell>
          <table:table-cell office:value-type="float" office:value="58498703">
            <text:p>58498703</text:p>
          </table:table-cell>
          <table:table-cell office:value-type="string">
            <text:p>FALSE</text:p>
          </table:table-cell>
          <table:table-cell office:value-type="string">
            <text:p>49.764675, 24.013744</text:p>
          </table:table-cell>
          <table:table-cell office:value-type="string">
            <text:p>d3eaaa6c</text:p>
          </table:table-cell>
          <table:table-cell office:value-type="string">
            <text:p>15:00</text:p>
          </table:table-cell>
          <table:table-cell office:value-type="string">
            <text:p>49.764675, 24.013744</text:p>
          </table:table-cell>
          <table:table-cell office:value-type="string">
            <text:p>d3eaaa6c</text:p>
          </table:table-cell>
          <table:table-cell office:value-type="string">
            <text:p>16:00</text:p>
          </table:table-cell>
          <table:table-cell office:value-type="string">
            <text:p>WI-20250717-613</text:p>
          </table:table-cell>
          <table:table-cell office:value-type="string">
            <text:p>II-20250717-327</text:p>
          </table:table-cell>
          <table:table-cell office:value-type="string">
            <text:p>d3eaaa6c</text:p>
          </table:table-cell>
          <table:table-cell office:value-type="string">
            <text:p>PR-20250626-506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75397cf0</text:p>
          </table:table-cell>
          <table:table-cell office:value-type="string">
            <text:p>26.06.25, 00:00</text:p>
          </table:table-cell>
          <table:table-cell office:value-type="float" office:value="58498703">
            <text:p>58498703</text:p>
          </table:table-cell>
          <table:table-cell office:value-type="string">
            <text:p>FALSE</text:p>
          </table:table-cell>
          <table:table-cell office:value-type="string">
            <text:p>49.789205, 24.056955</text:p>
          </table:table-cell>
          <table:table-cell office:value-type="string">
            <text:p>6c11d784</text:p>
          </table:table-cell>
          <table:table-cell office:value-type="string">
            <text:p>17:00</text:p>
          </table:table-cell>
          <table:table-cell office:value-type="string">
            <text:p>49.891457, 23.951578</text:p>
          </table:table-cell>
          <table:table-cell office:value-type="string">
            <text:p>e4b53fee</text:p>
          </table:table-cell>
          <table:table-cell office:value-type="string">
            <text:p>18:02</text:p>
          </table:table-cell>
          <table:table-cell office:value-type="string">
            <text:p>WI-20250717-317</text:p>
          </table:table-cell>
          <table:table-cell office:value-type="string">
            <text:p>II-20250717-901</text:p>
          </table:table-cell>
          <table:table-cell office:value-type="string">
            <text:p>e4b53fee</text:p>
          </table:table-cell>
          <table:table-cell office:value-type="string">
            <text:p>PR-20250425-769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d5ea6295</text:p>
          </table:table-cell>
          <table:table-cell office:value-type="string">
            <text:p>26.06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925917, 23.906187</text:p>
          </table:table-cell>
          <table:table-cell office:value-type="string">
            <text:p>556598b9</text:p>
          </table:table-cell>
          <table:table-cell office:value-type="string">
            <text:p>17:56</text:p>
          </table:table-cell>
          <table:table-cell office:value-type="string">
            <text:p>49.781581, 24.054749</text:p>
          </table:table-cell>
          <table:table-cell office:value-type="string">
            <text:p>10c6f637</text:p>
          </table:table-cell>
          <table:table-cell office:value-type="string">
            <text:p>21:19</text:p>
          </table:table-cell>
          <table:table-cell office:value-type="string">
            <text:p>WI-20250717-433</text:p>
          </table:table-cell>
          <table:table-cell office:value-type="string">
            <text:p>II-20250717-906</text:p>
          </table:table-cell>
          <table:table-cell office:value-type="string">
            <text:p>556598b9</text:p>
          </table:table-cell>
          <table:table-cell office:value-type="string">
            <text:p>PR-20250319-274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ee2673b4</text:p>
          </table:table-cell>
          <table:table-cell office:value-type="string">
            <text:p>26.06.25, 00:00</text:p>
          </table:table-cell>
          <table:table-cell office:value-type="float" office:value="58498703">
            <text:p>58498703</text:p>
          </table:table-cell>
          <table:table-cell office:value-type="string">
            <text:p>FALSE</text:p>
          </table:table-cell>
          <table:table-cell office:value-type="string">
            <text:p>49.891445, 23.951594</text:p>
          </table:table-cell>
          <table:table-cell office:value-type="string">
            <text:p>e4b53fee</text:p>
          </table:table-cell>
          <table:table-cell office:value-type="string">
            <text:p>17:04</text:p>
          </table:table-cell>
          <table:table-cell office:value-type="string">
            <text:p>49.790005, 24.055989</text:p>
          </table:table-cell>
          <table:table-cell office:value-type="string">
            <text:p>e4b53fee</text:p>
          </table:table-cell>
          <table:table-cell office:value-type="string">
            <text:p>18:41</text:p>
          </table:table-cell>
          <table:table-cell office:value-type="string">
            <text:p>WI-20250717-387</text:p>
          </table:table-cell>
          <table:table-cell office:value-type="string">
            <text:p>II-20250717-920</text:p>
          </table:table-cell>
          <table:table-cell office:value-type="string">
            <text:p>e4b53fee</text:p>
          </table:table-cell>
          <table:table-cell office:value-type="string">
            <text:p>PR-20250425-769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bd614ef1</text:p>
          </table:table-cell>
          <table:table-cell office:value-type="string">
            <text:p>27.06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788880, 23.943365</text:p>
          </table:table-cell>
          <table:table-cell office:value-type="string">
            <text:p>e4b53fe4</text:p>
          </table:table-cell>
          <table:table-cell office:value-type="string">
            <text:p>09:18</text:p>
          </table:table-cell>
          <table:table-cell office:value-type="string">
            <text:p>49.832775, 24.027372</text:p>
          </table:table-cell>
          <table:table-cell office:value-type="string">
            <text:p>a3babb2e</text:p>
          </table:table-cell>
          <table:table-cell office:value-type="string">
            <text:p>11:18</text:p>
          </table:table-cell>
          <table:table-cell office:value-type="string">
            <text:p>WI-20250717-148</text:p>
          </table:table-cell>
          <table:table-cell office:value-type="string">
            <text:p>II-20250717-984</text:p>
          </table:table-cell>
          <table:table-cell office:value-type="string">
            <text:p>a3babb2e</text:p>
          </table:table-cell>
          <table:table-cell office:value-type="string">
            <text:p>PR-20250509-574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9b93a75c</text:p>
          </table:table-cell>
          <table:table-cell office:value-type="string">
            <text:p>27.06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832769, 24.027369</text:p>
          </table:table-cell>
          <table:table-cell office:value-type="string">
            <text:p>a3babb2e</text:p>
          </table:table-cell>
          <table:table-cell office:value-type="string">
            <text:p>11:18</text:p>
          </table:table-cell>
          <table:table-cell office:value-type="string">
            <text:p>49.832769, 24.027660</text:p>
          </table:table-cell>
          <table:table-cell office:value-type="string">
            <text:p>a3babb2e</text:p>
          </table:table-cell>
          <table:table-cell office:value-type="string">
            <text:p>14:58</text:p>
          </table:table-cell>
          <table:table-cell office:value-type="string">
            <text:p>WI-20250717-973</text:p>
          </table:table-cell>
          <table:table-cell office:value-type="string">
            <text:p>II-20250717-204</text:p>
          </table:table-cell>
          <table:table-cell office:value-type="string">
            <text:p>a3babb2e</text:p>
          </table:table-cell>
          <table:table-cell office:value-type="string">
            <text:p>PR-20250509-574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a90f499b</text:p>
          </table:table-cell>
          <table:table-cell office:value-type="string">
            <text:p>27.06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832778, 24.027625</text:p>
          </table:table-cell>
          <table:table-cell office:value-type="string">
            <text:p>a3babb2e</text:p>
          </table:table-cell>
          <table:table-cell office:value-type="string">
            <text:p>14:58</text:p>
          </table:table-cell>
          <table:table-cell office:value-type="string">
            <text:p>49.891478, 23.951634</text:p>
          </table:table-cell>
          <table:table-cell office:value-type="string">
            <text:p>e4b53fee</text:p>
          </table:table-cell>
          <table:table-cell office:value-type="string">
            <text:p>15:50</text:p>
          </table:table-cell>
          <table:table-cell office:value-type="string">
            <text:p>WI-20250717-106</text:p>
          </table:table-cell>
          <table:table-cell office:value-type="string">
            <text:p>II-20250717-321</text:p>
          </table:table-cell>
          <table:table-cell office:value-type="string">
            <text:p>e4b53fee</text:p>
          </table:table-cell>
          <table:table-cell office:value-type="string">
            <text:p>PR-20250425-769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cd4f8f64</text:p>
          </table:table-cell>
          <table:table-cell office:value-type="string">
            <text:p>27.06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891470, 23.951659</text:p>
          </table:table-cell>
          <table:table-cell office:value-type="string">
            <text:p>e4b53fee</text:p>
          </table:table-cell>
          <table:table-cell office:value-type="string">
            <text:p>15:50</text:p>
          </table:table-cell>
          <table:table-cell office:value-type="string">
            <text:p>49.891865, 23.951798</text:p>
          </table:table-cell>
          <table:table-cell office:value-type="string">
            <text:p>e4b53fee</text:p>
          </table:table-cell>
          <table:table-cell office:value-type="string">
            <text:p>17:03</text:p>
          </table:table-cell>
          <table:table-cell office:value-type="string">
            <text:p>WI-20250717-527</text:p>
          </table:table-cell>
          <table:table-cell office:value-type="string">
            <text:p>II-20250717-441</text:p>
          </table:table-cell>
          <table:table-cell office:value-type="string">
            <text:p>e4b53fee</text:p>
          </table:table-cell>
          <table:table-cell office:value-type="string">
            <text:p>PR-20250425-769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0c42a483</text:p>
          </table:table-cell>
          <table:table-cell office:value-type="string">
            <text:p>27.06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891379, 23.951710</text:p>
          </table:table-cell>
          <table:table-cell office:value-type="string">
            <text:p>e4b53fee</text:p>
          </table:table-cell>
          <table:table-cell office:value-type="string">
            <text:p>17:03</text:p>
          </table:table-cell>
          <table:table-cell office:value-type="string">
            <text:p>49.781518, 24.055453</text:p>
          </table:table-cell>
          <table:table-cell office:value-type="string">
            <text:p>10c6f637</text:p>
          </table:table-cell>
          <table:table-cell office:value-type="string">
            <text:p>20:41</text:p>
          </table:table-cell>
          <table:table-cell office:value-type="string">
            <text:p>WI-20250717-694</text:p>
          </table:table-cell>
          <table:table-cell office:value-type="string">
            <text:p>II-20250717-421</text:p>
          </table:table-cell>
          <table:table-cell office:value-type="string">
            <text:p>e4b53fee</text:p>
          </table:table-cell>
          <table:table-cell office:value-type="string">
            <text:p>PR-20250425-769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1c01af41</text:p>
          </table:table-cell>
          <table:table-cell office:value-type="string">
            <text:p>28.06.25, 00:00</text:p>
          </table:table-cell>
          <table:table-cell office:value-type="float" office:value="58498703">
            <text:p>58498703</text:p>
          </table:table-cell>
          <table:table-cell office:value-type="string">
            <text:p>FALSE</text:p>
          </table:table-cell>
          <table:table-cell office:value-type="string">
            <text:p>49.789827, 24.055696</text:p>
          </table:table-cell>
          <table:table-cell office:value-type="string">
            <text:p>6ce7e26d</text:p>
          </table:table-cell>
          <table:table-cell office:value-type="string">
            <text:p>09:47</text:p>
          </table:table-cell>
          <table:table-cell office:value-type="string">
            <text:p>49.806, 24.031</text:p>
          </table:table-cell>
          <table:table-cell office:value-type="string">
            <text:p>6ce7e26d</text:p>
          </table:table-cell>
          <table:table-cell office:value-type="string">
            <text:p>13:55</text:p>
          </table:table-cell>
          <table:table-cell office:value-type="string">
            <text:p>WI-20250717-630</text:p>
          </table:table-cell>
          <table:table-cell office:value-type="string">
            <text:p>II-20250717-380</text:p>
          </table:table-cell>
          <table:table-cell office:value-type="string">
            <text:p>9f0d83de</text:p>
          </table:table-cell>
          <table:table-cell office:value-type="string">
            <text:p>PR-20250628-714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c99594e1</text:p>
          </table:table-cell>
          <table:table-cell office:value-type="string">
            <text:p>30.06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789052, 23.943434</text:p>
          </table:table-cell>
          <table:table-cell office:value-type="string">
            <text:p>e4b53fe4</text:p>
          </table:table-cell>
          <table:table-cell office:value-type="string">
            <text:p>09:27</text:p>
          </table:table-cell>
          <table:table-cell office:value-type="string">
            <text:p>49.926013, 23.906211</text:p>
          </table:table-cell>
          <table:table-cell office:value-type="string">
            <text:p>556598b9</text:p>
          </table:table-cell>
          <table:table-cell office:value-type="string">
            <text:p>10:16</text:p>
          </table:table-cell>
          <table:table-cell office:value-type="string">
            <text:p>WI-20250717-807</text:p>
          </table:table-cell>
          <table:table-cell office:value-type="string">
            <text:p>II-20250717-171</text:p>
          </table:table-cell>
          <table:table-cell office:value-type="string">
            <text:p>556598b9</text:p>
          </table:table-cell>
          <table:table-cell office:value-type="string">
            <text:p>PR-20250319-274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a571a45c</text:p>
          </table:table-cell>
          <table:table-cell office:value-type="string">
            <text:p>30.06.25, 00:00</text:p>
          </table:table-cell>
          <table:table-cell office:value-type="float" office:value="58498703">
            <text:p>58498703</text:p>
          </table:table-cell>
          <table:table-cell office:value-type="string">
            <text:p>FALSE</text:p>
          </table:table-cell>
          <table:table-cell office:value-type="string">
            <text:p>49.789125, 24.054693</text:p>
          </table:table-cell>
          <table:table-cell office:value-type="string">
            <text:p>6c11d784</text:p>
          </table:table-cell>
          <table:table-cell office:value-type="string">
            <text:p>10:14</text:p>
          </table:table-cell>
          <table:table-cell office:value-type="string">
            <text:p>49.832871, 24.027524</text:p>
          </table:table-cell>
          <table:table-cell office:value-type="string">
            <text:p>a3babb2e</text:p>
          </table:table-cell>
          <table:table-cell office:value-type="string">
            <text:p>10:32</text:p>
          </table:table-cell>
          <table:table-cell office:value-type="string">
            <text:p>WI-20250717-232</text:p>
          </table:table-cell>
          <table:table-cell office:value-type="string">
            <text:p>II-20250717-735</text:p>
          </table:table-cell>
          <table:table-cell office:value-type="string">
            <text:p>a3babb2e</text:p>
          </table:table-cell>
          <table:table-cell office:value-type="string">
            <text:p>PR-20250509-574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161bab79</text:p>
          </table:table-cell>
          <table:table-cell office:value-type="string">
            <text:p>30.06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926008, 23.906209</text:p>
          </table:table-cell>
          <table:table-cell office:value-type="string">
            <text:p>556598b9</text:p>
          </table:table-cell>
          <table:table-cell office:value-type="string">
            <text:p>10:16</text:p>
          </table:table-cell>
          <table:table-cell office:value-type="string">
            <text:p>49.926009, 23.906227</text:p>
          </table:table-cell>
          <table:table-cell office:value-type="string">
            <text:p>556598b9</text:p>
          </table:table-cell>
          <table:table-cell office:value-type="string">
            <text:p>18:55</text:p>
          </table:table-cell>
          <table:table-cell office:value-type="string">
            <text:p>WI-20250717-814</text:p>
          </table:table-cell>
          <table:table-cell office:value-type="string">
            <text:p>II-20250717-424</text:p>
          </table:table-cell>
          <table:table-cell office:value-type="string">
            <text:p>556598b9</text:p>
          </table:table-cell>
          <table:table-cell office:value-type="string">
            <text:p>PR-20250319-274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524bc0ac</text:p>
          </table:table-cell>
          <table:table-cell office:value-type="string">
            <text:p>30.06.25, 00:00</text:p>
          </table:table-cell>
          <table:table-cell office:value-type="float" office:value="58498703">
            <text:p>58498703</text:p>
          </table:table-cell>
          <table:table-cell office:value-type="string">
            <text:p>FALSE</text:p>
          </table:table-cell>
          <table:table-cell office:value-type="string">
            <text:p>49.832769, 24.027525</text:p>
          </table:table-cell>
          <table:table-cell office:value-type="string">
            <text:p>a3babb2e</text:p>
          </table:table-cell>
          <table:table-cell office:value-type="string">
            <text:p>10:32</text:p>
          </table:table-cell>
          <table:table-cell office:value-type="string">
            <text:p>49.832837, 24.027479</text:p>
          </table:table-cell>
          <table:table-cell office:value-type="string">
            <text:p>a3babb2e</text:p>
          </table:table-cell>
          <table:table-cell office:value-type="string">
            <text:p>11:09</text:p>
          </table:table-cell>
          <table:table-cell office:value-type="string">
            <text:p>WI-20250717-623</text:p>
          </table:table-cell>
          <table:table-cell office:value-type="string">
            <text:p>II-20250717-306</text:p>
          </table:table-cell>
          <table:table-cell office:value-type="string">
            <text:p>a3babb2e</text:p>
          </table:table-cell>
          <table:table-cell office:value-type="string">
            <text:p>PR-20250509-574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a6fe5f62</text:p>
          </table:table-cell>
          <table:table-cell office:value-type="string">
            <text:p>30.06.25, 00:00</text:p>
          </table:table-cell>
          <table:table-cell office:value-type="float" office:value="58498703">
            <text:p>58498703</text:p>
          </table:table-cell>
          <table:table-cell office:value-type="string">
            <text:p>FALSE</text:p>
          </table:table-cell>
          <table:table-cell office:value-type="string">
            <text:p>49.831581, 24.027209</text:p>
          </table:table-cell>
          <table:table-cell office:value-type="string">
            <text:p>a3babb2e</text:p>
          </table:table-cell>
          <table:table-cell office:value-type="string">
            <text:p>11:19</text:p>
          </table:table-cell>
          <table:table-cell office:value-type="string">
            <text:p>49.789687, 24.055443</text:p>
          </table:table-cell>
          <table:table-cell office:value-type="string">
            <text:p>6ce7e26d</text:p>
          </table:table-cell>
          <table:table-cell office:value-type="string">
            <text:p>11:49</text:p>
          </table:table-cell>
          <table:table-cell office:value-type="string">
            <text:p>WI-20250717-246</text:p>
          </table:table-cell>
          <table:table-cell office:value-type="string">
            <text:p>II-20250717-406</text:p>
          </table:table-cell>
          <table:table-cell office:value-type="string">
            <text:p>a3babb2e</text:p>
          </table:table-cell>
          <table:table-cell office:value-type="string">
            <text:p>PR-20250509-574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d470e7da</text:p>
          </table:table-cell>
          <table:table-cell office:value-type="string">
            <text:p>30.06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926009, 23.906227</text:p>
          </table:table-cell>
          <table:table-cell office:value-type="string">
            <text:p>556598b9</text:p>
          </table:table-cell>
          <table:table-cell office:value-type="string">
            <text:p>18:55</text:p>
          </table:table-cell>
          <table:table-cell office:value-type="string">
            <text:p>49.781518, 24.055408</text:p>
          </table:table-cell>
          <table:table-cell office:value-type="string">
            <text:p>10c6f637</text:p>
          </table:table-cell>
          <table:table-cell office:value-type="string">
            <text:p>21:41</text:p>
          </table:table-cell>
          <table:table-cell office:value-type="string">
            <text:p>WI-20250717-936</text:p>
          </table:table-cell>
          <table:table-cell office:value-type="string">
            <text:p>II-20250717-845</text:p>
          </table:table-cell>
          <table:table-cell office:value-type="string">
            <text:p>556598b9</text:p>
          </table:table-cell>
          <table:table-cell office:value-type="string">
            <text:p>PR-20250319-274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1171b93b</text:p>
          </table:table-cell>
          <table:table-cell office:value-type="string">
            <text:p>01.07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789075, 23.943424</text:p>
          </table:table-cell>
          <table:table-cell office:value-type="string">
            <text:p>e4b53fe4</text:p>
          </table:table-cell>
          <table:table-cell office:value-type="string">
            <text:p>09:57</text:p>
          </table:table-cell>
          <table:table-cell office:value-type="string">
            <text:p>49.926007, 23.906232</text:p>
          </table:table-cell>
          <table:table-cell office:value-type="string">
            <text:p>556598b9</text:p>
          </table:table-cell>
          <table:table-cell office:value-type="string">
            <text:p>10:40</text:p>
          </table:table-cell>
          <table:table-cell office:value-type="string">
            <text:p>WI-20250717-457</text:p>
          </table:table-cell>
          <table:table-cell office:value-type="string">
            <text:p>II-20250717-170</text:p>
          </table:table-cell>
          <table:table-cell office:value-type="string">
            <text:p>556598b9</text:p>
          </table:table-cell>
          <table:table-cell office:value-type="string">
            <text:p>PR-20250319-274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6db00082</text:p>
          </table:table-cell>
          <table:table-cell office:value-type="string">
            <text:p>01.07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926007, 23.906232</text:p>
          </table:table-cell>
          <table:table-cell office:value-type="string">
            <text:p>556598b9</text:p>
          </table:table-cell>
          <table:table-cell office:value-type="string">
            <text:p>10:40</text:p>
          </table:table-cell>
          <table:table-cell office:value-type="string">
            <text:p>49.926005, 23.906189</text:p>
          </table:table-cell>
          <table:table-cell office:value-type="string">
            <text:p>556598b9</text:p>
          </table:table-cell>
          <table:table-cell office:value-type="string">
            <text:p>18:21</text:p>
          </table:table-cell>
          <table:table-cell office:value-type="string">
            <text:p>WI-20250717-113</text:p>
          </table:table-cell>
          <table:table-cell office:value-type="string">
            <text:p>II-20250717-898</text:p>
          </table:table-cell>
          <table:table-cell office:value-type="string">
            <text:p>556598b9</text:p>
          </table:table-cell>
          <table:table-cell office:value-type="string">
            <text:p>PR-20250319-274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261a6ec8</text:p>
          </table:table-cell>
          <table:table-cell office:value-type="string">
            <text:p>01.07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926011, 23.906193</text:p>
          </table:table-cell>
          <table:table-cell office:value-type="string">
            <text:p>556598b9</text:p>
          </table:table-cell>
          <table:table-cell office:value-type="string">
            <text:p>18:21</text:p>
          </table:table-cell>
          <table:table-cell office:value-type="string">
            <text:p>49.781518, 24.055408</text:p>
          </table:table-cell>
          <table:table-cell office:value-type="string">
            <text:p>10c6f637</text:p>
          </table:table-cell>
          <table:table-cell office:value-type="string">
            <text:p>19:34</text:p>
          </table:table-cell>
          <table:table-cell office:value-type="string">
            <text:p>WI-20250717-139</text:p>
          </table:table-cell>
          <table:table-cell office:value-type="string">
            <text:p>II-20250717-392</text:p>
          </table:table-cell>
          <table:table-cell office:value-type="string">
            <text:p>556598b9</text:p>
          </table:table-cell>
          <table:table-cell office:value-type="string">
            <text:p>PR-20250319-274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2a0aea06</text:p>
          </table:table-cell>
          <table:table-cell office:value-type="string">
            <text:p>02.07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789144, 23.943549</text:p>
          </table:table-cell>
          <table:table-cell office:value-type="string">
            <text:p>e4b53fe4</text:p>
          </table:table-cell>
          <table:table-cell office:value-type="string">
            <text:p>09:20</text:p>
          </table:table-cell>
          <table:table-cell office:value-type="string">
            <text:p>49.775260, 23.974990</text:p>
          </table:table-cell>
          <table:table-cell office:value-type="string">
            <text:p>1047c7b4</text:p>
          </table:table-cell>
          <table:table-cell office:value-type="string">
            <text:p>09:44</text:p>
          </table:table-cell>
          <table:table-cell office:value-type="string">
            <text:p>WI-20250717-502</text:p>
          </table:table-cell>
          <table:table-cell office:value-type="string">
            <text:p>II-20250717-255</text:p>
          </table:table-cell>
          <table:table-cell office:value-type="string">
            <text:p>1047c7b4</text:p>
          </table:table-cell>
          <table:table-cell office:value-type="string">
            <text:p>PR-20250702-528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890140c8</text:p>
          </table:table-cell>
          <table:table-cell office:value-type="string">
            <text:p>02.07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775272, 23.974984</text:p>
          </table:table-cell>
          <table:table-cell office:value-type="string">
            <text:p>1047c7b4</text:p>
          </table:table-cell>
          <table:table-cell office:value-type="string">
            <text:p>09:44</text:p>
          </table:table-cell>
          <table:table-cell office:value-type="string">
            <text:p>49.775279, 23.974704</text:p>
          </table:table-cell>
          <table:table-cell office:value-type="string">
            <text:p>1047c7b4</text:p>
          </table:table-cell>
          <table:table-cell office:value-type="string">
            <text:p>11:08</text:p>
          </table:table-cell>
          <table:table-cell office:value-type="string">
            <text:p>WI-20250717-890</text:p>
          </table:table-cell>
          <table:table-cell office:value-type="string">
            <text:p>II-20250717-217</text:p>
          </table:table-cell>
          <table:table-cell office:value-type="string">
            <text:p>1047c7b4</text:p>
          </table:table-cell>
          <table:table-cell office:value-type="string">
            <text:p>PR-20250702-528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f19cf2b4</text:p>
          </table:table-cell>
          <table:table-cell office:value-type="string">
            <text:p>02.07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775279, 23.974704</text:p>
          </table:table-cell>
          <table:table-cell office:value-type="string">
            <text:p>1047c7b4</text:p>
          </table:table-cell>
          <table:table-cell office:value-type="string">
            <text:p>11:08</text:p>
          </table:table-cell>
          <table:table-cell office:value-type="string">
            <text:p>49.749375, 23.990170</text:p>
          </table:table-cell>
          <table:table-cell office:value-type="string">
            <text:p>5e5a5a51</text:p>
          </table:table-cell>
          <table:table-cell office:value-type="string">
            <text:p>11:32</text:p>
          </table:table-cell>
          <table:table-cell office:value-type="string">
            <text:p>WI-20250717-733</text:p>
          </table:table-cell>
          <table:table-cell office:value-type="string">
            <text:p>II-20250717-667</text:p>
          </table:table-cell>
          <table:table-cell office:value-type="string">
            <text:p>5e5a5a51</text:p>
          </table:table-cell>
          <table:table-cell office:value-type="string">
            <text:p>PR-20250514-986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b6ae3552</text:p>
          </table:table-cell>
          <table:table-cell office:value-type="string">
            <text:p>02.07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749362, 23.990166</text:p>
          </table:table-cell>
          <table:table-cell office:value-type="string">
            <text:p>5e5a5a51</text:p>
          </table:table-cell>
          <table:table-cell office:value-type="string">
            <text:p>11:32</text:p>
          </table:table-cell>
          <table:table-cell office:value-type="string">
            <text:p>49.749420, 23.990099</text:p>
          </table:table-cell>
          <table:table-cell office:value-type="string">
            <text:p>5e5a5a51</text:p>
          </table:table-cell>
          <table:table-cell office:value-type="string">
            <text:p>11:40</text:p>
          </table:table-cell>
          <table:table-cell office:value-type="string">
            <text:p>WI-20250717-232</text:p>
          </table:table-cell>
          <table:table-cell office:value-type="string">
            <text:p>II-20250717-566</text:p>
          </table:table-cell>
          <table:table-cell office:value-type="string">
            <text:p>5e5a5a51</text:p>
          </table:table-cell>
          <table:table-cell office:value-type="string">
            <text:p>PR-20250514-986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be75f09b</text:p>
          </table:table-cell>
          <table:table-cell office:value-type="string">
            <text:p>02.07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749397, 23.990127</text:p>
          </table:table-cell>
          <table:table-cell office:value-type="string">
            <text:p>5e5a5a51</text:p>
          </table:table-cell>
          <table:table-cell office:value-type="string">
            <text:p>11:40</text:p>
          </table:table-cell>
          <table:table-cell office:value-type="string">
            <text:p>49.788748, 23.943080</text:p>
          </table:table-cell>
          <table:table-cell office:value-type="string">
            <text:p>e0d19f1d</text:p>
          </table:table-cell>
          <table:table-cell office:value-type="string">
            <text:p>12:04</text:p>
          </table:table-cell>
          <table:table-cell office:value-type="string">
            <text:p>WI-20250717-873</text:p>
          </table:table-cell>
          <table:table-cell office:value-type="string">
            <text:p>II-20250717-335</text:p>
          </table:table-cell>
          <table:table-cell office:value-type="string">
            <text:p>5e5a5a51</text:p>
          </table:table-cell>
          <table:table-cell office:value-type="string">
            <text:p>PR-20250514-986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0a2496ae</text:p>
          </table:table-cell>
          <table:table-cell office:value-type="string">
            <text:p>02.07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788677, 23.943429</text:p>
          </table:table-cell>
          <table:table-cell office:value-type="string">
            <text:p>e4b53fe4</text:p>
          </table:table-cell>
          <table:table-cell office:value-type="string">
            <text:p>12:04</text:p>
          </table:table-cell>
          <table:table-cell office:value-type="string">
            <text:p>49.926296, 23.906281</text:p>
          </table:table-cell>
          <table:table-cell office:value-type="string">
            <text:p>556598b9</text:p>
          </table:table-cell>
          <table:table-cell office:value-type="string">
            <text:p>12:56</text:p>
          </table:table-cell>
          <table:table-cell office:value-type="string">
            <text:p>WI-20250717-722</text:p>
          </table:table-cell>
          <table:table-cell office:value-type="string">
            <text:p>II-20250717-394</text:p>
          </table:table-cell>
          <table:table-cell office:value-type="string">
            <text:p>556598b9</text:p>
          </table:table-cell>
          <table:table-cell office:value-type="string">
            <text:p>PR-20250319-274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6b8a0d77</text:p>
          </table:table-cell>
          <table:table-cell office:value-type="string">
            <text:p>02.07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926262, 23.906264</text:p>
          </table:table-cell>
          <table:table-cell office:value-type="string">
            <text:p>556598b9</text:p>
          </table:table-cell>
          <table:table-cell office:value-type="string">
            <text:p>12:56</text:p>
          </table:table-cell>
          <table:table-cell office:value-type="string">
            <text:p>49.925998, 23.906221</text:p>
          </table:table-cell>
          <table:table-cell office:value-type="string">
            <text:p>556598b9</text:p>
          </table:table-cell>
          <table:table-cell office:value-type="string">
            <text:p>18:01</text:p>
          </table:table-cell>
          <table:table-cell office:value-type="string">
            <text:p>WI-20250717-922</text:p>
          </table:table-cell>
          <table:table-cell office:value-type="string">
            <text:p>II-20250717-253</text:p>
          </table:table-cell>
          <table:table-cell office:value-type="string">
            <text:p>556598b9</text:p>
          </table:table-cell>
          <table:table-cell office:value-type="string">
            <text:p>PR-20250319-274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0ffc8a9e</text:p>
          </table:table-cell>
          <table:table-cell office:value-type="string">
            <text:p>02.07.25, 00:00</text:p>
          </table:table-cell>
          <table:table-cell office:value-type="float" office:value="58498703">
            <text:p>58498703</text:p>
          </table:table-cell>
          <table:table-cell office:value-type="string">
            <text:p>FALSE</text:p>
          </table:table-cell>
          <table:table-cell office:value-type="string">
            <text:p>49.789643, 24.055492</text:p>
          </table:table-cell>
          <table:table-cell office:value-type="string">
            <text:p>6c11d784</text:p>
          </table:table-cell>
          <table:table-cell office:value-type="string">
            <text:p>13:16</text:p>
          </table:table-cell>
          <table:table-cell office:value-type="string">
            <text:p>49.838911, 24.057204</text:p>
          </table:table-cell>
          <table:table-cell office:value-type="string">
            <text:p>6b90dd04</text:p>
          </table:table-cell>
          <table:table-cell office:value-type="string">
            <text:p>14:11</text:p>
          </table:table-cell>
          <table:table-cell office:value-type="string">
            <text:p>WI-20250717-267</text:p>
          </table:table-cell>
          <table:table-cell office:value-type="string">
            <text:p>II-20250717-402</text:p>
          </table:table-cell>
          <table:table-cell office:value-type="string">
            <text:p>6b90dd04</text:p>
          </table:table-cell>
          <table:table-cell office:value-type="string">
            <text:p>PR-20250701-436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1f9b7880</text:p>
          </table:table-cell>
          <table:table-cell office:value-type="string">
            <text:p>02.07.25, 00:00</text:p>
          </table:table-cell>
          <table:table-cell office:value-type="float" office:value="58498703">
            <text:p>58498703</text:p>
          </table:table-cell>
          <table:table-cell office:value-type="string">
            <text:p>FALSE</text:p>
          </table:table-cell>
          <table:table-cell office:value-type="string">
            <text:p>49.838920, 24.057214</text:p>
          </table:table-cell>
          <table:table-cell office:value-type="string">
            <text:p>6b90dd04</text:p>
          </table:table-cell>
          <table:table-cell office:value-type="string">
            <text:p>14:11</text:p>
          </table:table-cell>
          <table:table-cell office:value-type="string">
            <text:p>49.838936, 24.057199</text:p>
          </table:table-cell>
          <table:table-cell office:value-type="string">
            <text:p>6b90dd04</text:p>
          </table:table-cell>
          <table:table-cell office:value-type="string">
            <text:p>15:11</text:p>
          </table:table-cell>
          <table:table-cell office:value-type="string">
            <text:p>WI-20250717-425</text:p>
          </table:table-cell>
          <table:table-cell office:value-type="string">
            <text:p>II-20250717-200</text:p>
          </table:table-cell>
          <table:table-cell office:value-type="string">
            <text:p>6b90dd04</text:p>
          </table:table-cell>
          <table:table-cell office:value-type="string">
            <text:p>PR-20250701-436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a3cbafea</text:p>
          </table:table-cell>
          <table:table-cell office:value-type="string">
            <text:p>02.07.25, 00:00</text:p>
          </table:table-cell>
          <table:table-cell office:value-type="float" office:value="58498703">
            <text:p>58498703</text:p>
          </table:table-cell>
          <table:table-cell office:value-type="string">
            <text:p>FALSE</text:p>
          </table:table-cell>
          <table:table-cell office:value-type="string">
            <text:p>49.838941, 24.057197</text:p>
          </table:table-cell>
          <table:table-cell office:value-type="string">
            <text:p>6b90dd04</text:p>
          </table:table-cell>
          <table:table-cell office:value-type="string">
            <text:p>14:11</text:p>
          </table:table-cell>
          <table:table-cell office:value-type="string">
            <text:p>49.806, 24.03</text:p>
          </table:table-cell>
          <table:table-cell office:value-type="string">
            <text:p>6ce7e26d</text:p>
          </table:table-cell>
          <table:table-cell office:value-type="string">
            <text:p>15:05</text:p>
          </table:table-cell>
          <table:table-cell office:value-type="string">
            <text:p>WI-20250717-760</text:p>
          </table:table-cell>
          <table:table-cell office:value-type="string">
            <text:p>II-20250717-116</text:p>
          </table:table-cell>
          <table:table-cell office:value-type="string">
            <text:p>6b90dd04</text:p>
          </table:table-cell>
          <table:table-cell office:value-type="string">
            <text:p>PR-20250701-436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0e5df07a</text:p>
          </table:table-cell>
          <table:table-cell office:value-type="string">
            <text:p>02.07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925998, 23.906221</text:p>
          </table:table-cell>
          <table:table-cell office:value-type="string">
            <text:p>556598b9</text:p>
          </table:table-cell>
          <table:table-cell office:value-type="string">
            <text:p>18:01</text:p>
          </table:table-cell>
          <table:table-cell office:value-type="string">
            <text:p>49.781534, 24.055454</text:p>
          </table:table-cell>
          <table:table-cell office:value-type="string">
            <text:p>10c6f637</text:p>
          </table:table-cell>
          <table:table-cell office:value-type="string">
            <text:p>20:03</text:p>
          </table:table-cell>
          <table:table-cell office:value-type="string">
            <text:p>WI-20250717-208</text:p>
          </table:table-cell>
          <table:table-cell office:value-type="string">
            <text:p>II-20250717-116</text:p>
          </table:table-cell>
          <table:table-cell office:value-type="string">
            <text:p>556598b9</text:p>
          </table:table-cell>
          <table:table-cell office:value-type="string">
            <text:p>PR-20250319-274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f6f84ef7</text:p>
          </table:table-cell>
          <table:table-cell office:value-type="string">
            <text:p>03.07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789052, 23.943434</text:p>
          </table:table-cell>
          <table:table-cell office:value-type="string">
            <text:p>e4b53fe4</text:p>
          </table:table-cell>
          <table:table-cell office:value-type="string">
            <text:p>09:22</text:p>
          </table:table-cell>
          <table:table-cell office:value-type="string">
            <text:p>49.775328, 23.974777</text:p>
          </table:table-cell>
          <table:table-cell office:value-type="string">
            <text:p>1047c7b4</text:p>
          </table:table-cell>
          <table:table-cell office:value-type="string">
            <text:p>10:37</text:p>
          </table:table-cell>
          <table:table-cell office:value-type="string">
            <text:p>WI-20250717-114</text:p>
          </table:table-cell>
          <table:table-cell office:value-type="string">
            <text:p>II-20250717-866</text:p>
          </table:table-cell>
          <table:table-cell office:value-type="string">
            <text:p>1047c7b4</text:p>
          </table:table-cell>
          <table:table-cell office:value-type="string">
            <text:p>PR-20250702-528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c05a3fa7</text:p>
          </table:table-cell>
          <table:table-cell office:value-type="string">
            <text:p>03.07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775402, 23.974852</text:p>
          </table:table-cell>
          <table:table-cell office:value-type="string">
            <text:p>1047c7b4</text:p>
          </table:table-cell>
          <table:table-cell office:value-type="string">
            <text:p>10:37</text:p>
          </table:table-cell>
          <table:table-cell office:value-type="string">
            <text:p>49.775212, 23.974662</text:p>
          </table:table-cell>
          <table:table-cell office:value-type="string">
            <text:p>1047c7b4</text:p>
          </table:table-cell>
          <table:table-cell office:value-type="string">
            <text:p>10:51</text:p>
          </table:table-cell>
          <table:table-cell office:value-type="string">
            <text:p>WI-20250717-454</text:p>
          </table:table-cell>
          <table:table-cell office:value-type="string">
            <text:p>II-20250717-814</text:p>
          </table:table-cell>
          <table:table-cell office:value-type="string">
            <text:p>1047c7b4</text:p>
          </table:table-cell>
          <table:table-cell office:value-type="string">
            <text:p>PR-20250702-528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086ca9eb</text:p>
          </table:table-cell>
          <table:table-cell office:value-type="string">
            <text:p>03.07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775382, 23.974584</text:p>
          </table:table-cell>
          <table:table-cell office:value-type="string">
            <text:p>1047c7b4</text:p>
          </table:table-cell>
          <table:table-cell office:value-type="string">
            <text:p>10:51</text:p>
          </table:table-cell>
          <table:table-cell office:value-type="string">
            <text:p>49.759550, 24.161994</text:p>
          </table:table-cell>
          <table:table-cell office:value-type="string">
            <text:p>e2529e4a</text:p>
          </table:table-cell>
          <table:table-cell office:value-type="string">
            <text:p>11:27</text:p>
          </table:table-cell>
          <table:table-cell office:value-type="string">
            <text:p>WI-20250717-772</text:p>
          </table:table-cell>
          <table:table-cell office:value-type="string">
            <text:p>II-20250717-811</text:p>
          </table:table-cell>
          <table:table-cell office:value-type="string">
            <text:p>e2529e4a</text:p>
          </table:table-cell>
          <table:table-cell office:value-type="string">
            <text:p>PR-20250612-752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249acf98</text:p>
          </table:table-cell>
          <table:table-cell office:value-type="string">
            <text:p>03.07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759550, 24.161994</text:p>
          </table:table-cell>
          <table:table-cell office:value-type="string">
            <text:p>e2529e4a</text:p>
          </table:table-cell>
          <table:table-cell office:value-type="string">
            <text:p>11:27</text:p>
          </table:table-cell>
          <table:table-cell office:value-type="string">
            <text:p>49.759501, 24.161853</text:p>
          </table:table-cell>
          <table:table-cell office:value-type="string">
            <text:p>e2529e4a</text:p>
          </table:table-cell>
          <table:table-cell office:value-type="string">
            <text:p>17:44</text:p>
          </table:table-cell>
          <table:table-cell office:value-type="string">
            <text:p>WI-20250717-501</text:p>
          </table:table-cell>
          <table:table-cell office:value-type="string">
            <text:p>II-20250717-262</text:p>
          </table:table-cell>
          <table:table-cell office:value-type="string">
            <text:p>e2529e4a</text:p>
          </table:table-cell>
          <table:table-cell office:value-type="string">
            <text:p>PR-20250612-752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c569a755</text:p>
          </table:table-cell>
          <table:table-cell office:value-type="string">
            <text:p>03.07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759505, 24.161851</text:p>
          </table:table-cell>
          <table:table-cell office:value-type="string">
            <text:p>e2529e4a</text:p>
          </table:table-cell>
          <table:table-cell office:value-type="string">
            <text:p>17:44</text:p>
          </table:table-cell>
          <table:table-cell office:value-type="string">
            <text:p>49.781522, 24.055445</text:p>
          </table:table-cell>
          <table:table-cell office:value-type="string">
            <text:p>10c6f637</text:p>
          </table:table-cell>
          <table:table-cell office:value-type="string">
            <text:p>18:51</text:p>
          </table:table-cell>
          <table:table-cell office:value-type="string">
            <text:p>WI-20250717-922</text:p>
          </table:table-cell>
          <table:table-cell office:value-type="string">
            <text:p>II-20250717-543</text:p>
          </table:table-cell>
          <table:table-cell office:value-type="string">
            <text:p>e2529e4a</text:p>
          </table:table-cell>
          <table:table-cell office:value-type="string">
            <text:p>PR-20250612-752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2e1be208</text:p>
          </table:table-cell>
          <table:table-cell office:value-type="string">
            <text:p>04.07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788781, 23.943239</text:p>
          </table:table-cell>
          <table:table-cell office:value-type="string">
            <text:p>e4b53fe4</text:p>
          </table:table-cell>
          <table:table-cell office:value-type="string">
            <text:p>09:49</text:p>
          </table:table-cell>
          <table:table-cell office:value-type="string">
            <text:p>49.751739, 23.943273</text:p>
          </table:table-cell>
          <table:table-cell office:value-type="string">
            <text:p>9074616b</text:p>
          </table:table-cell>
          <table:table-cell office:value-type="string">
            <text:p>10:20</text:p>
          </table:table-cell>
          <table:table-cell office:value-type="string">
            <text:p>WI-20250717-551</text:p>
          </table:table-cell>
          <table:table-cell office:value-type="string">
            <text:p>II-20250717-867</text:p>
          </table:table-cell>
          <table:table-cell office:value-type="string">
            <text:p>9074616b</text:p>
          </table:table-cell>
          <table:table-cell office:value-type="string">
            <text:p>PR-20250704-170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811dda1f</text:p>
          </table:table-cell>
          <table:table-cell office:value-type="string">
            <text:p>04.07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751532, 23.943201</text:p>
          </table:table-cell>
          <table:table-cell office:value-type="string">
            <text:p>9074616b</text:p>
          </table:table-cell>
          <table:table-cell office:value-type="string">
            <text:p>10:20</text:p>
          </table:table-cell>
          <table:table-cell office:value-type="string">
            <text:p>49.751009, 23.942955</text:p>
          </table:table-cell>
          <table:table-cell office:value-type="string">
            <text:p>9074616b</text:p>
          </table:table-cell>
          <table:table-cell office:value-type="string">
            <text:p>10:34</text:p>
          </table:table-cell>
          <table:table-cell office:value-type="string">
            <text:p>WI-20250717-358</text:p>
          </table:table-cell>
          <table:table-cell office:value-type="string">
            <text:p>II-20250717-760</text:p>
          </table:table-cell>
          <table:table-cell office:value-type="string">
            <text:p>9074616b</text:p>
          </table:table-cell>
          <table:table-cell office:value-type="string">
            <text:p>PR-20250704-170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3e2bacf2</text:p>
          </table:table-cell>
          <table:table-cell office:value-type="string">
            <text:p>04.07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751009, 23.942955</text:p>
          </table:table-cell>
          <table:table-cell office:value-type="string">
            <text:p>9074616b</text:p>
          </table:table-cell>
          <table:table-cell office:value-type="string">
            <text:p>10:34</text:p>
          </table:table-cell>
          <table:table-cell office:value-type="string">
            <text:p>49.759379, 24.161946</text:p>
          </table:table-cell>
          <table:table-cell office:value-type="string">
            <text:p>e2529e4a</text:p>
          </table:table-cell>
          <table:table-cell office:value-type="string">
            <text:p>11:51</text:p>
          </table:table-cell>
          <table:table-cell office:value-type="string">
            <text:p>WI-20250717-457</text:p>
          </table:table-cell>
          <table:table-cell office:value-type="string">
            <text:p>II-20250717-791</text:p>
          </table:table-cell>
          <table:table-cell office:value-type="string">
            <text:p>e2529e4a</text:p>
          </table:table-cell>
          <table:table-cell office:value-type="string">
            <text:p>PR-20250612-752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ae7457fc</text:p>
          </table:table-cell>
          <table:table-cell office:value-type="string">
            <text:p>04.07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759491, 24.161901</text:p>
          </table:table-cell>
          <table:table-cell office:value-type="string">
            <text:p>e2529e4a</text:p>
          </table:table-cell>
          <table:table-cell office:value-type="string">
            <text:p>11:51</text:p>
          </table:table-cell>
          <table:table-cell office:value-type="string">
            <text:p>49.759466, 24.161942</text:p>
          </table:table-cell>
          <table:table-cell office:value-type="string">
            <text:p>e2529e4a</text:p>
          </table:table-cell>
          <table:table-cell office:value-type="string">
            <text:p>17:34</text:p>
          </table:table-cell>
          <table:table-cell office:value-type="string">
            <text:p>WI-20250717-113</text:p>
          </table:table-cell>
          <table:table-cell office:value-type="string">
            <text:p>II-20250717-526</text:p>
          </table:table-cell>
          <table:table-cell office:value-type="string">
            <text:p>e2529e4a</text:p>
          </table:table-cell>
          <table:table-cell office:value-type="string">
            <text:p>PR-20250612-752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float" office:value="62006296">
            <text:p>62006296</text:p>
          </table:table-cell>
          <table:table-cell office:value-type="string">
            <text:p>04.07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759466, 24.161942</text:p>
          </table:table-cell>
          <table:table-cell office:value-type="string">
            <text:p>e2529e4a</text:p>
          </table:table-cell>
          <table:table-cell office:value-type="string">
            <text:p>17:34</text:p>
          </table:table-cell>
          <table:table-cell office:value-type="string">
            <text:p>49.781584, 24.055213</text:p>
          </table:table-cell>
          <table:table-cell office:value-type="string">
            <text:p>10c6f637</text:p>
          </table:table-cell>
          <table:table-cell office:value-type="string">
            <text:p>19:21</text:p>
          </table:table-cell>
          <table:table-cell office:value-type="string">
            <text:p>WI-20250717-795</text:p>
          </table:table-cell>
          <table:table-cell office:value-type="string">
            <text:p>II-20250717-741</text:p>
          </table:table-cell>
          <table:table-cell office:value-type="string">
            <text:p>e2529e4a</text:p>
          </table:table-cell>
          <table:table-cell office:value-type="string">
            <text:p>PR-20250612-752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630be4c7</text:p>
          </table:table-cell>
          <table:table-cell office:value-type="string">
            <text:p>07.07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759497, 24.161931</text:p>
          </table:table-cell>
          <table:table-cell office:value-type="string">
            <text:p>e4b53fe4</text:p>
          </table:table-cell>
          <table:table-cell office:value-type="string">
            <text:p>09:08</text:p>
          </table:table-cell>
          <table:table-cell office:value-type="string">
            <text:p>49.759498, 24.161952</text:p>
          </table:table-cell>
          <table:table-cell office:value-type="string">
            <text:p>e2529e4a</text:p>
          </table:table-cell>
          <table:table-cell office:value-type="string">
            <text:p>10:02</text:p>
          </table:table-cell>
          <table:table-cell office:value-type="string">
            <text:p>WI-20250717-744</text:p>
          </table:table-cell>
          <table:table-cell office:value-type="string">
            <text:p>II-20250717-534</text:p>
          </table:table-cell>
          <table:table-cell office:value-type="string">
            <text:p>e2529e4a</text:p>
          </table:table-cell>
          <table:table-cell office:value-type="string">
            <text:p>PR-20250612-752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e27c43dc</text:p>
          </table:table-cell>
          <table:table-cell office:value-type="string">
            <text:p>07.07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759500, 24.161939</text:p>
          </table:table-cell>
          <table:table-cell office:value-type="string">
            <text:p>e2529e4a</text:p>
          </table:table-cell>
          <table:table-cell office:value-type="string">
            <text:p>10:02</text:p>
          </table:table-cell>
          <table:table-cell office:value-type="string">
            <text:p>49.759495, 24.161970</text:p>
          </table:table-cell>
          <table:table-cell office:value-type="string">
            <text:p>e2529e4a</text:p>
          </table:table-cell>
          <table:table-cell office:value-type="string">
            <text:p>17:47</text:p>
          </table:table-cell>
          <table:table-cell office:value-type="string">
            <text:p>WI-20250717-275</text:p>
          </table:table-cell>
          <table:table-cell office:value-type="string">
            <text:p>II-20250717-312</text:p>
          </table:table-cell>
          <table:table-cell office:value-type="string">
            <text:p>e2529e4a</text:p>
          </table:table-cell>
          <table:table-cell office:value-type="string">
            <text:p>PR-20250612-752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32c65854</text:p>
          </table:table-cell>
          <table:table-cell office:value-type="string">
            <text:p>07.07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759488, 24.161917</text:p>
          </table:table-cell>
          <table:table-cell office:value-type="string">
            <text:p>e2529e4a</text:p>
          </table:table-cell>
          <table:table-cell office:value-type="string">
            <text:p>17:47</text:p>
          </table:table-cell>
          <table:table-cell office:value-type="string">
            <text:p>49.781537, 24.055461</text:p>
          </table:table-cell>
          <table:table-cell office:value-type="string">
            <text:p>10c6f637</text:p>
          </table:table-cell>
          <table:table-cell office:value-type="string">
            <text:p>19:12</text:p>
          </table:table-cell>
          <table:table-cell office:value-type="string">
            <text:p>WI-20250717-791</text:p>
          </table:table-cell>
          <table:table-cell office:value-type="string">
            <text:p>II-20250717-965</text:p>
          </table:table-cell>
          <table:table-cell office:value-type="string">
            <text:p>e2529e4a</text:p>
          </table:table-cell>
          <table:table-cell office:value-type="string">
            <text:p>PR-20250612-752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a42e0ab3</text:p>
          </table:table-cell>
          <table:table-cell office:value-type="string">
            <text:p>08.07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788736, 23.943329</text:p>
          </table:table-cell>
          <table:table-cell office:value-type="string">
            <text:p>e4b53fe4</text:p>
          </table:table-cell>
          <table:table-cell office:value-type="string">
            <text:p>09:27</text:p>
          </table:table-cell>
          <table:table-cell office:value-type="string">
            <text:p>49.759567, 24.161872</text:p>
          </table:table-cell>
          <table:table-cell office:value-type="string">
            <text:p>e2529e4a</text:p>
          </table:table-cell>
          <table:table-cell office:value-type="string">
            <text:p>10:22</text:p>
          </table:table-cell>
          <table:table-cell office:value-type="string">
            <text:p>WI-20250717-984</text:p>
          </table:table-cell>
          <table:table-cell office:value-type="string">
            <text:p>II-20250717-535</text:p>
          </table:table-cell>
          <table:table-cell office:value-type="string">
            <text:p>e2529e4a</text:p>
          </table:table-cell>
          <table:table-cell office:value-type="string">
            <text:p>PR-20250612-752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float" office:value="67406350">
            <text:p>67406350</text:p>
          </table:table-cell>
          <table:table-cell office:value-type="string">
            <text:p>08.07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759551, 24.161909</text:p>
          </table:table-cell>
          <table:table-cell office:value-type="string">
            <text:p>e2529e4a</text:p>
          </table:table-cell>
          <table:table-cell office:value-type="string">
            <text:p>10:22</text:p>
          </table:table-cell>
          <table:table-cell office:value-type="string">
            <text:p>49.759380, 24.161969</text:p>
          </table:table-cell>
          <table:table-cell office:value-type="string">
            <text:p>e2529e4a</text:p>
          </table:table-cell>
          <table:table-cell office:value-type="string">
            <text:p>18:04</text:p>
          </table:table-cell>
          <table:table-cell office:value-type="string">
            <text:p>WI-20250717-972</text:p>
          </table:table-cell>
          <table:table-cell office:value-type="string">
            <text:p>II-20250717-651</text:p>
          </table:table-cell>
          <table:table-cell office:value-type="string">
            <text:p>e2529e4a</text:p>
          </table:table-cell>
          <table:table-cell office:value-type="string">
            <text:p>PR-20250612-752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9d3929c4</text:p>
          </table:table-cell>
          <table:table-cell office:value-type="string">
            <text:p>08.07.25, 00:00</text:p>
          </table:table-cell>
          <table:table-cell office:value-type="float" office:value="58498703">
            <text:p>58498703</text:p>
          </table:table-cell>
          <table:table-cell office:value-type="string">
            <text:p>FALSE</text:p>
          </table:table-cell>
          <table:table-cell office:value-type="string">
            <text:p>49.892077, 23.950438</text:p>
          </table:table-cell>
          <table:table-cell office:value-type="string">
            <text:p>e4b53fee</text:p>
          </table:table-cell>
          <table:table-cell office:value-type="string">
            <text:p>15:14</text:p>
          </table:table-cell>
          <table:table-cell office:value-type="string">
            <text:p>49.891418, 23.951295</text:p>
          </table:table-cell>
          <table:table-cell office:value-type="string">
            <text:p>e4b53fee</text:p>
          </table:table-cell>
          <table:table-cell office:value-type="string">
            <text:p>16:13</text:p>
          </table:table-cell>
          <table:table-cell office:value-type="string">
            <text:p>WI-20250717-221</text:p>
          </table:table-cell>
          <table:table-cell office:value-type="string">
            <text:p>II-20250717-720</text:p>
          </table:table-cell>
          <table:table-cell office:value-type="string">
            <text:p>e4b53fee</text:p>
          </table:table-cell>
          <table:table-cell office:value-type="string">
            <text:p>PR-20250425-769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b824ade9</text:p>
          </table:table-cell>
          <table:table-cell office:value-type="string">
            <text:p>08.07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759380, 24.161969</text:p>
          </table:table-cell>
          <table:table-cell office:value-type="string">
            <text:p>e2529e4a</text:p>
          </table:table-cell>
          <table:table-cell office:value-type="string">
            <text:p>18:04</text:p>
          </table:table-cell>
          <table:table-cell office:value-type="string">
            <text:p>49.781471, 24.055381</text:p>
          </table:table-cell>
          <table:table-cell office:value-type="string">
            <text:p>10c6f637</text:p>
          </table:table-cell>
          <table:table-cell office:value-type="string">
            <text:p>19:03</text:p>
          </table:table-cell>
          <table:table-cell office:value-type="string">
            <text:p>WI-20250717-184</text:p>
          </table:table-cell>
          <table:table-cell office:value-type="string">
            <text:p>II-20250717-319</text:p>
          </table:table-cell>
          <table:table-cell office:value-type="string">
            <text:p>e2529e4a</text:p>
          </table:table-cell>
          <table:table-cell office:value-type="string">
            <text:p>PR-20250612-752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5dcb8a0c</text:p>
          </table:table-cell>
          <table:table-cell office:value-type="string">
            <text:p>09.07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788973, 23.943564</text:p>
          </table:table-cell>
          <table:table-cell office:value-type="string">
            <text:p>e4b53fe4</text:p>
          </table:table-cell>
          <table:table-cell office:value-type="string">
            <text:p>09:24</text:p>
          </table:table-cell>
          <table:table-cell office:value-type="string">
            <text:p>49.759512, 24.161842</text:p>
          </table:table-cell>
          <table:table-cell office:value-type="string">
            <text:p>e2529e4a</text:p>
          </table:table-cell>
          <table:table-cell office:value-type="string">
            <text:p>09:58</text:p>
          </table:table-cell>
          <table:table-cell office:value-type="string">
            <text:p>WI-20250717-348</text:p>
          </table:table-cell>
          <table:table-cell office:value-type="string">
            <text:p>II-20250717-468</text:p>
          </table:table-cell>
          <table:table-cell office:value-type="string">
            <text:p>e2529e4a</text:p>
          </table:table-cell>
          <table:table-cell office:value-type="string">
            <text:p>PR-20250612-752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ed242c97</text:p>
          </table:table-cell>
          <table:table-cell office:value-type="string">
            <text:p>09.07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759533, 24.161850</text:p>
          </table:table-cell>
          <table:table-cell office:value-type="string">
            <text:p>e2529e4a</text:p>
          </table:table-cell>
          <table:table-cell office:value-type="string">
            <text:p>09:58</text:p>
          </table:table-cell>
          <table:table-cell office:value-type="string">
            <text:p>49.758998, 24.162064</text:p>
          </table:table-cell>
          <table:table-cell office:value-type="string">
            <text:p>e2529e4a</text:p>
          </table:table-cell>
          <table:table-cell office:value-type="string">
            <text:p>17:36</text:p>
          </table:table-cell>
          <table:table-cell office:value-type="string">
            <text:p>WI-20250717-259</text:p>
          </table:table-cell>
          <table:table-cell office:value-type="string">
            <text:p>II-20250717-707</text:p>
          </table:table-cell>
          <table:table-cell office:value-type="string">
            <text:p>e2529e4a</text:p>
          </table:table-cell>
          <table:table-cell office:value-type="string">
            <text:p>PR-20250612-752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17af5298</text:p>
          </table:table-cell>
          <table:table-cell office:value-type="string">
            <text:p>09.07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759425, 24.161821</text:p>
          </table:table-cell>
          <table:table-cell office:value-type="string">
            <text:p>e2529e4a</text:p>
          </table:table-cell>
          <table:table-cell office:value-type="string">
            <text:p>17:36</text:p>
          </table:table-cell>
          <table:table-cell office:value-type="string">
            <text:p>49.79, 24.055</text:p>
          </table:table-cell>
          <table:table-cell office:value-type="string">
            <text:p>10c6f637</text:p>
          </table:table-cell>
          <table:table-cell office:value-type="string">
            <text:p>18:15</text:p>
          </table:table-cell>
          <table:table-cell office:value-type="string">
            <text:p>WI-20250717-380</text:p>
          </table:table-cell>
          <table:table-cell office:value-type="string">
            <text:p>II-20250717-645</text:p>
          </table:table-cell>
          <table:table-cell office:value-type="string">
            <text:p>e2529e4a</text:p>
          </table:table-cell>
          <table:table-cell office:value-type="string">
            <text:p>PR-20250612-752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4fdbb9a6</text:p>
          </table:table-cell>
          <table:table-cell office:value-type="string">
            <text:p>11.07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789057, 23.943411</text:p>
          </table:table-cell>
          <table:table-cell office:value-type="string">
            <text:p>e4b53fe4</text:p>
          </table:table-cell>
          <table:table-cell office:value-type="string">
            <text:p>09:23</text:p>
          </table:table-cell>
          <table:table-cell office:value-type="string">
            <text:p>49.907861, 23.967741</text:p>
          </table:table-cell>
          <table:table-cell office:value-type="string">
            <text:p>0e2c64db</text:p>
          </table:table-cell>
          <table:table-cell office:value-type="string">
            <text:p>10:20</text:p>
          </table:table-cell>
          <table:table-cell office:value-type="string">
            <text:p>WI-20250717-750</text:p>
          </table:table-cell>
          <table:table-cell office:value-type="string">
            <text:p>II-20250717-329</text:p>
          </table:table-cell>
          <table:table-cell office:value-type="string">
            <text:p>0e2c64db</text:p>
          </table:table-cell>
          <table:table-cell office:value-type="string">
            <text:p>PR-20250424-479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f00740ef</text:p>
          </table:table-cell>
          <table:table-cell office:value-type="string">
            <text:p>11.07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907728, 23.967686</text:p>
          </table:table-cell>
          <table:table-cell office:value-type="string">
            <text:p>0e2c64db</text:p>
          </table:table-cell>
          <table:table-cell office:value-type="string">
            <text:p>12:24</text:p>
          </table:table-cell>
          <table:table-cell office:value-type="string">
            <text:p>49.907813, 23.967044</text:p>
          </table:table-cell>
          <table:table-cell office:value-type="string">
            <text:p>0e2c64db</text:p>
          </table:table-cell>
          <table:table-cell office:value-type="string">
            <text:p>13:59</text:p>
          </table:table-cell>
          <table:table-cell office:value-type="string">
            <text:p>WI-20250717-827</text:p>
          </table:table-cell>
          <table:table-cell office:value-type="string">
            <text:p>II-20250717-756</text:p>
          </table:table-cell>
          <table:table-cell office:value-type="string">
            <text:p>0e2c64db</text:p>
          </table:table-cell>
          <table:table-cell office:value-type="string">
            <text:p>PR-20250424-479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abeb9439</text:p>
          </table:table-cell>
          <table:table-cell office:value-type="string">
            <text:p>11.07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907709, 23.966946</text:p>
          </table:table-cell>
          <table:table-cell office:value-type="string">
            <text:p>0e2c64db</text:p>
          </table:table-cell>
          <table:table-cell office:value-type="string">
            <text:p>13:59</text:p>
          </table:table-cell>
          <table:table-cell office:value-type="string">
            <text:p>49.830952, 24.037935</text:p>
          </table:table-cell>
          <table:table-cell office:value-type="string">
            <text:p>5bb079d0</text:p>
          </table:table-cell>
          <table:table-cell office:value-type="string">
            <text:p>14:33</text:p>
          </table:table-cell>
          <table:table-cell office:value-type="string">
            <text:p>WI-20250717-762</text:p>
          </table:table-cell>
          <table:table-cell office:value-type="string">
            <text:p>II-20250717-717</text:p>
          </table:table-cell>
          <table:table-cell office:value-type="string">
            <text:p>5bb079d0</text:p>
          </table:table-cell>
          <table:table-cell office:value-type="string">
            <text:p>PR-20250618-179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27a2a4f2</text:p>
          </table:table-cell>
          <table:table-cell office:value-type="string">
            <text:p>11.07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830967, 24.037830</text:p>
          </table:table-cell>
          <table:table-cell office:value-type="string">
            <text:p>5bb079d0</text:p>
          </table:table-cell>
          <table:table-cell office:value-type="string">
            <text:p>14:34</text:p>
          </table:table-cell>
          <table:table-cell office:value-type="string">
            <text:p>49.830888, 24.037787</text:p>
          </table:table-cell>
          <table:table-cell office:value-type="string">
            <text:p>5bb079d0</text:p>
          </table:table-cell>
          <table:table-cell office:value-type="string">
            <text:p>15:04</text:p>
          </table:table-cell>
          <table:table-cell office:value-type="string">
            <text:p>WI-20250717-361</text:p>
          </table:table-cell>
          <table:table-cell office:value-type="string">
            <text:p>II-20250717-867</text:p>
          </table:table-cell>
          <table:table-cell office:value-type="string">
            <text:p>5bb079d0</text:p>
          </table:table-cell>
          <table:table-cell office:value-type="string">
            <text:p>PR-20250618-179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b4cd4e80</text:p>
          </table:table-cell>
          <table:table-cell office:value-type="string">
            <text:p>11.07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830888, 24.037787</text:p>
          </table:table-cell>
          <table:table-cell office:value-type="string">
            <text:p>5bb079d0</text:p>
          </table:table-cell>
          <table:table-cell office:value-type="string">
            <text:p>15:04</text:p>
          </table:table-cell>
          <table:table-cell office:value-type="string">
            <text:p>49.815821, 23.847617</text:p>
          </table:table-cell>
          <table:table-cell office:value-type="string">
            <text:p>fb4f84eb</text:p>
          </table:table-cell>
          <table:table-cell office:value-type="string">
            <text:p>16:27</text:p>
          </table:table-cell>
          <table:table-cell office:value-type="string">
            <text:p>WI-20250717-104</text:p>
          </table:table-cell>
          <table:table-cell office:value-type="string">
            <text:p>II-20250717-395</text:p>
          </table:table-cell>
          <table:table-cell office:value-type="string">
            <text:p>fb4f84eb</text:p>
          </table:table-cell>
          <table:table-cell office:value-type="string">
            <text:p>PR-20251116-180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5fcc6112</text:p>
          </table:table-cell>
          <table:table-cell office:value-type="string">
            <text:p>11.07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815912, 23.847675</text:p>
          </table:table-cell>
          <table:table-cell office:value-type="string">
            <text:p>fb4f84eb</text:p>
          </table:table-cell>
          <table:table-cell office:value-type="string">
            <text:p>16:29</text:p>
          </table:table-cell>
          <table:table-cell office:value-type="string">
            <text:p>49.815914, 23.847621</text:p>
          </table:table-cell>
          <table:table-cell office:value-type="string">
            <text:p>fb4f84eb</text:p>
          </table:table-cell>
          <table:table-cell office:value-type="string">
            <text:p>18:00</text:p>
          </table:table-cell>
          <table:table-cell office:value-type="string">
            <text:p>WI-20250717-679</text:p>
          </table:table-cell>
          <table:table-cell office:value-type="string">
            <text:p>II-20250717-389</text:p>
          </table:table-cell>
          <table:table-cell office:value-type="string">
            <text:p>fb4f84eb</text:p>
          </table:table-cell>
          <table:table-cell office:value-type="string">
            <text:p>PR-20251116-180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896d5169</text:p>
          </table:table-cell>
          <table:table-cell office:value-type="string">
            <text:p>11.07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815913, 23.847618</text:p>
          </table:table-cell>
          <table:table-cell office:value-type="string">
            <text:p>fb4f84eb</text:p>
          </table:table-cell>
          <table:table-cell office:value-type="string">
            <text:p>18:01</text:p>
          </table:table-cell>
          <table:table-cell office:value-type="string">
            <text:p>49.781478, 24.055406</text:p>
          </table:table-cell>
          <table:table-cell office:value-type="string">
            <text:p>10c6f637</text:p>
          </table:table-cell>
          <table:table-cell office:value-type="string">
            <text:p>20:13</text:p>
          </table:table-cell>
          <table:table-cell office:value-type="string">
            <text:p>WI-20250717-413</text:p>
          </table:table-cell>
          <table:table-cell office:value-type="string">
            <text:p>II-20250717-559</text:p>
          </table:table-cell>
          <table:table-cell office:value-type="string">
            <text:p>fb4f84eb</text:p>
          </table:table-cell>
          <table:table-cell office:value-type="string">
            <text:p>PR-20251116-180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36847da8</text:p>
          </table:table-cell>
          <table:table-cell office:value-type="string">
            <text:p>14.07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788955, 23.943461</text:p>
          </table:table-cell>
          <table:table-cell office:value-type="string">
            <text:p>e4b53fe4</text:p>
          </table:table-cell>
          <table:table-cell office:value-type="string">
            <text:p>09:23</text:p>
          </table:table-cell>
          <table:table-cell office:value-type="string">
            <text:p>49.907909, 23.964674</text:p>
          </table:table-cell>
          <table:table-cell office:value-type="string">
            <text:p>5e0b997d</text:p>
          </table:table-cell>
          <table:table-cell office:value-type="string">
            <text:p>10:08</text:p>
          </table:table-cell>
          <table:table-cell office:value-type="string">
            <text:p>WI-20250721-636</text:p>
          </table:table-cell>
          <table:table-cell office:value-type="string">
            <text:p>II-20250721-369</text:p>
          </table:table-cell>
          <table:table-cell office:value-type="string">
            <text:p>5e0b997d</text:p>
          </table:table-cell>
          <table:table-cell office:value-type="string">
            <text:p>PR-20250619-535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51dc196b</text:p>
          </table:table-cell>
          <table:table-cell office:value-type="string">
            <text:p>14.07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907788, 23.964733</text:p>
          </table:table-cell>
          <table:table-cell office:value-type="string">
            <text:p>5e0b997d</text:p>
          </table:table-cell>
          <table:table-cell office:value-type="string">
            <text:p>10:08</text:p>
          </table:table-cell>
          <table:table-cell office:value-type="string">
            <text:p>49.908181, 23.964395</text:p>
          </table:table-cell>
          <table:table-cell office:value-type="string">
            <text:p>5e0b997d</text:p>
          </table:table-cell>
          <table:table-cell office:value-type="string">
            <text:p>18:02</text:p>
          </table:table-cell>
          <table:table-cell office:value-type="string">
            <text:p>WI-20250721-126</text:p>
          </table:table-cell>
          <table:table-cell office:value-type="string">
            <text:p>II-20250721-932</text:p>
          </table:table-cell>
          <table:table-cell office:value-type="string">
            <text:p>5e0b997d</text:p>
          </table:table-cell>
          <table:table-cell office:value-type="string">
            <text:p>PR-20250619-535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c87cb04a</text:p>
          </table:table-cell>
          <table:table-cell office:value-type="string">
            <text:p>14.07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908031, 23.964546</text:p>
          </table:table-cell>
          <table:table-cell office:value-type="string">
            <text:p>5e0b997d</text:p>
          </table:table-cell>
          <table:table-cell office:value-type="string">
            <text:p>18:03</text:p>
          </table:table-cell>
          <table:table-cell office:value-type="string">
            <text:p>49.789, 23.943</text:p>
          </table:table-cell>
          <table:table-cell office:value-type="string">
            <text:p>1fb65589</text:p>
          </table:table-cell>
          <table:table-cell office:value-type="string">
            <text:p>18:39</text:p>
          </table:table-cell>
          <table:table-cell office:value-type="string">
            <text:p>WI-20250721-597</text:p>
          </table:table-cell>
          <table:table-cell office:value-type="string">
            <text:p>II-20250721-678</text:p>
          </table:table-cell>
          <table:table-cell office:value-type="string">
            <text:p>5e0b997d</text:p>
          </table:table-cell>
          <table:table-cell office:value-type="string">
            <text:p>PR-20250619-535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5e3c6923</text:p>
          </table:table-cell>
          <table:table-cell office:value-type="string">
            <text:p>15.07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788997, 23.943402</text:p>
          </table:table-cell>
          <table:table-cell office:value-type="string">
            <text:p>e4b53fe4</text:p>
          </table:table-cell>
          <table:table-cell office:value-type="string">
            <text:p>09:43</text:p>
          </table:table-cell>
          <table:table-cell office:value-type="string">
            <text:p>49.759577, 24.161988</text:p>
          </table:table-cell>
          <table:table-cell office:value-type="string">
            <text:p>e2529e4a</text:p>
          </table:table-cell>
          <table:table-cell office:value-type="string">
            <text:p>10:35</text:p>
          </table:table-cell>
          <table:table-cell office:value-type="string">
            <text:p>WI-20250721-733</text:p>
          </table:table-cell>
          <table:table-cell office:value-type="string">
            <text:p>II-20250721-699</text:p>
          </table:table-cell>
          <table:table-cell office:value-type="string">
            <text:p>e2529e4a</text:p>
          </table:table-cell>
          <table:table-cell office:value-type="string">
            <text:p>PR-20250612-752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6feda8db</text:p>
          </table:table-cell>
          <table:table-cell office:value-type="string">
            <text:p>15.07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759520, 24.161911</text:p>
          </table:table-cell>
          <table:table-cell office:value-type="string">
            <text:p>e2529e4a</text:p>
          </table:table-cell>
          <table:table-cell office:value-type="string">
            <text:p>10:35</text:p>
          </table:table-cell>
          <table:table-cell office:value-type="string">
            <text:p>49.759497, 24.161893</text:p>
          </table:table-cell>
          <table:table-cell office:value-type="string">
            <text:p>e2529e4a</text:p>
          </table:table-cell>
          <table:table-cell office:value-type="string">
            <text:p>17:58</text:p>
          </table:table-cell>
          <table:table-cell office:value-type="string">
            <text:p>WI-20250721-331</text:p>
          </table:table-cell>
          <table:table-cell office:value-type="string">
            <text:p>II-20250721-837</text:p>
          </table:table-cell>
          <table:table-cell office:value-type="string">
            <text:p>e2529e4a</text:p>
          </table:table-cell>
          <table:table-cell office:value-type="string">
            <text:p>PR-20250612-752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9a2ce569</text:p>
          </table:table-cell>
          <table:table-cell office:value-type="string">
            <text:p>15.07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759526, 24.161906</text:p>
          </table:table-cell>
          <table:table-cell office:value-type="string">
            <text:p>e2529e4a</text:p>
          </table:table-cell>
          <table:table-cell office:value-type="string">
            <text:p>17:58</text:p>
          </table:table-cell>
          <table:table-cell office:value-type="string">
            <text:p>49.759520, 24.161897</text:p>
          </table:table-cell>
          <table:table-cell office:value-type="string">
            <text:p>e2529e4a</text:p>
          </table:table-cell>
          <table:table-cell office:value-type="string">
            <text:p>11:27</text:p>
          </table:table-cell>
          <table:table-cell office:value-type="string">
            <text:p>WI-20250721-443</text:p>
          </table:table-cell>
          <table:table-cell office:value-type="string">
            <text:p>II-20250721-668</text:p>
          </table:table-cell>
          <table:table-cell office:value-type="string">
            <text:p>e2529e4a</text:p>
          </table:table-cell>
          <table:table-cell office:value-type="string">
            <text:p>PR-20250612-752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493d4117</text:p>
          </table:table-cell>
          <table:table-cell office:value-type="string">
            <text:p>16.07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788543, 23.944352</text:p>
          </table:table-cell>
          <table:table-cell office:value-type="string">
            <text:p>e4b53fe4</text:p>
          </table:table-cell>
          <table:table-cell office:value-type="string">
            <text:p>13:22</text:p>
          </table:table-cell>
          <table:table-cell office:value-type="string">
            <text:p>49.788487, 24.148244</text:p>
          </table:table-cell>
          <table:table-cell office:value-type="string">
            <text:p>bebfe627</text:p>
          </table:table-cell>
          <table:table-cell office:value-type="string">
            <text:p>13:54</text:p>
          </table:table-cell>
          <table:table-cell office:value-type="string">
            <text:p>WI-20250721-295</text:p>
          </table:table-cell>
          <table:table-cell office:value-type="string">
            <text:p>II-20250721-870</text:p>
          </table:table-cell>
          <table:table-cell office:value-type="string">
            <text:p>bebfe627</text:p>
          </table:table-cell>
          <table:table-cell office:value-type="string">
            <text:p>PR-20250716-719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b93e2960</text:p>
          </table:table-cell>
          <table:table-cell office:value-type="string">
            <text:p>16.07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788504, 24.148319</text:p>
          </table:table-cell>
          <table:table-cell office:value-type="string">
            <text:p>bebfe627</text:p>
          </table:table-cell>
          <table:table-cell office:value-type="string">
            <text:p>13:54</text:p>
          </table:table-cell>
          <table:table-cell office:value-type="string">
            <text:p>49.788516, 24.148377</text:p>
          </table:table-cell>
          <table:table-cell office:value-type="string">
            <text:p>bebfe627</text:p>
          </table:table-cell>
          <table:table-cell office:value-type="string">
            <text:p>15:21</text:p>
          </table:table-cell>
          <table:table-cell office:value-type="string">
            <text:p>WI-20250721-617</text:p>
          </table:table-cell>
          <table:table-cell office:value-type="string">
            <text:p>II-20250721-603</text:p>
          </table:table-cell>
          <table:table-cell office:value-type="string">
            <text:p>bebfe627</text:p>
          </table:table-cell>
          <table:table-cell office:value-type="string">
            <text:p>PR-20250716-719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f826e6f6</text:p>
          </table:table-cell>
          <table:table-cell office:value-type="string">
            <text:p>16.07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788498, 24.148375</text:p>
          </table:table-cell>
          <table:table-cell office:value-type="string">
            <text:p>bebfe627</text:p>
          </table:table-cell>
          <table:table-cell office:value-type="string">
            <text:p>15:21</text:p>
          </table:table-cell>
          <table:table-cell office:value-type="string">
            <text:p>49.771117, 24.083655</text:p>
          </table:table-cell>
          <table:table-cell office:value-type="string">
            <text:p>b3cb9275</text:p>
          </table:table-cell>
          <table:table-cell office:value-type="string">
            <text:p>15:38</text:p>
          </table:table-cell>
          <table:table-cell office:value-type="string">
            <text:p>WI-20250721-898</text:p>
          </table:table-cell>
          <table:table-cell office:value-type="string">
            <text:p>II-20250721-446</text:p>
          </table:table-cell>
          <table:table-cell office:value-type="string">
            <text:p>b3cb9275</text:p>
          </table:table-cell>
          <table:table-cell office:value-type="string">
            <text:p>PR-20250716-795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73d6dd27</text:p>
          </table:table-cell>
          <table:table-cell office:value-type="string">
            <text:p>16.07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771100, 24.083669</text:p>
          </table:table-cell>
          <table:table-cell office:value-type="string">
            <text:p>b3cb9275</text:p>
          </table:table-cell>
          <table:table-cell office:value-type="string">
            <text:p>15:38</text:p>
          </table:table-cell>
          <table:table-cell office:value-type="string">
            <text:p>49.771024, 24.083672</text:p>
          </table:table-cell>
          <table:table-cell office:value-type="string">
            <text:p>b3cb9275</text:p>
          </table:table-cell>
          <table:table-cell office:value-type="string">
            <text:p>16:50</text:p>
          </table:table-cell>
          <table:table-cell office:value-type="string">
            <text:p>WI-20250721-909</text:p>
          </table:table-cell>
          <table:table-cell office:value-type="string">
            <text:p>II-20250721-286</text:p>
          </table:table-cell>
          <table:table-cell office:value-type="string">
            <text:p>b3cb9275</text:p>
          </table:table-cell>
          <table:table-cell office:value-type="string">
            <text:p>PR-20250716-795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7bd3ced7</text:p>
          </table:table-cell>
          <table:table-cell office:value-type="string">
            <text:p>16.07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771068, 24.083759</text:p>
          </table:table-cell>
          <table:table-cell office:value-type="string">
            <text:p>b3cb9275</text:p>
          </table:table-cell>
          <table:table-cell office:value-type="string">
            <text:p>16:50</text:p>
          </table:table-cell>
          <table:table-cell office:value-type="string">
            <text:p>49.781480, 24.055408</text:p>
          </table:table-cell>
          <table:table-cell office:value-type="string">
            <text:p>10c6f637</text:p>
          </table:table-cell>
          <table:table-cell office:value-type="string">
            <text:p>20:27</text:p>
          </table:table-cell>
          <table:table-cell office:value-type="string">
            <text:p>WI-20250721-740</text:p>
          </table:table-cell>
          <table:table-cell office:value-type="string">
            <text:p>II-20250721-181</text:p>
          </table:table-cell>
          <table:table-cell office:value-type="string">
            <text:p>b3cb9275</text:p>
          </table:table-cell>
          <table:table-cell office:value-type="string">
            <text:p>PR-20250716-795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d71a77f0</text:p>
          </table:table-cell>
          <table:table-cell office:value-type="string">
            <text:p>17.07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788954, 23.943536</text:p>
          </table:table-cell>
          <table:table-cell office:value-type="string">
            <text:p>e4b53fe4</text:p>
          </table:table-cell>
          <table:table-cell office:value-type="string">
            <text:p>09:32</text:p>
          </table:table-cell>
          <table:table-cell office:value-type="string">
            <text:p>49.723393, 23.993871</text:p>
          </table:table-cell>
          <table:table-cell office:value-type="string">
            <text:p>7636fa3c</text:p>
          </table:table-cell>
          <table:table-cell office:value-type="string">
            <text:p>10:26</text:p>
          </table:table-cell>
          <table:table-cell office:value-type="string">
            <text:p>WI-20250721-429</text:p>
          </table:table-cell>
          <table:table-cell office:value-type="string">
            <text:p>II-20250721-745</text:p>
          </table:table-cell>
          <table:table-cell office:value-type="string">
            <text:p>7636fa3c</text:p>
          </table:table-cell>
          <table:table-cell office:value-type="string">
            <text:p>PR-20250430-164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b0eb547c</text:p>
          </table:table-cell>
          <table:table-cell office:value-type="string">
            <text:p>17.07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723372, 23.993843</text:p>
          </table:table-cell>
          <table:table-cell office:value-type="string">
            <text:p>7636fa3c</text:p>
          </table:table-cell>
          <table:table-cell office:value-type="string">
            <text:p>10:26</text:p>
          </table:table-cell>
          <table:table-cell office:value-type="string">
            <text:p>49.723367, 23.993843</text:p>
          </table:table-cell>
          <table:table-cell office:value-type="string">
            <text:p>7636fa3c</text:p>
          </table:table-cell>
          <table:table-cell office:value-type="string">
            <text:p>10:56</text:p>
          </table:table-cell>
          <table:table-cell office:value-type="string">
            <text:p>WI-20250721-360</text:p>
          </table:table-cell>
          <table:table-cell office:value-type="string">
            <text:p>II-20250721-163</text:p>
          </table:table-cell>
          <table:table-cell office:value-type="string">
            <text:p>7636fa3c</text:p>
          </table:table-cell>
          <table:table-cell office:value-type="string">
            <text:p>PR-20250430-164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f50571e8</text:p>
          </table:table-cell>
          <table:table-cell office:value-type="string">
            <text:p>17.07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723380, 23.993693</text:p>
          </table:table-cell>
          <table:table-cell office:value-type="string">
            <text:p>7636fa3c</text:p>
          </table:table-cell>
          <table:table-cell office:value-type="string">
            <text:p>10:55</text:p>
          </table:table-cell>
          <table:table-cell office:value-type="string">
            <text:p>49.759509, 24.161901</text:p>
          </table:table-cell>
          <table:table-cell office:value-type="string">
            <text:p>e2529e4a</text:p>
          </table:table-cell>
          <table:table-cell office:value-type="string">
            <text:p>11:25</text:p>
          </table:table-cell>
          <table:table-cell office:value-type="string">
            <text:p>WI-20250721-543</text:p>
          </table:table-cell>
          <table:table-cell office:value-type="string">
            <text:p>II-20250721-426</text:p>
          </table:table-cell>
          <table:table-cell office:value-type="string">
            <text:p>e2529e4a</text:p>
          </table:table-cell>
          <table:table-cell office:value-type="string">
            <text:p>PR-20250612-752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1268978a</text:p>
          </table:table-cell>
          <table:table-cell office:value-type="string">
            <text:p>17.07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759492, 24.161932</text:p>
          </table:table-cell>
          <table:table-cell office:value-type="string">
            <text:p>e2529e4a</text:p>
          </table:table-cell>
          <table:table-cell office:value-type="string">
            <text:p>11:26</text:p>
          </table:table-cell>
          <table:table-cell office:value-type="string">
            <text:p>49.759488, 24.161989</text:p>
          </table:table-cell>
          <table:table-cell office:value-type="string">
            <text:p>e2529e4a</text:p>
          </table:table-cell>
          <table:table-cell office:value-type="string">
            <text:p>17:45</text:p>
          </table:table-cell>
          <table:table-cell office:value-type="string">
            <text:p>WI-20250721-473</text:p>
          </table:table-cell>
          <table:table-cell office:value-type="string">
            <text:p>II-20250721-613</text:p>
          </table:table-cell>
          <table:table-cell office:value-type="string">
            <text:p>e2529e4a</text:p>
          </table:table-cell>
          <table:table-cell office:value-type="string">
            <text:p>PR-20250612-752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0dff54f3</text:p>
          </table:table-cell>
          <table:table-cell office:value-type="string">
            <text:p>17.07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759488, 24.161989</text:p>
          </table:table-cell>
          <table:table-cell office:value-type="string">
            <text:p>e2529e4a</text:p>
          </table:table-cell>
          <table:table-cell office:value-type="string">
            <text:p>17:46</text:p>
          </table:table-cell>
          <table:table-cell office:value-type="string">
            <text:p>49.781615, 24.055893</text:p>
          </table:table-cell>
          <table:table-cell office:value-type="string">
            <text:p>10c6f637</text:p>
          </table:table-cell>
          <table:table-cell office:value-type="string">
            <text:p>18:45</text:p>
          </table:table-cell>
          <table:table-cell office:value-type="string">
            <text:p>WI-20250721-797</text:p>
          </table:table-cell>
          <table:table-cell office:value-type="string">
            <text:p>II-20250721-970</text:p>
          </table:table-cell>
          <table:table-cell office:value-type="string">
            <text:p>e2529e4a</text:p>
          </table:table-cell>
          <table:table-cell office:value-type="string">
            <text:p>PR-20250612-752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ba0bfbad</text:p>
          </table:table-cell>
          <table:table-cell office:value-type="string">
            <text:p>18.07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789363, 23.943498</text:p>
          </table:table-cell>
          <table:table-cell office:value-type="string">
            <text:p>e4b53fe4</text:p>
          </table:table-cell>
          <table:table-cell office:value-type="string">
            <text:p>09:29</text:p>
          </table:table-cell>
          <table:table-cell office:value-type="string">
            <text:p>49.759135, 24.161768</text:p>
          </table:table-cell>
          <table:table-cell office:value-type="string">
            <text:p>e2529e4a</text:p>
          </table:table-cell>
          <table:table-cell office:value-type="string">
            <text:p>11:06</text:p>
          </table:table-cell>
          <table:table-cell office:value-type="string">
            <text:p>WI-20250721-113</text:p>
          </table:table-cell>
          <table:table-cell office:value-type="string">
            <text:p>II-20250721-810</text:p>
          </table:table-cell>
          <table:table-cell office:value-type="string">
            <text:p>e2529e4a</text:p>
          </table:table-cell>
          <table:table-cell office:value-type="string">
            <text:p>PR-20250612-752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3a03c827</text:p>
          </table:table-cell>
          <table:table-cell office:value-type="string">
            <text:p>18.07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759743, 24.162262</text:p>
          </table:table-cell>
          <table:table-cell office:value-type="string">
            <text:p>e2529e4a</text:p>
          </table:table-cell>
          <table:table-cell office:value-type="string">
            <text:p>11:06</text:p>
          </table:table-cell>
          <table:table-cell office:value-type="string">
            <text:p>49.759396, 24.162039</text:p>
          </table:table-cell>
          <table:table-cell office:value-type="string">
            <text:p>e2529e4a</text:p>
          </table:table-cell>
          <table:table-cell office:value-type="string">
            <text:p>16:46</text:p>
          </table:table-cell>
          <table:table-cell office:value-type="string">
            <text:p>WI-20250721-866</text:p>
          </table:table-cell>
          <table:table-cell office:value-type="string">
            <text:p>II-20250721-564</text:p>
          </table:table-cell>
          <table:table-cell office:value-type="string">
            <text:p>e2529e4a</text:p>
          </table:table-cell>
          <table:table-cell office:value-type="string">
            <text:p>PR-20250612-752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d4be78ec</text:p>
          </table:table-cell>
          <table:table-cell office:value-type="string">
            <text:p>18.07.25, 00:00</text:p>
          </table:table-cell>
          <table:table-cell office:value-type="float" office:value="58498703">
            <text:p>58498703</text:p>
          </table:table-cell>
          <table:table-cell office:value-type="string">
            <text:p>FALSE</text:p>
          </table:table-cell>
          <table:table-cell office:value-type="string">
            <text:p>49.789866, 24.055332</text:p>
          </table:table-cell>
          <table:table-cell office:value-type="string">
            <text:p>6ce7e26d</text:p>
          </table:table-cell>
          <table:table-cell office:value-type="string">
            <text:p>13:53</text:p>
          </table:table-cell>
          <table:table-cell office:value-type="string">
            <text:p>49.835711, 24.040701</text:p>
          </table:table-cell>
          <table:table-cell office:value-type="string">
            <text:p>0d2c636c</text:p>
          </table:table-cell>
          <table:table-cell office:value-type="string">
            <text:p>15:11</text:p>
          </table:table-cell>
          <table:table-cell office:value-type="string">
            <text:p>WI-20250721-922</text:p>
          </table:table-cell>
          <table:table-cell office:value-type="string">
            <text:p>II-20250721-753</text:p>
          </table:table-cell>
          <table:table-cell office:value-type="string">
            <text:p>0d2c636c</text:p>
          </table:table-cell>
          <table:table-cell office:value-type="string">
            <text:p>PR-20250718-176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e1e68607</text:p>
          </table:table-cell>
          <table:table-cell office:value-type="string">
            <text:p>18.07.25, 00:00</text:p>
          </table:table-cell>
          <table:table-cell office:value-type="float" office:value="58498703">
            <text:p>58498703</text:p>
          </table:table-cell>
          <table:table-cell office:value-type="string">
            <text:p>FALSE</text:p>
          </table:table-cell>
          <table:table-cell office:value-type="string">
            <text:p>49.835728, 24.040683</text:p>
          </table:table-cell>
          <table:table-cell office:value-type="string">
            <text:p>0d2c636c</text:p>
          </table:table-cell>
          <table:table-cell office:value-type="string">
            <text:p>15:12</text:p>
          </table:table-cell>
          <table:table-cell office:value-type="string">
            <text:p>49.835728, 24.040683</text:p>
          </table:table-cell>
          <table:table-cell office:value-type="string">
            <text:p>0d2c636c</text:p>
          </table:table-cell>
          <table:table-cell office:value-type="string">
            <text:p>16:52</text:p>
          </table:table-cell>
          <table:table-cell office:value-type="string">
            <text:p>WI-20250721-491</text:p>
          </table:table-cell>
          <table:table-cell office:value-type="string">
            <text:p>II-20250721-213</text:p>
          </table:table-cell>
          <table:table-cell office:value-type="string">
            <text:p>0d2c636c</text:p>
          </table:table-cell>
          <table:table-cell office:value-type="string">
            <text:p>PR-20250718-176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c01d01c0</text:p>
          </table:table-cell>
          <table:table-cell office:value-type="string">
            <text:p>18.07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759423, 24.161926</text:p>
          </table:table-cell>
          <table:table-cell office:value-type="string">
            <text:p>e2529e4a</text:p>
          </table:table-cell>
          <table:table-cell office:value-type="string">
            <text:p>16:47</text:p>
          </table:table-cell>
          <table:table-cell office:value-type="string">
            <text:p>49.781453, 24.055556</text:p>
          </table:table-cell>
          <table:table-cell office:value-type="string">
            <text:p>10c6f637</text:p>
          </table:table-cell>
          <table:table-cell office:value-type="string">
            <text:p>18:39</text:p>
          </table:table-cell>
          <table:table-cell office:value-type="string">
            <text:p>WI-20250721-853</text:p>
          </table:table-cell>
          <table:table-cell office:value-type="string">
            <text:p>II-20250721-730</text:p>
          </table:table-cell>
          <table:table-cell office:value-type="string">
            <text:p>e2529e4a</text:p>
          </table:table-cell>
          <table:table-cell office:value-type="string">
            <text:p>PR-20250612-752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aefbc9fb</text:p>
          </table:table-cell>
          <table:table-cell office:value-type="string">
            <text:p>21.07.25, 00:00</text:p>
          </table:table-cell>
          <table:table-cell office:value-type="string">
            <text:p>ac7a380e</text:p>
          </table:table-cell>
          <table:table-cell office:value-type="string">
            <text:p>TRUE</text:p>
          </table:table-cell>
          <table:table-cell office:value-type="string">
            <text:p>49.789, 23.944</text:p>
          </table:table-cell>
          <table:table-cell office:value-type="string">
            <text:p>e4b53fe4</text:p>
          </table:table-cell>
          <table:table-cell office:value-type="string">
            <text:p>09:47</text:p>
          </table:table-cell>
          <table:table-cell office:value-type="string">
            <text:p>49.79, 24.055</text:p>
          </table:table-cell>
          <table:table-cell office:value-type="string">
            <text:p>556598b9</text:p>
          </table:table-cell>
          <table:table-cell office:value-type="string">
            <text:p>10:36</text:p>
          </table:table-cell>
          <table:table-cell office:value-type="string">
            <text:p>WI-20250721-984</text:p>
          </table:table-cell>
          <table:table-cell office:value-type="string">
            <text:p>II-20250721-376</text:p>
          </table:table-cell>
          <table:table-cell office:value-type="string">
            <text:p>556598b9</text:p>
          </table:table-cell>
          <table:table-cell office:value-type="string">
            <text:p>PR-20250319-274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989a3f9e</text:p>
          </table:table-cell>
          <table:table-cell office:value-type="string">
            <text:p>21.07.25, 00:00</text:p>
          </table:table-cell>
          <table:table-cell office:value-type="string">
            <text:p>ac7a380e</text:p>
          </table:table-cell>
          <table:table-cell office:value-type="string">
            <text:p>TRUE</text:p>
          </table:table-cell>
          <table:table-cell office:value-type="string">
            <text:p>49.926, 23.906</text:p>
          </table:table-cell>
          <table:table-cell office:value-type="string">
            <text:p>556598b9</text:p>
          </table:table-cell>
          <table:table-cell office:value-type="string">
            <text:p>10:36</text:p>
          </table:table-cell>
          <table:table-cell office:value-type="string">
            <text:p>49.926, 23.906</text:p>
          </table:table-cell>
          <table:table-cell office:value-type="string">
            <text:p>556598b9</text:p>
          </table:table-cell>
          <table:table-cell office:value-type="string">
            <text:p>17:59</text:p>
          </table:table-cell>
          <table:table-cell office:value-type="string">
            <text:p>WI-20250721-886</text:p>
          </table:table-cell>
          <table:table-cell office:value-type="string">
            <text:p>II-20250721-356</text:p>
          </table:table-cell>
          <table:table-cell office:value-type="string">
            <text:p>556598b9</text:p>
          </table:table-cell>
          <table:table-cell office:value-type="string">
            <text:p>PR-20250319-274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1ec0623e</text:p>
          </table:table-cell>
          <table:table-cell office:value-type="string">
            <text:p>21.07.25, 00:00</text:p>
          </table:table-cell>
          <table:table-cell office:value-type="float" office:value="58498703">
            <text:p>58498703</text:p>
          </table:table-cell>
          <table:table-cell office:value-type="string">
            <text:p>TRUE</text:p>
          </table:table-cell>
          <table:table-cell office:value-type="string">
            <text:p>49.789, 24.054</text:p>
          </table:table-cell>
          <table:table-cell office:value-type="string">
            <text:p>6ce7e26d</text:p>
          </table:table-cell>
          <table:table-cell office:value-type="string">
            <text:p>15:39</text:p>
          </table:table-cell>
          <table:table-cell office:value-type="string">
            <text:p>49.831, 24.026</text:p>
          </table:table-cell>
          <table:table-cell office:value-type="string">
            <text:p>a3babb2e</text:p>
          </table:table-cell>
          <table:table-cell office:value-type="string">
            <text:p>16:42</text:p>
          </table:table-cell>
          <table:table-cell office:value-type="string">
            <text:p>WI-20250721-691</text:p>
          </table:table-cell>
          <table:table-cell office:value-type="string">
            <text:p>II-20250721-470</text:p>
          </table:table-cell>
          <table:table-cell office:value-type="string">
            <text:p>da50fcf6</text:p>
          </table:table-cell>
          <table:table-cell office:value-type="string">
            <text:p>PR-20250721-999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22583cac</text:p>
          </table:table-cell>
          <table:table-cell office:value-type="string">
            <text:p>21.07.25, 00:00</text:p>
          </table:table-cell>
          <table:table-cell office:value-type="string">
            <text:p>ac7a380e</text:p>
          </table:table-cell>
          <table:table-cell office:value-type="string">
            <text:p>TRUE</text:p>
          </table:table-cell>
          <table:table-cell office:value-type="string">
            <text:p>49.926, 23.906</text:p>
          </table:table-cell>
          <table:table-cell office:value-type="string">
            <text:p>556598b9</text:p>
          </table:table-cell>
          <table:table-cell office:value-type="string">
            <text:p>18:00</text:p>
          </table:table-cell>
          <table:table-cell office:value-type="string">
            <text:p>49.806, 24.032</text:p>
          </table:table-cell>
          <table:table-cell office:value-type="string">
            <text:p>1fb65589</text:p>
          </table:table-cell>
          <table:table-cell office:value-type="string">
            <text:p>18:44</text:p>
          </table:table-cell>
          <table:table-cell office:value-type="string">
            <text:p>WI-20250721-142</text:p>
          </table:table-cell>
          <table:table-cell office:value-type="string">
            <text:p>II-20250721-387</text:p>
          </table:table-cell>
          <table:table-cell office:value-type="string">
            <text:p>556598b9</text:p>
          </table:table-cell>
          <table:table-cell office:value-type="string">
            <text:p>PR-20250319-274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0bff1ceb</text:p>
          </table:table-cell>
          <table:table-cell office:value-type="string">
            <text:p>22.07.25, 00:00</text:p>
          </table:table-cell>
          <table:table-cell office:value-type="string">
            <text:p>ac7a380e</text:p>
          </table:table-cell>
          <table:table-cell office:value-type="string">
            <text:p>TRUE</text:p>
          </table:table-cell>
          <table:table-cell office:value-type="string">
            <text:p>49.789, 23.943</text:p>
          </table:table-cell>
          <table:table-cell office:value-type="string">
            <text:p>e4b53fe4</text:p>
          </table:table-cell>
          <table:table-cell office:value-type="string">
            <text:p>09:33</text:p>
          </table:table-cell>
          <table:table-cell office:value-type="string">
            <text:p>49.806, 24.031</text:p>
          </table:table-cell>
          <table:table-cell office:value-type="string">
            <text:p>556598b9</text:p>
          </table:table-cell>
          <table:table-cell office:value-type="string">
            <text:p>10:28</text:p>
          </table:table-cell>
          <table:table-cell office:value-type="string">
            <text:p>WI-20250722-800</text:p>
          </table:table-cell>
          <table:table-cell office:value-type="string">
            <text:p>II-20250722-345</text:p>
          </table:table-cell>
          <table:table-cell office:value-type="string">
            <text:p>556598b9</text:p>
          </table:table-cell>
          <table:table-cell office:value-type="string">
            <text:p>PR-20250319-274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ba9df9c0</text:p>
          </table:table-cell>
          <table:table-cell office:value-type="string">
            <text:p>22.07.25, 00:00</text:p>
          </table:table-cell>
          <table:table-cell office:value-type="string">
            <text:p>ac7a380e</text:p>
          </table:table-cell>
          <table:table-cell office:value-type="string">
            <text:p>TRUE</text:p>
          </table:table-cell>
          <table:table-cell office:value-type="string">
            <text:p>49.926, 23.906</text:p>
          </table:table-cell>
          <table:table-cell office:value-type="string">
            <text:p>556598b9</text:p>
          </table:table-cell>
          <table:table-cell office:value-type="string">
            <text:p>11:26</text:p>
          </table:table-cell>
          <table:table-cell office:value-type="string">
            <text:p>49.926, 23.906</text:p>
          </table:table-cell>
          <table:table-cell office:value-type="string">
            <text:p>556598b9</text:p>
          </table:table-cell>
          <table:table-cell office:value-type="string">
            <text:p>17:33</text:p>
          </table:table-cell>
          <table:table-cell office:value-type="string">
            <text:p>WI-20250722-808</text:p>
          </table:table-cell>
          <table:table-cell office:value-type="string">
            <text:p>II-20250722-224</text:p>
          </table:table-cell>
          <table:table-cell office:value-type="string">
            <text:p>556598b9</text:p>
          </table:table-cell>
          <table:table-cell office:value-type="string">
            <text:p>PR-20250319-274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3acc75f7</text:p>
          </table:table-cell>
          <table:table-cell office:value-type="string">
            <text:p>22.07.25, 00:00</text:p>
          </table:table-cell>
          <table:table-cell office:value-type="string">
            <text:p>ac7a380e</text:p>
          </table:table-cell>
          <table:table-cell office:value-type="string">
            <text:p>TRUE</text:p>
          </table:table-cell>
          <table:table-cell office:value-type="string">
            <text:p>49.926, 23.906</text:p>
          </table:table-cell>
          <table:table-cell office:value-type="string">
            <text:p>556598b9</text:p>
          </table:table-cell>
          <table:table-cell office:value-type="string">
            <text:p>17:34</text:p>
          </table:table-cell>
          <table:table-cell office:value-type="string">
            <text:p>49.806, 24.035</text:p>
          </table:table-cell>
          <table:table-cell office:value-type="string">
            <text:p>1fb65589</text:p>
          </table:table-cell>
          <table:table-cell office:value-type="string">
            <text:p>18:34</text:p>
          </table:table-cell>
          <table:table-cell office:value-type="string">
            <text:p>WI-20250722-822</text:p>
          </table:table-cell>
          <table:table-cell office:value-type="string">
            <text:p>II-20250722-444</text:p>
          </table:table-cell>
          <table:table-cell office:value-type="string">
            <text:p>556598b9</text:p>
          </table:table-cell>
          <table:table-cell office:value-type="string">
            <text:p>PR-20250319-274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1a74c0c9</text:p>
          </table:table-cell>
          <table:table-cell office:value-type="string">
            <text:p>23.07.25, 00:00</text:p>
          </table:table-cell>
          <table:table-cell office:value-type="string">
            <text:p>ac7a380e</text:p>
          </table:table-cell>
          <table:table-cell office:value-type="string">
            <text:p>TRUE</text:p>
          </table:table-cell>
          <table:table-cell office:value-type="string">
            <text:p>49.789, 23.943</text:p>
          </table:table-cell>
          <table:table-cell office:value-type="string">
            <text:p>e4b53fe4</text:p>
          </table:table-cell>
          <table:table-cell office:value-type="string">
            <text:p>09:33</text:p>
          </table:table-cell>
          <table:table-cell office:value-type="string">
            <text:p>49.806, 24.035</text:p>
          </table:table-cell>
          <table:table-cell office:value-type="string">
            <text:p>0d2c636c</text:p>
          </table:table-cell>
          <table:table-cell office:value-type="string">
            <text:p>11:00</text:p>
          </table:table-cell>
          <table:table-cell office:value-type="string">
            <text:p>WI-20250723-400</text:p>
          </table:table-cell>
          <table:table-cell office:value-type="string">
            <text:p>II-20250723-505</text:p>
          </table:table-cell>
          <table:table-cell office:value-type="string">
            <text:p>0d2c636c</text:p>
          </table:table-cell>
          <table:table-cell office:value-type="string">
            <text:p>PR-20250718-176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8cf75f6d</text:p>
          </table:table-cell>
          <table:table-cell office:value-type="string">
            <text:p>23.07.25, 00:00</text:p>
          </table:table-cell>
          <table:table-cell office:value-type="float" office:value="58498703">
            <text:p>58498703</text:p>
          </table:table-cell>
          <table:table-cell office:value-type="string">
            <text:p>TRUE</text:p>
          </table:table-cell>
          <table:table-cell office:value-type="string">
            <text:p>49.789, 23.943</text:p>
          </table:table-cell>
          <table:table-cell office:value-type="string">
            <text:p>e4b53fe4</text:p>
          </table:table-cell>
          <table:table-cell office:value-type="string">
            <text:p>09:59</text:p>
          </table:table-cell>
          <table:table-cell office:value-type="string">
            <text:p>49.765, 24.013</text:p>
          </table:table-cell>
          <table:table-cell office:value-type="string">
            <text:p>d3eaaa6c</text:p>
          </table:table-cell>
          <table:table-cell office:value-type="string">
            <text:p>11:12</text:p>
          </table:table-cell>
          <table:table-cell office:value-type="string">
            <text:p>WI-20250723-742</text:p>
          </table:table-cell>
          <table:table-cell office:value-type="string">
            <text:p>II-20250723-228</text:p>
          </table:table-cell>
          <table:table-cell office:value-type="string">
            <text:p>d3eaaa6c</text:p>
          </table:table-cell>
          <table:table-cell office:value-type="string">
            <text:p>PR-20250626-506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3b4a1d64</text:p>
          </table:table-cell>
          <table:table-cell office:value-type="string">
            <text:p>23.07.25, 00:00</text:p>
          </table:table-cell>
          <table:table-cell office:value-type="string">
            <text:p>ac7a380e</text:p>
          </table:table-cell>
          <table:table-cell office:value-type="string">
            <text:p>TRUE</text:p>
          </table:table-cell>
          <table:table-cell office:value-type="string">
            <text:p>49.835, 24.042</text:p>
          </table:table-cell>
          <table:table-cell office:value-type="string">
            <text:p>0d2c636c</text:p>
          </table:table-cell>
          <table:table-cell office:value-type="string">
            <text:p>11:03</text:p>
          </table:table-cell>
          <table:table-cell office:value-type="string">
            <text:p>49.806, 24.035</text:p>
          </table:table-cell>
          <table:table-cell office:value-type="string">
            <text:p>556598b9</text:p>
          </table:table-cell>
          <table:table-cell office:value-type="string">
            <text:p>14:23</text:p>
          </table:table-cell>
          <table:table-cell office:value-type="string">
            <text:p>WI-20250723-591</text:p>
          </table:table-cell>
          <table:table-cell office:value-type="string">
            <text:p>II-20250723-175</text:p>
          </table:table-cell>
          <table:table-cell office:value-type="string">
            <text:p>0d2c636c</text:p>
          </table:table-cell>
          <table:table-cell office:value-type="string">
            <text:p>PR-20250718-176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ae1cf0db</text:p>
          </table:table-cell>
          <table:table-cell office:value-type="string">
            <text:p>23.07.25, 00:00</text:p>
          </table:table-cell>
          <table:table-cell office:value-type="string">
            <text:p>ac7a380e</text:p>
          </table:table-cell>
          <table:table-cell office:value-type="string">
            <text:p>TRUE</text:p>
          </table:table-cell>
          <table:table-cell office:value-type="string">
            <text:p>49.836, 24.04</text:p>
          </table:table-cell>
          <table:table-cell office:value-type="string">
            <text:p>556598b9</text:p>
          </table:table-cell>
          <table:table-cell office:value-type="string">
            <text:p>12:33</text:p>
          </table:table-cell>
          <table:table-cell office:value-type="string">
            <text:p>49.806, 24.035</text:p>
          </table:table-cell>
          <table:table-cell office:value-type="string">
            <text:p>556598b9</text:p>
          </table:table-cell>
          <table:table-cell office:value-type="string">
            <text:p>17:25</text:p>
          </table:table-cell>
          <table:table-cell office:value-type="string">
            <text:p>WI-20250723-651</text:p>
          </table:table-cell>
          <table:table-cell office:value-type="string">
            <text:p>II-20250723-508</text:p>
          </table:table-cell>
          <table:table-cell office:value-type="string">
            <text:p>556598b9</text:p>
          </table:table-cell>
          <table:table-cell office:value-type="string">
            <text:p>PR-20250319-274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d7670c4e</text:p>
          </table:table-cell>
          <table:table-cell office:value-type="string">
            <text:p>23.07.25, 00:00</text:p>
          </table:table-cell>
          <table:table-cell office:value-type="float" office:value="58498703">
            <text:p>58498703</text:p>
          </table:table-cell>
          <table:table-cell office:value-type="string">
            <text:p>TRUE</text:p>
          </table:table-cell>
          <table:table-cell office:value-type="string">
            <text:p>49.79, 24.055</text:p>
          </table:table-cell>
          <table:table-cell office:value-type="string">
            <text:p>6ce7e26d</text:p>
          </table:table-cell>
          <table:table-cell office:value-type="string">
            <text:p>13:08</text:p>
          </table:table-cell>
          <table:table-cell office:value-type="string">
            <text:p>49.907, 23.961</text:p>
          </table:table-cell>
          <table:table-cell office:value-type="string">
            <text:p>5e0b997d</text:p>
          </table:table-cell>
          <table:table-cell office:value-type="string">
            <text:p>14:23</text:p>
          </table:table-cell>
          <table:table-cell office:value-type="string">
            <text:p>WI-20250723-543</text:p>
          </table:table-cell>
          <table:table-cell office:value-type="string">
            <text:p>II-20250723-191</text:p>
          </table:table-cell>
          <table:table-cell office:value-type="string">
            <text:p>5e0b997d</text:p>
          </table:table-cell>
          <table:table-cell office:value-type="string">
            <text:p>PR-20250505-146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e4c2bff9</text:p>
          </table:table-cell>
          <table:table-cell office:value-type="string">
            <text:p>23.07.25, 00:00</text:p>
          </table:table-cell>
          <table:table-cell office:value-type="string">
            <text:p>ac7a380e</text:p>
          </table:table-cell>
          <table:table-cell office:value-type="string">
            <text:p>TRUE</text:p>
          </table:table-cell>
          <table:table-cell office:value-type="string">
            <text:p>49.926, 23.906</text:p>
          </table:table-cell>
          <table:table-cell office:value-type="string">
            <text:p>556598b9</text:p>
          </table:table-cell>
          <table:table-cell office:value-type="string">
            <text:p>17:25</text:p>
          </table:table-cell>
          <table:table-cell office:value-type="string">
            <text:p>49.806, 24.035</text:p>
          </table:table-cell>
          <table:table-cell office:value-type="string">
            <text:p>1fb65589</text:p>
          </table:table-cell>
          <table:table-cell office:value-type="string">
            <text:p>18:15</text:p>
          </table:table-cell>
          <table:table-cell office:value-type="string">
            <text:p>WI-20250723-514</text:p>
          </table:table-cell>
          <table:table-cell office:value-type="string">
            <text:p>II-20250723-740</text:p>
          </table:table-cell>
          <table:table-cell office:value-type="string">
            <text:p>556598b9</text:p>
          </table:table-cell>
          <table:table-cell office:value-type="string">
            <text:p>PR-20250319-274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0ccb270e</text:p>
          </table:table-cell>
          <table:table-cell office:value-type="string">
            <text:p>24.07.25, 00:00</text:p>
          </table:table-cell>
          <table:table-cell office:value-type="string">
            <text:p>ac7a380e</text:p>
          </table:table-cell>
          <table:table-cell office:value-type="string">
            <text:p>TRUE</text:p>
          </table:table-cell>
          <table:table-cell office:value-type="string">
            <text:p>49.789, 23.943</text:p>
          </table:table-cell>
          <table:table-cell office:value-type="string">
            <text:p>e4b53fe4</text:p>
          </table:table-cell>
          <table:table-cell office:value-type="string">
            <text:p>09:11</text:p>
          </table:table-cell>
          <table:table-cell office:value-type="string">
            <text:p>49.806, 24.035</text:p>
          </table:table-cell>
          <table:table-cell office:value-type="string">
            <text:p>e2529e4a</text:p>
          </table:table-cell>
          <table:table-cell office:value-type="string">
            <text:p>10:23</text:p>
          </table:table-cell>
          <table:table-cell office:value-type="string">
            <text:p>WI-20250724-587</text:p>
          </table:table-cell>
          <table:table-cell office:value-type="string">
            <text:p>II-20250724-941</text:p>
          </table:table-cell>
          <table:table-cell office:value-type="string">
            <text:p>e2529e4a</text:p>
          </table:table-cell>
          <table:table-cell office:value-type="string">
            <text:p>PR-20250612-752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fbe9d827</text:p>
          </table:table-cell>
          <table:table-cell office:value-type="string">
            <text:p>24.07.25, 00:00</text:p>
          </table:table-cell>
          <table:table-cell office:value-type="string">
            <text:p>ac7a380e</text:p>
          </table:table-cell>
          <table:table-cell office:value-type="string">
            <text:p>TRUE</text:p>
          </table:table-cell>
          <table:table-cell office:value-type="string">
            <text:p>49.759, 24.162</text:p>
          </table:table-cell>
          <table:table-cell office:value-type="string">
            <text:p>e2529e4a</text:p>
          </table:table-cell>
          <table:table-cell office:value-type="string">
            <text:p>10:23</text:p>
          </table:table-cell>
          <table:table-cell office:value-type="string">
            <text:p>49.759, 24.162</text:p>
          </table:table-cell>
          <table:table-cell office:value-type="string">
            <text:p>e2529e4a</text:p>
          </table:table-cell>
          <table:table-cell office:value-type="string">
            <text:p>17:44</text:p>
          </table:table-cell>
          <table:table-cell office:value-type="string">
            <text:p>WI-20250724-680</text:p>
          </table:table-cell>
          <table:table-cell office:value-type="string">
            <text:p>II-20250724-674</text:p>
          </table:table-cell>
          <table:table-cell office:value-type="string">
            <text:p>e2529e4a</text:p>
          </table:table-cell>
          <table:table-cell office:value-type="string">
            <text:p>PR-20250612-752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a89d8b63</text:p>
          </table:table-cell>
          <table:table-cell office:value-type="string">
            <text:p>24.07.25, 00:00</text:p>
          </table:table-cell>
          <table:table-cell office:value-type="string">
            <text:p>ac7a380e</text:p>
          </table:table-cell>
          <table:table-cell office:value-type="string">
            <text:p>TRUE</text:p>
          </table:table-cell>
          <table:table-cell office:value-type="string">
            <text:p>49.759, 24.162</text:p>
          </table:table-cell>
          <table:table-cell office:value-type="string">
            <text:p>e2529e4a</text:p>
          </table:table-cell>
          <table:table-cell office:value-type="string">
            <text:p>17:44</text:p>
          </table:table-cell>
          <table:table-cell office:value-type="string">
            <text:p>49.789, 23.943</text:p>
          </table:table-cell>
          <table:table-cell office:value-type="string">
            <text:p>1fb65589</text:p>
          </table:table-cell>
          <table:table-cell office:value-type="string">
            <text:p>18:20</text:p>
          </table:table-cell>
          <table:table-cell office:value-type="string">
            <text:p>WI-20250724-639</text:p>
          </table:table-cell>
          <table:table-cell office:value-type="string">
            <text:p>II-20250724-539</text:p>
          </table:table-cell>
          <table:table-cell office:value-type="string">
            <text:p>e2529e4a</text:p>
          </table:table-cell>
          <table:table-cell office:value-type="string">
            <text:p>PR-20250612-752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9790908f</text:p>
          </table:table-cell>
          <table:table-cell office:value-type="string">
            <text:p>25.07.25, 00:00</text:p>
          </table:table-cell>
          <table:table-cell office:value-type="string">
            <text:p>ac7a380e</text:p>
          </table:table-cell>
          <table:table-cell office:value-type="string">
            <text:p>TRUE</text:p>
          </table:table-cell>
          <table:table-cell office:value-type="string">
            <text:p>49.789, 23.943</text:p>
          </table:table-cell>
          <table:table-cell office:value-type="string">
            <text:p>e4b53fe4</text:p>
          </table:table-cell>
          <table:table-cell office:value-type="string">
            <text:p>09:35</text:p>
          </table:table-cell>
          <table:table-cell office:value-type="string">
            <text:p>49.76, 24.162</text:p>
          </table:table-cell>
          <table:table-cell office:value-type="string">
            <text:p>e2529e4a</text:p>
          </table:table-cell>
          <table:table-cell office:value-type="string">
            <text:p>14:35</text:p>
          </table:table-cell>
          <table:table-cell office:value-type="string">
            <text:p>WI-20250725-626</text:p>
          </table:table-cell>
          <table:table-cell office:value-type="string">
            <text:p>II-20250725-886</text:p>
          </table:table-cell>
          <table:table-cell office:value-type="string">
            <text:p>e2529e4a</text:p>
          </table:table-cell>
          <table:table-cell office:value-type="string">
            <text:p>PR-20250612-752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3be0b2aa</text:p>
          </table:table-cell>
          <table:table-cell office:value-type="string">
            <text:p>25.07.25, 00:00</text:p>
          </table:table-cell>
          <table:table-cell office:value-type="string">
            <text:p>ac7a380e</text:p>
          </table:table-cell>
          <table:table-cell office:value-type="string">
            <text:p>TRUE</text:p>
          </table:table-cell>
          <table:table-cell office:value-type="string">
            <text:p>49.76, 24.162</text:p>
          </table:table-cell>
          <table:table-cell office:value-type="string">
            <text:p>e2529e4a</text:p>
          </table:table-cell>
          <table:table-cell office:value-type="string">
            <text:p>14:35</text:p>
          </table:table-cell>
          <table:table-cell office:value-type="string">
            <text:p>49.789, 23.943</text:p>
          </table:table-cell>
          <table:table-cell office:value-type="string">
            <text:p>e4b53fe4</text:p>
          </table:table-cell>
          <table:table-cell office:value-type="string">
            <text:p>15:15</text:p>
          </table:table-cell>
          <table:table-cell office:value-type="string">
            <text:p>WI-20250725-957</text:p>
          </table:table-cell>
          <table:table-cell office:value-type="string">
            <text:p>II-20250725-339</text:p>
          </table:table-cell>
          <table:table-cell office:value-type="string">
            <text:p>e2529e4a</text:p>
          </table:table-cell>
          <table:table-cell office:value-type="string">
            <text:p>PR-20250612-752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d7653c70</text:p>
          </table:table-cell>
          <table:table-cell office:value-type="string">
            <text:p>25.07.25, 00:00</text:p>
          </table:table-cell>
          <table:table-cell office:value-type="string">
            <text:p>ac7a380e</text:p>
          </table:table-cell>
          <table:table-cell office:value-type="string">
            <text:p>TRUE</text:p>
          </table:table-cell>
          <table:table-cell office:value-type="string">
            <text:p>49.789, 23.943</text:p>
          </table:table-cell>
          <table:table-cell office:value-type="string">
            <text:p>e4b53fe4</text:p>
          </table:table-cell>
          <table:table-cell office:value-type="string">
            <text:p>15:15</text:p>
          </table:table-cell>
          <table:table-cell office:value-type="string">
            <text:p>49.759, 24.162</text:p>
          </table:table-cell>
          <table:table-cell office:value-type="string">
            <text:p>e2529e4a</text:p>
          </table:table-cell>
          <table:table-cell office:value-type="string">
            <text:p>16:00</text:p>
          </table:table-cell>
          <table:table-cell office:value-type="string">
            <text:p>WI-20250725-736</text:p>
          </table:table-cell>
          <table:table-cell office:value-type="string">
            <text:p>II-20250725-908</text:p>
          </table:table-cell>
          <table:table-cell office:value-type="string">
            <text:p>e2529e4a</text:p>
          </table:table-cell>
          <table:table-cell office:value-type="string">
            <text:p>PR-20250612-752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46c78b4f</text:p>
          </table:table-cell>
          <table:table-cell office:value-type="string">
            <text:p>25.07.25, 00:00</text:p>
          </table:table-cell>
          <table:table-cell office:value-type="string">
            <text:p>ac7a380e</text:p>
          </table:table-cell>
          <table:table-cell office:value-type="string">
            <text:p>TRUE</text:p>
          </table:table-cell>
          <table:table-cell office:value-type="string">
            <text:p>49.759, 24.162</text:p>
          </table:table-cell>
          <table:table-cell office:value-type="string">
            <text:p>e2529e4a</text:p>
          </table:table-cell>
          <table:table-cell office:value-type="string">
            <text:p>10:02</text:p>
          </table:table-cell>
          <table:table-cell office:value-type="string">
            <text:p>49.759, 24.162</text:p>
          </table:table-cell>
          <table:table-cell office:value-type="string">
            <text:p>e2529e4a</text:p>
          </table:table-cell>
          <table:table-cell office:value-type="string">
            <text:p>17:46</text:p>
          </table:table-cell>
          <table:table-cell office:value-type="string">
            <text:p>WI-20250725-426</text:p>
          </table:table-cell>
          <table:table-cell office:value-type="string">
            <text:p>II-20250725-460</text:p>
          </table:table-cell>
          <table:table-cell office:value-type="string">
            <text:p>e2529e4a</text:p>
          </table:table-cell>
          <table:table-cell office:value-type="string">
            <text:p>PR-20250612-752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d4ee629b</text:p>
          </table:table-cell>
          <table:table-cell office:value-type="string">
            <text:p>25.07.25, 00:00</text:p>
          </table:table-cell>
          <table:table-cell office:value-type="string">
            <text:p>ac7a380e</text:p>
          </table:table-cell>
          <table:table-cell office:value-type="string">
            <text:p>TRUE</text:p>
          </table:table-cell>
          <table:table-cell office:value-type="string">
            <text:p>49.759, 24.162</text:p>
          </table:table-cell>
          <table:table-cell office:value-type="string">
            <text:p>e2529e4a</text:p>
          </table:table-cell>
          <table:table-cell office:value-type="string">
            <text:p>17:46</text:p>
          </table:table-cell>
          <table:table-cell office:value-type="string">
            <text:p>49.781, 24.056</text:p>
          </table:table-cell>
          <table:table-cell office:value-type="string">
            <text:p>10c6f637</text:p>
          </table:table-cell>
          <table:table-cell office:value-type="string">
            <text:p>19:11</text:p>
          </table:table-cell>
          <table:table-cell office:value-type="string">
            <text:p>WI-20250725-970</text:p>
          </table:table-cell>
          <table:table-cell office:value-type="string">
            <text:p>II-20250725-441</text:p>
          </table:table-cell>
          <table:table-cell office:value-type="string">
            <text:p>e2529e4a</text:p>
          </table:table-cell>
          <table:table-cell office:value-type="string">
            <text:p>PR-20250612-752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f855684c</text:p>
          </table:table-cell>
          <table:table-cell office:value-type="string">
            <text:p>28.07.25, 00:00</text:p>
          </table:table-cell>
          <table:table-cell office:value-type="string">
            <text:p>ac7a380e</text:p>
          </table:table-cell>
          <table:table-cell office:value-type="string">
            <text:p>TRUE</text:p>
          </table:table-cell>
          <table:table-cell office:value-type="string">
            <text:p>49.789, 23.943</text:p>
          </table:table-cell>
          <table:table-cell office:value-type="string">
            <text:p>e4b53fe4</text:p>
          </table:table-cell>
          <table:table-cell office:value-type="string">
            <text:p>13:16</text:p>
          </table:table-cell>
          <table:table-cell office:value-type="string">
            <text:p>49.816, 23.848</text:p>
          </table:table-cell>
          <table:table-cell office:value-type="string">
            <text:p>fb4f84eb</text:p>
          </table:table-cell>
          <table:table-cell office:value-type="string">
            <text:p>13:49</text:p>
          </table:table-cell>
          <table:table-cell office:value-type="string">
            <text:p>WI-20250728-423</text:p>
          </table:table-cell>
          <table:table-cell office:value-type="string">
            <text:p>II-20250728-787</text:p>
          </table:table-cell>
          <table:table-cell office:value-type="string">
            <text:p>fb4f84eb</text:p>
          </table:table-cell>
          <table:table-cell office:value-type="string">
            <text:p>PR-20251116-180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74dbe8f3</text:p>
          </table:table-cell>
          <table:table-cell office:value-type="string">
            <text:p>28.07.25, 00:00</text:p>
          </table:table-cell>
          <table:table-cell office:value-type="string">
            <text:p>ac7a380e</text:p>
          </table:table-cell>
          <table:table-cell office:value-type="string">
            <text:p>TRUE</text:p>
          </table:table-cell>
          <table:table-cell office:value-type="string">
            <text:p>49.816, 23.848</text:p>
          </table:table-cell>
          <table:table-cell office:value-type="string">
            <text:p>fb4f84eb</text:p>
          </table:table-cell>
          <table:table-cell office:value-type="string">
            <text:p>11:49</text:p>
          </table:table-cell>
          <table:table-cell office:value-type="string">
            <text:p>49.816, 23.848</text:p>
          </table:table-cell>
          <table:table-cell office:value-type="string">
            <text:p>fb4f84eb</text:p>
          </table:table-cell>
          <table:table-cell office:value-type="string">
            <text:p>18:04</text:p>
          </table:table-cell>
          <table:table-cell office:value-type="string">
            <text:p>WI-20250728-329</text:p>
          </table:table-cell>
          <table:table-cell office:value-type="string">
            <text:p>II-20250728-969</text:p>
          </table:table-cell>
          <table:table-cell office:value-type="string">
            <text:p>fb4f84eb</text:p>
          </table:table-cell>
          <table:table-cell office:value-type="string">
            <text:p>PR-20251116-180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c86b304a</text:p>
          </table:table-cell>
          <table:table-cell office:value-type="string">
            <text:p>28.07.25, 00:00</text:p>
          </table:table-cell>
          <table:table-cell office:value-type="string">
            <text:p>ac7a380e</text:p>
          </table:table-cell>
          <table:table-cell office:value-type="string">
            <text:p>TRUE</text:p>
          </table:table-cell>
          <table:table-cell office:value-type="string">
            <text:p>49.816, 23.848</text:p>
          </table:table-cell>
          <table:table-cell office:value-type="string">
            <text:p>fb4f84eb</text:p>
          </table:table-cell>
          <table:table-cell office:value-type="string">
            <text:p>18:04</text:p>
          </table:table-cell>
          <table:table-cell office:value-type="string">
            <text:p>49.789, 23.943</text:p>
          </table:table-cell>
          <table:table-cell office:value-type="string">
            <text:p>e4b53fe4</text:p>
          </table:table-cell>
          <table:table-cell office:value-type="string">
            <text:p>19:19</text:p>
          </table:table-cell>
          <table:table-cell office:value-type="string">
            <text:p>WI-20250728-196</text:p>
          </table:table-cell>
          <table:table-cell office:value-type="string">
            <text:p>II-20250728-520</text:p>
          </table:table-cell>
          <table:table-cell office:value-type="string">
            <text:p>fb4f84eb</text:p>
          </table:table-cell>
          <table:table-cell office:value-type="string">
            <text:p>PR-20251116-180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94f203e9</text:p>
          </table:table-cell>
          <table:table-cell office:value-type="string">
            <text:p>29.07.25, 00:00</text:p>
          </table:table-cell>
          <table:table-cell office:value-type="string">
            <text:p>ac7a380e</text:p>
          </table:table-cell>
          <table:table-cell office:value-type="string">
            <text:p>TRUE</text:p>
          </table:table-cell>
          <table:table-cell office:value-type="string">
            <text:p>49.789, 23.943</text:p>
          </table:table-cell>
          <table:table-cell office:value-type="string">
            <text:p>e4b53fe4</text:p>
          </table:table-cell>
          <table:table-cell office:value-type="string">
            <text:p>09:19</text:p>
          </table:table-cell>
          <table:table-cell office:value-type="string">
            <text:p>49.816, 23.847</text:p>
          </table:table-cell>
          <table:table-cell office:value-type="string">
            <text:p>fb4f84eb</text:p>
          </table:table-cell>
          <table:table-cell office:value-type="string">
            <text:p>09:57</text:p>
          </table:table-cell>
          <table:table-cell office:value-type="string">
            <text:p>WI-20250729-602</text:p>
          </table:table-cell>
          <table:table-cell office:value-type="string">
            <text:p>II-20250729-774</text:p>
          </table:table-cell>
          <table:table-cell office:value-type="string">
            <text:p>fb4f84eb</text:p>
          </table:table-cell>
          <table:table-cell office:value-type="string">
            <text:p>PR-20251116-180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21c964b5</text:p>
          </table:table-cell>
          <table:table-cell office:value-type="string">
            <text:p>29.07.25, 00:00</text:p>
          </table:table-cell>
          <table:table-cell office:value-type="string">
            <text:p>ac7a380e</text:p>
          </table:table-cell>
          <table:table-cell office:value-type="string">
            <text:p>TRUE</text:p>
          </table:table-cell>
          <table:table-cell office:value-type="string">
            <text:p>49.816, 23.847</text:p>
          </table:table-cell>
          <table:table-cell office:value-type="string">
            <text:p>fb4f84eb</text:p>
          </table:table-cell>
          <table:table-cell office:value-type="string">
            <text:p>09:57</text:p>
          </table:table-cell>
          <table:table-cell office:value-type="string">
            <text:p>49.816, 23.848</text:p>
          </table:table-cell>
          <table:table-cell office:value-type="string">
            <text:p>fb4f84eb</text:p>
          </table:table-cell>
          <table:table-cell office:value-type="string">
            <text:p>14:43</text:p>
          </table:table-cell>
          <table:table-cell office:value-type="string">
            <text:p>WI-20250729-234</text:p>
          </table:table-cell>
          <table:table-cell office:value-type="string">
            <text:p>II-20250729-428</text:p>
          </table:table-cell>
          <table:table-cell office:value-type="string">
            <text:p>fb4f84eb</text:p>
          </table:table-cell>
          <table:table-cell office:value-type="string">
            <text:p>PR-20251116-180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3cb603ae</text:p>
          </table:table-cell>
          <table:table-cell office:value-type="string">
            <text:p>29.07.25, 00:00</text:p>
          </table:table-cell>
          <table:table-cell office:value-type="string">
            <text:p>ac7a380e</text:p>
          </table:table-cell>
          <table:table-cell office:value-type="string">
            <text:p>TRUE</text:p>
          </table:table-cell>
          <table:table-cell office:value-type="string">
            <text:p>49.816, 23.847</text:p>
          </table:table-cell>
          <table:table-cell office:value-type="string">
            <text:p>fb4f84eb</text:p>
          </table:table-cell>
          <table:table-cell office:value-type="string">
            <text:p>14:43</text:p>
          </table:table-cell>
          <table:table-cell office:value-type="string">
            <text:p>49.908, 23.968</text:p>
          </table:table-cell>
          <table:table-cell office:value-type="string">
            <text:p>7cad825c</text:p>
          </table:table-cell>
          <table:table-cell office:value-type="string">
            <text:p>15:33</text:p>
          </table:table-cell>
          <table:table-cell office:value-type="string">
            <text:p>WI-20250729-723</text:p>
          </table:table-cell>
          <table:table-cell office:value-type="string">
            <text:p>II-20250729-575</text:p>
          </table:table-cell>
          <table:table-cell office:value-type="string">
            <text:p>7cad825c</text:p>
          </table:table-cell>
          <table:table-cell office:value-type="string">
            <text:p>PR-20250527-242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bdd43f49</text:p>
          </table:table-cell>
          <table:table-cell office:value-type="string">
            <text:p>29.07.25, 00:00</text:p>
          </table:table-cell>
          <table:table-cell office:value-type="string">
            <text:p>ac7a380e</text:p>
          </table:table-cell>
          <table:table-cell office:value-type="string">
            <text:p>TRUE</text:p>
          </table:table-cell>
          <table:table-cell office:value-type="string">
            <text:p>49.908, 23.968</text:p>
          </table:table-cell>
          <table:table-cell office:value-type="string">
            <text:p>7cad825c</text:p>
          </table:table-cell>
          <table:table-cell office:value-type="string">
            <text:p>15:33</text:p>
          </table:table-cell>
          <table:table-cell office:value-type="string">
            <text:p>49.908, 23.968</text:p>
          </table:table-cell>
          <table:table-cell office:value-type="string">
            <text:p>7cad825c</text:p>
          </table:table-cell>
          <table:table-cell office:value-type="string">
            <text:p>15:42</text:p>
          </table:table-cell>
          <table:table-cell office:value-type="string">
            <text:p>WI-20250729-449</text:p>
          </table:table-cell>
          <table:table-cell office:value-type="string">
            <text:p>II-20250729-244</text:p>
          </table:table-cell>
          <table:table-cell office:value-type="string">
            <text:p>7cad825c</text:p>
          </table:table-cell>
          <table:table-cell office:value-type="string">
            <text:p>PR-20250527-242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2c8b156c</text:p>
          </table:table-cell>
          <table:table-cell office:value-type="string">
            <text:p>29.07.25, 00:00</text:p>
          </table:table-cell>
          <table:table-cell office:value-type="string">
            <text:p>ac7a380e</text:p>
          </table:table-cell>
          <table:table-cell office:value-type="string">
            <text:p>TRUE</text:p>
          </table:table-cell>
          <table:table-cell office:value-type="string">
            <text:p>49.906, 23.955</text:p>
          </table:table-cell>
          <table:table-cell office:value-type="string">
            <text:p>fb2751c1</text:p>
          </table:table-cell>
          <table:table-cell office:value-type="string">
            <text:p>15:48</text:p>
          </table:table-cell>
          <table:table-cell office:value-type="string">
            <text:p>49.906, 23.955</text:p>
          </table:table-cell>
          <table:table-cell office:value-type="string">
            <text:p>fb2751c1</text:p>
          </table:table-cell>
          <table:table-cell office:value-type="string">
            <text:p>16:29</text:p>
          </table:table-cell>
          <table:table-cell office:value-type="string">
            <text:p>WI-20250729-129</text:p>
          </table:table-cell>
          <table:table-cell office:value-type="string">
            <text:p>II-20250729-727</text:p>
          </table:table-cell>
          <table:table-cell office:value-type="string">
            <text:p>fb2751c1</text:p>
          </table:table-cell>
          <table:table-cell office:value-type="string">
            <text:p>PR-20250729-104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6c3f0f31</text:p>
          </table:table-cell>
          <table:table-cell office:value-type="string">
            <text:p>29.07.25, 00:00</text:p>
          </table:table-cell>
          <table:table-cell office:value-type="string">
            <text:p>ac7a380e</text:p>
          </table:table-cell>
          <table:table-cell office:value-type="string">
            <text:p>TRUE</text:p>
          </table:table-cell>
          <table:table-cell office:value-type="string">
            <text:p>49.892, 23.957</text:p>
          </table:table-cell>
          <table:table-cell office:value-type="string">
            <text:p>624285df</text:p>
          </table:table-cell>
          <table:table-cell office:value-type="string">
            <text:p>17:19</text:p>
          </table:table-cell>
          <table:table-cell office:value-type="string">
            <text:p>49.893, 23.957</text:p>
          </table:table-cell>
          <table:table-cell office:value-type="string">
            <text:p>624285df</text:p>
          </table:table-cell>
          <table:table-cell office:value-type="string">
            <text:p>17:25</text:p>
          </table:table-cell>
          <table:table-cell office:value-type="string">
            <text:p>WI-20250729-929</text:p>
          </table:table-cell>
          <table:table-cell office:value-type="string">
            <text:p>II-20250729-931</text:p>
          </table:table-cell>
          <table:table-cell office:value-type="string">
            <text:p>624285df</text:p>
          </table:table-cell>
          <table:table-cell office:value-type="string">
            <text:p>PR-20250417-972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float" office:value="95895128">
            <text:p>95895128</text:p>
          </table:table-cell>
          <table:table-cell office:value-type="string">
            <text:p>29.07.25, 00:00</text:p>
          </table:table-cell>
          <table:table-cell office:value-type="string">
            <text:p>ac7a380e</text:p>
          </table:table-cell>
          <table:table-cell office:value-type="string">
            <text:p>TRUE</text:p>
          </table:table-cell>
          <table:table-cell office:value-type="string">
            <text:p>49.893, 23.957</text:p>
          </table:table-cell>
          <table:table-cell office:value-type="string">
            <text:p>624285df</text:p>
          </table:table-cell>
          <table:table-cell office:value-type="string">
            <text:p>17:26</text:p>
          </table:table-cell>
          <table:table-cell office:value-type="string">
            <text:p>49.781, 24.055</text:p>
          </table:table-cell>
          <table:table-cell office:value-type="string">
            <text:p>10c6f637</text:p>
          </table:table-cell>
          <table:table-cell office:value-type="string">
            <text:p>19:03</text:p>
          </table:table-cell>
          <table:table-cell office:value-type="string">
            <text:p>WI-20250729-137</text:p>
          </table:table-cell>
          <table:table-cell office:value-type="string">
            <text:p>II-20250729-758</text:p>
          </table:table-cell>
          <table:table-cell office:value-type="string">
            <text:p>624285df</text:p>
          </table:table-cell>
          <table:table-cell office:value-type="string">
            <text:p>PR-20250417-972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e0d12787</text:p>
          </table:table-cell>
          <table:table-cell office:value-type="string">
            <text:p>30.07.25, 00:00</text:p>
          </table:table-cell>
          <table:table-cell office:value-type="string">
            <text:p>ac7a380e</text:p>
          </table:table-cell>
          <table:table-cell office:value-type="string">
            <text:p>TRUE</text:p>
          </table:table-cell>
          <table:table-cell office:value-type="string">
            <text:p>49.789, 23.943</text:p>
          </table:table-cell>
          <table:table-cell office:value-type="string">
            <text:p>e4b53fe4</text:p>
          </table:table-cell>
          <table:table-cell office:value-type="string">
            <text:p>09:27</text:p>
          </table:table-cell>
          <table:table-cell office:value-type="string">
            <text:p>49.867, 24.009</text:p>
          </table:table-cell>
          <table:table-cell office:value-type="string">
            <text:p>04d74be2</text:p>
          </table:table-cell>
          <table:table-cell office:value-type="string">
            <text:p>10:42</text:p>
          </table:table-cell>
          <table:table-cell office:value-type="string">
            <text:p>WI-20250730-983</text:p>
          </table:table-cell>
          <table:table-cell office:value-type="string">
            <text:p>II-20250730-660</text:p>
          </table:table-cell>
          <table:table-cell office:value-type="string">
            <text:p>04d74be2</text:p>
          </table:table-cell>
          <table:table-cell office:value-type="string">
            <text:p>PR-20250730-293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3e4dcf4e</text:p>
          </table:table-cell>
          <table:table-cell office:value-type="string">
            <text:p>30.07.25, 00:00</text:p>
          </table:table-cell>
          <table:table-cell office:value-type="float" office:value="58498703">
            <text:p>58498703</text:p>
          </table:table-cell>
          <table:table-cell office:value-type="string">
            <text:p>TRUE</text:p>
          </table:table-cell>
          <table:table-cell office:value-type="string">
            <text:p>49.789, 23.943</text:p>
          </table:table-cell>
          <table:table-cell office:value-type="string">
            <text:p>e4b53fe4</text:p>
          </table:table-cell>
          <table:table-cell office:value-type="string">
            <text:p>09:34</text:p>
          </table:table-cell>
          <table:table-cell office:value-type="string">
            <text:p>49.867, 24.009</text:p>
          </table:table-cell>
          <table:table-cell office:value-type="string">
            <text:p>04d74be2</text:p>
          </table:table-cell>
          <table:table-cell office:value-type="string">
            <text:p>13:26</text:p>
          </table:table-cell>
          <table:table-cell office:value-type="string">
            <text:p>WI-20250730-340</text:p>
          </table:table-cell>
          <table:table-cell office:value-type="string">
            <text:p>II-20250730-569</text:p>
          </table:table-cell>
          <table:table-cell office:value-type="string">
            <text:p>04d74be2</text:p>
          </table:table-cell>
          <table:table-cell office:value-type="string">
            <text:p>PR-20250730-293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44de090b</text:p>
          </table:table-cell>
          <table:table-cell office:value-type="string">
            <text:p>30.07.25, 00:00</text:p>
          </table:table-cell>
          <table:table-cell office:value-type="string">
            <text:p>ac7a380e</text:p>
          </table:table-cell>
          <table:table-cell office:value-type="string">
            <text:p>TRUE</text:p>
          </table:table-cell>
          <table:table-cell office:value-type="string">
            <text:p>49.867, 24.009</text:p>
          </table:table-cell>
          <table:table-cell office:value-type="string">
            <text:p>04d74be2</text:p>
          </table:table-cell>
          <table:table-cell office:value-type="string">
            <text:p>10:42</text:p>
          </table:table-cell>
          <table:table-cell office:value-type="string">
            <text:p>49.908, 23.968</text:p>
          </table:table-cell>
          <table:table-cell office:value-type="string">
            <text:p>04d74be2</text:p>
          </table:table-cell>
          <table:table-cell office:value-type="string">
            <text:p>14:30</text:p>
          </table:table-cell>
          <table:table-cell office:value-type="string">
            <text:p>WI-20250730-189</text:p>
          </table:table-cell>
          <table:table-cell office:value-type="string">
            <text:p>II-20250730-771</text:p>
          </table:table-cell>
          <table:table-cell office:value-type="string">
            <text:p>04d74be2</text:p>
          </table:table-cell>
          <table:table-cell office:value-type="string">
            <text:p>PR-20250730-293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06414a26</text:p>
          </table:table-cell>
          <table:table-cell office:value-type="string">
            <text:p>30.07.25, 00:00</text:p>
          </table:table-cell>
          <table:table-cell office:value-type="float" office:value="58498703">
            <text:p>58498703</text:p>
          </table:table-cell>
          <table:table-cell office:value-type="string">
            <text:p>TRUE</text:p>
          </table:table-cell>
          <table:table-cell office:value-type="string">
            <text:p>49.867, 24.009</text:p>
          </table:table-cell>
          <table:table-cell office:value-type="string">
            <text:p>04d74be2</text:p>
          </table:table-cell>
          <table:table-cell office:value-type="string">
            <text:p>13:27</text:p>
          </table:table-cell>
          <table:table-cell office:value-type="string">
            <text:p>49.789, 24.055</text:p>
          </table:table-cell>
          <table:table-cell office:value-type="string">
            <text:p>6ce7e26d</text:p>
          </table:table-cell>
          <table:table-cell office:value-type="string">
            <text:p>14:31</text:p>
          </table:table-cell>
          <table:table-cell office:value-type="string">
            <text:p>WI-20250730-143</text:p>
          </table:table-cell>
          <table:table-cell office:value-type="string">
            <text:p>II-20250730-613</text:p>
          </table:table-cell>
          <table:table-cell office:value-type="string">
            <text:p>04d74be2</text:p>
          </table:table-cell>
          <table:table-cell office:value-type="string">
            <text:p>PR-20250730-293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7fc86a82</text:p>
          </table:table-cell>
          <table:table-cell office:value-type="string">
            <text:p>30.07.25, 00:00</text:p>
          </table:table-cell>
          <table:table-cell office:value-type="string">
            <text:p>ac7a380e</text:p>
          </table:table-cell>
          <table:table-cell office:value-type="string">
            <text:p>TRUE</text:p>
          </table:table-cell>
          <table:table-cell office:value-type="string">
            <text:p>49.908, 23.968</text:p>
          </table:table-cell>
          <table:table-cell office:value-type="string">
            <text:p>7cad825c</text:p>
          </table:table-cell>
          <table:table-cell office:value-type="string">
            <text:p>14:47</text:p>
          </table:table-cell>
          <table:table-cell office:value-type="string">
            <text:p>49.908, 23.968</text:p>
          </table:table-cell>
          <table:table-cell office:value-type="string">
            <text:p>7cad825c</text:p>
          </table:table-cell>
          <table:table-cell office:value-type="string">
            <text:p>17:05</text:p>
          </table:table-cell>
          <table:table-cell office:value-type="string">
            <text:p>WI-20250730-834</text:p>
          </table:table-cell>
          <table:table-cell office:value-type="string">
            <text:p>II-20250730-219</text:p>
          </table:table-cell>
          <table:table-cell office:value-type="string">
            <text:p>7cad825c</text:p>
          </table:table-cell>
          <table:table-cell office:value-type="string">
            <text:p>PR-20250527-242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f08d3e5e</text:p>
          </table:table-cell>
          <table:table-cell office:value-type="string">
            <text:p>30.07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805, 24.039</text:p>
          </table:table-cell>
          <table:table-cell office:value-type="string">
            <text:p>04d74be2</text:p>
          </table:table-cell>
          <table:table-cell office:value-type="string">
            <text:p>14:30</text:p>
          </table:table-cell>
          <table:table-cell office:value-type="string">
            <text:p>49.805, 24.039</text:p>
          </table:table-cell>
          <table:table-cell office:value-type="string">
            <text:p>7cad825c</text:p>
          </table:table-cell>
          <table:table-cell office:value-type="string">
            <text:p>14:46</text:p>
          </table:table-cell>
          <table:table-cell office:value-type="string">
            <text:p>WI-20250730-973</text:p>
          </table:table-cell>
          <table:table-cell office:value-type="string">
            <text:p>II-20250730-225</text:p>
          </table:table-cell>
          <table:table-cell office:value-type="string">
            <text:p>04d74be2</text:p>
          </table:table-cell>
          <table:table-cell office:value-type="string">
            <text:p>PR-20250730-293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72a0adf5</text:p>
          </table:table-cell>
          <table:table-cell office:value-type="string">
            <text:p>30.07.25, 00:00</text:p>
          </table:table-cell>
          <table:table-cell office:value-type="string">
            <text:p>ac7a380e</text:p>
          </table:table-cell>
          <table:table-cell office:value-type="string">
            <text:p>TRUE</text:p>
          </table:table-cell>
          <table:table-cell office:value-type="string">
            <text:p>49.908, 23.968</text:p>
          </table:table-cell>
          <table:table-cell office:value-type="string">
            <text:p>7cad825c</text:p>
          </table:table-cell>
          <table:table-cell office:value-type="string">
            <text:p>17:05</text:p>
          </table:table-cell>
          <table:table-cell office:value-type="string">
            <text:p>49.789, 23.943</text:p>
          </table:table-cell>
          <table:table-cell office:value-type="string">
            <text:p>e4b53fe4</text:p>
          </table:table-cell>
          <table:table-cell office:value-type="string">
            <text:p>18:54</text:p>
          </table:table-cell>
          <table:table-cell office:value-type="string">
            <text:p>WI-20250730-997</text:p>
          </table:table-cell>
          <table:table-cell office:value-type="string">
            <text:p>II-20250730-290</text:p>
          </table:table-cell>
          <table:table-cell office:value-type="string">
            <text:p>7cad825c</text:p>
          </table:table-cell>
          <table:table-cell office:value-type="string">
            <text:p>PR-20250527-242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98b47c74</text:p>
          </table:table-cell>
          <table:table-cell office:value-type="string">
            <text:p>31.07.25, 00:00</text:p>
          </table:table-cell>
          <table:table-cell office:value-type="float" office:value="58498703">
            <text:p>58498703</text:p>
          </table:table-cell>
          <table:table-cell office:value-type="string">
            <text:p>TRUE</text:p>
          </table:table-cell>
          <table:table-cell office:value-type="string">
            <text:p>49.79, 24.056</text:p>
          </table:table-cell>
          <table:table-cell office:value-type="string">
            <text:p>6ce7e26d</text:p>
          </table:table-cell>
          <table:table-cell office:value-type="string">
            <text:p>07:22</text:p>
          </table:table-cell>
          <table:table-cell office:value-type="string">
            <text:p>49.79, 24.056</text:p>
          </table:table-cell>
          <table:table-cell office:value-type="string">
            <text:p>6ce7e26d</text:p>
          </table:table-cell>
          <table:table-cell office:value-type="string">
            <text:p>19:22</text:p>
          </table:table-cell>
          <table:table-cell office:value-type="string">
            <text:p>WI-20250731-367</text:p>
          </table:table-cell>
          <table:table-cell office:value-type="string">
            <text:p>II-20250731-103</text:p>
          </table:table-cell>
          <table:table-cell office:value-type="string">
            <text:p>0304bc26</text:p>
          </table:table-cell>
          <table:table-cell office:value-type="string">
            <text:p>PR-20250730-907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65ea6af7</text:p>
          </table:table-cell>
          <table:table-cell office:value-type="string">
            <text:p>31.07.25, 00:00</text:p>
          </table:table-cell>
          <table:table-cell office:value-type="float" office:value="58498703">
            <text:p>58498703</text:p>
          </table:table-cell>
          <table:table-cell office:value-type="string">
            <text:p>TRUE</text:p>
          </table:table-cell>
          <table:table-cell office:value-type="string">
            <text:p>49.789, 23.943</text:p>
          </table:table-cell>
          <table:table-cell office:value-type="string">
            <text:p>e4b53fe4</text:p>
          </table:table-cell>
          <table:table-cell office:value-type="string">
            <text:p>09:35</text:p>
          </table:table-cell>
          <table:table-cell office:value-type="string">
            <text:p>49.789, 23.979</text:p>
          </table:table-cell>
          <table:table-cell office:value-type="string">
            <text:p>c04aa81c</text:p>
          </table:table-cell>
          <table:table-cell office:value-type="string">
            <text:p>10:29</text:p>
          </table:table-cell>
          <table:table-cell office:value-type="string">
            <text:p>WI-20250731-602</text:p>
          </table:table-cell>
          <table:table-cell office:value-type="string">
            <text:p>II-20250731-320</text:p>
          </table:table-cell>
          <table:table-cell office:value-type="string">
            <text:p>0304bc26</text:p>
          </table:table-cell>
          <table:table-cell office:value-type="string">
            <text:p>PR-20250717-524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ec9d4e7e</text:p>
          </table:table-cell>
          <table:table-cell office:value-type="string">
            <text:p>31.07.25, 00:00</text:p>
          </table:table-cell>
          <table:table-cell office:value-type="float" office:value="58498703">
            <text:p>58498703</text:p>
          </table:table-cell>
          <table:table-cell office:value-type="string">
            <text:p>TRUE</text:p>
          </table:table-cell>
          <table:table-cell office:value-type="string">
            <text:p>49.789, 23.979</text:p>
          </table:table-cell>
          <table:table-cell office:value-type="string">
            <text:p>c04aa81c</text:p>
          </table:table-cell>
          <table:table-cell office:value-type="string">
            <text:p>10:30</text:p>
          </table:table-cell>
          <table:table-cell office:value-type="string">
            <text:p>49.867, 24.009</text:p>
          </table:table-cell>
          <table:table-cell office:value-type="string">
            <text:p>04d74be2</text:p>
          </table:table-cell>
          <table:table-cell office:value-type="string">
            <text:p>11:26</text:p>
          </table:table-cell>
          <table:table-cell office:value-type="string">
            <text:p>WI-20250731-662</text:p>
          </table:table-cell>
          <table:table-cell office:value-type="string">
            <text:p>II-20250731-253</text:p>
          </table:table-cell>
          <table:table-cell office:value-type="string">
            <text:p>04d74be2</text:p>
          </table:table-cell>
          <table:table-cell office:value-type="string">
            <text:p>PR-20250730-293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7884baa1</text:p>
          </table:table-cell>
          <table:table-cell office:value-type="string">
            <text:p>31.07.25, 00:00</text:p>
          </table:table-cell>
          <table:table-cell office:value-type="float" office:value="58498703">
            <text:p>58498703</text:p>
          </table:table-cell>
          <table:table-cell office:value-type="string">
            <text:p>TRUE</text:p>
          </table:table-cell>
          <table:table-cell office:value-type="string">
            <text:p>49.867, 24.01</text:p>
          </table:table-cell>
          <table:table-cell office:value-type="string">
            <text:p>04d74be2</text:p>
          </table:table-cell>
          <table:table-cell office:value-type="string">
            <text:p>11:30</text:p>
          </table:table-cell>
          <table:table-cell office:value-type="string">
            <text:p>49.868, 24.009</text:p>
          </table:table-cell>
          <table:table-cell office:value-type="string">
            <text:p>04d74be2</text:p>
          </table:table-cell>
          <table:table-cell office:value-type="string">
            <text:p>12:09</text:p>
          </table:table-cell>
          <table:table-cell office:value-type="string">
            <text:p>WI-20250731-511</text:p>
          </table:table-cell>
          <table:table-cell office:value-type="string">
            <text:p>II-20250731-406</text:p>
          </table:table-cell>
          <table:table-cell office:value-type="string">
            <text:p>04d74be2</text:p>
          </table:table-cell>
          <table:table-cell office:value-type="string">
            <text:p>PR-20250730-293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864c13ee</text:p>
          </table:table-cell>
          <table:table-cell office:value-type="string">
            <text:p>31.07.25, 00:00</text:p>
          </table:table-cell>
          <table:table-cell office:value-type="float" office:value="58498703">
            <text:p>58498703</text:p>
          </table:table-cell>
          <table:table-cell office:value-type="string">
            <text:p>TRUE</text:p>
          </table:table-cell>
          <table:table-cell office:value-type="string">
            <text:p>49.868, 24.009</text:p>
          </table:table-cell>
          <table:table-cell office:value-type="string">
            <text:p>04d74be2</text:p>
          </table:table-cell>
          <table:table-cell office:value-type="string">
            <text:p>12:09</text:p>
          </table:table-cell>
          <table:table-cell office:value-type="string">
            <text:p>49.833, 24.028</text:p>
          </table:table-cell>
          <table:table-cell office:value-type="string">
            <text:p>a3babb2e</text:p>
          </table:table-cell>
          <table:table-cell office:value-type="string">
            <text:p>13:20</text:p>
          </table:table-cell>
          <table:table-cell office:value-type="string">
            <text:p>WI-20250731-883</text:p>
          </table:table-cell>
          <table:table-cell office:value-type="string">
            <text:p>II-20250731-867</text:p>
          </table:table-cell>
          <table:table-cell office:value-type="string">
            <text:p>04d74be2</text:p>
          </table:table-cell>
          <table:table-cell office:value-type="string">
            <text:p>PR-20250730-293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beb25bab</text:p>
          </table:table-cell>
          <table:table-cell office:value-type="string">
            <text:p>31.07.25, 00:00</text:p>
          </table:table-cell>
          <table:table-cell office:value-type="float" office:value="58498703">
            <text:p>58498703</text:p>
          </table:table-cell>
          <table:table-cell office:value-type="string">
            <text:p>TRUE</text:p>
          </table:table-cell>
          <table:table-cell office:value-type="string">
            <text:p>49.833, 24.029</text:p>
          </table:table-cell>
          <table:table-cell office:value-type="string">
            <text:p>a3babb2e</text:p>
          </table:table-cell>
          <table:table-cell office:value-type="string">
            <text:p>13:23</text:p>
          </table:table-cell>
          <table:table-cell office:value-type="string">
            <text:p>49.787, 24.049</text:p>
          </table:table-cell>
          <table:table-cell office:value-type="string">
            <text:p>a3babb2e</text:p>
          </table:table-cell>
          <table:table-cell office:value-type="string">
            <text:p>18:15</text:p>
          </table:table-cell>
          <table:table-cell office:value-type="string">
            <text:p>WI-20250731-819</text:p>
          </table:table-cell>
          <table:table-cell office:value-type="string">
            <text:p>II-20250731-305</text:p>
          </table:table-cell>
          <table:table-cell office:value-type="string">
            <text:p>a3babb2e</text:p>
          </table:table-cell>
          <table:table-cell office:value-type="string">
            <text:p>PR-20250731-609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4fb5b162</text:p>
          </table:table-cell>
          <table:table-cell office:value-type="string">
            <text:p>31.07.25, 00:00</text:p>
          </table:table-cell>
          <table:table-cell office:value-type="string">
            <text:p>ac7a380e</text:p>
          </table:table-cell>
          <table:table-cell office:value-type="string">
            <text:p>TRUE</text:p>
          </table:table-cell>
          <table:table-cell office:value-type="string">
            <text:p>49.833, 24.027</text:p>
          </table:table-cell>
          <table:table-cell office:value-type="string">
            <text:p>a3babb2e</text:p>
          </table:table-cell>
          <table:table-cell office:value-type="string">
            <text:p>17:25</text:p>
          </table:table-cell>
          <table:table-cell office:value-type="string">
            <text:p>49.833, 24.027</text:p>
          </table:table-cell>
          <table:table-cell office:value-type="string">
            <text:p>10c6f637</text:p>
          </table:table-cell>
          <table:table-cell office:value-type="string">
            <text:p>18:55</text:p>
          </table:table-cell>
          <table:table-cell office:value-type="string">
            <text:p>WI-20250731-518</text:p>
          </table:table-cell>
          <table:table-cell office:value-type="string">
            <text:p>II-20250731-679</text:p>
          </table:table-cell>
          <table:table-cell office:value-type="string">
            <text:p>a3babb2e</text:p>
          </table:table-cell>
          <table:table-cell office:value-type="string">
            <text:p>PR-20250731-609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efcfadf8</text:p>
          </table:table-cell>
          <table:table-cell office:value-type="string">
            <text:p>31.07.25, 00:00</text:p>
          </table:table-cell>
          <table:table-cell office:value-type="string">
            <text:p>ac7a380e</text:p>
          </table:table-cell>
          <table:table-cell office:value-type="string">
            <text:p>TRUE</text:p>
          </table:table-cell>
          <table:table-cell office:value-type="string">
            <text:p>49.833, 24.027</text:p>
          </table:table-cell>
          <table:table-cell office:value-type="string">
            <text:p>a3babb2e</text:p>
          </table:table-cell>
          <table:table-cell office:value-type="string">
            <text:p>13:56</text:p>
          </table:table-cell>
          <table:table-cell office:value-type="string">
            <text:p>49.833, 24.027</text:p>
          </table:table-cell>
          <table:table-cell office:value-type="string">
            <text:p>a3babb2e</text:p>
          </table:table-cell>
          <table:table-cell office:value-type="string">
            <text:p>17:25</text:p>
          </table:table-cell>
          <table:table-cell office:value-type="string">
            <text:p>WI-20250731-305</text:p>
          </table:table-cell>
          <table:table-cell office:value-type="string">
            <text:p>II-20250731-767</text:p>
          </table:table-cell>
          <table:table-cell office:value-type="string">
            <text:p>a3babb2e</text:p>
          </table:table-cell>
          <table:table-cell office:value-type="string">
            <text:p>PR-20250731-609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d1888967</text:p>
          </table:table-cell>
          <table:table-cell office:value-type="string">
            <text:p>31.07.25, 00:00</text:p>
          </table:table-cell>
          <table:table-cell office:value-type="string">
            <text:p>ac7a380e</text:p>
          </table:table-cell>
          <table:table-cell office:value-type="string">
            <text:p>TRUE</text:p>
          </table:table-cell>
          <table:table-cell office:value-type="string">
            <text:p>49.781, 24.056</text:p>
          </table:table-cell>
          <table:table-cell office:value-type="string">
            <text:p>10c6f637</text:p>
          </table:table-cell>
          <table:table-cell office:value-type="string">
            <text:p>13:00</text:p>
          </table:table-cell>
          <table:table-cell office:value-type="string">
            <text:p>49.781, 24.056</text:p>
          </table:table-cell>
          <table:table-cell office:value-type="string">
            <text:p>a3babb2e</text:p>
          </table:table-cell>
          <table:table-cell office:value-type="string">
            <text:p>13:25</text:p>
          </table:table-cell>
          <table:table-cell office:value-type="string">
            <text:p>WI-20250731-811</text:p>
          </table:table-cell>
          <table:table-cell office:value-type="string">
            <text:p>II-20250731-455</text:p>
          </table:table-cell>
          <table:table-cell office:value-type="string">
            <text:p>a3babb2e</text:p>
          </table:table-cell>
          <table:table-cell office:value-type="string">
            <text:p>PR-20250731-609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00dd4c89</text:p>
          </table:table-cell>
          <table:table-cell office:value-type="string">
            <text:p>01.08.25, 00:00</text:p>
          </table:table-cell>
          <table:table-cell office:value-type="string">
            <text:p>ac7a380e</text:p>
          </table:table-cell>
          <table:table-cell office:value-type="string">
            <text:p>TRUE</text:p>
          </table:table-cell>
          <table:table-cell office:value-type="string">
            <text:p>49.789, 23.944</text:p>
          </table:table-cell>
          <table:table-cell office:value-type="string">
            <text:p>e4b53fe4</text:p>
          </table:table-cell>
          <table:table-cell office:value-type="string">
            <text:p>09:21</text:p>
          </table:table-cell>
          <table:table-cell office:value-type="string">
            <text:p>49.926, 23.906</text:p>
          </table:table-cell>
          <table:table-cell office:value-type="string">
            <text:p>556598b9</text:p>
          </table:table-cell>
          <table:table-cell office:value-type="string">
            <text:p>10:23</text:p>
          </table:table-cell>
          <table:table-cell office:value-type="string">
            <text:p>WI-20250801-571</text:p>
          </table:table-cell>
          <table:table-cell office:value-type="string">
            <text:p>II-20250801-977</text:p>
          </table:table-cell>
          <table:table-cell office:value-type="string">
            <text:p>556598b9</text:p>
          </table:table-cell>
          <table:table-cell office:value-type="string">
            <text:p>PR-20250319-274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c0e0824b</text:p>
          </table:table-cell>
          <table:table-cell office:value-type="string">
            <text:p>01.08.25, 00:00</text:p>
          </table:table-cell>
          <table:table-cell office:value-type="string">
            <text:p>ac7a380e</text:p>
          </table:table-cell>
          <table:table-cell office:value-type="string">
            <text:p>TRUE</text:p>
          </table:table-cell>
          <table:table-cell office:value-type="string">
            <text:p>49.926, 23.906</text:p>
          </table:table-cell>
          <table:table-cell office:value-type="string">
            <text:p>556598b9</text:p>
          </table:table-cell>
          <table:table-cell office:value-type="string">
            <text:p>10:23</text:p>
          </table:table-cell>
          <table:table-cell office:value-type="string">
            <text:p>49.926, 23.906</text:p>
          </table:table-cell>
          <table:table-cell office:value-type="string">
            <text:p>556598b9</text:p>
          </table:table-cell>
          <table:table-cell office:value-type="string">
            <text:p>13:45</text:p>
          </table:table-cell>
          <table:table-cell office:value-type="string">
            <text:p>WI-20250801-733</text:p>
          </table:table-cell>
          <table:table-cell office:value-type="string">
            <text:p>II-20250801-334</text:p>
          </table:table-cell>
          <table:table-cell office:value-type="string">
            <text:p>556598b9</text:p>
          </table:table-cell>
          <table:table-cell office:value-type="string">
            <text:p>PR-20250319-274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4a01df1b</text:p>
          </table:table-cell>
          <table:table-cell office:value-type="string">
            <text:p>01.08.25, 00:00</text:p>
          </table:table-cell>
          <table:table-cell office:value-type="string">
            <text:p>ac7a380e</text:p>
          </table:table-cell>
          <table:table-cell office:value-type="string">
            <text:p>TRUE</text:p>
          </table:table-cell>
          <table:table-cell office:value-type="string">
            <text:p>49.926, 23.906</text:p>
          </table:table-cell>
          <table:table-cell office:value-type="string">
            <text:p>556598b9</text:p>
          </table:table-cell>
          <table:table-cell office:value-type="string">
            <text:p>13:46</text:p>
          </table:table-cell>
          <table:table-cell office:value-type="string">
            <text:p>49.789, 23.943</text:p>
          </table:table-cell>
          <table:table-cell office:value-type="string">
            <text:p>e4b53fe4</text:p>
          </table:table-cell>
          <table:table-cell office:value-type="string">
            <text:p>14:30</text:p>
          </table:table-cell>
          <table:table-cell office:value-type="string">
            <text:p>WI-20250801-374</text:p>
          </table:table-cell>
          <table:table-cell office:value-type="string">
            <text:p>II-20250801-488</text:p>
          </table:table-cell>
          <table:table-cell office:value-type="string">
            <text:p>556598b9</text:p>
          </table:table-cell>
          <table:table-cell office:value-type="string">
            <text:p>PR-20250319-274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6b94c47a</text:p>
          </table:table-cell>
          <table:table-cell office:value-type="string">
            <text:p>01.08.25, 00:00</text:p>
          </table:table-cell>
          <table:table-cell office:value-type="string">
            <text:p>ac7a380e</text:p>
          </table:table-cell>
          <table:table-cell office:value-type="string">
            <text:p>TRUE</text:p>
          </table:table-cell>
          <table:table-cell office:value-type="string">
            <text:p>49.789, 23.944</text:p>
          </table:table-cell>
          <table:table-cell office:value-type="string">
            <text:p>e4b53fe4</text:p>
          </table:table-cell>
          <table:table-cell office:value-type="string">
            <text:p>14:34</text:p>
          </table:table-cell>
          <table:table-cell office:value-type="string">
            <text:p>49.836, 24.04</text:p>
          </table:table-cell>
          <table:table-cell office:value-type="string">
            <text:p>0d2c636c</text:p>
          </table:table-cell>
          <table:table-cell office:value-type="string">
            <text:p>15:21</text:p>
          </table:table-cell>
          <table:table-cell office:value-type="string">
            <text:p>WI-20250801-261</text:p>
          </table:table-cell>
          <table:table-cell office:value-type="string">
            <text:p>II-20250801-836</text:p>
          </table:table-cell>
          <table:table-cell office:value-type="string">
            <text:p>0d2c636c</text:p>
          </table:table-cell>
          <table:table-cell office:value-type="string">
            <text:p>PR-20250718-176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f3773e55</text:p>
          </table:table-cell>
          <table:table-cell office:value-type="string">
            <text:p>01.08.25, 00:00</text:p>
          </table:table-cell>
          <table:table-cell office:value-type="string">
            <text:p>ac7a380e</text:p>
          </table:table-cell>
          <table:table-cell office:value-type="string">
            <text:p>TRUE</text:p>
          </table:table-cell>
          <table:table-cell office:value-type="string">
            <text:p>49.836, 24.04</text:p>
          </table:table-cell>
          <table:table-cell office:value-type="string">
            <text:p>0d2c636c</text:p>
          </table:table-cell>
          <table:table-cell office:value-type="string">
            <text:p>15:22</text:p>
          </table:table-cell>
          <table:table-cell office:value-type="string">
            <text:p>49.836, 24.041</text:p>
          </table:table-cell>
          <table:table-cell office:value-type="string">
            <text:p>0d2c636c</text:p>
          </table:table-cell>
          <table:table-cell office:value-type="string">
            <text:p>17:29</text:p>
          </table:table-cell>
          <table:table-cell office:value-type="string">
            <text:p>WI-20250801-919</text:p>
          </table:table-cell>
          <table:table-cell office:value-type="string">
            <text:p>II-20250801-226</text:p>
          </table:table-cell>
          <table:table-cell office:value-type="string">
            <text:p>0d2c636c</text:p>
          </table:table-cell>
          <table:table-cell office:value-type="string">
            <text:p>PR-20250718-176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4c8cd3bd</text:p>
          </table:table-cell>
          <table:table-cell office:value-type="string">
            <text:p>01.08.25, 00:00</text:p>
          </table:table-cell>
          <table:table-cell office:value-type="string">
            <text:p>ac7a380e</text:p>
          </table:table-cell>
          <table:table-cell office:value-type="string">
            <text:p>TRUE</text:p>
          </table:table-cell>
          <table:table-cell office:value-type="string">
            <text:p>49.836, 24.041</text:p>
          </table:table-cell>
          <table:table-cell office:value-type="string">
            <text:p>0d2c636c</text:p>
          </table:table-cell>
          <table:table-cell office:value-type="string">
            <text:p>17:29</text:p>
          </table:table-cell>
          <table:table-cell office:value-type="string">
            <text:p>49.782, 24.057</text:p>
          </table:table-cell>
          <table:table-cell office:value-type="string">
            <text:p>10c6f637</text:p>
          </table:table-cell>
          <table:table-cell office:value-type="string">
            <text:p>18:00</text:p>
          </table:table-cell>
          <table:table-cell office:value-type="string">
            <text:p>WI-20250801-655</text:p>
          </table:table-cell>
          <table:table-cell office:value-type="string">
            <text:p>II-20250801-279</text:p>
          </table:table-cell>
          <table:table-cell office:value-type="string">
            <text:p>0d2c636c</text:p>
          </table:table-cell>
          <table:table-cell office:value-type="string">
            <text:p>PR-20250718-176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febe083f</text:p>
          </table:table-cell>
          <table:table-cell office:value-type="string">
            <text:p>04.08.25, 00:00</text:p>
          </table:table-cell>
          <table:table-cell office:value-type="string">
            <text:p>ac7a380e</text:p>
          </table:table-cell>
          <table:table-cell office:value-type="string">
            <text:p>TRUE</text:p>
          </table:table-cell>
          <table:table-cell office:value-type="string">
            <text:p>49.789, 23.943</text:p>
          </table:table-cell>
          <table:table-cell office:value-type="string">
            <text:p>e4b53fe4</text:p>
          </table:table-cell>
          <table:table-cell office:value-type="string">
            <text:p>09:20</text:p>
          </table:table-cell>
          <table:table-cell office:value-type="string">
            <text:p>49.926, 23.906</text:p>
          </table:table-cell>
          <table:table-cell office:value-type="string">
            <text:p>556598b9</text:p>
          </table:table-cell>
          <table:table-cell office:value-type="string">
            <text:p>10:43</text:p>
          </table:table-cell>
          <table:table-cell office:value-type="string">
            <text:p>WI-20250804-627</text:p>
          </table:table-cell>
          <table:table-cell office:value-type="string">
            <text:p>II-20250804-863</text:p>
          </table:table-cell>
          <table:table-cell office:value-type="string">
            <text:p>556598b9</text:p>
          </table:table-cell>
          <table:table-cell office:value-type="string">
            <text:p>PR-20250319-274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eb6ba473</text:p>
          </table:table-cell>
          <table:table-cell office:value-type="string">
            <text:p>04.08.25, 00:00</text:p>
          </table:table-cell>
          <table:table-cell office:value-type="string">
            <text:p>ac7a380e</text:p>
          </table:table-cell>
          <table:table-cell office:value-type="string">
            <text:p>TRUE</text:p>
          </table:table-cell>
          <table:table-cell office:value-type="string">
            <text:p>49.926, 23.906</text:p>
          </table:table-cell>
          <table:table-cell office:value-type="string">
            <text:p>556598b9</text:p>
          </table:table-cell>
          <table:table-cell office:value-type="string">
            <text:p>10:44</text:p>
          </table:table-cell>
          <table:table-cell office:value-type="string">
            <text:p>49.926, 23.906</text:p>
          </table:table-cell>
          <table:table-cell office:value-type="string">
            <text:p>556598b9</text:p>
          </table:table-cell>
          <table:table-cell office:value-type="string">
            <text:p>14:42</text:p>
          </table:table-cell>
          <table:table-cell office:value-type="string">
            <text:p>WI-20250804-975</text:p>
          </table:table-cell>
          <table:table-cell office:value-type="string">
            <text:p>II-20250804-150</text:p>
          </table:table-cell>
          <table:table-cell office:value-type="string">
            <text:p>556598b9</text:p>
          </table:table-cell>
          <table:table-cell office:value-type="string">
            <text:p>PR-20250319-274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914249f1</text:p>
          </table:table-cell>
          <table:table-cell office:value-type="string">
            <text:p>04.08.25, 00:00</text:p>
          </table:table-cell>
          <table:table-cell office:value-type="string">
            <text:p>ac7a380e</text:p>
          </table:table-cell>
          <table:table-cell office:value-type="string">
            <text:p>TRUE</text:p>
          </table:table-cell>
          <table:table-cell office:value-type="string">
            <text:p>49.926, 23.906</text:p>
          </table:table-cell>
          <table:table-cell office:value-type="string">
            <text:p>556598b9</text:p>
          </table:table-cell>
          <table:table-cell office:value-type="string">
            <text:p>14:42</text:p>
          </table:table-cell>
          <table:table-cell office:value-type="string">
            <text:p>49.789, 23.943</text:p>
          </table:table-cell>
          <table:table-cell office:value-type="string">
            <text:p>e4b53fe4</text:p>
          </table:table-cell>
          <table:table-cell office:value-type="string">
            <text:p>15:17</text:p>
          </table:table-cell>
          <table:table-cell office:value-type="string">
            <text:p>WI-20250804-820</text:p>
          </table:table-cell>
          <table:table-cell office:value-type="string">
            <text:p>II-20250804-829</text:p>
          </table:table-cell>
          <table:table-cell office:value-type="string">
            <text:p>556598b9</text:p>
          </table:table-cell>
          <table:table-cell office:value-type="string">
            <text:p>PR-20250319-274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d5fd25a4</text:p>
          </table:table-cell>
          <table:table-cell office:value-type="string">
            <text:p>04.08.25, 00:00</text:p>
          </table:table-cell>
          <table:table-cell office:value-type="string">
            <text:p>ac7a380e</text:p>
          </table:table-cell>
          <table:table-cell office:value-type="string">
            <text:p>TRUE</text:p>
          </table:table-cell>
          <table:table-cell office:value-type="string">
            <text:p>49.789, 23.943</text:p>
          </table:table-cell>
          <table:table-cell office:value-type="string">
            <text:p>e4b53fe4</text:p>
          </table:table-cell>
          <table:table-cell office:value-type="string">
            <text:p>16:30</text:p>
          </table:table-cell>
          <table:table-cell office:value-type="string">
            <text:p>49.789, 23.979</text:p>
          </table:table-cell>
          <table:table-cell office:value-type="string">
            <text:p>c04aa81c</text:p>
          </table:table-cell>
          <table:table-cell office:value-type="string">
            <text:p>16:44</text:p>
          </table:table-cell>
          <table:table-cell office:value-type="string">
            <text:p>WI-20250804-226</text:p>
          </table:table-cell>
          <table:table-cell office:value-type="string">
            <text:p>II-20250804-511</text:p>
          </table:table-cell>
          <table:table-cell office:value-type="string">
            <text:p>0304bc26</text:p>
          </table:table-cell>
          <table:table-cell office:value-type="string">
            <text:p>PR-20250717-524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994fa670</text:p>
          </table:table-cell>
          <table:table-cell office:value-type="string">
            <text:p>04.08.25, 00:00</text:p>
          </table:table-cell>
          <table:table-cell office:value-type="string">
            <text:p>ac7a380e</text:p>
          </table:table-cell>
          <table:table-cell office:value-type="string">
            <text:p>TRUE</text:p>
          </table:table-cell>
          <table:table-cell office:value-type="string">
            <text:p>49.789, 23.979</text:p>
          </table:table-cell>
          <table:table-cell office:value-type="string">
            <text:p>c04aa81c</text:p>
          </table:table-cell>
          <table:table-cell office:value-type="string">
            <text:p>16:44</text:p>
          </table:table-cell>
          <table:table-cell office:value-type="string">
            <text:p>49.789, 23.979</text:p>
          </table:table-cell>
          <table:table-cell office:value-type="string">
            <text:p>c04aa81c</text:p>
          </table:table-cell>
          <table:table-cell office:value-type="string">
            <text:p>17:58</text:p>
          </table:table-cell>
          <table:table-cell office:value-type="string">
            <text:p>WI-20250804-258</text:p>
          </table:table-cell>
          <table:table-cell office:value-type="string">
            <text:p>II-20250804-346</text:p>
          </table:table-cell>
          <table:table-cell office:value-type="string">
            <text:p>0304bc26</text:p>
          </table:table-cell>
          <table:table-cell office:value-type="string">
            <text:p>PR-20250717-524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610fa109</text:p>
          </table:table-cell>
          <table:table-cell office:value-type="string">
            <text:p>04.08.25, 00:00</text:p>
          </table:table-cell>
          <table:table-cell office:value-type="string">
            <text:p>ac7a380e</text:p>
          </table:table-cell>
          <table:table-cell office:value-type="string">
            <text:p>TRUE</text:p>
          </table:table-cell>
          <table:table-cell office:value-type="string">
            <text:p>49.789, 23.979</text:p>
          </table:table-cell>
          <table:table-cell office:value-type="string">
            <text:p>c04aa81c</text:p>
          </table:table-cell>
          <table:table-cell office:value-type="string">
            <text:p>17:58</text:p>
          </table:table-cell>
          <table:table-cell office:value-type="string">
            <text:p>49.781, 24.055</text:p>
          </table:table-cell>
          <table:table-cell office:value-type="string">
            <text:p>10c6f637</text:p>
          </table:table-cell>
          <table:table-cell office:value-type="string">
            <text:p>18:48</text:p>
          </table:table-cell>
          <table:table-cell office:value-type="string">
            <text:p>WI-20250804-273</text:p>
          </table:table-cell>
          <table:table-cell office:value-type="string">
            <text:p>II-20250804-173</text:p>
          </table:table-cell>
          <table:table-cell office:value-type="string">
            <text:p>0304bc26</text:p>
          </table:table-cell>
          <table:table-cell office:value-type="string">
            <text:p>PR-20250717-524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fc6212c4</text:p>
          </table:table-cell>
          <table:table-cell office:value-type="string">
            <text:p>05.08.25, 00:00</text:p>
          </table:table-cell>
          <table:table-cell office:value-type="string">
            <text:p>ac7a380e</text:p>
          </table:table-cell>
          <table:table-cell office:value-type="string">
            <text:p>TRUE</text:p>
          </table:table-cell>
          <table:table-cell office:value-type="string">
            <text:p>49.789, 23.943</text:p>
          </table:table-cell>
          <table:table-cell office:value-type="string">
            <text:p>e4b53fe4</text:p>
          </table:table-cell>
          <table:table-cell office:value-type="string">
            <text:p>09:47</text:p>
          </table:table-cell>
          <table:table-cell office:value-type="string">
            <text:p>49.789, 23.979</text:p>
          </table:table-cell>
          <table:table-cell office:value-type="string">
            <text:p>c04aa81c</text:p>
          </table:table-cell>
          <table:table-cell office:value-type="string">
            <text:p>09:59</text:p>
          </table:table-cell>
          <table:table-cell office:value-type="string">
            <text:p>WI-20250805-766</text:p>
          </table:table-cell>
          <table:table-cell office:value-type="string">
            <text:p>II-20250805-918</text:p>
          </table:table-cell>
          <table:table-cell office:value-type="string">
            <text:p>0304bc26</text:p>
          </table:table-cell>
          <table:table-cell office:value-type="string">
            <text:p>PR-20250717-524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bd3e5377</text:p>
          </table:table-cell>
          <table:table-cell office:value-type="string">
            <text:p>05.08.25, 00:00</text:p>
          </table:table-cell>
          <table:table-cell office:value-type="string">
            <text:p>ac7a380e</text:p>
          </table:table-cell>
          <table:table-cell office:value-type="string">
            <text:p>TRUE</text:p>
          </table:table-cell>
          <table:table-cell office:value-type="string">
            <text:p>49.789, 23.979</text:p>
          </table:table-cell>
          <table:table-cell office:value-type="string">
            <text:p>c04aa81c</text:p>
          </table:table-cell>
          <table:table-cell office:value-type="string">
            <text:p>09:59</text:p>
          </table:table-cell>
          <table:table-cell office:value-type="string">
            <text:p>49.789, 23.979</text:p>
          </table:table-cell>
          <table:table-cell office:value-type="string">
            <text:p>c04aa81c</text:p>
          </table:table-cell>
          <table:table-cell office:value-type="string">
            <text:p>13:03</text:p>
          </table:table-cell>
          <table:table-cell office:value-type="string">
            <text:p>WI-20250805-756</text:p>
          </table:table-cell>
          <table:table-cell office:value-type="string">
            <text:p>II-20250805-150</text:p>
          </table:table-cell>
          <table:table-cell office:value-type="string">
            <text:p>0304bc26</text:p>
          </table:table-cell>
          <table:table-cell office:value-type="string">
            <text:p>PR-20250717-524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26f813a4</text:p>
          </table:table-cell>
          <table:table-cell office:value-type="string">
            <text:p>05.08.25, 00:00</text:p>
          </table:table-cell>
          <table:table-cell office:value-type="string">
            <text:p>ac7a380e</text:p>
          </table:table-cell>
          <table:table-cell office:value-type="string">
            <text:p>TRUE</text:p>
          </table:table-cell>
          <table:table-cell office:value-type="string">
            <text:p>49.789, 23.979</text:p>
          </table:table-cell>
          <table:table-cell office:value-type="string">
            <text:p>c04aa81c</text:p>
          </table:table-cell>
          <table:table-cell office:value-type="string">
            <text:p>13:03</text:p>
          </table:table-cell>
          <table:table-cell office:value-type="string">
            <text:p>49.789, 23.943</text:p>
          </table:table-cell>
          <table:table-cell office:value-type="string">
            <text:p>e4b53fe4</text:p>
          </table:table-cell>
          <table:table-cell office:value-type="string">
            <text:p>14:30</text:p>
          </table:table-cell>
          <table:table-cell office:value-type="string">
            <text:p>WI-20250805-564</text:p>
          </table:table-cell>
          <table:table-cell office:value-type="string">
            <text:p>II-20250805-523</text:p>
          </table:table-cell>
          <table:table-cell office:value-type="string">
            <text:p>0304bc26</text:p>
          </table:table-cell>
          <table:table-cell office:value-type="string">
            <text:p>PR-20250717-524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9fb4903d</text:p>
          </table:table-cell>
          <table:table-cell office:value-type="string">
            <text:p>05.08.25, 00:00</text:p>
          </table:table-cell>
          <table:table-cell office:value-type="string">
            <text:p>ac7a380e</text:p>
          </table:table-cell>
          <table:table-cell office:value-type="string">
            <text:p>TRUE</text:p>
          </table:table-cell>
          <table:table-cell office:value-type="string">
            <text:p>49.789, 23.943</text:p>
          </table:table-cell>
          <table:table-cell office:value-type="string">
            <text:p>e4b53fe4</text:p>
          </table:table-cell>
          <table:table-cell office:value-type="string">
            <text:p>14:30</text:p>
          </table:table-cell>
          <table:table-cell office:value-type="string">
            <text:p>49.789, 23.979</text:p>
          </table:table-cell>
          <table:table-cell office:value-type="string">
            <text:p>c04aa81c</text:p>
          </table:table-cell>
          <table:table-cell office:value-type="string">
            <text:p>14:39</text:p>
          </table:table-cell>
          <table:table-cell office:value-type="string">
            <text:p>WI-20250805-477</text:p>
          </table:table-cell>
          <table:table-cell office:value-type="string">
            <text:p>II-20250805-721</text:p>
          </table:table-cell>
          <table:table-cell office:value-type="string">
            <text:p>0304bc26</text:p>
          </table:table-cell>
          <table:table-cell office:value-type="string">
            <text:p>PR-20250717-524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af664a1a</text:p>
          </table:table-cell>
          <table:table-cell office:value-type="string">
            <text:p>05.08.25, 00:00</text:p>
          </table:table-cell>
          <table:table-cell office:value-type="string">
            <text:p>ac7a380e</text:p>
          </table:table-cell>
          <table:table-cell office:value-type="string">
            <text:p>TRUE</text:p>
          </table:table-cell>
          <table:table-cell office:value-type="string">
            <text:p>49.789, 23.979</text:p>
          </table:table-cell>
          <table:table-cell office:value-type="string">
            <text:p>c04aa81c</text:p>
          </table:table-cell>
          <table:table-cell office:value-type="string">
            <text:p>14:39</text:p>
          </table:table-cell>
          <table:table-cell office:value-type="string">
            <text:p>49.789, 23.979</text:p>
          </table:table-cell>
          <table:table-cell office:value-type="string">
            <text:p>c04aa81c</text:p>
          </table:table-cell>
          <table:table-cell office:value-type="string">
            <text:p>17:59</text:p>
          </table:table-cell>
          <table:table-cell office:value-type="string">
            <text:p>WI-20250805-430</text:p>
          </table:table-cell>
          <table:table-cell office:value-type="string">
            <text:p>II-20250805-193</text:p>
          </table:table-cell>
          <table:table-cell office:value-type="string">
            <text:p>0304bc26</text:p>
          </table:table-cell>
          <table:table-cell office:value-type="string">
            <text:p>PR-20250717-524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c0a3fd93</text:p>
          </table:table-cell>
          <table:table-cell office:value-type="string">
            <text:p>05.08.25, 00:00</text:p>
          </table:table-cell>
          <table:table-cell office:value-type="string">
            <text:p>ac7a380e</text:p>
          </table:table-cell>
          <table:table-cell office:value-type="string">
            <text:p>TRUE</text:p>
          </table:table-cell>
          <table:table-cell office:value-type="string">
            <text:p>49.789, 23.979</text:p>
          </table:table-cell>
          <table:table-cell office:value-type="string">
            <text:p>c04aa81c</text:p>
          </table:table-cell>
          <table:table-cell office:value-type="string">
            <text:p>18:00</text:p>
          </table:table-cell>
          <table:table-cell office:value-type="string">
            <text:p>49.789, 23.943</text:p>
          </table:table-cell>
          <table:table-cell office:value-type="string">
            <text:p>e4b53fe4</text:p>
          </table:table-cell>
          <table:table-cell office:value-type="string">
            <text:p>18:19</text:p>
          </table:table-cell>
          <table:table-cell office:value-type="string">
            <text:p>WI-20250805-788</text:p>
          </table:table-cell>
          <table:table-cell office:value-type="string">
            <text:p>II-20250805-271</text:p>
          </table:table-cell>
          <table:table-cell office:value-type="string">
            <text:p>0304bc26</text:p>
          </table:table-cell>
          <table:table-cell office:value-type="string">
            <text:p>PR-20250717-524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d27380f8</text:p>
          </table:table-cell>
          <table:table-cell office:value-type="string">
            <text:p>07.08.25, 00:00</text:p>
          </table:table-cell>
          <table:table-cell office:value-type="string">
            <text:p>ac7a380e</text:p>
          </table:table-cell>
          <table:table-cell office:value-type="string">
            <text:p>TRUE</text:p>
          </table:table-cell>
          <table:table-cell office:value-type="string">
            <text:p>49.789, 23.943</text:p>
          </table:table-cell>
          <table:table-cell office:value-type="string">
            <text:p>e4b53fe4</text:p>
          </table:table-cell>
          <table:table-cell office:value-type="string">
            <text:p>09:03</text:p>
          </table:table-cell>
          <table:table-cell office:value-type="string">
            <text:p>49.789, 23.979</text:p>
          </table:table-cell>
          <table:table-cell office:value-type="string">
            <text:p>c04aa81c</text:p>
          </table:table-cell>
          <table:table-cell office:value-type="string">
            <text:p>09:22</text:p>
          </table:table-cell>
          <table:table-cell office:value-type="string">
            <text:p>WI-20250807-281</text:p>
          </table:table-cell>
          <table:table-cell office:value-type="string">
            <text:p>II-20250807-804</text:p>
          </table:table-cell>
          <table:table-cell office:value-type="string">
            <text:p>0304bc26</text:p>
          </table:table-cell>
          <table:table-cell office:value-type="string">
            <text:p>PR-20250717-524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a1033ca7</text:p>
          </table:table-cell>
          <table:table-cell office:value-type="string">
            <text:p>07.08.25, 00:00</text:p>
          </table:table-cell>
          <table:table-cell office:value-type="string">
            <text:p>ac7a380e</text:p>
          </table:table-cell>
          <table:table-cell office:value-type="string">
            <text:p>TRUE</text:p>
          </table:table-cell>
          <table:table-cell office:value-type="string">
            <text:p>49.789, 23.979</text:p>
          </table:table-cell>
          <table:table-cell office:value-type="string">
            <text:p>c04aa81c</text:p>
          </table:table-cell>
          <table:table-cell office:value-type="string">
            <text:p>09:22</text:p>
          </table:table-cell>
          <table:table-cell office:value-type="string">
            <text:p>49.789, 23.979</text:p>
          </table:table-cell>
          <table:table-cell office:value-type="string">
            <text:p>c04aa81c</text:p>
          </table:table-cell>
          <table:table-cell office:value-type="string">
            <text:p>13:13</text:p>
          </table:table-cell>
          <table:table-cell office:value-type="string">
            <text:p>WI-20250807-398</text:p>
          </table:table-cell>
          <table:table-cell office:value-type="string">
            <text:p>II-20250807-900</text:p>
          </table:table-cell>
          <table:table-cell office:value-type="string">
            <text:p>0304bc26</text:p>
          </table:table-cell>
          <table:table-cell office:value-type="string">
            <text:p>PR-20250717-524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16a978e7</text:p>
          </table:table-cell>
          <table:table-cell office:value-type="string">
            <text:p>07.08.25, 00:00</text:p>
          </table:table-cell>
          <table:table-cell office:value-type="string">
            <text:p>ac7a380e</text:p>
          </table:table-cell>
          <table:table-cell office:value-type="string">
            <text:p>TRUE</text:p>
          </table:table-cell>
          <table:table-cell office:value-type="string">
            <text:p>49.789, 23.979</text:p>
          </table:table-cell>
          <table:table-cell office:value-type="string">
            <text:p>c04aa81c</text:p>
          </table:table-cell>
          <table:table-cell office:value-type="string">
            <text:p>13:13</text:p>
          </table:table-cell>
          <table:table-cell office:value-type="string">
            <text:p>49.789, 23.943</text:p>
          </table:table-cell>
          <table:table-cell office:value-type="string">
            <text:p>e4b53fe4</text:p>
          </table:table-cell>
          <table:table-cell office:value-type="string">
            <text:p>13:37</text:p>
          </table:table-cell>
          <table:table-cell office:value-type="string">
            <text:p>WI-20250807-828</text:p>
          </table:table-cell>
          <table:table-cell office:value-type="string">
            <text:p>II-20250807-311</text:p>
          </table:table-cell>
          <table:table-cell office:value-type="string">
            <text:p>0304bc26</text:p>
          </table:table-cell>
          <table:table-cell office:value-type="string">
            <text:p>PR-20250717-524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cca25c0f</text:p>
          </table:table-cell>
          <table:table-cell office:value-type="string">
            <text:p>07.08.25, 00:00</text:p>
          </table:table-cell>
          <table:table-cell office:value-type="string">
            <text:p>ac7a380e</text:p>
          </table:table-cell>
          <table:table-cell office:value-type="string">
            <text:p>TRUE</text:p>
          </table:table-cell>
          <table:table-cell office:value-type="string">
            <text:p>49.789, 23.943</text:p>
          </table:table-cell>
          <table:table-cell office:value-type="string">
            <text:p>e4b53fe4</text:p>
          </table:table-cell>
          <table:table-cell office:value-type="string">
            <text:p>14:00</text:p>
          </table:table-cell>
          <table:table-cell office:value-type="string">
            <text:p>49.789, 23.979</text:p>
          </table:table-cell>
          <table:table-cell office:value-type="string">
            <text:p>c04aa81c</text:p>
          </table:table-cell>
          <table:table-cell office:value-type="string">
            <text:p>14:23</text:p>
          </table:table-cell>
          <table:table-cell office:value-type="string">
            <text:p>WI-20250807-227</text:p>
          </table:table-cell>
          <table:table-cell office:value-type="string">
            <text:p>II-20250807-278</text:p>
          </table:table-cell>
          <table:table-cell office:value-type="string">
            <text:p>0304bc26</text:p>
          </table:table-cell>
          <table:table-cell office:value-type="string">
            <text:p>PR-20250717-524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10a43d13</text:p>
          </table:table-cell>
          <table:table-cell office:value-type="string">
            <text:p>07.08.25, 00:00</text:p>
          </table:table-cell>
          <table:table-cell office:value-type="string">
            <text:p>ac7a380e</text:p>
          </table:table-cell>
          <table:table-cell office:value-type="string">
            <text:p>TRUE</text:p>
          </table:table-cell>
          <table:table-cell office:value-type="string">
            <text:p>49.789, 23.979</text:p>
          </table:table-cell>
          <table:table-cell office:value-type="string">
            <text:p>c04aa81c</text:p>
          </table:table-cell>
          <table:table-cell office:value-type="string">
            <text:p>14:23</text:p>
          </table:table-cell>
          <table:table-cell office:value-type="string">
            <text:p>49.789, 23.979</text:p>
          </table:table-cell>
          <table:table-cell office:value-type="string">
            <text:p>c04aa81c</text:p>
          </table:table-cell>
          <table:table-cell office:value-type="string">
            <text:p>18:19</text:p>
          </table:table-cell>
          <table:table-cell office:value-type="string">
            <text:p>WI-20250807-926</text:p>
          </table:table-cell>
          <table:table-cell office:value-type="string">
            <text:p>II-20250807-924</text:p>
          </table:table-cell>
          <table:table-cell office:value-type="string">
            <text:p>0304bc26</text:p>
          </table:table-cell>
          <table:table-cell office:value-type="string">
            <text:p>PR-20250717-524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bcd50067</text:p>
          </table:table-cell>
          <table:table-cell office:value-type="string">
            <text:p>07.08.25, 00:00</text:p>
          </table:table-cell>
          <table:table-cell office:value-type="string">
            <text:p>ac7a380e</text:p>
          </table:table-cell>
          <table:table-cell office:value-type="string">
            <text:p>TRUE</text:p>
          </table:table-cell>
          <table:table-cell office:value-type="string">
            <text:p>49.789, 23.979</text:p>
          </table:table-cell>
          <table:table-cell office:value-type="string">
            <text:p>c04aa81c</text:p>
          </table:table-cell>
          <table:table-cell office:value-type="string">
            <text:p>18:22</text:p>
          </table:table-cell>
          <table:table-cell office:value-type="string">
            <text:p>49.789, 23.943</text:p>
          </table:table-cell>
          <table:table-cell office:value-type="string">
            <text:p>e4b53fe4</text:p>
          </table:table-cell>
          <table:table-cell office:value-type="string">
            <text:p>18:38</text:p>
          </table:table-cell>
          <table:table-cell office:value-type="string">
            <text:p>WI-20250807-461</text:p>
          </table:table-cell>
          <table:table-cell office:value-type="string">
            <text:p>II-20250807-737</text:p>
          </table:table-cell>
          <table:table-cell office:value-type="string">
            <text:p>0304bc26</text:p>
          </table:table-cell>
          <table:table-cell office:value-type="string">
            <text:p>PR-20250717-524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85749b23</text:p>
          </table:table-cell>
          <table:table-cell office:value-type="string">
            <text:p>08.08.25, 00:00</text:p>
          </table:table-cell>
          <table:table-cell office:value-type="string">
            <text:p>ac7a380e</text:p>
          </table:table-cell>
          <table:table-cell office:value-type="string">
            <text:p>TRUE</text:p>
          </table:table-cell>
          <table:table-cell office:value-type="string">
            <text:p>49.789, 23.944</text:p>
          </table:table-cell>
          <table:table-cell office:value-type="string">
            <text:p>e4b53fe4</text:p>
          </table:table-cell>
          <table:table-cell office:value-type="string">
            <text:p>11:26</text:p>
          </table:table-cell>
          <table:table-cell office:value-type="string">
            <text:p>49.789, 23.979</text:p>
          </table:table-cell>
          <table:table-cell office:value-type="string">
            <text:p>c04aa81c</text:p>
          </table:table-cell>
          <table:table-cell office:value-type="string">
            <text:p>11:50</text:p>
          </table:table-cell>
          <table:table-cell office:value-type="string">
            <text:p>WI-20250808-451</text:p>
          </table:table-cell>
          <table:table-cell office:value-type="string">
            <text:p>II-20250808-568</text:p>
          </table:table-cell>
          <table:table-cell office:value-type="string">
            <text:p>0304bc26</text:p>
          </table:table-cell>
          <table:table-cell office:value-type="string">
            <text:p>PR-20250717-524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c4c16551</text:p>
          </table:table-cell>
          <table:table-cell office:value-type="string">
            <text:p>08.08.25, 00:00</text:p>
          </table:table-cell>
          <table:table-cell office:value-type="string">
            <text:p>ac7a380e</text:p>
          </table:table-cell>
          <table:table-cell office:value-type="string">
            <text:p>TRUE</text:p>
          </table:table-cell>
          <table:table-cell office:value-type="string">
            <text:p>49.789, 23.979</text:p>
          </table:table-cell>
          <table:table-cell office:value-type="string">
            <text:p>c04aa81c</text:p>
          </table:table-cell>
          <table:table-cell office:value-type="string">
            <text:p>11:50</text:p>
          </table:table-cell>
          <table:table-cell office:value-type="string">
            <text:p>49.789, 23.979</text:p>
          </table:table-cell>
          <table:table-cell office:value-type="string">
            <text:p>c04aa81c</text:p>
          </table:table-cell>
          <table:table-cell office:value-type="string">
            <text:p>17:11</text:p>
          </table:table-cell>
          <table:table-cell office:value-type="string">
            <text:p>WI-20250808-862</text:p>
          </table:table-cell>
          <table:table-cell office:value-type="string">
            <text:p>II-20250808-916</text:p>
          </table:table-cell>
          <table:table-cell office:value-type="string">
            <text:p>0304bc26</text:p>
          </table:table-cell>
          <table:table-cell office:value-type="string">
            <text:p>PR-20250717-524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bcae4e3b</text:p>
          </table:table-cell>
          <table:table-cell office:value-type="string">
            <text:p>08.08.25, 00:00</text:p>
          </table:table-cell>
          <table:table-cell office:value-type="string">
            <text:p>ac7a380e</text:p>
          </table:table-cell>
          <table:table-cell office:value-type="string">
            <text:p>TRUE</text:p>
          </table:table-cell>
          <table:table-cell office:value-type="string">
            <text:p>49.789, 23.979</text:p>
          </table:table-cell>
          <table:table-cell office:value-type="string">
            <text:p>c04aa81c</text:p>
          </table:table-cell>
          <table:table-cell office:value-type="string">
            <text:p>17:30</text:p>
          </table:table-cell>
          <table:table-cell office:value-type="string">
            <text:p>49.789, 23.943</text:p>
          </table:table-cell>
          <table:table-cell office:value-type="string">
            <text:p>e4b53fe4</text:p>
          </table:table-cell>
          <table:table-cell office:value-type="string">
            <text:p>09:05</text:p>
          </table:table-cell>
          <table:table-cell office:value-type="string">
            <text:p>WI-20250808-873</text:p>
          </table:table-cell>
          <table:table-cell office:value-type="string">
            <text:p>II-20250808-936</text:p>
          </table:table-cell>
          <table:table-cell office:value-type="string">
            <text:p>0304bc26</text:p>
          </table:table-cell>
          <table:table-cell office:value-type="string">
            <text:p>PR-20250717-524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635d750f</text:p>
          </table:table-cell>
          <table:table-cell office:value-type="string">
            <text:p>11.08.25, 00:00</text:p>
          </table:table-cell>
          <table:table-cell office:value-type="string">
            <text:p>ac7a380e</text:p>
          </table:table-cell>
          <table:table-cell office:value-type="string">
            <text:p>TRUE</text:p>
          </table:table-cell>
          <table:table-cell office:value-type="string">
            <text:p>49.789, 23.943</text:p>
          </table:table-cell>
          <table:table-cell office:value-type="string">
            <text:p>e4b53fe4</text:p>
          </table:table-cell>
          <table:table-cell office:value-type="string">
            <text:p>09:20</text:p>
          </table:table-cell>
          <table:table-cell office:value-type="string">
            <text:p>49.832, 24.028</text:p>
          </table:table-cell>
          <table:table-cell office:value-type="string">
            <text:p>a3babb2e</text:p>
          </table:table-cell>
          <table:table-cell office:value-type="string">
            <text:p>09:56</text:p>
          </table:table-cell>
          <table:table-cell office:value-type="string">
            <text:p>WI-20250811-767</text:p>
          </table:table-cell>
          <table:table-cell office:value-type="string">
            <text:p>II-20250811-597</text:p>
          </table:table-cell>
          <table:table-cell office:value-type="string">
            <text:p>a3babb2e</text:p>
          </table:table-cell>
          <table:table-cell office:value-type="string">
            <text:p>PR-20250731-609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e0b740b8</text:p>
          </table:table-cell>
          <table:table-cell office:value-type="string">
            <text:p>11.08.25, 00:00</text:p>
          </table:table-cell>
          <table:table-cell office:value-type="string">
            <text:p>ac7a380e</text:p>
          </table:table-cell>
          <table:table-cell office:value-type="string">
            <text:p>TRUE</text:p>
          </table:table-cell>
          <table:table-cell office:value-type="string">
            <text:p>49.833, 24.027</text:p>
          </table:table-cell>
          <table:table-cell office:value-type="string">
            <text:p>a3babb2e</text:p>
          </table:table-cell>
          <table:table-cell office:value-type="string">
            <text:p>10:03</text:p>
          </table:table-cell>
          <table:table-cell office:value-type="string">
            <text:p>49.833, 24.028</text:p>
          </table:table-cell>
          <table:table-cell office:value-type="string">
            <text:p>a3babb2e</text:p>
          </table:table-cell>
          <table:table-cell office:value-type="string">
            <text:p>10:51</text:p>
          </table:table-cell>
          <table:table-cell office:value-type="string">
            <text:p>WI-20250811-499</text:p>
          </table:table-cell>
          <table:table-cell office:value-type="string">
            <text:p>II-20250811-737</text:p>
          </table:table-cell>
          <table:table-cell office:value-type="string">
            <text:p>a3babb2e</text:p>
          </table:table-cell>
          <table:table-cell office:value-type="string">
            <text:p>PR-20250731-609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4300712a</text:p>
          </table:table-cell>
          <table:table-cell office:value-type="string">
            <text:p>11.08.25, 00:00</text:p>
          </table:table-cell>
          <table:table-cell office:value-type="string">
            <text:p>ac7a380e</text:p>
          </table:table-cell>
          <table:table-cell office:value-type="string">
            <text:p>TRUE</text:p>
          </table:table-cell>
          <table:table-cell office:value-type="string">
            <text:p>49.833, 24.027</text:p>
          </table:table-cell>
          <table:table-cell office:value-type="string">
            <text:p>a3babb2e</text:p>
          </table:table-cell>
          <table:table-cell office:value-type="string">
            <text:p>10:51</text:p>
          </table:table-cell>
          <table:table-cell office:value-type="string">
            <text:p>49.908, 23.965</text:p>
          </table:table-cell>
          <table:table-cell office:value-type="string">
            <text:p>5e0b997d</text:p>
          </table:table-cell>
          <table:table-cell office:value-type="string">
            <text:p>11:28</text:p>
          </table:table-cell>
          <table:table-cell office:value-type="string">
            <text:p>WI-20250811-850</text:p>
          </table:table-cell>
          <table:table-cell office:value-type="string">
            <text:p>II-20250811-216</text:p>
          </table:table-cell>
          <table:table-cell office:value-type="string">
            <text:p>a3babb2e</text:p>
          </table:table-cell>
          <table:table-cell office:value-type="string">
            <text:p>PR-20250731-609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124ac3bc</text:p>
          </table:table-cell>
          <table:table-cell office:value-type="string">
            <text:p>11.08.25, 00:00</text:p>
          </table:table-cell>
          <table:table-cell office:value-type="string">
            <text:p>ac7a380e</text:p>
          </table:table-cell>
          <table:table-cell office:value-type="string">
            <text:p>TRUE</text:p>
          </table:table-cell>
          <table:table-cell office:value-type="string">
            <text:p>49.908, 23.965</text:p>
          </table:table-cell>
          <table:table-cell office:value-type="string">
            <text:p>5e0b997d</text:p>
          </table:table-cell>
          <table:table-cell office:value-type="string">
            <text:p>11:29</text:p>
          </table:table-cell>
          <table:table-cell office:value-type="string">
            <text:p>49.908, 23.965</text:p>
          </table:table-cell>
          <table:table-cell office:value-type="string">
            <text:p>5e0b997d</text:p>
          </table:table-cell>
          <table:table-cell office:value-type="string">
            <text:p>17:41</text:p>
          </table:table-cell>
          <table:table-cell office:value-type="string">
            <text:p>WI-20250811-132</text:p>
          </table:table-cell>
          <table:table-cell office:value-type="string">
            <text:p>II-20250811-296</text:p>
          </table:table-cell>
          <table:table-cell office:value-type="string">
            <text:p>5e0b997d</text:p>
          </table:table-cell>
          <table:table-cell office:value-type="string">
            <text:p>PR-20250619-535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2f4c3b0d</text:p>
          </table:table-cell>
          <table:table-cell office:value-type="string">
            <text:p>11.08.25, 00:00</text:p>
          </table:table-cell>
          <table:table-cell office:value-type="string">
            <text:p>ac7a380e</text:p>
          </table:table-cell>
          <table:table-cell office:value-type="string">
            <text:p>TRUE</text:p>
          </table:table-cell>
          <table:table-cell office:value-type="string">
            <text:p>49.908, 23.965</text:p>
          </table:table-cell>
          <table:table-cell office:value-type="string">
            <text:p>5e0b997d</text:p>
          </table:table-cell>
          <table:table-cell office:value-type="string">
            <text:p>17:41</text:p>
          </table:table-cell>
          <table:table-cell office:value-type="string">
            <text:p>49.782, 24.056</text:p>
          </table:table-cell>
          <table:table-cell office:value-type="string">
            <text:p>10c6f637</text:p>
          </table:table-cell>
          <table:table-cell office:value-type="string">
            <text:p>19:29</text:p>
          </table:table-cell>
          <table:table-cell office:value-type="string">
            <text:p>WI-20250811-915</text:p>
          </table:table-cell>
          <table:table-cell office:value-type="string">
            <text:p>II-20250811-979</text:p>
          </table:table-cell>
          <table:table-cell office:value-type="string">
            <text:p>5e0b997d</text:p>
          </table:table-cell>
          <table:table-cell office:value-type="string">
            <text:p>PR-20250619-535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b97c24e9</text:p>
          </table:table-cell>
          <table:table-cell office:value-type="string">
            <text:p>12.08.25, 00:00</text:p>
          </table:table-cell>
          <table:table-cell office:value-type="string">
            <text:p>ac7a380e</text:p>
          </table:table-cell>
          <table:table-cell office:value-type="string">
            <text:p>TRUE</text:p>
          </table:table-cell>
          <table:table-cell office:value-type="string">
            <text:p>49.789, 23.943</text:p>
          </table:table-cell>
          <table:table-cell office:value-type="string">
            <text:p>e4b53fe4</text:p>
          </table:table-cell>
          <table:table-cell office:value-type="string">
            <text:p>09:29</text:p>
          </table:table-cell>
          <table:table-cell office:value-type="string">
            <text:p>49.759, 23.951</text:p>
          </table:table-cell>
          <table:table-cell office:value-type="string">
            <text:p>cf6bd256</text:p>
          </table:table-cell>
          <table:table-cell office:value-type="string">
            <text:p>10:06</text:p>
          </table:table-cell>
          <table:table-cell office:value-type="string">
            <text:p>WI-20250812-664</text:p>
          </table:table-cell>
          <table:table-cell office:value-type="string">
            <text:p>II-20250812-397</text:p>
          </table:table-cell>
          <table:table-cell office:value-type="string">
            <text:p>cf6bd256</text:p>
          </table:table-cell>
          <table:table-cell office:value-type="string">
            <text:p>PR-20250401-572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c0176e74</text:p>
          </table:table-cell>
          <table:table-cell office:value-type="string">
            <text:p>12.08.25, 00:00</text:p>
          </table:table-cell>
          <table:table-cell office:value-type="string">
            <text:p>ac7a380e</text:p>
          </table:table-cell>
          <table:table-cell office:value-type="string">
            <text:p>TRUE</text:p>
          </table:table-cell>
          <table:table-cell office:value-type="string">
            <text:p>49.759, 23.951</text:p>
          </table:table-cell>
          <table:table-cell office:value-type="string">
            <text:p>cf6bd256</text:p>
          </table:table-cell>
          <table:table-cell office:value-type="string">
            <text:p>10:07</text:p>
          </table:table-cell>
          <table:table-cell office:value-type="string">
            <text:p>49.759, 23.951</text:p>
          </table:table-cell>
          <table:table-cell office:value-type="string">
            <text:p>cf6bd256</text:p>
          </table:table-cell>
          <table:table-cell office:value-type="string">
            <text:p>11:03</text:p>
          </table:table-cell>
          <table:table-cell office:value-type="string">
            <text:p>WI-20250812-586</text:p>
          </table:table-cell>
          <table:table-cell office:value-type="string">
            <text:p>II-20250812-179</text:p>
          </table:table-cell>
          <table:table-cell office:value-type="string">
            <text:p>cf6bd256</text:p>
          </table:table-cell>
          <table:table-cell office:value-type="string">
            <text:p>PR-20250401-572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0753acf5</text:p>
          </table:table-cell>
          <table:table-cell office:value-type="string">
            <text:p>12.08.25, 00:00</text:p>
          </table:table-cell>
          <table:table-cell office:value-type="string">
            <text:p>ac7a380e</text:p>
          </table:table-cell>
          <table:table-cell office:value-type="string">
            <text:p>TRUE</text:p>
          </table:table-cell>
          <table:table-cell office:value-type="string">
            <text:p>49.759, 23.951</text:p>
          </table:table-cell>
          <table:table-cell office:value-type="string">
            <text:p>cf6bd256</text:p>
          </table:table-cell>
          <table:table-cell office:value-type="string">
            <text:p>11:03</text:p>
          </table:table-cell>
          <table:table-cell office:value-type="string">
            <text:p>49.789, 23.943</text:p>
          </table:table-cell>
          <table:table-cell office:value-type="string">
            <text:p>e4b53fe4</text:p>
          </table:table-cell>
          <table:table-cell office:value-type="string">
            <text:p>11:19</text:p>
          </table:table-cell>
          <table:table-cell office:value-type="string">
            <text:p>WI-20250812-768</text:p>
          </table:table-cell>
          <table:table-cell office:value-type="string">
            <text:p>II-20250812-871</text:p>
          </table:table-cell>
          <table:table-cell office:value-type="string">
            <text:p>cf6bd256</text:p>
          </table:table-cell>
          <table:table-cell office:value-type="string">
            <text:p>PR-20250401-572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c8a8edc4</text:p>
          </table:table-cell>
          <table:table-cell office:value-type="string">
            <text:p>12.08.25, 00:00</text:p>
          </table:table-cell>
          <table:table-cell office:value-type="string">
            <text:p>ac7a380e</text:p>
          </table:table-cell>
          <table:table-cell office:value-type="string">
            <text:p>TRUE</text:p>
          </table:table-cell>
          <table:table-cell office:value-type="string">
            <text:p>49.789, 23.944</text:p>
          </table:table-cell>
          <table:table-cell office:value-type="string">
            <text:p>e4b53fe4</text:p>
          </table:table-cell>
          <table:table-cell office:value-type="string">
            <text:p>12:04</text:p>
          </table:table-cell>
          <table:table-cell office:value-type="string">
            <text:p>49.908, 23.965</text:p>
          </table:table-cell>
          <table:table-cell office:value-type="string">
            <text:p>5e0b997d</text:p>
          </table:table-cell>
          <table:table-cell office:value-type="string">
            <text:p>12:34</text:p>
          </table:table-cell>
          <table:table-cell office:value-type="string">
            <text:p>WI-20250812-571</text:p>
          </table:table-cell>
          <table:table-cell office:value-type="string">
            <text:p>II-20250812-822</text:p>
          </table:table-cell>
          <table:table-cell office:value-type="string">
            <text:p>5e0b997d</text:p>
          </table:table-cell>
          <table:table-cell office:value-type="string">
            <text:p>PR-20250619-535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e5e3bbec</text:p>
          </table:table-cell>
          <table:table-cell office:value-type="string">
            <text:p>12.08.25, 00:00</text:p>
          </table:table-cell>
          <table:table-cell office:value-type="string">
            <text:p>ac7a380e</text:p>
          </table:table-cell>
          <table:table-cell office:value-type="string">
            <text:p>TRUE</text:p>
          </table:table-cell>
          <table:table-cell office:value-type="string">
            <text:p>49.908, 23.965</text:p>
          </table:table-cell>
          <table:table-cell office:value-type="string">
            <text:p>5e0b997d</text:p>
          </table:table-cell>
          <table:table-cell office:value-type="string">
            <text:p>12:34</text:p>
          </table:table-cell>
          <table:table-cell office:value-type="string">
            <text:p>49.908, 23.964</text:p>
          </table:table-cell>
          <table:table-cell office:value-type="string">
            <text:p>5e0b997d</text:p>
          </table:table-cell>
          <table:table-cell office:value-type="string">
            <text:p>17:50</text:p>
          </table:table-cell>
          <table:table-cell office:value-type="string">
            <text:p>WI-20250812-420</text:p>
          </table:table-cell>
          <table:table-cell office:value-type="string">
            <text:p>II-20250812-516</text:p>
          </table:table-cell>
          <table:table-cell office:value-type="string">
            <text:p>5e0b997d</text:p>
          </table:table-cell>
          <table:table-cell office:value-type="string">
            <text:p>PR-20250619-535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b9d6cf9f</text:p>
          </table:table-cell>
          <table:table-cell office:value-type="string">
            <text:p>12.08.25, 00:00</text:p>
          </table:table-cell>
          <table:table-cell office:value-type="string">
            <text:p>ac7a380e</text:p>
          </table:table-cell>
          <table:table-cell office:value-type="string">
            <text:p>TRUE</text:p>
          </table:table-cell>
          <table:table-cell office:value-type="string">
            <text:p>49.908, 23.965</text:p>
          </table:table-cell>
          <table:table-cell office:value-type="string">
            <text:p>5e0b997d</text:p>
          </table:table-cell>
          <table:table-cell office:value-type="string">
            <text:p>17:50</text:p>
          </table:table-cell>
          <table:table-cell office:value-type="string">
            <text:p>49.782, 24.055</text:p>
          </table:table-cell>
          <table:table-cell office:value-type="string">
            <text:p>10c6f637</text:p>
          </table:table-cell>
          <table:table-cell office:value-type="string">
            <text:p>19:30</text:p>
          </table:table-cell>
          <table:table-cell office:value-type="string">
            <text:p>WI-20250812-452</text:p>
          </table:table-cell>
          <table:table-cell office:value-type="string">
            <text:p>II-20250812-925</text:p>
          </table:table-cell>
          <table:table-cell office:value-type="string">
            <text:p>5e0b997d</text:p>
          </table:table-cell>
          <table:table-cell office:value-type="string">
            <text:p>PR-20250619-535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e589885d</text:p>
          </table:table-cell>
          <table:table-cell office:value-type="string">
            <text:p>13.08.25, 00:00</text:p>
          </table:table-cell>
          <table:table-cell office:value-type="string">
            <text:p>ac7a380e</text:p>
          </table:table-cell>
          <table:table-cell office:value-type="string">
            <text:p>TRUE</text:p>
          </table:table-cell>
          <table:table-cell office:value-type="string">
            <text:p>49.789, 23.943</text:p>
          </table:table-cell>
          <table:table-cell office:value-type="string">
            <text:p>e4b53fe4</text:p>
          </table:table-cell>
          <table:table-cell office:value-type="string">
            <text:p>10:10</text:p>
          </table:table-cell>
          <table:table-cell office:value-type="string">
            <text:p>49.789, 23.979</text:p>
          </table:table-cell>
          <table:table-cell office:value-type="string">
            <text:p>c04aa81c</text:p>
          </table:table-cell>
          <table:table-cell office:value-type="string">
            <text:p>10:45</text:p>
          </table:table-cell>
          <table:table-cell office:value-type="string">
            <text:p>WI-20250813-259</text:p>
          </table:table-cell>
          <table:table-cell office:value-type="string">
            <text:p>II-20250813-723</text:p>
          </table:table-cell>
          <table:table-cell office:value-type="string">
            <text:p>0304bc26</text:p>
          </table:table-cell>
          <table:table-cell office:value-type="string">
            <text:p>PR-20250717-524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92e7c05e</text:p>
          </table:table-cell>
          <table:table-cell office:value-type="string">
            <text:p>13.08.25, 00:00</text:p>
          </table:table-cell>
          <table:table-cell office:value-type="string">
            <text:p>ac7a380e</text:p>
          </table:table-cell>
          <table:table-cell office:value-type="string">
            <text:p>TRUE</text:p>
          </table:table-cell>
          <table:table-cell office:value-type="string">
            <text:p>49.789, 23.979</text:p>
          </table:table-cell>
          <table:table-cell office:value-type="string">
            <text:p>c04aa81c</text:p>
          </table:table-cell>
          <table:table-cell office:value-type="string">
            <text:p>10:45</text:p>
          </table:table-cell>
          <table:table-cell office:value-type="string">
            <text:p>49.789, 23.979</text:p>
          </table:table-cell>
          <table:table-cell office:value-type="string">
            <text:p>c04aa81c</text:p>
          </table:table-cell>
          <table:table-cell office:value-type="string">
            <text:p>13:24</text:p>
          </table:table-cell>
          <table:table-cell office:value-type="string">
            <text:p>WI-20250813-399</text:p>
          </table:table-cell>
          <table:table-cell office:value-type="string">
            <text:p>II-20250813-265</text:p>
          </table:table-cell>
          <table:table-cell office:value-type="string">
            <text:p>0304bc26</text:p>
          </table:table-cell>
          <table:table-cell office:value-type="string">
            <text:p>PR-20250717-524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ac96cda2</text:p>
          </table:table-cell>
          <table:table-cell office:value-type="string">
            <text:p>13.08.25, 00:00</text:p>
          </table:table-cell>
          <table:table-cell office:value-type="string">
            <text:p>ac7a380e</text:p>
          </table:table-cell>
          <table:table-cell office:value-type="string">
            <text:p>TRUE</text:p>
          </table:table-cell>
          <table:table-cell office:value-type="string">
            <text:p>49.789, 23.979</text:p>
          </table:table-cell>
          <table:table-cell office:value-type="string">
            <text:p>c04aa81c</text:p>
          </table:table-cell>
          <table:table-cell office:value-type="string">
            <text:p>13:24</text:p>
          </table:table-cell>
          <table:table-cell office:value-type="string">
            <text:p>49.789, 23.943</text:p>
          </table:table-cell>
          <table:table-cell office:value-type="string">
            <text:p>e4b53fe4</text:p>
          </table:table-cell>
          <table:table-cell office:value-type="string">
            <text:p>13:49</text:p>
          </table:table-cell>
          <table:table-cell office:value-type="string">
            <text:p>WI-20250813-366</text:p>
          </table:table-cell>
          <table:table-cell office:value-type="string">
            <text:p>II-20250813-536</text:p>
          </table:table-cell>
          <table:table-cell office:value-type="string">
            <text:p>0304bc26</text:p>
          </table:table-cell>
          <table:table-cell office:value-type="string">
            <text:p>PR-20250717-524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59b0631f</text:p>
          </table:table-cell>
          <table:table-cell office:value-type="string">
            <text:p>13.08.25, 00:00</text:p>
          </table:table-cell>
          <table:table-cell office:value-type="string">
            <text:p>ac7a380e</text:p>
          </table:table-cell>
          <table:table-cell office:value-type="string">
            <text:p>TRUE</text:p>
          </table:table-cell>
          <table:table-cell office:value-type="string">
            <text:p>49.789, 23.943</text:p>
          </table:table-cell>
          <table:table-cell office:value-type="string">
            <text:p>e4b53fe4</text:p>
          </table:table-cell>
          <table:table-cell office:value-type="string">
            <text:p>14:24</text:p>
          </table:table-cell>
          <table:table-cell office:value-type="string">
            <text:p>49.789, 23.979</text:p>
          </table:table-cell>
          <table:table-cell office:value-type="string">
            <text:p>c04aa81c</text:p>
          </table:table-cell>
          <table:table-cell office:value-type="string">
            <text:p>16:21</text:p>
          </table:table-cell>
          <table:table-cell office:value-type="string">
            <text:p>WI-20250813-752</text:p>
          </table:table-cell>
          <table:table-cell office:value-type="string">
            <text:p>II-20250813-417</text:p>
          </table:table-cell>
          <table:table-cell office:value-type="string">
            <text:p>0304bc26</text:p>
          </table:table-cell>
          <table:table-cell office:value-type="string">
            <text:p>PR-20250717-524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be168da5</text:p>
          </table:table-cell>
          <table:table-cell office:value-type="string">
            <text:p>13.08.25, 00:00</text:p>
          </table:table-cell>
          <table:table-cell office:value-type="string">
            <text:p>ac7a380e</text:p>
          </table:table-cell>
          <table:table-cell office:value-type="string">
            <text:p>TRUE</text:p>
          </table:table-cell>
          <table:table-cell office:value-type="string">
            <text:p>49.789, 23.979</text:p>
          </table:table-cell>
          <table:table-cell office:value-type="string">
            <text:p>c04aa81c</text:p>
          </table:table-cell>
          <table:table-cell office:value-type="string">
            <text:p>16:22</text:p>
          </table:table-cell>
          <table:table-cell office:value-type="string">
            <text:p>49.789, 23.979</text:p>
          </table:table-cell>
          <table:table-cell office:value-type="string">
            <text:p>c04aa81c</text:p>
          </table:table-cell>
          <table:table-cell office:value-type="string">
            <text:p>18:13</text:p>
          </table:table-cell>
          <table:table-cell office:value-type="string">
            <text:p>WI-20250813-586</text:p>
          </table:table-cell>
          <table:table-cell office:value-type="string">
            <text:p>II-20250813-458</text:p>
          </table:table-cell>
          <table:table-cell office:value-type="string">
            <text:p>0304bc26</text:p>
          </table:table-cell>
          <table:table-cell office:value-type="string">
            <text:p>PR-20250717-524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2ec4e8f2</text:p>
          </table:table-cell>
          <table:table-cell office:value-type="string">
            <text:p>13.08.25, 00:00</text:p>
          </table:table-cell>
          <table:table-cell office:value-type="string">
            <text:p>ac7a380e</text:p>
          </table:table-cell>
          <table:table-cell office:value-type="string">
            <text:p>TRUE</text:p>
          </table:table-cell>
          <table:table-cell office:value-type="string">
            <text:p>49.789, 23.979</text:p>
          </table:table-cell>
          <table:table-cell office:value-type="string">
            <text:p>c04aa81c</text:p>
          </table:table-cell>
          <table:table-cell office:value-type="string">
            <text:p>18:13</text:p>
          </table:table-cell>
          <table:table-cell office:value-type="string">
            <text:p>49.782, 24.055</text:p>
          </table:table-cell>
          <table:table-cell office:value-type="string">
            <text:p>10c6f637</text:p>
          </table:table-cell>
          <table:table-cell office:value-type="string">
            <text:p>18:57</text:p>
          </table:table-cell>
          <table:table-cell office:value-type="string">
            <text:p>WI-20250813-955</text:p>
          </table:table-cell>
          <table:table-cell office:value-type="string">
            <text:p>II-20250813-544</text:p>
          </table:table-cell>
          <table:table-cell office:value-type="string">
            <text:p>0304bc26</text:p>
          </table:table-cell>
          <table:table-cell office:value-type="string">
            <text:p>PR-20250717-524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d0179cd4</text:p>
          </table:table-cell>
          <table:table-cell office:value-type="string">
            <text:p>14.08.25, 00:00</text:p>
          </table:table-cell>
          <table:table-cell office:value-type="string">
            <text:p>ac7a380e</text:p>
          </table:table-cell>
          <table:table-cell office:value-type="string">
            <text:p>TRUE</text:p>
          </table:table-cell>
          <table:table-cell office:value-type="string">
            <text:p>49.789, 23.943</text:p>
          </table:table-cell>
          <table:table-cell office:value-type="string">
            <text:p>e4b53fe4</text:p>
          </table:table-cell>
          <table:table-cell office:value-type="string">
            <text:p>09:04</text:p>
          </table:table-cell>
          <table:table-cell office:value-type="string">
            <text:p>49.789, 23.979</text:p>
          </table:table-cell>
          <table:table-cell office:value-type="string">
            <text:p>c04aa81c</text:p>
          </table:table-cell>
          <table:table-cell office:value-type="string">
            <text:p>09:26</text:p>
          </table:table-cell>
          <table:table-cell office:value-type="string">
            <text:p>WI-20250814-859</text:p>
          </table:table-cell>
          <table:table-cell office:value-type="string">
            <text:p>II-20250814-694</text:p>
          </table:table-cell>
          <table:table-cell office:value-type="string">
            <text:p>0304bc26</text:p>
          </table:table-cell>
          <table:table-cell office:value-type="string">
            <text:p>PR-20250717-524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e965ff52</text:p>
          </table:table-cell>
          <table:table-cell office:value-type="string">
            <text:p>14.08.25, 00:00</text:p>
          </table:table-cell>
          <table:table-cell office:value-type="string">
            <text:p>ac7a380e</text:p>
          </table:table-cell>
          <table:table-cell office:value-type="string">
            <text:p>TRUE</text:p>
          </table:table-cell>
          <table:table-cell office:value-type="string">
            <text:p>49.789, 23.979</text:p>
          </table:table-cell>
          <table:table-cell office:value-type="string">
            <text:p>c04aa81c</text:p>
          </table:table-cell>
          <table:table-cell office:value-type="string">
            <text:p>09:26</text:p>
          </table:table-cell>
          <table:table-cell office:value-type="string">
            <text:p>49.789, 23.979</text:p>
          </table:table-cell>
          <table:table-cell office:value-type="string">
            <text:p>c04aa81c</text:p>
          </table:table-cell>
          <table:table-cell office:value-type="string">
            <text:p>11:51</text:p>
          </table:table-cell>
          <table:table-cell office:value-type="string">
            <text:p>WI-20250814-562</text:p>
          </table:table-cell>
          <table:table-cell office:value-type="string">
            <text:p>II-20250814-451</text:p>
          </table:table-cell>
          <table:table-cell office:value-type="string">
            <text:p>0304bc26</text:p>
          </table:table-cell>
          <table:table-cell office:value-type="string">
            <text:p>PR-20250717-524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c9798f61</text:p>
          </table:table-cell>
          <table:table-cell office:value-type="string">
            <text:p>14.08.25, 00:00</text:p>
          </table:table-cell>
          <table:table-cell office:value-type="string">
            <text:p>ac7a380e</text:p>
          </table:table-cell>
          <table:table-cell office:value-type="string">
            <text:p>TRUE</text:p>
          </table:table-cell>
          <table:table-cell office:value-type="string">
            <text:p>49.789, 23.979</text:p>
          </table:table-cell>
          <table:table-cell office:value-type="string">
            <text:p>c04aa81c</text:p>
          </table:table-cell>
          <table:table-cell office:value-type="string">
            <text:p>11:51</text:p>
          </table:table-cell>
          <table:table-cell office:value-type="string">
            <text:p>49.874, 24.006</text:p>
          </table:table-cell>
          <table:table-cell office:value-type="string">
            <text:p>cc369490</text:p>
          </table:table-cell>
          <table:table-cell office:value-type="string">
            <text:p>14:47</text:p>
          </table:table-cell>
          <table:table-cell office:value-type="string">
            <text:p>WI-20250814-453</text:p>
          </table:table-cell>
          <table:table-cell office:value-type="string">
            <text:p>II-20250814-481</text:p>
          </table:table-cell>
          <table:table-cell office:value-type="string">
            <text:p>0304bc26</text:p>
          </table:table-cell>
          <table:table-cell office:value-type="string">
            <text:p>PR-20250717-524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8ead29f2</text:p>
          </table:table-cell>
          <table:table-cell office:value-type="string">
            <text:p>14.08.25, 00:00</text:p>
          </table:table-cell>
          <table:table-cell office:value-type="string">
            <text:p>ac7a380e</text:p>
          </table:table-cell>
          <table:table-cell office:value-type="string">
            <text:p>TRUE</text:p>
          </table:table-cell>
          <table:table-cell office:value-type="string">
            <text:p>49.874, 24.006</text:p>
          </table:table-cell>
          <table:table-cell office:value-type="string">
            <text:p>cc369490</text:p>
          </table:table-cell>
          <table:table-cell office:value-type="string">
            <text:p>14:47</text:p>
          </table:table-cell>
          <table:table-cell office:value-type="string">
            <text:p>49.874, 24.006</text:p>
          </table:table-cell>
          <table:table-cell office:value-type="string">
            <text:p>cc369490</text:p>
          </table:table-cell>
          <table:table-cell office:value-type="string">
            <text:p>16:40</text:p>
          </table:table-cell>
          <table:table-cell office:value-type="string">
            <text:p>WI-20250814-604</text:p>
          </table:table-cell>
          <table:table-cell office:value-type="string">
            <text:p>II-20250814-586</text:p>
          </table:table-cell>
          <table:table-cell office:value-type="string">
            <text:p>cc369490</text:p>
          </table:table-cell>
          <table:table-cell office:value-type="string">
            <text:p>PR-20250814-236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294e54b3</text:p>
          </table:table-cell>
          <table:table-cell office:value-type="string">
            <text:p>14.08.25, 00:00</text:p>
          </table:table-cell>
          <table:table-cell office:value-type="string">
            <text:p>ac7a380e</text:p>
          </table:table-cell>
          <table:table-cell office:value-type="string">
            <text:p>TRUE</text:p>
          </table:table-cell>
          <table:table-cell office:value-type="string">
            <text:p>49.874, 24.006</text:p>
          </table:table-cell>
          <table:table-cell office:value-type="string">
            <text:p>cc369490</text:p>
          </table:table-cell>
          <table:table-cell office:value-type="string">
            <text:p>16:40</text:p>
          </table:table-cell>
          <table:table-cell office:value-type="string">
            <text:p>49.789, 23.943</text:p>
          </table:table-cell>
          <table:table-cell office:value-type="string">
            <text:p>e4b53fe4</text:p>
          </table:table-cell>
          <table:table-cell office:value-type="string">
            <text:p>18:04</text:p>
          </table:table-cell>
          <table:table-cell office:value-type="string">
            <text:p>WI-20250814-592</text:p>
          </table:table-cell>
          <table:table-cell office:value-type="string">
            <text:p>II-20250814-503</text:p>
          </table:table-cell>
          <table:table-cell office:value-type="string">
            <text:p>cc369490</text:p>
          </table:table-cell>
          <table:table-cell office:value-type="string">
            <text:p>PR-20250814-236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d69dea4f</text:p>
          </table:table-cell>
          <table:table-cell office:value-type="string">
            <text:p>18.08.25, 00:00</text:p>
          </table:table-cell>
          <table:table-cell office:value-type="float" office:value="58498703">
            <text:p>58498703</text:p>
          </table:table-cell>
          <table:table-cell office:value-type="string">
            <text:p>TRUE</text:p>
          </table:table-cell>
          <table:table-cell office:value-type="string">
            <text:p>49.794, 24.018</text:p>
          </table:table-cell>
          <table:table-cell office:value-type="string">
            <text:p>1fb65589</text:p>
          </table:table-cell>
          <table:table-cell office:value-type="string">
            <text:p>08:55</text:p>
          </table:table-cell>
          <table:table-cell office:value-type="string">
            <text:p>49.832, 24.028</text:p>
          </table:table-cell>
          <table:table-cell office:value-type="string">
            <text:p>a3babb2e</text:p>
          </table:table-cell>
          <table:table-cell office:value-type="string">
            <text:p>09:20</text:p>
          </table:table-cell>
          <table:table-cell office:value-type="string">
            <text:p>WI-20250818-254</text:p>
          </table:table-cell>
          <table:table-cell office:value-type="string">
            <text:p>II-20250818-761</text:p>
          </table:table-cell>
          <table:table-cell office:value-type="string">
            <text:p>a3babb2e</text:p>
          </table:table-cell>
          <table:table-cell office:value-type="string">
            <text:p>PR-20250731-609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ad61026b</text:p>
          </table:table-cell>
          <table:table-cell office:value-type="string">
            <text:p>18.08.25, 00:00</text:p>
          </table:table-cell>
          <table:table-cell office:value-type="float" office:value="58498703">
            <text:p>58498703</text:p>
          </table:table-cell>
          <table:table-cell office:value-type="string">
            <text:p>TRUE</text:p>
          </table:table-cell>
          <table:table-cell office:value-type="string">
            <text:p>49.832, 24.028</text:p>
          </table:table-cell>
          <table:table-cell office:value-type="string">
            <text:p>a3babb2e</text:p>
          </table:table-cell>
          <table:table-cell office:value-type="string">
            <text:p>09:21</text:p>
          </table:table-cell>
          <table:table-cell office:value-type="string">
            <text:p>49.832, 24.028</text:p>
          </table:table-cell>
          <table:table-cell office:value-type="string">
            <text:p>a3babb2e</text:p>
          </table:table-cell>
          <table:table-cell office:value-type="string">
            <text:p>10:00</text:p>
          </table:table-cell>
          <table:table-cell office:value-type="string">
            <text:p>WI-20250818-971</text:p>
          </table:table-cell>
          <table:table-cell office:value-type="string">
            <text:p>II-20250818-804</text:p>
          </table:table-cell>
          <table:table-cell office:value-type="string">
            <text:p>a3babb2e</text:p>
          </table:table-cell>
          <table:table-cell office:value-type="string">
            <text:p>PR-20250731-609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afdafe25</text:p>
          </table:table-cell>
          <table:table-cell office:value-type="string">
            <text:p>18.08.25, 00:00</text:p>
          </table:table-cell>
          <table:table-cell office:value-type="float" office:value="58498703">
            <text:p>58498703</text:p>
          </table:table-cell>
          <table:table-cell office:value-type="string">
            <text:p>TRUE</text:p>
          </table:table-cell>
          <table:table-cell office:value-type="string">
            <text:p>49.789, 23.979</text:p>
          </table:table-cell>
          <table:table-cell office:value-type="string">
            <text:p>c04aa81c</text:p>
          </table:table-cell>
          <table:table-cell office:value-type="string">
            <text:p>10:33</text:p>
          </table:table-cell>
          <table:table-cell office:value-type="string">
            <text:p>49.789, 23.979</text:p>
          </table:table-cell>
          <table:table-cell office:value-type="string">
            <text:p>c04aa81c</text:p>
          </table:table-cell>
          <table:table-cell office:value-type="string">
            <text:p>16:30</text:p>
          </table:table-cell>
          <table:table-cell office:value-type="string">
            <text:p>WI-20250818-743</text:p>
          </table:table-cell>
          <table:table-cell office:value-type="string">
            <text:p>II-20250818-291</text:p>
          </table:table-cell>
          <table:table-cell office:value-type="string">
            <text:p>0304bc26</text:p>
          </table:table-cell>
          <table:table-cell office:value-type="string">
            <text:p>PR-20250717-524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7f0c74e7</text:p>
          </table:table-cell>
          <table:table-cell office:value-type="string">
            <text:p>19.08.25, 00:00</text:p>
          </table:table-cell>
          <table:table-cell office:value-type="float" office:value="58498703">
            <text:p>58498703</text:p>
          </table:table-cell>
          <table:table-cell office:value-type="string">
            <text:p>TRUE</text:p>
          </table:table-cell>
          <table:table-cell office:value-type="string">
            <text:p>49.792, 24.017</text:p>
          </table:table-cell>
          <table:table-cell office:value-type="string">
            <text:p>1fb65589</text:p>
          </table:table-cell>
          <table:table-cell office:value-type="string">
            <text:p>08:51</text:p>
          </table:table-cell>
          <table:table-cell office:value-type="string">
            <text:p>49.874, 24.006</text:p>
          </table:table-cell>
          <table:table-cell office:value-type="string">
            <text:p>cc369490</text:p>
          </table:table-cell>
          <table:table-cell office:value-type="string">
            <text:p>09:37</text:p>
          </table:table-cell>
          <table:table-cell office:value-type="string">
            <text:p>WI-20250819-888</text:p>
          </table:table-cell>
          <table:table-cell office:value-type="string">
            <text:p>II-20250819-975</text:p>
          </table:table-cell>
          <table:table-cell office:value-type="string">
            <text:p>cc369490</text:p>
          </table:table-cell>
          <table:table-cell office:value-type="string">
            <text:p>PR-20250814-236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85ddfc29</text:p>
          </table:table-cell>
          <table:table-cell office:value-type="string">
            <text:p>19.08.25, 00:00</text:p>
          </table:table-cell>
          <table:table-cell office:value-type="float" office:value="58498703">
            <text:p>58498703</text:p>
          </table:table-cell>
          <table:table-cell office:value-type="string">
            <text:p>TRUE</text:p>
          </table:table-cell>
          <table:table-cell office:value-type="string">
            <text:p>49.874, 24.006</text:p>
          </table:table-cell>
          <table:table-cell office:value-type="string">
            <text:p>cc369490</text:p>
          </table:table-cell>
          <table:table-cell office:value-type="string">
            <text:p>09:38</text:p>
          </table:table-cell>
          <table:table-cell office:value-type="string">
            <text:p>49.874, 24.006</text:p>
          </table:table-cell>
          <table:table-cell office:value-type="string">
            <text:p>cc369490</text:p>
          </table:table-cell>
          <table:table-cell office:value-type="string">
            <text:p>10:06</text:p>
          </table:table-cell>
          <table:table-cell office:value-type="string">
            <text:p>WI-20250819-124</text:p>
          </table:table-cell>
          <table:table-cell office:value-type="string">
            <text:p>II-20250819-773</text:p>
          </table:table-cell>
          <table:table-cell office:value-type="string">
            <text:p>cc369490</text:p>
          </table:table-cell>
          <table:table-cell office:value-type="string">
            <text:p>PR-20250814-236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55b902b8</text:p>
          </table:table-cell>
          <table:table-cell office:value-type="string">
            <text:p>19.08.25, 00:00</text:p>
          </table:table-cell>
          <table:table-cell office:value-type="float" office:value="58498703">
            <text:p>58498703</text:p>
          </table:table-cell>
          <table:table-cell office:value-type="string">
            <text:p>TRUE</text:p>
          </table:table-cell>
          <table:table-cell office:value-type="string">
            <text:p>49.874, 24.006</text:p>
          </table:table-cell>
          <table:table-cell office:value-type="string">
            <text:p>cc369490</text:p>
          </table:table-cell>
          <table:table-cell office:value-type="string">
            <text:p>10:07</text:p>
          </table:table-cell>
          <table:table-cell office:value-type="string">
            <text:p>49.908, 23.966</text:p>
          </table:table-cell>
          <table:table-cell office:value-type="string">
            <text:p>5e0b997d</text:p>
          </table:table-cell>
          <table:table-cell office:value-type="string">
            <text:p>10:20</text:p>
          </table:table-cell>
          <table:table-cell office:value-type="string">
            <text:p>WI-20250819-110</text:p>
          </table:table-cell>
          <table:table-cell office:value-type="string">
            <text:p>II-20250819-543</text:p>
          </table:table-cell>
          <table:table-cell office:value-type="string">
            <text:p>5e0b997d</text:p>
          </table:table-cell>
          <table:table-cell office:value-type="string">
            <text:p>PR-20250505-146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056d274c</text:p>
          </table:table-cell>
          <table:table-cell office:value-type="string">
            <text:p>19.08.25, 00:00</text:p>
          </table:table-cell>
          <table:table-cell office:value-type="float" office:value="58498703">
            <text:p>58498703</text:p>
          </table:table-cell>
          <table:table-cell office:value-type="string">
            <text:p>TRUE</text:p>
          </table:table-cell>
          <table:table-cell office:value-type="string">
            <text:p>49.908, 23.966</text:p>
          </table:table-cell>
          <table:table-cell office:value-type="string">
            <text:p>5e0b997d</text:p>
          </table:table-cell>
          <table:table-cell office:value-type="string">
            <text:p>10:21</text:p>
          </table:table-cell>
          <table:table-cell office:value-type="string">
            <text:p>49.908, 23.966</text:p>
          </table:table-cell>
          <table:table-cell office:value-type="string">
            <text:p>5e0b997d</text:p>
          </table:table-cell>
          <table:table-cell office:value-type="string">
            <text:p>11:34</text:p>
          </table:table-cell>
          <table:table-cell office:value-type="string">
            <text:p>WI-20250819-699</text:p>
          </table:table-cell>
          <table:table-cell office:value-type="string">
            <text:p>II-20250819-928</text:p>
          </table:table-cell>
          <table:table-cell office:value-type="string">
            <text:p>5e0b997d</text:p>
          </table:table-cell>
          <table:table-cell office:value-type="string">
            <text:p>PR-20250505-146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9804f140</text:p>
          </table:table-cell>
          <table:table-cell office:value-type="string">
            <text:p>19.08.25, 00:00</text:p>
          </table:table-cell>
          <table:table-cell office:value-type="float" office:value="58498703">
            <text:p>58498703</text:p>
          </table:table-cell>
          <table:table-cell office:value-type="string">
            <text:p>TRUE</text:p>
          </table:table-cell>
          <table:table-cell office:value-type="string">
            <text:p>49.908, 23.966</text:p>
          </table:table-cell>
          <table:table-cell office:value-type="string">
            <text:p>5e0b997d</text:p>
          </table:table-cell>
          <table:table-cell office:value-type="string">
            <text:p>11:34</text:p>
          </table:table-cell>
          <table:table-cell office:value-type="string">
            <text:p>49.79, 24.055</text:p>
          </table:table-cell>
          <table:table-cell office:value-type="string">
            <text:p>6ce7e26d</text:p>
          </table:table-cell>
          <table:table-cell office:value-type="string">
            <text:p>14:33</text:p>
          </table:table-cell>
          <table:table-cell office:value-type="string">
            <text:p>WI-20250819-990</text:p>
          </table:table-cell>
          <table:table-cell office:value-type="string">
            <text:p>II-20250819-381</text:p>
          </table:table-cell>
          <table:table-cell office:value-type="string">
            <text:p>5e0b997d</text:p>
          </table:table-cell>
          <table:table-cell office:value-type="string">
            <text:p>PR-20250505-146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3a7474bd</text:p>
          </table:table-cell>
          <table:table-cell office:value-type="string">
            <text:p>20.08.25, 00:00</text:p>
          </table:table-cell>
          <table:table-cell office:value-type="float" office:value="58498703">
            <text:p>58498703</text:p>
          </table:table-cell>
          <table:table-cell office:value-type="string">
            <text:p>TRUE</text:p>
          </table:table-cell>
          <table:table-cell office:value-type="string">
            <text:p>49.831, 24.033</text:p>
          </table:table-cell>
          <table:table-cell office:value-type="string">
            <text:p>1fb65589</text:p>
          </table:table-cell>
          <table:table-cell office:value-type="string">
            <text:p>08:30</text:p>
          </table:table-cell>
          <table:table-cell office:value-type="string">
            <text:p>49.831, 24.032</text:p>
          </table:table-cell>
          <table:table-cell office:value-type="string">
            <text:p>e2529e4a</text:p>
          </table:table-cell>
          <table:table-cell office:value-type="string">
            <text:p>09:00</text:p>
          </table:table-cell>
          <table:table-cell office:value-type="string">
            <text:p>WI-20250820-974</text:p>
          </table:table-cell>
          <table:table-cell office:value-type="string">
            <text:p>II-20250820-906</text:p>
          </table:table-cell>
          <table:table-cell office:value-type="string">
            <text:p>e2529e4a</text:p>
          </table:table-cell>
          <table:table-cell office:value-type="string">
            <text:p>PR-20250820-398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7fa36af4</text:p>
          </table:table-cell>
          <table:table-cell office:value-type="string">
            <text:p>20.08.25, 00:00</text:p>
          </table:table-cell>
          <table:table-cell office:value-type="float" office:value="58498703">
            <text:p>58498703</text:p>
          </table:table-cell>
          <table:table-cell office:value-type="string">
            <text:p>TRUE</text:p>
          </table:table-cell>
          <table:table-cell office:value-type="string">
            <text:p>49.79, 24.055</text:p>
          </table:table-cell>
          <table:table-cell office:value-type="string">
            <text:p>e2529e4a</text:p>
          </table:table-cell>
          <table:table-cell office:value-type="string">
            <text:p>09:00</text:p>
          </table:table-cell>
          <table:table-cell office:value-type="string">
            <text:p>49.79, 24.055</text:p>
          </table:table-cell>
          <table:table-cell office:value-type="string">
            <text:p>e2529e4a</text:p>
          </table:table-cell>
          <table:table-cell office:value-type="string">
            <text:p>09:30</text:p>
          </table:table-cell>
          <table:table-cell office:value-type="string">
            <text:p>WI-20250820-802</text:p>
          </table:table-cell>
          <table:table-cell office:value-type="string">
            <text:p>II-20250820-270</text:p>
          </table:table-cell>
          <table:table-cell office:value-type="string">
            <text:p>e2529e4a</text:p>
          </table:table-cell>
          <table:table-cell office:value-type="string">
            <text:p>PR-20250820-398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1e03199b</text:p>
          </table:table-cell>
          <table:table-cell office:value-type="string">
            <text:p>20.08.25, 00:00</text:p>
          </table:table-cell>
          <table:table-cell office:value-type="float" office:value="58498703">
            <text:p>58498703</text:p>
          </table:table-cell>
          <table:table-cell office:value-type="string">
            <text:p>TRUE</text:p>
          </table:table-cell>
          <table:table-cell office:value-type="string">
            <text:p>49.79, 24.055</text:p>
          </table:table-cell>
          <table:table-cell office:value-type="string">
            <text:p>e2529e4a</text:p>
          </table:table-cell>
          <table:table-cell office:value-type="string">
            <text:p>09:30</text:p>
          </table:table-cell>
          <table:table-cell office:value-type="string">
            <text:p>49.79, 24.056</text:p>
          </table:table-cell>
          <table:table-cell office:value-type="string">
            <text:p>e4b53fe4</text:p>
          </table:table-cell>
          <table:table-cell office:value-type="string">
            <text:p>10:10</text:p>
          </table:table-cell>
          <table:table-cell office:value-type="string">
            <text:p>WI-20250820-542</text:p>
          </table:table-cell>
          <table:table-cell office:value-type="string">
            <text:p>II-20250820-133</text:p>
          </table:table-cell>
          <table:table-cell office:value-type="string">
            <text:p>e2529e4a</text:p>
          </table:table-cell>
          <table:table-cell office:value-type="string">
            <text:p>PR-20250820-398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716982d0</text:p>
          </table:table-cell>
          <table:table-cell office:value-type="string">
            <text:p>20.08.25, 00:00</text:p>
          </table:table-cell>
          <table:table-cell office:value-type="float" office:value="58498703">
            <text:p>58498703</text:p>
          </table:table-cell>
          <table:table-cell office:value-type="string">
            <text:p>FALSE</text:p>
          </table:table-cell>
          <table:table-cell office:value-type="string">
            <text:p>49.789, 23.943</text:p>
          </table:table-cell>
          <table:table-cell office:value-type="string">
            <text:p>e4b53fe4</text:p>
          </table:table-cell>
          <table:table-cell office:value-type="string">
            <text:p>10:10</text:p>
          </table:table-cell>
          <table:table-cell office:value-type="string">
            <text:p>49.838, 24.037</text:p>
          </table:table-cell>
          <table:table-cell office:value-type="string">
            <text:p>cc369490</text:p>
          </table:table-cell>
          <table:table-cell office:value-type="string">
            <text:p>10:50</text:p>
          </table:table-cell>
          <table:table-cell office:value-type="string">
            <text:p>WI-20250820-264</text:p>
          </table:table-cell>
          <table:table-cell office:value-type="string">
            <text:p>II-20250820-349</text:p>
          </table:table-cell>
          <table:table-cell office:value-type="string">
            <text:p>cc369490</text:p>
          </table:table-cell>
          <table:table-cell office:value-type="string">
            <text:p>PR-20250814-236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33fd895c</text:p>
          </table:table-cell>
          <table:table-cell office:value-type="string">
            <text:p>20.08.25, 00:00</text:p>
          </table:table-cell>
          <table:table-cell office:value-type="float" office:value="58498703">
            <text:p>58498703</text:p>
          </table:table-cell>
          <table:table-cell office:value-type="string">
            <text:p>TRUE</text:p>
          </table:table-cell>
          <table:table-cell office:value-type="string">
            <text:p>49.839, 24.037</text:p>
          </table:table-cell>
          <table:table-cell office:value-type="string">
            <text:p>cc369490</text:p>
          </table:table-cell>
          <table:table-cell office:value-type="string">
            <text:p>10:50</text:p>
          </table:table-cell>
          <table:table-cell office:value-type="string">
            <text:p>49.839, 24.037</text:p>
          </table:table-cell>
          <table:table-cell office:value-type="string">
            <text:p>cc369490</text:p>
          </table:table-cell>
          <table:table-cell office:value-type="string">
            <text:p>18:00</text:p>
          </table:table-cell>
          <table:table-cell office:value-type="string">
            <text:p>WI-20250820-370</text:p>
          </table:table-cell>
          <table:table-cell office:value-type="string">
            <text:p>II-20250820-393</text:p>
          </table:table-cell>
          <table:table-cell office:value-type="string">
            <text:p>cc369490</text:p>
          </table:table-cell>
          <table:table-cell office:value-type="string">
            <text:p>PR-20250814-236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fa7047eb</text:p>
          </table:table-cell>
          <table:table-cell office:value-type="string">
            <text:p>21.08.25, 00:00</text:p>
          </table:table-cell>
          <table:table-cell office:value-type="float" office:value="58498703">
            <text:p>58498703</text:p>
          </table:table-cell>
          <table:table-cell office:value-type="string">
            <text:p>TRUE</text:p>
          </table:table-cell>
          <table:table-cell office:value-type="string">
            <text:p>49.839, 24.028</text:p>
          </table:table-cell>
          <table:table-cell office:value-type="string">
            <text:p>1fb65589</text:p>
          </table:table-cell>
          <table:table-cell office:value-type="string">
            <text:p>08:40</text:p>
          </table:table-cell>
          <table:table-cell office:value-type="string">
            <text:p>49.874, 24.006</text:p>
          </table:table-cell>
          <table:table-cell office:value-type="string">
            <text:p>cc369490</text:p>
          </table:table-cell>
          <table:table-cell office:value-type="string">
            <text:p>09:30</text:p>
          </table:table-cell>
          <table:table-cell office:value-type="string">
            <text:p>WI-20250821-907</text:p>
          </table:table-cell>
          <table:table-cell office:value-type="string">
            <text:p>II-20250821-284</text:p>
          </table:table-cell>
          <table:table-cell office:value-type="string">
            <text:p>cc369490</text:p>
          </table:table-cell>
          <table:table-cell office:value-type="string">
            <text:p>PR-20250814-236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ca85e6d9</text:p>
          </table:table-cell>
          <table:table-cell office:value-type="string">
            <text:p>21.08.25, 00:00</text:p>
          </table:table-cell>
          <table:table-cell office:value-type="float" office:value="58498703">
            <text:p>58498703</text:p>
          </table:table-cell>
          <table:table-cell office:value-type="string">
            <text:p>TRUE</text:p>
          </table:table-cell>
          <table:table-cell office:value-type="string">
            <text:p>49.874, 24.006</text:p>
          </table:table-cell>
          <table:table-cell office:value-type="string">
            <text:p>cc369490</text:p>
          </table:table-cell>
          <table:table-cell office:value-type="string">
            <text:p>09:40</text:p>
          </table:table-cell>
          <table:table-cell office:value-type="string">
            <text:p>49.874, 24.006</text:p>
          </table:table-cell>
          <table:table-cell office:value-type="string">
            <text:p>cc369490</text:p>
          </table:table-cell>
          <table:table-cell office:value-type="string">
            <text:p>17:33</text:p>
          </table:table-cell>
          <table:table-cell office:value-type="string">
            <text:p>WI-20250821-385</text:p>
          </table:table-cell>
          <table:table-cell office:value-type="string">
            <text:p>II-20250821-722</text:p>
          </table:table-cell>
          <table:table-cell office:value-type="string">
            <text:p>cc369490</text:p>
          </table:table-cell>
          <table:table-cell office:value-type="string">
            <text:p>PR-20250814-236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ae7dfe46</text:p>
          </table:table-cell>
          <table:table-cell office:value-type="string">
            <text:p>20.08.25, 00:00</text:p>
          </table:table-cell>
          <table:table-cell office:value-type="float" office:value="58498703">
            <text:p>58498703</text:p>
          </table:table-cell>
          <table:table-cell office:value-type="string">
            <text:p>TRUE</text:p>
          </table:table-cell>
          <table:table-cell office:value-type="string">
            <text:p>49.79, 24.055</text:p>
          </table:table-cell>
          <table:table-cell office:value-type="string">
            <text:p>6ce7e26d</text:p>
          </table:table-cell>
          <table:table-cell office:value-type="string">
            <text:p>17:50</text:p>
          </table:table-cell>
          <table:table-cell office:value-type="string">
            <text:p>49.79, 24.055</text:p>
          </table:table-cell>
          <table:table-cell office:value-type="string">
            <text:p>cc369490</text:p>
          </table:table-cell>
          <table:table-cell office:value-type="string">
            <text:p>18:30</text:p>
          </table:table-cell>
          <table:table-cell office:value-type="string">
            <text:p>WI-20250821-244</text:p>
          </table:table-cell>
          <table:table-cell office:value-type="string">
            <text:p>II-20250821-984</text:p>
          </table:table-cell>
          <table:table-cell office:value-type="string">
            <text:p>cc369490</text:p>
          </table:table-cell>
          <table:table-cell office:value-type="string">
            <text:p>PR-20250814-236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4060d624</text:p>
          </table:table-cell>
          <table:table-cell office:value-type="string">
            <text:p>20.08.25, 00:00</text:p>
          </table:table-cell>
          <table:table-cell office:value-type="float" office:value="58498703">
            <text:p>58498703</text:p>
          </table:table-cell>
          <table:table-cell office:value-type="string">
            <text:p>TRUE</text:p>
          </table:table-cell>
          <table:table-cell office:value-type="string">
            <text:p>49.79, 24.055</text:p>
          </table:table-cell>
          <table:table-cell office:value-type="string">
            <text:p>e4b53fe4</text:p>
          </table:table-cell>
          <table:table-cell office:value-type="string">
            <text:p>17:27</text:p>
          </table:table-cell>
          <table:table-cell office:value-type="string">
            <text:p>49.79, 24.055</text:p>
          </table:table-cell>
          <table:table-cell office:value-type="string">
            <text:p>6ce7e26d</text:p>
          </table:table-cell>
          <table:table-cell office:value-type="string">
            <text:p>19:27</text:p>
          </table:table-cell>
          <table:table-cell office:value-type="string">
            <text:p>WI-20250821-902</text:p>
          </table:table-cell>
          <table:table-cell office:value-type="string">
            <text:p>II-20250821-708</text:p>
          </table:table-cell>
          <table:table-cell office:value-type="string">
            <text:p>cc369490</text:p>
          </table:table-cell>
          <table:table-cell office:value-type="string">
            <text:p>PR-20250814-236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8f248b30</text:p>
          </table:table-cell>
          <table:table-cell office:value-type="string">
            <text:p>21.08.25, 00:00</text:p>
          </table:table-cell>
          <table:table-cell office:value-type="float" office:value="58498703">
            <text:p>58498703</text:p>
          </table:table-cell>
          <table:table-cell office:value-type="string">
            <text:p>TRUE</text:p>
          </table:table-cell>
          <table:table-cell office:value-type="string">
            <text:p>49.79, 24.056</text:p>
          </table:table-cell>
          <table:table-cell office:value-type="string">
            <text:p>6ce7e26d</text:p>
          </table:table-cell>
          <table:table-cell office:value-type="string">
            <text:p>16:01</text:p>
          </table:table-cell>
          <table:table-cell office:value-type="string">
            <text:p>49.874, 24.006</text:p>
          </table:table-cell>
          <table:table-cell office:value-type="string">
            <text:p>cc369490</text:p>
          </table:table-cell>
          <table:table-cell office:value-type="string">
            <text:p>17:33</text:p>
          </table:table-cell>
          <table:table-cell office:value-type="string">
            <text:p>WI-20250821-485</text:p>
          </table:table-cell>
          <table:table-cell office:value-type="string">
            <text:p>II-20250821-115</text:p>
          </table:table-cell>
          <table:table-cell office:value-type="string">
            <text:p>cc369490</text:p>
          </table:table-cell>
          <table:table-cell office:value-type="string">
            <text:p>PR-20250814-236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8d01ad17</text:p>
          </table:table-cell>
          <table:table-cell office:value-type="string">
            <text:p>21.08.25, 00:00</text:p>
          </table:table-cell>
          <table:table-cell office:value-type="float" office:value="58498703">
            <text:p>58498703</text:p>
          </table:table-cell>
          <table:table-cell office:value-type="string">
            <text:p>TRUE</text:p>
          </table:table-cell>
          <table:table-cell office:value-type="string">
            <text:p>49.874, 24.006</text:p>
          </table:table-cell>
          <table:table-cell office:value-type="string">
            <text:p>cc369490</text:p>
          </table:table-cell>
          <table:table-cell office:value-type="string">
            <text:p>17:42</text:p>
          </table:table-cell>
          <table:table-cell office:value-type="string">
            <text:p>49.79, 24.055</text:p>
          </table:table-cell>
          <table:table-cell office:value-type="string">
            <text:p>6ce7e26d</text:p>
          </table:table-cell>
          <table:table-cell office:value-type="string">
            <text:p>19:43</text:p>
          </table:table-cell>
          <table:table-cell office:value-type="string">
            <text:p>WI-20250821-503</text:p>
          </table:table-cell>
          <table:table-cell office:value-type="string">
            <text:p>II-20250821-784</text:p>
          </table:table-cell>
          <table:table-cell office:value-type="string">
            <text:p>cc369490</text:p>
          </table:table-cell>
          <table:table-cell office:value-type="string">
            <text:p>PR-20250814-236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0b368eac</text:p>
          </table:table-cell>
          <table:table-cell office:value-type="string">
            <text:p>25.08.25, 00:00</text:p>
          </table:table-cell>
          <table:table-cell office:value-type="float" office:value="58498703">
            <text:p>58498703</text:p>
          </table:table-cell>
          <table:table-cell office:value-type="string">
            <text:p>TRUE</text:p>
          </table:table-cell>
          <table:table-cell office:value-type="string">
            <text:p>49.832, 24.028</text:p>
          </table:table-cell>
          <table:table-cell office:value-type="string">
            <text:p>a3babb2e</text:p>
          </table:table-cell>
          <table:table-cell office:value-type="string">
            <text:p>11:01</text:p>
          </table:table-cell>
          <table:table-cell office:value-type="string">
            <text:p>49.832, 24.028</text:p>
          </table:table-cell>
          <table:table-cell office:value-type="string">
            <text:p>6ce7e26d</text:p>
          </table:table-cell>
          <table:table-cell office:value-type="string">
            <text:p>11:42</text:p>
          </table:table-cell>
          <table:table-cell office:value-type="string">
            <text:p>WI-20250825-492</text:p>
          </table:table-cell>
          <table:table-cell office:value-type="string">
            <text:p>II-20250825-187</text:p>
          </table:table-cell>
          <table:table-cell office:value-type="string">
            <text:p>a3babb2e</text:p>
          </table:table-cell>
          <table:table-cell office:value-type="string">
            <text:p>PR-20250825-806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41aa8b55</text:p>
          </table:table-cell>
          <table:table-cell office:value-type="string">
            <text:p>25.08.25, 00:00</text:p>
          </table:table-cell>
          <table:table-cell office:value-type="float" office:value="58498703">
            <text:p>58498703</text:p>
          </table:table-cell>
          <table:table-cell office:value-type="string">
            <text:p>TRUE</text:p>
          </table:table-cell>
          <table:table-cell office:value-type="string">
            <text:p>49.832, 24.028</text:p>
          </table:table-cell>
          <table:table-cell office:value-type="string">
            <text:p>a3babb2e</text:p>
          </table:table-cell>
          <table:table-cell office:value-type="string">
            <text:p>10:30</text:p>
          </table:table-cell>
          <table:table-cell office:value-type="string">
            <text:p>49.832, 24.028</text:p>
          </table:table-cell>
          <table:table-cell office:value-type="string">
            <text:p>a3babb2e</text:p>
          </table:table-cell>
          <table:table-cell office:value-type="string">
            <text:p>11:02</text:p>
          </table:table-cell>
          <table:table-cell office:value-type="string">
            <text:p>WI-20250825-776</text:p>
          </table:table-cell>
          <table:table-cell office:value-type="string">
            <text:p>II-20250825-318</text:p>
          </table:table-cell>
          <table:table-cell office:value-type="string">
            <text:p>a3babb2e</text:p>
          </table:table-cell>
          <table:table-cell office:value-type="string">
            <text:p>PR-20250825-806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6af22a5f</text:p>
          </table:table-cell>
          <table:table-cell office:value-type="string">
            <text:p>25.08.25, 00:00</text:p>
          </table:table-cell>
          <table:table-cell office:value-type="float" office:value="58498703">
            <text:p>58498703</text:p>
          </table:table-cell>
          <table:table-cell office:value-type="string">
            <text:p>TRUE</text:p>
          </table:table-cell>
          <table:table-cell office:value-type="string">
            <text:p>49.79, 24.055</text:p>
          </table:table-cell>
          <table:table-cell office:value-type="string">
            <text:p>6ce7e26d</text:p>
          </table:table-cell>
          <table:table-cell office:value-type="string">
            <text:p>10:00</text:p>
          </table:table-cell>
          <table:table-cell office:value-type="string">
            <text:p>49.79, 24.055</text:p>
          </table:table-cell>
          <table:table-cell office:value-type="string">
            <text:p>a3babb2e</text:p>
          </table:table-cell>
          <table:table-cell office:value-type="string">
            <text:p>10:30</text:p>
          </table:table-cell>
          <table:table-cell office:value-type="string">
            <text:p>WI-20250825-195</text:p>
          </table:table-cell>
          <table:table-cell office:value-type="string">
            <text:p>II-20250825-853</text:p>
          </table:table-cell>
          <table:table-cell office:value-type="string">
            <text:p>a3babb2e</text:p>
          </table:table-cell>
          <table:table-cell office:value-type="string">
            <text:p>PR-20250825-806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376bc64f</text:p>
          </table:table-cell>
          <table:table-cell office:value-type="string">
            <text:p>26.08.25, 09:30</text:p>
          </table:table-cell>
          <table:table-cell office:value-type="float" office:value="58498703">
            <text:p>58498703</text:p>
          </table:table-cell>
          <table:table-cell office:value-type="string">
            <text:p>TRUE</text:p>
          </table:table-cell>
          <table:table-cell office:value-type="string">
            <text:p>49.789, 23.943</text:p>
          </table:table-cell>
          <table:table-cell office:value-type="string">
            <text:p>e4b53fe4</text:p>
          </table:table-cell>
          <table:table-cell office:value-type="string">
            <text:p>09:30</text:p>
          </table:table-cell>
          <table:table-cell office:value-type="string">
            <text:p>49.765, 24.012</text:p>
          </table:table-cell>
          <table:table-cell office:value-type="string">
            <text:p>d3eaaa6c</text:p>
          </table:table-cell>
          <table:table-cell office:value-type="string">
            <text:p>10:07</text:p>
          </table:table-cell>
          <table:table-cell office:value-type="string">
            <text:p>WI-20250826-536</text:p>
          </table:table-cell>
          <table:table-cell office:value-type="string">
            <text:p>II-20250826-663</text:p>
          </table:table-cell>
          <table:table-cell office:value-type="string">
            <text:p>d3eaaa6c</text:p>
          </table:table-cell>
          <table:table-cell office:value-type="string">
            <text:p>PR-20250826-379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b3f650ae</text:p>
          </table:table-cell>
          <table:table-cell office:value-type="string">
            <text:p>26.08.25, 10:07</text:p>
          </table:table-cell>
          <table:table-cell office:value-type="float" office:value="58498703">
            <text:p>58498703</text:p>
          </table:table-cell>
          <table:table-cell office:value-type="string">
            <text:p>TRUE</text:p>
          </table:table-cell>
          <table:table-cell office:value-type="string">
            <text:p>49.765, 24.012</text:p>
          </table:table-cell>
          <table:table-cell office:value-type="string">
            <text:p>d3eaaa6c</text:p>
          </table:table-cell>
          <table:table-cell office:value-type="string">
            <text:p>10:07</text:p>
          </table:table-cell>
          <table:table-cell office:value-type="string">
            <text:p>49.765, 24.012</text:p>
          </table:table-cell>
          <table:table-cell office:value-type="string">
            <text:p>d3eaaa6c</text:p>
          </table:table-cell>
          <table:table-cell office:value-type="string">
            <text:p>10:19</text:p>
          </table:table-cell>
          <table:table-cell office:value-type="string">
            <text:p>WI-20250826-197</text:p>
          </table:table-cell>
          <table:table-cell office:value-type="string">
            <text:p>II-20250826-760</text:p>
          </table:table-cell>
          <table:table-cell office:value-type="string">
            <text:p>d3eaaa6c</text:p>
          </table:table-cell>
          <table:table-cell office:value-type="string">
            <text:p>PR-20250826-379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0cfd959d</text:p>
          </table:table-cell>
          <table:table-cell office:value-type="string">
            <text:p>26.08.25, 10:21</text:p>
          </table:table-cell>
          <table:table-cell office:value-type="float" office:value="58498703">
            <text:p>58498703</text:p>
          </table:table-cell>
          <table:table-cell office:value-type="string">
            <text:p>TRUE</text:p>
          </table:table-cell>
          <table:table-cell office:value-type="string">
            <text:p>49.765, 24.012</text:p>
          </table:table-cell>
          <table:table-cell office:value-type="string">
            <text:p>d3eaaa6c</text:p>
          </table:table-cell>
          <table:table-cell office:value-type="string">
            <text:p>10:21</text:p>
          </table:table-cell>
          <table:table-cell office:value-type="string">
            <text:p>49.874, 24.005</text:p>
          </table:table-cell>
          <table:table-cell office:value-type="string">
            <text:p>cc369490</text:p>
          </table:table-cell>
          <table:table-cell office:value-type="string">
            <text:p>11:13</text:p>
          </table:table-cell>
          <table:table-cell office:value-type="string">
            <text:p>WI-20250826-420</text:p>
          </table:table-cell>
          <table:table-cell office:value-type="string">
            <text:p>II-20250826-267</text:p>
          </table:table-cell>
          <table:table-cell office:value-type="string">
            <text:p>cc369490</text:p>
          </table:table-cell>
          <table:table-cell office:value-type="string">
            <text:p>PR-20250814-236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22353bae</text:p>
          </table:table-cell>
          <table:table-cell office:value-type="string">
            <text:p>26.08.25, 11:21</text:p>
          </table:table-cell>
          <table:table-cell office:value-type="float" office:value="58498703">
            <text:p>58498703</text:p>
          </table:table-cell>
          <table:table-cell office:value-type="string">
            <text:p>TRUE</text:p>
          </table:table-cell>
          <table:table-cell office:value-type="string">
            <text:p>49.874, 24.006</text:p>
          </table:table-cell>
          <table:table-cell office:value-type="string">
            <text:p>cc369490</text:p>
          </table:table-cell>
          <table:table-cell office:value-type="string">
            <text:p>11:26</text:p>
          </table:table-cell>
          <table:table-cell office:value-type="string">
            <text:p>49.874, 24.006</text:p>
          </table:table-cell>
          <table:table-cell office:value-type="string">
            <text:p>cc369490</text:p>
          </table:table-cell>
          <table:table-cell office:value-type="string">
            <text:p>17:53</text:p>
          </table:table-cell>
          <table:table-cell office:value-type="string">
            <text:p>WI-20250826-977</text:p>
          </table:table-cell>
          <table:table-cell office:value-type="string">
            <text:p>II-20250826-483</text:p>
          </table:table-cell>
          <table:table-cell office:value-type="string">
            <text:p>cc369490</text:p>
          </table:table-cell>
          <table:table-cell office:value-type="string">
            <text:p>PR-20250814-236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dbe68e07</text:p>
          </table:table-cell>
          <table:table-cell office:value-type="string">
            <text:p>26.08.25, 11:26</text:p>
          </table:table-cell>
          <table:table-cell office:value-type="float" office:value="58498703">
            <text:p>58498703</text:p>
          </table:table-cell>
          <table:table-cell office:value-type="string">
            <text:p>TRUE</text:p>
          </table:table-cell>
          <table:table-cell office:value-type="string">
            <text:p>49.874, 24.006</text:p>
          </table:table-cell>
          <table:table-cell office:value-type="string">
            <text:p>cc369490</text:p>
          </table:table-cell>
          <table:table-cell office:value-type="string">
            <text:p>11:27</text:p>
          </table:table-cell>
          <table:table-cell office:value-type="string">
            <text:p>49.79, 24.055</text:p>
          </table:table-cell>
          <table:table-cell office:value-type="string">
            <text:p>6ce7e26d</text:p>
          </table:table-cell>
          <table:table-cell office:value-type="string">
            <text:p>12:53</text:p>
          </table:table-cell>
          <table:table-cell office:value-type="string">
            <text:p>WI-20250826-539</text:p>
          </table:table-cell>
          <table:table-cell office:value-type="string">
            <text:p>II-20250826-957</text:p>
          </table:table-cell>
          <table:table-cell office:value-type="string">
            <text:p>cc369490</text:p>
          </table:table-cell>
          <table:table-cell office:value-type="string">
            <text:p>PR-20250814-236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07e08e14</text:p>
          </table:table-cell>
          <table:table-cell office:value-type="string">
            <text:p>26.08.25, 16:53</text:p>
          </table:table-cell>
          <table:table-cell office:value-type="float" office:value="58498703">
            <text:p>58498703</text:p>
          </table:table-cell>
          <table:table-cell office:value-type="string">
            <text:p>FALSE</text:p>
          </table:table-cell>
          <table:table-cell office:value-type="string">
            <text:p>49.79, 24.056</text:p>
          </table:table-cell>
          <table:table-cell office:value-type="string">
            <text:p>6ce7e26d</text:p>
          </table:table-cell>
          <table:table-cell office:value-type="string">
            <text:p>16:53</text:p>
          </table:table-cell>
          <table:table-cell office:value-type="string">
            <text:p>49.874, 24.006</text:p>
          </table:table-cell>
          <table:table-cell office:value-type="string">
            <text:p>cc369490</text:p>
          </table:table-cell>
          <table:table-cell office:value-type="string">
            <text:p>17:52</text:p>
          </table:table-cell>
          <table:table-cell office:value-type="string">
            <text:p>WI-20250826-357</text:p>
          </table:table-cell>
          <table:table-cell office:value-type="string">
            <text:p>II-20250826-449</text:p>
          </table:table-cell>
          <table:table-cell office:value-type="string">
            <text:p>cc369490</text:p>
          </table:table-cell>
          <table:table-cell office:value-type="string">
            <text:p>PR-20250814-236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4bb08fa2</text:p>
          </table:table-cell>
          <table:table-cell office:value-type="string">
            <text:p>26.08.25, 17:58</text:p>
          </table:table-cell>
          <table:table-cell office:value-type="float" office:value="58498703">
            <text:p>58498703</text:p>
          </table:table-cell>
          <table:table-cell office:value-type="string">
            <text:p>FALSE</text:p>
          </table:table-cell>
          <table:table-cell office:value-type="string">
            <text:p>49.874, 24.006</text:p>
          </table:table-cell>
          <table:table-cell office:value-type="string">
            <text:p>cc369490</text:p>
          </table:table-cell>
          <table:table-cell office:value-type="string">
            <text:p>17:58</text:p>
          </table:table-cell>
          <table:table-cell office:value-type="string">
            <text:p>49.79, 24.055</text:p>
          </table:table-cell>
          <table:table-cell office:value-type="string">
            <text:p>6ce7e26d</text:p>
          </table:table-cell>
          <table:table-cell office:value-type="string">
            <text:p>18:29</text:p>
          </table:table-cell>
          <table:table-cell office:value-type="string">
            <text:p>WI-20250826-951</text:p>
          </table:table-cell>
          <table:table-cell office:value-type="string">
            <text:p>II-20250826-977</text:p>
          </table:table-cell>
          <table:table-cell office:value-type="string">
            <text:p>cc369490</text:p>
          </table:table-cell>
          <table:table-cell office:value-type="string">
            <text:p>PR-20250814-236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142de5b7</text:p>
          </table:table-cell>
          <table:table-cell office:value-type="string">
            <text:p>27.08.25, 09:20</text:p>
          </table:table-cell>
          <table:table-cell office:value-type="float" office:value="58498703">
            <text:p>58498703</text:p>
          </table:table-cell>
          <table:table-cell office:value-type="string">
            <text:p>TRUE</text:p>
          </table:table-cell>
          <table:table-cell office:value-type="string">
            <text:p>49.759, 23.951</text:p>
          </table:table-cell>
          <table:table-cell office:value-type="string">
            <text:p>cf6bd256</text:p>
          </table:table-cell>
          <table:table-cell office:value-type="string">
            <text:p>10:30</text:p>
          </table:table-cell>
          <table:table-cell office:value-type="string">
            <text:p>49.79, 24.055</text:p>
          </table:table-cell>
          <table:table-cell office:value-type="string">
            <text:p>6ce7e26d</text:p>
          </table:table-cell>
          <table:table-cell office:value-type="string">
            <text:p>11:00</text:p>
          </table:table-cell>
          <table:table-cell office:value-type="string">
            <text:p>WI-20250827-707</text:p>
          </table:table-cell>
          <table:table-cell office:value-type="string">
            <text:p>II-20250827-696</text:p>
          </table:table-cell>
          <table:table-cell office:value-type="string">
            <text:p>cf6bd256</text:p>
          </table:table-cell>
          <table:table-cell office:value-type="string">
            <text:p>PR-20250401-572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51975fae</text:p>
          </table:table-cell>
          <table:table-cell office:value-type="string">
            <text:p>27.08.25, 11:13</text:p>
          </table:table-cell>
          <table:table-cell office:value-type="float" office:value="58498703">
            <text:p>58498703</text:p>
          </table:table-cell>
          <table:table-cell office:value-type="string">
            <text:p>TRUE</text:p>
          </table:table-cell>
          <table:table-cell office:value-type="string">
            <text:p>49.759, 23.951</text:p>
          </table:table-cell>
          <table:table-cell office:value-type="string">
            <text:p>cf6bd256</text:p>
          </table:table-cell>
          <table:table-cell office:value-type="string">
            <text:p>09:30</text:p>
          </table:table-cell>
          <table:table-cell office:value-type="string">
            <text:p>49.759, 23.951</text:p>
          </table:table-cell>
          <table:table-cell office:value-type="string">
            <text:p>cf6bd256</text:p>
          </table:table-cell>
          <table:table-cell office:value-type="string">
            <text:p>17:00</text:p>
          </table:table-cell>
          <table:table-cell office:value-type="string">
            <text:p>WI-20250827-996</text:p>
          </table:table-cell>
          <table:table-cell office:value-type="string">
            <text:p>II-20250827-671</text:p>
          </table:table-cell>
          <table:table-cell office:value-type="string">
            <text:p>cf6bd256</text:p>
          </table:table-cell>
          <table:table-cell office:value-type="string">
            <text:p>PR-20250401-572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1bdee641</text:p>
          </table:table-cell>
          <table:table-cell office:value-type="string">
            <text:p>27.08.25, 11:13</text:p>
          </table:table-cell>
          <table:table-cell office:value-type="float" office:value="58498703">
            <text:p>58498703</text:p>
          </table:table-cell>
          <table:table-cell office:value-type="string">
            <text:p>TRUE</text:p>
          </table:table-cell>
          <table:table-cell office:value-type="string">
            <text:p>49.789, 23.943</text:p>
          </table:table-cell>
          <table:table-cell office:value-type="string">
            <text:p>e4b53fe4</text:p>
          </table:table-cell>
          <table:table-cell office:value-type="string">
            <text:p>09:18</text:p>
          </table:table-cell>
          <table:table-cell office:value-type="string">
            <text:p>49.759, 23.951</text:p>
          </table:table-cell>
          <table:table-cell office:value-type="string">
            <text:p>cf6bd256</text:p>
          </table:table-cell>
          <table:table-cell office:value-type="string">
            <text:p>09:30</text:p>
          </table:table-cell>
          <table:table-cell office:value-type="string">
            <text:p>WI-20250827-699</text:p>
          </table:table-cell>
          <table:table-cell office:value-type="string">
            <text:p>II-20250827-401</text:p>
          </table:table-cell>
          <table:table-cell office:value-type="string">
            <text:p>cf6bd256</text:p>
          </table:table-cell>
          <table:table-cell office:value-type="string">
            <text:p>PR-20250401-572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cd446a52</text:p>
          </table:table-cell>
          <table:table-cell office:value-type="string">
            <text:p>27.08.25, 11:19</text:p>
          </table:table-cell>
          <table:table-cell office:value-type="float" office:value="58498703">
            <text:p>58498703</text:p>
          </table:table-cell>
          <table:table-cell office:value-type="string">
            <text:p>TRUE</text:p>
          </table:table-cell>
          <table:table-cell office:value-type="string">
            <text:p>49.789, 24.055</text:p>
          </table:table-cell>
          <table:table-cell office:value-type="string">
            <text:p>6ce7e26d</text:p>
          </table:table-cell>
          <table:table-cell office:value-type="string">
            <text:p>11:19</text:p>
          </table:table-cell>
          <table:table-cell office:value-type="string">
            <text:p>49.874, 24.006</text:p>
          </table:table-cell>
          <table:table-cell office:value-type="string">
            <text:p>cc369490</text:p>
          </table:table-cell>
          <table:table-cell office:value-type="string">
            <text:p>12:00</text:p>
          </table:table-cell>
          <table:table-cell office:value-type="string">
            <text:p>WI-20250827-902</text:p>
          </table:table-cell>
          <table:table-cell office:value-type="string">
            <text:p>II-20250827-569</text:p>
          </table:table-cell>
          <table:table-cell office:value-type="string">
            <text:p>cc369490</text:p>
          </table:table-cell>
          <table:table-cell office:value-type="string">
            <text:p>PR-20250814-236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f54c8e24</text:p>
          </table:table-cell>
          <table:table-cell office:value-type="string">
            <text:p>27.08.25, 12:26</text:p>
          </table:table-cell>
          <table:table-cell office:value-type="float" office:value="58498703">
            <text:p>58498703</text:p>
          </table:table-cell>
          <table:table-cell office:value-type="string">
            <text:p>FALSE</text:p>
          </table:table-cell>
          <table:table-cell office:value-type="string">
            <text:p>49.874, 24.006</text:p>
          </table:table-cell>
          <table:table-cell office:value-type="string">
            <text:p>cc369490</text:p>
          </table:table-cell>
          <table:table-cell office:value-type="string">
            <text:p>18:08</text:p>
          </table:table-cell>
          <table:table-cell office:value-type="string">
            <text:p>49.79, 24.055</text:p>
          </table:table-cell>
          <table:table-cell office:value-type="string">
            <text:p>6ce7e26d</text:p>
          </table:table-cell>
          <table:table-cell office:value-type="string">
            <text:p>19:23</text:p>
          </table:table-cell>
          <table:table-cell office:value-type="string">
            <text:p>WI-20250827-678</text:p>
          </table:table-cell>
          <table:table-cell office:value-type="string">
            <text:p>II-20250827-696</text:p>
          </table:table-cell>
          <table:table-cell office:value-type="string">
            <text:p>cc369490</text:p>
          </table:table-cell>
          <table:table-cell office:value-type="string">
            <text:p>PR-20250814-236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a3dd1649</text:p>
          </table:table-cell>
          <table:table-cell office:value-type="string">
            <text:p>27.08.25, 12:26</text:p>
          </table:table-cell>
          <table:table-cell office:value-type="float" office:value="58498703">
            <text:p>58498703</text:p>
          </table:table-cell>
          <table:table-cell office:value-type="string">
            <text:p>FALSE</text:p>
          </table:table-cell>
          <table:table-cell office:value-type="string">
            <text:p>49.874, 24.006</text:p>
          </table:table-cell>
          <table:table-cell office:value-type="string">
            <text:p>cc369490</text:p>
          </table:table-cell>
          <table:table-cell office:value-type="string">
            <text:p>12:26</text:p>
          </table:table-cell>
          <table:table-cell office:value-type="string">
            <text:p>49.805, 24.029</text:p>
          </table:table-cell>
          <table:table-cell office:value-type="string">
            <text:p>cc369490</text:p>
          </table:table-cell>
          <table:table-cell office:value-type="string">
            <text:p>18:06</text:p>
          </table:table-cell>
          <table:table-cell office:value-type="string">
            <text:p>WI-20250827-413</text:p>
          </table:table-cell>
          <table:table-cell office:value-type="string">
            <text:p>II-20250827-247</text:p>
          </table:table-cell>
          <table:table-cell office:value-type="string">
            <text:p>cc369490</text:p>
          </table:table-cell>
          <table:table-cell office:value-type="string">
            <text:p>PR-20250814-236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95631ddf</text:p>
          </table:table-cell>
          <table:table-cell office:value-type="string">
            <text:p>27.08.25, 17:13</text:p>
          </table:table-cell>
          <table:table-cell office:value-type="float" office:value="58498703">
            <text:p>58498703</text:p>
          </table:table-cell>
          <table:table-cell office:value-type="string">
            <text:p>TRUE</text:p>
          </table:table-cell>
          <table:table-cell office:value-type="string">
            <text:p>49.832, 24.028</text:p>
          </table:table-cell>
          <table:table-cell office:value-type="string">
            <text:p>cf6bd256</text:p>
          </table:table-cell>
          <table:table-cell office:value-type="string">
            <text:p>18:00</text:p>
          </table:table-cell>
          <table:table-cell office:value-type="string">
            <text:p>49.79, 24.055</text:p>
          </table:table-cell>
          <table:table-cell office:value-type="string">
            <text:p>6ce7e26d</text:p>
          </table:table-cell>
          <table:table-cell office:value-type="string">
            <text:p>18:36</text:p>
          </table:table-cell>
          <table:table-cell office:value-type="string">
            <text:p>WI-20250827-501</text:p>
          </table:table-cell>
          <table:table-cell office:value-type="string">
            <text:p>II-20250827-742</text:p>
          </table:table-cell>
          <table:table-cell office:value-type="string">
            <text:p>cf6bd256</text:p>
          </table:table-cell>
          <table:table-cell office:value-type="string">
            <text:p>PR-20250401-572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9656e82c</text:p>
          </table:table-cell>
          <table:table-cell office:value-type="string">
            <text:p>28.08.25, 10:13</text:p>
          </table:table-cell>
          <table:table-cell office:value-type="float" office:value="58498703">
            <text:p>58498703</text:p>
          </table:table-cell>
          <table:table-cell office:value-type="string">
            <text:p>FALSE</text:p>
          </table:table-cell>
          <table:table-cell office:value-type="string">
            <text:p>49.789, 23.943</text:p>
          </table:table-cell>
          <table:table-cell office:value-type="string">
            <text:p>e4b53fe4</text:p>
          </table:table-cell>
          <table:table-cell office:value-type="string">
            <text:p>10:13</text:p>
          </table:table-cell>
          <table:table-cell office:value-type="string">
            <text:p>49.874, 24.005</text:p>
          </table:table-cell>
          <table:table-cell office:value-type="string">
            <text:p>cc369490</text:p>
          </table:table-cell>
          <table:table-cell office:value-type="string">
            <text:p>11:37</text:p>
          </table:table-cell>
          <table:table-cell office:value-type="string">
            <text:p>WI-20250828-455</text:p>
          </table:table-cell>
          <table:table-cell office:value-type="string">
            <text:p>II-20250828-816</text:p>
          </table:table-cell>
          <table:table-cell office:value-type="string">
            <text:p>cc369490</text:p>
          </table:table-cell>
          <table:table-cell office:value-type="string">
            <text:p>PR-20250814-236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c2776eba</text:p>
          </table:table-cell>
          <table:table-cell office:value-type="string">
            <text:p>28.08.25, 11:38</text:p>
          </table:table-cell>
          <table:table-cell office:value-type="float" office:value="58498703">
            <text:p>58498703</text:p>
          </table:table-cell>
          <table:table-cell office:value-type="string">
            <text:p>FALSE</text:p>
          </table:table-cell>
          <table:table-cell office:value-type="string">
            <text:p>49.874, 24.006</text:p>
          </table:table-cell>
          <table:table-cell office:value-type="string">
            <text:p>cc369490</text:p>
          </table:table-cell>
          <table:table-cell office:value-type="string">
            <text:p>11:38</text:p>
          </table:table-cell>
          <table:table-cell office:value-type="string">
            <text:p>49.839, 24.03</text:p>
          </table:table-cell>
          <table:table-cell office:value-type="string">
            <text:p>cc369490</text:p>
          </table:table-cell>
          <table:table-cell office:value-type="string">
            <text:p>18:00</text:p>
          </table:table-cell>
          <table:table-cell office:value-type="string">
            <text:p>WI-20250828-244</text:p>
          </table:table-cell>
          <table:table-cell office:value-type="string">
            <text:p>II-20250828-292</text:p>
          </table:table-cell>
          <table:table-cell office:value-type="string">
            <text:p>cc369490</text:p>
          </table:table-cell>
          <table:table-cell office:value-type="string">
            <text:p>PR-20250814-236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5d6b312a</text:p>
          </table:table-cell>
          <table:table-cell office:value-type="string">
            <text:p>28.08.25, 11:38</text:p>
          </table:table-cell>
          <table:table-cell office:value-type="float" office:value="58498703">
            <text:p>58498703</text:p>
          </table:table-cell>
          <table:table-cell office:value-type="string">
            <text:p>FALSE</text:p>
          </table:table-cell>
          <table:table-cell office:value-type="string">
            <text:p>49.874, 24.006</text:p>
          </table:table-cell>
          <table:table-cell office:value-type="string">
            <text:p>cc369490</text:p>
          </table:table-cell>
          <table:table-cell office:value-type="string">
            <text:p>12:00</text:p>
          </table:table-cell>
          <table:table-cell office:value-type="string">
            <text:p>49.79, 24.055</text:p>
          </table:table-cell>
          <table:table-cell office:value-type="string">
            <text:p>6ce7e26d</text:p>
          </table:table-cell>
          <table:table-cell office:value-type="string">
            <text:p>13:00</text:p>
          </table:table-cell>
          <table:table-cell office:value-type="string">
            <text:p>WI-20250828-914</text:p>
          </table:table-cell>
          <table:table-cell office:value-type="string">
            <text:p>II-20250828-602</text:p>
          </table:table-cell>
          <table:table-cell office:value-type="string">
            <text:p>cc369490</text:p>
          </table:table-cell>
          <table:table-cell office:value-type="string">
            <text:p>PR-20250814-236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1b4d5bec</text:p>
          </table:table-cell>
          <table:table-cell office:value-type="string">
            <text:p>28.08.25, 18:30</text:p>
          </table:table-cell>
          <table:table-cell office:value-type="float" office:value="58498703">
            <text:p>58498703</text:p>
          </table:table-cell>
          <table:table-cell office:value-type="string">
            <text:p>FALSE</text:p>
          </table:table-cell>
          <table:table-cell office:value-type="string">
            <text:p>49.79, 24.055</text:p>
          </table:table-cell>
          <table:table-cell office:value-type="string">
            <text:p>6ce7e26d</text:p>
          </table:table-cell>
          <table:table-cell office:value-type="string">
            <text:p>17:13</text:p>
          </table:table-cell>
          <table:table-cell office:value-type="string">
            <text:p>49.874, 24.006</text:p>
          </table:table-cell>
          <table:table-cell office:value-type="string">
            <text:p>cc369490</text:p>
          </table:table-cell>
          <table:table-cell office:value-type="string">
            <text:p>18:00</text:p>
          </table:table-cell>
          <table:table-cell office:value-type="string">
            <text:p>WI-20250828-639</text:p>
          </table:table-cell>
          <table:table-cell office:value-type="string">
            <text:p>II-20250828-467</text:p>
          </table:table-cell>
          <table:table-cell office:value-type="string">
            <text:p>cc369490</text:p>
          </table:table-cell>
          <table:table-cell office:value-type="string">
            <text:p>PR-20250814-236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f7174ef1</text:p>
          </table:table-cell>
          <table:table-cell office:value-type="string">
            <text:p>28.08.25, 18:30</text:p>
          </table:table-cell>
          <table:table-cell office:value-type="float" office:value="58498703">
            <text:p>58498703</text:p>
          </table:table-cell>
          <table:table-cell office:value-type="string">
            <text:p>FALSE</text:p>
          </table:table-cell>
          <table:table-cell office:value-type="string">
            <text:p>49.874, 24.006</text:p>
          </table:table-cell>
          <table:table-cell office:value-type="string">
            <text:p>cc369490</text:p>
          </table:table-cell>
          <table:table-cell office:value-type="string">
            <text:p>18:00</text:p>
          </table:table-cell>
          <table:table-cell office:value-type="string">
            <text:p>49.79, 24.055</text:p>
          </table:table-cell>
          <table:table-cell office:value-type="string">
            <text:p>6ce7e26d</text:p>
          </table:table-cell>
          <table:table-cell office:value-type="string">
            <text:p>18:47</text:p>
          </table:table-cell>
          <table:table-cell office:value-type="string">
            <text:p>WI-20250828-512</text:p>
          </table:table-cell>
          <table:table-cell office:value-type="string">
            <text:p>II-20250828-112</text:p>
          </table:table-cell>
          <table:table-cell office:value-type="string">
            <text:p>cc369490</text:p>
          </table:table-cell>
          <table:table-cell office:value-type="string">
            <text:p>PR-20250814-236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9347f217</text:p>
          </table:table-cell>
          <table:table-cell office:value-type="string">
            <text:p>01.09.25, 10:44</text:p>
          </table:table-cell>
          <table:table-cell office:value-type="float" office:value="58498703">
            <text:p>58498703</text:p>
          </table:table-cell>
          <table:table-cell office:value-type="string">
            <text:p>TRUE</text:p>
          </table:table-cell>
          <table:table-cell office:value-type="string">
            <text:p>49.789, 23.943</text:p>
          </table:table-cell>
          <table:table-cell office:value-type="string">
            <text:p>e4b53fe4</text:p>
          </table:table-cell>
          <table:table-cell office:value-type="string">
            <text:p>10:44</text:p>
          </table:table-cell>
          <table:table-cell office:value-type="string">
            <text:p>49.832, 24.028</text:p>
          </table:table-cell>
          <table:table-cell office:value-type="string">
            <text:p>a3babb2e</text:p>
          </table:table-cell>
          <table:table-cell office:value-type="string">
            <text:p>12:29</text:p>
          </table:table-cell>
          <table:table-cell office:value-type="string">
            <text:p>WI-20250901-107</text:p>
          </table:table-cell>
          <table:table-cell office:value-type="string">
            <text:p>II-20250901-651</text:p>
          </table:table-cell>
          <table:table-cell office:value-type="string">
            <text:p>a3babb2e</text:p>
          </table:table-cell>
          <table:table-cell office:value-type="string">
            <text:p>PR-20250825-806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7fa4a1a0</text:p>
          </table:table-cell>
          <table:table-cell office:value-type="string">
            <text:p>01.09.25, 12:29</text:p>
          </table:table-cell>
          <table:table-cell office:value-type="float" office:value="58498703">
            <text:p>58498703</text:p>
          </table:table-cell>
          <table:table-cell office:value-type="string">
            <text:p>TRUE</text:p>
          </table:table-cell>
          <table:table-cell office:value-type="string">
            <text:p>49.832, 24.028</text:p>
          </table:table-cell>
          <table:table-cell office:value-type="string">
            <text:p>a3babb2e</text:p>
          </table:table-cell>
          <table:table-cell office:value-type="string">
            <text:p>12:29</text:p>
          </table:table-cell>
          <table:table-cell office:value-type="string">
            <text:p>49.832, 24.028</text:p>
          </table:table-cell>
          <table:table-cell office:value-type="string">
            <text:p>a3babb2e</text:p>
          </table:table-cell>
          <table:table-cell office:value-type="string">
            <text:p>19:55</text:p>
          </table:table-cell>
          <table:table-cell office:value-type="string">
            <text:p>WI-20250901-620</text:p>
          </table:table-cell>
          <table:table-cell office:value-type="string">
            <text:p>II-20250901-202</text:p>
          </table:table-cell>
          <table:table-cell office:value-type="string">
            <text:p>a3babb2e</text:p>
          </table:table-cell>
          <table:table-cell office:value-type="string">
            <text:p>PR-20250825-806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74af7310</text:p>
          </table:table-cell>
          <table:table-cell office:value-type="string">
            <text:p>01.09.25, 13:06</text:p>
          </table:table-cell>
          <table:table-cell office:value-type="float" office:value="58498703">
            <text:p>58498703</text:p>
          </table:table-cell>
          <table:table-cell office:value-type="string">
            <text:p>FALSE</text:p>
          </table:table-cell>
          <table:table-cell office:value-type="string">
            <text:p>49.831, 24.027</text:p>
          </table:table-cell>
          <table:table-cell office:value-type="string">
            <text:p>a3babb2e</text:p>
          </table:table-cell>
          <table:table-cell office:value-type="string">
            <text:p>13:06</text:p>
          </table:table-cell>
          <table:table-cell office:value-type="string">
            <text:p>49.789, 23.943</text:p>
          </table:table-cell>
          <table:table-cell office:value-type="string">
            <text:p>e4b53fe4</text:p>
          </table:table-cell>
          <table:table-cell office:value-type="string">
            <text:p>13:29</text:p>
          </table:table-cell>
          <table:table-cell office:value-type="string">
            <text:p>WI-20250901-465</text:p>
          </table:table-cell>
          <table:table-cell office:value-type="string">
            <text:p>II-20250901-250</text:p>
          </table:table-cell>
          <table:table-cell office:value-type="string">
            <text:p>a3babb2e</text:p>
          </table:table-cell>
          <table:table-cell office:value-type="string">
            <text:p>PR-20250825-806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af00ab94</text:p>
          </table:table-cell>
          <table:table-cell office:value-type="string">
            <text:p>01.09.25, 16:22</text:p>
          </table:table-cell>
          <table:table-cell office:value-type="float" office:value="58498703">
            <text:p>58498703</text:p>
          </table:table-cell>
          <table:table-cell office:value-type="string">
            <text:p>TRUE</text:p>
          </table:table-cell>
          <table:table-cell office:value-type="string">
            <text:p>49.789, 23.944</text:p>
          </table:table-cell>
          <table:table-cell office:value-type="string">
            <text:p>e4b53fe4</text:p>
          </table:table-cell>
          <table:table-cell office:value-type="string">
            <text:p>16:22</text:p>
          </table:table-cell>
          <table:table-cell office:value-type="string">
            <text:p>49.832, 24.028</text:p>
          </table:table-cell>
          <table:table-cell office:value-type="string">
            <text:p>a3babb2e</text:p>
          </table:table-cell>
          <table:table-cell office:value-type="string">
            <text:p>18:32</text:p>
          </table:table-cell>
          <table:table-cell office:value-type="string">
            <text:p>WI-20250901-491</text:p>
          </table:table-cell>
          <table:table-cell office:value-type="string">
            <text:p>II-20250901-865</text:p>
          </table:table-cell>
          <table:table-cell office:value-type="string">
            <text:p>a3babb2e</text:p>
          </table:table-cell>
          <table:table-cell office:value-type="string">
            <text:p>PR-20250825-806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d2e5f01d</text:p>
          </table:table-cell>
          <table:table-cell office:value-type="string">
            <text:p>02.09.25, 08:59</text:p>
          </table:table-cell>
          <table:table-cell office:value-type="float" office:value="58498703">
            <text:p>58498703</text:p>
          </table:table-cell>
          <table:table-cell office:value-type="string">
            <text:p>FALSE</text:p>
          </table:table-cell>
          <table:table-cell office:value-type="string">
            <text:p>49.808, 24.015</text:p>
          </table:table-cell>
          <table:table-cell office:value-type="string">
            <text:p>1fb65589</text:p>
          </table:table-cell>
          <table:table-cell office:value-type="string">
            <text:p>08:50</text:p>
          </table:table-cell>
          <table:table-cell office:value-type="string">
            <text:p>49.79, 24.056</text:p>
          </table:table-cell>
          <table:table-cell office:value-type="string">
            <text:p>d5618176</text:p>
          </table:table-cell>
          <table:table-cell office:value-type="string">
            <text:p>10:20</text:p>
          </table:table-cell>
          <table:table-cell office:value-type="string">
            <text:p>WI-20250902-378</text:p>
          </table:table-cell>
          <table:table-cell office:value-type="string">
            <text:p>II-20250902-173</text:p>
          </table:table-cell>
          <table:table-cell office:value-type="string">
            <text:p>d5618176</text:p>
          </table:table-cell>
          <table:table-cell office:value-type="string">
            <text:p>PR-20250902-106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9329fcc3</text:p>
          </table:table-cell>
          <table:table-cell office:value-type="string">
            <text:p>02.09.25, 10:20</text:p>
          </table:table-cell>
          <table:table-cell office:value-type="float" office:value="58498703">
            <text:p>58498703</text:p>
          </table:table-cell>
          <table:table-cell office:value-type="string">
            <text:p>TRUE</text:p>
          </table:table-cell>
          <table:table-cell office:value-type="string">
            <text:p>49.833, 24.032</text:p>
          </table:table-cell>
          <table:table-cell office:value-type="string">
            <text:p>d5618176</text:p>
          </table:table-cell>
          <table:table-cell office:value-type="string">
            <text:p>10:20</text:p>
          </table:table-cell>
          <table:table-cell office:value-type="string">
            <text:p>49.833, 24.032</text:p>
          </table:table-cell>
          <table:table-cell office:value-type="string">
            <text:p>d5618176</text:p>
          </table:table-cell>
          <table:table-cell office:value-type="string">
            <text:p>12:32</text:p>
          </table:table-cell>
          <table:table-cell office:value-type="string">
            <text:p>WI-20250902-518</text:p>
          </table:table-cell>
          <table:table-cell office:value-type="string">
            <text:p>II-20250902-129</text:p>
          </table:table-cell>
          <table:table-cell office:value-type="string">
            <text:p>d5618176</text:p>
          </table:table-cell>
          <table:table-cell office:value-type="string">
            <text:p>PR-20250902-106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b056d976</text:p>
          </table:table-cell>
          <table:table-cell office:value-type="string">
            <text:p>02.09.25, 14:59</text:p>
          </table:table-cell>
          <table:table-cell office:value-type="float" office:value="58498703">
            <text:p>58498703</text:p>
          </table:table-cell>
          <table:table-cell office:value-type="string">
            <text:p>TRUE</text:p>
          </table:table-cell>
          <table:table-cell office:value-type="string">
            <text:p>49.789, 23.944</text:p>
          </table:table-cell>
          <table:table-cell office:value-type="string">
            <text:p>e4b53fe4</text:p>
          </table:table-cell>
          <table:table-cell office:value-type="string">
            <text:p>15:00</text:p>
          </table:table-cell>
          <table:table-cell office:value-type="string">
            <text:p>49.765, 24.012</text:p>
          </table:table-cell>
          <table:table-cell office:value-type="string">
            <text:p>d3eaaa6c</text:p>
          </table:table-cell>
          <table:table-cell office:value-type="string">
            <text:p>15:15</text:p>
          </table:table-cell>
          <table:table-cell office:value-type="string">
            <text:p>WI-20250902-376</text:p>
          </table:table-cell>
          <table:table-cell office:value-type="string">
            <text:p>II-20250902-589</text:p>
          </table:table-cell>
          <table:table-cell office:value-type="string">
            <text:p>d3eaaa6c</text:p>
          </table:table-cell>
          <table:table-cell office:value-type="string">
            <text:p>PR-20250826-379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7a2a1abc</text:p>
          </table:table-cell>
          <table:table-cell office:value-type="string">
            <text:p>02.09.25, 15:15</text:p>
          </table:table-cell>
          <table:table-cell office:value-type="float" office:value="58498703">
            <text:p>58498703</text:p>
          </table:table-cell>
          <table:table-cell office:value-type="string">
            <text:p>TRUE</text:p>
          </table:table-cell>
          <table:table-cell office:value-type="string">
            <text:p>49.765, 24.012</text:p>
          </table:table-cell>
          <table:table-cell office:value-type="string">
            <text:p>d3eaaa6c</text:p>
          </table:table-cell>
          <table:table-cell office:value-type="string">
            <text:p>15:15</text:p>
          </table:table-cell>
          <table:table-cell office:value-type="string">
            <text:p>49.765, 24.012</text:p>
          </table:table-cell>
          <table:table-cell office:value-type="string">
            <text:p>d3eaaa6c</text:p>
          </table:table-cell>
          <table:table-cell office:value-type="string">
            <text:p>19:00</text:p>
          </table:table-cell>
          <table:table-cell office:value-type="string">
            <text:p>WI-20250902-562</text:p>
          </table:table-cell>
          <table:table-cell office:value-type="string">
            <text:p>II-20250902-817</text:p>
          </table:table-cell>
          <table:table-cell office:value-type="string">
            <text:p>d3eaaa6c</text:p>
          </table:table-cell>
          <table:table-cell office:value-type="string">
            <text:p>PR-20250826-379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c930bf81</text:p>
          </table:table-cell>
          <table:table-cell office:value-type="string">
            <text:p>02.09.25, 00:00</text:p>
          </table:table-cell>
          <table:table-cell office:value-type="float" office:value="58498703">
            <text:p>58498703</text:p>
          </table:table-cell>
          <table:table-cell office:value-type="string">
            <text:p>FALSE</text:p>
          </table:table-cell>
          <table:table-cell office:value-type="string">
            <text:p>49.832, 24.028</text:p>
          </table:table-cell>
          <table:table-cell office:value-type="string">
            <text:p>a3babb2e</text:p>
          </table:table-cell>
          <table:table-cell office:value-type="string">
            <text:p>14:30</text:p>
          </table:table-cell>
          <table:table-cell office:value-type="string">
            <text:p>49.789, 23.943</text:p>
          </table:table-cell>
          <table:table-cell office:value-type="string">
            <text:p>e4b53fe4</text:p>
          </table:table-cell>
          <table:table-cell office:value-type="string">
            <text:p>15:00</text:p>
          </table:table-cell>
          <table:table-cell office:value-type="string">
            <text:p>WI-20250902-634</text:p>
          </table:table-cell>
          <table:table-cell office:value-type="string">
            <text:p>II-20250902-342</text:p>
          </table:table-cell>
          <table:table-cell office:value-type="string">
            <text:p>a3babb2e</text:p>
          </table:table-cell>
          <table:table-cell office:value-type="string">
            <text:p>PR-20250825-806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b0bdb2fc</text:p>
          </table:table-cell>
          <table:table-cell office:value-type="string">
            <text:p>02.09.25, 00:00</text:p>
          </table:table-cell>
          <table:table-cell office:value-type="float" office:value="58498703">
            <text:p>58498703</text:p>
          </table:table-cell>
          <table:table-cell office:value-type="string">
            <text:p>FALSE</text:p>
          </table:table-cell>
          <table:table-cell office:value-type="string">
            <text:p>49.765, 24.012</text:p>
          </table:table-cell>
          <table:table-cell office:value-type="string">
            <text:p>d3eaaa6c</text:p>
          </table:table-cell>
          <table:table-cell office:value-type="string">
            <text:p>19:00</text:p>
          </table:table-cell>
          <table:table-cell office:value-type="string">
            <text:p>49.792, 24.017</text:p>
          </table:table-cell>
          <table:table-cell office:value-type="string">
            <text:p>1fb65589</text:p>
          </table:table-cell>
          <table:table-cell office:value-type="string">
            <text:p>19:20</text:p>
          </table:table-cell>
          <table:table-cell office:value-type="string">
            <text:p>WI-20250902-941</text:p>
          </table:table-cell>
          <table:table-cell office:value-type="string">
            <text:p>II-20250902-977</text:p>
          </table:table-cell>
          <table:table-cell office:value-type="string">
            <text:p>d3eaaa6c</text:p>
          </table:table-cell>
          <table:table-cell office:value-type="string">
            <text:p>PR-20250826-379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e9264eb8</text:p>
          </table:table-cell>
          <table:table-cell office:value-type="string">
            <text:p>02.09.25, 00:00</text:p>
          </table:table-cell>
          <table:table-cell office:value-type="float" office:value="58498703">
            <text:p>58498703</text:p>
          </table:table-cell>
          <table:table-cell office:value-type="string">
            <text:p>FALSE</text:p>
          </table:table-cell>
          <table:table-cell office:value-type="string">
            <text:p>49.79, 24.055</text:p>
          </table:table-cell>
          <table:table-cell office:value-type="string">
            <text:p>a3babb2e</text:p>
          </table:table-cell>
          <table:table-cell office:value-type="string">
            <text:p>12:32</text:p>
          </table:table-cell>
          <table:table-cell office:value-type="string">
            <text:p>49.79, 24.055</text:p>
          </table:table-cell>
          <table:table-cell office:value-type="string">
            <text:p>a3babb2e</text:p>
          </table:table-cell>
          <table:table-cell office:value-type="string">
            <text:p>14:30</text:p>
          </table:table-cell>
          <table:table-cell office:value-type="string">
            <text:p>WI-20250902-138</text:p>
          </table:table-cell>
          <table:table-cell office:value-type="string">
            <text:p>II-20250902-743</text:p>
          </table:table-cell>
          <table:table-cell office:value-type="string">
            <text:p>a3babb2e</text:p>
          </table:table-cell>
          <table:table-cell office:value-type="string">
            <text:p>PR-20250825-806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7be9c359</text:p>
          </table:table-cell>
          <table:table-cell office:value-type="string">
            <text:p>03.09.25, 00:00</text:p>
          </table:table-cell>
          <table:table-cell office:value-type="float" office:value="58498703">
            <text:p>58498703</text:p>
          </table:table-cell>
          <table:table-cell office:value-type="string">
            <text:p>FALSE</text:p>
          </table:table-cell>
          <table:table-cell office:value-type="string">
            <text:p>49.789, 23.943</text:p>
          </table:table-cell>
          <table:table-cell office:value-type="string">
            <text:p>e4b53fe4</text:p>
          </table:table-cell>
          <table:table-cell office:value-type="string">
            <text:p>09:50</text:p>
          </table:table-cell>
          <table:table-cell office:value-type="string">
            <text:p>49.759, 23.951</text:p>
          </table:table-cell>
          <table:table-cell office:value-type="string">
            <text:p>cf6bd256</text:p>
          </table:table-cell>
          <table:table-cell office:value-type="string">
            <text:p>10:27</text:p>
          </table:table-cell>
          <table:table-cell office:value-type="string">
            <text:p>WI-20250903-426</text:p>
          </table:table-cell>
          <table:table-cell office:value-type="string">
            <text:p>II-20250903-879</text:p>
          </table:table-cell>
          <table:table-cell office:value-type="string">
            <text:p>cf6bd256</text:p>
          </table:table-cell>
          <table:table-cell office:value-type="string">
            <text:p>PR-20250401-572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e82f0fcf</text:p>
          </table:table-cell>
          <table:table-cell office:value-type="string">
            <text:p>03.09.25, 00:00</text:p>
          </table:table-cell>
          <table:table-cell office:value-type="float" office:value="58498703">
            <text:p>58498703</text:p>
          </table:table-cell>
          <table:table-cell office:value-type="string">
            <text:p>TRUE</text:p>
          </table:table-cell>
          <table:table-cell office:value-type="string">
            <text:p>49.759, 23.951</text:p>
          </table:table-cell>
          <table:table-cell office:value-type="string">
            <text:p>cf6bd256</text:p>
          </table:table-cell>
          <table:table-cell office:value-type="string">
            <text:p>10:27</text:p>
          </table:table-cell>
          <table:table-cell office:value-type="string">
            <text:p>49.759, 23.951</text:p>
          </table:table-cell>
          <table:table-cell office:value-type="string">
            <text:p>cf6bd256</text:p>
          </table:table-cell>
          <table:table-cell office:value-type="string">
            <text:p>12:26</text:p>
          </table:table-cell>
          <table:table-cell office:value-type="string">
            <text:p>WI-20250903-162</text:p>
          </table:table-cell>
          <table:table-cell office:value-type="string">
            <text:p>II-20250903-926</text:p>
          </table:table-cell>
          <table:table-cell office:value-type="string">
            <text:p>cf6bd256</text:p>
          </table:table-cell>
          <table:table-cell office:value-type="string">
            <text:p>PR-20250401-572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eed57a15</text:p>
          </table:table-cell>
          <table:table-cell office:value-type="string">
            <text:p>03.09.25, 00:00</text:p>
          </table:table-cell>
          <table:table-cell office:value-type="float" office:value="58498703">
            <text:p>58498703</text:p>
          </table:table-cell>
          <table:table-cell office:value-type="string">
            <text:p>TRUE</text:p>
          </table:table-cell>
          <table:table-cell office:value-type="string">
            <text:p>49.759, 23.951</text:p>
          </table:table-cell>
          <table:table-cell office:value-type="string">
            <text:p>cf6bd256</text:p>
          </table:table-cell>
          <table:table-cell office:value-type="string">
            <text:p>12:28</text:p>
          </table:table-cell>
          <table:table-cell office:value-type="string">
            <text:p>49.911, 23.961</text:p>
          </table:table-cell>
          <table:table-cell office:value-type="string">
            <text:p>19050a64</text:p>
          </table:table-cell>
          <table:table-cell office:value-type="string">
            <text:p>14:33</text:p>
          </table:table-cell>
          <table:table-cell office:value-type="string">
            <text:p>WI-20250903-756</text:p>
          </table:table-cell>
          <table:table-cell office:value-type="string">
            <text:p>II-20250903-111</text:p>
          </table:table-cell>
          <table:table-cell office:value-type="string">
            <text:p>19050a64</text:p>
          </table:table-cell>
          <table:table-cell office:value-type="string">
            <text:p>PR-20250404-925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69b7d100</text:p>
          </table:table-cell>
          <table:table-cell office:value-type="string">
            <text:p>03.09.25, 00:00</text:p>
          </table:table-cell>
          <table:table-cell office:value-type="float" office:value="58498703">
            <text:p>58498703</text:p>
          </table:table-cell>
          <table:table-cell office:value-type="string">
            <text:p>FALSE</text:p>
          </table:table-cell>
          <table:table-cell office:value-type="string">
            <text:p>49.911, 23.961</text:p>
          </table:table-cell>
          <table:table-cell office:value-type="string">
            <text:p>19050a64</text:p>
          </table:table-cell>
          <table:table-cell office:value-type="string">
            <text:p>14:33</text:p>
          </table:table-cell>
          <table:table-cell office:value-type="string">
            <text:p>49.911, 23.961</text:p>
          </table:table-cell>
          <table:table-cell office:value-type="string">
            <text:p>19050a64</text:p>
          </table:table-cell>
          <table:table-cell office:value-type="string">
            <text:p>16:04</text:p>
          </table:table-cell>
          <table:table-cell office:value-type="string">
            <text:p>WI-20250903-308</text:p>
          </table:table-cell>
          <table:table-cell office:value-type="string">
            <text:p>II-20250903-488</text:p>
          </table:table-cell>
          <table:table-cell office:value-type="string">
            <text:p>19050a64</text:p>
          </table:table-cell>
          <table:table-cell office:value-type="string">
            <text:p>PR-20250404-925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73fa2c1e</text:p>
          </table:table-cell>
          <table:table-cell office:value-type="string">
            <text:p>03.09.25, 00:00</text:p>
          </table:table-cell>
          <table:table-cell office:value-type="float" office:value="58498703">
            <text:p>58498703</text:p>
          </table:table-cell>
          <table:table-cell office:value-type="string">
            <text:p>FALSE</text:p>
          </table:table-cell>
          <table:table-cell office:value-type="string">
            <text:p>49.911, 23.961</text:p>
          </table:table-cell>
          <table:table-cell office:value-type="string">
            <text:p>19050a64</text:p>
          </table:table-cell>
          <table:table-cell office:value-type="string">
            <text:p>16:04</text:p>
          </table:table-cell>
          <table:table-cell office:value-type="string">
            <text:p>49.792, 24.016</text:p>
          </table:table-cell>
          <table:table-cell office:value-type="string">
            <text:p>1fb65589</text:p>
          </table:table-cell>
          <table:table-cell office:value-type="string">
            <text:p>16:54</text:p>
          </table:table-cell>
          <table:table-cell office:value-type="string">
            <text:p>WI-20250903-748</text:p>
          </table:table-cell>
          <table:table-cell office:value-type="string">
            <text:p>II-20250903-888</text:p>
          </table:table-cell>
          <table:table-cell office:value-type="string">
            <text:p>19050a64</text:p>
          </table:table-cell>
          <table:table-cell office:value-type="string">
            <text:p>PR-20250404-925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ca695f2a</text:p>
          </table:table-cell>
          <table:table-cell office:value-type="string">
            <text:p>04.09.25, 00:00</text:p>
          </table:table-cell>
          <table:table-cell office:value-type="float" office:value="58498703">
            <text:p>58498703</text:p>
          </table:table-cell>
          <table:table-cell office:value-type="string">
            <text:p>TRUE</text:p>
          </table:table-cell>
          <table:table-cell office:value-type="string">
            <text:p>49.789, 23.945</text:p>
          </table:table-cell>
          <table:table-cell office:value-type="string">
            <text:p>e4b53fe4</text:p>
          </table:table-cell>
          <table:table-cell office:value-type="string">
            <text:p>09:30</text:p>
          </table:table-cell>
          <table:table-cell office:value-type="string">
            <text:p>49.911, 23.961</text:p>
          </table:table-cell>
          <table:table-cell office:value-type="string">
            <text:p>19050a64</text:p>
          </table:table-cell>
          <table:table-cell office:value-type="string">
            <text:p>11:38</text:p>
          </table:table-cell>
          <table:table-cell office:value-type="string">
            <text:p>WI-20250904-410</text:p>
          </table:table-cell>
          <table:table-cell office:value-type="string">
            <text:p>II-20250904-261</text:p>
          </table:table-cell>
          <table:table-cell office:value-type="string">
            <text:p>19050a64</text:p>
          </table:table-cell>
          <table:table-cell office:value-type="string">
            <text:p>PR-20250404-925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919cd742</text:p>
          </table:table-cell>
          <table:table-cell office:value-type="string">
            <text:p>04.09.25, 00:00</text:p>
          </table:table-cell>
          <table:table-cell office:value-type="float" office:value="58498703">
            <text:p>58498703</text:p>
          </table:table-cell>
          <table:table-cell office:value-type="string">
            <text:p>FALSE</text:p>
          </table:table-cell>
          <table:table-cell office:value-type="string">
            <text:p>49.911, 23.961</text:p>
          </table:table-cell>
          <table:table-cell office:value-type="string">
            <text:p>19050a64</text:p>
          </table:table-cell>
          <table:table-cell office:value-type="string">
            <text:p>11:40</text:p>
          </table:table-cell>
          <table:table-cell office:value-type="string">
            <text:p>49.911, 23.961</text:p>
          </table:table-cell>
          <table:table-cell office:value-type="string">
            <text:p>19050a64</text:p>
          </table:table-cell>
          <table:table-cell office:value-type="string">
            <text:p>15:52</text:p>
          </table:table-cell>
          <table:table-cell office:value-type="string">
            <text:p>WI-20250904-653</text:p>
          </table:table-cell>
          <table:table-cell office:value-type="string">
            <text:p>II-20250904-351</text:p>
          </table:table-cell>
          <table:table-cell office:value-type="string">
            <text:p>19050a64</text:p>
          </table:table-cell>
          <table:table-cell office:value-type="string">
            <text:p>PR-20250404-925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78be8f26</text:p>
          </table:table-cell>
          <table:table-cell office:value-type="string">
            <text:p>04.09.25, 00:00</text:p>
          </table:table-cell>
          <table:table-cell office:value-type="float" office:value="58498703">
            <text:p>58498703</text:p>
          </table:table-cell>
          <table:table-cell office:value-type="string">
            <text:p>FALSE</text:p>
          </table:table-cell>
          <table:table-cell office:value-type="string">
            <text:p>49.788, 24.051</text:p>
          </table:table-cell>
          <table:table-cell office:value-type="string">
            <text:p>19050a64</text:p>
          </table:table-cell>
          <table:table-cell office:value-type="string">
            <text:p>15:53</text:p>
          </table:table-cell>
          <table:table-cell office:value-type="string">
            <text:p>49.792, 24.017</text:p>
          </table:table-cell>
          <table:table-cell office:value-type="string">
            <text:p>1fb65589</text:p>
          </table:table-cell>
          <table:table-cell office:value-type="string">
            <text:p>16:32</text:p>
          </table:table-cell>
          <table:table-cell office:value-type="string">
            <text:p>WI-20250904-273</text:p>
          </table:table-cell>
          <table:table-cell office:value-type="string">
            <text:p>II-20250904-776</text:p>
          </table:table-cell>
          <table:table-cell office:value-type="string">
            <text:p>19050a64</text:p>
          </table:table-cell>
          <table:table-cell office:value-type="string">
            <text:p>PR-20250404-925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8145ff41</text:p>
          </table:table-cell>
          <table:table-cell office:value-type="string">
            <text:p>05.09.25, 00:00</text:p>
          </table:table-cell>
          <table:table-cell office:value-type="float" office:value="58498703">
            <text:p>58498703</text:p>
          </table:table-cell>
          <table:table-cell office:value-type="string">
            <text:p>FALSE</text:p>
          </table:table-cell>
          <table:table-cell office:value-type="string">
            <text:p>49.79, 23.944</text:p>
          </table:table-cell>
          <table:table-cell office:value-type="string">
            <text:p>e4b53fe4</text:p>
          </table:table-cell>
          <table:table-cell office:value-type="string">
            <text:p>09:38</text:p>
          </table:table-cell>
          <table:table-cell office:value-type="string">
            <text:p>49.79, 23.944</text:p>
          </table:table-cell>
          <table:table-cell office:value-type="string">
            <text:p>e4b53fe4</text:p>
          </table:table-cell>
          <table:table-cell office:value-type="string">
            <text:p>09:38</text:p>
          </table:table-cell>
          <table:table-cell office:value-type="string">
            <text:p>WI-20250905-544</text:p>
          </table:table-cell>
          <table:table-cell office:value-type="string">
            <text:p>II-20250905-670</text:p>
          </table:table-cell>
          <table:table-cell office:value-type="string">
            <text:p>e4b53fe4</text:p>
          </table:table-cell>
          <table:table-cell office:value-type="string">
            <text:p>PR-20250905-647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1330619d</text:p>
          </table:table-cell>
          <table:table-cell office:value-type="string">
            <text:p>05.09.25, 00:00</text:p>
          </table:table-cell>
          <table:table-cell office:value-type="float" office:value="58498703">
            <text:p>58498703</text:p>
          </table:table-cell>
          <table:table-cell office:value-type="string">
            <text:p>FALSE</text:p>
          </table:table-cell>
          <table:table-cell office:value-type="string">
            <text:p>49.789, 23.943</text:p>
          </table:table-cell>
          <table:table-cell office:value-type="string">
            <text:p>e4b53fe4</text:p>
          </table:table-cell>
          <table:table-cell office:value-type="string">
            <text:p>10:01</text:p>
          </table:table-cell>
          <table:table-cell office:value-type="string">
            <text:p>49.832, 24.028</text:p>
          </table:table-cell>
          <table:table-cell office:value-type="string">
            <text:p>a3babb2e</text:p>
          </table:table-cell>
          <table:table-cell office:value-type="string">
            <text:p>11:34</text:p>
          </table:table-cell>
          <table:table-cell office:value-type="string">
            <text:p>WI-20250905-723</text:p>
          </table:table-cell>
          <table:table-cell office:value-type="string">
            <text:p>II-20250905-578</text:p>
          </table:table-cell>
          <table:table-cell office:value-type="string">
            <text:p>a3babb2e</text:p>
          </table:table-cell>
          <table:table-cell office:value-type="string">
            <text:p>PR-20250825-806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1c904a4b</text:p>
          </table:table-cell>
          <table:table-cell office:value-type="string">
            <text:p>05.09.25, 00:00</text:p>
          </table:table-cell>
          <table:table-cell office:value-type="float" office:value="58498703">
            <text:p>58498703</text:p>
          </table:table-cell>
          <table:table-cell office:value-type="string">
            <text:p>FALSE</text:p>
          </table:table-cell>
          <table:table-cell office:value-type="string">
            <text:p>49.833, 24.028</text:p>
          </table:table-cell>
          <table:table-cell office:value-type="string">
            <text:p>a3babb2e</text:p>
          </table:table-cell>
          <table:table-cell office:value-type="string">
            <text:p>11:34</text:p>
          </table:table-cell>
          <table:table-cell office:value-type="string">
            <text:p>49.79, 24.055</text:p>
          </table:table-cell>
          <table:table-cell office:value-type="string">
            <text:p>6ce7e26d</text:p>
          </table:table-cell>
          <table:table-cell office:value-type="string">
            <text:p>14:18</text:p>
          </table:table-cell>
          <table:table-cell office:value-type="string">
            <text:p>WI-20250905-621</text:p>
          </table:table-cell>
          <table:table-cell office:value-type="string">
            <text:p>II-20250905-741</text:p>
          </table:table-cell>
          <table:table-cell office:value-type="string">
            <text:p>a3babb2e</text:p>
          </table:table-cell>
          <table:table-cell office:value-type="string">
            <text:p>PR-20250825-806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299aff43</text:p>
          </table:table-cell>
          <table:table-cell office:value-type="string">
            <text:p>05.09.25, 00:00</text:p>
          </table:table-cell>
          <table:table-cell office:value-type="float" office:value="58498703">
            <text:p>58498703</text:p>
          </table:table-cell>
          <table:table-cell office:value-type="string">
            <text:p>FALSE</text:p>
          </table:table-cell>
          <table:table-cell office:value-type="string">
            <text:p>49.832, 24.028</text:p>
          </table:table-cell>
          <table:table-cell office:value-type="string">
            <text:p>a3babb2e</text:p>
          </table:table-cell>
          <table:table-cell office:value-type="string">
            <text:p>11:34</text:p>
          </table:table-cell>
          <table:table-cell office:value-type="string">
            <text:p>49.832, 24.028</text:p>
          </table:table-cell>
          <table:table-cell office:value-type="string">
            <text:p>a3babb2e</text:p>
          </table:table-cell>
          <table:table-cell office:value-type="string">
            <text:p>18:30</text:p>
          </table:table-cell>
          <table:table-cell office:value-type="string">
            <text:p>WI-20250905-469</text:p>
          </table:table-cell>
          <table:table-cell office:value-type="string">
            <text:p>II-20250905-486</text:p>
          </table:table-cell>
          <table:table-cell office:value-type="string">
            <text:p>a3babb2e</text:p>
          </table:table-cell>
          <table:table-cell office:value-type="string">
            <text:p>PR-20250825-806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de4ce3c2</text:p>
          </table:table-cell>
          <table:table-cell office:value-type="string">
            <text:p>05.09.25, 00:00</text:p>
          </table:table-cell>
          <table:table-cell office:value-type="float" office:value="58498703">
            <text:p>58498703</text:p>
          </table:table-cell>
          <table:table-cell office:value-type="string">
            <text:p>FALSE</text:p>
          </table:table-cell>
          <table:table-cell office:value-type="string">
            <text:p>49.789, 24.057</text:p>
          </table:table-cell>
          <table:table-cell office:value-type="string">
            <text:p>6ce7e26d</text:p>
          </table:table-cell>
          <table:table-cell office:value-type="string">
            <text:p>16:53</text:p>
          </table:table-cell>
          <table:table-cell office:value-type="string">
            <text:p>49.832, 24.028</text:p>
          </table:table-cell>
          <table:table-cell office:value-type="string">
            <text:p>a3babb2e</text:p>
          </table:table-cell>
          <table:table-cell office:value-type="string">
            <text:p>17:30</text:p>
          </table:table-cell>
          <table:table-cell office:value-type="string">
            <text:p>WI-20250905-511</text:p>
          </table:table-cell>
          <table:table-cell office:value-type="string">
            <text:p>II-20250905-331</text:p>
          </table:table-cell>
          <table:table-cell office:value-type="string">
            <text:p>a3babb2e</text:p>
          </table:table-cell>
          <table:table-cell office:value-type="string">
            <text:p>PR-20250825-806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2fe7eb9c</text:p>
          </table:table-cell>
          <table:table-cell office:value-type="string">
            <text:p>05.09.25, 00:00</text:p>
          </table:table-cell>
          <table:table-cell office:value-type="float" office:value="58498703">
            <text:p>58498703</text:p>
          </table:table-cell>
          <table:table-cell office:value-type="string">
            <text:p>FALSE</text:p>
          </table:table-cell>
          <table:table-cell office:value-type="string">
            <text:p>49.833, 24.028</text:p>
          </table:table-cell>
          <table:table-cell office:value-type="string">
            <text:p>a3babb2e</text:p>
          </table:table-cell>
          <table:table-cell office:value-type="string">
            <text:p>18:35</text:p>
          </table:table-cell>
          <table:table-cell office:value-type="string">
            <text:p>49.79, 24.055</text:p>
          </table:table-cell>
          <table:table-cell office:value-type="string">
            <text:p>e4b53fe4</text:p>
          </table:table-cell>
          <table:table-cell office:value-type="string">
            <text:p>19:37</text:p>
          </table:table-cell>
          <table:table-cell office:value-type="string">
            <text:p>WI-20250905-153</text:p>
          </table:table-cell>
          <table:table-cell office:value-type="string">
            <text:p>II-20250905-816</text:p>
          </table:table-cell>
          <table:table-cell office:value-type="string">
            <text:p>a3babb2e</text:p>
          </table:table-cell>
          <table:table-cell office:value-type="string">
            <text:p>PR-20250825-806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5618d267</text:p>
          </table:table-cell>
          <table:table-cell office:value-type="string">
            <text:p>09.09.25, 00:00</text:p>
          </table:table-cell>
          <table:table-cell office:value-type="float" office:value="58498703">
            <text:p>58498703</text:p>
          </table:table-cell>
          <table:table-cell office:value-type="string">
            <text:p>FALSE</text:p>
          </table:table-cell>
          <table:table-cell office:value-type="string">
            <text:p>49.792, 24.017</text:p>
          </table:table-cell>
          <table:table-cell office:value-type="string">
            <text:p>1fb65589</text:p>
          </table:table-cell>
          <table:table-cell office:value-type="string">
            <text:p>09:12</text:p>
          </table:table-cell>
          <table:table-cell office:value-type="string">
            <text:p>49.834, 24.032</text:p>
          </table:table-cell>
          <table:table-cell office:value-type="string">
            <text:p>2fc92a33</text:p>
          </table:table-cell>
          <table:table-cell office:value-type="string">
            <text:p>09:56</text:p>
          </table:table-cell>
          <table:table-cell office:value-type="string">
            <text:p>WI-20250909-596</text:p>
          </table:table-cell>
          <table:table-cell office:value-type="string">
            <text:p>II-20250909-336</text:p>
          </table:table-cell>
          <table:table-cell office:value-type="string">
            <text:p>a3babb2e</text:p>
          </table:table-cell>
          <table:table-cell office:value-type="string">
            <text:p>PR-20250825-806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ab4f5cde</text:p>
          </table:table-cell>
          <table:table-cell office:value-type="string">
            <text:p>09.09.25, 00:00</text:p>
          </table:table-cell>
          <table:table-cell office:value-type="float" office:value="58498703">
            <text:p>58498703</text:p>
          </table:table-cell>
          <table:table-cell office:value-type="string">
            <text:p>FALSE</text:p>
          </table:table-cell>
          <table:table-cell office:value-type="string">
            <text:p>49.832, 24.028</text:p>
          </table:table-cell>
          <table:table-cell office:value-type="string">
            <text:p>a3babb2e</text:p>
          </table:table-cell>
          <table:table-cell office:value-type="string">
            <text:p>10:00</text:p>
          </table:table-cell>
          <table:table-cell office:value-type="string">
            <text:p>49.832, 24.028</text:p>
          </table:table-cell>
          <table:table-cell office:value-type="string">
            <text:p>a3babb2e</text:p>
          </table:table-cell>
          <table:table-cell office:value-type="string">
            <text:p>12:05</text:p>
          </table:table-cell>
          <table:table-cell office:value-type="string">
            <text:p>WI-20250909-586</text:p>
          </table:table-cell>
          <table:table-cell office:value-type="string">
            <text:p>II-20250909-759</text:p>
          </table:table-cell>
          <table:table-cell office:value-type="string">
            <text:p>a3babb2e</text:p>
          </table:table-cell>
          <table:table-cell office:value-type="string">
            <text:p>PR-20250825-806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67ef54c7</text:p>
          </table:table-cell>
          <table:table-cell office:value-type="string">
            <text:p>09.09.25, 00:00</text:p>
          </table:table-cell>
          <table:table-cell office:value-type="float" office:value="58498703">
            <text:p>58498703</text:p>
          </table:table-cell>
          <table:table-cell office:value-type="string">
            <text:p>FALSE</text:p>
          </table:table-cell>
          <table:table-cell office:value-type="string">
            <text:p>49.832, 24.028</text:p>
          </table:table-cell>
          <table:table-cell office:value-type="string">
            <text:p>a3babb2e</text:p>
          </table:table-cell>
          <table:table-cell office:value-type="string">
            <text:p>12:05</text:p>
          </table:table-cell>
          <table:table-cell office:value-type="string">
            <text:p>49.79, 24.055</text:p>
          </table:table-cell>
          <table:table-cell office:value-type="string">
            <text:p>6ce7e26d</text:p>
          </table:table-cell>
          <table:table-cell office:value-type="string">
            <text:p>13:00</text:p>
          </table:table-cell>
          <table:table-cell office:value-type="string">
            <text:p>WI-20250909-293</text:p>
          </table:table-cell>
          <table:table-cell office:value-type="string">
            <text:p>II-20250909-773</text:p>
          </table:table-cell>
          <table:table-cell office:value-type="string">
            <text:p>a3babb2e</text:p>
          </table:table-cell>
          <table:table-cell office:value-type="string">
            <text:p>PR-20250825-806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6db8bc1f</text:p>
          </table:table-cell>
          <table:table-cell office:value-type="string">
            <text:p>10.09.25, 00:00</text:p>
          </table:table-cell>
          <table:table-cell office:value-type="float" office:value="58498703">
            <text:p>58498703</text:p>
          </table:table-cell>
          <table:table-cell office:value-type="string">
            <text:p>FALSE</text:p>
          </table:table-cell>
          <table:table-cell office:value-type="string">
            <text:p>49.789, 23.943</text:p>
          </table:table-cell>
          <table:table-cell office:value-type="string">
            <text:p>e4b53fe4</text:p>
          </table:table-cell>
          <table:table-cell office:value-type="string">
            <text:p>09:00</text:p>
          </table:table-cell>
          <table:table-cell office:value-type="string">
            <text:p>49.832, 24.028</text:p>
          </table:table-cell>
          <table:table-cell office:value-type="string">
            <text:p>a3babb2e</text:p>
          </table:table-cell>
          <table:table-cell office:value-type="string">
            <text:p>10:00</text:p>
          </table:table-cell>
          <table:table-cell office:value-type="string">
            <text:p>WI-20250910-475</text:p>
          </table:table-cell>
          <table:table-cell office:value-type="string">
            <text:p>II-20250910-671</text:p>
          </table:table-cell>
          <table:table-cell office:value-type="string">
            <text:p>a3babb2e</text:p>
          </table:table-cell>
          <table:table-cell office:value-type="string">
            <text:p>PR-20250825-806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982367dd</text:p>
          </table:table-cell>
          <table:table-cell office:value-type="string">
            <text:p>10.09.25, 00:00</text:p>
          </table:table-cell>
          <table:table-cell office:value-type="float" office:value="58498703">
            <text:p>58498703</text:p>
          </table:table-cell>
          <table:table-cell office:value-type="string">
            <text:p>FALSE</text:p>
          </table:table-cell>
          <table:table-cell office:value-type="string">
            <text:p>49.832, 24.028</text:p>
          </table:table-cell>
          <table:table-cell office:value-type="string">
            <text:p>a3babb2e</text:p>
          </table:table-cell>
          <table:table-cell office:value-type="string">
            <text:p>10:00</text:p>
          </table:table-cell>
          <table:table-cell office:value-type="string">
            <text:p>49.832, 24.028</text:p>
          </table:table-cell>
          <table:table-cell office:value-type="string">
            <text:p>a3babb2e</text:p>
          </table:table-cell>
          <table:table-cell office:value-type="string">
            <text:p>13:58</text:p>
          </table:table-cell>
          <table:table-cell office:value-type="string">
            <text:p>WI-20250910-645</text:p>
          </table:table-cell>
          <table:table-cell office:value-type="string">
            <text:p>II-20250910-392</text:p>
          </table:table-cell>
          <table:table-cell office:value-type="string">
            <text:p>a3babb2e</text:p>
          </table:table-cell>
          <table:table-cell office:value-type="string">
            <text:p>PR-20250825-806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44257a73</text:p>
          </table:table-cell>
          <table:table-cell office:value-type="string">
            <text:p>10.09.25, 00:00</text:p>
          </table:table-cell>
          <table:table-cell office:value-type="float" office:value="58498703">
            <text:p>58498703</text:p>
          </table:table-cell>
          <table:table-cell office:value-type="string">
            <text:p>FALSE</text:p>
          </table:table-cell>
          <table:table-cell office:value-type="string">
            <text:p>49.832, 24.028</text:p>
          </table:table-cell>
          <table:table-cell office:value-type="string">
            <text:p>a3babb2e</text:p>
          </table:table-cell>
          <table:table-cell office:value-type="string">
            <text:p>14:09</text:p>
          </table:table-cell>
          <table:table-cell office:value-type="string">
            <text:p>49.908, 23.965</text:p>
          </table:table-cell>
          <table:table-cell office:value-type="string">
            <text:p>5e0b997d</text:p>
          </table:table-cell>
          <table:table-cell office:value-type="string">
            <text:p>14:46</text:p>
          </table:table-cell>
          <table:table-cell office:value-type="string">
            <text:p>WI-20250910-978</text:p>
          </table:table-cell>
          <table:table-cell office:value-type="string">
            <text:p>II-20250910-831</text:p>
          </table:table-cell>
          <table:table-cell office:value-type="string">
            <text:p>5e0b997d</text:p>
          </table:table-cell>
          <table:table-cell office:value-type="string">
            <text:p>PR-20250505-146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1a3f7307</text:p>
          </table:table-cell>
          <table:table-cell office:value-type="string">
            <text:p>10.09.25, 00:00</text:p>
          </table:table-cell>
          <table:table-cell office:value-type="float" office:value="58498703">
            <text:p>58498703</text:p>
          </table:table-cell>
          <table:table-cell office:value-type="string">
            <text:p>FALSE</text:p>
          </table:table-cell>
          <table:table-cell office:value-type="string">
            <text:p>49.907, 23.966</text:p>
          </table:table-cell>
          <table:table-cell office:value-type="string">
            <text:p>5e0b997d</text:p>
          </table:table-cell>
          <table:table-cell office:value-type="string">
            <text:p>14:56</text:p>
          </table:table-cell>
          <table:table-cell office:value-type="string">
            <text:p>49.907, 23.966</text:p>
          </table:table-cell>
          <table:table-cell office:value-type="string">
            <text:p>5e0b997d</text:p>
          </table:table-cell>
          <table:table-cell office:value-type="string">
            <text:p>17:26</text:p>
          </table:table-cell>
          <table:table-cell office:value-type="string">
            <text:p>WI-20250910-651</text:p>
          </table:table-cell>
          <table:table-cell office:value-type="string">
            <text:p>II-20250910-480</text:p>
          </table:table-cell>
          <table:table-cell office:value-type="string">
            <text:p>5e0b997d</text:p>
          </table:table-cell>
          <table:table-cell office:value-type="string">
            <text:p>PR-20250505-146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0a180a01</text:p>
          </table:table-cell>
          <table:table-cell office:value-type="string">
            <text:p>11.09.25, 00:00</text:p>
          </table:table-cell>
          <table:table-cell office:value-type="float" office:value="58498703">
            <text:p>58498703</text:p>
          </table:table-cell>
          <table:table-cell office:value-type="string">
            <text:p>FALSE</text:p>
          </table:table-cell>
          <table:table-cell office:value-type="string">
            <text:p>49.792, 24.017</text:p>
          </table:table-cell>
          <table:table-cell office:value-type="string">
            <text:p>1fb65589</text:p>
          </table:table-cell>
          <table:table-cell office:value-type="string">
            <text:p>10:00</text:p>
          </table:table-cell>
          <table:table-cell office:value-type="string">
            <text:p>49.843, 24.076</text:p>
          </table:table-cell>
          <table:table-cell office:value-type="string">
            <text:p>565c2a73</text:p>
          </table:table-cell>
          <table:table-cell office:value-type="string">
            <text:p>10:40</text:p>
          </table:table-cell>
          <table:table-cell office:value-type="string">
            <text:p>WI-20250911-964</text:p>
          </table:table-cell>
          <table:table-cell office:value-type="string">
            <text:p>II-20250911-175</text:p>
          </table:table-cell>
          <table:table-cell office:value-type="string">
            <text:p>565c2a73</text:p>
          </table:table-cell>
          <table:table-cell office:value-type="string">
            <text:p>PR-20250831-792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4a1d8944</text:p>
          </table:table-cell>
          <table:table-cell office:value-type="string">
            <text:p>11.09.25, 00:00</text:p>
          </table:table-cell>
          <table:table-cell office:value-type="float" office:value="58498703">
            <text:p>58498703</text:p>
          </table:table-cell>
          <table:table-cell office:value-type="string">
            <text:p>FALSE</text:p>
          </table:table-cell>
          <table:table-cell office:value-type="string">
            <text:p>49.842, 24.076</text:p>
          </table:table-cell>
          <table:table-cell office:value-type="string">
            <text:p>565c2a73</text:p>
          </table:table-cell>
          <table:table-cell office:value-type="string">
            <text:p>12:57</text:p>
          </table:table-cell>
          <table:table-cell office:value-type="string">
            <text:p>49.79, 24.055</text:p>
          </table:table-cell>
          <table:table-cell office:value-type="string">
            <text:p>6ce7e26d</text:p>
          </table:table-cell>
          <table:table-cell office:value-type="string">
            <text:p>13:59</text:p>
          </table:table-cell>
          <table:table-cell office:value-type="string">
            <text:p>WI-20250911-887</text:p>
          </table:table-cell>
          <table:table-cell office:value-type="string">
            <text:p>II-20250911-374</text:p>
          </table:table-cell>
          <table:table-cell office:value-type="string">
            <text:p>565c2a73</text:p>
          </table:table-cell>
          <table:table-cell office:value-type="string">
            <text:p>PR-20250831-792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b3a169b5</text:p>
          </table:table-cell>
          <table:table-cell office:value-type="string">
            <text:p>15.09.25, 00:00</text:p>
          </table:table-cell>
          <table:table-cell office:value-type="float" office:value="58498703">
            <text:p>58498703</text:p>
          </table:table-cell>
          <table:table-cell office:value-type="string">
            <text:p>FALSE</text:p>
          </table:table-cell>
          <table:table-cell office:value-type="string">
            <text:p>49.789, 23.943</text:p>
          </table:table-cell>
          <table:table-cell office:value-type="string">
            <text:p>e4b53fe4</text:p>
          </table:table-cell>
          <table:table-cell office:value-type="string">
            <text:p>12:42</text:p>
          </table:table-cell>
          <table:table-cell office:value-type="string">
            <text:p>49.908, 23.965</text:p>
          </table:table-cell>
          <table:table-cell office:value-type="string">
            <text:p>5e0b997d</text:p>
          </table:table-cell>
          <table:table-cell office:value-type="string">
            <text:p>13:50</text:p>
          </table:table-cell>
          <table:table-cell office:value-type="string">
            <text:p>WI-20250915-939</text:p>
          </table:table-cell>
          <table:table-cell office:value-type="string">
            <text:p>II-20250915-181</text:p>
          </table:table-cell>
          <table:table-cell office:value-type="string">
            <text:p>5e0b997d</text:p>
          </table:table-cell>
          <table:table-cell office:value-type="string">
            <text:p>PR-20250505-146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b69743cd</text:p>
          </table:table-cell>
          <table:table-cell office:value-type="string">
            <text:p>15.09.25, 00:00</text:p>
          </table:table-cell>
          <table:table-cell office:value-type="float" office:value="58498703">
            <text:p>58498703</text:p>
          </table:table-cell>
          <table:table-cell office:value-type="string">
            <text:p>FALSE</text:p>
          </table:table-cell>
          <table:table-cell office:value-type="string">
            <text:p>49.908, 23.966</text:p>
          </table:table-cell>
          <table:table-cell office:value-type="string">
            <text:p>5e0b997d</text:p>
          </table:table-cell>
          <table:table-cell office:value-type="string">
            <text:p>13:50</text:p>
          </table:table-cell>
          <table:table-cell office:value-type="string">
            <text:p>49.908, 23.966</text:p>
          </table:table-cell>
          <table:table-cell office:value-type="string">
            <text:p>5e0b997d</text:p>
          </table:table-cell>
          <table:table-cell office:value-type="string">
            <text:p>15:15</text:p>
          </table:table-cell>
          <table:table-cell office:value-type="string">
            <text:p>WI-20250915-378</text:p>
          </table:table-cell>
          <table:table-cell office:value-type="string">
            <text:p>II-20250915-747</text:p>
          </table:table-cell>
          <table:table-cell office:value-type="string">
            <text:p>5e0b997d</text:p>
          </table:table-cell>
          <table:table-cell office:value-type="string">
            <text:p>PR-20250505-146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fe2842d4</text:p>
          </table:table-cell>
          <table:table-cell office:value-type="string">
            <text:p>15.09.25, 00:00</text:p>
          </table:table-cell>
          <table:table-cell office:value-type="float" office:value="58498703">
            <text:p>58498703</text:p>
          </table:table-cell>
          <table:table-cell office:value-type="string">
            <text:p>FALSE</text:p>
          </table:table-cell>
          <table:table-cell office:value-type="string">
            <text:p>49.908, 23.966</text:p>
          </table:table-cell>
          <table:table-cell office:value-type="string">
            <text:p>5e0b997d</text:p>
          </table:table-cell>
          <table:table-cell office:value-type="string">
            <text:p>15:28</text:p>
          </table:table-cell>
          <table:table-cell office:value-type="string">
            <text:p>49.79, 24.055</text:p>
          </table:table-cell>
          <table:table-cell office:value-type="string">
            <text:p>6ce7e26d</text:p>
          </table:table-cell>
          <table:table-cell office:value-type="string">
            <text:p>16:40</text:p>
          </table:table-cell>
          <table:table-cell office:value-type="string">
            <text:p>WI-20250915-161</text:p>
          </table:table-cell>
          <table:table-cell office:value-type="string">
            <text:p>II-20250915-855</text:p>
          </table:table-cell>
          <table:table-cell office:value-type="string">
            <text:p>5e0b997d</text:p>
          </table:table-cell>
          <table:table-cell office:value-type="string">
            <text:p>PR-20250505-146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b58f7d16</text:p>
          </table:table-cell>
          <table:table-cell office:value-type="string">
            <text:p>16.09.25, 00:00</text:p>
          </table:table-cell>
          <table:table-cell office:value-type="float" office:value="58498703">
            <text:p>58498703</text:p>
          </table:table-cell>
          <table:table-cell office:value-type="string">
            <text:p>FALSE</text:p>
          </table:table-cell>
          <table:table-cell office:value-type="string">
            <text:p>49.792, 24.017</text:p>
          </table:table-cell>
          <table:table-cell office:value-type="string">
            <text:p>1fb65589</text:p>
          </table:table-cell>
          <table:table-cell office:value-type="string">
            <text:p>09:26</text:p>
          </table:table-cell>
          <table:table-cell office:value-type="string">
            <text:p>49.842, 24.076</text:p>
          </table:table-cell>
          <table:table-cell office:value-type="string">
            <text:p>565c2a73</text:p>
          </table:table-cell>
          <table:table-cell office:value-type="string">
            <text:p>10:38</text:p>
          </table:table-cell>
          <table:table-cell office:value-type="string">
            <text:p>WI-20250916-469</text:p>
          </table:table-cell>
          <table:table-cell office:value-type="string">
            <text:p>II-20250916-104</text:p>
          </table:table-cell>
          <table:table-cell office:value-type="string">
            <text:p>565c2a73</text:p>
          </table:table-cell>
          <table:table-cell office:value-type="string">
            <text:p>PR-20250831-792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35360ce1</text:p>
          </table:table-cell>
          <table:table-cell office:value-type="string">
            <text:p>16.09.25, 00:00</text:p>
          </table:table-cell>
          <table:table-cell office:value-type="float" office:value="58498703">
            <text:p>58498703</text:p>
          </table:table-cell>
          <table:table-cell office:value-type="string">
            <text:p>FALSE</text:p>
          </table:table-cell>
          <table:table-cell office:value-type="string">
            <text:p>49.842, 24.076</text:p>
          </table:table-cell>
          <table:table-cell office:value-type="string">
            <text:p>565c2a73</text:p>
          </table:table-cell>
          <table:table-cell office:value-type="string">
            <text:p>10:40</text:p>
          </table:table-cell>
          <table:table-cell office:value-type="string">
            <text:p>49.79, 24.055</text:p>
          </table:table-cell>
          <table:table-cell office:value-type="string">
            <text:p>565c2a73</text:p>
          </table:table-cell>
          <table:table-cell office:value-type="string">
            <text:p>12:42</text:p>
          </table:table-cell>
          <table:table-cell office:value-type="string">
            <text:p>WI-20250916-418</text:p>
          </table:table-cell>
          <table:table-cell office:value-type="string">
            <text:p>II-20250916-787</text:p>
          </table:table-cell>
          <table:table-cell office:value-type="string">
            <text:p>565c2a73</text:p>
          </table:table-cell>
          <table:table-cell office:value-type="string">
            <text:p>PR-20250831-792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0acad230</text:p>
          </table:table-cell>
          <table:table-cell office:value-type="string">
            <text:p>16.09.25, 00:00</text:p>
          </table:table-cell>
          <table:table-cell office:value-type="float" office:value="58498703">
            <text:p>58498703</text:p>
          </table:table-cell>
          <table:table-cell office:value-type="string">
            <text:p>FALSE</text:p>
          </table:table-cell>
          <table:table-cell office:value-type="string">
            <text:p>49.842, 24.076</text:p>
          </table:table-cell>
          <table:table-cell office:value-type="string">
            <text:p>565c2a73</text:p>
          </table:table-cell>
          <table:table-cell office:value-type="string">
            <text:p>12:43</text:p>
          </table:table-cell>
          <table:table-cell office:value-type="string">
            <text:p>49.79, 24.055</text:p>
          </table:table-cell>
          <table:table-cell office:value-type="string">
            <text:p>6ce7e26d</text:p>
          </table:table-cell>
          <table:table-cell office:value-type="string">
            <text:p>13:51</text:p>
          </table:table-cell>
          <table:table-cell office:value-type="string">
            <text:p>WI-20250916-902</text:p>
          </table:table-cell>
          <table:table-cell office:value-type="string">
            <text:p>II-20250916-728</text:p>
          </table:table-cell>
          <table:table-cell office:value-type="string">
            <text:p>565c2a73</text:p>
          </table:table-cell>
          <table:table-cell office:value-type="string">
            <text:p>PR-20250831-792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48054ba3</text:p>
          </table:table-cell>
          <table:table-cell office:value-type="string">
            <text:p>17.09.25, 00:00</text:p>
          </table:table-cell>
          <table:table-cell office:value-type="float" office:value="58498703">
            <text:p>58498703</text:p>
          </table:table-cell>
          <table:table-cell office:value-type="string">
            <text:p>FALSE</text:p>
          </table:table-cell>
          <table:table-cell office:value-type="string">
            <text:p>49.779, 23.974</text:p>
          </table:table-cell>
          <table:table-cell office:value-type="string">
            <text:p>e4b53fe4</text:p>
          </table:table-cell>
          <table:table-cell office:value-type="string">
            <text:p>10:35</text:p>
          </table:table-cell>
          <table:table-cell office:value-type="string">
            <text:p>49.843, 24.075</text:p>
          </table:table-cell>
          <table:table-cell office:value-type="string">
            <text:p>565c2a73</text:p>
          </table:table-cell>
          <table:table-cell office:value-type="string">
            <text:p>11:42</text:p>
          </table:table-cell>
          <table:table-cell office:value-type="string">
            <text:p>WI-20250917-952</text:p>
          </table:table-cell>
          <table:table-cell office:value-type="string">
            <text:p>II-20250917-312</text:p>
          </table:table-cell>
          <table:table-cell office:value-type="string">
            <text:p>565c2a73</text:p>
          </table:table-cell>
          <table:table-cell office:value-type="string">
            <text:p>PR-20250831-792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91fed4fe</text:p>
          </table:table-cell>
          <table:table-cell office:value-type="string">
            <text:p>17.09.25, 00:00</text:p>
          </table:table-cell>
          <table:table-cell office:value-type="float" office:value="58498703">
            <text:p>58498703</text:p>
          </table:table-cell>
          <table:table-cell office:value-type="string">
            <text:p>FALSE</text:p>
          </table:table-cell>
          <table:table-cell office:value-type="string">
            <text:p>49.842, 24.077</text:p>
          </table:table-cell>
          <table:table-cell office:value-type="string">
            <text:p>565c2a73</text:p>
          </table:table-cell>
          <table:table-cell office:value-type="string">
            <text:p>11:43</text:p>
          </table:table-cell>
          <table:table-cell office:value-type="string">
            <text:p>49.842, 24.077</text:p>
          </table:table-cell>
          <table:table-cell office:value-type="string">
            <text:p>565c2a73</text:p>
          </table:table-cell>
          <table:table-cell office:value-type="string">
            <text:p>16:49</text:p>
          </table:table-cell>
          <table:table-cell office:value-type="string">
            <text:p>WI-20250917-618</text:p>
          </table:table-cell>
          <table:table-cell office:value-type="string">
            <text:p>II-20250917-392</text:p>
          </table:table-cell>
          <table:table-cell office:value-type="string">
            <text:p>565c2a73</text:p>
          </table:table-cell>
          <table:table-cell office:value-type="string">
            <text:p>PR-20250831-792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534cad29</text:p>
          </table:table-cell>
          <table:table-cell office:value-type="string">
            <text:p>17.09.25, 00:00</text:p>
          </table:table-cell>
          <table:table-cell office:value-type="float" office:value="58498703">
            <text:p>58498703</text:p>
          </table:table-cell>
          <table:table-cell office:value-type="string">
            <text:p>FALSE</text:p>
          </table:table-cell>
          <table:table-cell office:value-type="string">
            <text:p>49.842, 24.076</text:p>
          </table:table-cell>
          <table:table-cell office:value-type="string">
            <text:p>565c2a73</text:p>
          </table:table-cell>
          <table:table-cell office:value-type="string">
            <text:p>16:49</text:p>
          </table:table-cell>
          <table:table-cell office:value-type="string">
            <text:p>49.792, 24.017</text:p>
          </table:table-cell>
          <table:table-cell office:value-type="string">
            <text:p>1fb65589</text:p>
          </table:table-cell>
          <table:table-cell office:value-type="string">
            <text:p>18:17</text:p>
          </table:table-cell>
          <table:table-cell office:value-type="string">
            <text:p>WI-20250917-672</text:p>
          </table:table-cell>
          <table:table-cell office:value-type="string">
            <text:p>II-20250917-665</text:p>
          </table:table-cell>
          <table:table-cell office:value-type="string">
            <text:p>565c2a73</text:p>
          </table:table-cell>
          <table:table-cell office:value-type="string">
            <text:p>PR-20250831-792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1110f2b7</text:p>
          </table:table-cell>
          <table:table-cell office:value-type="string">
            <text:p>18.09.25, 00:00</text:p>
          </table:table-cell>
          <table:table-cell office:value-type="float" office:value="58498703">
            <text:p>58498703</text:p>
          </table:table-cell>
          <table:table-cell office:value-type="string">
            <text:p>FALSE</text:p>
          </table:table-cell>
          <table:table-cell office:value-type="string">
            <text:p>49.789, 23.944</text:p>
          </table:table-cell>
          <table:table-cell office:value-type="string">
            <text:p>e4b53fe4</text:p>
          </table:table-cell>
          <table:table-cell office:value-type="string">
            <text:p>09:31</text:p>
          </table:table-cell>
          <table:table-cell office:value-type="string">
            <text:p>49.79, 24.055</text:p>
          </table:table-cell>
          <table:table-cell office:value-type="string">
            <text:p>af26a1a8</text:p>
          </table:table-cell>
          <table:table-cell office:value-type="string">
            <text:p>10:45</text:p>
          </table:table-cell>
          <table:table-cell office:value-type="string">
            <text:p>WI-20250918-459</text:p>
          </table:table-cell>
          <table:table-cell office:value-type="string">
            <text:p>II-20250918-656</text:p>
          </table:table-cell>
          <table:table-cell office:value-type="string">
            <text:p>af26a1a8</text:p>
          </table:table-cell>
          <table:table-cell office:value-type="string">
            <text:p>PR-20250918-160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3551bd18</text:p>
          </table:table-cell>
          <table:table-cell office:value-type="string">
            <text:p>18.09.25, 00:00</text:p>
          </table:table-cell>
          <table:table-cell office:value-type="float" office:value="58498703">
            <text:p>58498703</text:p>
          </table:table-cell>
          <table:table-cell office:value-type="string">
            <text:p>FALSE</text:p>
          </table:table-cell>
          <table:table-cell office:value-type="string">
            <text:p>49.79, 24.055</text:p>
          </table:table-cell>
          <table:table-cell office:value-type="string">
            <text:p>af26a1a8</text:p>
          </table:table-cell>
          <table:table-cell office:value-type="string">
            <text:p>10:45</text:p>
          </table:table-cell>
          <table:table-cell office:value-type="string">
            <text:p>49.838, 24.035</text:p>
          </table:table-cell>
          <table:table-cell office:value-type="string">
            <text:p>af26a1a8</text:p>
          </table:table-cell>
          <table:table-cell office:value-type="string">
            <text:p>14:00</text:p>
          </table:table-cell>
          <table:table-cell office:value-type="string">
            <text:p>WI-20250918-454</text:p>
          </table:table-cell>
          <table:table-cell office:value-type="string">
            <text:p>II-20250918-303</text:p>
          </table:table-cell>
          <table:table-cell office:value-type="string">
            <text:p>af26a1a8</text:p>
          </table:table-cell>
          <table:table-cell office:value-type="string">
            <text:p>PR-20250918-160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719d3d5d</text:p>
          </table:table-cell>
          <table:table-cell office:value-type="string">
            <text:p>18.09.25, 00:00</text:p>
          </table:table-cell>
          <table:table-cell office:value-type="float" office:value="58498703">
            <text:p>58498703</text:p>
          </table:table-cell>
          <table:table-cell office:value-type="string">
            <text:p>FALSE</text:p>
          </table:table-cell>
          <table:table-cell office:value-type="string">
            <text:p>49.838, 24.035</text:p>
          </table:table-cell>
          <table:table-cell office:value-type="string">
            <text:p>e4b53fe4</text:p>
          </table:table-cell>
          <table:table-cell office:value-type="string">
            <text:p>13:30</text:p>
          </table:table-cell>
          <table:table-cell office:value-type="string">
            <text:p>49.777, 24.052</text:p>
          </table:table-cell>
          <table:table-cell office:value-type="string">
            <text:p>ccf3c9d6</text:p>
          </table:table-cell>
          <table:table-cell office:value-type="string">
            <text:p>14:00</text:p>
          </table:table-cell>
          <table:table-cell office:value-type="string">
            <text:p>WI-20250918-119</text:p>
          </table:table-cell>
          <table:table-cell office:value-type="string">
            <text:p>II-20250918-959</text:p>
          </table:table-cell>
          <table:table-cell office:value-type="string">
            <text:p>ccf3c9d6</text:p>
          </table:table-cell>
          <table:table-cell office:value-type="string">
            <text:p>PR-20250918-863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ad4a93a9</text:p>
          </table:table-cell>
          <table:table-cell office:value-type="string">
            <text:p>18.09.25, 00:00</text:p>
          </table:table-cell>
          <table:table-cell office:value-type="float" office:value="58498703">
            <text:p>58498703</text:p>
          </table:table-cell>
          <table:table-cell office:value-type="string">
            <text:p>FALSE</text:p>
          </table:table-cell>
          <table:table-cell office:value-type="string">
            <text:p>49.777, 24.053</text:p>
          </table:table-cell>
          <table:table-cell office:value-type="string">
            <text:p>ccf3c9d6</text:p>
          </table:table-cell>
          <table:table-cell office:value-type="string">
            <text:p>14:00</text:p>
          </table:table-cell>
          <table:table-cell office:value-type="string">
            <text:p>49.777, 24.053</text:p>
          </table:table-cell>
          <table:table-cell office:value-type="string">
            <text:p>ccf3c9d6</text:p>
          </table:table-cell>
          <table:table-cell office:value-type="string">
            <text:p>17:54</text:p>
          </table:table-cell>
          <table:table-cell office:value-type="string">
            <text:p>WI-20250918-921</text:p>
          </table:table-cell>
          <table:table-cell office:value-type="string">
            <text:p>II-20250918-244</text:p>
          </table:table-cell>
          <table:table-cell office:value-type="string">
            <text:p>ccf3c9d6</text:p>
          </table:table-cell>
          <table:table-cell office:value-type="string">
            <text:p>PR-20250918-863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37980ddc</text:p>
          </table:table-cell>
          <table:table-cell office:value-type="string">
            <text:p>18.09.25, 00:00</text:p>
          </table:table-cell>
          <table:table-cell office:value-type="float" office:value="58498703">
            <text:p>58498703</text:p>
          </table:table-cell>
          <table:table-cell office:value-type="string">
            <text:p>FALSE</text:p>
          </table:table-cell>
          <table:table-cell office:value-type="string">
            <text:p>49.777, 24.053</text:p>
          </table:table-cell>
          <table:table-cell office:value-type="string">
            <text:p>ccf3c9d6</text:p>
          </table:table-cell>
          <table:table-cell office:value-type="string">
            <text:p>17:55</text:p>
          </table:table-cell>
          <table:table-cell office:value-type="string">
            <text:p>49.792, 24.017</text:p>
          </table:table-cell>
          <table:table-cell office:value-type="string">
            <text:p>1fb65589</text:p>
          </table:table-cell>
          <table:table-cell office:value-type="string">
            <text:p>18:16</text:p>
          </table:table-cell>
          <table:table-cell office:value-type="string">
            <text:p>WI-20250918-563</text:p>
          </table:table-cell>
          <table:table-cell office:value-type="string">
            <text:p>II-20250918-886</text:p>
          </table:table-cell>
          <table:table-cell office:value-type="string">
            <text:p>ccf3c9d6</text:p>
          </table:table-cell>
          <table:table-cell office:value-type="string">
            <text:p>PR-20250918-863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b42b29cf</text:p>
          </table:table-cell>
          <table:table-cell office:value-type="string">
            <text:p>19.09.25, 00:00</text:p>
          </table:table-cell>
          <table:table-cell office:value-type="float" office:value="58498703">
            <text:p>58498703</text:p>
          </table:table-cell>
          <table:table-cell office:value-type="string">
            <text:p>FALSE</text:p>
          </table:table-cell>
          <table:table-cell office:value-type="string">
            <text:p>49.777, 24.053</text:p>
          </table:table-cell>
          <table:table-cell office:value-type="string">
            <text:p>ccf3c9d6</text:p>
          </table:table-cell>
          <table:table-cell office:value-type="string">
            <text:p>08:40</text:p>
          </table:table-cell>
          <table:table-cell office:value-type="string">
            <text:p>49.777, 24.053</text:p>
          </table:table-cell>
          <table:table-cell office:value-type="string">
            <text:p>e4b53fe4</text:p>
          </table:table-cell>
          <table:table-cell office:value-type="string">
            <text:p>09:23</text:p>
          </table:table-cell>
          <table:table-cell office:value-type="string">
            <text:p>WI-20250919-442</text:p>
          </table:table-cell>
          <table:table-cell office:value-type="string">
            <text:p>II-20250919-195</text:p>
          </table:table-cell>
          <table:table-cell office:value-type="string">
            <text:p>ccf3c9d6</text:p>
          </table:table-cell>
          <table:table-cell office:value-type="string">
            <text:p>PR-20250918-863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620d5270</text:p>
          </table:table-cell>
          <table:table-cell office:value-type="string">
            <text:p>19.09.25, 00:00</text:p>
          </table:table-cell>
          <table:table-cell office:value-type="float" office:value="58498703">
            <text:p>58498703</text:p>
          </table:table-cell>
          <table:table-cell office:value-type="string">
            <text:p>FALSE</text:p>
          </table:table-cell>
          <table:table-cell office:value-type="string">
            <text:p>49.777, 24.053</text:p>
          </table:table-cell>
          <table:table-cell office:value-type="string">
            <text:p>ccf3c9d6</text:p>
          </table:table-cell>
          <table:table-cell office:value-type="string">
            <text:p>09:23</text:p>
          </table:table-cell>
          <table:table-cell office:value-type="string">
            <text:p>49.777, 24.053</text:p>
          </table:table-cell>
          <table:table-cell office:value-type="string">
            <text:p>ccf3c9d6</text:p>
          </table:table-cell>
          <table:table-cell office:value-type="string">
            <text:p>11:53</text:p>
          </table:table-cell>
          <table:table-cell office:value-type="string">
            <text:p>WI-20250919-497</text:p>
          </table:table-cell>
          <table:table-cell office:value-type="string">
            <text:p>II-20250919-912</text:p>
          </table:table-cell>
          <table:table-cell office:value-type="string">
            <text:p>ccf3c9d6</text:p>
          </table:table-cell>
          <table:table-cell office:value-type="string">
            <text:p>PR-20250918-863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b2b6fcb3</text:p>
          </table:table-cell>
          <table:table-cell office:value-type="string">
            <text:p>11.09.25, 00:00</text:p>
          </table:table-cell>
          <table:table-cell office:value-type="float" office:value="58498703">
            <text:p>58498703</text:p>
          </table:table-cell>
          <table:table-cell office:value-type="string">
            <text:p>FALSE</text:p>
          </table:table-cell>
          <table:table-cell office:value-type="string">
            <text:p>49.777, 24.053</text:p>
          </table:table-cell>
          <table:table-cell office:value-type="string">
            <text:p>565c2a73</text:p>
          </table:table-cell>
          <table:table-cell office:value-type="string">
            <text:p>10:40</text:p>
          </table:table-cell>
          <table:table-cell office:value-type="string">
            <text:p>49.842, 24.076</text:p>
          </table:table-cell>
          <table:table-cell office:value-type="string">
            <text:p>565c2a73</text:p>
          </table:table-cell>
          <table:table-cell office:value-type="string">
            <text:p>11:57</text:p>
          </table:table-cell>
          <table:table-cell office:value-type="string">
            <text:p>WI-20250919-352</text:p>
          </table:table-cell>
          <table:table-cell office:value-type="string">
            <text:p>II-20250919-573</text:p>
          </table:table-cell>
          <table:table-cell office:value-type="string">
            <text:p>565c2a73</text:p>
          </table:table-cell>
          <table:table-cell office:value-type="string">
            <text:p>PR-20250831-792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db02d3b9</text:p>
          </table:table-cell>
          <table:table-cell office:value-type="string">
            <text:p>19.09.25, 00:00</text:p>
          </table:table-cell>
          <table:table-cell office:value-type="float" office:value="58498703">
            <text:p>58498703</text:p>
          </table:table-cell>
          <table:table-cell office:value-type="string">
            <text:p>FALSE</text:p>
          </table:table-cell>
          <table:table-cell office:value-type="string">
            <text:p>49.777, 24.053</text:p>
          </table:table-cell>
          <table:table-cell office:value-type="string">
            <text:p>ccf3c9d6</text:p>
          </table:table-cell>
          <table:table-cell office:value-type="string">
            <text:p>11:54</text:p>
          </table:table-cell>
          <table:table-cell office:value-type="string">
            <text:p>49.792, 24.016</text:p>
          </table:table-cell>
          <table:table-cell office:value-type="string">
            <text:p>1fb65589</text:p>
          </table:table-cell>
          <table:table-cell office:value-type="string">
            <text:p>13:00</text:p>
          </table:table-cell>
          <table:table-cell office:value-type="string">
            <text:p>WI-20250919-254</text:p>
          </table:table-cell>
          <table:table-cell office:value-type="string">
            <text:p>II-20250919-657</text:p>
          </table:table-cell>
          <table:table-cell office:value-type="string">
            <text:p>ccf3c9d6</text:p>
          </table:table-cell>
          <table:table-cell office:value-type="string">
            <text:p>PR-20250918-863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7480d8b1</text:p>
          </table:table-cell>
          <table:table-cell office:value-type="string">
            <text:p>22.09.25, 00:00</text:p>
          </table:table-cell>
          <table:table-cell office:value-type="float" office:value="58498703">
            <text:p>58498703</text:p>
          </table:table-cell>
          <table:table-cell office:value-type="string">
            <text:p>FALSE</text:p>
          </table:table-cell>
          <table:table-cell office:value-type="string">
            <text:p>49.789, 23.943</text:p>
          </table:table-cell>
          <table:table-cell office:value-type="string">
            <text:p>e4b53fe4</text:p>
          </table:table-cell>
          <table:table-cell office:value-type="string">
            <text:p>11:13</text:p>
          </table:table-cell>
          <table:table-cell office:value-type="string">
            <text:p>49.789, 23.943</text:p>
          </table:table-cell>
          <table:table-cell office:value-type="string">
            <text:p>e4b53fe4</text:p>
          </table:table-cell>
          <table:table-cell office:value-type="string">
            <text:p>11:57</text:p>
          </table:table-cell>
          <table:table-cell office:value-type="string">
            <text:p>WI-20250922-104</text:p>
          </table:table-cell>
          <table:table-cell office:value-type="string">
            <text:p>II-20250922-518</text:p>
          </table:table-cell>
          <table:table-cell office:value-type="string">
            <text:p>0304bc26</text:p>
          </table:table-cell>
          <table:table-cell office:value-type="string">
            <text:p>PR-20250922-877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a9211780</text:p>
          </table:table-cell>
          <table:table-cell office:value-type="string">
            <text:p>22.09.25, 00:00</text:p>
          </table:table-cell>
          <table:table-cell office:value-type="float" office:value="58498703">
            <text:p>58498703</text:p>
          </table:table-cell>
          <table:table-cell office:value-type="string">
            <text:p>FALSE</text:p>
          </table:table-cell>
          <table:table-cell office:value-type="string">
            <text:p>49.788, 23.944</text:p>
          </table:table-cell>
          <table:table-cell office:value-type="string">
            <text:p>e4b53fe4</text:p>
          </table:table-cell>
          <table:table-cell office:value-type="string">
            <text:p>12:22</text:p>
          </table:table-cell>
          <table:table-cell office:value-type="string">
            <text:p>49.906, 23.955</text:p>
          </table:table-cell>
          <table:table-cell office:value-type="string">
            <text:p>fb2751c1</text:p>
          </table:table-cell>
          <table:table-cell office:value-type="string">
            <text:p>13:14</text:p>
          </table:table-cell>
          <table:table-cell office:value-type="string">
            <text:p>WI-20250922-601</text:p>
          </table:table-cell>
          <table:table-cell office:value-type="string">
            <text:p>II-20250922-615</text:p>
          </table:table-cell>
          <table:table-cell office:value-type="string">
            <text:p>fb2751c1</text:p>
          </table:table-cell>
          <table:table-cell office:value-type="string">
            <text:p>PR-20250922-730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bd39419d</text:p>
          </table:table-cell>
          <table:table-cell office:value-type="string">
            <text:p>22.09.25, 00:00</text:p>
          </table:table-cell>
          <table:table-cell office:value-type="float" office:value="58498703">
            <text:p>58498703</text:p>
          </table:table-cell>
          <table:table-cell office:value-type="string">
            <text:p>FALSE</text:p>
          </table:table-cell>
          <table:table-cell office:value-type="string">
            <text:p>49.906, 23.955</text:p>
          </table:table-cell>
          <table:table-cell office:value-type="string">
            <text:p>fb2751c1</text:p>
          </table:table-cell>
          <table:table-cell office:value-type="string">
            <text:p>13:14</text:p>
          </table:table-cell>
          <table:table-cell office:value-type="string">
            <text:p>49.906, 23.956</text:p>
          </table:table-cell>
          <table:table-cell office:value-type="string">
            <text:p>fb2751c1</text:p>
          </table:table-cell>
          <table:table-cell office:value-type="string">
            <text:p>17:23</text:p>
          </table:table-cell>
          <table:table-cell office:value-type="string">
            <text:p>WI-20250922-525</text:p>
          </table:table-cell>
          <table:table-cell office:value-type="string">
            <text:p>II-20250922-505</text:p>
          </table:table-cell>
          <table:table-cell office:value-type="string">
            <text:p>fb2751c1</text:p>
          </table:table-cell>
          <table:table-cell office:value-type="string">
            <text:p>PR-20250922-730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59551dfd</text:p>
          </table:table-cell>
          <table:table-cell office:value-type="string">
            <text:p>22.09.25, 00:00</text:p>
          </table:table-cell>
          <table:table-cell office:value-type="float" office:value="58498703">
            <text:p>58498703</text:p>
          </table:table-cell>
          <table:table-cell office:value-type="string">
            <text:p>FALSE</text:p>
          </table:table-cell>
          <table:table-cell office:value-type="string">
            <text:p>49.906, 23.955</text:p>
          </table:table-cell>
          <table:table-cell office:value-type="string">
            <text:p>fb2751c1</text:p>
          </table:table-cell>
          <table:table-cell office:value-type="string">
            <text:p>13:23</text:p>
          </table:table-cell>
          <table:table-cell office:value-type="string">
            <text:p>49.908, 23.966</text:p>
          </table:table-cell>
          <table:table-cell office:value-type="string">
            <text:p>5e0b997d</text:p>
          </table:table-cell>
          <table:table-cell office:value-type="string">
            <text:p>13:38</text:p>
          </table:table-cell>
          <table:table-cell office:value-type="string">
            <text:p>WI-20250922-257</text:p>
          </table:table-cell>
          <table:table-cell office:value-type="string">
            <text:p>II-20250922-514</text:p>
          </table:table-cell>
          <table:table-cell office:value-type="string">
            <text:p>5e0b997d</text:p>
          </table:table-cell>
          <table:table-cell office:value-type="string">
            <text:p>PR-20250505-146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2077a4a5</text:p>
          </table:table-cell>
          <table:table-cell office:value-type="string">
            <text:p>22.09.25, 00:00</text:p>
          </table:table-cell>
          <table:table-cell office:value-type="float" office:value="58498703">
            <text:p>58498703</text:p>
          </table:table-cell>
          <table:table-cell office:value-type="string">
            <text:p>TRUE</text:p>
          </table:table-cell>
          <table:table-cell office:value-type="string">
            <text:p>49.908, 23.965</text:p>
          </table:table-cell>
          <table:table-cell office:value-type="string">
            <text:p>5e0b997d</text:p>
          </table:table-cell>
          <table:table-cell office:value-type="string">
            <text:p>13:41</text:p>
          </table:table-cell>
          <table:table-cell office:value-type="string">
            <text:p>49.909, 23.966</text:p>
          </table:table-cell>
          <table:table-cell office:value-type="string">
            <text:p>5e0b997d</text:p>
          </table:table-cell>
          <table:table-cell office:value-type="string">
            <text:p>14:20</text:p>
          </table:table-cell>
          <table:table-cell office:value-type="string">
            <text:p>WI-20250922-635</text:p>
          </table:table-cell>
          <table:table-cell office:value-type="string">
            <text:p>II-20250922-510</text:p>
          </table:table-cell>
          <table:table-cell office:value-type="string">
            <text:p>5e0b997d</text:p>
          </table:table-cell>
          <table:table-cell office:value-type="string">
            <text:p>PR-20250505-146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a63c2c19</text:p>
          </table:table-cell>
          <table:table-cell office:value-type="string">
            <text:p>22.09.25, 00:00</text:p>
          </table:table-cell>
          <table:table-cell office:value-type="float" office:value="58498703">
            <text:p>58498703</text:p>
          </table:table-cell>
          <table:table-cell office:value-type="string">
            <text:p>TRUE</text:p>
          </table:table-cell>
          <table:table-cell office:value-type="string">
            <text:p>49.909, 23.965</text:p>
          </table:table-cell>
          <table:table-cell office:value-type="string">
            <text:p>5e0b997d</text:p>
          </table:table-cell>
          <table:table-cell office:value-type="string">
            <text:p>14:21</text:p>
          </table:table-cell>
          <table:table-cell office:value-type="string">
            <text:p>49.906, 23.955</text:p>
          </table:table-cell>
          <table:table-cell office:value-type="string">
            <text:p>fb2751c1</text:p>
          </table:table-cell>
          <table:table-cell office:value-type="string">
            <text:p>14:25</text:p>
          </table:table-cell>
          <table:table-cell office:value-type="string">
            <text:p>WI-20250922-540</text:p>
          </table:table-cell>
          <table:table-cell office:value-type="string">
            <text:p>II-20250922-101</text:p>
          </table:table-cell>
          <table:table-cell office:value-type="string">
            <text:p>5e0b997d</text:p>
          </table:table-cell>
          <table:table-cell office:value-type="string">
            <text:p>PR-20250505-146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203b1db3</text:p>
          </table:table-cell>
          <table:table-cell office:value-type="string">
            <text:p>22.09.25, 00:00</text:p>
          </table:table-cell>
          <table:table-cell office:value-type="float" office:value="58498703">
            <text:p>58498703</text:p>
          </table:table-cell>
          <table:table-cell office:value-type="string">
            <text:p>FALSE</text:p>
          </table:table-cell>
          <table:table-cell office:value-type="string">
            <text:p>49.905, 23.955</text:p>
          </table:table-cell>
          <table:table-cell office:value-type="string">
            <text:p>fb2751c1</text:p>
          </table:table-cell>
          <table:table-cell office:value-type="string">
            <text:p>17:14</text:p>
          </table:table-cell>
          <table:table-cell office:value-type="string">
            <text:p>49.906, 23.956</text:p>
          </table:table-cell>
          <table:table-cell office:value-type="string">
            <text:p>e4b53fe4</text:p>
          </table:table-cell>
          <table:table-cell office:value-type="string">
            <text:p>18:15</text:p>
          </table:table-cell>
          <table:table-cell office:value-type="string">
            <text:p>WI-20250922-520</text:p>
          </table:table-cell>
          <table:table-cell office:value-type="string">
            <text:p>II-20250922-473</text:p>
          </table:table-cell>
          <table:table-cell office:value-type="string">
            <text:p>fb2751c1</text:p>
          </table:table-cell>
          <table:table-cell office:value-type="string">
            <text:p>PR-20250922-730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7422b5a0</text:p>
          </table:table-cell>
          <table:table-cell office:value-type="string">
            <text:p>23.09.25, 00:00</text:p>
          </table:table-cell>
          <table:table-cell office:value-type="float" office:value="58498703">
            <text:p>58498703</text:p>
          </table:table-cell>
          <table:table-cell office:value-type="string">
            <text:p>FALSE</text:p>
          </table:table-cell>
          <table:table-cell office:value-type="string">
            <text:p>49.789, 23.944</text:p>
          </table:table-cell>
          <table:table-cell office:value-type="string">
            <text:p>e4b53fe4</text:p>
          </table:table-cell>
          <table:table-cell office:value-type="string">
            <text:p>13:10</text:p>
          </table:table-cell>
          <table:table-cell office:value-type="string">
            <text:p>49.75, 23.99</text:p>
          </table:table-cell>
          <table:table-cell office:value-type="string">
            <text:p>5e5a5a51</text:p>
          </table:table-cell>
          <table:table-cell office:value-type="string">
            <text:p>14:00</text:p>
          </table:table-cell>
          <table:table-cell office:value-type="string">
            <text:p>WI-20250923-795</text:p>
          </table:table-cell>
          <table:table-cell office:value-type="string">
            <text:p>II-20250923-305</text:p>
          </table:table-cell>
          <table:table-cell office:value-type="string">
            <text:p>5e5a5a51</text:p>
          </table:table-cell>
          <table:table-cell office:value-type="string">
            <text:p>PR-20250923-536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791ccfbf</text:p>
          </table:table-cell>
          <table:table-cell office:value-type="string">
            <text:p>23.09.25, 00:00</text:p>
          </table:table-cell>
          <table:table-cell office:value-type="float" office:value="58498703">
            <text:p>58498703</text:p>
          </table:table-cell>
          <table:table-cell office:value-type="string">
            <text:p>FALSE</text:p>
          </table:table-cell>
          <table:table-cell office:value-type="string">
            <text:p>49.75, 23.99</text:p>
          </table:table-cell>
          <table:table-cell office:value-type="string">
            <text:p>5e5a5a51</text:p>
          </table:table-cell>
          <table:table-cell office:value-type="string">
            <text:p>14:00</text:p>
          </table:table-cell>
          <table:table-cell office:value-type="string">
            <text:p>49.75, 23.99</text:p>
          </table:table-cell>
          <table:table-cell office:value-type="string">
            <text:p>5e5a5a51</text:p>
          </table:table-cell>
          <table:table-cell office:value-type="string">
            <text:p>18:25</text:p>
          </table:table-cell>
          <table:table-cell office:value-type="string">
            <text:p>WI-20250923-854</text:p>
          </table:table-cell>
          <table:table-cell office:value-type="string">
            <text:p>II-20250923-789</text:p>
          </table:table-cell>
          <table:table-cell office:value-type="string">
            <text:p>5e5a5a51</text:p>
          </table:table-cell>
          <table:table-cell office:value-type="string">
            <text:p>PR-20250923-536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4ff8abd1</text:p>
          </table:table-cell>
          <table:table-cell office:value-type="string">
            <text:p>23.09.25, 00:00</text:p>
          </table:table-cell>
          <table:table-cell office:value-type="float" office:value="58498703">
            <text:p>58498703</text:p>
          </table:table-cell>
          <table:table-cell office:value-type="string">
            <text:p>FALSE</text:p>
          </table:table-cell>
          <table:table-cell office:value-type="string">
            <text:p>49.75, 23.99</text:p>
          </table:table-cell>
          <table:table-cell office:value-type="string">
            <text:p>5e5a5a51</text:p>
          </table:table-cell>
          <table:table-cell office:value-type="string">
            <text:p>18:26</text:p>
          </table:table-cell>
          <table:table-cell office:value-type="string">
            <text:p>49.794, 24.017</text:p>
          </table:table-cell>
          <table:table-cell office:value-type="string">
            <text:p>1fb65589</text:p>
          </table:table-cell>
          <table:table-cell office:value-type="string">
            <text:p>18:46</text:p>
          </table:table-cell>
          <table:table-cell office:value-type="string">
            <text:p>WI-20250923-793</text:p>
          </table:table-cell>
          <table:table-cell office:value-type="string">
            <text:p>II-20250923-583</text:p>
          </table:table-cell>
          <table:table-cell office:value-type="string">
            <text:p>5e5a5a51</text:p>
          </table:table-cell>
          <table:table-cell office:value-type="string">
            <text:p>PR-20250923-536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34d97e1b</text:p>
          </table:table-cell>
          <table:table-cell office:value-type="string">
            <text:p>23.09.25, 00:00</text:p>
          </table:table-cell>
          <table:table-cell office:value-type="float" office:value="58498703">
            <text:p>58498703</text:p>
          </table:table-cell>
          <table:table-cell office:value-type="string">
            <text:p>FALSE</text:p>
          </table:table-cell>
          <table:table-cell office:value-type="string">
            <text:p>49.789, 23.943</text:p>
          </table:table-cell>
          <table:table-cell office:value-type="string">
            <text:p>e4b53fe4</text:p>
          </table:table-cell>
          <table:table-cell office:value-type="string">
            <text:p>09:30</text:p>
          </table:table-cell>
          <table:table-cell office:value-type="string">
            <text:p>49.789, 23.943</text:p>
          </table:table-cell>
          <table:table-cell office:value-type="string">
            <text:p>e4b53fe4</text:p>
          </table:table-cell>
          <table:table-cell office:value-type="string">
            <text:p>12:45</text:p>
          </table:table-cell>
          <table:table-cell office:value-type="string">
            <text:p>WI-20250923-627</text:p>
          </table:table-cell>
          <table:table-cell office:value-type="string">
            <text:p>II-20250923-663</text:p>
          </table:table-cell>
          <table:table-cell office:value-type="string">
            <text:p>0304bc26</text:p>
          </table:table-cell>
          <table:table-cell office:value-type="string">
            <text:p>PR-20250922-877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616f391b</text:p>
          </table:table-cell>
          <table:table-cell office:value-type="string">
            <text:p>25.09.25, 00:00</text:p>
          </table:table-cell>
          <table:table-cell office:value-type="float" office:value="58498703">
            <text:p>58498703</text:p>
          </table:table-cell>
          <table:table-cell office:value-type="string">
            <text:p>TRUE</text:p>
          </table:table-cell>
          <table:table-cell office:value-type="string">
            <text:p>49.789, 23.943</text:p>
          </table:table-cell>
          <table:table-cell office:value-type="string">
            <text:p>e4b53fe4</text:p>
          </table:table-cell>
          <table:table-cell office:value-type="string">
            <text:p>09:57</text:p>
          </table:table-cell>
          <table:table-cell office:value-type="string">
            <text:p>49.752, 23.942</text:p>
          </table:table-cell>
          <table:table-cell office:value-type="float" office:value="76739735">
            <text:p>76739735</text:p>
          </table:table-cell>
          <table:table-cell office:value-type="string">
            <text:p>10:12</text:p>
          </table:table-cell>
          <table:table-cell office:value-type="string">
            <text:p>WI-20250925-802</text:p>
          </table:table-cell>
          <table:table-cell office:value-type="string">
            <text:p>II-20250925-285</text:p>
          </table:table-cell>
          <table:table-cell office:value-type="float" office:value="76739735">
            <text:p>76739735</text:p>
          </table:table-cell>
          <table:table-cell office:value-type="string">
            <text:p>PR-20250925-187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3bc51f73</text:p>
          </table:table-cell>
          <table:table-cell office:value-type="string">
            <text:p>25.09.25, 00:00</text:p>
          </table:table-cell>
          <table:table-cell office:value-type="float" office:value="58498703">
            <text:p>58498703</text:p>
          </table:table-cell>
          <table:table-cell office:value-type="string">
            <text:p>FALSE</text:p>
          </table:table-cell>
          <table:table-cell office:value-type="string">
            <text:p>49.752, 23.942</text:p>
          </table:table-cell>
          <table:table-cell office:value-type="float" office:value="76739735">
            <text:p>76739735</text:p>
          </table:table-cell>
          <table:table-cell office:value-type="string">
            <text:p>10:12</text:p>
          </table:table-cell>
          <table:table-cell office:value-type="string">
            <text:p>49.752, 23.942</text:p>
          </table:table-cell>
          <table:table-cell office:value-type="float" office:value="76739735">
            <text:p>76739735</text:p>
          </table:table-cell>
          <table:table-cell office:value-type="string">
            <text:p>15:34</text:p>
          </table:table-cell>
          <table:table-cell office:value-type="string">
            <text:p>WI-20250925-131</text:p>
          </table:table-cell>
          <table:table-cell office:value-type="string">
            <text:p>II-20250925-299</text:p>
          </table:table-cell>
          <table:table-cell office:value-type="float" office:value="76739735">
            <text:p>76739735</text:p>
          </table:table-cell>
          <table:table-cell office:value-type="string">
            <text:p>PR-20250925-187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7a8c88b2</text:p>
          </table:table-cell>
          <table:table-cell office:value-type="string">
            <text:p>25.09.25, 00:00</text:p>
          </table:table-cell>
          <table:table-cell office:value-type="float" office:value="58498703">
            <text:p>58498703</text:p>
          </table:table-cell>
          <table:table-cell office:value-type="string">
            <text:p>FALSE</text:p>
          </table:table-cell>
          <table:table-cell office:value-type="string">
            <text:p>49.751, 23.943</text:p>
          </table:table-cell>
          <table:table-cell office:value-type="string">
            <text:p>9074616b</text:p>
          </table:table-cell>
          <table:table-cell office:value-type="string">
            <text:p>15:40</text:p>
          </table:table-cell>
          <table:table-cell office:value-type="string">
            <text:p>49.751, 23.943</text:p>
          </table:table-cell>
          <table:table-cell office:value-type="string">
            <text:p>9074616b</text:p>
          </table:table-cell>
          <table:table-cell office:value-type="string">
            <text:p>18:56</text:p>
          </table:table-cell>
          <table:table-cell office:value-type="string">
            <text:p>WI-20250925-125</text:p>
          </table:table-cell>
          <table:table-cell office:value-type="string">
            <text:p>II-20250925-838</text:p>
          </table:table-cell>
          <table:table-cell office:value-type="string">
            <text:p>9074616b</text:p>
          </table:table-cell>
          <table:table-cell office:value-type="string">
            <text:p>PR-20250925-584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6cb9768d</text:p>
          </table:table-cell>
          <table:table-cell office:value-type="string">
            <text:p>25.09.25, 00:00</text:p>
          </table:table-cell>
          <table:table-cell office:value-type="float" office:value="58498703">
            <text:p>58498703</text:p>
          </table:table-cell>
          <table:table-cell office:value-type="string">
            <text:p>FALSE</text:p>
          </table:table-cell>
          <table:table-cell office:value-type="string">
            <text:p>49.751, 23.943</text:p>
          </table:table-cell>
          <table:table-cell office:value-type="string">
            <text:p>9074616b</text:p>
          </table:table-cell>
          <table:table-cell office:value-type="string">
            <text:p>15:41</text:p>
          </table:table-cell>
          <table:table-cell office:value-type="string">
            <text:p>49.751, 23.943</text:p>
          </table:table-cell>
          <table:table-cell office:value-type="float" office:value="76739735">
            <text:p>76739735</text:p>
          </table:table-cell>
          <table:table-cell office:value-type="string">
            <text:p>18:14</text:p>
          </table:table-cell>
          <table:table-cell office:value-type="string">
            <text:p>WI-20250925-189</text:p>
          </table:table-cell>
          <table:table-cell office:value-type="string">
            <text:p>II-20250925-186</text:p>
          </table:table-cell>
          <table:table-cell office:value-type="string">
            <text:p>9074616b</text:p>
          </table:table-cell>
          <table:table-cell office:value-type="string">
            <text:p>PR-20250925-584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089d8cdd</text:p>
          </table:table-cell>
          <table:table-cell office:value-type="string">
            <text:p>25.09.25, 00:00</text:p>
          </table:table-cell>
          <table:table-cell office:value-type="float" office:value="58498703">
            <text:p>58498703</text:p>
          </table:table-cell>
          <table:table-cell office:value-type="string">
            <text:p>FALSE</text:p>
          </table:table-cell>
          <table:table-cell office:value-type="string">
            <text:p>49.751, 23.943</text:p>
          </table:table-cell>
          <table:table-cell office:value-type="string">
            <text:p>9074616b</text:p>
          </table:table-cell>
          <table:table-cell office:value-type="string">
            <text:p>18:57</text:p>
          </table:table-cell>
          <table:table-cell office:value-type="string">
            <text:p>49.811, 24.004</text:p>
          </table:table-cell>
          <table:table-cell office:value-type="string">
            <text:p>e4b53fe4</text:p>
          </table:table-cell>
          <table:table-cell office:value-type="string">
            <text:p>19:32</text:p>
          </table:table-cell>
          <table:table-cell office:value-type="string">
            <text:p>WI-20250925-602</text:p>
          </table:table-cell>
          <table:table-cell office:value-type="string">
            <text:p>II-20250925-255</text:p>
          </table:table-cell>
          <table:table-cell office:value-type="string">
            <text:p>9074616b</text:p>
          </table:table-cell>
          <table:table-cell office:value-type="string">
            <text:p>PR-20250925-584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27fa50c7</text:p>
          </table:table-cell>
          <table:table-cell office:value-type="string">
            <text:p>26.09.25, 00:00</text:p>
          </table:table-cell>
          <table:table-cell office:value-type="float" office:value="58498703">
            <text:p>58498703</text:p>
          </table:table-cell>
          <table:table-cell office:value-type="string">
            <text:p>TRUE</text:p>
          </table:table-cell>
          <table:table-cell office:value-type="string">
            <text:p>49.789, 23.943</text:p>
          </table:table-cell>
          <table:table-cell office:value-type="string">
            <text:p>e4b53fe4</text:p>
          </table:table-cell>
          <table:table-cell office:value-type="string">
            <text:p>09:00</text:p>
          </table:table-cell>
          <table:table-cell office:value-type="string">
            <text:p>49.755, 23.955</text:p>
          </table:table-cell>
          <table:table-cell office:value-type="string">
            <text:p>21992a88</text:p>
          </table:table-cell>
          <table:table-cell office:value-type="string">
            <text:p>09:34</text:p>
          </table:table-cell>
          <table:table-cell office:value-type="string">
            <text:p>WI-20250926-990</text:p>
          </table:table-cell>
          <table:table-cell office:value-type="string">
            <text:p>II-20250926-355</text:p>
          </table:table-cell>
          <table:table-cell office:value-type="string">
            <text:p>21992a88</text:p>
          </table:table-cell>
          <table:table-cell office:value-type="string">
            <text:p>PR-20250926-627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04264ce5</text:p>
          </table:table-cell>
          <table:table-cell office:value-type="string">
            <text:p>26.09.25, 00:00</text:p>
          </table:table-cell>
          <table:table-cell office:value-type="float" office:value="58498703">
            <text:p>58498703</text:p>
          </table:table-cell>
          <table:table-cell office:value-type="string">
            <text:p>FALSE</text:p>
          </table:table-cell>
          <table:table-cell office:value-type="string">
            <text:p>49.755, 23.955</text:p>
          </table:table-cell>
          <table:table-cell office:value-type="string">
            <text:p>21992a88</text:p>
          </table:table-cell>
          <table:table-cell office:value-type="string">
            <text:p>09:34</text:p>
          </table:table-cell>
          <table:table-cell office:value-type="string">
            <text:p>49.755, 23.955</text:p>
          </table:table-cell>
          <table:table-cell office:value-type="string">
            <text:p>21992a88</text:p>
          </table:table-cell>
          <table:table-cell office:value-type="string">
            <text:p>15:00</text:p>
          </table:table-cell>
          <table:table-cell office:value-type="string">
            <text:p>WI-20250926-439</text:p>
          </table:table-cell>
          <table:table-cell office:value-type="string">
            <text:p>II-20250926-768</text:p>
          </table:table-cell>
          <table:table-cell office:value-type="string">
            <text:p>21992a88</text:p>
          </table:table-cell>
          <table:table-cell office:value-type="string">
            <text:p>PR-20250926-627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553d29a1</text:p>
          </table:table-cell>
          <table:table-cell office:value-type="string">
            <text:p>26.09.25, 00:00</text:p>
          </table:table-cell>
          <table:table-cell office:value-type="float" office:value="58498703">
            <text:p>58498703</text:p>
          </table:table-cell>
          <table:table-cell office:value-type="string">
            <text:p>FALSE</text:p>
          </table:table-cell>
          <table:table-cell office:value-type="string">
            <text:p>49.755, 23.955</text:p>
          </table:table-cell>
          <table:table-cell office:value-type="string">
            <text:p>21992a88</text:p>
          </table:table-cell>
          <table:table-cell office:value-type="string">
            <text:p>14:22</text:p>
          </table:table-cell>
          <table:table-cell office:value-type="string">
            <text:p>49.75, 24.002</text:p>
          </table:table-cell>
          <table:table-cell office:value-type="string">
            <text:p>f529c23b</text:p>
          </table:table-cell>
          <table:table-cell office:value-type="string">
            <text:p>15:18</text:p>
          </table:table-cell>
          <table:table-cell office:value-type="string">
            <text:p>WI-20250926-905</text:p>
          </table:table-cell>
          <table:table-cell office:value-type="string">
            <text:p>II-20250926-769</text:p>
          </table:table-cell>
          <table:table-cell office:value-type="string">
            <text:p>f529c23b</text:p>
          </table:table-cell>
          <table:table-cell office:value-type="string">
            <text:p>PR-20250926-780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8f5b44f6</text:p>
          </table:table-cell>
          <table:table-cell office:value-type="string">
            <text:p>26.09.25, 00:00</text:p>
          </table:table-cell>
          <table:table-cell office:value-type="float" office:value="58498703">
            <text:p>58498703</text:p>
          </table:table-cell>
          <table:table-cell office:value-type="string">
            <text:p>FALSE</text:p>
          </table:table-cell>
          <table:table-cell office:value-type="string">
            <text:p>49.75, 24.002</text:p>
          </table:table-cell>
          <table:table-cell office:value-type="string">
            <text:p>f529c23b</text:p>
          </table:table-cell>
          <table:table-cell office:value-type="string">
            <text:p>15:30</text:p>
          </table:table-cell>
          <table:table-cell office:value-type="string">
            <text:p>49.75, 24.002</text:p>
          </table:table-cell>
          <table:table-cell office:value-type="string">
            <text:p>f529c23b</text:p>
          </table:table-cell>
          <table:table-cell office:value-type="string">
            <text:p>18:29</text:p>
          </table:table-cell>
          <table:table-cell office:value-type="string">
            <text:p>WI-20250926-885</text:p>
          </table:table-cell>
          <table:table-cell office:value-type="string">
            <text:p>II-20250926-703</text:p>
          </table:table-cell>
          <table:table-cell office:value-type="string">
            <text:p>f529c23b</text:p>
          </table:table-cell>
          <table:table-cell office:value-type="string">
            <text:p>PR-20250926-780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e11fd463</text:p>
          </table:table-cell>
          <table:table-cell office:value-type="string">
            <text:p>29.09.25, 00:00</text:p>
          </table:table-cell>
          <table:table-cell office:value-type="float" office:value="58498703">
            <text:p>58498703</text:p>
          </table:table-cell>
          <table:table-cell office:value-type="string">
            <text:p>FALSE</text:p>
          </table:table-cell>
          <table:table-cell office:value-type="string">
            <text:p>49.789, 23.944</text:p>
          </table:table-cell>
          <table:table-cell office:value-type="string">
            <text:p>e4b53fe4</text:p>
          </table:table-cell>
          <table:table-cell office:value-type="string">
            <text:p>11:40</text:p>
          </table:table-cell>
          <table:table-cell office:value-type="string">
            <text:p>49.75, 23.992</text:p>
          </table:table-cell>
          <table:table-cell office:value-type="string">
            <text:p>604f6f32</text:p>
          </table:table-cell>
          <table:table-cell office:value-type="string">
            <text:p>12:33</text:p>
          </table:table-cell>
          <table:table-cell office:value-type="string">
            <text:p>WI-20250929-889</text:p>
          </table:table-cell>
          <table:table-cell office:value-type="string">
            <text:p>II-20250929-667</text:p>
          </table:table-cell>
          <table:table-cell office:value-type="string">
            <text:p>604f6f32</text:p>
          </table:table-cell>
          <table:table-cell office:value-type="string">
            <text:p>PR-20250929-692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31596d60</text:p>
          </table:table-cell>
          <table:table-cell office:value-type="string">
            <text:p>29.09.25, 00:00</text:p>
          </table:table-cell>
          <table:table-cell office:value-type="float" office:value="58498703">
            <text:p>58498703</text:p>
          </table:table-cell>
          <table:table-cell office:value-type="string">
            <text:p>FALSE</text:p>
          </table:table-cell>
          <table:table-cell office:value-type="string">
            <text:p>49.75, 23.992</text:p>
          </table:table-cell>
          <table:table-cell office:value-type="string">
            <text:p>604f6f32</text:p>
          </table:table-cell>
          <table:table-cell office:value-type="string">
            <text:p>12:33</text:p>
          </table:table-cell>
          <table:table-cell office:value-type="string">
            <text:p>49.75, 23.992</text:p>
          </table:table-cell>
          <table:table-cell office:value-type="string">
            <text:p>604f6f32</text:p>
          </table:table-cell>
          <table:table-cell office:value-type="string">
            <text:p>14:38</text:p>
          </table:table-cell>
          <table:table-cell office:value-type="string">
            <text:p>WI-20250929-949</text:p>
          </table:table-cell>
          <table:table-cell office:value-type="string">
            <text:p>II-20250929-591</text:p>
          </table:table-cell>
          <table:table-cell office:value-type="string">
            <text:p>604f6f32</text:p>
          </table:table-cell>
          <table:table-cell office:value-type="string">
            <text:p>PR-20250929-692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80fcf958</text:p>
          </table:table-cell>
          <table:table-cell office:value-type="string">
            <text:p>29.09.25, 00:00</text:p>
          </table:table-cell>
          <table:table-cell office:value-type="float" office:value="58498703">
            <text:p>58498703</text:p>
          </table:table-cell>
          <table:table-cell office:value-type="string">
            <text:p>TRUE</text:p>
          </table:table-cell>
          <table:table-cell office:value-type="string">
            <text:p>49.79, 24.055</text:p>
          </table:table-cell>
          <table:table-cell office:value-type="string">
            <text:p>604f6f32</text:p>
          </table:table-cell>
          <table:table-cell office:value-type="string">
            <text:p>14:39</text:p>
          </table:table-cell>
          <table:table-cell office:value-type="string">
            <text:p>49.789, 23.943</text:p>
          </table:table-cell>
          <table:table-cell office:value-type="string">
            <text:p>e4b53fe4</text:p>
          </table:table-cell>
          <table:table-cell office:value-type="string">
            <text:p>15:22</text:p>
          </table:table-cell>
          <table:table-cell office:value-type="string">
            <text:p>WI-20250929-376</text:p>
          </table:table-cell>
          <table:table-cell office:value-type="string">
            <text:p>II-20250929-579</text:p>
          </table:table-cell>
          <table:table-cell office:value-type="string">
            <text:p>604f6f32</text:p>
          </table:table-cell>
          <table:table-cell office:value-type="string">
            <text:p>PR-20250929-692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ba05a897</text:p>
          </table:table-cell>
          <table:table-cell office:value-type="string">
            <text:p>30.09.25, 00:00</text:p>
          </table:table-cell>
          <table:table-cell office:value-type="float" office:value="58498703">
            <text:p>58498703</text:p>
          </table:table-cell>
          <table:table-cell office:value-type="string">
            <text:p>FALSE</text:p>
          </table:table-cell>
          <table:table-cell office:value-type="string">
            <text:p>49.792, 24.017</text:p>
          </table:table-cell>
          <table:table-cell office:value-type="string">
            <text:p>1fb65589</text:p>
          </table:table-cell>
          <table:table-cell office:value-type="string">
            <text:p>13:17</text:p>
          </table:table-cell>
          <table:table-cell office:value-type="string">
            <text:p>49.767, 23.969</text:p>
          </table:table-cell>
          <table:table-cell office:value-type="string">
            <text:p>caca755f</text:p>
          </table:table-cell>
          <table:table-cell office:value-type="string">
            <text:p>13:44</text:p>
          </table:table-cell>
          <table:table-cell office:value-type="string">
            <text:p>WI-20250930-180</text:p>
          </table:table-cell>
          <table:table-cell office:value-type="string">
            <text:p>II-20250930-440</text:p>
          </table:table-cell>
          <table:table-cell office:value-type="string">
            <text:p>caca755f</text:p>
          </table:table-cell>
          <table:table-cell office:value-type="string">
            <text:p>PR-20250930-687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9a34b990</text:p>
          </table:table-cell>
          <table:table-cell office:value-type="string">
            <text:p>30.09.25, 00:00</text:p>
          </table:table-cell>
          <table:table-cell office:value-type="float" office:value="58498703">
            <text:p>58498703</text:p>
          </table:table-cell>
          <table:table-cell office:value-type="string">
            <text:p>FALSE</text:p>
          </table:table-cell>
          <table:table-cell office:value-type="string">
            <text:p>49.767, 23.969</text:p>
          </table:table-cell>
          <table:table-cell office:value-type="string">
            <text:p>caca755f</text:p>
          </table:table-cell>
          <table:table-cell office:value-type="string">
            <text:p>13:45</text:p>
          </table:table-cell>
          <table:table-cell office:value-type="string">
            <text:p>49.767, 23.969</text:p>
          </table:table-cell>
          <table:table-cell office:value-type="string">
            <text:p>caca755f</text:p>
          </table:table-cell>
          <table:table-cell office:value-type="string">
            <text:p>17:30</text:p>
          </table:table-cell>
          <table:table-cell office:value-type="string">
            <text:p>WI-20250930-278</text:p>
          </table:table-cell>
          <table:table-cell office:value-type="string">
            <text:p>II-20250930-903</text:p>
          </table:table-cell>
          <table:table-cell office:value-type="string">
            <text:p>caca755f</text:p>
          </table:table-cell>
          <table:table-cell office:value-type="string">
            <text:p>PR-20250930-687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c7516553</text:p>
          </table:table-cell>
          <table:table-cell office:value-type="string">
            <text:p>30.09.25, 00:00</text:p>
          </table:table-cell>
          <table:table-cell office:value-type="float" office:value="58498703">
            <text:p>58498703</text:p>
          </table:table-cell>
          <table:table-cell office:value-type="string">
            <text:p>FALSE</text:p>
          </table:table-cell>
          <table:table-cell office:value-type="string">
            <text:p>49.799, 24.017</text:p>
          </table:table-cell>
          <table:table-cell office:value-type="string">
            <text:p>caca755f</text:p>
          </table:table-cell>
          <table:table-cell office:value-type="string">
            <text:p>17:30</text:p>
          </table:table-cell>
          <table:table-cell office:value-type="string">
            <text:p>49.8, 24.018</text:p>
          </table:table-cell>
          <table:table-cell office:value-type="string">
            <text:p>e4b53fe4</text:p>
          </table:table-cell>
          <table:table-cell office:value-type="string">
            <text:p>18:15</text:p>
          </table:table-cell>
          <table:table-cell office:value-type="string">
            <text:p>WI-20250930-149</text:p>
          </table:table-cell>
          <table:table-cell office:value-type="string">
            <text:p>II-20250930-319</text:p>
          </table:table-cell>
          <table:table-cell office:value-type="string">
            <text:p>caca755f</text:p>
          </table:table-cell>
          <table:table-cell office:value-type="string">
            <text:p>PR-20250930-687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8ffb012e</text:p>
          </table:table-cell>
          <table:table-cell office:value-type="string">
            <text:p>02.10.25, 00:00</text:p>
          </table:table-cell>
          <table:table-cell office:value-type="float" office:value="58498703">
            <text:p>58498703</text:p>
          </table:table-cell>
          <table:table-cell office:value-type="string">
            <text:p>FALSE</text:p>
          </table:table-cell>
          <table:table-cell office:value-type="string">
            <text:p>49.789, 23.943</text:p>
          </table:table-cell>
          <table:table-cell office:value-type="string">
            <text:p>e4b53fe4</text:p>
          </table:table-cell>
          <table:table-cell office:value-type="string">
            <text:p>10:14</text:p>
          </table:table-cell>
          <table:table-cell office:value-type="string">
            <text:p>49.76, 24.014</text:p>
          </table:table-cell>
          <table:table-cell office:value-type="string">
            <text:p>ef7146cd</text:p>
          </table:table-cell>
          <table:table-cell office:value-type="string">
            <text:p>10:45</text:p>
          </table:table-cell>
          <table:table-cell office:value-type="string">
            <text:p>WI-20251002-659</text:p>
          </table:table-cell>
          <table:table-cell office:value-type="string">
            <text:p>II-20251002-880</text:p>
          </table:table-cell>
          <table:table-cell office:value-type="string">
            <text:p>ef7146cd</text:p>
          </table:table-cell>
          <table:table-cell office:value-type="string">
            <text:p>PR-20250929-668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58a96a37</text:p>
          </table:table-cell>
          <table:table-cell office:value-type="string">
            <text:p>02.10.25, 00:00</text:p>
          </table:table-cell>
          <table:table-cell office:value-type="float" office:value="58498703">
            <text:p>58498703</text:p>
          </table:table-cell>
          <table:table-cell office:value-type="string">
            <text:p>FALSE</text:p>
          </table:table-cell>
          <table:table-cell office:value-type="string">
            <text:p>49.76, 24.014</text:p>
          </table:table-cell>
          <table:table-cell office:value-type="string">
            <text:p>ef7146cd</text:p>
          </table:table-cell>
          <table:table-cell office:value-type="string">
            <text:p>10:45</text:p>
          </table:table-cell>
          <table:table-cell office:value-type="string">
            <text:p>49.759, 24.014</text:p>
          </table:table-cell>
          <table:table-cell office:value-type="string">
            <text:p>ef7146cd</text:p>
          </table:table-cell>
          <table:table-cell office:value-type="string">
            <text:p>12:49</text:p>
          </table:table-cell>
          <table:table-cell office:value-type="string">
            <text:p>WI-20251002-540</text:p>
          </table:table-cell>
          <table:table-cell office:value-type="string">
            <text:p>II-20251002-329</text:p>
          </table:table-cell>
          <table:table-cell office:value-type="string">
            <text:p>ef7146cd</text:p>
          </table:table-cell>
          <table:table-cell office:value-type="string">
            <text:p>PR-20250929-668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54e4680b</text:p>
          </table:table-cell>
          <table:table-cell office:value-type="string">
            <text:p>02.10.25, 00:00</text:p>
          </table:table-cell>
          <table:table-cell office:value-type="float" office:value="58498703">
            <text:p>58498703</text:p>
          </table:table-cell>
          <table:table-cell office:value-type="string">
            <text:p>FALSE</text:p>
          </table:table-cell>
          <table:table-cell office:value-type="string">
            <text:p>49.789, 23.943</text:p>
          </table:table-cell>
          <table:table-cell office:value-type="string">
            <text:p>e4b53fe4</text:p>
          </table:table-cell>
          <table:table-cell office:value-type="string">
            <text:p>12:51</text:p>
          </table:table-cell>
          <table:table-cell office:value-type="string">
            <text:p>49.908, 23.967</text:p>
          </table:table-cell>
          <table:table-cell office:value-type="string">
            <text:p>0e2c64db</text:p>
          </table:table-cell>
          <table:table-cell office:value-type="string">
            <text:p>13:38</text:p>
          </table:table-cell>
          <table:table-cell office:value-type="string">
            <text:p>WI-20251002-234</text:p>
          </table:table-cell>
          <table:table-cell office:value-type="string">
            <text:p>II-20251002-783</text:p>
          </table:table-cell>
          <table:table-cell office:value-type="string">
            <text:p>0e2c64db</text:p>
          </table:table-cell>
          <table:table-cell office:value-type="string">
            <text:p>PR-20251002-312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a3e4f841</text:p>
          </table:table-cell>
          <table:table-cell office:value-type="string">
            <text:p>02.10.25, 00:00</text:p>
          </table:table-cell>
          <table:table-cell office:value-type="float" office:value="58498703">
            <text:p>58498703</text:p>
          </table:table-cell>
          <table:table-cell office:value-type="string">
            <text:p>FALSE</text:p>
          </table:table-cell>
          <table:table-cell office:value-type="string">
            <text:p>49.908, 23.968</text:p>
          </table:table-cell>
          <table:table-cell office:value-type="string">
            <text:p>0e2c64db</text:p>
          </table:table-cell>
          <table:table-cell office:value-type="string">
            <text:p>13:49</text:p>
          </table:table-cell>
          <table:table-cell office:value-type="string">
            <text:p>49.908, 23.967</text:p>
          </table:table-cell>
          <table:table-cell office:value-type="string">
            <text:p>0e2c64db</text:p>
          </table:table-cell>
          <table:table-cell office:value-type="string">
            <text:p>18:32</text:p>
          </table:table-cell>
          <table:table-cell office:value-type="string">
            <text:p>WI-20251002-574</text:p>
          </table:table-cell>
          <table:table-cell office:value-type="string">
            <text:p>II-20251002-182</text:p>
          </table:table-cell>
          <table:table-cell office:value-type="string">
            <text:p>0e2c64db</text:p>
          </table:table-cell>
          <table:table-cell office:value-type="string">
            <text:p>PR-20251002-312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15b12c7f</text:p>
          </table:table-cell>
          <table:table-cell office:value-type="string">
            <text:p>02.10.25, 00:00</text:p>
          </table:table-cell>
          <table:table-cell office:value-type="float" office:value="58498703">
            <text:p>58498703</text:p>
          </table:table-cell>
          <table:table-cell office:value-type="string">
            <text:p>FALSE</text:p>
          </table:table-cell>
          <table:table-cell office:value-type="string">
            <text:p>49.908, 23.967</text:p>
          </table:table-cell>
          <table:table-cell office:value-type="string">
            <text:p>0e2c64db</text:p>
          </table:table-cell>
          <table:table-cell office:value-type="string">
            <text:p>18:26</text:p>
          </table:table-cell>
          <table:table-cell office:value-type="string">
            <text:p>49.789, 23.943</text:p>
          </table:table-cell>
          <table:table-cell office:value-type="string">
            <text:p>e4b53fe4</text:p>
          </table:table-cell>
          <table:table-cell office:value-type="string">
            <text:p>19:28</text:p>
          </table:table-cell>
          <table:table-cell office:value-type="string">
            <text:p>WI-20251002-737</text:p>
          </table:table-cell>
          <table:table-cell office:value-type="string">
            <text:p>II-20251002-536</text:p>
          </table:table-cell>
          <table:table-cell office:value-type="string">
            <text:p>0e2c64db</text:p>
          </table:table-cell>
          <table:table-cell office:value-type="string">
            <text:p>PR-20251002-312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2bc3ccf6</text:p>
          </table:table-cell>
          <table:table-cell office:value-type="string">
            <text:p>03.10.25, 00:00</text:p>
          </table:table-cell>
          <table:table-cell office:value-type="float" office:value="58498703">
            <text:p>58498703</text:p>
          </table:table-cell>
          <table:table-cell office:value-type="string">
            <text:p>FALSE</text:p>
          </table:table-cell>
          <table:table-cell office:value-type="string">
            <text:p>49.789, 23.943</text:p>
          </table:table-cell>
          <table:table-cell office:value-type="string">
            <text:p>e4b53fe4</text:p>
          </table:table-cell>
          <table:table-cell office:value-type="string">
            <text:p>09:00</text:p>
          </table:table-cell>
          <table:table-cell office:value-type="string">
            <text:p>49.908, 23.967</text:p>
          </table:table-cell>
          <table:table-cell office:value-type="string">
            <text:p>0e2c64db</text:p>
          </table:table-cell>
          <table:table-cell office:value-type="string">
            <text:p>10:00</text:p>
          </table:table-cell>
          <table:table-cell office:value-type="string">
            <text:p>WI-20251003-563</text:p>
          </table:table-cell>
          <table:table-cell office:value-type="string">
            <text:p>II-20251003-326</text:p>
          </table:table-cell>
          <table:table-cell office:value-type="string">
            <text:p>0e2c64db</text:p>
          </table:table-cell>
          <table:table-cell office:value-type="string">
            <text:p>PR-20251002-312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85dbf94d</text:p>
          </table:table-cell>
          <table:table-cell office:value-type="string">
            <text:p>03.10.25, 00:00</text:p>
          </table:table-cell>
          <table:table-cell office:value-type="float" office:value="58498703">
            <text:p>58498703</text:p>
          </table:table-cell>
          <table:table-cell office:value-type="string">
            <text:p>FALSE</text:p>
          </table:table-cell>
          <table:table-cell office:value-type="string">
            <text:p>49.853, 24.023</text:p>
          </table:table-cell>
          <table:table-cell office:value-type="string">
            <text:p>0e2c64db</text:p>
          </table:table-cell>
          <table:table-cell office:value-type="string">
            <text:p>10:00</text:p>
          </table:table-cell>
          <table:table-cell office:value-type="string">
            <text:p>49.908, 23.967</text:p>
          </table:table-cell>
          <table:table-cell office:value-type="string">
            <text:p>0e2c64db</text:p>
          </table:table-cell>
          <table:table-cell office:value-type="string">
            <text:p>14:24</text:p>
          </table:table-cell>
          <table:table-cell office:value-type="string">
            <text:p>WI-20251003-808</text:p>
          </table:table-cell>
          <table:table-cell office:value-type="string">
            <text:p>II-20251003-175</text:p>
          </table:table-cell>
          <table:table-cell office:value-type="string">
            <text:p>0e2c64db</text:p>
          </table:table-cell>
          <table:table-cell office:value-type="string">
            <text:p>PR-20251002-312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c7c7e027</text:p>
          </table:table-cell>
          <table:table-cell office:value-type="string">
            <text:p>03.10.25, 00:00</text:p>
          </table:table-cell>
          <table:table-cell office:value-type="float" office:value="58498703">
            <text:p>58498703</text:p>
          </table:table-cell>
          <table:table-cell office:value-type="string">
            <text:p>FALSE</text:p>
          </table:table-cell>
          <table:table-cell office:value-type="string">
            <text:p>49.908, 23.967</text:p>
          </table:table-cell>
          <table:table-cell office:value-type="string">
            <text:p>0e2c64db</text:p>
          </table:table-cell>
          <table:table-cell office:value-type="string">
            <text:p>14:24</text:p>
          </table:table-cell>
          <table:table-cell office:value-type="string">
            <text:p>49.759, 24.014</text:p>
          </table:table-cell>
          <table:table-cell office:value-type="string">
            <text:p>ef7146cd</text:p>
          </table:table-cell>
          <table:table-cell office:value-type="string">
            <text:p>15:24</text:p>
          </table:table-cell>
          <table:table-cell office:value-type="string">
            <text:p>WI-20251003-761</text:p>
          </table:table-cell>
          <table:table-cell office:value-type="string">
            <text:p>II-20251003-467</text:p>
          </table:table-cell>
          <table:table-cell office:value-type="string">
            <text:p>0e2c64db</text:p>
          </table:table-cell>
          <table:table-cell office:value-type="string">
            <text:p>PR-20251002-312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0df89353</text:p>
          </table:table-cell>
          <table:table-cell office:value-type="string">
            <text:p>03.10.25, 00:00</text:p>
          </table:table-cell>
          <table:table-cell office:value-type="float" office:value="58498703">
            <text:p>58498703</text:p>
          </table:table-cell>
          <table:table-cell office:value-type="string">
            <text:p>TRUE</text:p>
          </table:table-cell>
          <table:table-cell office:value-type="string">
            <text:p>49.79, 24.057</text:p>
          </table:table-cell>
          <table:table-cell office:value-type="string">
            <text:p>ef7146cd</text:p>
          </table:table-cell>
          <table:table-cell office:value-type="string">
            <text:p>15:24</text:p>
          </table:table-cell>
          <table:table-cell office:value-type="string">
            <text:p>49.759, 24.014</text:p>
          </table:table-cell>
          <table:table-cell office:value-type="string">
            <text:p>ef7146cd</text:p>
          </table:table-cell>
          <table:table-cell office:value-type="string">
            <text:p>18:00</text:p>
          </table:table-cell>
          <table:table-cell office:value-type="string">
            <text:p>WI-20251005-714</text:p>
          </table:table-cell>
          <table:table-cell office:value-type="string">
            <text:p>II-20251005-928</text:p>
          </table:table-cell>
          <table:table-cell office:value-type="string">
            <text:p>ef7146cd</text:p>
          </table:table-cell>
          <table:table-cell office:value-type="string">
            <text:p>PR-20250929-668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4a87fd4b</text:p>
          </table:table-cell>
          <table:table-cell office:value-type="string">
            <text:p>03.10.25, 00:00</text:p>
          </table:table-cell>
          <table:table-cell office:value-type="float" office:value="58498703">
            <text:p>58498703</text:p>
          </table:table-cell>
          <table:table-cell office:value-type="string">
            <text:p>TRUE</text:p>
          </table:table-cell>
          <table:table-cell office:value-type="string">
            <text:p>49.76, 24.014</text:p>
          </table:table-cell>
          <table:table-cell office:value-type="string">
            <text:p>ef7146cd</text:p>
          </table:table-cell>
          <table:table-cell office:value-type="string">
            <text:p>18:01</text:p>
          </table:table-cell>
          <table:table-cell office:value-type="string">
            <text:p>49.76, 24.014</text:p>
          </table:table-cell>
          <table:table-cell office:value-type="string">
            <text:p>e4b53fe4</text:p>
          </table:table-cell>
          <table:table-cell office:value-type="string">
            <text:p>18:22</text:p>
          </table:table-cell>
          <table:table-cell office:value-type="string">
            <text:p>WI-20251005-665</text:p>
          </table:table-cell>
          <table:table-cell office:value-type="string">
            <text:p>II-20251005-439</text:p>
          </table:table-cell>
          <table:table-cell office:value-type="string">
            <text:p>ef7146cd</text:p>
          </table:table-cell>
          <table:table-cell office:value-type="string">
            <text:p>PR-20250929-668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a57eac0f</text:p>
          </table:table-cell>
          <table:table-cell office:value-type="string">
            <text:p>06.10.25, 00:00</text:p>
          </table:table-cell>
          <table:table-cell office:value-type="float" office:value="58498703">
            <text:p>58498703</text:p>
          </table:table-cell>
          <table:table-cell office:value-type="string">
            <text:p>FALSE</text:p>
          </table:table-cell>
          <table:table-cell office:value-type="string">
            <text:p>49.76, 24.014</text:p>
          </table:table-cell>
          <table:table-cell office:value-type="string">
            <text:p>ef7146cd</text:p>
          </table:table-cell>
          <table:table-cell office:value-type="string">
            <text:p>09:10</text:p>
          </table:table-cell>
          <table:table-cell office:value-type="string">
            <text:p>49.76, 24.014</text:p>
          </table:table-cell>
          <table:table-cell office:value-type="string">
            <text:p>ef7146cd</text:p>
          </table:table-cell>
          <table:table-cell office:value-type="string">
            <text:p>17:45</text:p>
          </table:table-cell>
          <table:table-cell office:value-type="string">
            <text:p>WI-20251006-877</text:p>
          </table:table-cell>
          <table:table-cell office:value-type="string">
            <text:p>II-20251006-690</text:p>
          </table:table-cell>
          <table:table-cell office:value-type="string">
            <text:p>ef7146cd</text:p>
          </table:table-cell>
          <table:table-cell office:value-type="string">
            <text:p>PR-20250929-668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cd40a7ef</text:p>
          </table:table-cell>
          <table:table-cell office:value-type="string">
            <text:p>06.10.25, 00:00</text:p>
          </table:table-cell>
          <table:table-cell office:value-type="float" office:value="58498703">
            <text:p>58498703</text:p>
          </table:table-cell>
          <table:table-cell office:value-type="string">
            <text:p>FALSE</text:p>
          </table:table-cell>
          <table:table-cell office:value-type="string">
            <text:p>49.76, 24.014</text:p>
          </table:table-cell>
          <table:table-cell office:value-type="string">
            <text:p>ef7146cd</text:p>
          </table:table-cell>
          <table:table-cell office:value-type="string">
            <text:p>09:57</text:p>
          </table:table-cell>
          <table:table-cell office:value-type="string">
            <text:p>49.789, 23.943</text:p>
          </table:table-cell>
          <table:table-cell office:value-type="string">
            <text:p>e4b53fe4</text:p>
          </table:table-cell>
          <table:table-cell office:value-type="string">
            <text:p>10:31</text:p>
          </table:table-cell>
          <table:table-cell office:value-type="string">
            <text:p>WI-20251006-959</text:p>
          </table:table-cell>
          <table:table-cell office:value-type="string">
            <text:p>II-20251006-780</text:p>
          </table:table-cell>
          <table:table-cell office:value-type="string">
            <text:p>ef7146cd</text:p>
          </table:table-cell>
          <table:table-cell office:value-type="string">
            <text:p>PR-20250929-668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8fd092bf</text:p>
          </table:table-cell>
          <table:table-cell office:value-type="string">
            <text:p>06.10.25, 00:00</text:p>
          </table:table-cell>
          <table:table-cell office:value-type="float" office:value="58498703">
            <text:p>58498703</text:p>
          </table:table-cell>
          <table:table-cell office:value-type="string">
            <text:p>FALSE</text:p>
          </table:table-cell>
          <table:table-cell office:value-type="string">
            <text:p>49.789, 23.943</text:p>
          </table:table-cell>
          <table:table-cell office:value-type="string">
            <text:p>e4b53fe4</text:p>
          </table:table-cell>
          <table:table-cell office:value-type="string">
            <text:p>10:31</text:p>
          </table:table-cell>
          <table:table-cell office:value-type="string">
            <text:p>49.76, 24.014</text:p>
          </table:table-cell>
          <table:table-cell office:value-type="string">
            <text:p>ef7146cd</text:p>
          </table:table-cell>
          <table:table-cell office:value-type="string">
            <text:p>12:45</text:p>
          </table:table-cell>
          <table:table-cell office:value-type="string">
            <text:p>WI-20251006-761</text:p>
          </table:table-cell>
          <table:table-cell office:value-type="string">
            <text:p>II-20251006-578</text:p>
          </table:table-cell>
          <table:table-cell office:value-type="string">
            <text:p>ef7146cd</text:p>
          </table:table-cell>
          <table:table-cell office:value-type="string">
            <text:p>PR-20250929-668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e950b637</text:p>
          </table:table-cell>
          <table:table-cell office:value-type="string">
            <text:p>06.10.25, 00:00</text:p>
          </table:table-cell>
          <table:table-cell office:value-type="float" office:value="58498703">
            <text:p>58498703</text:p>
          </table:table-cell>
          <table:table-cell office:value-type="string">
            <text:p>FALSE</text:p>
          </table:table-cell>
          <table:table-cell office:value-type="string">
            <text:p>49.76, 24.014</text:p>
          </table:table-cell>
          <table:table-cell office:value-type="string">
            <text:p>ef7146cd</text:p>
          </table:table-cell>
          <table:table-cell office:value-type="string">
            <text:p>13:28</text:p>
          </table:table-cell>
          <table:table-cell office:value-type="string">
            <text:p>49.79, 23.945</text:p>
          </table:table-cell>
          <table:table-cell office:value-type="string">
            <text:p>e4b53fe4</text:p>
          </table:table-cell>
          <table:table-cell office:value-type="string">
            <text:p>14:01</text:p>
          </table:table-cell>
          <table:table-cell office:value-type="string">
            <text:p>WI-20251006-265</text:p>
          </table:table-cell>
          <table:table-cell office:value-type="string">
            <text:p>II-20251006-748</text:p>
          </table:table-cell>
          <table:table-cell office:value-type="string">
            <text:p>ef7146cd</text:p>
          </table:table-cell>
          <table:table-cell office:value-type="string">
            <text:p>PR-20250929-668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a1474c86</text:p>
          </table:table-cell>
          <table:table-cell office:value-type="string">
            <text:p>06.10.25, 00:00</text:p>
          </table:table-cell>
          <table:table-cell office:value-type="float" office:value="58498703">
            <text:p>58498703</text:p>
          </table:table-cell>
          <table:table-cell office:value-type="string">
            <text:p>FALSE</text:p>
          </table:table-cell>
          <table:table-cell office:value-type="string">
            <text:p>49.789, 23.945</text:p>
          </table:table-cell>
          <table:table-cell office:value-type="string">
            <text:p>e4b53fe4</text:p>
          </table:table-cell>
          <table:table-cell office:value-type="string">
            <text:p>14:01</text:p>
          </table:table-cell>
          <table:table-cell office:value-type="string">
            <text:p>49.76, 24.014</text:p>
          </table:table-cell>
          <table:table-cell office:value-type="string">
            <text:p>ef7146cd</text:p>
          </table:table-cell>
          <table:table-cell office:value-type="string">
            <text:p>14:44</text:p>
          </table:table-cell>
          <table:table-cell office:value-type="string">
            <text:p>WI-20251006-394</text:p>
          </table:table-cell>
          <table:table-cell office:value-type="string">
            <text:p>II-20251006-798</text:p>
          </table:table-cell>
          <table:table-cell office:value-type="string">
            <text:p>ef7146cd</text:p>
          </table:table-cell>
          <table:table-cell office:value-type="string">
            <text:p>PR-20250929-668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9a9e58a9</text:p>
          </table:table-cell>
          <table:table-cell office:value-type="string">
            <text:p>03.10.25, 00:00</text:p>
          </table:table-cell>
          <table:table-cell office:value-type="float" office:value="58498703">
            <text:p>58498703</text:p>
          </table:table-cell>
          <table:table-cell office:value-type="string">
            <text:p>FALSE</text:p>
          </table:table-cell>
          <table:table-cell office:value-type="string">
            <text:p>49.76, 24.014</text:p>
          </table:table-cell>
          <table:table-cell office:value-type="string">
            <text:p>ef7146cd</text:p>
          </table:table-cell>
          <table:table-cell office:value-type="string">
            <text:p>14:51</text:p>
          </table:table-cell>
          <table:table-cell office:value-type="string">
            <text:p>49.76, 24.014</text:p>
          </table:table-cell>
          <table:table-cell office:value-type="string">
            <text:p>ef7146cd</text:p>
          </table:table-cell>
          <table:table-cell office:value-type="string">
            <text:p>14:52</text:p>
          </table:table-cell>
          <table:table-cell office:value-type="string">
            <text:p>WI-20251006-829</text:p>
          </table:table-cell>
          <table:table-cell office:value-type="string">
            <text:p>II-20251006-745</text:p>
          </table:table-cell>
          <table:table-cell office:value-type="string">
            <text:p>58a137f3</text:p>
          </table:table-cell>
          <table:table-cell office:value-type="string">
            <text:p>PR-20251006-775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2c2b1a4a</text:p>
          </table:table-cell>
          <table:table-cell office:value-type="string">
            <text:p>06.10.25, 00:00</text:p>
          </table:table-cell>
          <table:table-cell office:value-type="float" office:value="58498703">
            <text:p>58498703</text:p>
          </table:table-cell>
          <table:table-cell office:value-type="string">
            <text:p>FALSE</text:p>
          </table:table-cell>
          <table:table-cell office:value-type="string">
            <text:p>49.76, 24.014</text:p>
          </table:table-cell>
          <table:table-cell office:value-type="string">
            <text:p>ef7146cd</text:p>
          </table:table-cell>
          <table:table-cell office:value-type="string">
            <text:p>15:13</text:p>
          </table:table-cell>
          <table:table-cell office:value-type="string">
            <text:p>49.789, 23.944</text:p>
          </table:table-cell>
          <table:table-cell office:value-type="string">
            <text:p>e4b53fe4</text:p>
          </table:table-cell>
          <table:table-cell office:value-type="string">
            <text:p>15:34</text:p>
          </table:table-cell>
          <table:table-cell office:value-type="string">
            <text:p>WI-20251006-455</text:p>
          </table:table-cell>
          <table:table-cell office:value-type="string">
            <text:p>II-20251006-277</text:p>
          </table:table-cell>
          <table:table-cell office:value-type="string">
            <text:p>ef7146cd</text:p>
          </table:table-cell>
          <table:table-cell office:value-type="string">
            <text:p>PR-20250929-668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0f9f3b48</text:p>
          </table:table-cell>
          <table:table-cell office:value-type="string">
            <text:p>06.10.25, 00:00</text:p>
          </table:table-cell>
          <table:table-cell office:value-type="float" office:value="58498703">
            <text:p>58498703</text:p>
          </table:table-cell>
          <table:table-cell office:value-type="string">
            <text:p>FALSE</text:p>
          </table:table-cell>
          <table:table-cell office:value-type="string">
            <text:p>49.789, 23.944</text:p>
          </table:table-cell>
          <table:table-cell office:value-type="string">
            <text:p>e4b53fe4</text:p>
          </table:table-cell>
          <table:table-cell office:value-type="string">
            <text:p>15:34</text:p>
          </table:table-cell>
          <table:table-cell office:value-type="string">
            <text:p>49.76, 24.014</text:p>
          </table:table-cell>
          <table:table-cell office:value-type="string">
            <text:p>ef7146cd</text:p>
          </table:table-cell>
          <table:table-cell office:value-type="string">
            <text:p>16:03</text:p>
          </table:table-cell>
          <table:table-cell office:value-type="string">
            <text:p>WI-20251006-307</text:p>
          </table:table-cell>
          <table:table-cell office:value-type="string">
            <text:p>II-20251006-178</text:p>
          </table:table-cell>
          <table:table-cell office:value-type="string">
            <text:p>ef7146cd</text:p>
          </table:table-cell>
          <table:table-cell office:value-type="string">
            <text:p>PR-20250929-668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346fd504</text:p>
          </table:table-cell>
          <table:table-cell office:value-type="string">
            <text:p>06.10.25, 00:00</text:p>
          </table:table-cell>
          <table:table-cell office:value-type="float" office:value="58498703">
            <text:p>58498703</text:p>
          </table:table-cell>
          <table:table-cell office:value-type="string">
            <text:p>FALSE</text:p>
          </table:table-cell>
          <table:table-cell office:value-type="string">
            <text:p>49.76, 24.014</text:p>
          </table:table-cell>
          <table:table-cell office:value-type="string">
            <text:p>ef7146cd</text:p>
          </table:table-cell>
          <table:table-cell office:value-type="string">
            <text:p>17:46</text:p>
          </table:table-cell>
          <table:table-cell office:value-type="string">
            <text:p>49.789, 23.943</text:p>
          </table:table-cell>
          <table:table-cell office:value-type="string">
            <text:p>e4b53fe4</text:p>
          </table:table-cell>
          <table:table-cell office:value-type="string">
            <text:p>18:30</text:p>
          </table:table-cell>
          <table:table-cell office:value-type="string">
            <text:p>WI-20251006-352</text:p>
          </table:table-cell>
          <table:table-cell office:value-type="string">
            <text:p>II-20251006-335</text:p>
          </table:table-cell>
          <table:table-cell office:value-type="string">
            <text:p>ef7146cd</text:p>
          </table:table-cell>
          <table:table-cell office:value-type="string">
            <text:p>PR-20250929-668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7c65fd6e</text:p>
          </table:table-cell>
          <table:table-cell office:value-type="string">
            <text:p>07.10.25, 00:00</text:p>
          </table:table-cell>
          <table:table-cell office:value-type="float" office:value="58498703">
            <text:p>58498703</text:p>
          </table:table-cell>
          <table:table-cell office:value-type="string">
            <text:p>FALSE</text:p>
          </table:table-cell>
          <table:table-cell office:value-type="string">
            <text:p>49.789, 23.943</text:p>
          </table:table-cell>
          <table:table-cell office:value-type="string">
            <text:p>e4b53fe4</text:p>
          </table:table-cell>
          <table:table-cell office:value-type="string">
            <text:p>09:07</text:p>
          </table:table-cell>
          <table:table-cell office:value-type="string">
            <text:p>49.759, 24.014</text:p>
          </table:table-cell>
          <table:table-cell office:value-type="string">
            <text:p>ef7146cd</text:p>
          </table:table-cell>
          <table:table-cell office:value-type="string">
            <text:p>09:48</text:p>
          </table:table-cell>
          <table:table-cell office:value-type="string">
            <text:p>WI-20251007-967</text:p>
          </table:table-cell>
          <table:table-cell office:value-type="string">
            <text:p>II-20251007-842</text:p>
          </table:table-cell>
          <table:table-cell office:value-type="string">
            <text:p>ef7146cd</text:p>
          </table:table-cell>
          <table:table-cell office:value-type="string">
            <text:p>PR-20250929-668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float" office:value="35627738">
            <text:p>35627738</text:p>
          </table:table-cell>
          <table:table-cell office:value-type="string">
            <text:p>07.10.25, 00:00</text:p>
          </table:table-cell>
          <table:table-cell office:value-type="float" office:value="58498703">
            <text:p>58498703</text:p>
          </table:table-cell>
          <table:table-cell office:value-type="string">
            <text:p>FALSE</text:p>
          </table:table-cell>
          <table:table-cell office:value-type="string">
            <text:p>49.759, 24.014</text:p>
          </table:table-cell>
          <table:table-cell office:value-type="string">
            <text:p>ef7146cd</text:p>
          </table:table-cell>
          <table:table-cell office:value-type="string">
            <text:p>09:52</text:p>
          </table:table-cell>
          <table:table-cell office:value-type="string">
            <text:p>49.789, 23.943</text:p>
          </table:table-cell>
          <table:table-cell office:value-type="string">
            <text:p>e4b53fe4</text:p>
          </table:table-cell>
          <table:table-cell office:value-type="string">
            <text:p>10:29</text:p>
          </table:table-cell>
          <table:table-cell office:value-type="string">
            <text:p>WI-20251007-974</text:p>
          </table:table-cell>
          <table:table-cell office:value-type="string">
            <text:p>II-20251007-993</text:p>
          </table:table-cell>
          <table:table-cell office:value-type="string">
            <text:p>ef7146cd</text:p>
          </table:table-cell>
          <table:table-cell office:value-type="string">
            <text:p>PR-20250929-668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df3399a5</text:p>
          </table:table-cell>
          <table:table-cell office:value-type="string">
            <text:p>07.10.25, 00:00</text:p>
          </table:table-cell>
          <table:table-cell office:value-type="float" office:value="58498703">
            <text:p>58498703</text:p>
          </table:table-cell>
          <table:table-cell office:value-type="string">
            <text:p>FALSE</text:p>
          </table:table-cell>
          <table:table-cell office:value-type="string">
            <text:p>49.789, 23.943</text:p>
          </table:table-cell>
          <table:table-cell office:value-type="string">
            <text:p>e4b53fe4</text:p>
          </table:table-cell>
          <table:table-cell office:value-type="string">
            <text:p>15:22</text:p>
          </table:table-cell>
          <table:table-cell office:value-type="string">
            <text:p>49.789, 23.943</text:p>
          </table:table-cell>
          <table:table-cell office:value-type="string">
            <text:p>e4b53fe4</text:p>
          </table:table-cell>
          <table:table-cell office:value-type="string">
            <text:p>18:15</text:p>
          </table:table-cell>
          <table:table-cell office:value-type="string">
            <text:p>WI-20251007-890</text:p>
          </table:table-cell>
          <table:table-cell office:value-type="string">
            <text:p>II-20251007-997</text:p>
          </table:table-cell>
          <table:table-cell office:value-type="string">
            <text:p>ef7146cd</text:p>
          </table:table-cell>
          <table:table-cell office:value-type="string">
            <text:p>PR-20250929-668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7bea8e9a</text:p>
          </table:table-cell>
          <table:table-cell office:value-type="string">
            <text:p>07.10.25, 00:00</text:p>
          </table:table-cell>
          <table:table-cell office:value-type="float" office:value="58498703">
            <text:p>58498703</text:p>
          </table:table-cell>
          <table:table-cell office:value-type="string">
            <text:p>FALSE</text:p>
          </table:table-cell>
          <table:table-cell office:value-type="string">
            <text:p>49.789, 23.943</text:p>
          </table:table-cell>
          <table:table-cell office:value-type="string">
            <text:p>e4b53fe4</text:p>
          </table:table-cell>
          <table:table-cell office:value-type="string">
            <text:p>15:23</text:p>
          </table:table-cell>
          <table:table-cell office:value-type="string">
            <text:p>49.759, 24.014</text:p>
          </table:table-cell>
          <table:table-cell office:value-type="string">
            <text:p>ef7146cd</text:p>
          </table:table-cell>
          <table:table-cell office:value-type="string">
            <text:p>16:37</text:p>
          </table:table-cell>
          <table:table-cell office:value-type="string">
            <text:p>WI-20251007-289</text:p>
          </table:table-cell>
          <table:table-cell office:value-type="string">
            <text:p>II-20251007-265</text:p>
          </table:table-cell>
          <table:table-cell office:value-type="string">
            <text:p>ef7146cd</text:p>
          </table:table-cell>
          <table:table-cell office:value-type="string">
            <text:p>PR-20250929-668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850a0422</text:p>
          </table:table-cell>
          <table:table-cell office:value-type="string">
            <text:p>08.10.25, 00:00</text:p>
          </table:table-cell>
          <table:table-cell office:value-type="float" office:value="58498703">
            <text:p>58498703</text:p>
          </table:table-cell>
          <table:table-cell office:value-type="string">
            <text:p>FALSE</text:p>
          </table:table-cell>
          <table:table-cell office:value-type="string">
            <text:p>49.789, 23.943</text:p>
          </table:table-cell>
          <table:table-cell office:value-type="string">
            <text:p>e4b53fe4</text:p>
          </table:table-cell>
          <table:table-cell office:value-type="string">
            <text:p>09:01</text:p>
          </table:table-cell>
          <table:table-cell office:value-type="string">
            <text:p>49.76, 24.014</text:p>
          </table:table-cell>
          <table:table-cell office:value-type="string">
            <text:p>ef7146cd</text:p>
          </table:table-cell>
          <table:table-cell office:value-type="string">
            <text:p>09:33</text:p>
          </table:table-cell>
          <table:table-cell office:value-type="string">
            <text:p>WI-20251008-991</text:p>
          </table:table-cell>
          <table:table-cell office:value-type="string">
            <text:p>II-20251008-713</text:p>
          </table:table-cell>
          <table:table-cell office:value-type="string">
            <text:p>ef7146cd</text:p>
          </table:table-cell>
          <table:table-cell office:value-type="string">
            <text:p>PR-20250929-668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f8ed9c19</text:p>
          </table:table-cell>
          <table:table-cell office:value-type="string">
            <text:p>08.10.25, 00:00</text:p>
          </table:table-cell>
          <table:table-cell office:value-type="float" office:value="58498703">
            <text:p>58498703</text:p>
          </table:table-cell>
          <table:table-cell office:value-type="string">
            <text:p>FALSE</text:p>
          </table:table-cell>
          <table:table-cell office:value-type="string">
            <text:p>49.76, 24.014</text:p>
          </table:table-cell>
          <table:table-cell office:value-type="string">
            <text:p>ef7146cd</text:p>
          </table:table-cell>
          <table:table-cell office:value-type="string">
            <text:p>09:33</text:p>
          </table:table-cell>
          <table:table-cell office:value-type="string">
            <text:p>49.76, 24.014</text:p>
          </table:table-cell>
          <table:table-cell office:value-type="string">
            <text:p>ef7146cd</text:p>
          </table:table-cell>
          <table:table-cell office:value-type="string">
            <text:p>18:30</text:p>
          </table:table-cell>
          <table:table-cell office:value-type="string">
            <text:p>WI-20251008-677</text:p>
          </table:table-cell>
          <table:table-cell office:value-type="string">
            <text:p>II-20251008-854</text:p>
          </table:table-cell>
          <table:table-cell office:value-type="string">
            <text:p>ef7146cd</text:p>
          </table:table-cell>
          <table:table-cell office:value-type="string">
            <text:p>PR-20250929-668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9974ac84</text:p>
          </table:table-cell>
          <table:table-cell office:value-type="string">
            <text:p>07.10.25, 00:00</text:p>
          </table:table-cell>
          <table:table-cell office:value-type="float" office:value="58498703">
            <text:p>58498703</text:p>
          </table:table-cell>
          <table:table-cell office:value-type="string">
            <text:p>FALSE</text:p>
          </table:table-cell>
          <table:table-cell office:value-type="string">
            <text:p>49.76, 24.014</text:p>
          </table:table-cell>
          <table:table-cell office:value-type="string">
            <text:p>ef7146cd</text:p>
          </table:table-cell>
          <table:table-cell office:value-type="string">
            <text:p>18:15</text:p>
          </table:table-cell>
          <table:table-cell office:value-type="string">
            <text:p>49.789, 23.943</text:p>
          </table:table-cell>
          <table:table-cell office:value-type="string">
            <text:p>e4b53fe4</text:p>
          </table:table-cell>
          <table:table-cell office:value-type="string">
            <text:p>18:40</text:p>
          </table:table-cell>
          <table:table-cell office:value-type="string">
            <text:p>WI-20251008-111</text:p>
          </table:table-cell>
          <table:table-cell office:value-type="string">
            <text:p>II-20251008-452</text:p>
          </table:table-cell>
          <table:table-cell office:value-type="string">
            <text:p>ef7146cd</text:p>
          </table:table-cell>
          <table:table-cell office:value-type="string">
            <text:p>PR-20250929-668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630d0cec</text:p>
          </table:table-cell>
          <table:table-cell office:value-type="string">
            <text:p>08.10.25, 00:00</text:p>
          </table:table-cell>
          <table:table-cell office:value-type="float" office:value="58498703">
            <text:p>58498703</text:p>
          </table:table-cell>
          <table:table-cell office:value-type="string">
            <text:p>FALSE</text:p>
          </table:table-cell>
          <table:table-cell office:value-type="string">
            <text:p>49.759, 24.015</text:p>
          </table:table-cell>
          <table:table-cell office:value-type="string">
            <text:p>ef7146cd</text:p>
          </table:table-cell>
          <table:table-cell office:value-type="string">
            <text:p>10:28</text:p>
          </table:table-cell>
          <table:table-cell office:value-type="string">
            <text:p>49.789, 23.943</text:p>
          </table:table-cell>
          <table:table-cell office:value-type="string">
            <text:p>e4b53fe4</text:p>
          </table:table-cell>
          <table:table-cell office:value-type="string">
            <text:p>11:00</text:p>
          </table:table-cell>
          <table:table-cell office:value-type="string">
            <text:p>WI-20251008-837</text:p>
          </table:table-cell>
          <table:table-cell office:value-type="string">
            <text:p>II-20251008-192</text:p>
          </table:table-cell>
          <table:table-cell office:value-type="string">
            <text:p>ef7146cd</text:p>
          </table:table-cell>
          <table:table-cell office:value-type="string">
            <text:p>PR-20250929-668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fb482a87</text:p>
          </table:table-cell>
          <table:table-cell office:value-type="string">
            <text:p>08.10.25, 00:00</text:p>
          </table:table-cell>
          <table:table-cell office:value-type="float" office:value="58498703">
            <text:p>58498703</text:p>
          </table:table-cell>
          <table:table-cell office:value-type="string">
            <text:p>FALSE</text:p>
          </table:table-cell>
          <table:table-cell office:value-type="string">
            <text:p>49.789, 23.943</text:p>
          </table:table-cell>
          <table:table-cell office:value-type="string">
            <text:p>e4b53fe4</text:p>
          </table:table-cell>
          <table:table-cell office:value-type="string">
            <text:p>11:00</text:p>
          </table:table-cell>
          <table:table-cell office:value-type="string">
            <text:p>49.76, 24.014</text:p>
          </table:table-cell>
          <table:table-cell office:value-type="string">
            <text:p>ef7146cd</text:p>
          </table:table-cell>
          <table:table-cell office:value-type="string">
            <text:p>13:24</text:p>
          </table:table-cell>
          <table:table-cell office:value-type="string">
            <text:p>WI-20251008-611</text:p>
          </table:table-cell>
          <table:table-cell office:value-type="string">
            <text:p>II-20251008-551</text:p>
          </table:table-cell>
          <table:table-cell office:value-type="string">
            <text:p>ef7146cd</text:p>
          </table:table-cell>
          <table:table-cell office:value-type="string">
            <text:p>PR-20250929-668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fd7487ce</text:p>
          </table:table-cell>
          <table:table-cell office:value-type="string">
            <text:p>08.10.25, 00:00</text:p>
          </table:table-cell>
          <table:table-cell office:value-type="float" office:value="58498703">
            <text:p>58498703</text:p>
          </table:table-cell>
          <table:table-cell office:value-type="string">
            <text:p>FALSE</text:p>
          </table:table-cell>
          <table:table-cell office:value-type="string">
            <text:p>49.759, 24.014</text:p>
          </table:table-cell>
          <table:table-cell office:value-type="string">
            <text:p>ef7146cd</text:p>
          </table:table-cell>
          <table:table-cell office:value-type="string">
            <text:p>14:51</text:p>
          </table:table-cell>
          <table:table-cell office:value-type="string">
            <text:p>49.789, 23.944</text:p>
          </table:table-cell>
          <table:table-cell office:value-type="string">
            <text:p>e4b53fe4</text:p>
          </table:table-cell>
          <table:table-cell office:value-type="string">
            <text:p>15:16</text:p>
          </table:table-cell>
          <table:table-cell office:value-type="string">
            <text:p>WI-20251008-326</text:p>
          </table:table-cell>
          <table:table-cell office:value-type="string">
            <text:p>II-20251008-246</text:p>
          </table:table-cell>
          <table:table-cell office:value-type="string">
            <text:p>ef7146cd</text:p>
          </table:table-cell>
          <table:table-cell office:value-type="string">
            <text:p>PR-20250929-668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901db9ed</text:p>
          </table:table-cell>
          <table:table-cell office:value-type="string">
            <text:p>08.10.25, 00:00</text:p>
          </table:table-cell>
          <table:table-cell office:value-type="float" office:value="58498703">
            <text:p>58498703</text:p>
          </table:table-cell>
          <table:table-cell office:value-type="string">
            <text:p>FALSE</text:p>
          </table:table-cell>
          <table:table-cell office:value-type="string">
            <text:p>49.779, 23.972</text:p>
          </table:table-cell>
          <table:table-cell office:value-type="string">
            <text:p>e4b53fe4</text:p>
          </table:table-cell>
          <table:table-cell office:value-type="string">
            <text:p>15:17</text:p>
          </table:table-cell>
          <table:table-cell office:value-type="string">
            <text:p>49.764, 24.014</text:p>
          </table:table-cell>
          <table:table-cell office:value-type="string">
            <text:p>d3eaaa6c</text:p>
          </table:table-cell>
          <table:table-cell office:value-type="string">
            <text:p>15:49</text:p>
          </table:table-cell>
          <table:table-cell office:value-type="string">
            <text:p>WI-20251008-924</text:p>
          </table:table-cell>
          <table:table-cell office:value-type="string">
            <text:p>II-20251008-413</text:p>
          </table:table-cell>
          <table:table-cell office:value-type="string">
            <text:p>ef7146cd</text:p>
          </table:table-cell>
          <table:table-cell office:value-type="string">
            <text:p>PR-20250929-668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fe59432f</text:p>
          </table:table-cell>
          <table:table-cell office:value-type="string">
            <text:p>08.10.25, 00:00</text:p>
          </table:table-cell>
          <table:table-cell office:value-type="float" office:value="58498703">
            <text:p>58498703</text:p>
          </table:table-cell>
          <table:table-cell office:value-type="string">
            <text:p>FALSE</text:p>
          </table:table-cell>
          <table:table-cell office:value-type="string">
            <text:p>49.759, 24.014</text:p>
          </table:table-cell>
          <table:table-cell office:value-type="string">
            <text:p>ef7146cd</text:p>
          </table:table-cell>
          <table:table-cell office:value-type="string">
            <text:p>18:30</text:p>
          </table:table-cell>
          <table:table-cell office:value-type="string">
            <text:p>49.794, 24.017</text:p>
          </table:table-cell>
          <table:table-cell office:value-type="string">
            <text:p>e4b53fe4</text:p>
          </table:table-cell>
          <table:table-cell office:value-type="string">
            <text:p>18:41</text:p>
          </table:table-cell>
          <table:table-cell office:value-type="string">
            <text:p>WI-20251008-969</text:p>
          </table:table-cell>
          <table:table-cell office:value-type="string">
            <text:p>II-20251008-926</text:p>
          </table:table-cell>
          <table:table-cell office:value-type="string">
            <text:p>ef7146cd</text:p>
          </table:table-cell>
          <table:table-cell office:value-type="string">
            <text:p>PR-20250929-668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32530dbb</text:p>
          </table:table-cell>
          <table:table-cell office:value-type="string">
            <text:p>09.10.25, 00:00</text:p>
          </table:table-cell>
          <table:table-cell office:value-type="float" office:value="58498703">
            <text:p>58498703</text:p>
          </table:table-cell>
          <table:table-cell office:value-type="string">
            <text:p>FALSE</text:p>
          </table:table-cell>
          <table:table-cell office:value-type="string">
            <text:p>49.76, 24.014</text:p>
          </table:table-cell>
          <table:table-cell office:value-type="string">
            <text:p>ef7146cd</text:p>
          </table:table-cell>
          <table:table-cell office:value-type="string">
            <text:p>09:41</text:p>
          </table:table-cell>
          <table:table-cell office:value-type="string">
            <text:p>49.759, 24.014</text:p>
          </table:table-cell>
          <table:table-cell office:value-type="string">
            <text:p>ef7146cd</text:p>
          </table:table-cell>
          <table:table-cell office:value-type="string">
            <text:p>16:11</text:p>
          </table:table-cell>
          <table:table-cell office:value-type="string">
            <text:p>WI-20251009-916</text:p>
          </table:table-cell>
          <table:table-cell office:value-type="string">
            <text:p>II-20251009-101</text:p>
          </table:table-cell>
          <table:table-cell office:value-type="string">
            <text:p>ef7146cd</text:p>
          </table:table-cell>
          <table:table-cell office:value-type="string">
            <text:p>PR-20250929-668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642b4291</text:p>
          </table:table-cell>
          <table:table-cell office:value-type="string">
            <text:p>09.10.25, 00:00</text:p>
          </table:table-cell>
          <table:table-cell office:value-type="float" office:value="58498703">
            <text:p>58498703</text:p>
          </table:table-cell>
          <table:table-cell office:value-type="string">
            <text:p>FALSE</text:p>
          </table:table-cell>
          <table:table-cell office:value-type="string">
            <text:p>49.789, 23.943</text:p>
          </table:table-cell>
          <table:table-cell office:value-type="string">
            <text:p>e4b53fe4</text:p>
          </table:table-cell>
          <table:table-cell office:value-type="string">
            <text:p>09:11</text:p>
          </table:table-cell>
          <table:table-cell office:value-type="string">
            <text:p>49.76, 24.014</text:p>
          </table:table-cell>
          <table:table-cell office:value-type="string">
            <text:p>ef7146cd</text:p>
          </table:table-cell>
          <table:table-cell office:value-type="string">
            <text:p>09:40</text:p>
          </table:table-cell>
          <table:table-cell office:value-type="string">
            <text:p>WI-20251010-528</text:p>
          </table:table-cell>
          <table:table-cell office:value-type="string">
            <text:p>II-20251010-243</text:p>
          </table:table-cell>
          <table:table-cell office:value-type="string">
            <text:p>ef7146cd</text:p>
          </table:table-cell>
          <table:table-cell office:value-type="string">
            <text:p>PR-20250929-668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960ed9c2</text:p>
          </table:table-cell>
          <table:table-cell office:value-type="string">
            <text:p>10.10.25, 00:00</text:p>
          </table:table-cell>
          <table:table-cell office:value-type="float" office:value="58498703">
            <text:p>58498703</text:p>
          </table:table-cell>
          <table:table-cell office:value-type="string">
            <text:p>FALSE</text:p>
          </table:table-cell>
          <table:table-cell office:value-type="string">
            <text:p>49.789, 23.943</text:p>
          </table:table-cell>
          <table:table-cell office:value-type="string">
            <text:p>e4b53fe4</text:p>
          </table:table-cell>
          <table:table-cell office:value-type="string">
            <text:p>09:18</text:p>
          </table:table-cell>
          <table:table-cell office:value-type="string">
            <text:p>49.759, 24.015</text:p>
          </table:table-cell>
          <table:table-cell office:value-type="string">
            <text:p>ef7146cd</text:p>
          </table:table-cell>
          <table:table-cell office:value-type="string">
            <text:p>09:42</text:p>
          </table:table-cell>
          <table:table-cell office:value-type="string">
            <text:p>WI-20251010-215</text:p>
          </table:table-cell>
          <table:table-cell office:value-type="string">
            <text:p>II-20251010-279</text:p>
          </table:table-cell>
          <table:table-cell office:value-type="string">
            <text:p>ef7146cd</text:p>
          </table:table-cell>
          <table:table-cell office:value-type="string">
            <text:p>PR-20250929-668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d3f762c5</text:p>
          </table:table-cell>
          <table:table-cell office:value-type="string">
            <text:p>10.10.25, 00:00</text:p>
          </table:table-cell>
          <table:table-cell office:value-type="float" office:value="58498703">
            <text:p>58498703</text:p>
          </table:table-cell>
          <table:table-cell office:value-type="string">
            <text:p>FALSE</text:p>
          </table:table-cell>
          <table:table-cell office:value-type="string">
            <text:p>49.76, 24.014</text:p>
          </table:table-cell>
          <table:table-cell office:value-type="string">
            <text:p>ef7146cd</text:p>
          </table:table-cell>
          <table:table-cell office:value-type="string">
            <text:p>09:42</text:p>
          </table:table-cell>
          <table:table-cell office:value-type="string">
            <text:p>49.76, 24.014</text:p>
          </table:table-cell>
          <table:table-cell office:value-type="string">
            <text:p>ef7146cd</text:p>
          </table:table-cell>
          <table:table-cell office:value-type="string">
            <text:p>12:50</text:p>
          </table:table-cell>
          <table:table-cell office:value-type="string">
            <text:p>WI-20251010-557</text:p>
          </table:table-cell>
          <table:table-cell office:value-type="string">
            <text:p>II-20251010-455</text:p>
          </table:table-cell>
          <table:table-cell office:value-type="string">
            <text:p>ef7146cd</text:p>
          </table:table-cell>
          <table:table-cell office:value-type="string">
            <text:p>PR-20250929-668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9617a341</text:p>
          </table:table-cell>
          <table:table-cell office:value-type="string">
            <text:p>10.10.25, 00:00</text:p>
          </table:table-cell>
          <table:table-cell office:value-type="float" office:value="58498703">
            <text:p>58498703</text:p>
          </table:table-cell>
          <table:table-cell office:value-type="string">
            <text:p>FALSE</text:p>
          </table:table-cell>
          <table:table-cell office:value-type="string">
            <text:p>49.76, 24.014</text:p>
          </table:table-cell>
          <table:table-cell office:value-type="string">
            <text:p>ef7146cd</text:p>
          </table:table-cell>
          <table:table-cell office:value-type="string">
            <text:p>12:49</text:p>
          </table:table-cell>
          <table:table-cell office:value-type="string">
            <text:p>49.79, 24.055</text:p>
          </table:table-cell>
          <table:table-cell office:value-type="string">
            <text:p>e4b53fe4</text:p>
          </table:table-cell>
          <table:table-cell office:value-type="string">
            <text:p>13:26</text:p>
          </table:table-cell>
          <table:table-cell office:value-type="string">
            <text:p>WI-20251010-410</text:p>
          </table:table-cell>
          <table:table-cell office:value-type="string">
            <text:p>II-20251010-651</text:p>
          </table:table-cell>
          <table:table-cell office:value-type="string">
            <text:p>ef7146cd</text:p>
          </table:table-cell>
          <table:table-cell office:value-type="string">
            <text:p>PR-20250929-668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4fc36229</text:p>
          </table:table-cell>
          <table:table-cell office:value-type="string">
            <text:p>13.10.25, 00:00</text:p>
          </table:table-cell>
          <table:table-cell office:value-type="float" office:value="58498703">
            <text:p>58498703</text:p>
          </table:table-cell>
          <table:table-cell office:value-type="string">
            <text:p>FALSE</text:p>
          </table:table-cell>
          <table:table-cell office:value-type="string">
            <text:p>49.789, 23.943</text:p>
          </table:table-cell>
          <table:table-cell office:value-type="string">
            <text:p>e4b53fe4</text:p>
          </table:table-cell>
          <table:table-cell office:value-type="string">
            <text:p>11:55</text:p>
          </table:table-cell>
          <table:table-cell office:value-type="string">
            <text:p>49.842, 24.059</text:p>
          </table:table-cell>
          <table:table-cell office:value-type="string">
            <text:p>7588f98c</text:p>
          </table:table-cell>
          <table:table-cell office:value-type="string">
            <text:p>13:05</text:p>
          </table:table-cell>
          <table:table-cell office:value-type="string">
            <text:p>WI-20251013-202</text:p>
          </table:table-cell>
          <table:table-cell office:value-type="string">
            <text:p>II-20251013-578</text:p>
          </table:table-cell>
          <table:table-cell office:value-type="string">
            <text:p>6b90dd04</text:p>
          </table:table-cell>
          <table:table-cell office:value-type="string">
            <text:p>PR-20251013-617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b69a5ea9</text:p>
          </table:table-cell>
          <table:table-cell office:value-type="string">
            <text:p>13.10.25, 00:00</text:p>
          </table:table-cell>
          <table:table-cell office:value-type="float" office:value="58498703">
            <text:p>58498703</text:p>
          </table:table-cell>
          <table:table-cell office:value-type="string">
            <text:p>FALSE</text:p>
          </table:table-cell>
          <table:table-cell office:value-type="string">
            <text:p>49.842, 24.059</text:p>
          </table:table-cell>
          <table:table-cell office:value-type="string">
            <text:p>7588f98c</text:p>
          </table:table-cell>
          <table:table-cell office:value-type="string">
            <text:p>13:06</text:p>
          </table:table-cell>
          <table:table-cell office:value-type="string">
            <text:p>49.842, 24.059</text:p>
          </table:table-cell>
          <table:table-cell office:value-type="string">
            <text:p>7588f98c</text:p>
          </table:table-cell>
          <table:table-cell office:value-type="string">
            <text:p>13:43</text:p>
          </table:table-cell>
          <table:table-cell office:value-type="string">
            <text:p>WI-20251013-347</text:p>
          </table:table-cell>
          <table:table-cell office:value-type="string">
            <text:p>II-20251013-471</text:p>
          </table:table-cell>
          <table:table-cell office:value-type="string">
            <text:p>6b90dd04</text:p>
          </table:table-cell>
          <table:table-cell office:value-type="string">
            <text:p>PR-20251013-617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5f310631</text:p>
          </table:table-cell>
          <table:table-cell office:value-type="string">
            <text:p>13.10.25, 00:00</text:p>
          </table:table-cell>
          <table:table-cell office:value-type="float" office:value="58498703">
            <text:p>58498703</text:p>
          </table:table-cell>
          <table:table-cell office:value-type="string">
            <text:p>FALSE</text:p>
          </table:table-cell>
          <table:table-cell office:value-type="string">
            <text:p>49.839, 24.057</text:p>
          </table:table-cell>
          <table:table-cell office:value-type="string">
            <text:p>6b90dd04</text:p>
          </table:table-cell>
          <table:table-cell office:value-type="string">
            <text:p>13:50</text:p>
          </table:table-cell>
          <table:table-cell office:value-type="string">
            <text:p>49.839, 24.057</text:p>
          </table:table-cell>
          <table:table-cell office:value-type="string">
            <text:p>6b90dd04</text:p>
          </table:table-cell>
          <table:table-cell office:value-type="string">
            <text:p>18:16</text:p>
          </table:table-cell>
          <table:table-cell office:value-type="string">
            <text:p>WI-20251013-343</text:p>
          </table:table-cell>
          <table:table-cell office:value-type="string">
            <text:p>II-20251013-917</text:p>
          </table:table-cell>
          <table:table-cell office:value-type="string">
            <text:p>6b90dd04</text:p>
          </table:table-cell>
          <table:table-cell office:value-type="string">
            <text:p>PR-20251013-617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ff2ff4cc</text:p>
          </table:table-cell>
          <table:table-cell office:value-type="string">
            <text:p>13.10.25, 00:00</text:p>
          </table:table-cell>
          <table:table-cell office:value-type="float" office:value="58498703">
            <text:p>58498703</text:p>
          </table:table-cell>
          <table:table-cell office:value-type="string">
            <text:p>FALSE</text:p>
          </table:table-cell>
          <table:table-cell office:value-type="string">
            <text:p>49.839, 24.058</text:p>
          </table:table-cell>
          <table:table-cell office:value-type="string">
            <text:p>6b90dd04</text:p>
          </table:table-cell>
          <table:table-cell office:value-type="string">
            <text:p>16:35</text:p>
          </table:table-cell>
          <table:table-cell office:value-type="string">
            <text:p>49.759, 24.014</text:p>
          </table:table-cell>
          <table:table-cell office:value-type="string">
            <text:p>ef7146cd</text:p>
          </table:table-cell>
          <table:table-cell office:value-type="string">
            <text:p>17:28</text:p>
          </table:table-cell>
          <table:table-cell office:value-type="string">
            <text:p>WI-20251013-151</text:p>
          </table:table-cell>
          <table:table-cell office:value-type="string">
            <text:p>II-20251013-622</text:p>
          </table:table-cell>
          <table:table-cell office:value-type="string">
            <text:p>6b90dd04</text:p>
          </table:table-cell>
          <table:table-cell office:value-type="string">
            <text:p>PR-20251013-617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8554a8c4</text:p>
          </table:table-cell>
          <table:table-cell office:value-type="string">
            <text:p>13.10.25, 00:00</text:p>
          </table:table-cell>
          <table:table-cell office:value-type="float" office:value="58498703">
            <text:p>58498703</text:p>
          </table:table-cell>
          <table:table-cell office:value-type="string">
            <text:p>FALSE</text:p>
          </table:table-cell>
          <table:table-cell office:value-type="string">
            <text:p>49.76, 24.014</text:p>
          </table:table-cell>
          <table:table-cell office:value-type="string">
            <text:p>ef7146cd</text:p>
          </table:table-cell>
          <table:table-cell office:value-type="string">
            <text:p>17:34</text:p>
          </table:table-cell>
          <table:table-cell office:value-type="string">
            <text:p>49.789, 23.943</text:p>
          </table:table-cell>
          <table:table-cell office:value-type="string">
            <text:p>e4b53fe4</text:p>
          </table:table-cell>
          <table:table-cell office:value-type="string">
            <text:p>18:07</text:p>
          </table:table-cell>
          <table:table-cell office:value-type="string">
            <text:p>WI-20251013-121</text:p>
          </table:table-cell>
          <table:table-cell office:value-type="string">
            <text:p>II-20251013-556</text:p>
          </table:table-cell>
          <table:table-cell office:value-type="string">
            <text:p>ef7146cd</text:p>
          </table:table-cell>
          <table:table-cell office:value-type="string">
            <text:p>PR-20250929-668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ac4746ad</text:p>
          </table:table-cell>
          <table:table-cell office:value-type="string">
            <text:p>14.10.25, 00:00</text:p>
          </table:table-cell>
          <table:table-cell office:value-type="float" office:value="58498703">
            <text:p>58498703</text:p>
          </table:table-cell>
          <table:table-cell office:value-type="string">
            <text:p>FALSE</text:p>
          </table:table-cell>
          <table:table-cell office:value-type="string">
            <text:p>49.765, 24.015</text:p>
          </table:table-cell>
          <table:table-cell office:value-type="string">
            <text:p>d3eaaa6c</text:p>
          </table:table-cell>
          <table:table-cell office:value-type="string">
            <text:p>09:59</text:p>
          </table:table-cell>
          <table:table-cell office:value-type="string">
            <text:p>49.765, 24.012</text:p>
          </table:table-cell>
          <table:table-cell office:value-type="string">
            <text:p>d3eaaa6c</text:p>
          </table:table-cell>
          <table:table-cell office:value-type="string">
            <text:p>16:10</text:p>
          </table:table-cell>
          <table:table-cell office:value-type="string">
            <text:p>WI-20251014-970</text:p>
          </table:table-cell>
          <table:table-cell office:value-type="string">
            <text:p>II-20251014-899</text:p>
          </table:table-cell>
          <table:table-cell office:value-type="string">
            <text:p>d3eaaa6c</text:p>
          </table:table-cell>
          <table:table-cell office:value-type="string">
            <text:p>PR-20251014-878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787e22ac</text:p>
          </table:table-cell>
          <table:table-cell office:value-type="string">
            <text:p>14.10.25, 00:00</text:p>
          </table:table-cell>
          <table:table-cell office:value-type="float" office:value="58498703">
            <text:p>58498703</text:p>
          </table:table-cell>
          <table:table-cell office:value-type="string">
            <text:p>FALSE</text:p>
          </table:table-cell>
          <table:table-cell office:value-type="string">
            <text:p>49.759, 24.014</text:p>
          </table:table-cell>
          <table:table-cell office:value-type="string">
            <text:p>ef7146cd</text:p>
          </table:table-cell>
          <table:table-cell office:value-type="string">
            <text:p>09:46</text:p>
          </table:table-cell>
          <table:table-cell office:value-type="string">
            <text:p>49.789, 23.944</text:p>
          </table:table-cell>
          <table:table-cell office:value-type="string">
            <text:p>e4b53fe4</text:p>
          </table:table-cell>
          <table:table-cell office:value-type="string">
            <text:p>10:38</text:p>
          </table:table-cell>
          <table:table-cell office:value-type="string">
            <text:p>WI-20251014-858</text:p>
          </table:table-cell>
          <table:table-cell office:value-type="string">
            <text:p>II-20251014-173</text:p>
          </table:table-cell>
          <table:table-cell office:value-type="string">
            <text:p>ef7146cd</text:p>
          </table:table-cell>
          <table:table-cell office:value-type="string">
            <text:p>PR-20250929-668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bf9e91c7</text:p>
          </table:table-cell>
          <table:table-cell office:value-type="string">
            <text:p>14.10.25, 00:00</text:p>
          </table:table-cell>
          <table:table-cell office:value-type="float" office:value="58498703">
            <text:p>58498703</text:p>
          </table:table-cell>
          <table:table-cell office:value-type="string">
            <text:p>FALSE</text:p>
          </table:table-cell>
          <table:table-cell office:value-type="string">
            <text:p>49.789, 23.944</text:p>
          </table:table-cell>
          <table:table-cell office:value-type="string">
            <text:p>e4b53fe4</text:p>
          </table:table-cell>
          <table:table-cell office:value-type="string">
            <text:p>10:38</text:p>
          </table:table-cell>
          <table:table-cell office:value-type="string">
            <text:p>49.759, 24.014</text:p>
          </table:table-cell>
          <table:table-cell office:value-type="string">
            <text:p>ef7146cd</text:p>
          </table:table-cell>
          <table:table-cell office:value-type="string">
            <text:p>12:16</text:p>
          </table:table-cell>
          <table:table-cell office:value-type="string">
            <text:p>WI-20251014-292</text:p>
          </table:table-cell>
          <table:table-cell office:value-type="string">
            <text:p>II-20251014-172</text:p>
          </table:table-cell>
          <table:table-cell office:value-type="string">
            <text:p>ef7146cd</text:p>
          </table:table-cell>
          <table:table-cell office:value-type="string">
            <text:p>PR-20250929-668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9223feef</text:p>
          </table:table-cell>
          <table:table-cell office:value-type="string">
            <text:p>14.10.25, 00:00</text:p>
          </table:table-cell>
          <table:table-cell office:value-type="float" office:value="58498703">
            <text:p>58498703</text:p>
          </table:table-cell>
          <table:table-cell office:value-type="string">
            <text:p>FALSE</text:p>
          </table:table-cell>
          <table:table-cell office:value-type="string">
            <text:p>49.811, 24.019</text:p>
          </table:table-cell>
          <table:table-cell office:value-type="string">
            <text:p>ef7146cd</text:p>
          </table:table-cell>
          <table:table-cell office:value-type="string">
            <text:p>16:11</text:p>
          </table:table-cell>
          <table:table-cell office:value-type="string">
            <text:p>49.79, 24.055</text:p>
          </table:table-cell>
          <table:table-cell office:value-type="string">
            <text:p>ef7146cd</text:p>
          </table:table-cell>
          <table:table-cell office:value-type="string">
            <text:p>18:33</text:p>
          </table:table-cell>
          <table:table-cell office:value-type="string">
            <text:p>WI-20251014-866</text:p>
          </table:table-cell>
          <table:table-cell office:value-type="string">
            <text:p>II-20251014-359</text:p>
          </table:table-cell>
          <table:table-cell office:value-type="string">
            <text:p>ef7146cd</text:p>
          </table:table-cell>
          <table:table-cell office:value-type="string">
            <text:p>PR-20250929-668</text:p>
          </table:table-cell>
          <table:table-cell office:value-type="string">
            <text:p>greg@aquacentre.com.ua</text:p>
          </table:table-cell>
          <table:table-cell table:number-columns-repeated="1009"/>
        </table:table-row>
        <table:table-row table:style-name="ro1">
          <table:table-cell office:value-type="string">
            <text:p>b119f218</text:p>
          </table:table-cell>
          <table:table-cell office:value-type="string">
            <text:p>15.10.25, 00:00</text:p>
          </table:table-cell>
          <table:table-cell office:value-type="float" office:value="58498703">
            <text:p>58498703</text:p>
          </table:table-cell>
          <table:table-cell office:value-type="string">
            <text:p>FALSE</text:p>
          </table:table-cell>
          <table:table-cell office:value-type="string">
            <text:p>49.765, 24.012</text:p>
          </table:table-cell>
          <table:table-cell office:value-type="string">
            <text:p>d3eaaa6c</text:p>
          </table:table-cell>
          <table:table-cell office:value-type="string">
            <text:p>10:02</text:p>
          </table:table-cell>
          <table:table-cell office:value-type="string">
            <text:p>49.765, 24.012</text:p>
          </table:table-cell>
          <table:table-cell office:value-type="string">
            <text:p>d3eaaa6c</text:p>
          </table:table-cell>
          <table:table-cell office:value-type="string">
            <text:p>16:16</text:p>
          </table:table-cell>
          <table:table-cell office:value-type="string">
            <text:p>WI-20251015-272</text:p>
          </table:table-cell>
          <table:table-cell office:value-type="string">
            <text:p>II-20251015-227</text:p>
          </table:table-cell>
          <table:table-cell office:value-type="string">
            <text:p>d3eaaa6c</text:p>
          </table:table-cell>
          <table:table-cell office:value-type="string">
            <text:p>PR-20251014-878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eecfa482</text:p>
          </table:table-cell>
          <table:table-cell office:value-type="string">
            <text:p>15.10.25, 00:00</text:p>
          </table:table-cell>
          <table:table-cell office:value-type="float" office:value="58498703">
            <text:p>58498703</text:p>
          </table:table-cell>
          <table:table-cell office:value-type="string">
            <text:p>FALSE</text:p>
          </table:table-cell>
          <table:table-cell office:value-type="string">
            <text:p>49.779, 23.975</text:p>
          </table:table-cell>
          <table:table-cell office:value-type="string">
            <text:p>e4b53fe4</text:p>
          </table:table-cell>
          <table:table-cell office:value-type="string">
            <text:p>14:30</text:p>
          </table:table-cell>
          <table:table-cell office:value-type="string">
            <text:p>49.789, 23.943</text:p>
          </table:table-cell>
          <table:table-cell office:value-type="string">
            <text:p>e4b53fe4</text:p>
          </table:table-cell>
          <table:table-cell office:value-type="string">
            <text:p>14:30</text:p>
          </table:table-cell>
          <table:table-cell office:value-type="string">
            <text:p>WI-20251015-395</text:p>
          </table:table-cell>
          <table:table-cell office:value-type="string">
            <text:p>II-20251015-838</text:p>
          </table:table-cell>
          <table:table-cell office:value-type="string">
            <text:p>e2908c85</text:p>
          </table:table-cell>
          <table:table-cell office:value-type="string">
            <text:p>PR-20251015-957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8bcaba3f</text:p>
          </table:table-cell>
          <table:table-cell office:value-type="string">
            <text:p>15.10.25, 00:00</text:p>
          </table:table-cell>
          <table:table-cell office:value-type="float" office:value="58498703">
            <text:p>58498703</text:p>
          </table:table-cell>
          <table:table-cell office:value-type="string">
            <text:p>FALSE</text:p>
          </table:table-cell>
          <table:table-cell office:value-type="string">
            <text:p>49.765, 24.012</text:p>
          </table:table-cell>
          <table:table-cell office:value-type="string">
            <text:p>5bb83369</text:p>
          </table:table-cell>
          <table:table-cell office:value-type="string">
            <text:p>16:19</text:p>
          </table:table-cell>
          <table:table-cell office:value-type="string">
            <text:p>49.789, 23.943</text:p>
          </table:table-cell>
          <table:table-cell office:value-type="string">
            <text:p>e4b53fe4</text:p>
          </table:table-cell>
          <table:table-cell office:value-type="string">
            <text:p>17:41</text:p>
          </table:table-cell>
          <table:table-cell office:value-type="string">
            <text:p>WI-20251015-794</text:p>
          </table:table-cell>
          <table:table-cell office:value-type="string">
            <text:p>II-20251015-206</text:p>
          </table:table-cell>
          <table:table-cell office:value-type="string">
            <text:p>d3eaaa6c</text:p>
          </table:table-cell>
          <table:table-cell office:value-type="string">
            <text:p>PR-20251014-878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28ebb9e1</text:p>
          </table:table-cell>
          <table:table-cell office:value-type="string">
            <text:p>15.10.25, 00:00</text:p>
          </table:table-cell>
          <table:table-cell office:value-type="float" office:value="58498703">
            <text:p>58498703</text:p>
          </table:table-cell>
          <table:table-cell office:value-type="string">
            <text:p>FALSE</text:p>
          </table:table-cell>
          <table:table-cell office:value-type="string">
            <text:p>49.789, 23.943</text:p>
          </table:table-cell>
          <table:table-cell office:value-type="string">
            <text:p>e4b53fe4</text:p>
          </table:table-cell>
          <table:table-cell office:value-type="string">
            <text:p>17:41</text:p>
          </table:table-cell>
          <table:table-cell office:value-type="string">
            <text:p>49.792, 24.017</text:p>
          </table:table-cell>
          <table:table-cell office:value-type="string">
            <text:p>1fb65589</text:p>
          </table:table-cell>
          <table:table-cell office:value-type="string">
            <text:p>18:03</text:p>
          </table:table-cell>
          <table:table-cell office:value-type="string">
            <text:p>WI-20251015-532</text:p>
          </table:table-cell>
          <table:table-cell office:value-type="string">
            <text:p>II-20251015-780</text:p>
          </table:table-cell>
          <table:table-cell office:value-type="string">
            <text:p>d3eaaa6c</text:p>
          </table:table-cell>
          <table:table-cell office:value-type="string">
            <text:p>PR-20251014-878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fc8d8cbe</text:p>
          </table:table-cell>
          <table:table-cell office:value-type="string">
            <text:p>16.10.25, 00:00</text:p>
          </table:table-cell>
          <table:table-cell office:value-type="float" office:value="58498703">
            <text:p>58498703</text:p>
          </table:table-cell>
          <table:table-cell office:value-type="string">
            <text:p>FALSE</text:p>
          </table:table-cell>
          <table:table-cell office:value-type="string">
            <text:p>49.792, 24.017</text:p>
          </table:table-cell>
          <table:table-cell office:value-type="string">
            <text:p>1fb65589</text:p>
          </table:table-cell>
          <table:table-cell office:value-type="string">
            <text:p>09:20</text:p>
          </table:table-cell>
          <table:table-cell office:value-type="string">
            <text:p>49.874, 24.006</text:p>
          </table:table-cell>
          <table:table-cell office:value-type="string">
            <text:p>cc369490</text:p>
          </table:table-cell>
          <table:table-cell office:value-type="string">
            <text:p>10:24</text:p>
          </table:table-cell>
          <table:table-cell office:value-type="string">
            <text:p>WI-20251016-209</text:p>
          </table:table-cell>
          <table:table-cell office:value-type="string">
            <text:p>II-20251016-221</text:p>
          </table:table-cell>
          <table:table-cell office:value-type="string">
            <text:p>cc369490</text:p>
          </table:table-cell>
          <table:table-cell office:value-type="string">
            <text:p>PR-20250814-236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972ea167</text:p>
          </table:table-cell>
          <table:table-cell office:value-type="string">
            <text:p>16.10.25, 00:00</text:p>
          </table:table-cell>
          <table:table-cell office:value-type="float" office:value="58498703">
            <text:p>58498703</text:p>
          </table:table-cell>
          <table:table-cell office:value-type="string">
            <text:p>FALSE</text:p>
          </table:table-cell>
          <table:table-cell office:value-type="string">
            <text:p>49.874, 24.006</text:p>
          </table:table-cell>
          <table:table-cell office:value-type="string">
            <text:p>cc369490</text:p>
          </table:table-cell>
          <table:table-cell office:value-type="string">
            <text:p>11:29</text:p>
          </table:table-cell>
          <table:table-cell office:value-type="string">
            <text:p>49.874, 24.006</text:p>
          </table:table-cell>
          <table:table-cell office:value-type="string">
            <text:p>cc369490</text:p>
          </table:table-cell>
          <table:table-cell office:value-type="string">
            <text:p>18:09</text:p>
          </table:table-cell>
          <table:table-cell office:value-type="string">
            <text:p>WI-20251016-417</text:p>
          </table:table-cell>
          <table:table-cell office:value-type="string">
            <text:p>II-20251016-566</text:p>
          </table:table-cell>
          <table:table-cell office:value-type="string">
            <text:p>cc369490</text:p>
          </table:table-cell>
          <table:table-cell office:value-type="string">
            <text:p>PR-20250814-236</text:p>
          </table:table-cell>
          <table:table-cell office:value-type="string">
            <text:p>greg@aquacentre.com.ua</text:p>
          </table:table-cell>
          <table:table-cell table:number-columns-repeated="1009"/>
        </table:table-row>
        <table:table-row table:style-name="ro1">
          <table:table-cell office:value-type="string">
            <text:p>f3976b5b</text:p>
          </table:table-cell>
          <table:table-cell office:value-type="string">
            <text:p>16.10.25, 00:00</text:p>
          </table:table-cell>
          <table:table-cell office:value-type="float" office:value="58498703">
            <text:p>58498703</text:p>
          </table:table-cell>
          <table:table-cell office:value-type="string">
            <text:p>FALSE</text:p>
          </table:table-cell>
          <table:table-cell office:value-type="string">
            <text:p>49.874, 24.006</text:p>
          </table:table-cell>
          <table:table-cell office:value-type="string">
            <text:p>cc369490</text:p>
          </table:table-cell>
          <table:table-cell office:value-type="string">
            <text:p>18:10</text:p>
          </table:table-cell>
          <table:table-cell office:value-type="string">
            <text:p>49.792, 24.017</text:p>
          </table:table-cell>
          <table:table-cell office:value-type="string">
            <text:p>1fb65589</text:p>
          </table:table-cell>
          <table:table-cell office:value-type="string">
            <text:p>19:18</text:p>
          </table:table-cell>
          <table:table-cell office:value-type="string">
            <text:p>WI-20251016-484</text:p>
          </table:table-cell>
          <table:table-cell office:value-type="string">
            <text:p>II-20251016-137</text:p>
          </table:table-cell>
          <table:table-cell office:value-type="string">
            <text:p>cc369490</text:p>
          </table:table-cell>
          <table:table-cell office:value-type="string">
            <text:p>PR-20250814-236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647e8fbd</text:p>
          </table:table-cell>
          <table:table-cell office:value-type="string">
            <text:p>17.10.25, 00:00</text:p>
          </table:table-cell>
          <table:table-cell office:value-type="float" office:value="58498703">
            <text:p>58498703</text:p>
          </table:table-cell>
          <table:table-cell office:value-type="string">
            <text:p>TRUE</text:p>
          </table:table-cell>
          <table:table-cell office:value-type="string">
            <text:p>49.789, 23.943</text:p>
          </table:table-cell>
          <table:table-cell office:value-type="string">
            <text:p>1fb65589</text:p>
          </table:table-cell>
          <table:table-cell office:value-type="string">
            <text:p>09:14</text:p>
          </table:table-cell>
          <table:table-cell office:value-type="string">
            <text:p>49.789, 23.943</text:p>
          </table:table-cell>
          <table:table-cell office:value-type="string">
            <text:p>e4b53fe4</text:p>
          </table:table-cell>
          <table:table-cell office:value-type="string">
            <text:p>10:14</text:p>
          </table:table-cell>
          <table:table-cell office:value-type="string">
            <text:p>WI-20251017-166</text:p>
          </table:table-cell>
          <table:table-cell office:value-type="string">
            <text:p>II-20251017-123</text:p>
          </table:table-cell>
          <table:table-cell office:value-type="string">
            <text:p>f5d0229b</text:p>
          </table:table-cell>
          <table:table-cell office:value-type="string">
            <text:p>PR-20250611-651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70fa9106</text:p>
          </table:table-cell>
          <table:table-cell office:value-type="string">
            <text:p>17.10.25, 00:00</text:p>
          </table:table-cell>
          <table:table-cell office:value-type="float" office:value="58498703">
            <text:p>58498703</text:p>
          </table:table-cell>
          <table:table-cell office:value-type="string">
            <text:p>FALSE</text:p>
          </table:table-cell>
          <table:table-cell office:value-type="string">
            <text:p>49.789, 23.943</text:p>
          </table:table-cell>
          <table:table-cell office:value-type="string">
            <text:p>e4b53fe4</text:p>
          </table:table-cell>
          <table:table-cell office:value-type="string">
            <text:p>10:16</text:p>
          </table:table-cell>
          <table:table-cell office:value-type="string">
            <text:p>49.874, 24.006</text:p>
          </table:table-cell>
          <table:table-cell office:value-type="string">
            <text:p>cc369490</text:p>
          </table:table-cell>
          <table:table-cell office:value-type="string">
            <text:p>11:40</text:p>
          </table:table-cell>
          <table:table-cell office:value-type="string">
            <text:p>WI-20251017-453</text:p>
          </table:table-cell>
          <table:table-cell office:value-type="string">
            <text:p>II-20251017-668</text:p>
          </table:table-cell>
          <table:table-cell office:value-type="string">
            <text:p>cc369490</text:p>
          </table:table-cell>
          <table:table-cell office:value-type="string">
            <text:p>PR-20250814-236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cf4c5166</text:p>
          </table:table-cell>
          <table:table-cell office:value-type="string">
            <text:p>17.10.25, 00:00</text:p>
          </table:table-cell>
          <table:table-cell office:value-type="float" office:value="58498703">
            <text:p>58498703</text:p>
          </table:table-cell>
          <table:table-cell office:value-type="string">
            <text:p>FALSE</text:p>
          </table:table-cell>
          <table:table-cell office:value-type="string">
            <text:p>49.874, 24.006</text:p>
          </table:table-cell>
          <table:table-cell office:value-type="string">
            <text:p>cc369490</text:p>
          </table:table-cell>
          <table:table-cell office:value-type="string">
            <text:p>11:40</text:p>
          </table:table-cell>
          <table:table-cell office:value-type="string">
            <text:p>49.874, 24.006</text:p>
          </table:table-cell>
          <table:table-cell office:value-type="string">
            <text:p>cc369490</text:p>
          </table:table-cell>
          <table:table-cell office:value-type="string">
            <text:p>14:44</text:p>
          </table:table-cell>
          <table:table-cell office:value-type="string">
            <text:p>WI-20251017-279</text:p>
          </table:table-cell>
          <table:table-cell office:value-type="string">
            <text:p>II-20251017-931</text:p>
          </table:table-cell>
          <table:table-cell office:value-type="string">
            <text:p>cc369490</text:p>
          </table:table-cell>
          <table:table-cell office:value-type="string">
            <text:p>PR-20250814-236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b9831e1f</text:p>
          </table:table-cell>
          <table:table-cell office:value-type="string">
            <text:p>17.10.25, 00:00</text:p>
          </table:table-cell>
          <table:table-cell office:value-type="float" office:value="58498703">
            <text:p>58498703</text:p>
          </table:table-cell>
          <table:table-cell office:value-type="string">
            <text:p>FALSE</text:p>
          </table:table-cell>
          <table:table-cell office:value-type="string">
            <text:p>49.874, 24.005</text:p>
          </table:table-cell>
          <table:table-cell office:value-type="string">
            <text:p>cc369490</text:p>
          </table:table-cell>
          <table:table-cell office:value-type="string">
            <text:p>14:44</text:p>
          </table:table-cell>
          <table:table-cell office:value-type="string">
            <text:p>49.789, 23.944</text:p>
          </table:table-cell>
          <table:table-cell office:value-type="string">
            <text:p>e4b53fe4</text:p>
          </table:table-cell>
          <table:table-cell office:value-type="string">
            <text:p>16:00</text:p>
          </table:table-cell>
          <table:table-cell office:value-type="string">
            <text:p>WI-20251017-675</text:p>
          </table:table-cell>
          <table:table-cell office:value-type="string">
            <text:p>II-20251017-662</text:p>
          </table:table-cell>
          <table:table-cell office:value-type="string">
            <text:p>cc369490</text:p>
          </table:table-cell>
          <table:table-cell office:value-type="string">
            <text:p>PR-20250814-236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ecf04a40</text:p>
          </table:table-cell>
          <table:table-cell office:value-type="string">
            <text:p>17.10.25, 00:00</text:p>
          </table:table-cell>
          <table:table-cell office:value-type="float" office:value="58498703">
            <text:p>58498703</text:p>
          </table:table-cell>
          <table:table-cell office:value-type="string">
            <text:p>FALSE</text:p>
          </table:table-cell>
          <table:table-cell office:value-type="string">
            <text:p>49.789, 23.944</text:p>
          </table:table-cell>
          <table:table-cell office:value-type="string">
            <text:p>e4b53fe4</text:p>
          </table:table-cell>
          <table:table-cell office:value-type="string">
            <text:p>16:00</text:p>
          </table:table-cell>
          <table:table-cell office:value-type="string">
            <text:p>49.774, 23.975</text:p>
          </table:table-cell>
          <table:table-cell office:value-type="string">
            <text:p>df6034fe</text:p>
          </table:table-cell>
          <table:table-cell office:value-type="string">
            <text:p>16:30</text:p>
          </table:table-cell>
          <table:table-cell office:value-type="string">
            <text:p>WI-20251017-871</text:p>
          </table:table-cell>
          <table:table-cell office:value-type="string">
            <text:p>II-20251017-310</text:p>
          </table:table-cell>
          <table:table-cell office:value-type="string">
            <text:p>df6034fe</text:p>
          </table:table-cell>
          <table:table-cell office:value-type="string">
            <text:p>PR-20251017-836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0a63e1aa</text:p>
          </table:table-cell>
          <table:table-cell office:value-type="string">
            <text:p>17.10.25, 00:00</text:p>
          </table:table-cell>
          <table:table-cell office:value-type="float" office:value="58498703">
            <text:p>58498703</text:p>
          </table:table-cell>
          <table:table-cell office:value-type="string">
            <text:p>FALSE</text:p>
          </table:table-cell>
          <table:table-cell office:value-type="string">
            <text:p>49.774, 23.975</text:p>
          </table:table-cell>
          <table:table-cell office:value-type="string">
            <text:p>df6034fe</text:p>
          </table:table-cell>
          <table:table-cell office:value-type="string">
            <text:p>16:36</text:p>
          </table:table-cell>
          <table:table-cell office:value-type="string">
            <text:p>49.774, 23.975</text:p>
          </table:table-cell>
          <table:table-cell office:value-type="string">
            <text:p>df6034fe</text:p>
          </table:table-cell>
          <table:table-cell office:value-type="string">
            <text:p>18:28</text:p>
          </table:table-cell>
          <table:table-cell office:value-type="string">
            <text:p>WI-20251017-210</text:p>
          </table:table-cell>
          <table:table-cell office:value-type="string">
            <text:p>II-20251017-932</text:p>
          </table:table-cell>
          <table:table-cell office:value-type="string">
            <text:p>df6034fe</text:p>
          </table:table-cell>
          <table:table-cell office:value-type="string">
            <text:p>PR-20251017-836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3055f013</text:p>
          </table:table-cell>
          <table:table-cell office:value-type="string">
            <text:p>17.10.25, 00:00</text:p>
          </table:table-cell>
          <table:table-cell office:value-type="float" office:value="58498703">
            <text:p>58498703</text:p>
          </table:table-cell>
          <table:table-cell office:value-type="string">
            <text:p>FALSE</text:p>
          </table:table-cell>
          <table:table-cell office:value-type="string">
            <text:p>49.789, 23.944</text:p>
          </table:table-cell>
          <table:table-cell office:value-type="string">
            <text:p>e4b53fe4</text:p>
          </table:table-cell>
          <table:table-cell office:value-type="string">
            <text:p>16:37</text:p>
          </table:table-cell>
          <table:table-cell office:value-type="string">
            <text:p>49.774, 23.974</text:p>
          </table:table-cell>
          <table:table-cell office:value-type="string">
            <text:p>df6034fe</text:p>
          </table:table-cell>
          <table:table-cell office:value-type="string">
            <text:p>16:56</text:p>
          </table:table-cell>
          <table:table-cell office:value-type="string">
            <text:p>WI-20251017-138</text:p>
          </table:table-cell>
          <table:table-cell office:value-type="string">
            <text:p>II-20251017-799</text:p>
          </table:table-cell>
          <table:table-cell office:value-type="string">
            <text:p>d3eaaa6c</text:p>
          </table:table-cell>
          <table:table-cell office:value-type="string">
            <text:p>PR-20251014-878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a739110f</text:p>
          </table:table-cell>
          <table:table-cell office:value-type="string">
            <text:p>17.10.25, 00:00</text:p>
          </table:table-cell>
          <table:table-cell office:value-type="float" office:value="58498703">
            <text:p>58498703</text:p>
          </table:table-cell>
          <table:table-cell office:value-type="string">
            <text:p>TRUE</text:p>
          </table:table-cell>
          <table:table-cell office:value-type="string">
            <text:p>49.79, 24.055</text:p>
          </table:table-cell>
          <table:table-cell office:value-type="string">
            <text:p>df6034fe</text:p>
          </table:table-cell>
          <table:table-cell office:value-type="string">
            <text:p>18:30</text:p>
          </table:table-cell>
          <table:table-cell office:value-type="string">
            <text:p>49.792, 24.017</text:p>
          </table:table-cell>
          <table:table-cell office:value-type="string">
            <text:p>1fb65589</text:p>
          </table:table-cell>
          <table:table-cell office:value-type="string">
            <text:p>19:10</text:p>
          </table:table-cell>
          <table:table-cell office:value-type="string">
            <text:p>WI-20251017-396</text:p>
          </table:table-cell>
          <table:table-cell office:value-type="string">
            <text:p>II-20251017-986</text:p>
          </table:table-cell>
          <table:table-cell office:value-type="string">
            <text:p>df6034fe</text:p>
          </table:table-cell>
          <table:table-cell office:value-type="string">
            <text:p>PR-20251017-836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b8c7a4d0</text:p>
          </table:table-cell>
          <table:table-cell office:value-type="string">
            <text:p>20.10.25, 00:00</text:p>
          </table:table-cell>
          <table:table-cell office:value-type="float" office:value="58498703">
            <text:p>58498703</text:p>
          </table:table-cell>
          <table:table-cell office:value-type="string">
            <text:p>TRUE</text:p>
          </table:table-cell>
          <table:table-cell office:value-type="string">
            <text:p>49.774, 23.974</text:p>
          </table:table-cell>
          <table:table-cell office:value-type="string">
            <text:p>df6034fe</text:p>
          </table:table-cell>
          <table:table-cell office:value-type="string">
            <text:p>09:49</text:p>
          </table:table-cell>
          <table:table-cell office:value-type="string">
            <text:p>49.774, 23.974</text:p>
          </table:table-cell>
          <table:table-cell office:value-type="string">
            <text:p>df6034fe</text:p>
          </table:table-cell>
          <table:table-cell office:value-type="string">
            <text:p>10:44</text:p>
          </table:table-cell>
          <table:table-cell office:value-type="string">
            <text:p>WI-20251020-735</text:p>
          </table:table-cell>
          <table:table-cell office:value-type="string">
            <text:p>II-20251020-998</text:p>
          </table:table-cell>
          <table:table-cell office:value-type="string">
            <text:p>df6034fe</text:p>
          </table:table-cell>
          <table:table-cell office:value-type="string">
            <text:p>PR-20251017-836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407aa8de</text:p>
          </table:table-cell>
          <table:table-cell office:value-type="string">
            <text:p>20.10.25, 00:00</text:p>
          </table:table-cell>
          <table:table-cell office:value-type="float" office:value="58498703">
            <text:p>58498703</text:p>
          </table:table-cell>
          <table:table-cell office:value-type="string">
            <text:p>FALSE</text:p>
          </table:table-cell>
          <table:table-cell office:value-type="string">
            <text:p>49.774, 23.974</text:p>
          </table:table-cell>
          <table:table-cell office:value-type="string">
            <text:p>df6034fe</text:p>
          </table:table-cell>
          <table:table-cell office:value-type="string">
            <text:p>10:46</text:p>
          </table:table-cell>
          <table:table-cell office:value-type="string">
            <text:p>49.908, 23.966</text:p>
          </table:table-cell>
          <table:table-cell office:value-type="string">
            <text:p>5e0b997d</text:p>
          </table:table-cell>
          <table:table-cell office:value-type="string">
            <text:p>11:50</text:p>
          </table:table-cell>
          <table:table-cell office:value-type="string">
            <text:p>WI-20251020-741</text:p>
          </table:table-cell>
          <table:table-cell office:value-type="string">
            <text:p>II-20251020-789</text:p>
          </table:table-cell>
          <table:table-cell office:value-type="string">
            <text:p>df6034fe</text:p>
          </table:table-cell>
          <table:table-cell office:value-type="string">
            <text:p>PR-20251017-836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402dcd24</text:p>
          </table:table-cell>
          <table:table-cell office:value-type="string">
            <text:p>20.10.25, 00:00</text:p>
          </table:table-cell>
          <table:table-cell office:value-type="float" office:value="58498703">
            <text:p>58498703</text:p>
          </table:table-cell>
          <table:table-cell office:value-type="string">
            <text:p>TRUE</text:p>
          </table:table-cell>
          <table:table-cell office:value-type="string">
            <text:p>49.908, 23.966</text:p>
          </table:table-cell>
          <table:table-cell office:value-type="string">
            <text:p>5e0b997d</text:p>
          </table:table-cell>
          <table:table-cell office:value-type="string">
            <text:p>12:04</text:p>
          </table:table-cell>
          <table:table-cell office:value-type="string">
            <text:p>49.908, 23.966</text:p>
          </table:table-cell>
          <table:table-cell office:value-type="string">
            <text:p>5e0b997d</text:p>
          </table:table-cell>
          <table:table-cell office:value-type="string">
            <text:p>18:25</text:p>
          </table:table-cell>
          <table:table-cell office:value-type="string">
            <text:p>WI-20251020-254</text:p>
          </table:table-cell>
          <table:table-cell office:value-type="string">
            <text:p>II-20251020-126</text:p>
          </table:table-cell>
          <table:table-cell office:value-type="string">
            <text:p>5e0b997d</text:p>
          </table:table-cell>
          <table:table-cell office:value-type="string">
            <text:p>PR-20251020-569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a92344bc</text:p>
          </table:table-cell>
          <table:table-cell office:value-type="string">
            <text:p>20.10.25, 00:00</text:p>
          </table:table-cell>
          <table:table-cell office:value-type="float" office:value="58498703">
            <text:p>58498703</text:p>
          </table:table-cell>
          <table:table-cell office:value-type="string">
            <text:p>FALSE</text:p>
          </table:table-cell>
          <table:table-cell office:value-type="string">
            <text:p>49.909, 23.966</text:p>
          </table:table-cell>
          <table:table-cell office:value-type="string">
            <text:p>5e0b997d</text:p>
          </table:table-cell>
          <table:table-cell office:value-type="string">
            <text:p>18:25</text:p>
          </table:table-cell>
          <table:table-cell office:value-type="string">
            <text:p>49.84, 23.973</text:p>
          </table:table-cell>
          <table:table-cell office:value-type="string">
            <text:p>e4b53fe4</text:p>
          </table:table-cell>
          <table:table-cell office:value-type="string">
            <text:p>19:32</text:p>
          </table:table-cell>
          <table:table-cell office:value-type="string">
            <text:p>WI-20251020-631</text:p>
          </table:table-cell>
          <table:table-cell office:value-type="string">
            <text:p>II-20251020-780</text:p>
          </table:table-cell>
          <table:table-cell office:value-type="string">
            <text:p>5e0b997d</text:p>
          </table:table-cell>
          <table:table-cell office:value-type="string">
            <text:p>PR-20251020-569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34c5e4f9</text:p>
          </table:table-cell>
          <table:table-cell office:value-type="string">
            <text:p>21.10.25, 00:00</text:p>
          </table:table-cell>
          <table:table-cell office:value-type="string">
            <text:p>ac7a380e</text:p>
          </table:table-cell>
          <table:table-cell office:value-type="string">
            <text:p>TRUE</text:p>
          </table:table-cell>
          <table:table-cell office:value-type="string">
            <text:p>49.792, 24.017</text:p>
          </table:table-cell>
          <table:table-cell office:value-type="string">
            <text:p>1fb65589</text:p>
          </table:table-cell>
          <table:table-cell office:value-type="string">
            <text:p>09:15</text:p>
          </table:table-cell>
          <table:table-cell office:value-type="string">
            <text:p>49.908, 23.966</text:p>
          </table:table-cell>
          <table:table-cell office:value-type="string">
            <text:p>5e0b997d</text:p>
          </table:table-cell>
          <table:table-cell office:value-type="string">
            <text:p>10:24</text:p>
          </table:table-cell>
          <table:table-cell office:value-type="string">
            <text:p>WI-20251021-176</text:p>
          </table:table-cell>
          <table:table-cell office:value-type="string">
            <text:p>II-20251021-783</text:p>
          </table:table-cell>
          <table:table-cell office:value-type="string">
            <text:p>5e0b997d</text:p>
          </table:table-cell>
          <table:table-cell office:value-type="string">
            <text:p>PR-20251020-569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820ba80b</text:p>
          </table:table-cell>
          <table:table-cell office:value-type="string">
            <text:p>21.10.25, 00:00</text:p>
          </table:table-cell>
          <table:table-cell office:value-type="string">
            <text:p>ac7a380e</text:p>
          </table:table-cell>
          <table:table-cell office:value-type="string">
            <text:p>TRUE</text:p>
          </table:table-cell>
          <table:table-cell office:value-type="string">
            <text:p>49.908, 23.966</text:p>
          </table:table-cell>
          <table:table-cell office:value-type="string">
            <text:p>5e0b997d</text:p>
          </table:table-cell>
          <table:table-cell office:value-type="string">
            <text:p>10:25</text:p>
          </table:table-cell>
          <table:table-cell office:value-type="string">
            <text:p>49.908, 23.966</text:p>
          </table:table-cell>
          <table:table-cell office:value-type="string">
            <text:p>5e0b997d</text:p>
          </table:table-cell>
          <table:table-cell office:value-type="string">
            <text:p>17:32</text:p>
          </table:table-cell>
          <table:table-cell office:value-type="string">
            <text:p>WI-20251021-444</text:p>
          </table:table-cell>
          <table:table-cell office:value-type="string">
            <text:p>II-20251021-958</text:p>
          </table:table-cell>
          <table:table-cell office:value-type="string">
            <text:p>5e0b997d</text:p>
          </table:table-cell>
          <table:table-cell office:value-type="string">
            <text:p>PR-20251020-569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e88db4b6</text:p>
          </table:table-cell>
          <table:table-cell office:value-type="string">
            <text:p>21.10.25, 00:00</text:p>
          </table:table-cell>
          <table:table-cell office:value-type="string">
            <text:p>ac7a380e</text:p>
          </table:table-cell>
          <table:table-cell office:value-type="string">
            <text:p>TRUE</text:p>
          </table:table-cell>
          <table:table-cell office:value-type="string">
            <text:p>49.908, 23.966</text:p>
          </table:table-cell>
          <table:table-cell office:value-type="string">
            <text:p>5e0b997d</text:p>
          </table:table-cell>
          <table:table-cell office:value-type="string">
            <text:p>17:42</text:p>
          </table:table-cell>
          <table:table-cell office:value-type="string">
            <text:p>49.782, 24.055</text:p>
          </table:table-cell>
          <table:table-cell office:value-type="string">
            <text:p>10c6f637</text:p>
          </table:table-cell>
          <table:table-cell office:value-type="string">
            <text:p>19:48</text:p>
          </table:table-cell>
          <table:table-cell office:value-type="string">
            <text:p>WI-20251021-644</text:p>
          </table:table-cell>
          <table:table-cell office:value-type="string">
            <text:p>II-20251021-508</text:p>
          </table:table-cell>
          <table:table-cell office:value-type="string">
            <text:p>5e0b997d</text:p>
          </table:table-cell>
          <table:table-cell office:value-type="string">
            <text:p>PR-20251020-569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5ab9734b</text:p>
          </table:table-cell>
          <table:table-cell office:value-type="string">
            <text:p>22.10.25, 00:00</text:p>
          </table:table-cell>
          <table:table-cell office:value-type="string">
            <text:p>ac7a380e</text:p>
          </table:table-cell>
          <table:table-cell office:value-type="string">
            <text:p>TRUE</text:p>
          </table:table-cell>
          <table:table-cell office:value-type="string">
            <text:p>49.794, 24.018</text:p>
          </table:table-cell>
          <table:table-cell office:value-type="string">
            <text:p>1fb65589</text:p>
          </table:table-cell>
          <table:table-cell office:value-type="string">
            <text:p>08:50</text:p>
          </table:table-cell>
          <table:table-cell office:value-type="string">
            <text:p>49.908, 23.968</text:p>
          </table:table-cell>
          <table:table-cell office:value-type="string">
            <text:p>7cad825c</text:p>
          </table:table-cell>
          <table:table-cell office:value-type="string">
            <text:p>09:56</text:p>
          </table:table-cell>
          <table:table-cell office:value-type="string">
            <text:p>WI-20251022-322</text:p>
          </table:table-cell>
          <table:table-cell office:value-type="string">
            <text:p>II-20251022-720</text:p>
          </table:table-cell>
          <table:table-cell office:value-type="string">
            <text:p>7cad825c</text:p>
          </table:table-cell>
          <table:table-cell office:value-type="string">
            <text:p>PR-20251021-368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0c6d415c</text:p>
          </table:table-cell>
          <table:table-cell office:value-type="string">
            <text:p>22.10.25, 00:00</text:p>
          </table:table-cell>
          <table:table-cell office:value-type="string">
            <text:p>ac7a380e</text:p>
          </table:table-cell>
          <table:table-cell office:value-type="string">
            <text:p>TRUE</text:p>
          </table:table-cell>
          <table:table-cell office:value-type="string">
            <text:p>49.908, 23.968</text:p>
          </table:table-cell>
          <table:table-cell office:value-type="string">
            <text:p>7cad825c</text:p>
          </table:table-cell>
          <table:table-cell office:value-type="string">
            <text:p>09:56</text:p>
          </table:table-cell>
          <table:table-cell office:value-type="string">
            <text:p>49.908, 23.968</text:p>
          </table:table-cell>
          <table:table-cell office:value-type="string">
            <text:p>7cad825c</text:p>
          </table:table-cell>
          <table:table-cell office:value-type="string">
            <text:p>18:45</text:p>
          </table:table-cell>
          <table:table-cell office:value-type="string">
            <text:p>WI-20251022-811</text:p>
          </table:table-cell>
          <table:table-cell office:value-type="string">
            <text:p>II-20251022-441</text:p>
          </table:table-cell>
          <table:table-cell office:value-type="string">
            <text:p>7cad825c</text:p>
          </table:table-cell>
          <table:table-cell office:value-type="string">
            <text:p>PR-20251021-368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706d2746</text:p>
          </table:table-cell>
          <table:table-cell office:value-type="string">
            <text:p>22.10.25, 00:00</text:p>
          </table:table-cell>
          <table:table-cell office:value-type="string">
            <text:p>ac7a380e</text:p>
          </table:table-cell>
          <table:table-cell office:value-type="string">
            <text:p>TRUE</text:p>
          </table:table-cell>
          <table:table-cell office:value-type="string">
            <text:p>49.908, 23.968</text:p>
          </table:table-cell>
          <table:table-cell office:value-type="string">
            <text:p>7cad825c</text:p>
          </table:table-cell>
          <table:table-cell office:value-type="string">
            <text:p>18:45</text:p>
          </table:table-cell>
          <table:table-cell office:value-type="string">
            <text:p>49.782, 24.055</text:p>
          </table:table-cell>
          <table:table-cell office:value-type="string">
            <text:p>10c6f637</text:p>
          </table:table-cell>
          <table:table-cell office:value-type="string">
            <text:p>20:58</text:p>
          </table:table-cell>
          <table:table-cell office:value-type="string">
            <text:p>WI-20251022-942</text:p>
          </table:table-cell>
          <table:table-cell office:value-type="string">
            <text:p>II-20251022-396</text:p>
          </table:table-cell>
          <table:table-cell office:value-type="string">
            <text:p>7cad825c</text:p>
          </table:table-cell>
          <table:table-cell office:value-type="string">
            <text:p>PR-20251021-368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76fd30fd</text:p>
          </table:table-cell>
          <table:table-cell office:value-type="string">
            <text:p>23.10.25, 00:00</text:p>
          </table:table-cell>
          <table:table-cell office:value-type="string">
            <text:p>ac7a380e</text:p>
          </table:table-cell>
          <table:table-cell office:value-type="string">
            <text:p>TRUE</text:p>
          </table:table-cell>
          <table:table-cell office:value-type="string">
            <text:p>49.792, 24.017</text:p>
          </table:table-cell>
          <table:table-cell office:value-type="string">
            <text:p>1fb65589</text:p>
          </table:table-cell>
          <table:table-cell office:value-type="string">
            <text:p>08:53</text:p>
          </table:table-cell>
          <table:table-cell office:value-type="string">
            <text:p>49.829, 23.9</text:p>
          </table:table-cell>
          <table:table-cell office:value-type="string">
            <text:p>63cfdbcd</text:p>
          </table:table-cell>
          <table:table-cell office:value-type="string">
            <text:p>09:48</text:p>
          </table:table-cell>
          <table:table-cell office:value-type="string">
            <text:p>WI-20251023-792</text:p>
          </table:table-cell>
          <table:table-cell office:value-type="string">
            <text:p>II-20251023-503</text:p>
          </table:table-cell>
          <table:table-cell office:value-type="string">
            <text:p>63cfdbcd</text:p>
          </table:table-cell>
          <table:table-cell office:value-type="string">
            <text:p>PR-20251022-277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179ad1e5</text:p>
          </table:table-cell>
          <table:table-cell office:value-type="string">
            <text:p>23.10.25, 00:00</text:p>
          </table:table-cell>
          <table:table-cell office:value-type="string">
            <text:p>ac7a380e</text:p>
          </table:table-cell>
          <table:table-cell office:value-type="string">
            <text:p>TRUE</text:p>
          </table:table-cell>
          <table:table-cell office:value-type="string">
            <text:p>49.829, 23.9</text:p>
          </table:table-cell>
          <table:table-cell office:value-type="string">
            <text:p>63cfdbcd</text:p>
          </table:table-cell>
          <table:table-cell office:value-type="string">
            <text:p>09:48</text:p>
          </table:table-cell>
          <table:table-cell office:value-type="string">
            <text:p>49.829, 23.9</text:p>
          </table:table-cell>
          <table:table-cell office:value-type="string">
            <text:p>63cfdbcd</text:p>
          </table:table-cell>
          <table:table-cell office:value-type="string">
            <text:p>11:31</text:p>
          </table:table-cell>
          <table:table-cell office:value-type="string">
            <text:p>WI-20251023-493</text:p>
          </table:table-cell>
          <table:table-cell office:value-type="string">
            <text:p>II-20251023-903</text:p>
          </table:table-cell>
          <table:table-cell office:value-type="string">
            <text:p>63cfdbcd</text:p>
          </table:table-cell>
          <table:table-cell office:value-type="string">
            <text:p>PR-20251022-277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9a970766</text:p>
          </table:table-cell>
          <table:table-cell office:value-type="string">
            <text:p>23.10.25, 00:00</text:p>
          </table:table-cell>
          <table:table-cell office:value-type="string">
            <text:p>ac7a380e</text:p>
          </table:table-cell>
          <table:table-cell office:value-type="string">
            <text:p>TRUE</text:p>
          </table:table-cell>
          <table:table-cell office:value-type="string">
            <text:p>49.829, 23.9</text:p>
          </table:table-cell>
          <table:table-cell office:value-type="string">
            <text:p>63cfdbcd</text:p>
          </table:table-cell>
          <table:table-cell office:value-type="string">
            <text:p>11:31</text:p>
          </table:table-cell>
          <table:table-cell office:value-type="string">
            <text:p>49.792, 24.017</text:p>
          </table:table-cell>
          <table:table-cell office:value-type="string">
            <text:p>1fb65589</text:p>
          </table:table-cell>
          <table:table-cell office:value-type="string">
            <text:p>12:09</text:p>
          </table:table-cell>
          <table:table-cell office:value-type="string">
            <text:p>WI-20251023-685</text:p>
          </table:table-cell>
          <table:table-cell office:value-type="string">
            <text:p>II-20251023-551</text:p>
          </table:table-cell>
          <table:table-cell office:value-type="string">
            <text:p>63cfdbcd</text:p>
          </table:table-cell>
          <table:table-cell office:value-type="string">
            <text:p>PR-20251022-277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2b2eae73</text:p>
          </table:table-cell>
          <table:table-cell office:value-type="string">
            <text:p>24.10.25, 00:00</text:p>
          </table:table-cell>
          <table:table-cell office:value-type="string">
            <text:p>ac7a380e</text:p>
          </table:table-cell>
          <table:table-cell office:value-type="string">
            <text:p>TRUE</text:p>
          </table:table-cell>
          <table:table-cell office:value-type="string">
            <text:p>49.789, 23.943</text:p>
          </table:table-cell>
          <table:table-cell office:value-type="string">
            <text:p>e4b53fe4</text:p>
          </table:table-cell>
          <table:table-cell office:value-type="string">
            <text:p>09:42</text:p>
          </table:table-cell>
          <table:table-cell office:value-type="string">
            <text:p>49.782, 23.95</text:p>
          </table:table-cell>
          <table:table-cell office:value-type="string">
            <text:p>f5d0229b</text:p>
          </table:table-cell>
          <table:table-cell office:value-type="string">
            <text:p>10:29</text:p>
          </table:table-cell>
          <table:table-cell office:value-type="string">
            <text:p>WI-20251024-923</text:p>
          </table:table-cell>
          <table:table-cell office:value-type="string">
            <text:p>II-20251024-986</text:p>
          </table:table-cell>
          <table:table-cell office:value-type="string">
            <text:p>f5d0229b</text:p>
          </table:table-cell>
          <table:table-cell office:value-type="string">
            <text:p>PR-20251017-433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383541c0</text:p>
          </table:table-cell>
          <table:table-cell office:value-type="string">
            <text:p>24.10.25, 00:00</text:p>
          </table:table-cell>
          <table:table-cell office:value-type="float" office:value="58498703">
            <text:p>58498703</text:p>
          </table:table-cell>
          <table:table-cell office:value-type="string">
            <text:p>FALSE</text:p>
          </table:table-cell>
          <table:table-cell office:value-type="string">
            <text:p>49.789, 23.944</text:p>
          </table:table-cell>
          <table:table-cell office:value-type="string">
            <text:p>e4b53fe4</text:p>
          </table:table-cell>
          <table:table-cell office:value-type="string">
            <text:p>09:58</text:p>
          </table:table-cell>
          <table:table-cell office:value-type="string">
            <text:p>49.764, 24.015</text:p>
          </table:table-cell>
          <table:table-cell office:value-type="string">
            <text:p>d3eaaa6c</text:p>
          </table:table-cell>
          <table:table-cell office:value-type="string">
            <text:p>10:44</text:p>
          </table:table-cell>
          <table:table-cell office:value-type="string">
            <text:p>WI-20251024-760</text:p>
          </table:table-cell>
          <table:table-cell office:value-type="string">
            <text:p>II-20251024-362</text:p>
          </table:table-cell>
          <table:table-cell office:value-type="string">
            <text:p>d3eaaa6c</text:p>
          </table:table-cell>
          <table:table-cell office:value-type="string">
            <text:p>PR-20251014-878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a51f1ac4</text:p>
          </table:table-cell>
          <table:table-cell office:value-type="string">
            <text:p>24.10.25, 00:00</text:p>
          </table:table-cell>
          <table:table-cell office:value-type="string">
            <text:p>ac7a380e</text:p>
          </table:table-cell>
          <table:table-cell office:value-type="string">
            <text:p>TRUE</text:p>
          </table:table-cell>
          <table:table-cell office:value-type="string">
            <text:p>49.782, 23.95</text:p>
          </table:table-cell>
          <table:table-cell office:value-type="string">
            <text:p>f5d0229b</text:p>
          </table:table-cell>
          <table:table-cell office:value-type="string">
            <text:p>10:29</text:p>
          </table:table-cell>
          <table:table-cell office:value-type="string">
            <text:p>49.782, 23.95</text:p>
          </table:table-cell>
          <table:table-cell office:value-type="string">
            <text:p>f5d0229b</text:p>
          </table:table-cell>
          <table:table-cell office:value-type="string">
            <text:p>13:48</text:p>
          </table:table-cell>
          <table:table-cell office:value-type="string">
            <text:p>WI-20251024-879</text:p>
          </table:table-cell>
          <table:table-cell office:value-type="string">
            <text:p>II-20251024-332</text:p>
          </table:table-cell>
          <table:table-cell office:value-type="string">
            <text:p>f5d0229b</text:p>
          </table:table-cell>
          <table:table-cell office:value-type="string">
            <text:p>PR-20251017-433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e6e053d1</text:p>
          </table:table-cell>
          <table:table-cell office:value-type="string">
            <text:p>24.10.25, 00:00</text:p>
          </table:table-cell>
          <table:table-cell office:value-type="float" office:value="58498703">
            <text:p>58498703</text:p>
          </table:table-cell>
          <table:table-cell office:value-type="string">
            <text:p>TRUE</text:p>
          </table:table-cell>
          <table:table-cell office:value-type="string">
            <text:p>49.842, 24.077</text:p>
          </table:table-cell>
          <table:table-cell office:value-type="string">
            <text:p>565c2a73</text:p>
          </table:table-cell>
          <table:table-cell office:value-type="string">
            <text:p>11:16</text:p>
          </table:table-cell>
          <table:table-cell office:value-type="string">
            <text:p>49.842, 24.077</text:p>
          </table:table-cell>
          <table:table-cell office:value-type="string">
            <text:p>565c2a73</text:p>
          </table:table-cell>
          <table:table-cell office:value-type="string">
            <text:p>11:16</text:p>
          </table:table-cell>
          <table:table-cell office:value-type="string">
            <text:p>WI-20251024-452</text:p>
          </table:table-cell>
          <table:table-cell office:value-type="string">
            <text:p>II-20251024-663</text:p>
          </table:table-cell>
          <table:table-cell office:value-type="string">
            <text:p>565c2a73</text:p>
          </table:table-cell>
          <table:table-cell office:value-type="string">
            <text:p>PR-20250831-792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8c6d8d5f</text:p>
          </table:table-cell>
          <table:table-cell office:value-type="string">
            <text:p>24.10.25, 00:00</text:p>
          </table:table-cell>
          <table:table-cell office:value-type="float" office:value="58498703">
            <text:p>58498703</text:p>
          </table:table-cell>
          <table:table-cell office:value-type="string">
            <text:p>FALSE</text:p>
          </table:table-cell>
          <table:table-cell office:value-type="string">
            <text:p>49.842, 24.077</text:p>
          </table:table-cell>
          <table:table-cell office:value-type="string">
            <text:p>565c2a73</text:p>
          </table:table-cell>
          <table:table-cell office:value-type="string">
            <text:p>11:16</text:p>
          </table:table-cell>
          <table:table-cell office:value-type="string">
            <text:p>49.842, 24.076</text:p>
          </table:table-cell>
          <table:table-cell office:value-type="string">
            <text:p>565c2a73</text:p>
          </table:table-cell>
          <table:table-cell office:value-type="string">
            <text:p>11:52</text:p>
          </table:table-cell>
          <table:table-cell office:value-type="string">
            <text:p>WI-20251024-943</text:p>
          </table:table-cell>
          <table:table-cell office:value-type="string">
            <text:p>II-20251024-155</text:p>
          </table:table-cell>
          <table:table-cell office:value-type="string">
            <text:p>565c2a73</text:p>
          </table:table-cell>
          <table:table-cell office:value-type="string">
            <text:p>PR-20250831-792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03eea445</text:p>
          </table:table-cell>
          <table:table-cell office:value-type="string">
            <text:p>24.10.25, 00:00</text:p>
          </table:table-cell>
          <table:table-cell office:value-type="float" office:value="58498703">
            <text:p>58498703</text:p>
          </table:table-cell>
          <table:table-cell office:value-type="string">
            <text:p>FALSE</text:p>
          </table:table-cell>
          <table:table-cell office:value-type="string">
            <text:p>49.842, 24.076</text:p>
          </table:table-cell>
          <table:table-cell office:value-type="string">
            <text:p>565c2a73</text:p>
          </table:table-cell>
          <table:table-cell office:value-type="string">
            <text:p>11:52</text:p>
          </table:table-cell>
          <table:table-cell office:value-type="string">
            <text:p>49.79, 24.055</text:p>
          </table:table-cell>
          <table:table-cell office:value-type="string">
            <text:p>6ce7e26d</text:p>
          </table:table-cell>
          <table:table-cell office:value-type="string">
            <text:p>12:51</text:p>
          </table:table-cell>
          <table:table-cell office:value-type="string">
            <text:p>WI-20251024-278</text:p>
          </table:table-cell>
          <table:table-cell office:value-type="string">
            <text:p>II-20251024-124</text:p>
          </table:table-cell>
          <table:table-cell office:value-type="string">
            <text:p>565c2a73</text:p>
          </table:table-cell>
          <table:table-cell office:value-type="string">
            <text:p>PR-20250831-792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ca298223</text:p>
          </table:table-cell>
          <table:table-cell office:value-type="string">
            <text:p>24.10.25, 00:00</text:p>
          </table:table-cell>
          <table:table-cell office:value-type="string">
            <text:p>ac7a380e</text:p>
          </table:table-cell>
          <table:table-cell office:value-type="string">
            <text:p>TRUE</text:p>
          </table:table-cell>
          <table:table-cell office:value-type="string">
            <text:p>49.782, 23.951</text:p>
          </table:table-cell>
          <table:table-cell office:value-type="string">
            <text:p>f5d0229b</text:p>
          </table:table-cell>
          <table:table-cell office:value-type="string">
            <text:p>13:48</text:p>
          </table:table-cell>
          <table:table-cell office:value-type="string">
            <text:p>49.789, 23.944</text:p>
          </table:table-cell>
          <table:table-cell office:value-type="string">
            <text:p>e4b53fe4</text:p>
          </table:table-cell>
          <table:table-cell office:value-type="string">
            <text:p>14:05</text:p>
          </table:table-cell>
          <table:table-cell office:value-type="string">
            <text:p>WI-20251024-637</text:p>
          </table:table-cell>
          <table:table-cell office:value-type="string">
            <text:p>II-20251024-176</text:p>
          </table:table-cell>
          <table:table-cell office:value-type="string">
            <text:p>f5d0229b</text:p>
          </table:table-cell>
          <table:table-cell office:value-type="string">
            <text:p>PR-20251017-433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e70f0cda</text:p>
          </table:table-cell>
          <table:table-cell office:value-type="string">
            <text:p>27.10.25, 00:00</text:p>
          </table:table-cell>
          <table:table-cell office:value-type="float" office:value="58498703">
            <text:p>58498703</text:p>
          </table:table-cell>
          <table:table-cell office:value-type="string">
            <text:p>TRUE</text:p>
          </table:table-cell>
          <table:table-cell office:value-type="string">
            <text:p>49.789, 23.943</text:p>
          </table:table-cell>
          <table:table-cell office:value-type="string">
            <text:p>e4b53fe4</text:p>
          </table:table-cell>
          <table:table-cell office:value-type="string">
            <text:p>09:50</text:p>
          </table:table-cell>
          <table:table-cell office:value-type="string">
            <text:p>49.782, 23.95</text:p>
          </table:table-cell>
          <table:table-cell office:value-type="string">
            <text:p>f5d0229b</text:p>
          </table:table-cell>
          <table:table-cell office:value-type="string">
            <text:p>10:15</text:p>
          </table:table-cell>
          <table:table-cell office:value-type="string">
            <text:p>WI-20251027-590</text:p>
          </table:table-cell>
          <table:table-cell office:value-type="string">
            <text:p>II-20251027-985</text:p>
          </table:table-cell>
          <table:table-cell office:value-type="string">
            <text:p>f5d0229b</text:p>
          </table:table-cell>
          <table:table-cell office:value-type="string">
            <text:p>PR-20251017-433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474ef52f</text:p>
          </table:table-cell>
          <table:table-cell office:value-type="string">
            <text:p>27.10.25, 00:00</text:p>
          </table:table-cell>
          <table:table-cell office:value-type="float" office:value="58498703">
            <text:p>58498703</text:p>
          </table:table-cell>
          <table:table-cell office:value-type="string">
            <text:p>FALSE</text:p>
          </table:table-cell>
          <table:table-cell office:value-type="string">
            <text:p>49.782, 23.951</text:p>
          </table:table-cell>
          <table:table-cell office:value-type="string">
            <text:p>f5d0229b</text:p>
          </table:table-cell>
          <table:table-cell office:value-type="string">
            <text:p>10:18</text:p>
          </table:table-cell>
          <table:table-cell office:value-type="string">
            <text:p>49.798, 24.017</text:p>
          </table:table-cell>
          <table:table-cell office:value-type="string">
            <text:p>f5d0229b</text:p>
          </table:table-cell>
          <table:table-cell office:value-type="string">
            <text:p>16:41</text:p>
          </table:table-cell>
          <table:table-cell office:value-type="string">
            <text:p>WI-20251027-265</text:p>
          </table:table-cell>
          <table:table-cell office:value-type="string">
            <text:p>II-20251027-563</text:p>
          </table:table-cell>
          <table:table-cell office:value-type="string">
            <text:p>f5d0229b</text:p>
          </table:table-cell>
          <table:table-cell office:value-type="string">
            <text:p>PR-20251017-433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2fc61988</text:p>
          </table:table-cell>
          <table:table-cell office:value-type="string">
            <text:p>27.10.25, 00:00</text:p>
          </table:table-cell>
          <table:table-cell office:value-type="string">
            <text:p>ac7a380e</text:p>
          </table:table-cell>
          <table:table-cell office:value-type="string">
            <text:p>TRUE</text:p>
          </table:table-cell>
          <table:table-cell office:value-type="string">
            <text:p>49.782, 23.951</text:p>
          </table:table-cell>
          <table:table-cell office:value-type="string">
            <text:p>f5d0229b</text:p>
          </table:table-cell>
          <table:table-cell office:value-type="string">
            <text:p>14:18</text:p>
          </table:table-cell>
          <table:table-cell office:value-type="string">
            <text:p>49.782, 23.95</text:p>
          </table:table-cell>
          <table:table-cell office:value-type="string">
            <text:p>f5d0229b</text:p>
          </table:table-cell>
          <table:table-cell office:value-type="string">
            <text:p>16:41</text:p>
          </table:table-cell>
          <table:table-cell office:value-type="string">
            <text:p>WI-20251027-389</text:p>
          </table:table-cell>
          <table:table-cell office:value-type="string">
            <text:p>II-20251027-406</text:p>
          </table:table-cell>
          <table:table-cell office:value-type="string">
            <text:p>f5d0229b</text:p>
          </table:table-cell>
          <table:table-cell office:value-type="string">
            <text:p>PR-20251017-433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2a636b3e</text:p>
          </table:table-cell>
          <table:table-cell office:value-type="string">
            <text:p>27.10.25, 00:00</text:p>
          </table:table-cell>
          <table:table-cell office:value-type="string">
            <text:p>ac7a380e</text:p>
          </table:table-cell>
          <table:table-cell office:value-type="string">
            <text:p>TRUE</text:p>
          </table:table-cell>
          <table:table-cell office:value-type="string">
            <text:p>49.782, 23.95</text:p>
          </table:table-cell>
          <table:table-cell office:value-type="string">
            <text:p>f5d0229b</text:p>
          </table:table-cell>
          <table:table-cell office:value-type="string">
            <text:p>16:42</text:p>
          </table:table-cell>
          <table:table-cell office:value-type="string">
            <text:p>49.789, 23.942</text:p>
          </table:table-cell>
          <table:table-cell office:value-type="string">
            <text:p>e4b53fe4</text:p>
          </table:table-cell>
          <table:table-cell office:value-type="string">
            <text:p>16:56</text:p>
          </table:table-cell>
          <table:table-cell office:value-type="string">
            <text:p>WI-20251027-549</text:p>
          </table:table-cell>
          <table:table-cell office:value-type="string">
            <text:p>II-20251027-251</text:p>
          </table:table-cell>
          <table:table-cell office:value-type="string">
            <text:p>f5d0229b</text:p>
          </table:table-cell>
          <table:table-cell office:value-type="string">
            <text:p>PR-20251017-433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e2c05f1a</text:p>
          </table:table-cell>
          <table:table-cell office:value-type="string">
            <text:p>28.10.25, 00:00</text:p>
          </table:table-cell>
          <table:table-cell office:value-type="string">
            <text:p>ac7a380e</text:p>
          </table:table-cell>
          <table:table-cell office:value-type="string">
            <text:p>TRUE</text:p>
          </table:table-cell>
          <table:table-cell office:value-type="string">
            <text:p>49.789, 23.944</text:p>
          </table:table-cell>
          <table:table-cell office:value-type="string">
            <text:p>e4b53fe4</text:p>
          </table:table-cell>
          <table:table-cell office:value-type="string">
            <text:p>09:27</text:p>
          </table:table-cell>
          <table:table-cell office:value-type="string">
            <text:p>49.755, 23.956</text:p>
          </table:table-cell>
          <table:table-cell office:value-type="string">
            <text:p>2c6d19c6</text:p>
          </table:table-cell>
          <table:table-cell office:value-type="string">
            <text:p>09:55</text:p>
          </table:table-cell>
          <table:table-cell office:value-type="string">
            <text:p>WI-20251028-312</text:p>
          </table:table-cell>
          <table:table-cell office:value-type="string">
            <text:p>II-20251028-808</text:p>
          </table:table-cell>
          <table:table-cell office:value-type="string">
            <text:p>2c6d19c6</text:p>
          </table:table-cell>
          <table:table-cell office:value-type="string">
            <text:p>PR-20250512-544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f7367ba5</text:p>
          </table:table-cell>
          <table:table-cell office:value-type="string">
            <text:p>28.10.25, 00:00</text:p>
          </table:table-cell>
          <table:table-cell office:value-type="string">
            <text:p>ac7a380e</text:p>
          </table:table-cell>
          <table:table-cell office:value-type="string">
            <text:p>TRUE</text:p>
          </table:table-cell>
          <table:table-cell office:value-type="string">
            <text:p>49.755, 23.956</text:p>
          </table:table-cell>
          <table:table-cell office:value-type="string">
            <text:p>2c6d19c6</text:p>
          </table:table-cell>
          <table:table-cell office:value-type="string">
            <text:p>09:56</text:p>
          </table:table-cell>
          <table:table-cell office:value-type="string">
            <text:p>49.755, 23.956</text:p>
          </table:table-cell>
          <table:table-cell office:value-type="string">
            <text:p>2c6d19c6</text:p>
          </table:table-cell>
          <table:table-cell office:value-type="string">
            <text:p>12:46</text:p>
          </table:table-cell>
          <table:table-cell office:value-type="string">
            <text:p>WI-20251028-916</text:p>
          </table:table-cell>
          <table:table-cell office:value-type="string">
            <text:p>II-20251028-131</text:p>
          </table:table-cell>
          <table:table-cell office:value-type="string">
            <text:p>2c6d19c6</text:p>
          </table:table-cell>
          <table:table-cell office:value-type="string">
            <text:p>PR-20250512-544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8adaddda</text:p>
          </table:table-cell>
          <table:table-cell office:value-type="string">
            <text:p>28.10.25, 00:00</text:p>
          </table:table-cell>
          <table:table-cell office:value-type="float" office:value="58498703">
            <text:p>58498703</text:p>
          </table:table-cell>
          <table:table-cell office:value-type="string">
            <text:p>FALSE</text:p>
          </table:table-cell>
          <table:table-cell office:value-type="string">
            <text:p>49.79, 24.056</text:p>
          </table:table-cell>
          <table:table-cell office:value-type="string">
            <text:p>6ce7e26d</text:p>
          </table:table-cell>
          <table:table-cell office:value-type="string">
            <text:p>12:38</text:p>
          </table:table-cell>
          <table:table-cell office:value-type="string">
            <text:p>49.842, 24.076</text:p>
          </table:table-cell>
          <table:table-cell office:value-type="string">
            <text:p>565c2a73</text:p>
          </table:table-cell>
          <table:table-cell office:value-type="string">
            <text:p>13:13</text:p>
          </table:table-cell>
          <table:table-cell office:value-type="string">
            <text:p>WI-20251028-442</text:p>
          </table:table-cell>
          <table:table-cell office:value-type="string">
            <text:p>II-20251028-573</text:p>
          </table:table-cell>
          <table:table-cell office:value-type="string">
            <text:p>565c2a73</text:p>
          </table:table-cell>
          <table:table-cell office:value-type="string">
            <text:p>PR-20250831-792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a32e1a0c</text:p>
          </table:table-cell>
          <table:table-cell office:value-type="string">
            <text:p>28.10.25, 00:00</text:p>
          </table:table-cell>
          <table:table-cell office:value-type="string">
            <text:p>ac7a380e</text:p>
          </table:table-cell>
          <table:table-cell office:value-type="string">
            <text:p>TRUE</text:p>
          </table:table-cell>
          <table:table-cell office:value-type="string">
            <text:p>49.755, 23.956</text:p>
          </table:table-cell>
          <table:table-cell office:value-type="string">
            <text:p>2c6d19c6</text:p>
          </table:table-cell>
          <table:table-cell office:value-type="string">
            <text:p>12:46</text:p>
          </table:table-cell>
          <table:table-cell office:value-type="string">
            <text:p>49.775, 23.975</text:p>
          </table:table-cell>
          <table:table-cell office:value-type="string">
            <text:p>1047c7b4</text:p>
          </table:table-cell>
          <table:table-cell office:value-type="string">
            <text:p>13:44</text:p>
          </table:table-cell>
          <table:table-cell office:value-type="string">
            <text:p>WI-20251028-485</text:p>
          </table:table-cell>
          <table:table-cell office:value-type="string">
            <text:p>II-20251028-201</text:p>
          </table:table-cell>
          <table:table-cell office:value-type="string">
            <text:p>2c6d19c6</text:p>
          </table:table-cell>
          <table:table-cell office:value-type="string">
            <text:p>PR-20250512-544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f156792f</text:p>
          </table:table-cell>
          <table:table-cell office:value-type="string">
            <text:p>28.10.25, 00:00</text:p>
          </table:table-cell>
          <table:table-cell office:value-type="float" office:value="58498703">
            <text:p>58498703</text:p>
          </table:table-cell>
          <table:table-cell office:value-type="string">
            <text:p>FALSE</text:p>
          </table:table-cell>
          <table:table-cell office:value-type="string">
            <text:p>49.842, 24.076</text:p>
          </table:table-cell>
          <table:table-cell office:value-type="string">
            <text:p>565c2a73</text:p>
          </table:table-cell>
          <table:table-cell office:value-type="string">
            <text:p>13:13</text:p>
          </table:table-cell>
          <table:table-cell office:value-type="string">
            <text:p>49.842, 24.076</text:p>
          </table:table-cell>
          <table:table-cell office:value-type="string">
            <text:p>565c2a73</text:p>
          </table:table-cell>
          <table:table-cell office:value-type="string">
            <text:p>13:41</text:p>
          </table:table-cell>
          <table:table-cell office:value-type="string">
            <text:p>WI-20251028-646</text:p>
          </table:table-cell>
          <table:table-cell office:value-type="string">
            <text:p>II-20251028-341</text:p>
          </table:table-cell>
          <table:table-cell office:value-type="string">
            <text:p>565c2a73</text:p>
          </table:table-cell>
          <table:table-cell office:value-type="string">
            <text:p>PR-20250831-792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7a68c8f6</text:p>
          </table:table-cell>
          <table:table-cell office:value-type="string">
            <text:p>28.10.25, 00:00</text:p>
          </table:table-cell>
          <table:table-cell office:value-type="float" office:value="58498703">
            <text:p>58498703</text:p>
          </table:table-cell>
          <table:table-cell office:value-type="string">
            <text:p>FALSE</text:p>
          </table:table-cell>
          <table:table-cell office:value-type="string">
            <text:p>49.842, 24.076</text:p>
          </table:table-cell>
          <table:table-cell office:value-type="string">
            <text:p>565c2a73</text:p>
          </table:table-cell>
          <table:table-cell office:value-type="string">
            <text:p>13:41</text:p>
          </table:table-cell>
          <table:table-cell office:value-type="string">
            <text:p>49.79, 24.055</text:p>
          </table:table-cell>
          <table:table-cell office:value-type="string">
            <text:p>6ce7e26d</text:p>
          </table:table-cell>
          <table:table-cell office:value-type="string">
            <text:p>14:43</text:p>
          </table:table-cell>
          <table:table-cell office:value-type="string">
            <text:p>WI-20251028-279</text:p>
          </table:table-cell>
          <table:table-cell office:value-type="string">
            <text:p>II-20251028-324</text:p>
          </table:table-cell>
          <table:table-cell office:value-type="string">
            <text:p>565c2a73</text:p>
          </table:table-cell>
          <table:table-cell office:value-type="string">
            <text:p>PR-20250831-792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5e99b6c0</text:p>
          </table:table-cell>
          <table:table-cell office:value-type="string">
            <text:p>28.10.25, 00:00</text:p>
          </table:table-cell>
          <table:table-cell office:value-type="string">
            <text:p>ac7a380e</text:p>
          </table:table-cell>
          <table:table-cell office:value-type="string">
            <text:p>TRUE</text:p>
          </table:table-cell>
          <table:table-cell office:value-type="string">
            <text:p>49.775, 23.975</text:p>
          </table:table-cell>
          <table:table-cell office:value-type="string">
            <text:p>1047c7b4</text:p>
          </table:table-cell>
          <table:table-cell office:value-type="string">
            <text:p>13:44</text:p>
          </table:table-cell>
          <table:table-cell office:value-type="string">
            <text:p>49.775, 23.975</text:p>
          </table:table-cell>
          <table:table-cell office:value-type="string">
            <text:p>1047c7b4</text:p>
          </table:table-cell>
          <table:table-cell office:value-type="string">
            <text:p>17:49</text:p>
          </table:table-cell>
          <table:table-cell office:value-type="string">
            <text:p>WI-20251028-548</text:p>
          </table:table-cell>
          <table:table-cell office:value-type="string">
            <text:p>II-20251028-925</text:p>
          </table:table-cell>
          <table:table-cell office:value-type="string">
            <text:p>1047c7b4</text:p>
          </table:table-cell>
          <table:table-cell office:value-type="string">
            <text:p>PR-20251028-154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592154be</text:p>
          </table:table-cell>
          <table:table-cell office:value-type="string">
            <text:p>28.10.25, 00:00</text:p>
          </table:table-cell>
          <table:table-cell office:value-type="string">
            <text:p>ac7a380e</text:p>
          </table:table-cell>
          <table:table-cell office:value-type="string">
            <text:p>TRUE</text:p>
          </table:table-cell>
          <table:table-cell office:value-type="string">
            <text:p>49.775, 23.975</text:p>
          </table:table-cell>
          <table:table-cell office:value-type="string">
            <text:p>1047c7b4</text:p>
          </table:table-cell>
          <table:table-cell office:value-type="string">
            <text:p>17:50</text:p>
          </table:table-cell>
          <table:table-cell office:value-type="string">
            <text:p>49.792, 24.017</text:p>
          </table:table-cell>
          <table:table-cell office:value-type="string">
            <text:p>1fb65589</text:p>
          </table:table-cell>
          <table:table-cell office:value-type="string">
            <text:p>18:29</text:p>
          </table:table-cell>
          <table:table-cell office:value-type="string">
            <text:p>WI-20251028-134</text:p>
          </table:table-cell>
          <table:table-cell office:value-type="string">
            <text:p>II-20251028-119</text:p>
          </table:table-cell>
          <table:table-cell office:value-type="string">
            <text:p>1047c7b4</text:p>
          </table:table-cell>
          <table:table-cell office:value-type="string">
            <text:p>PR-20251028-154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594b4d0c</text:p>
          </table:table-cell>
          <table:table-cell office:value-type="string">
            <text:p>29.10.25, 00:00</text:p>
          </table:table-cell>
          <table:table-cell office:value-type="string">
            <text:p>ac7a380e</text:p>
          </table:table-cell>
          <table:table-cell office:value-type="string">
            <text:p>TRUE</text:p>
          </table:table-cell>
          <table:table-cell office:value-type="string">
            <text:p>49.792, 24.017</text:p>
          </table:table-cell>
          <table:table-cell office:value-type="string">
            <text:p>1fb65589</text:p>
          </table:table-cell>
          <table:table-cell office:value-type="string">
            <text:p>08:53</text:p>
          </table:table-cell>
          <table:table-cell office:value-type="string">
            <text:p>49.775, 23.975</text:p>
          </table:table-cell>
          <table:table-cell office:value-type="string">
            <text:p>1047c7b4</text:p>
          </table:table-cell>
          <table:table-cell office:value-type="string">
            <text:p>09:43</text:p>
          </table:table-cell>
          <table:table-cell office:value-type="string">
            <text:p>WI-20251029-362</text:p>
          </table:table-cell>
          <table:table-cell office:value-type="string">
            <text:p>II-20251029-639</text:p>
          </table:table-cell>
          <table:table-cell office:value-type="string">
            <text:p>1047c7b4</text:p>
          </table:table-cell>
          <table:table-cell office:value-type="string">
            <text:p>PR-20251028-154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68b7dc91</text:p>
          </table:table-cell>
          <table:table-cell office:value-type="string">
            <text:p>29.10.25, 00:00</text:p>
          </table:table-cell>
          <table:table-cell office:value-type="string">
            <text:p>ac7a380e</text:p>
          </table:table-cell>
          <table:table-cell office:value-type="string">
            <text:p>TRUE</text:p>
          </table:table-cell>
          <table:table-cell office:value-type="string">
            <text:p>49.775, 23.975</text:p>
          </table:table-cell>
          <table:table-cell office:value-type="string">
            <text:p>1047c7b4</text:p>
          </table:table-cell>
          <table:table-cell office:value-type="string">
            <text:p>09:43</text:p>
          </table:table-cell>
          <table:table-cell office:value-type="string">
            <text:p>49.775, 23.975</text:p>
          </table:table-cell>
          <table:table-cell office:value-type="string">
            <text:p>1047c7b4</text:p>
          </table:table-cell>
          <table:table-cell office:value-type="string">
            <text:p>11:51</text:p>
          </table:table-cell>
          <table:table-cell office:value-type="string">
            <text:p>WI-20251029-932</text:p>
          </table:table-cell>
          <table:table-cell office:value-type="string">
            <text:p>II-20251029-827</text:p>
          </table:table-cell>
          <table:table-cell office:value-type="string">
            <text:p>1047c7b4</text:p>
          </table:table-cell>
          <table:table-cell office:value-type="string">
            <text:p>PR-20251028-154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9862f37e</text:p>
          </table:table-cell>
          <table:table-cell office:value-type="string">
            <text:p>29.10.25, 00:00</text:p>
          </table:table-cell>
          <table:table-cell office:value-type="string">
            <text:p>ac7a380e</text:p>
          </table:table-cell>
          <table:table-cell office:value-type="string">
            <text:p>TRUE</text:p>
          </table:table-cell>
          <table:table-cell office:value-type="string">
            <text:p>49.775, 23.975</text:p>
          </table:table-cell>
          <table:table-cell office:value-type="string">
            <text:p>1047c7b4</text:p>
          </table:table-cell>
          <table:table-cell office:value-type="string">
            <text:p>11:53</text:p>
          </table:table-cell>
          <table:table-cell office:value-type="string">
            <text:p>49.891, 23.951</text:p>
          </table:table-cell>
          <table:table-cell office:value-type="string">
            <text:p>e4b53fee</text:p>
          </table:table-cell>
          <table:table-cell office:value-type="string">
            <text:p>12:40</text:p>
          </table:table-cell>
          <table:table-cell office:value-type="string">
            <text:p>WI-20251029-769</text:p>
          </table:table-cell>
          <table:table-cell office:value-type="string">
            <text:p>II-20251029-220</text:p>
          </table:table-cell>
          <table:table-cell office:value-type="string">
            <text:p>1047c7b4</text:p>
          </table:table-cell>
          <table:table-cell office:value-type="string">
            <text:p>PR-20251028-154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543a8be7</text:p>
          </table:table-cell>
          <table:table-cell office:value-type="string">
            <text:p>29.10.25, 00:00</text:p>
          </table:table-cell>
          <table:table-cell office:value-type="string">
            <text:p>ac7a380e</text:p>
          </table:table-cell>
          <table:table-cell office:value-type="string">
            <text:p>TRUE</text:p>
          </table:table-cell>
          <table:table-cell office:value-type="string">
            <text:p>49.891, 23.951</text:p>
          </table:table-cell>
          <table:table-cell office:value-type="string">
            <text:p>e4b53fee</text:p>
          </table:table-cell>
          <table:table-cell office:value-type="string">
            <text:p>12:40</text:p>
          </table:table-cell>
          <table:table-cell office:value-type="string">
            <text:p>49.891, 23.951</text:p>
          </table:table-cell>
          <table:table-cell office:value-type="string">
            <text:p>e4b53fee</text:p>
          </table:table-cell>
          <table:table-cell office:value-type="string">
            <text:p>17:43</text:p>
          </table:table-cell>
          <table:table-cell office:value-type="string">
            <text:p>WI-20251029-749</text:p>
          </table:table-cell>
          <table:table-cell office:value-type="string">
            <text:p>II-20251029-950</text:p>
          </table:table-cell>
          <table:table-cell office:value-type="string">
            <text:p>e4b53fee</text:p>
          </table:table-cell>
          <table:table-cell office:value-type="string">
            <text:p>PR-20251029-332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d9f282e2</text:p>
          </table:table-cell>
          <table:table-cell office:value-type="string">
            <text:p>29.10.25, 00:00</text:p>
          </table:table-cell>
          <table:table-cell office:value-type="string">
            <text:p>ac7a380e</text:p>
          </table:table-cell>
          <table:table-cell office:value-type="string">
            <text:p>TRUE</text:p>
          </table:table-cell>
          <table:table-cell office:value-type="string">
            <text:p>49.891, 23.951</text:p>
          </table:table-cell>
          <table:table-cell office:value-type="string">
            <text:p>e4b53fee</text:p>
          </table:table-cell>
          <table:table-cell office:value-type="string">
            <text:p>17:44</text:p>
          </table:table-cell>
          <table:table-cell office:value-type="string">
            <text:p>49.788, 23.945</text:p>
          </table:table-cell>
          <table:table-cell office:value-type="string">
            <text:p>e4b53fe4</text:p>
          </table:table-cell>
          <table:table-cell office:value-type="string">
            <text:p>09:16</text:p>
          </table:table-cell>
          <table:table-cell office:value-type="string">
            <text:p>WI-20251029-820</text:p>
          </table:table-cell>
          <table:table-cell office:value-type="string">
            <text:p>II-20251029-921</text:p>
          </table:table-cell>
          <table:table-cell office:value-type="string">
            <text:p>e4b53fee</text:p>
          </table:table-cell>
          <table:table-cell office:value-type="string">
            <text:p>PR-20251029-332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0c5e6088</text:p>
          </table:table-cell>
          <table:table-cell office:value-type="string">
            <text:p>30.10.25, 00:00</text:p>
          </table:table-cell>
          <table:table-cell office:value-type="string">
            <text:p>ac7a380e</text:p>
          </table:table-cell>
          <table:table-cell office:value-type="string">
            <text:p>TRUE</text:p>
          </table:table-cell>
          <table:table-cell office:value-type="string">
            <text:p>49.788, 23.945</text:p>
          </table:table-cell>
          <table:table-cell office:value-type="string">
            <text:p>e4b53fe4</text:p>
          </table:table-cell>
          <table:table-cell office:value-type="string">
            <text:p>09:17</text:p>
          </table:table-cell>
          <table:table-cell office:value-type="string">
            <text:p>49.891, 23.951</text:p>
          </table:table-cell>
          <table:table-cell office:value-type="string">
            <text:p>e4b53fee</text:p>
          </table:table-cell>
          <table:table-cell office:value-type="string">
            <text:p>10:06</text:p>
          </table:table-cell>
          <table:table-cell office:value-type="string">
            <text:p>WI-20251030-746</text:p>
          </table:table-cell>
          <table:table-cell office:value-type="string">
            <text:p>II-20251030-843</text:p>
          </table:table-cell>
          <table:table-cell office:value-type="string">
            <text:p>e4b53fee</text:p>
          </table:table-cell>
          <table:table-cell office:value-type="string">
            <text:p>PR-20251029-332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30b64e9e</text:p>
          </table:table-cell>
          <table:table-cell office:value-type="string">
            <text:p>30.10.25, 00:00</text:p>
          </table:table-cell>
          <table:table-cell office:value-type="string">
            <text:p>ac7a380e</text:p>
          </table:table-cell>
          <table:table-cell office:value-type="string">
            <text:p>TRUE</text:p>
          </table:table-cell>
          <table:table-cell office:value-type="string">
            <text:p>49.891, 23.951</text:p>
          </table:table-cell>
          <table:table-cell office:value-type="string">
            <text:p>e4b53fee</text:p>
          </table:table-cell>
          <table:table-cell office:value-type="string">
            <text:p>10:06</text:p>
          </table:table-cell>
          <table:table-cell office:value-type="string">
            <text:p>49.892, 23.951</text:p>
          </table:table-cell>
          <table:table-cell office:value-type="string">
            <text:p>e4b53fee</text:p>
          </table:table-cell>
          <table:table-cell office:value-type="string">
            <text:p>17:16</text:p>
          </table:table-cell>
          <table:table-cell office:value-type="string">
            <text:p>WI-20251030-808</text:p>
          </table:table-cell>
          <table:table-cell office:value-type="string">
            <text:p>II-20251030-959</text:p>
          </table:table-cell>
          <table:table-cell office:value-type="string">
            <text:p>e4b53fee</text:p>
          </table:table-cell>
          <table:table-cell office:value-type="string">
            <text:p>PR-20251029-332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a0ddb90f</text:p>
          </table:table-cell>
          <table:table-cell office:value-type="string">
            <text:p>30.10.25, 00:00</text:p>
          </table:table-cell>
          <table:table-cell office:value-type="string">
            <text:p>ac7a380e</text:p>
          </table:table-cell>
          <table:table-cell office:value-type="string">
            <text:p>TRUE</text:p>
          </table:table-cell>
          <table:table-cell office:value-type="string">
            <text:p>49.892, 23.951</text:p>
          </table:table-cell>
          <table:table-cell office:value-type="string">
            <text:p>e4b53fee</text:p>
          </table:table-cell>
          <table:table-cell office:value-type="string">
            <text:p>17:16</text:p>
          </table:table-cell>
          <table:table-cell office:value-type="string">
            <text:p>49.781, 24.056</text:p>
          </table:table-cell>
          <table:table-cell office:value-type="string">
            <text:p>10c6f637</text:p>
          </table:table-cell>
          <table:table-cell office:value-type="string">
            <text:p>20:06</text:p>
          </table:table-cell>
          <table:table-cell office:value-type="string">
            <text:p>WI-20251030-803</text:p>
          </table:table-cell>
          <table:table-cell office:value-type="string">
            <text:p>II-20251030-588</text:p>
          </table:table-cell>
          <table:table-cell office:value-type="string">
            <text:p>e4b53fee</text:p>
          </table:table-cell>
          <table:table-cell office:value-type="string">
            <text:p>PR-20251029-332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cb1afec9</text:p>
          </table:table-cell>
          <table:table-cell office:value-type="string">
            <text:p>31.10.25, 00:00</text:p>
          </table:table-cell>
          <table:table-cell office:value-type="string">
            <text:p>ac7a380e</text:p>
          </table:table-cell>
          <table:table-cell office:value-type="string">
            <text:p>TRUE</text:p>
          </table:table-cell>
          <table:table-cell office:value-type="string">
            <text:p>49.789, 23.943</text:p>
          </table:table-cell>
          <table:table-cell office:value-type="string">
            <text:p>e4b53fe4</text:p>
          </table:table-cell>
          <table:table-cell office:value-type="string">
            <text:p>09:47</text:p>
          </table:table-cell>
          <table:table-cell office:value-type="string">
            <text:p>49.896, 23.96</text:p>
          </table:table-cell>
          <table:table-cell office:value-type="float" office:value="98958958">
            <text:p>98958958</text:p>
          </table:table-cell>
          <table:table-cell office:value-type="string">
            <text:p>10:29</text:p>
          </table:table-cell>
          <table:table-cell office:value-type="string">
            <text:p>WI-20251031-320</text:p>
          </table:table-cell>
          <table:table-cell office:value-type="string">
            <text:p>II-20251031-555</text:p>
          </table:table-cell>
          <table:table-cell office:value-type="float" office:value="98958958">
            <text:p>98958958</text:p>
          </table:table-cell>
          <table:table-cell office:value-type="string">
            <text:p>PR-20251031-836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12768a21</text:p>
          </table:table-cell>
          <table:table-cell office:value-type="string">
            <text:p>31.10.25, 00:00</text:p>
          </table:table-cell>
          <table:table-cell office:value-type="string">
            <text:p>ac7a380e</text:p>
          </table:table-cell>
          <table:table-cell office:value-type="string">
            <text:p>TRUE</text:p>
          </table:table-cell>
          <table:table-cell office:value-type="string">
            <text:p>49.896, 23.96</text:p>
          </table:table-cell>
          <table:table-cell office:value-type="float" office:value="98958958">
            <text:p>98958958</text:p>
          </table:table-cell>
          <table:table-cell office:value-type="string">
            <text:p>10:29</text:p>
          </table:table-cell>
          <table:table-cell office:value-type="string">
            <text:p>49.896, 23.96</text:p>
          </table:table-cell>
          <table:table-cell office:value-type="float" office:value="98958958">
            <text:p>98958958</text:p>
          </table:table-cell>
          <table:table-cell office:value-type="string">
            <text:p>13:36</text:p>
          </table:table-cell>
          <table:table-cell office:value-type="string">
            <text:p>WI-20251031-875</text:p>
          </table:table-cell>
          <table:table-cell office:value-type="string">
            <text:p>II-20251031-821</text:p>
          </table:table-cell>
          <table:table-cell office:value-type="float" office:value="98958958">
            <text:p>98958958</text:p>
          </table:table-cell>
          <table:table-cell office:value-type="string">
            <text:p>PR-20251031-836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879c24a4</text:p>
          </table:table-cell>
          <table:table-cell office:value-type="string">
            <text:p>31.10.25, 00:00</text:p>
          </table:table-cell>
          <table:table-cell office:value-type="string">
            <text:p>ac7a380e</text:p>
          </table:table-cell>
          <table:table-cell office:value-type="string">
            <text:p>TRUE</text:p>
          </table:table-cell>
          <table:table-cell office:value-type="string">
            <text:p>49.896, 23.96</text:p>
          </table:table-cell>
          <table:table-cell office:value-type="float" office:value="98958958">
            <text:p>98958958</text:p>
          </table:table-cell>
          <table:table-cell office:value-type="string">
            <text:p>13:36</text:p>
          </table:table-cell>
          <table:table-cell office:value-type="string">
            <text:p>49.927, 23.906</text:p>
          </table:table-cell>
          <table:table-cell office:value-type="string">
            <text:p>556598b9</text:p>
          </table:table-cell>
          <table:table-cell office:value-type="string">
            <text:p>15:15</text:p>
          </table:table-cell>
          <table:table-cell office:value-type="string">
            <text:p>WI-20251031-393</text:p>
          </table:table-cell>
          <table:table-cell office:value-type="string">
            <text:p>II-20251031-594</text:p>
          </table:table-cell>
          <table:table-cell office:value-type="float" office:value="98958958">
            <text:p>98958958</text:p>
          </table:table-cell>
          <table:table-cell office:value-type="string">
            <text:p>PR-20251031-836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7c6eb188</text:p>
          </table:table-cell>
          <table:table-cell office:value-type="string">
            <text:p>31.10.25, 00:00</text:p>
          </table:table-cell>
          <table:table-cell office:value-type="string">
            <text:p>ac7a380e</text:p>
          </table:table-cell>
          <table:table-cell office:value-type="string">
            <text:p>TRUE</text:p>
          </table:table-cell>
          <table:table-cell office:value-type="string">
            <text:p>49.926, 23.906</text:p>
          </table:table-cell>
          <table:table-cell office:value-type="string">
            <text:p>556598b9</text:p>
          </table:table-cell>
          <table:table-cell office:value-type="string">
            <text:p>15:15</text:p>
          </table:table-cell>
          <table:table-cell office:value-type="string">
            <text:p>49.926, 23.906</text:p>
          </table:table-cell>
          <table:table-cell office:value-type="string">
            <text:p>556598b9</text:p>
          </table:table-cell>
          <table:table-cell office:value-type="string">
            <text:p>16:54</text:p>
          </table:table-cell>
          <table:table-cell office:value-type="string">
            <text:p>WI-20251031-507</text:p>
          </table:table-cell>
          <table:table-cell office:value-type="string">
            <text:p>II-20251031-715</text:p>
          </table:table-cell>
          <table:table-cell office:value-type="string">
            <text:p>556598b9</text:p>
          </table:table-cell>
          <table:table-cell office:value-type="string">
            <text:p>PR-20251031-998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9ad4704b</text:p>
          </table:table-cell>
          <table:table-cell office:value-type="string">
            <text:p>31.10.25, 00:00</text:p>
          </table:table-cell>
          <table:table-cell office:value-type="string">
            <text:p>ac7a380e</text:p>
          </table:table-cell>
          <table:table-cell office:value-type="string">
            <text:p>TRUE</text:p>
          </table:table-cell>
          <table:table-cell office:value-type="string">
            <text:p>49.926, 23.906</text:p>
          </table:table-cell>
          <table:table-cell office:value-type="string">
            <text:p>556598b9</text:p>
          </table:table-cell>
          <table:table-cell office:value-type="string">
            <text:p>16:54</text:p>
          </table:table-cell>
          <table:table-cell office:value-type="string">
            <text:p>49.782, 24.056</text:p>
          </table:table-cell>
          <table:table-cell office:value-type="string">
            <text:p>10c6f637</text:p>
          </table:table-cell>
          <table:table-cell office:value-type="string">
            <text:p>19:40</text:p>
          </table:table-cell>
          <table:table-cell office:value-type="string">
            <text:p>WI-20251031-241</text:p>
          </table:table-cell>
          <table:table-cell office:value-type="string">
            <text:p>II-20251031-925</text:p>
          </table:table-cell>
          <table:table-cell office:value-type="string">
            <text:p>556598b9</text:p>
          </table:table-cell>
          <table:table-cell office:value-type="string">
            <text:p>PR-20251031-998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float" office:value="21047860">
            <text:p>21047860</text:p>
          </table:table-cell>
          <table:table-cell office:value-type="string">
            <text:p>03.11.25, 00:00</text:p>
          </table:table-cell>
          <table:table-cell office:value-type="string">
            <text:p>ac7a380e</text:p>
          </table:table-cell>
          <table:table-cell office:value-type="string">
            <text:p>TRUE</text:p>
          </table:table-cell>
          <table:table-cell office:value-type="string">
            <text:p>49.789, 23.979</text:p>
          </table:table-cell>
          <table:table-cell office:value-type="string">
            <text:p>c04aa81c</text:p>
          </table:table-cell>
          <table:table-cell office:value-type="string">
            <text:p>09:42</text:p>
          </table:table-cell>
          <table:table-cell office:value-type="string">
            <text:p>49.789, 23.943</text:p>
          </table:table-cell>
          <table:table-cell office:value-type="string">
            <text:p>e4b53fe4</text:p>
          </table:table-cell>
          <table:table-cell office:value-type="string">
            <text:p>11:20</text:p>
          </table:table-cell>
          <table:table-cell office:value-type="string">
            <text:p>WI-20251103-283</text:p>
          </table:table-cell>
          <table:table-cell office:value-type="string">
            <text:p>II-20251103-385</text:p>
          </table:table-cell>
          <table:table-cell office:value-type="string">
            <text:p>0304bc26</text:p>
          </table:table-cell>
          <table:table-cell office:value-type="string">
            <text:p>PR-20251103-377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154d9b95</text:p>
          </table:table-cell>
          <table:table-cell office:value-type="string">
            <text:p>03.11.25, 00:00</text:p>
          </table:table-cell>
          <table:table-cell office:value-type="string">
            <text:p>ac7a380e</text:p>
          </table:table-cell>
          <table:table-cell office:value-type="string">
            <text:p>TRUE</text:p>
          </table:table-cell>
          <table:table-cell office:value-type="string">
            <text:p>49.789, 23.943</text:p>
          </table:table-cell>
          <table:table-cell office:value-type="string">
            <text:p>e4b53fe4</text:p>
          </table:table-cell>
          <table:table-cell office:value-type="string">
            <text:p>11:30</text:p>
          </table:table-cell>
          <table:table-cell office:value-type="string">
            <text:p>49.911, 23.96</text:p>
          </table:table-cell>
          <table:table-cell office:value-type="string">
            <text:p>19050a64</text:p>
          </table:table-cell>
          <table:table-cell office:value-type="string">
            <text:p>12:49</text:p>
          </table:table-cell>
          <table:table-cell office:value-type="string">
            <text:p>WI-20251103-729</text:p>
          </table:table-cell>
          <table:table-cell office:value-type="string">
            <text:p>II-20251103-133</text:p>
          </table:table-cell>
          <table:table-cell office:value-type="string">
            <text:p>19050a64</text:p>
          </table:table-cell>
          <table:table-cell office:value-type="string">
            <text:p>PR-20251103-197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5d644ee8</text:p>
          </table:table-cell>
          <table:table-cell office:value-type="string">
            <text:p>03.11.25, 00:00</text:p>
          </table:table-cell>
          <table:table-cell office:value-type="string">
            <text:p>ac7a380e</text:p>
          </table:table-cell>
          <table:table-cell office:value-type="string">
            <text:p>TRUE</text:p>
          </table:table-cell>
          <table:table-cell office:value-type="string">
            <text:p>49.911, 23.96</text:p>
          </table:table-cell>
          <table:table-cell office:value-type="string">
            <text:p>19050a64</text:p>
          </table:table-cell>
          <table:table-cell office:value-type="string">
            <text:p>12:49</text:p>
          </table:table-cell>
          <table:table-cell office:value-type="string">
            <text:p>49.911, 23.961</text:p>
          </table:table-cell>
          <table:table-cell office:value-type="string">
            <text:p>19050a64</text:p>
          </table:table-cell>
          <table:table-cell office:value-type="string">
            <text:p>17:27</text:p>
          </table:table-cell>
          <table:table-cell office:value-type="string">
            <text:p>WI-20251103-988</text:p>
          </table:table-cell>
          <table:table-cell office:value-type="string">
            <text:p>II-20251103-599</text:p>
          </table:table-cell>
          <table:table-cell office:value-type="string">
            <text:p>19050a64</text:p>
          </table:table-cell>
          <table:table-cell office:value-type="string">
            <text:p>PR-20251103-197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8023257e</text:p>
          </table:table-cell>
          <table:table-cell office:value-type="string">
            <text:p>03.11.25, 00:00</text:p>
          </table:table-cell>
          <table:table-cell office:value-type="string">
            <text:p>ac7a380e</text:p>
          </table:table-cell>
          <table:table-cell office:value-type="string">
            <text:p>TRUE</text:p>
          </table:table-cell>
          <table:table-cell office:value-type="string">
            <text:p>49.911, 23.961</text:p>
          </table:table-cell>
          <table:table-cell office:value-type="string">
            <text:p>19050a64</text:p>
          </table:table-cell>
          <table:table-cell office:value-type="string">
            <text:p>17:28</text:p>
          </table:table-cell>
          <table:table-cell office:value-type="string">
            <text:p>49.782, 24.056</text:p>
          </table:table-cell>
          <table:table-cell office:value-type="string">
            <text:p>10c6f637</text:p>
          </table:table-cell>
          <table:table-cell office:value-type="string">
            <text:p>19:18</text:p>
          </table:table-cell>
          <table:table-cell office:value-type="string">
            <text:p>WI-20251103-735</text:p>
          </table:table-cell>
          <table:table-cell office:value-type="string">
            <text:p>II-20251103-922</text:p>
          </table:table-cell>
          <table:table-cell office:value-type="string">
            <text:p>19050a64</text:p>
          </table:table-cell>
          <table:table-cell office:value-type="string">
            <text:p>PR-20251103-197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f7de305f</text:p>
          </table:table-cell>
          <table:table-cell office:value-type="string">
            <text:p>04.11.25, 00:00</text:p>
          </table:table-cell>
          <table:table-cell office:value-type="string">
            <text:p>ac7a380e</text:p>
          </table:table-cell>
          <table:table-cell office:value-type="string">
            <text:p>TRUE</text:p>
          </table:table-cell>
          <table:table-cell office:value-type="string">
            <text:p>49.792, 24.017</text:p>
          </table:table-cell>
          <table:table-cell office:value-type="string">
            <text:p>1fb65589</text:p>
          </table:table-cell>
          <table:table-cell office:value-type="string">
            <text:p>09:03</text:p>
          </table:table-cell>
          <table:table-cell office:value-type="string">
            <text:p>49.911, 23.961</text:p>
          </table:table-cell>
          <table:table-cell office:value-type="string">
            <text:p>19050a64</text:p>
          </table:table-cell>
          <table:table-cell office:value-type="string">
            <text:p>10:29</text:p>
          </table:table-cell>
          <table:table-cell office:value-type="string">
            <text:p>WI-20251104-370</text:p>
          </table:table-cell>
          <table:table-cell office:value-type="string">
            <text:p>II-20251104-871</text:p>
          </table:table-cell>
          <table:table-cell office:value-type="string">
            <text:p>19050a64</text:p>
          </table:table-cell>
          <table:table-cell office:value-type="string">
            <text:p>PR-20251103-197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7f7c1d0c</text:p>
          </table:table-cell>
          <table:table-cell office:value-type="string">
            <text:p>04.11.25, 00:00</text:p>
          </table:table-cell>
          <table:table-cell office:value-type="string">
            <text:p>ac7a380e</text:p>
          </table:table-cell>
          <table:table-cell office:value-type="string">
            <text:p>TRUE</text:p>
          </table:table-cell>
          <table:table-cell office:value-type="string">
            <text:p>49.911, 23.961</text:p>
          </table:table-cell>
          <table:table-cell office:value-type="string">
            <text:p>19050a64</text:p>
          </table:table-cell>
          <table:table-cell office:value-type="string">
            <text:p>10:29</text:p>
          </table:table-cell>
          <table:table-cell office:value-type="string">
            <text:p>49.911, 23.961</text:p>
          </table:table-cell>
          <table:table-cell office:value-type="string">
            <text:p>19050a64</text:p>
          </table:table-cell>
          <table:table-cell office:value-type="string">
            <text:p>12:27</text:p>
          </table:table-cell>
          <table:table-cell office:value-type="string">
            <text:p>WI-20251104-101</text:p>
          </table:table-cell>
          <table:table-cell office:value-type="string">
            <text:p>II-20251104-531</text:p>
          </table:table-cell>
          <table:table-cell office:value-type="string">
            <text:p>19050a64</text:p>
          </table:table-cell>
          <table:table-cell office:value-type="string">
            <text:p>PR-20251103-197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351098be</text:p>
          </table:table-cell>
          <table:table-cell office:value-type="string">
            <text:p>04.11.25, 00:00</text:p>
          </table:table-cell>
          <table:table-cell office:value-type="string">
            <text:p>ac7a380e</text:p>
          </table:table-cell>
          <table:table-cell office:value-type="string">
            <text:p>TRUE</text:p>
          </table:table-cell>
          <table:table-cell office:value-type="string">
            <text:p>49.911, 23.961</text:p>
          </table:table-cell>
          <table:table-cell office:value-type="string">
            <text:p>19050a64</text:p>
          </table:table-cell>
          <table:table-cell office:value-type="string">
            <text:p>12:27</text:p>
          </table:table-cell>
          <table:table-cell office:value-type="string">
            <text:p>49.893, 23.957</text:p>
          </table:table-cell>
          <table:table-cell office:value-type="string">
            <text:p>624285df</text:p>
          </table:table-cell>
          <table:table-cell office:value-type="string">
            <text:p>13:06</text:p>
          </table:table-cell>
          <table:table-cell office:value-type="string">
            <text:p>WI-20251104-565</text:p>
          </table:table-cell>
          <table:table-cell office:value-type="string">
            <text:p>II-20251104-530</text:p>
          </table:table-cell>
          <table:table-cell office:value-type="string">
            <text:p>624285df</text:p>
          </table:table-cell>
          <table:table-cell office:value-type="string">
            <text:p>PR-20251104-392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3eddf1fc</text:p>
          </table:table-cell>
          <table:table-cell office:value-type="string">
            <text:p>04.11.25, 00:00</text:p>
          </table:table-cell>
          <table:table-cell office:value-type="string">
            <text:p>ac7a380e</text:p>
          </table:table-cell>
          <table:table-cell office:value-type="string">
            <text:p>TRUE</text:p>
          </table:table-cell>
          <table:table-cell office:value-type="string">
            <text:p>49.893, 23.957</text:p>
          </table:table-cell>
          <table:table-cell office:value-type="string">
            <text:p>624285df</text:p>
          </table:table-cell>
          <table:table-cell office:value-type="string">
            <text:p>13:06</text:p>
          </table:table-cell>
          <table:table-cell office:value-type="string">
            <text:p>49.893, 23.957</text:p>
          </table:table-cell>
          <table:table-cell office:value-type="string">
            <text:p>624285df</text:p>
          </table:table-cell>
          <table:table-cell office:value-type="string">
            <text:p>15:50</text:p>
          </table:table-cell>
          <table:table-cell office:value-type="string">
            <text:p>WI-20251104-981</text:p>
          </table:table-cell>
          <table:table-cell office:value-type="string">
            <text:p>II-20251104-560</text:p>
          </table:table-cell>
          <table:table-cell office:value-type="string">
            <text:p>624285df</text:p>
          </table:table-cell>
          <table:table-cell office:value-type="string">
            <text:p>PR-20251104-392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033e4bd6</text:p>
          </table:table-cell>
          <table:table-cell office:value-type="string">
            <text:p>04.11.25, 00:00</text:p>
          </table:table-cell>
          <table:table-cell office:value-type="string">
            <text:p>ac7a380e</text:p>
          </table:table-cell>
          <table:table-cell office:value-type="string">
            <text:p>TRUE</text:p>
          </table:table-cell>
          <table:table-cell office:value-type="string">
            <text:p>49.893, 23.957</text:p>
          </table:table-cell>
          <table:table-cell office:value-type="string">
            <text:p>624285df</text:p>
          </table:table-cell>
          <table:table-cell office:value-type="string">
            <text:p>15:58</text:p>
          </table:table-cell>
          <table:table-cell office:value-type="string">
            <text:p>49.916, 23.965</text:p>
          </table:table-cell>
          <table:table-cell office:value-type="string">
            <text:p>1b63d8e6</text:p>
          </table:table-cell>
          <table:table-cell office:value-type="string">
            <text:p>16:07</text:p>
          </table:table-cell>
          <table:table-cell office:value-type="string">
            <text:p>WI-20251104-830</text:p>
          </table:table-cell>
          <table:table-cell office:value-type="string">
            <text:p>II-20251104-183</text:p>
          </table:table-cell>
          <table:table-cell office:value-type="string">
            <text:p>1b63d8e6</text:p>
          </table:table-cell>
          <table:table-cell office:value-type="string">
            <text:p>PR-20251104-569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176f1d4e</text:p>
          </table:table-cell>
          <table:table-cell office:value-type="string">
            <text:p>04.11.25, 00:00</text:p>
          </table:table-cell>
          <table:table-cell office:value-type="string">
            <text:p>ac7a380e</text:p>
          </table:table-cell>
          <table:table-cell office:value-type="string">
            <text:p>TRUE</text:p>
          </table:table-cell>
          <table:table-cell office:value-type="string">
            <text:p>49.916, 23.965</text:p>
          </table:table-cell>
          <table:table-cell office:value-type="string">
            <text:p>1b63d8e6</text:p>
          </table:table-cell>
          <table:table-cell office:value-type="string">
            <text:p>16:07</text:p>
          </table:table-cell>
          <table:table-cell office:value-type="string">
            <text:p>49.916, 23.965</text:p>
          </table:table-cell>
          <table:table-cell office:value-type="string">
            <text:p>1b63d8e6</text:p>
          </table:table-cell>
          <table:table-cell office:value-type="string">
            <text:p>17:17</text:p>
          </table:table-cell>
          <table:table-cell office:value-type="string">
            <text:p>WI-20251104-597</text:p>
          </table:table-cell>
          <table:table-cell office:value-type="string">
            <text:p>II-20251104-477</text:p>
          </table:table-cell>
          <table:table-cell office:value-type="string">
            <text:p>1b63d8e6</text:p>
          </table:table-cell>
          <table:table-cell office:value-type="string">
            <text:p>PR-20251104-569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15c00eb9</text:p>
          </table:table-cell>
          <table:table-cell office:value-type="string">
            <text:p>04.11.25, 00:00</text:p>
          </table:table-cell>
          <table:table-cell office:value-type="string">
            <text:p>ac7a380e</text:p>
          </table:table-cell>
          <table:table-cell office:value-type="string">
            <text:p>TRUE</text:p>
          </table:table-cell>
          <table:table-cell office:value-type="string">
            <text:p>49.916, 23.965</text:p>
          </table:table-cell>
          <table:table-cell office:value-type="string">
            <text:p>1b63d8e6</text:p>
          </table:table-cell>
          <table:table-cell office:value-type="string">
            <text:p>17:17</text:p>
          </table:table-cell>
          <table:table-cell office:value-type="string">
            <text:p>49.782, 24.055</text:p>
          </table:table-cell>
          <table:table-cell office:value-type="string">
            <text:p>10c6f637</text:p>
          </table:table-cell>
          <table:table-cell office:value-type="string">
            <text:p>21:33</text:p>
          </table:table-cell>
          <table:table-cell office:value-type="string">
            <text:p>WI-20251104-520</text:p>
          </table:table-cell>
          <table:table-cell office:value-type="string">
            <text:p>II-20251104-176</text:p>
          </table:table-cell>
          <table:table-cell office:value-type="string">
            <text:p>1b63d8e6</text:p>
          </table:table-cell>
          <table:table-cell office:value-type="string">
            <text:p>PR-20251104-569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f8588e42</text:p>
          </table:table-cell>
          <table:table-cell office:value-type="string">
            <text:p>05.11.25, 00:00</text:p>
          </table:table-cell>
          <table:table-cell office:value-type="string">
            <text:p>ac7a380e</text:p>
          </table:table-cell>
          <table:table-cell office:value-type="string">
            <text:p>TRUE</text:p>
          </table:table-cell>
          <table:table-cell office:value-type="string">
            <text:p>49.789, 23.943</text:p>
          </table:table-cell>
          <table:table-cell office:value-type="string">
            <text:p>e4b53fe4</text:p>
          </table:table-cell>
          <table:table-cell office:value-type="string">
            <text:p>09:30</text:p>
          </table:table-cell>
          <table:table-cell office:value-type="string">
            <text:p>49.836, 23.825</text:p>
          </table:table-cell>
          <table:table-cell office:value-type="string">
            <text:p>41d7f9a8</text:p>
          </table:table-cell>
          <table:table-cell office:value-type="string">
            <text:p>10:01</text:p>
          </table:table-cell>
          <table:table-cell office:value-type="string">
            <text:p>WI-20251105-126</text:p>
          </table:table-cell>
          <table:table-cell office:value-type="string">
            <text:p>II-20251105-420</text:p>
          </table:table-cell>
          <table:table-cell office:value-type="string">
            <text:p>41d7f9a8</text:p>
          </table:table-cell>
          <table:table-cell office:value-type="string">
            <text:p>PR-20251105-877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33ec5d78</text:p>
          </table:table-cell>
          <table:table-cell office:value-type="string">
            <text:p>05.11.25, 00:00</text:p>
          </table:table-cell>
          <table:table-cell office:value-type="string">
            <text:p>ac7a380e</text:p>
          </table:table-cell>
          <table:table-cell office:value-type="string">
            <text:p>TRUE</text:p>
          </table:table-cell>
          <table:table-cell office:value-type="string">
            <text:p>49.836, 23.825</text:p>
          </table:table-cell>
          <table:table-cell office:value-type="string">
            <text:p>41d7f9a8</text:p>
          </table:table-cell>
          <table:table-cell office:value-type="string">
            <text:p>10:01</text:p>
          </table:table-cell>
          <table:table-cell office:value-type="string">
            <text:p>49.836, 23.825</text:p>
          </table:table-cell>
          <table:table-cell office:value-type="string">
            <text:p>41d7f9a8</text:p>
          </table:table-cell>
          <table:table-cell office:value-type="string">
            <text:p>11:46</text:p>
          </table:table-cell>
          <table:table-cell office:value-type="string">
            <text:p>WI-20251105-825</text:p>
          </table:table-cell>
          <table:table-cell office:value-type="string">
            <text:p>II-20251105-485</text:p>
          </table:table-cell>
          <table:table-cell office:value-type="string">
            <text:p>41d7f9a8</text:p>
          </table:table-cell>
          <table:table-cell office:value-type="string">
            <text:p>PR-20251105-877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b6c3d1e7</text:p>
          </table:table-cell>
          <table:table-cell office:value-type="string">
            <text:p>05.11.25, 00:00</text:p>
          </table:table-cell>
          <table:table-cell office:value-type="string">
            <text:p>ac7a380e</text:p>
          </table:table-cell>
          <table:table-cell office:value-type="string">
            <text:p>TRUE</text:p>
          </table:table-cell>
          <table:table-cell office:value-type="string">
            <text:p>49.836, 23.825</text:p>
          </table:table-cell>
          <table:table-cell office:value-type="string">
            <text:p>41d7f9a8</text:p>
          </table:table-cell>
          <table:table-cell office:value-type="string">
            <text:p>11:48</text:p>
          </table:table-cell>
          <table:table-cell office:value-type="string">
            <text:p>49.842, 23.841</text:p>
          </table:table-cell>
          <table:table-cell office:value-type="string">
            <text:p>1dd4bd0a</text:p>
          </table:table-cell>
          <table:table-cell office:value-type="string">
            <text:p>11:59</text:p>
          </table:table-cell>
          <table:table-cell office:value-type="string">
            <text:p>WI-20251105-325</text:p>
          </table:table-cell>
          <table:table-cell office:value-type="string">
            <text:p>II-20251105-754</text:p>
          </table:table-cell>
          <table:table-cell office:value-type="string">
            <text:p>1dd4bd0a</text:p>
          </table:table-cell>
          <table:table-cell office:value-type="string">
            <text:p>PR-20251105-912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b33ea128</text:p>
          </table:table-cell>
          <table:table-cell office:value-type="string">
            <text:p>05.11.25, 00:00</text:p>
          </table:table-cell>
          <table:table-cell office:value-type="string">
            <text:p>ac7a380e</text:p>
          </table:table-cell>
          <table:table-cell office:value-type="string">
            <text:p>TRUE</text:p>
          </table:table-cell>
          <table:table-cell office:value-type="string">
            <text:p>49.842, 23.841</text:p>
          </table:table-cell>
          <table:table-cell office:value-type="string">
            <text:p>1dd4bd0a</text:p>
          </table:table-cell>
          <table:table-cell office:value-type="string">
            <text:p>11:59</text:p>
          </table:table-cell>
          <table:table-cell office:value-type="string">
            <text:p>49.842, 23.841</text:p>
          </table:table-cell>
          <table:table-cell office:value-type="string">
            <text:p>1dd4bd0a</text:p>
          </table:table-cell>
          <table:table-cell office:value-type="string">
            <text:p>16:56</text:p>
          </table:table-cell>
          <table:table-cell office:value-type="string">
            <text:p>WI-20251105-112</text:p>
          </table:table-cell>
          <table:table-cell office:value-type="string">
            <text:p>II-20251105-623</text:p>
          </table:table-cell>
          <table:table-cell office:value-type="string">
            <text:p>1dd4bd0a</text:p>
          </table:table-cell>
          <table:table-cell office:value-type="string">
            <text:p>PR-20251105-912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0aa3ee1c</text:p>
          </table:table-cell>
          <table:table-cell office:value-type="string">
            <text:p>05.11.25, 00:00</text:p>
          </table:table-cell>
          <table:table-cell office:value-type="string">
            <text:p>ac7a380e</text:p>
          </table:table-cell>
          <table:table-cell office:value-type="string">
            <text:p>TRUE</text:p>
          </table:table-cell>
          <table:table-cell office:value-type="string">
            <text:p>49.842, 23.841</text:p>
          </table:table-cell>
          <table:table-cell office:value-type="string">
            <text:p>1dd4bd0a</text:p>
          </table:table-cell>
          <table:table-cell office:value-type="string">
            <text:p>16:56</text:p>
          </table:table-cell>
          <table:table-cell office:value-type="string">
            <text:p>49.792, 24.017</text:p>
          </table:table-cell>
          <table:table-cell office:value-type="string">
            <text:p>1fb65589</text:p>
          </table:table-cell>
          <table:table-cell office:value-type="string">
            <text:p>17:47</text:p>
          </table:table-cell>
          <table:table-cell office:value-type="string">
            <text:p>WI-20251105-227</text:p>
          </table:table-cell>
          <table:table-cell office:value-type="string">
            <text:p>II-20251105-169</text:p>
          </table:table-cell>
          <table:table-cell office:value-type="string">
            <text:p>1dd4bd0a</text:p>
          </table:table-cell>
          <table:table-cell office:value-type="string">
            <text:p>PR-20251105-912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d88c0d07</text:p>
          </table:table-cell>
          <table:table-cell office:value-type="string">
            <text:p>06.11.25, 00:00</text:p>
          </table:table-cell>
          <table:table-cell office:value-type="string">
            <text:p>ac7a380e</text:p>
          </table:table-cell>
          <table:table-cell office:value-type="string">
            <text:p>TRUE</text:p>
          </table:table-cell>
          <table:table-cell office:value-type="string">
            <text:p>49.789, 23.944</text:p>
          </table:table-cell>
          <table:table-cell office:value-type="string">
            <text:p>e4b53fe4</text:p>
          </table:table-cell>
          <table:table-cell office:value-type="string">
            <text:p>09:44</text:p>
          </table:table-cell>
          <table:table-cell office:value-type="string">
            <text:p>49.723, 23.994</text:p>
          </table:table-cell>
          <table:table-cell office:value-type="string">
            <text:p>7636fa3c</text:p>
          </table:table-cell>
          <table:table-cell office:value-type="string">
            <text:p>10:12</text:p>
          </table:table-cell>
          <table:table-cell office:value-type="string">
            <text:p>WI-20251106-195</text:p>
          </table:table-cell>
          <table:table-cell office:value-type="string">
            <text:p>II-20251106-618</text:p>
          </table:table-cell>
          <table:table-cell office:value-type="string">
            <text:p>7636fa3c</text:p>
          </table:table-cell>
          <table:table-cell office:value-type="string">
            <text:p>PR-20250430-164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ba15e714</text:p>
          </table:table-cell>
          <table:table-cell office:value-type="string">
            <text:p>06.11.25, 00:00</text:p>
          </table:table-cell>
          <table:table-cell office:value-type="string">
            <text:p>ac7a380e</text:p>
          </table:table-cell>
          <table:table-cell office:value-type="string">
            <text:p>TRUE</text:p>
          </table:table-cell>
          <table:table-cell office:value-type="string">
            <text:p>49.723, 23.993</text:p>
          </table:table-cell>
          <table:table-cell office:value-type="string">
            <text:p>7636fa3c</text:p>
          </table:table-cell>
          <table:table-cell office:value-type="string">
            <text:p>11:12</text:p>
          </table:table-cell>
          <table:table-cell office:value-type="string">
            <text:p>49.724, 23.993</text:p>
          </table:table-cell>
          <table:table-cell office:value-type="string">
            <text:p>7636fa3c</text:p>
          </table:table-cell>
          <table:table-cell office:value-type="string">
            <text:p>17:18</text:p>
          </table:table-cell>
          <table:table-cell office:value-type="string">
            <text:p>WI-20251106-742</text:p>
          </table:table-cell>
          <table:table-cell office:value-type="string">
            <text:p>II-20251106-394</text:p>
          </table:table-cell>
          <table:table-cell office:value-type="string">
            <text:p>7636fa3c</text:p>
          </table:table-cell>
          <table:table-cell office:value-type="string">
            <text:p>PR-20250430-164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d1ae10da</text:p>
          </table:table-cell>
          <table:table-cell office:value-type="string">
            <text:p>06.11.25, 00:00</text:p>
          </table:table-cell>
          <table:table-cell office:value-type="string">
            <text:p>ac7a380e</text:p>
          </table:table-cell>
          <table:table-cell office:value-type="string">
            <text:p>TRUE</text:p>
          </table:table-cell>
          <table:table-cell office:value-type="string">
            <text:p>49.724, 23.993</text:p>
          </table:table-cell>
          <table:table-cell office:value-type="string">
            <text:p>7636fa3c</text:p>
          </table:table-cell>
          <table:table-cell office:value-type="string">
            <text:p>17:18</text:p>
          </table:table-cell>
          <table:table-cell office:value-type="string">
            <text:p>49.788, 24.051</text:p>
          </table:table-cell>
          <table:table-cell office:value-type="string">
            <text:p>e4b53fe4</text:p>
          </table:table-cell>
          <table:table-cell office:value-type="string">
            <text:p>18:00</text:p>
          </table:table-cell>
          <table:table-cell office:value-type="string">
            <text:p>WI-20251106-408</text:p>
          </table:table-cell>
          <table:table-cell office:value-type="string">
            <text:p>II-20251106-952</text:p>
          </table:table-cell>
          <table:table-cell office:value-type="string">
            <text:p>7636fa3c</text:p>
          </table:table-cell>
          <table:table-cell office:value-type="string">
            <text:p>PR-20250430-164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c2df6040</text:p>
          </table:table-cell>
          <table:table-cell office:value-type="string">
            <text:p>07.11.25, 00:00</text:p>
          </table:table-cell>
          <table:table-cell office:value-type="string">
            <text:p>ac7a380e</text:p>
          </table:table-cell>
          <table:table-cell office:value-type="string">
            <text:p>TRUE</text:p>
          </table:table-cell>
          <table:table-cell office:value-type="string">
            <text:p>49.789, 23.943</text:p>
          </table:table-cell>
          <table:table-cell office:value-type="string">
            <text:p>e4b53fe4</text:p>
          </table:table-cell>
          <table:table-cell office:value-type="string">
            <text:p>09:43</text:p>
          </table:table-cell>
          <table:table-cell office:value-type="string">
            <text:p>49.842, 24.076</text:p>
          </table:table-cell>
          <table:table-cell office:value-type="string">
            <text:p>565c2a73</text:p>
          </table:table-cell>
          <table:table-cell office:value-type="string">
            <text:p>10:29</text:p>
          </table:table-cell>
          <table:table-cell office:value-type="string">
            <text:p>WI-20251107-622</text:p>
          </table:table-cell>
          <table:table-cell office:value-type="string">
            <text:p>II-20251107-446</text:p>
          </table:table-cell>
          <table:table-cell office:value-type="string">
            <text:p>565c2a73</text:p>
          </table:table-cell>
          <table:table-cell office:value-type="string">
            <text:p>PR-20250831-792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e3e2dd34</text:p>
          </table:table-cell>
          <table:table-cell office:value-type="string">
            <text:p>07.11.25, 00:00</text:p>
          </table:table-cell>
          <table:table-cell office:value-type="string">
            <text:p>ac7a380e</text:p>
          </table:table-cell>
          <table:table-cell office:value-type="string">
            <text:p>TRUE</text:p>
          </table:table-cell>
          <table:table-cell office:value-type="string">
            <text:p>49.842, 24.076</text:p>
          </table:table-cell>
          <table:table-cell office:value-type="string">
            <text:p>565c2a73</text:p>
          </table:table-cell>
          <table:table-cell office:value-type="string">
            <text:p>10:29</text:p>
          </table:table-cell>
          <table:table-cell office:value-type="string">
            <text:p>49.842, 24.076</text:p>
          </table:table-cell>
          <table:table-cell office:value-type="string">
            <text:p>565c2a73</text:p>
          </table:table-cell>
          <table:table-cell office:value-type="string">
            <text:p>14:23</text:p>
          </table:table-cell>
          <table:table-cell office:value-type="string">
            <text:p>WI-20251107-777</text:p>
          </table:table-cell>
          <table:table-cell office:value-type="string">
            <text:p>II-20251107-252</text:p>
          </table:table-cell>
          <table:table-cell office:value-type="string">
            <text:p>565c2a73</text:p>
          </table:table-cell>
          <table:table-cell office:value-type="string">
            <text:p>PR-20250831-792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ae39b369</text:p>
          </table:table-cell>
          <table:table-cell office:value-type="string">
            <text:p>07.11.25, 00:00</text:p>
          </table:table-cell>
          <table:table-cell office:value-type="string">
            <text:p>ac7a380e</text:p>
          </table:table-cell>
          <table:table-cell office:value-type="string">
            <text:p>TRUE</text:p>
          </table:table-cell>
          <table:table-cell office:value-type="string">
            <text:p>49.842, 24.076</text:p>
          </table:table-cell>
          <table:table-cell office:value-type="string">
            <text:p>565c2a73</text:p>
          </table:table-cell>
          <table:table-cell office:value-type="string">
            <text:p>14:27</text:p>
          </table:table-cell>
          <table:table-cell office:value-type="string">
            <text:p>49.842, 24.076</text:p>
          </table:table-cell>
          <table:table-cell office:value-type="string">
            <text:p>565c2a73</text:p>
          </table:table-cell>
          <table:table-cell office:value-type="string">
            <text:p>14:29</text:p>
          </table:table-cell>
          <table:table-cell office:value-type="string">
            <text:p>WI-20251107-160</text:p>
          </table:table-cell>
          <table:table-cell office:value-type="string">
            <text:p>II-20251107-523</text:p>
          </table:table-cell>
          <table:table-cell office:value-type="string">
            <text:p>1150f3e3</text:p>
          </table:table-cell>
          <table:table-cell office:value-type="string">
            <text:p>PR-20251107-185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39e8d996</text:p>
          </table:table-cell>
          <table:table-cell office:value-type="string">
            <text:p>07.11.25, 00:00</text:p>
          </table:table-cell>
          <table:table-cell office:value-type="string">
            <text:p>ac7a380e</text:p>
          </table:table-cell>
          <table:table-cell office:value-type="string">
            <text:p>TRUE</text:p>
          </table:table-cell>
          <table:table-cell office:value-type="string">
            <text:p>49.842, 24.076</text:p>
          </table:table-cell>
          <table:table-cell office:value-type="string">
            <text:p>565c2a73</text:p>
          </table:table-cell>
          <table:table-cell office:value-type="string">
            <text:p>14:29</text:p>
          </table:table-cell>
          <table:table-cell office:value-type="string">
            <text:p>49.912, 23.924</text:p>
          </table:table-cell>
          <table:table-cell office:value-type="string">
            <text:p>1150f3e3</text:p>
          </table:table-cell>
          <table:table-cell office:value-type="string">
            <text:p>15:23</text:p>
          </table:table-cell>
          <table:table-cell office:value-type="string">
            <text:p>WI-20251107-475</text:p>
          </table:table-cell>
          <table:table-cell office:value-type="string">
            <text:p>II-20251107-544</text:p>
          </table:table-cell>
          <table:table-cell office:value-type="string">
            <text:p>1150f3e3</text:p>
          </table:table-cell>
          <table:table-cell office:value-type="string">
            <text:p>PR-20251107-185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b3ca3f1f</text:p>
          </table:table-cell>
          <table:table-cell office:value-type="string">
            <text:p>07.11.25, 00:00</text:p>
          </table:table-cell>
          <table:table-cell office:value-type="string">
            <text:p>ac7a380e</text:p>
          </table:table-cell>
          <table:table-cell office:value-type="string">
            <text:p>TRUE</text:p>
          </table:table-cell>
          <table:table-cell office:value-type="string">
            <text:p>49.912, 23.924</text:p>
          </table:table-cell>
          <table:table-cell office:value-type="string">
            <text:p>1150f3e3</text:p>
          </table:table-cell>
          <table:table-cell office:value-type="string">
            <text:p>15:23</text:p>
          </table:table-cell>
          <table:table-cell office:value-type="string">
            <text:p>49.912, 23.924</text:p>
          </table:table-cell>
          <table:table-cell office:value-type="string">
            <text:p>1150f3e3</text:p>
          </table:table-cell>
          <table:table-cell office:value-type="string">
            <text:p>17:44</text:p>
          </table:table-cell>
          <table:table-cell office:value-type="string">
            <text:p>WI-20251107-884</text:p>
          </table:table-cell>
          <table:table-cell office:value-type="string">
            <text:p>II-20251107-896</text:p>
          </table:table-cell>
          <table:table-cell office:value-type="string">
            <text:p>1150f3e3</text:p>
          </table:table-cell>
          <table:table-cell office:value-type="string">
            <text:p>PR-20251107-185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467b8c45</text:p>
          </table:table-cell>
          <table:table-cell office:value-type="string">
            <text:p>07.11.25, 00:00</text:p>
          </table:table-cell>
          <table:table-cell office:value-type="string">
            <text:p>ac7a380e</text:p>
          </table:table-cell>
          <table:table-cell office:value-type="string">
            <text:p>TRUE</text:p>
          </table:table-cell>
          <table:table-cell office:value-type="string">
            <text:p>49.912, 23.924</text:p>
          </table:table-cell>
          <table:table-cell office:value-type="string">
            <text:p>1150f3e3</text:p>
          </table:table-cell>
          <table:table-cell office:value-type="string">
            <text:p>17:44</text:p>
          </table:table-cell>
          <table:table-cell office:value-type="string">
            <text:p>49.781, 24.056</text:p>
          </table:table-cell>
          <table:table-cell office:value-type="string">
            <text:p>10c6f637</text:p>
          </table:table-cell>
          <table:table-cell office:value-type="string">
            <text:p>19:46</text:p>
          </table:table-cell>
          <table:table-cell office:value-type="string">
            <text:p>WI-20251107-429</text:p>
          </table:table-cell>
          <table:table-cell office:value-type="string">
            <text:p>II-20251107-563</text:p>
          </table:table-cell>
          <table:table-cell office:value-type="string">
            <text:p>1150f3e3</text:p>
          </table:table-cell>
          <table:table-cell office:value-type="string">
            <text:p>PR-20251107-185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30771d48</text:p>
          </table:table-cell>
          <table:table-cell office:value-type="string">
            <text:p>10.11.25, 00:00</text:p>
          </table:table-cell>
          <table:table-cell office:value-type="float" office:value="58498703">
            <text:p>58498703</text:p>
          </table:table-cell>
          <table:table-cell office:value-type="string">
            <text:p>FALSE</text:p>
          </table:table-cell>
          <table:table-cell office:value-type="string">
            <text:p>49.789, 23.943</text:p>
          </table:table-cell>
          <table:table-cell office:value-type="string">
            <text:p>e4b53fe4</text:p>
          </table:table-cell>
          <table:table-cell office:value-type="string">
            <text:p>09:40</text:p>
          </table:table-cell>
          <table:table-cell office:value-type="string">
            <text:p>49.912, 23.925</text:p>
          </table:table-cell>
          <table:table-cell office:value-type="string">
            <text:p>1150f3e3</text:p>
          </table:table-cell>
          <table:table-cell office:value-type="string">
            <text:p>10:53</text:p>
          </table:table-cell>
          <table:table-cell office:value-type="string">
            <text:p>WI-20251110-578</text:p>
          </table:table-cell>
          <table:table-cell office:value-type="string">
            <text:p>II-20251110-877</text:p>
          </table:table-cell>
          <table:table-cell office:value-type="string">
            <text:p>1150f3e3</text:p>
          </table:table-cell>
          <table:table-cell office:value-type="string">
            <text:p>PR-20251107-185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eb9db863</text:p>
          </table:table-cell>
          <table:table-cell office:value-type="string">
            <text:p>10.11.25, 00:00</text:p>
          </table:table-cell>
          <table:table-cell office:value-type="float" office:value="58498703">
            <text:p>58498703</text:p>
          </table:table-cell>
          <table:table-cell office:value-type="string">
            <text:p>FALSE</text:p>
          </table:table-cell>
          <table:table-cell office:value-type="string">
            <text:p>49.912, 23.925</text:p>
          </table:table-cell>
          <table:table-cell office:value-type="string">
            <text:p>1150f3e3</text:p>
          </table:table-cell>
          <table:table-cell office:value-type="string">
            <text:p>10:53</text:p>
          </table:table-cell>
          <table:table-cell office:value-type="string">
            <text:p>49.912, 23.926</text:p>
          </table:table-cell>
          <table:table-cell office:value-type="string">
            <text:p>1150f3e3</text:p>
          </table:table-cell>
          <table:table-cell office:value-type="string">
            <text:p>17:40</text:p>
          </table:table-cell>
          <table:table-cell office:value-type="string">
            <text:p>WI-20251110-457</text:p>
          </table:table-cell>
          <table:table-cell office:value-type="string">
            <text:p>II-20251110-101</text:p>
          </table:table-cell>
          <table:table-cell office:value-type="string">
            <text:p>1150f3e3</text:p>
          </table:table-cell>
          <table:table-cell office:value-type="string">
            <text:p>PR-20251107-185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dfa74542</text:p>
          </table:table-cell>
          <table:table-cell office:value-type="string">
            <text:p>10.11.25, 00:00</text:p>
          </table:table-cell>
          <table:table-cell office:value-type="float" office:value="58498703">
            <text:p>58498703</text:p>
          </table:table-cell>
          <table:table-cell office:value-type="string">
            <text:p>FALSE</text:p>
          </table:table-cell>
          <table:table-cell office:value-type="string">
            <text:p>49.912, 23.926</text:p>
          </table:table-cell>
          <table:table-cell office:value-type="string">
            <text:p>1150f3e3</text:p>
          </table:table-cell>
          <table:table-cell office:value-type="string">
            <text:p>11:04</text:p>
          </table:table-cell>
          <table:table-cell office:value-type="string">
            <text:p>49.79, 24.055</text:p>
          </table:table-cell>
          <table:table-cell office:value-type="string">
            <text:p>6ce7e26d</text:p>
          </table:table-cell>
          <table:table-cell office:value-type="string">
            <text:p>13:27</text:p>
          </table:table-cell>
          <table:table-cell office:value-type="string">
            <text:p>WI-20251110-670</text:p>
          </table:table-cell>
          <table:table-cell office:value-type="string">
            <text:p>II-20251110-958</text:p>
          </table:table-cell>
          <table:table-cell office:value-type="string">
            <text:p>1150f3e3</text:p>
          </table:table-cell>
          <table:table-cell office:value-type="string">
            <text:p>PR-20251107-185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e76d919b</text:p>
          </table:table-cell>
          <table:table-cell office:value-type="string">
            <text:p>10.11.25, 00:00</text:p>
          </table:table-cell>
          <table:table-cell office:value-type="float" office:value="58498703">
            <text:p>58498703</text:p>
          </table:table-cell>
          <table:table-cell office:value-type="string">
            <text:p>FALSE</text:p>
          </table:table-cell>
          <table:table-cell office:value-type="string">
            <text:p>49.912, 23.926</text:p>
          </table:table-cell>
          <table:table-cell office:value-type="string">
            <text:p>1150f3e3</text:p>
          </table:table-cell>
          <table:table-cell office:value-type="string">
            <text:p>17:40</text:p>
          </table:table-cell>
          <table:table-cell office:value-type="string">
            <text:p>49.79, 24.055</text:p>
          </table:table-cell>
          <table:table-cell office:value-type="string">
            <text:p>6ce7e26d</text:p>
          </table:table-cell>
          <table:table-cell office:value-type="string">
            <text:p>18:58</text:p>
          </table:table-cell>
          <table:table-cell office:value-type="string">
            <text:p>WI-20251110-627</text:p>
          </table:table-cell>
          <table:table-cell office:value-type="string">
            <text:p>II-20251110-898</text:p>
          </table:table-cell>
          <table:table-cell office:value-type="string">
            <text:p>1150f3e3</text:p>
          </table:table-cell>
          <table:table-cell office:value-type="string">
            <text:p>PR-20251107-185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1ec29551</text:p>
          </table:table-cell>
          <table:table-cell office:value-type="string">
            <text:p>11.11.25, 00:00</text:p>
          </table:table-cell>
          <table:table-cell office:value-type="string">
            <text:p>ac7a380e</text:p>
          </table:table-cell>
          <table:table-cell office:value-type="string">
            <text:p>TRUE</text:p>
          </table:table-cell>
          <table:table-cell office:value-type="string">
            <text:p>49.793, 24.018</text:p>
          </table:table-cell>
          <table:table-cell office:value-type="string">
            <text:p>1fb65589</text:p>
          </table:table-cell>
          <table:table-cell office:value-type="string">
            <text:p>09:04</text:p>
          </table:table-cell>
          <table:table-cell office:value-type="string">
            <text:p>49.912, 23.925</text:p>
          </table:table-cell>
          <table:table-cell office:value-type="string">
            <text:p>1150f3e3</text:p>
          </table:table-cell>
          <table:table-cell office:value-type="string">
            <text:p>10:09</text:p>
          </table:table-cell>
          <table:table-cell office:value-type="string">
            <text:p>WI-20251111-195</text:p>
          </table:table-cell>
          <table:table-cell office:value-type="string">
            <text:p>II-20251111-866</text:p>
          </table:table-cell>
          <table:table-cell office:value-type="string">
            <text:p>1150f3e3</text:p>
          </table:table-cell>
          <table:table-cell office:value-type="string">
            <text:p>PR-20251107-185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aa4ca311</text:p>
          </table:table-cell>
          <table:table-cell office:value-type="string">
            <text:p>11.11.25, 00:00</text:p>
          </table:table-cell>
          <table:table-cell office:value-type="string">
            <text:p>ac7a380e</text:p>
          </table:table-cell>
          <table:table-cell office:value-type="string">
            <text:p>TRUE</text:p>
          </table:table-cell>
          <table:table-cell office:value-type="string">
            <text:p>49.912, 23.924</text:p>
          </table:table-cell>
          <table:table-cell office:value-type="string">
            <text:p>1150f3e3</text:p>
          </table:table-cell>
          <table:table-cell office:value-type="string">
            <text:p>10:09</text:p>
          </table:table-cell>
          <table:table-cell office:value-type="string">
            <text:p>49.912, 23.924</text:p>
          </table:table-cell>
          <table:table-cell office:value-type="string">
            <text:p>1150f3e3</text:p>
          </table:table-cell>
          <table:table-cell office:value-type="string">
            <text:p>13:53</text:p>
          </table:table-cell>
          <table:table-cell office:value-type="string">
            <text:p>WI-20251111-508</text:p>
          </table:table-cell>
          <table:table-cell office:value-type="string">
            <text:p>II-20251111-975</text:p>
          </table:table-cell>
          <table:table-cell office:value-type="string">
            <text:p>1150f3e3</text:p>
          </table:table-cell>
          <table:table-cell office:value-type="string">
            <text:p>PR-20251107-185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f69547bb</text:p>
          </table:table-cell>
          <table:table-cell office:value-type="string">
            <text:p>11.11.25, 00:00</text:p>
          </table:table-cell>
          <table:table-cell office:value-type="string">
            <text:p>ac7a380e</text:p>
          </table:table-cell>
          <table:table-cell office:value-type="string">
            <text:p>TRUE</text:p>
          </table:table-cell>
          <table:table-cell office:value-type="string">
            <text:p>49.894, 23.948</text:p>
          </table:table-cell>
          <table:table-cell office:value-type="string">
            <text:p>1150f3e3</text:p>
          </table:table-cell>
          <table:table-cell office:value-type="string">
            <text:p>14:40</text:p>
          </table:table-cell>
          <table:table-cell office:value-type="string">
            <text:p>49.894, 23.948</text:p>
          </table:table-cell>
          <table:table-cell office:value-type="string">
            <text:p>f71afa2f</text:p>
          </table:table-cell>
          <table:table-cell office:value-type="string">
            <text:p>15:59</text:p>
          </table:table-cell>
          <table:table-cell office:value-type="string">
            <text:p>WI-20251111-946</text:p>
          </table:table-cell>
          <table:table-cell office:value-type="string">
            <text:p>II-20251111-551</text:p>
          </table:table-cell>
          <table:table-cell office:value-type="string">
            <text:p>f71afa2f</text:p>
          </table:table-cell>
          <table:table-cell office:value-type="string">
            <text:p>PR-20251111-587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1601ca44</text:p>
          </table:table-cell>
          <table:table-cell office:value-type="string">
            <text:p>11.11.25, 00:00</text:p>
          </table:table-cell>
          <table:table-cell office:value-type="string">
            <text:p>ac7a380e</text:p>
          </table:table-cell>
          <table:table-cell office:value-type="string">
            <text:p>TRUE</text:p>
          </table:table-cell>
          <table:table-cell office:value-type="string">
            <text:p>49.894, 23.948</text:p>
          </table:table-cell>
          <table:table-cell office:value-type="string">
            <text:p>f71afa2f</text:p>
          </table:table-cell>
          <table:table-cell office:value-type="string">
            <text:p>15:59</text:p>
          </table:table-cell>
          <table:table-cell office:value-type="string">
            <text:p>49.894, 23.948</text:p>
          </table:table-cell>
          <table:table-cell office:value-type="string">
            <text:p>f71afa2f</text:p>
          </table:table-cell>
          <table:table-cell office:value-type="string">
            <text:p>17:41</text:p>
          </table:table-cell>
          <table:table-cell office:value-type="string">
            <text:p>WI-20251111-604</text:p>
          </table:table-cell>
          <table:table-cell office:value-type="string">
            <text:p>II-20251111-427</text:p>
          </table:table-cell>
          <table:table-cell office:value-type="string">
            <text:p>f71afa2f</text:p>
          </table:table-cell>
          <table:table-cell office:value-type="string">
            <text:p>PR-20251111-587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b49f82fe</text:p>
          </table:table-cell>
          <table:table-cell office:value-type="string">
            <text:p>11.11.25, 00:00</text:p>
          </table:table-cell>
          <table:table-cell office:value-type="string">
            <text:p>ac7a380e</text:p>
          </table:table-cell>
          <table:table-cell office:value-type="string">
            <text:p>TRUE</text:p>
          </table:table-cell>
          <table:table-cell office:value-type="string">
            <text:p>49.894, 23.949</text:p>
          </table:table-cell>
          <table:table-cell office:value-type="string">
            <text:p>f71afa2f</text:p>
          </table:table-cell>
          <table:table-cell office:value-type="string">
            <text:p>17:41</text:p>
          </table:table-cell>
          <table:table-cell office:value-type="string">
            <text:p>49.789, 23.943</text:p>
          </table:table-cell>
          <table:table-cell office:value-type="string">
            <text:p>e4b53fe4</text:p>
          </table:table-cell>
          <table:table-cell office:value-type="string">
            <text:p>19:00</text:p>
          </table:table-cell>
          <table:table-cell office:value-type="string">
            <text:p>WI-20251111-560</text:p>
          </table:table-cell>
          <table:table-cell office:value-type="string">
            <text:p>II-20251111-974</text:p>
          </table:table-cell>
          <table:table-cell office:value-type="string">
            <text:p>f71afa2f</text:p>
          </table:table-cell>
          <table:table-cell office:value-type="string">
            <text:p>PR-20251111-587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45829da7</text:p>
          </table:table-cell>
          <table:table-cell office:value-type="string">
            <text:p>12.11.25, 00:00</text:p>
          </table:table-cell>
          <table:table-cell office:value-type="string">
            <text:p>ac7a380e</text:p>
          </table:table-cell>
          <table:table-cell office:value-type="string">
            <text:p>TRUE</text:p>
          </table:table-cell>
          <table:table-cell office:value-type="string">
            <text:p>49.789, 23.943</text:p>
          </table:table-cell>
          <table:table-cell office:value-type="string">
            <text:p>e4b53fe4</text:p>
          </table:table-cell>
          <table:table-cell office:value-type="string">
            <text:p>09:42</text:p>
          </table:table-cell>
          <table:table-cell office:value-type="string">
            <text:p>49.833, 24.027</text:p>
          </table:table-cell>
          <table:table-cell office:value-type="string">
            <text:p>a3babb2e</text:p>
          </table:table-cell>
          <table:table-cell office:value-type="string">
            <text:p>10:49</text:p>
          </table:table-cell>
          <table:table-cell office:value-type="string">
            <text:p>WI-20251112-830</text:p>
          </table:table-cell>
          <table:table-cell office:value-type="string">
            <text:p>II-20251112-647</text:p>
          </table:table-cell>
          <table:table-cell office:value-type="string">
            <text:p>a3babb2e</text:p>
          </table:table-cell>
          <table:table-cell office:value-type="string">
            <text:p>PR-20251112-934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9ba2d5d9</text:p>
          </table:table-cell>
          <table:table-cell office:value-type="string">
            <text:p>12.11.25, 00:00</text:p>
          </table:table-cell>
          <table:table-cell office:value-type="string">
            <text:p>ac7a380e</text:p>
          </table:table-cell>
          <table:table-cell office:value-type="string">
            <text:p>TRUE</text:p>
          </table:table-cell>
          <table:table-cell office:value-type="string">
            <text:p>49.833, 24.027</text:p>
          </table:table-cell>
          <table:table-cell office:value-type="string">
            <text:p>a3babb2e</text:p>
          </table:table-cell>
          <table:table-cell office:value-type="string">
            <text:p>10:49</text:p>
          </table:table-cell>
          <table:table-cell office:value-type="string">
            <text:p>49.833, 24.028</text:p>
          </table:table-cell>
          <table:table-cell office:value-type="string">
            <text:p>a3babb2e</text:p>
          </table:table-cell>
          <table:table-cell office:value-type="string">
            <text:p>16:02</text:p>
          </table:table-cell>
          <table:table-cell office:value-type="string">
            <text:p>WI-20251112-310</text:p>
          </table:table-cell>
          <table:table-cell office:value-type="string">
            <text:p>II-20251112-310</text:p>
          </table:table-cell>
          <table:table-cell office:value-type="string">
            <text:p>a3babb2e</text:p>
          </table:table-cell>
          <table:table-cell office:value-type="string">
            <text:p>PR-20251112-934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d66dce3c</text:p>
          </table:table-cell>
          <table:table-cell office:value-type="string">
            <text:p>12.11.25, 00:00</text:p>
          </table:table-cell>
          <table:table-cell office:value-type="string">
            <text:p>ac7a380e</text:p>
          </table:table-cell>
          <table:table-cell office:value-type="string">
            <text:p>TRUE</text:p>
          </table:table-cell>
          <table:table-cell office:value-type="string">
            <text:p>49.838, 24.032</text:p>
          </table:table-cell>
          <table:table-cell office:value-type="string">
            <text:p>b683d3b5</text:p>
          </table:table-cell>
          <table:table-cell office:value-type="string">
            <text:p>16:40</text:p>
          </table:table-cell>
          <table:table-cell office:value-type="string">
            <text:p>49.838, 24.032</text:p>
          </table:table-cell>
          <table:table-cell office:value-type="string">
            <text:p>b683d3b5</text:p>
          </table:table-cell>
          <table:table-cell office:value-type="string">
            <text:p>16:40</text:p>
          </table:table-cell>
          <table:table-cell office:value-type="string">
            <text:p>WI-20251112-148</text:p>
          </table:table-cell>
          <table:table-cell office:value-type="string">
            <text:p>II-20251112-867</text:p>
          </table:table-cell>
          <table:table-cell office:value-type="string">
            <text:p>b683d3b5</text:p>
          </table:table-cell>
          <table:table-cell office:value-type="string">
            <text:p>PR-20251112-352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a175bdc8</text:p>
          </table:table-cell>
          <table:table-cell office:value-type="string">
            <text:p>12.11.25, 00:00</text:p>
          </table:table-cell>
          <table:table-cell office:value-type="string">
            <text:p>ac7a380e</text:p>
          </table:table-cell>
          <table:table-cell office:value-type="string">
            <text:p>TRUE</text:p>
          </table:table-cell>
          <table:table-cell office:value-type="string">
            <text:p>49.838, 24.033</text:p>
          </table:table-cell>
          <table:table-cell office:value-type="string">
            <text:p>b683d3b5</text:p>
          </table:table-cell>
          <table:table-cell office:value-type="string">
            <text:p>16:40</text:p>
          </table:table-cell>
          <table:table-cell office:value-type="string">
            <text:p>49.838, 24.033</text:p>
          </table:table-cell>
          <table:table-cell office:value-type="string">
            <text:p>b683d3b5</text:p>
          </table:table-cell>
          <table:table-cell office:value-type="string">
            <text:p>17:34</text:p>
          </table:table-cell>
          <table:table-cell office:value-type="string">
            <text:p>WI-20251112-251</text:p>
          </table:table-cell>
          <table:table-cell office:value-type="string">
            <text:p>II-20251112-519</text:p>
          </table:table-cell>
          <table:table-cell office:value-type="string">
            <text:p>b683d3b5</text:p>
          </table:table-cell>
          <table:table-cell office:value-type="string">
            <text:p>PR-20251112-352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98e7a1c5</text:p>
          </table:table-cell>
          <table:table-cell office:value-type="string">
            <text:p>12.11.25, 00:00</text:p>
          </table:table-cell>
          <table:table-cell office:value-type="string">
            <text:p>ac7a380e</text:p>
          </table:table-cell>
          <table:table-cell office:value-type="string">
            <text:p>TRUE</text:p>
          </table:table-cell>
          <table:table-cell office:value-type="string">
            <text:p>49.838, 24.033</text:p>
          </table:table-cell>
          <table:table-cell office:value-type="string">
            <text:p>b683d3b5</text:p>
          </table:table-cell>
          <table:table-cell office:value-type="string">
            <text:p>17:34</text:p>
          </table:table-cell>
          <table:table-cell office:value-type="string">
            <text:p>49.781, 24.056</text:p>
          </table:table-cell>
          <table:table-cell office:value-type="string">
            <text:p>10c6f637</text:p>
          </table:table-cell>
          <table:table-cell office:value-type="string">
            <text:p>18:48</text:p>
          </table:table-cell>
          <table:table-cell office:value-type="string">
            <text:p>WI-20251112-819</text:p>
          </table:table-cell>
          <table:table-cell office:value-type="string">
            <text:p>II-20251112-741</text:p>
          </table:table-cell>
          <table:table-cell office:value-type="string">
            <text:p>b683d3b5</text:p>
          </table:table-cell>
          <table:table-cell office:value-type="string">
            <text:p>PR-20251112-352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9653613b</text:p>
          </table:table-cell>
          <table:table-cell office:value-type="string">
            <text:p>13.11.25, 00:00</text:p>
          </table:table-cell>
          <table:table-cell office:value-type="string">
            <text:p>ac7a380e</text:p>
          </table:table-cell>
          <table:table-cell office:value-type="string">
            <text:p>TRUE</text:p>
          </table:table-cell>
          <table:table-cell office:value-type="string">
            <text:p>49.789, 23.945</text:p>
          </table:table-cell>
          <table:table-cell office:value-type="string">
            <text:p>e4b53fe4</text:p>
          </table:table-cell>
          <table:table-cell office:value-type="string">
            <text:p>09:48</text:p>
          </table:table-cell>
          <table:table-cell office:value-type="string">
            <text:p>49.842, 24.076</text:p>
          </table:table-cell>
          <table:table-cell office:value-type="string">
            <text:p>565c2a73</text:p>
          </table:table-cell>
          <table:table-cell office:value-type="string">
            <text:p>10:31</text:p>
          </table:table-cell>
          <table:table-cell office:value-type="string">
            <text:p>WI-20251113-771</text:p>
          </table:table-cell>
          <table:table-cell office:value-type="string">
            <text:p>II-20251113-646</text:p>
          </table:table-cell>
          <table:table-cell office:value-type="string">
            <text:p>565c2a73</text:p>
          </table:table-cell>
          <table:table-cell office:value-type="string">
            <text:p>PR-20250831-792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91b46db0</text:p>
          </table:table-cell>
          <table:table-cell office:value-type="string">
            <text:p>13.11.25, 00:00</text:p>
          </table:table-cell>
          <table:table-cell office:value-type="string">
            <text:p>ac7a380e</text:p>
          </table:table-cell>
          <table:table-cell office:value-type="string">
            <text:p>TRUE</text:p>
          </table:table-cell>
          <table:table-cell office:value-type="string">
            <text:p>49.842, 24.076</text:p>
          </table:table-cell>
          <table:table-cell office:value-type="string">
            <text:p>565c2a73</text:p>
          </table:table-cell>
          <table:table-cell office:value-type="string">
            <text:p>10:31</text:p>
          </table:table-cell>
          <table:table-cell office:value-type="string">
            <text:p>49.842, 24.076</text:p>
          </table:table-cell>
          <table:table-cell office:value-type="string">
            <text:p>565c2a73</text:p>
          </table:table-cell>
          <table:table-cell office:value-type="string">
            <text:p>14:53</text:p>
          </table:table-cell>
          <table:table-cell office:value-type="string">
            <text:p>WI-20251113-995</text:p>
          </table:table-cell>
          <table:table-cell office:value-type="string">
            <text:p>II-20251113-958</text:p>
          </table:table-cell>
          <table:table-cell office:value-type="string">
            <text:p>565c2a73</text:p>
          </table:table-cell>
          <table:table-cell office:value-type="string">
            <text:p>PR-20250831-792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adabe593</text:p>
          </table:table-cell>
          <table:table-cell office:value-type="string">
            <text:p>13.11.25, 00:00</text:p>
          </table:table-cell>
          <table:table-cell office:value-type="string">
            <text:p>ac7a380e</text:p>
          </table:table-cell>
          <table:table-cell office:value-type="string">
            <text:p>TRUE</text:p>
          </table:table-cell>
          <table:table-cell office:value-type="string">
            <text:p>49.842, 24.076</text:p>
          </table:table-cell>
          <table:table-cell office:value-type="string">
            <text:p>565c2a73</text:p>
          </table:table-cell>
          <table:table-cell office:value-type="string">
            <text:p>14:59</text:p>
          </table:table-cell>
          <table:table-cell office:value-type="string">
            <text:p>49.815, 23.847</text:p>
          </table:table-cell>
          <table:table-cell office:value-type="string">
            <text:p>fb4f84eb</text:p>
          </table:table-cell>
          <table:table-cell office:value-type="string">
            <text:p>16:00</text:p>
          </table:table-cell>
          <table:table-cell office:value-type="string">
            <text:p>WI-20251113-357</text:p>
          </table:table-cell>
          <table:table-cell office:value-type="string">
            <text:p>II-20251113-742</text:p>
          </table:table-cell>
          <table:table-cell office:value-type="string">
            <text:p>fb4f84eb</text:p>
          </table:table-cell>
          <table:table-cell office:value-type="string">
            <text:p>PR-20251113-182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b899570d</text:p>
          </table:table-cell>
          <table:table-cell office:value-type="string">
            <text:p>13.11.25, 00:00</text:p>
          </table:table-cell>
          <table:table-cell office:value-type="string">
            <text:p>ac7a380e</text:p>
          </table:table-cell>
          <table:table-cell office:value-type="string">
            <text:p>TRUE</text:p>
          </table:table-cell>
          <table:table-cell office:value-type="string">
            <text:p>49.816, 23.847</text:p>
          </table:table-cell>
          <table:table-cell office:value-type="string">
            <text:p>fb4f84eb</text:p>
          </table:table-cell>
          <table:table-cell office:value-type="string">
            <text:p>16:00</text:p>
          </table:table-cell>
          <table:table-cell office:value-type="string">
            <text:p>49.816, 23.848</text:p>
          </table:table-cell>
          <table:table-cell office:value-type="string">
            <text:p>fb4f84eb</text:p>
          </table:table-cell>
          <table:table-cell office:value-type="string">
            <text:p>17:34</text:p>
          </table:table-cell>
          <table:table-cell office:value-type="string">
            <text:p>WI-20251113-739</text:p>
          </table:table-cell>
          <table:table-cell office:value-type="string">
            <text:p>II-20251113-904</text:p>
          </table:table-cell>
          <table:table-cell office:value-type="string">
            <text:p>fb4f84eb</text:p>
          </table:table-cell>
          <table:table-cell office:value-type="string">
            <text:p>PR-20251113-182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ce435318</text:p>
          </table:table-cell>
          <table:table-cell office:value-type="string">
            <text:p>13.11.25, 00:00</text:p>
          </table:table-cell>
          <table:table-cell office:value-type="string">
            <text:p>ac7a380e</text:p>
          </table:table-cell>
          <table:table-cell office:value-type="string">
            <text:p>TRUE</text:p>
          </table:table-cell>
          <table:table-cell office:value-type="string">
            <text:p>49.816, 23.848</text:p>
          </table:table-cell>
          <table:table-cell office:value-type="string">
            <text:p>fb4f84eb</text:p>
          </table:table-cell>
          <table:table-cell office:value-type="string">
            <text:p>17:34</text:p>
          </table:table-cell>
          <table:table-cell office:value-type="string">
            <text:p>49.781, 24.056</text:p>
          </table:table-cell>
          <table:table-cell office:value-type="string">
            <text:p>10c6f637</text:p>
          </table:table-cell>
          <table:table-cell office:value-type="string">
            <text:p>19:42</text:p>
          </table:table-cell>
          <table:table-cell office:value-type="string">
            <text:p>WI-20251113-296</text:p>
          </table:table-cell>
          <table:table-cell office:value-type="string">
            <text:p>II-20251113-390</text:p>
          </table:table-cell>
          <table:table-cell office:value-type="string">
            <text:p>fb4f84eb</text:p>
          </table:table-cell>
          <table:table-cell office:value-type="string">
            <text:p>PR-20251113-182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abdee7ee</text:p>
          </table:table-cell>
          <table:table-cell office:value-type="string">
            <text:p>14.11.25, 00:00</text:p>
          </table:table-cell>
          <table:table-cell office:value-type="string">
            <text:p>ac7a380e</text:p>
          </table:table-cell>
          <table:table-cell office:value-type="string">
            <text:p>TRUE</text:p>
          </table:table-cell>
          <table:table-cell office:value-type="string">
            <text:p>49.789, 23.943</text:p>
          </table:table-cell>
          <table:table-cell office:value-type="string">
            <text:p>e4b53fe4</text:p>
          </table:table-cell>
          <table:table-cell office:value-type="string">
            <text:p>09:21</text:p>
          </table:table-cell>
          <table:table-cell office:value-type="string">
            <text:p>49.816, 23.847</text:p>
          </table:table-cell>
          <table:table-cell office:value-type="string">
            <text:p>fb4f84eb</text:p>
          </table:table-cell>
          <table:table-cell office:value-type="string">
            <text:p>09:49</text:p>
          </table:table-cell>
          <table:table-cell office:value-type="string">
            <text:p>WI-20251114-605</text:p>
          </table:table-cell>
          <table:table-cell office:value-type="string">
            <text:p>II-20251114-646</text:p>
          </table:table-cell>
          <table:table-cell office:value-type="string">
            <text:p>fb4f84eb</text:p>
          </table:table-cell>
          <table:table-cell office:value-type="string">
            <text:p>PR-20251113-182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d91f9bd9</text:p>
          </table:table-cell>
          <table:table-cell office:value-type="string">
            <text:p>14.11.25, 00:00</text:p>
          </table:table-cell>
          <table:table-cell office:value-type="string">
            <text:p>ac7a380e</text:p>
          </table:table-cell>
          <table:table-cell office:value-type="string">
            <text:p>TRUE</text:p>
          </table:table-cell>
          <table:table-cell office:value-type="string">
            <text:p>49.816, 23.847</text:p>
          </table:table-cell>
          <table:table-cell office:value-type="string">
            <text:p>fb4f84eb</text:p>
          </table:table-cell>
          <table:table-cell office:value-type="string">
            <text:p>09:49</text:p>
          </table:table-cell>
          <table:table-cell office:value-type="string">
            <text:p>49.816, 23.848</text:p>
          </table:table-cell>
          <table:table-cell office:value-type="string">
            <text:p>fb4f84eb</text:p>
          </table:table-cell>
          <table:table-cell office:value-type="string">
            <text:p>11:38</text:p>
          </table:table-cell>
          <table:table-cell office:value-type="string">
            <text:p>WI-20251114-288</text:p>
          </table:table-cell>
          <table:table-cell office:value-type="string">
            <text:p>II-20251114-363</text:p>
          </table:table-cell>
          <table:table-cell office:value-type="string">
            <text:p>fb4f84eb</text:p>
          </table:table-cell>
          <table:table-cell office:value-type="string">
            <text:p>PR-20251113-182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ef2b2fdb</text:p>
          </table:table-cell>
          <table:table-cell office:value-type="string">
            <text:p>14.11.25, 00:00</text:p>
          </table:table-cell>
          <table:table-cell office:value-type="string">
            <text:p>ac7a380e</text:p>
          </table:table-cell>
          <table:table-cell office:value-type="string">
            <text:p>TRUE</text:p>
          </table:table-cell>
          <table:table-cell office:value-type="string">
            <text:p>49.816, 23.848</text:p>
          </table:table-cell>
          <table:table-cell office:value-type="string">
            <text:p>fb4f84eb</text:p>
          </table:table-cell>
          <table:table-cell office:value-type="string">
            <text:p>11:38</text:p>
          </table:table-cell>
          <table:table-cell office:value-type="string">
            <text:p>49.82, 24.128</text:p>
          </table:table-cell>
          <table:table-cell office:value-type="string">
            <text:p>af747328</text:p>
          </table:table-cell>
          <table:table-cell office:value-type="string">
            <text:p>13:11</text:p>
          </table:table-cell>
          <table:table-cell office:value-type="string">
            <text:p>WI-20251114-291</text:p>
          </table:table-cell>
          <table:table-cell office:value-type="string">
            <text:p>II-20251114-697</text:p>
          </table:table-cell>
          <table:table-cell office:value-type="string">
            <text:p>af747328</text:p>
          </table:table-cell>
          <table:table-cell office:value-type="string">
            <text:p>PR-20251114-691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9c81ffee</text:p>
          </table:table-cell>
          <table:table-cell office:value-type="string">
            <text:p>14.11.25, 00:00</text:p>
          </table:table-cell>
          <table:table-cell office:value-type="string">
            <text:p>ac7a380e</text:p>
          </table:table-cell>
          <table:table-cell office:value-type="string">
            <text:p>TRUE</text:p>
          </table:table-cell>
          <table:table-cell office:value-type="string">
            <text:p>49.82, 24.128</text:p>
          </table:table-cell>
          <table:table-cell office:value-type="string">
            <text:p>af747328</text:p>
          </table:table-cell>
          <table:table-cell office:value-type="string">
            <text:p>13:12</text:p>
          </table:table-cell>
          <table:table-cell office:value-type="string">
            <text:p>49.82, 24.128</text:p>
          </table:table-cell>
          <table:table-cell office:value-type="string">
            <text:p>af747328</text:p>
          </table:table-cell>
          <table:table-cell office:value-type="string">
            <text:p>17:22</text:p>
          </table:table-cell>
          <table:table-cell office:value-type="string">
            <text:p>WI-20251114-406</text:p>
          </table:table-cell>
          <table:table-cell office:value-type="string">
            <text:p>II-20251114-730</text:p>
          </table:table-cell>
          <table:table-cell office:value-type="string">
            <text:p>af747328</text:p>
          </table:table-cell>
          <table:table-cell office:value-type="string">
            <text:p>PR-20251114-691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360813ee</text:p>
          </table:table-cell>
          <table:table-cell office:value-type="string">
            <text:p>14.11.25, 00:00</text:p>
          </table:table-cell>
          <table:table-cell office:value-type="string">
            <text:p>ac7a380e</text:p>
          </table:table-cell>
          <table:table-cell office:value-type="string">
            <text:p>TRUE</text:p>
          </table:table-cell>
          <table:table-cell office:value-type="string">
            <text:p>49.82, 24.128</text:p>
          </table:table-cell>
          <table:table-cell office:value-type="string">
            <text:p>af747328</text:p>
          </table:table-cell>
          <table:table-cell office:value-type="string">
            <text:p>17:22</text:p>
          </table:table-cell>
          <table:table-cell office:value-type="string">
            <text:p>49.781, 24.056</text:p>
          </table:table-cell>
          <table:table-cell office:value-type="string">
            <text:p>10c6f637</text:p>
          </table:table-cell>
          <table:table-cell office:value-type="string">
            <text:p>18:45</text:p>
          </table:table-cell>
          <table:table-cell office:value-type="string">
            <text:p>WI-20251114-523</text:p>
          </table:table-cell>
          <table:table-cell office:value-type="string">
            <text:p>II-20251114-439</text:p>
          </table:table-cell>
          <table:table-cell office:value-type="string">
            <text:p>af747328</text:p>
          </table:table-cell>
          <table:table-cell office:value-type="string">
            <text:p>PR-20251114-691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02f22092</text:p>
          </table:table-cell>
          <table:table-cell office:value-type="string">
            <text:p>17.11.25, 00:00</text:p>
          </table:table-cell>
          <table:table-cell office:value-type="string">
            <text:p>ac7a380e</text:p>
          </table:table-cell>
          <table:table-cell office:value-type="string">
            <text:p>TRUE</text:p>
          </table:table-cell>
          <table:table-cell office:value-type="string">
            <text:p>49.788, 23.945</text:p>
          </table:table-cell>
          <table:table-cell office:value-type="string">
            <text:p>e4b53fe4</text:p>
          </table:table-cell>
          <table:table-cell office:value-type="string">
            <text:p>10:13</text:p>
          </table:table-cell>
          <table:table-cell office:value-type="string">
            <text:p>49.759, 23.951</text:p>
          </table:table-cell>
          <table:table-cell office:value-type="string">
            <text:p>cf6bd256</text:p>
          </table:table-cell>
          <table:table-cell office:value-type="string">
            <text:p>10:22</text:p>
          </table:table-cell>
          <table:table-cell office:value-type="string">
            <text:p>WI-20251117-639</text:p>
          </table:table-cell>
          <table:table-cell office:value-type="string">
            <text:p>II-20251117-747</text:p>
          </table:table-cell>
          <table:table-cell office:value-type="string">
            <text:p>cf6bd256</text:p>
          </table:table-cell>
          <table:table-cell office:value-type="string">
            <text:p>PR-20251117-547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f2de04aa</text:p>
          </table:table-cell>
          <table:table-cell office:value-type="string">
            <text:p>17.11.25, 00:00</text:p>
          </table:table-cell>
          <table:table-cell office:value-type="string">
            <text:p>ac7a380e</text:p>
          </table:table-cell>
          <table:table-cell office:value-type="string">
            <text:p>TRUE</text:p>
          </table:table-cell>
          <table:table-cell office:value-type="string">
            <text:p>49.759, 23.951</text:p>
          </table:table-cell>
          <table:table-cell office:value-type="string">
            <text:p>cf6bd256</text:p>
          </table:table-cell>
          <table:table-cell office:value-type="string">
            <text:p>10:22</text:p>
          </table:table-cell>
          <table:table-cell office:value-type="string">
            <text:p>49.759, 23.951</text:p>
          </table:table-cell>
          <table:table-cell office:value-type="string">
            <text:p>cf6bd256</text:p>
          </table:table-cell>
          <table:table-cell office:value-type="string">
            <text:p>13:48</text:p>
          </table:table-cell>
          <table:table-cell office:value-type="string">
            <text:p>WI-20251117-909</text:p>
          </table:table-cell>
          <table:table-cell office:value-type="string">
            <text:p>II-20251117-221</text:p>
          </table:table-cell>
          <table:table-cell office:value-type="string">
            <text:p>cf6bd256</text:p>
          </table:table-cell>
          <table:table-cell office:value-type="string">
            <text:p>PR-20251117-547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810eec5c</text:p>
          </table:table-cell>
          <table:table-cell office:value-type="string">
            <text:p>17.11.25, 00:00</text:p>
          </table:table-cell>
          <table:table-cell office:value-type="string">
            <text:p>ac7a380e</text:p>
          </table:table-cell>
          <table:table-cell office:value-type="string">
            <text:p>TRUE</text:p>
          </table:table-cell>
          <table:table-cell office:value-type="string">
            <text:p>49.759, 23.951</text:p>
          </table:table-cell>
          <table:table-cell office:value-type="string">
            <text:p>cf6bd256</text:p>
          </table:table-cell>
          <table:table-cell office:value-type="string">
            <text:p>13:51</text:p>
          </table:table-cell>
          <table:table-cell office:value-type="string">
            <text:p>49.903, 23.773</text:p>
          </table:table-cell>
          <table:table-cell office:value-type="string">
            <text:p>1cd18646</text:p>
          </table:table-cell>
          <table:table-cell office:value-type="string">
            <text:p>14:34</text:p>
          </table:table-cell>
          <table:table-cell office:value-type="string">
            <text:p>WI-20251117-347</text:p>
          </table:table-cell>
          <table:table-cell office:value-type="string">
            <text:p>II-20251117-438</text:p>
          </table:table-cell>
          <table:table-cell office:value-type="string">
            <text:p>1cd18646</text:p>
          </table:table-cell>
          <table:table-cell office:value-type="string">
            <text:p>PR-20251117-435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4354d024</text:p>
          </table:table-cell>
          <table:table-cell office:value-type="string">
            <text:p>17.11.25, 00:00</text:p>
          </table:table-cell>
          <table:table-cell office:value-type="string">
            <text:p>ac7a380e</text:p>
          </table:table-cell>
          <table:table-cell office:value-type="string">
            <text:p>TRUE</text:p>
          </table:table-cell>
          <table:table-cell office:value-type="string">
            <text:p>49.903, 23.773</text:p>
          </table:table-cell>
          <table:table-cell office:value-type="string">
            <text:p>1cd18646</text:p>
          </table:table-cell>
          <table:table-cell office:value-type="string">
            <text:p>14:34</text:p>
          </table:table-cell>
          <table:table-cell office:value-type="string">
            <text:p>49.902, 23.773</text:p>
          </table:table-cell>
          <table:table-cell office:value-type="string">
            <text:p>1cd18646</text:p>
          </table:table-cell>
          <table:table-cell office:value-type="string">
            <text:p>17:41</text:p>
          </table:table-cell>
          <table:table-cell office:value-type="string">
            <text:p>WI-20251117-334</text:p>
          </table:table-cell>
          <table:table-cell office:value-type="string">
            <text:p>II-20251117-364</text:p>
          </table:table-cell>
          <table:table-cell office:value-type="string">
            <text:p>1cd18646</text:p>
          </table:table-cell>
          <table:table-cell office:value-type="string">
            <text:p>PR-20251117-435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1f9d60eb</text:p>
          </table:table-cell>
          <table:table-cell office:value-type="string">
            <text:p>17.11.25, 00:00</text:p>
          </table:table-cell>
          <table:table-cell office:value-type="string">
            <text:p>ac7a380e</text:p>
          </table:table-cell>
          <table:table-cell office:value-type="string">
            <text:p>TRUE</text:p>
          </table:table-cell>
          <table:table-cell office:value-type="string">
            <text:p>49.902, 23.773</text:p>
          </table:table-cell>
          <table:table-cell office:value-type="string">
            <text:p>1cd18646</text:p>
          </table:table-cell>
          <table:table-cell office:value-type="string">
            <text:p>17:41</text:p>
          </table:table-cell>
          <table:table-cell office:value-type="string">
            <text:p>49.781, 24.056</text:p>
          </table:table-cell>
          <table:table-cell office:value-type="string">
            <text:p>10c6f637</text:p>
          </table:table-cell>
          <table:table-cell office:value-type="string">
            <text:p>19:42</text:p>
          </table:table-cell>
          <table:table-cell office:value-type="string">
            <text:p>WI-20251117-726</text:p>
          </table:table-cell>
          <table:table-cell office:value-type="string">
            <text:p>II-20251117-340</text:p>
          </table:table-cell>
          <table:table-cell office:value-type="string">
            <text:p>1cd18646</text:p>
          </table:table-cell>
          <table:table-cell office:value-type="string">
            <text:p>PR-20251117-435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66e3117c</text:p>
          </table:table-cell>
          <table:table-cell office:value-type="string">
            <text:p>18.11.25, 00:00</text:p>
          </table:table-cell>
          <table:table-cell office:value-type="string">
            <text:p>ac7a380e</text:p>
          </table:table-cell>
          <table:table-cell office:value-type="string">
            <text:p>TRUE</text:p>
          </table:table-cell>
          <table:table-cell office:value-type="string">
            <text:p>49.902, 23.773</text:p>
          </table:table-cell>
          <table:table-cell office:value-type="string">
            <text:p>1cd18646</text:p>
          </table:table-cell>
          <table:table-cell office:value-type="string">
            <text:p>10:02</text:p>
          </table:table-cell>
          <table:table-cell office:value-type="string">
            <text:p>49.902, 23.773</text:p>
          </table:table-cell>
          <table:table-cell office:value-type="string">
            <text:p>1cd18646</text:p>
          </table:table-cell>
          <table:table-cell office:value-type="string">
            <text:p>14:03</text:p>
          </table:table-cell>
          <table:table-cell office:value-type="string">
            <text:p>WI-20251118-816</text:p>
          </table:table-cell>
          <table:table-cell office:value-type="string">
            <text:p>II-20251118-368</text:p>
          </table:table-cell>
          <table:table-cell office:value-type="string">
            <text:p>1cd18646</text:p>
          </table:table-cell>
          <table:table-cell office:value-type="string">
            <text:p>PR-20251117-435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02babc86</text:p>
          </table:table-cell>
          <table:table-cell office:value-type="string">
            <text:p>18.11.25, 00:00</text:p>
          </table:table-cell>
          <table:table-cell office:value-type="string">
            <text:p>ac7a380e</text:p>
          </table:table-cell>
          <table:table-cell office:value-type="string">
            <text:p>TRUE</text:p>
          </table:table-cell>
          <table:table-cell office:value-type="string">
            <text:p>49.789, 23.944</text:p>
          </table:table-cell>
          <table:table-cell office:value-type="string">
            <text:p>e4b53fe4</text:p>
          </table:table-cell>
          <table:table-cell office:value-type="string">
            <text:p>09:26</text:p>
          </table:table-cell>
          <table:table-cell office:value-type="string">
            <text:p>49.902, 23.773</text:p>
          </table:table-cell>
          <table:table-cell office:value-type="string">
            <text:p>1cd18646</text:p>
          </table:table-cell>
          <table:table-cell office:value-type="string">
            <text:p>10:02</text:p>
          </table:table-cell>
          <table:table-cell office:value-type="string">
            <text:p>WI-20251118-688</text:p>
          </table:table-cell>
          <table:table-cell office:value-type="string">
            <text:p>II-20251118-326</text:p>
          </table:table-cell>
          <table:table-cell office:value-type="string">
            <text:p>1cd18646</text:p>
          </table:table-cell>
          <table:table-cell office:value-type="string">
            <text:p>PR-20251117-435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f1e93f10</text:p>
          </table:table-cell>
          <table:table-cell office:value-type="string">
            <text:p>18.11.25, 00:00</text:p>
          </table:table-cell>
          <table:table-cell office:value-type="string">
            <text:p>ac7a380e</text:p>
          </table:table-cell>
          <table:table-cell office:value-type="string">
            <text:p>TRUE</text:p>
          </table:table-cell>
          <table:table-cell office:value-type="string">
            <text:p>49.902, 23.773</text:p>
          </table:table-cell>
          <table:table-cell office:value-type="string">
            <text:p>1cd18646</text:p>
          </table:table-cell>
          <table:table-cell office:value-type="string">
            <text:p>14:04</text:p>
          </table:table-cell>
          <table:table-cell office:value-type="string">
            <text:p>49.789, 23.943</text:p>
          </table:table-cell>
          <table:table-cell office:value-type="string">
            <text:p>e4b53fe4</text:p>
          </table:table-cell>
          <table:table-cell office:value-type="string">
            <text:p>14:39</text:p>
          </table:table-cell>
          <table:table-cell office:value-type="string">
            <text:p>WI-20251118-539</text:p>
          </table:table-cell>
          <table:table-cell office:value-type="string">
            <text:p>II-20251118-789</text:p>
          </table:table-cell>
          <table:table-cell office:value-type="string">
            <text:p>1cd18646</text:p>
          </table:table-cell>
          <table:table-cell office:value-type="string">
            <text:p>PR-20251117-435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e75d74b2</text:p>
          </table:table-cell>
          <table:table-cell office:value-type="string">
            <text:p>18.11.25, 00:00</text:p>
          </table:table-cell>
          <table:table-cell office:value-type="string">
            <text:p>ac7a380e</text:p>
          </table:table-cell>
          <table:table-cell office:value-type="string">
            <text:p>TRUE</text:p>
          </table:table-cell>
          <table:table-cell office:value-type="string">
            <text:p>49.789, 23.943</text:p>
          </table:table-cell>
          <table:table-cell office:value-type="string">
            <text:p>e4b53fe4</text:p>
          </table:table-cell>
          <table:table-cell office:value-type="string">
            <text:p>15:02</text:p>
          </table:table-cell>
          <table:table-cell office:value-type="string">
            <text:p>49.76, 24.162</text:p>
          </table:table-cell>
          <table:table-cell office:value-type="string">
            <text:p>e2529e4a</text:p>
          </table:table-cell>
          <table:table-cell office:value-type="string">
            <text:p>15:51</text:p>
          </table:table-cell>
          <table:table-cell office:value-type="string">
            <text:p>WI-20251118-571</text:p>
          </table:table-cell>
          <table:table-cell office:value-type="string">
            <text:p>II-20251118-367</text:p>
          </table:table-cell>
          <table:table-cell office:value-type="string">
            <text:p>e2529e4a</text:p>
          </table:table-cell>
          <table:table-cell office:value-type="string">
            <text:p>PR-20251118-154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763372cf</text:p>
          </table:table-cell>
          <table:table-cell office:value-type="string">
            <text:p>18.11.25, 00:00</text:p>
          </table:table-cell>
          <table:table-cell office:value-type="string">
            <text:p>ac7a380e</text:p>
          </table:table-cell>
          <table:table-cell office:value-type="string">
            <text:p>TRUE</text:p>
          </table:table-cell>
          <table:table-cell office:value-type="string">
            <text:p>49.76, 24.162</text:p>
          </table:table-cell>
          <table:table-cell office:value-type="string">
            <text:p>e2529e4a</text:p>
          </table:table-cell>
          <table:table-cell office:value-type="string">
            <text:p>15:52</text:p>
          </table:table-cell>
          <table:table-cell office:value-type="string">
            <text:p>49.759, 24.162</text:p>
          </table:table-cell>
          <table:table-cell office:value-type="string">
            <text:p>e2529e4a</text:p>
          </table:table-cell>
          <table:table-cell office:value-type="string">
            <text:p>16:53</text:p>
          </table:table-cell>
          <table:table-cell office:value-type="string">
            <text:p>WI-20251118-378</text:p>
          </table:table-cell>
          <table:table-cell office:value-type="string">
            <text:p>II-20251118-570</text:p>
          </table:table-cell>
          <table:table-cell office:value-type="string">
            <text:p>e2529e4a</text:p>
          </table:table-cell>
          <table:table-cell office:value-type="string">
            <text:p>PR-20251118-154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a4454b9d</text:p>
          </table:table-cell>
          <table:table-cell office:value-type="string">
            <text:p>18.11.25, 00:00</text:p>
          </table:table-cell>
          <table:table-cell office:value-type="string">
            <text:p>ac7a380e</text:p>
          </table:table-cell>
          <table:table-cell office:value-type="string">
            <text:p>TRUE</text:p>
          </table:table-cell>
          <table:table-cell office:value-type="string">
            <text:p>49.759, 24.162</text:p>
          </table:table-cell>
          <table:table-cell office:value-type="string">
            <text:p>e2529e4a</text:p>
          </table:table-cell>
          <table:table-cell office:value-type="string">
            <text:p>16:53</text:p>
          </table:table-cell>
          <table:table-cell office:value-type="string">
            <text:p>49.783, 24.057</text:p>
          </table:table-cell>
          <table:table-cell office:value-type="string">
            <text:p>10c6f637</text:p>
          </table:table-cell>
          <table:table-cell office:value-type="string">
            <text:p>17:37</text:p>
          </table:table-cell>
          <table:table-cell office:value-type="string">
            <text:p>WI-20251118-819</text:p>
          </table:table-cell>
          <table:table-cell office:value-type="string">
            <text:p>II-20251118-449</text:p>
          </table:table-cell>
          <table:table-cell office:value-type="string">
            <text:p>e2529e4a</text:p>
          </table:table-cell>
          <table:table-cell office:value-type="string">
            <text:p>PR-20251118-154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7e3852a3</text:p>
          </table:table-cell>
          <table:table-cell office:value-type="string">
            <text:p>19.11.25, 00:00</text:p>
          </table:table-cell>
          <table:table-cell office:value-type="string">
            <text:p>ac7a380e</text:p>
          </table:table-cell>
          <table:table-cell office:value-type="string">
            <text:p>TRUE</text:p>
          </table:table-cell>
          <table:table-cell office:value-type="string">
            <text:p>49.791, 24.017</text:p>
          </table:table-cell>
          <table:table-cell office:value-type="string">
            <text:p>1fb65589</text:p>
          </table:table-cell>
          <table:table-cell office:value-type="string">
            <text:p>09:34</text:p>
          </table:table-cell>
          <table:table-cell office:value-type="string">
            <text:p>49.84, 24.064</text:p>
          </table:table-cell>
          <table:table-cell office:value-type="string">
            <text:p>42f60265</text:p>
          </table:table-cell>
          <table:table-cell office:value-type="string">
            <text:p>10:36</text:p>
          </table:table-cell>
          <table:table-cell office:value-type="string">
            <text:p>WI-20251119-330</text:p>
          </table:table-cell>
          <table:table-cell office:value-type="string">
            <text:p>II-20251119-318</text:p>
          </table:table-cell>
          <table:table-cell office:value-type="string">
            <text:p>42f60265</text:p>
          </table:table-cell>
          <table:table-cell office:value-type="string">
            <text:p>PR-20251119-358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cc8f5640</text:p>
          </table:table-cell>
          <table:table-cell office:value-type="string">
            <text:p>19.11.25, 00:00</text:p>
          </table:table-cell>
          <table:table-cell office:value-type="string">
            <text:p>ac7a380e</text:p>
          </table:table-cell>
          <table:table-cell office:value-type="string">
            <text:p>TRUE</text:p>
          </table:table-cell>
          <table:table-cell office:value-type="string">
            <text:p>49.84, 24.064</text:p>
          </table:table-cell>
          <table:table-cell office:value-type="string">
            <text:p>42f60265</text:p>
          </table:table-cell>
          <table:table-cell office:value-type="string">
            <text:p>10:36</text:p>
          </table:table-cell>
          <table:table-cell office:value-type="string">
            <text:p>49.84, 24.064</text:p>
          </table:table-cell>
          <table:table-cell office:value-type="string">
            <text:p>42f60265</text:p>
          </table:table-cell>
          <table:table-cell office:value-type="string">
            <text:p>11:26</text:p>
          </table:table-cell>
          <table:table-cell office:value-type="string">
            <text:p>WI-20251119-918</text:p>
          </table:table-cell>
          <table:table-cell office:value-type="string">
            <text:p>II-20251119-900</text:p>
          </table:table-cell>
          <table:table-cell office:value-type="string">
            <text:p>42f60265</text:p>
          </table:table-cell>
          <table:table-cell office:value-type="string">
            <text:p>PR-20251119-358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5779220d</text:p>
          </table:table-cell>
          <table:table-cell office:value-type="string">
            <text:p>19.11.25, 00:00</text:p>
          </table:table-cell>
          <table:table-cell office:value-type="string">
            <text:p>ac7a380e</text:p>
          </table:table-cell>
          <table:table-cell office:value-type="string">
            <text:p>TRUE</text:p>
          </table:table-cell>
          <table:table-cell office:value-type="string">
            <text:p>49.84, 24.064</text:p>
          </table:table-cell>
          <table:table-cell office:value-type="string">
            <text:p>42f60265</text:p>
          </table:table-cell>
          <table:table-cell office:value-type="string">
            <text:p>11:26</text:p>
          </table:table-cell>
          <table:table-cell office:value-type="string">
            <text:p>49.836, 24.041</text:p>
          </table:table-cell>
          <table:table-cell office:value-type="string">
            <text:p>0d2c636c</text:p>
          </table:table-cell>
          <table:table-cell office:value-type="string">
            <text:p>11:45</text:p>
          </table:table-cell>
          <table:table-cell office:value-type="string">
            <text:p>WI-20251119-345</text:p>
          </table:table-cell>
          <table:table-cell office:value-type="string">
            <text:p>II-20251119-618</text:p>
          </table:table-cell>
          <table:table-cell office:value-type="string">
            <text:p>0d2c636c</text:p>
          </table:table-cell>
          <table:table-cell office:value-type="string">
            <text:p>PR-20251119-336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f90d480a</text:p>
          </table:table-cell>
          <table:table-cell office:value-type="string">
            <text:p>19.11.25, 00:00</text:p>
          </table:table-cell>
          <table:table-cell office:value-type="string">
            <text:p>ac7a380e</text:p>
          </table:table-cell>
          <table:table-cell office:value-type="string">
            <text:p>TRUE</text:p>
          </table:table-cell>
          <table:table-cell office:value-type="string">
            <text:p>49.836, 24.041</text:p>
          </table:table-cell>
          <table:table-cell office:value-type="string">
            <text:p>0d2c636c</text:p>
          </table:table-cell>
          <table:table-cell office:value-type="string">
            <text:p>11:51</text:p>
          </table:table-cell>
          <table:table-cell office:value-type="string">
            <text:p>49.836, 24.041</text:p>
          </table:table-cell>
          <table:table-cell office:value-type="string">
            <text:p>0d2c636c</text:p>
          </table:table-cell>
          <table:table-cell office:value-type="string">
            <text:p>13:35</text:p>
          </table:table-cell>
          <table:table-cell office:value-type="string">
            <text:p>WI-20251119-408</text:p>
          </table:table-cell>
          <table:table-cell office:value-type="string">
            <text:p>II-20251119-310</text:p>
          </table:table-cell>
          <table:table-cell office:value-type="string">
            <text:p>0d2c636c</text:p>
          </table:table-cell>
          <table:table-cell office:value-type="string">
            <text:p>PR-20251119-336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820ab675</text:p>
          </table:table-cell>
          <table:table-cell office:value-type="string">
            <text:p>19.11.25, 00:00</text:p>
          </table:table-cell>
          <table:table-cell office:value-type="string">
            <text:p>ac7a380e</text:p>
          </table:table-cell>
          <table:table-cell office:value-type="string">
            <text:p>TRUE</text:p>
          </table:table-cell>
          <table:table-cell office:value-type="string">
            <text:p>49.831, 24.038</text:p>
          </table:table-cell>
          <table:table-cell office:value-type="string">
            <text:p>5bb079d0</text:p>
          </table:table-cell>
          <table:table-cell office:value-type="string">
            <text:p>15:05</text:p>
          </table:table-cell>
          <table:table-cell office:value-type="string">
            <text:p>49.831, 24.038</text:p>
          </table:table-cell>
          <table:table-cell office:value-type="string">
            <text:p>5bb079d0</text:p>
          </table:table-cell>
          <table:table-cell office:value-type="string">
            <text:p>15:05</text:p>
          </table:table-cell>
          <table:table-cell office:value-type="string">
            <text:p>WI-20251119-393</text:p>
          </table:table-cell>
          <table:table-cell office:value-type="string">
            <text:p>II-20251119-925</text:p>
          </table:table-cell>
          <table:table-cell office:value-type="string">
            <text:p>d7b8440e</text:p>
          </table:table-cell>
          <table:table-cell office:value-type="string">
            <text:p>PR-20251119-881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aa72473b</text:p>
          </table:table-cell>
          <table:table-cell office:value-type="string">
            <text:p>19.11.25, 00:00</text:p>
          </table:table-cell>
          <table:table-cell office:value-type="string">
            <text:p>ac7a380e</text:p>
          </table:table-cell>
          <table:table-cell office:value-type="string">
            <text:p>TRUE</text:p>
          </table:table-cell>
          <table:table-cell office:value-type="string">
            <text:p>49.831, 24.038</text:p>
          </table:table-cell>
          <table:table-cell office:value-type="string">
            <text:p>5bb079d0</text:p>
          </table:table-cell>
          <table:table-cell office:value-type="string">
            <text:p>15:09</text:p>
          </table:table-cell>
          <table:table-cell office:value-type="string">
            <text:p>49.831, 24.035</text:p>
          </table:table-cell>
          <table:table-cell office:value-type="string">
            <text:p>631b238b</text:p>
          </table:table-cell>
          <table:table-cell office:value-type="string">
            <text:p>15:15</text:p>
          </table:table-cell>
          <table:table-cell office:value-type="string">
            <text:p>WI-20251119-875</text:p>
          </table:table-cell>
          <table:table-cell office:value-type="string">
            <text:p>II-20251119-504</text:p>
          </table:table-cell>
          <table:table-cell office:value-type="string">
            <text:p>d7b8440e</text:p>
          </table:table-cell>
          <table:table-cell office:value-type="string">
            <text:p>PR-20251119-881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d41989ee</text:p>
          </table:table-cell>
          <table:table-cell office:value-type="string">
            <text:p>19.11.25, 00:00</text:p>
          </table:table-cell>
          <table:table-cell office:value-type="string">
            <text:p>ac7a380e</text:p>
          </table:table-cell>
          <table:table-cell office:value-type="string">
            <text:p>TRUE</text:p>
          </table:table-cell>
          <table:table-cell office:value-type="string">
            <text:p>49.831, 24.038</text:p>
          </table:table-cell>
          <table:table-cell office:value-type="string">
            <text:p>5bb079d0</text:p>
          </table:table-cell>
          <table:table-cell office:value-type="string">
            <text:p>15:10</text:p>
          </table:table-cell>
          <table:table-cell office:value-type="string">
            <text:p>49.76, 24.014</text:p>
          </table:table-cell>
          <table:table-cell office:value-type="string">
            <text:p>ef7146cd</text:p>
          </table:table-cell>
          <table:table-cell office:value-type="string">
            <text:p>15:38</text:p>
          </table:table-cell>
          <table:table-cell office:value-type="string">
            <text:p>WI-20251119-455</text:p>
          </table:table-cell>
          <table:table-cell office:value-type="string">
            <text:p>II-20251119-192</text:p>
          </table:table-cell>
          <table:table-cell office:value-type="string">
            <text:p>ef7146cd</text:p>
          </table:table-cell>
          <table:table-cell office:value-type="string">
            <text:p>PR-20251119-182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bb4ca0a1</text:p>
          </table:table-cell>
          <table:table-cell office:value-type="string">
            <text:p>19.11.25, 00:00</text:p>
          </table:table-cell>
          <table:table-cell office:value-type="string">
            <text:p>ac7a380e</text:p>
          </table:table-cell>
          <table:table-cell office:value-type="string">
            <text:p>TRUE</text:p>
          </table:table-cell>
          <table:table-cell office:value-type="string">
            <text:p>49.76, 24.014</text:p>
          </table:table-cell>
          <table:table-cell office:value-type="string">
            <text:p>ef7146cd</text:p>
          </table:table-cell>
          <table:table-cell office:value-type="string">
            <text:p>15:38</text:p>
          </table:table-cell>
          <table:table-cell office:value-type="string">
            <text:p>49.76, 24.014</text:p>
          </table:table-cell>
          <table:table-cell office:value-type="string">
            <text:p>ef7146cd</text:p>
          </table:table-cell>
          <table:table-cell office:value-type="string">
            <text:p>16:42</text:p>
          </table:table-cell>
          <table:table-cell office:value-type="string">
            <text:p>WI-20251119-419</text:p>
          </table:table-cell>
          <table:table-cell office:value-type="string">
            <text:p>II-20251119-730</text:p>
          </table:table-cell>
          <table:table-cell office:value-type="string">
            <text:p>ef7146cd</text:p>
          </table:table-cell>
          <table:table-cell office:value-type="string">
            <text:p>PR-20251119-182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50ec6b93</text:p>
          </table:table-cell>
          <table:table-cell office:value-type="string">
            <text:p>19.11.25, 00:00</text:p>
          </table:table-cell>
          <table:table-cell office:value-type="string">
            <text:p>ac7a380e</text:p>
          </table:table-cell>
          <table:table-cell office:value-type="string">
            <text:p>TRUE</text:p>
          </table:table-cell>
          <table:table-cell office:value-type="string">
            <text:p>49.76, 24.014</text:p>
          </table:table-cell>
          <table:table-cell office:value-type="string">
            <text:p>ef7146cd</text:p>
          </table:table-cell>
          <table:table-cell office:value-type="string">
            <text:p>16:43</text:p>
          </table:table-cell>
          <table:table-cell office:value-type="string">
            <text:p>49.782, 24.056</text:p>
          </table:table-cell>
          <table:table-cell office:value-type="string">
            <text:p>10c6f637</text:p>
          </table:table-cell>
          <table:table-cell office:value-type="string">
            <text:p>17:51</text:p>
          </table:table-cell>
          <table:table-cell office:value-type="string">
            <text:p>WI-20251119-211</text:p>
          </table:table-cell>
          <table:table-cell office:value-type="string">
            <text:p>II-20251119-577</text:p>
          </table:table-cell>
          <table:table-cell office:value-type="string">
            <text:p>ef7146cd</text:p>
          </table:table-cell>
          <table:table-cell office:value-type="string">
            <text:p>PR-20251119-182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05568c77</text:p>
          </table:table-cell>
          <table:table-cell office:value-type="string">
            <text:p>20.11.25, 00:00</text:p>
          </table:table-cell>
          <table:table-cell office:value-type="string">
            <text:p>ac7a380e</text:p>
          </table:table-cell>
          <table:table-cell office:value-type="string">
            <text:p>TRUE</text:p>
          </table:table-cell>
          <table:table-cell office:value-type="string">
            <text:p>49.789, 23.943</text:p>
          </table:table-cell>
          <table:table-cell office:value-type="string">
            <text:p>e4b53fe4</text:p>
          </table:table-cell>
          <table:table-cell office:value-type="string">
            <text:p>09:47</text:p>
          </table:table-cell>
          <table:table-cell office:value-type="string">
            <text:p>49.842, 24.076</text:p>
          </table:table-cell>
          <table:table-cell office:value-type="string">
            <text:p>565c2a73</text:p>
          </table:table-cell>
          <table:table-cell office:value-type="string">
            <text:p>10:46</text:p>
          </table:table-cell>
          <table:table-cell office:value-type="string">
            <text:p>WI-20251120-536</text:p>
          </table:table-cell>
          <table:table-cell office:value-type="string">
            <text:p>II-20251120-153</text:p>
          </table:table-cell>
          <table:table-cell office:value-type="string">
            <text:p>565c2a73</text:p>
          </table:table-cell>
          <table:table-cell office:value-type="string">
            <text:p>PR-20250831-792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bd892820</text:p>
          </table:table-cell>
          <table:table-cell office:value-type="string">
            <text:p>20.11.25, 00:00</text:p>
          </table:table-cell>
          <table:table-cell office:value-type="string">
            <text:p>ac7a380e</text:p>
          </table:table-cell>
          <table:table-cell office:value-type="string">
            <text:p>TRUE</text:p>
          </table:table-cell>
          <table:table-cell office:value-type="string">
            <text:p>49.842, 24.076</text:p>
          </table:table-cell>
          <table:table-cell office:value-type="string">
            <text:p>565c2a73</text:p>
          </table:table-cell>
          <table:table-cell office:value-type="string">
            <text:p>10:46</text:p>
          </table:table-cell>
          <table:table-cell office:value-type="string">
            <text:p>49.84, 23.973</text:p>
          </table:table-cell>
          <table:table-cell office:value-type="string">
            <text:p>565c2a73</text:p>
          </table:table-cell>
          <table:table-cell office:value-type="string">
            <text:p>15:20</text:p>
          </table:table-cell>
          <table:table-cell office:value-type="string">
            <text:p>WI-20251120-733</text:p>
          </table:table-cell>
          <table:table-cell office:value-type="string">
            <text:p>II-20251120-817</text:p>
          </table:table-cell>
          <table:table-cell office:value-type="string">
            <text:p>565c2a73</text:p>
          </table:table-cell>
          <table:table-cell office:value-type="string">
            <text:p>PR-20250831-792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1202e5e8</text:p>
          </table:table-cell>
          <table:table-cell office:value-type="string">
            <text:p>20.11.25, 00:00</text:p>
          </table:table-cell>
          <table:table-cell office:value-type="string">
            <text:p>ac7a380e</text:p>
          </table:table-cell>
          <table:table-cell office:value-type="string">
            <text:p>TRUE</text:p>
          </table:table-cell>
          <table:table-cell office:value-type="string">
            <text:p>49.842, 24.076</text:p>
          </table:table-cell>
          <table:table-cell office:value-type="string">
            <text:p>565c2a73</text:p>
          </table:table-cell>
          <table:table-cell office:value-type="string">
            <text:p>15:19</text:p>
          </table:table-cell>
          <table:table-cell office:value-type="string">
            <text:p>49.831, 24.038</text:p>
          </table:table-cell>
          <table:table-cell office:value-type="string">
            <text:p>5bb079d0</text:p>
          </table:table-cell>
          <table:table-cell office:value-type="string">
            <text:p>15:37</text:p>
          </table:table-cell>
          <table:table-cell office:value-type="string">
            <text:p>WI-20251120-360</text:p>
          </table:table-cell>
          <table:table-cell office:value-type="string">
            <text:p>II-20251120-172</text:p>
          </table:table-cell>
          <table:table-cell office:value-type="string">
            <text:p>d7b8440e</text:p>
          </table:table-cell>
          <table:table-cell office:value-type="string">
            <text:p>PR-20251119-881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e82e0c36</text:p>
          </table:table-cell>
          <table:table-cell office:value-type="string">
            <text:p>20.11.25, 00:00</text:p>
          </table:table-cell>
          <table:table-cell office:value-type="string">
            <text:p>ac7a380e</text:p>
          </table:table-cell>
          <table:table-cell office:value-type="string">
            <text:p>TRUE</text:p>
          </table:table-cell>
          <table:table-cell office:value-type="string">
            <text:p>49.831, 24.038</text:p>
          </table:table-cell>
          <table:table-cell office:value-type="string">
            <text:p>5bb079d0</text:p>
          </table:table-cell>
          <table:table-cell office:value-type="string">
            <text:p>15:37</text:p>
          </table:table-cell>
          <table:table-cell office:value-type="string">
            <text:p>49.831, 24.038</text:p>
          </table:table-cell>
          <table:table-cell office:value-type="string">
            <text:p>5bb079d0</text:p>
          </table:table-cell>
          <table:table-cell office:value-type="string">
            <text:p>16:34</text:p>
          </table:table-cell>
          <table:table-cell office:value-type="string">
            <text:p>WI-20251120-585</text:p>
          </table:table-cell>
          <table:table-cell office:value-type="string">
            <text:p>II-20251120-722</text:p>
          </table:table-cell>
          <table:table-cell office:value-type="string">
            <text:p>d7b8440e</text:p>
          </table:table-cell>
          <table:table-cell office:value-type="string">
            <text:p>PR-20251119-881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818cb56e</text:p>
          </table:table-cell>
          <table:table-cell office:value-type="string">
            <text:p>20.11.25, 00:00</text:p>
          </table:table-cell>
          <table:table-cell office:value-type="string">
            <text:p>ac7a380e</text:p>
          </table:table-cell>
          <table:table-cell office:value-type="string">
            <text:p>TRUE</text:p>
          </table:table-cell>
          <table:table-cell office:value-type="string">
            <text:p>49.831, 24.038</text:p>
          </table:table-cell>
          <table:table-cell office:value-type="string">
            <text:p>d7b8440e</text:p>
          </table:table-cell>
          <table:table-cell office:value-type="string">
            <text:p>16:35</text:p>
          </table:table-cell>
          <table:table-cell office:value-type="string">
            <text:p>50.761, 25.359</text:p>
          </table:table-cell>
          <table:table-cell office:value-type="string">
            <text:p>1fb65589</text:p>
          </table:table-cell>
          <table:table-cell office:value-type="string">
            <text:p>17:26</text:p>
          </table:table-cell>
          <table:table-cell office:value-type="string">
            <text:p>WI-20251120-651</text:p>
          </table:table-cell>
          <table:table-cell office:value-type="string">
            <text:p>II-20251120-584</text:p>
          </table:table-cell>
          <table:table-cell office:value-type="string">
            <text:p>d7b8440e</text:p>
          </table:table-cell>
          <table:table-cell office:value-type="string">
            <text:p>PR-20251119-881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4221fe0c</text:p>
          </table:table-cell>
          <table:table-cell office:value-type="string">
            <text:p>25.11.25, 00:00</text:p>
          </table:table-cell>
          <table:table-cell office:value-type="string">
            <text:p>ac7a380e</text:p>
          </table:table-cell>
          <table:table-cell office:value-type="string">
            <text:p>TRUE</text:p>
          </table:table-cell>
          <table:table-cell office:value-type="string">
            <text:p>49.789, 23.944</text:p>
          </table:table-cell>
          <table:table-cell office:value-type="string">
            <text:p>e4b53fe4</text:p>
          </table:table-cell>
          <table:table-cell office:value-type="string">
            <text:p>09:27</text:p>
          </table:table-cell>
          <table:table-cell office:value-type="string">
            <text:p>49.789, 24.148</text:p>
          </table:table-cell>
          <table:table-cell office:value-type="string">
            <text:p>bebfe627</text:p>
          </table:table-cell>
          <table:table-cell office:value-type="string">
            <text:p>10:08</text:p>
          </table:table-cell>
          <table:table-cell office:value-type="string">
            <text:p>WI-20251125-625</text:p>
          </table:table-cell>
          <table:table-cell office:value-type="string">
            <text:p>II-20251125-291</text:p>
          </table:table-cell>
          <table:table-cell office:value-type="string">
            <text:p>bebfe627</text:p>
          </table:table-cell>
          <table:table-cell office:value-type="string">
            <text:p>PR-20251125-635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f91fd960</text:p>
          </table:table-cell>
          <table:table-cell office:value-type="string">
            <text:p>25.11.25, 00:00</text:p>
          </table:table-cell>
          <table:table-cell office:value-type="string">
            <text:p>ac7a380e</text:p>
          </table:table-cell>
          <table:table-cell office:value-type="string">
            <text:p>TRUE</text:p>
          </table:table-cell>
          <table:table-cell office:value-type="string">
            <text:p>49.789, 24.148</text:p>
          </table:table-cell>
          <table:table-cell office:value-type="string">
            <text:p>bebfe627</text:p>
          </table:table-cell>
          <table:table-cell office:value-type="string">
            <text:p>10:08</text:p>
          </table:table-cell>
          <table:table-cell office:value-type="string">
            <text:p>49.788, 24.148</text:p>
          </table:table-cell>
          <table:table-cell office:value-type="string">
            <text:p>bebfe627</text:p>
          </table:table-cell>
          <table:table-cell office:value-type="string">
            <text:p>11:03</text:p>
          </table:table-cell>
          <table:table-cell office:value-type="string">
            <text:p>WI-20251125-877</text:p>
          </table:table-cell>
          <table:table-cell office:value-type="string">
            <text:p>II-20251125-738</text:p>
          </table:table-cell>
          <table:table-cell office:value-type="string">
            <text:p>bebfe627</text:p>
          </table:table-cell>
          <table:table-cell office:value-type="string">
            <text:p>PR-20251125-635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f38ad912</text:p>
          </table:table-cell>
          <table:table-cell office:value-type="string">
            <text:p>25.11.25, 00:00</text:p>
          </table:table-cell>
          <table:table-cell office:value-type="string">
            <text:p>ac7a380e</text:p>
          </table:table-cell>
          <table:table-cell office:value-type="string">
            <text:p>TRUE</text:p>
          </table:table-cell>
          <table:table-cell office:value-type="string">
            <text:p>49.789, 24.148</text:p>
          </table:table-cell>
          <table:table-cell office:value-type="string">
            <text:p>bebfe627</text:p>
          </table:table-cell>
          <table:table-cell office:value-type="string">
            <text:p>11:03</text:p>
          </table:table-cell>
          <table:table-cell office:value-type="string">
            <text:p>49.832, 24.036</text:p>
          </table:table-cell>
          <table:table-cell office:value-type="string">
            <text:p>631b238b</text:p>
          </table:table-cell>
          <table:table-cell office:value-type="string">
            <text:p>11:53</text:p>
          </table:table-cell>
          <table:table-cell office:value-type="string">
            <text:p>WI-20251125-873</text:p>
          </table:table-cell>
          <table:table-cell office:value-type="string">
            <text:p>II-20251125-444</text:p>
          </table:table-cell>
          <table:table-cell office:value-type="string">
            <text:p>631b238b</text:p>
          </table:table-cell>
          <table:table-cell office:value-type="string">
            <text:p>PR-20251125-863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eae43ea1</text:p>
          </table:table-cell>
          <table:table-cell office:value-type="string">
            <text:p>25.11.25, 00:00</text:p>
          </table:table-cell>
          <table:table-cell office:value-type="string">
            <text:p>ac7a380e</text:p>
          </table:table-cell>
          <table:table-cell office:value-type="string">
            <text:p>TRUE</text:p>
          </table:table-cell>
          <table:table-cell office:value-type="string">
            <text:p>49.832, 24.036</text:p>
          </table:table-cell>
          <table:table-cell office:value-type="string">
            <text:p>631b238b</text:p>
          </table:table-cell>
          <table:table-cell office:value-type="string">
            <text:p>11:53</text:p>
          </table:table-cell>
          <table:table-cell office:value-type="string">
            <text:p>49.832, 24.036</text:p>
          </table:table-cell>
          <table:table-cell office:value-type="string">
            <text:p>631b238b</text:p>
          </table:table-cell>
          <table:table-cell office:value-type="string">
            <text:p>14:11</text:p>
          </table:table-cell>
          <table:table-cell office:value-type="string">
            <text:p>WI-20251125-300</text:p>
          </table:table-cell>
          <table:table-cell office:value-type="string">
            <text:p>II-20251125-658</text:p>
          </table:table-cell>
          <table:table-cell office:value-type="string">
            <text:p>631b238b</text:p>
          </table:table-cell>
          <table:table-cell office:value-type="string">
            <text:p>PR-20251125-863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f66238e3</text:p>
          </table:table-cell>
          <table:table-cell office:value-type="string">
            <text:p>25.11.25, 00:00</text:p>
          </table:table-cell>
          <table:table-cell office:value-type="string">
            <text:p>ac7a380e</text:p>
          </table:table-cell>
          <table:table-cell office:value-type="string">
            <text:p>TRUE</text:p>
          </table:table-cell>
          <table:table-cell office:value-type="string">
            <text:p>49.832, 24.036</text:p>
          </table:table-cell>
          <table:table-cell office:value-type="string">
            <text:p>631b238b</text:p>
          </table:table-cell>
          <table:table-cell office:value-type="string">
            <text:p>14:12</text:p>
          </table:table-cell>
          <table:table-cell office:value-type="string">
            <text:p>49.809, 23.917</text:p>
          </table:table-cell>
          <table:table-cell office:value-type="string">
            <text:p>45a1376d</text:p>
          </table:table-cell>
          <table:table-cell office:value-type="string">
            <text:p>15:34</text:p>
          </table:table-cell>
          <table:table-cell office:value-type="string">
            <text:p>WI-20251125-845</text:p>
          </table:table-cell>
          <table:table-cell office:value-type="string">
            <text:p>II-20251125-614</text:p>
          </table:table-cell>
          <table:table-cell office:value-type="string">
            <text:p>45a1376d</text:p>
          </table:table-cell>
          <table:table-cell office:value-type="string">
            <text:p>PR-20251125-979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c00ca737</text:p>
          </table:table-cell>
          <table:table-cell office:value-type="string">
            <text:p>25.11.25, 00:00</text:p>
          </table:table-cell>
          <table:table-cell office:value-type="string">
            <text:p>ac7a380e</text:p>
          </table:table-cell>
          <table:table-cell office:value-type="string">
            <text:p>TRUE</text:p>
          </table:table-cell>
          <table:table-cell office:value-type="string">
            <text:p>49.809, 23.917</text:p>
          </table:table-cell>
          <table:table-cell office:value-type="string">
            <text:p>45a1376d</text:p>
          </table:table-cell>
          <table:table-cell office:value-type="string">
            <text:p>15:34</text:p>
          </table:table-cell>
          <table:table-cell office:value-type="string">
            <text:p>49.809, 23.917</text:p>
          </table:table-cell>
          <table:table-cell office:value-type="string">
            <text:p>45a1376d</text:p>
          </table:table-cell>
          <table:table-cell office:value-type="string">
            <text:p>17:06</text:p>
          </table:table-cell>
          <table:table-cell office:value-type="string">
            <text:p>WI-20251125-214</text:p>
          </table:table-cell>
          <table:table-cell office:value-type="string">
            <text:p>II-20251125-560</text:p>
          </table:table-cell>
          <table:table-cell office:value-type="string">
            <text:p>45a1376d</text:p>
          </table:table-cell>
          <table:table-cell office:value-type="string">
            <text:p>PR-20251125-979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d03eac8f</text:p>
          </table:table-cell>
          <table:table-cell office:value-type="string">
            <text:p>25.11.25, 00:00</text:p>
          </table:table-cell>
          <table:table-cell office:value-type="string">
            <text:p>ac7a380e</text:p>
          </table:table-cell>
          <table:table-cell office:value-type="string">
            <text:p>TRUE</text:p>
          </table:table-cell>
          <table:table-cell office:value-type="string">
            <text:p>49.809, 23.917</text:p>
          </table:table-cell>
          <table:table-cell office:value-type="string">
            <text:p>45a1376d</text:p>
          </table:table-cell>
          <table:table-cell office:value-type="string">
            <text:p>17:07</text:p>
          </table:table-cell>
          <table:table-cell office:value-type="string">
            <text:p>49.789, 23.943</text:p>
          </table:table-cell>
          <table:table-cell office:value-type="string">
            <text:p>e4b53fe4</text:p>
          </table:table-cell>
          <table:table-cell office:value-type="string">
            <text:p>09:32</text:p>
          </table:table-cell>
          <table:table-cell office:value-type="string">
            <text:p>WI-20251125-289</text:p>
          </table:table-cell>
          <table:table-cell office:value-type="string">
            <text:p>II-20251125-209</text:p>
          </table:table-cell>
          <table:table-cell office:value-type="string">
            <text:p>45a1376d</text:p>
          </table:table-cell>
          <table:table-cell office:value-type="string">
            <text:p>PR-20251125-979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70eb955d</text:p>
          </table:table-cell>
          <table:table-cell office:value-type="string">
            <text:p>26.11.25, 00:00</text:p>
          </table:table-cell>
          <table:table-cell office:value-type="string">
            <text:p>ac7a380e</text:p>
          </table:table-cell>
          <table:table-cell office:value-type="string">
            <text:p>TRUE</text:p>
          </table:table-cell>
          <table:table-cell office:value-type="string">
            <text:p>49.789, 23.943</text:p>
          </table:table-cell>
          <table:table-cell office:value-type="string">
            <text:p>e4b53fe4</text:p>
          </table:table-cell>
          <table:table-cell office:value-type="string">
            <text:p>09:32</text:p>
          </table:table-cell>
          <table:table-cell office:value-type="string">
            <text:p>49.842, 24.076</text:p>
          </table:table-cell>
          <table:table-cell office:value-type="string">
            <text:p>565c2a73</text:p>
          </table:table-cell>
          <table:table-cell office:value-type="string">
            <text:p>10:34</text:p>
          </table:table-cell>
          <table:table-cell office:value-type="string">
            <text:p>WI-20251126-406</text:p>
          </table:table-cell>
          <table:table-cell office:value-type="string">
            <text:p>II-20251126-966</text:p>
          </table:table-cell>
          <table:table-cell office:value-type="string">
            <text:p>565c2a73</text:p>
          </table:table-cell>
          <table:table-cell office:value-type="string">
            <text:p>PR-20250831-792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43f4ef80</text:p>
          </table:table-cell>
          <table:table-cell office:value-type="string">
            <text:p>26.11.25, 00:00</text:p>
          </table:table-cell>
          <table:table-cell office:value-type="string">
            <text:p>ac7a380e</text:p>
          </table:table-cell>
          <table:table-cell office:value-type="string">
            <text:p>TRUE</text:p>
          </table:table-cell>
          <table:table-cell office:value-type="string">
            <text:p>49.842, 24.076</text:p>
          </table:table-cell>
          <table:table-cell office:value-type="string">
            <text:p>565c2a73</text:p>
          </table:table-cell>
          <table:table-cell office:value-type="string">
            <text:p>10:34</text:p>
          </table:table-cell>
          <table:table-cell office:value-type="string">
            <text:p>49.842, 24.076</text:p>
          </table:table-cell>
          <table:table-cell office:value-type="string">
            <text:p>565c2a73</text:p>
          </table:table-cell>
          <table:table-cell office:value-type="string">
            <text:p>16:36</text:p>
          </table:table-cell>
          <table:table-cell office:value-type="string">
            <text:p>WI-20251126-870</text:p>
          </table:table-cell>
          <table:table-cell office:value-type="string">
            <text:p>II-20251126-663</text:p>
          </table:table-cell>
          <table:table-cell office:value-type="string">
            <text:p>565c2a73</text:p>
          </table:table-cell>
          <table:table-cell office:value-type="string">
            <text:p>PR-20250831-792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b1adacbb</text:p>
          </table:table-cell>
          <table:table-cell office:value-type="string">
            <text:p>26.11.25, 00:00</text:p>
          </table:table-cell>
          <table:table-cell office:value-type="string">
            <text:p>ac7a380e</text:p>
          </table:table-cell>
          <table:table-cell office:value-type="string">
            <text:p>TRUE</text:p>
          </table:table-cell>
          <table:table-cell office:value-type="string">
            <text:p>49.842, 24.076</text:p>
          </table:table-cell>
          <table:table-cell office:value-type="string">
            <text:p>565c2a73</text:p>
          </table:table-cell>
          <table:table-cell office:value-type="string">
            <text:p>16:36</text:p>
          </table:table-cell>
          <table:table-cell office:value-type="string">
            <text:p>49.84, 23.973</text:p>
          </table:table-cell>
          <table:table-cell office:value-type="string">
            <text:p>e4b53fe4</text:p>
          </table:table-cell>
          <table:table-cell office:value-type="string">
            <text:p>17:40</text:p>
          </table:table-cell>
          <table:table-cell office:value-type="string">
            <text:p>WI-20251126-758</text:p>
          </table:table-cell>
          <table:table-cell office:value-type="string">
            <text:p>II-20251126-598</text:p>
          </table:table-cell>
          <table:table-cell office:value-type="string">
            <text:p>565c2a73</text:p>
          </table:table-cell>
          <table:table-cell office:value-type="string">
            <text:p>PR-20250831-792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7d7cb1fc</text:p>
          </table:table-cell>
          <table:table-cell office:value-type="string">
            <text:p>27.11.25, 00:00</text:p>
          </table:table-cell>
          <table:table-cell office:value-type="string">
            <text:p>ac7a380e</text:p>
          </table:table-cell>
          <table:table-cell office:value-type="string">
            <text:p>TRUE</text:p>
          </table:table-cell>
          <table:table-cell office:value-type="string">
            <text:p>49.789, 23.943</text:p>
          </table:table-cell>
          <table:table-cell office:value-type="string">
            <text:p>e4b53fe4</text:p>
          </table:table-cell>
          <table:table-cell office:value-type="string">
            <text:p>09:37</text:p>
          </table:table-cell>
          <table:table-cell office:value-type="string">
            <text:p>49.842, 24.076</text:p>
          </table:table-cell>
          <table:table-cell office:value-type="string">
            <text:p>565c2a73</text:p>
          </table:table-cell>
          <table:table-cell office:value-type="string">
            <text:p>10:44</text:p>
          </table:table-cell>
          <table:table-cell office:value-type="string">
            <text:p>WI-20251127-181</text:p>
          </table:table-cell>
          <table:table-cell office:value-type="string">
            <text:p>II-20251127-360</text:p>
          </table:table-cell>
          <table:table-cell office:value-type="string">
            <text:p>565c2a73</text:p>
          </table:table-cell>
          <table:table-cell office:value-type="string">
            <text:p>PR-20250831-792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1e062f65</text:p>
          </table:table-cell>
          <table:table-cell office:value-type="string">
            <text:p>27.11.25, 00:00</text:p>
          </table:table-cell>
          <table:table-cell office:value-type="string">
            <text:p>ac7a380e</text:p>
          </table:table-cell>
          <table:table-cell office:value-type="string">
            <text:p>TRUE</text:p>
          </table:table-cell>
          <table:table-cell office:value-type="string">
            <text:p>49.842, 24.076</text:p>
          </table:table-cell>
          <table:table-cell office:value-type="string">
            <text:p>565c2a73</text:p>
          </table:table-cell>
          <table:table-cell office:value-type="string">
            <text:p>10:44</text:p>
          </table:table-cell>
          <table:table-cell office:value-type="string">
            <text:p>49.842, 24.076</text:p>
          </table:table-cell>
          <table:table-cell office:value-type="string">
            <text:p>565c2a73</text:p>
          </table:table-cell>
          <table:table-cell office:value-type="string">
            <text:p>16:58</text:p>
          </table:table-cell>
          <table:table-cell office:value-type="string">
            <text:p>WI-20251127-936</text:p>
          </table:table-cell>
          <table:table-cell office:value-type="string">
            <text:p>II-20251127-381</text:p>
          </table:table-cell>
          <table:table-cell office:value-type="string">
            <text:p>565c2a73</text:p>
          </table:table-cell>
          <table:table-cell office:value-type="string">
            <text:p>PR-20250831-792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float" office:value="45228165">
            <text:p>45228165</text:p>
          </table:table-cell>
          <table:table-cell office:value-type="string">
            <text:p>27.11.25, 00:00</text:p>
          </table:table-cell>
          <table:table-cell office:value-type="string">
            <text:p>ac7a380e</text:p>
          </table:table-cell>
          <table:table-cell office:value-type="string">
            <text:p>TRUE</text:p>
          </table:table-cell>
          <table:table-cell office:value-type="string">
            <text:p>49.842, 24.076</text:p>
          </table:table-cell>
          <table:table-cell office:value-type="string">
            <text:p>565c2a73</text:p>
          </table:table-cell>
          <table:table-cell office:value-type="string">
            <text:p>16:59</text:p>
          </table:table-cell>
          <table:table-cell office:value-type="string">
            <text:p>49.793, 24.018</text:p>
          </table:table-cell>
          <table:table-cell office:value-type="string">
            <text:p>1fb65589</text:p>
          </table:table-cell>
          <table:table-cell office:value-type="string">
            <text:p>17:39</text:p>
          </table:table-cell>
          <table:table-cell office:value-type="string">
            <text:p>WI-20251127-177</text:p>
          </table:table-cell>
          <table:table-cell office:value-type="string">
            <text:p>II-20251127-761</text:p>
          </table:table-cell>
          <table:table-cell office:value-type="string">
            <text:p>565c2a73</text:p>
          </table:table-cell>
          <table:table-cell office:value-type="string">
            <text:p>PR-20250831-792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56295eae</text:p>
          </table:table-cell>
          <table:table-cell office:value-type="string">
            <text:p>28.11.25, 00:00</text:p>
          </table:table-cell>
          <table:table-cell office:value-type="string">
            <text:p>ac7a380e</text:p>
          </table:table-cell>
          <table:table-cell office:value-type="string">
            <text:p>TRUE</text:p>
          </table:table-cell>
          <table:table-cell office:value-type="string">
            <text:p>49.789, 23.943</text:p>
          </table:table-cell>
          <table:table-cell office:value-type="string">
            <text:p>e4b53fe4</text:p>
          </table:table-cell>
          <table:table-cell office:value-type="string">
            <text:p>09:50</text:p>
          </table:table-cell>
          <table:table-cell office:value-type="string">
            <text:p>49.842, 24.076</text:p>
          </table:table-cell>
          <table:table-cell office:value-type="string">
            <text:p>565c2a73</text:p>
          </table:table-cell>
          <table:table-cell office:value-type="string">
            <text:p>10:52</text:p>
          </table:table-cell>
          <table:table-cell office:value-type="string">
            <text:p>WI-20251128-737</text:p>
          </table:table-cell>
          <table:table-cell office:value-type="string">
            <text:p>II-20251128-566</text:p>
          </table:table-cell>
          <table:table-cell office:value-type="string">
            <text:p>565c2a73</text:p>
          </table:table-cell>
          <table:table-cell office:value-type="string">
            <text:p>PR-20250831-792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33c78a46</text:p>
          </table:table-cell>
          <table:table-cell office:value-type="string">
            <text:p>28.11.25, 00:00</text:p>
          </table:table-cell>
          <table:table-cell office:value-type="string">
            <text:p>ac7a380e</text:p>
          </table:table-cell>
          <table:table-cell office:value-type="string">
            <text:p>TRUE</text:p>
          </table:table-cell>
          <table:table-cell office:value-type="string">
            <text:p>49.842, 24.076</text:p>
          </table:table-cell>
          <table:table-cell office:value-type="string">
            <text:p>565c2a73</text:p>
          </table:table-cell>
          <table:table-cell office:value-type="string">
            <text:p>10:52</text:p>
          </table:table-cell>
          <table:table-cell office:value-type="string">
            <text:p>49.843, 24.076</text:p>
          </table:table-cell>
          <table:table-cell office:value-type="string">
            <text:p>565c2a73</text:p>
          </table:table-cell>
          <table:table-cell office:value-type="string">
            <text:p>17:01</text:p>
          </table:table-cell>
          <table:table-cell office:value-type="string">
            <text:p>WI-20251128-119</text:p>
          </table:table-cell>
          <table:table-cell office:value-type="string">
            <text:p>II-20251128-368</text:p>
          </table:table-cell>
          <table:table-cell office:value-type="string">
            <text:p>565c2a73</text:p>
          </table:table-cell>
          <table:table-cell office:value-type="string">
            <text:p>PR-20250831-792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9ee74e4c</text:p>
          </table:table-cell>
          <table:table-cell office:value-type="string">
            <text:p>28.11.25, 00:00</text:p>
          </table:table-cell>
          <table:table-cell office:value-type="string">
            <text:p>ac7a380e</text:p>
          </table:table-cell>
          <table:table-cell office:value-type="string">
            <text:p>TRUE</text:p>
          </table:table-cell>
          <table:table-cell office:value-type="string">
            <text:p>49.842, 24.076</text:p>
          </table:table-cell>
          <table:table-cell office:value-type="string">
            <text:p>565c2a73</text:p>
          </table:table-cell>
          <table:table-cell office:value-type="string">
            <text:p>17:01</text:p>
          </table:table-cell>
          <table:table-cell office:value-type="string">
            <text:p>49.781, 24.055</text:p>
          </table:table-cell>
          <table:table-cell office:value-type="string">
            <text:p>10c6f637</text:p>
          </table:table-cell>
          <table:table-cell office:value-type="string">
            <text:p>18:59</text:p>
          </table:table-cell>
          <table:table-cell office:value-type="string">
            <text:p>WI-20251128-257</text:p>
          </table:table-cell>
          <table:table-cell office:value-type="string">
            <text:p>II-20251128-117</text:p>
          </table:table-cell>
          <table:table-cell office:value-type="string">
            <text:p>565c2a73</text:p>
          </table:table-cell>
          <table:table-cell office:value-type="string">
            <text:p>PR-20250831-792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3d5c8be9</text:p>
          </table:table-cell>
          <table:table-cell office:value-type="string">
            <text:p>01.12.25, 00:00</text:p>
          </table:table-cell>
          <table:table-cell office:value-type="string">
            <text:p>ac7a380e</text:p>
          </table:table-cell>
          <table:table-cell office:value-type="string">
            <text:p>TRUE</text:p>
          </table:table-cell>
          <table:table-cell office:value-type="string">
            <text:p>49.789, 23.943</text:p>
          </table:table-cell>
          <table:table-cell office:value-type="string">
            <text:p>e4b53fe4</text:p>
          </table:table-cell>
          <table:table-cell office:value-type="string">
            <text:p>09:20</text:p>
          </table:table-cell>
          <table:table-cell office:value-type="string">
            <text:p>49.842, 24.077</text:p>
          </table:table-cell>
          <table:table-cell office:value-type="string">
            <text:p>565c2a73</text:p>
          </table:table-cell>
          <table:table-cell office:value-type="string">
            <text:p>10:34</text:p>
          </table:table-cell>
          <table:table-cell office:value-type="string">
            <text:p>WI-20251201-725</text:p>
          </table:table-cell>
          <table:table-cell office:value-type="string">
            <text:p>II-20251201-157</text:p>
          </table:table-cell>
          <table:table-cell office:value-type="string">
            <text:p>565c2a73</text:p>
          </table:table-cell>
          <table:table-cell office:value-type="string">
            <text:p>PR-20250831-792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f00c9783</text:p>
          </table:table-cell>
          <table:table-cell office:value-type="string">
            <text:p>01.12.25, 00:00</text:p>
          </table:table-cell>
          <table:table-cell office:value-type="string">
            <text:p>ac7a380e</text:p>
          </table:table-cell>
          <table:table-cell office:value-type="string">
            <text:p>TRUE</text:p>
          </table:table-cell>
          <table:table-cell office:value-type="string">
            <text:p>49.842, 24.077</text:p>
          </table:table-cell>
          <table:table-cell office:value-type="string">
            <text:p>565c2a73</text:p>
          </table:table-cell>
          <table:table-cell office:value-type="string">
            <text:p>10:35</text:p>
          </table:table-cell>
          <table:table-cell office:value-type="string">
            <text:p>49.842, 24.076</text:p>
          </table:table-cell>
          <table:table-cell office:value-type="string">
            <text:p>565c2a73</text:p>
          </table:table-cell>
          <table:table-cell office:value-type="string">
            <text:p>17:20</text:p>
          </table:table-cell>
          <table:table-cell office:value-type="string">
            <text:p>WI-20251201-813</text:p>
          </table:table-cell>
          <table:table-cell office:value-type="string">
            <text:p>II-20251201-366</text:p>
          </table:table-cell>
          <table:table-cell office:value-type="string">
            <text:p>565c2a73</text:p>
          </table:table-cell>
          <table:table-cell office:value-type="string">
            <text:p>PR-20250831-792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1a7c3aea</text:p>
          </table:table-cell>
          <table:table-cell office:value-type="string">
            <text:p>01.12.25, 00:00</text:p>
          </table:table-cell>
          <table:table-cell office:value-type="string">
            <text:p>ac7a380e</text:p>
          </table:table-cell>
          <table:table-cell office:value-type="string">
            <text:p>TRUE</text:p>
          </table:table-cell>
          <table:table-cell office:value-type="string">
            <text:p>49.842, 24.077</text:p>
          </table:table-cell>
          <table:table-cell office:value-type="string">
            <text:p>565c2a73</text:p>
          </table:table-cell>
          <table:table-cell office:value-type="string">
            <text:p>17:20</text:p>
          </table:table-cell>
          <table:table-cell office:value-type="string">
            <text:p>49.781, 24.055</text:p>
          </table:table-cell>
          <table:table-cell office:value-type="string">
            <text:p>10c6f637</text:p>
          </table:table-cell>
          <table:table-cell office:value-type="string">
            <text:p>18:55</text:p>
          </table:table-cell>
          <table:table-cell office:value-type="string">
            <text:p>WI-20251201-605</text:p>
          </table:table-cell>
          <table:table-cell office:value-type="string">
            <text:p>II-20251201-229</text:p>
          </table:table-cell>
          <table:table-cell office:value-type="string">
            <text:p>565c2a73</text:p>
          </table:table-cell>
          <table:table-cell office:value-type="string">
            <text:p>PR-20250831-792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50beed06</text:p>
          </table:table-cell>
          <table:table-cell office:value-type="string">
            <text:p>02.12.25, 00:00</text:p>
          </table:table-cell>
          <table:table-cell office:value-type="string">
            <text:p>ac7a380e</text:p>
          </table:table-cell>
          <table:table-cell office:value-type="string">
            <text:p>TRUE</text:p>
          </table:table-cell>
          <table:table-cell office:value-type="string">
            <text:p>49.789, 23.944</text:p>
          </table:table-cell>
          <table:table-cell office:value-type="string">
            <text:p>e4b53fe4</text:p>
          </table:table-cell>
          <table:table-cell office:value-type="string">
            <text:p>09:22</text:p>
          </table:table-cell>
          <table:table-cell office:value-type="string">
            <text:p>49.842, 24.077</text:p>
          </table:table-cell>
          <table:table-cell office:value-type="string">
            <text:p>565c2a73</text:p>
          </table:table-cell>
          <table:table-cell office:value-type="string">
            <text:p>10:31</text:p>
          </table:table-cell>
          <table:table-cell office:value-type="string">
            <text:p>WI-20251202-769</text:p>
          </table:table-cell>
          <table:table-cell office:value-type="string">
            <text:p>II-20251202-545</text:p>
          </table:table-cell>
          <table:table-cell office:value-type="string">
            <text:p>565c2a73</text:p>
          </table:table-cell>
          <table:table-cell office:value-type="string">
            <text:p>PR-20250831-792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de423edb</text:p>
          </table:table-cell>
          <table:table-cell office:value-type="string">
            <text:p>02.12.25, 00:00</text:p>
          </table:table-cell>
          <table:table-cell office:value-type="string">
            <text:p>ac7a380e</text:p>
          </table:table-cell>
          <table:table-cell office:value-type="string">
            <text:p>TRUE</text:p>
          </table:table-cell>
          <table:table-cell office:value-type="string">
            <text:p>49.842, 24.077</text:p>
          </table:table-cell>
          <table:table-cell office:value-type="string">
            <text:p>565c2a73</text:p>
          </table:table-cell>
          <table:table-cell office:value-type="string">
            <text:p>10:31</text:p>
          </table:table-cell>
          <table:table-cell office:value-type="string">
            <text:p>49.842, 24.076</text:p>
          </table:table-cell>
          <table:table-cell office:value-type="string">
            <text:p>565c2a73</text:p>
          </table:table-cell>
          <table:table-cell office:value-type="string">
            <text:p>16:58</text:p>
          </table:table-cell>
          <table:table-cell office:value-type="string">
            <text:p>WI-20251202-186</text:p>
          </table:table-cell>
          <table:table-cell office:value-type="string">
            <text:p>II-20251202-632</text:p>
          </table:table-cell>
          <table:table-cell office:value-type="string">
            <text:p>565c2a73</text:p>
          </table:table-cell>
          <table:table-cell office:value-type="string">
            <text:p>PR-20250831-792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085d4c63</text:p>
          </table:table-cell>
          <table:table-cell office:value-type="string">
            <text:p>02.12.25, 00:00</text:p>
          </table:table-cell>
          <table:table-cell office:value-type="string">
            <text:p>ac7a380e</text:p>
          </table:table-cell>
          <table:table-cell office:value-type="string">
            <text:p>TRUE</text:p>
          </table:table-cell>
          <table:table-cell office:value-type="string">
            <text:p>49.842, 24.076</text:p>
          </table:table-cell>
          <table:table-cell office:value-type="string">
            <text:p>565c2a73</text:p>
          </table:table-cell>
          <table:table-cell office:value-type="string">
            <text:p>16:58</text:p>
          </table:table-cell>
          <table:table-cell office:value-type="string">
            <text:p>49.781, 24.055</text:p>
          </table:table-cell>
          <table:table-cell office:value-type="string">
            <text:p>10c6f637</text:p>
          </table:table-cell>
          <table:table-cell office:value-type="string">
            <text:p>18:35</text:p>
          </table:table-cell>
          <table:table-cell office:value-type="string">
            <text:p>WI-20251202-913</text:p>
          </table:table-cell>
          <table:table-cell office:value-type="string">
            <text:p>II-20251202-431</text:p>
          </table:table-cell>
          <table:table-cell office:value-type="string">
            <text:p>565c2a73</text:p>
          </table:table-cell>
          <table:table-cell office:value-type="string">
            <text:p>PR-20250831-792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9e8bcd49</text:p>
          </table:table-cell>
          <table:table-cell office:value-type="string">
            <text:p>03.12.25, 00:00</text:p>
          </table:table-cell>
          <table:table-cell office:value-type="string">
            <text:p>ac7a380e</text:p>
          </table:table-cell>
          <table:table-cell office:value-type="string">
            <text:p>TRUE</text:p>
          </table:table-cell>
          <table:table-cell office:value-type="string">
            <text:p>49.789, 23.943</text:p>
          </table:table-cell>
          <table:table-cell office:value-type="string">
            <text:p>e4b53fe4</text:p>
          </table:table-cell>
          <table:table-cell office:value-type="string">
            <text:p>10:19</text:p>
          </table:table-cell>
          <table:table-cell office:value-type="string">
            <text:p>49.842, 24.076</text:p>
          </table:table-cell>
          <table:table-cell office:value-type="string">
            <text:p>565c2a73</text:p>
          </table:table-cell>
          <table:table-cell office:value-type="string">
            <text:p>11:20</text:p>
          </table:table-cell>
          <table:table-cell office:value-type="string">
            <text:p>WI-20251203-759</text:p>
          </table:table-cell>
          <table:table-cell office:value-type="string">
            <text:p>II-20251203-607</text:p>
          </table:table-cell>
          <table:table-cell office:value-type="string">
            <text:p>565c2a73</text:p>
          </table:table-cell>
          <table:table-cell office:value-type="string">
            <text:p>PR-20250831-792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0f777595</text:p>
          </table:table-cell>
          <table:table-cell office:value-type="string">
            <text:p>03.12.25, 00:00</text:p>
          </table:table-cell>
          <table:table-cell office:value-type="string">
            <text:p>ac7a380e</text:p>
          </table:table-cell>
          <table:table-cell office:value-type="string">
            <text:p>TRUE</text:p>
          </table:table-cell>
          <table:table-cell office:value-type="string">
            <text:p>49.842, 24.076</text:p>
          </table:table-cell>
          <table:table-cell office:value-type="string">
            <text:p>565c2a73</text:p>
          </table:table-cell>
          <table:table-cell office:value-type="string">
            <text:p>11:20</text:p>
          </table:table-cell>
          <table:table-cell office:value-type="string">
            <text:p>49.842, 24.076</text:p>
          </table:table-cell>
          <table:table-cell office:value-type="string">
            <text:p>565c2a73</text:p>
          </table:table-cell>
          <table:table-cell office:value-type="string">
            <text:p>17:34</text:p>
          </table:table-cell>
          <table:table-cell office:value-type="string">
            <text:p>WI-20251203-929</text:p>
          </table:table-cell>
          <table:table-cell office:value-type="string">
            <text:p>II-20251203-942</text:p>
          </table:table-cell>
          <table:table-cell office:value-type="string">
            <text:p>565c2a73</text:p>
          </table:table-cell>
          <table:table-cell office:value-type="string">
            <text:p>PR-20250831-792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eed5443f</text:p>
          </table:table-cell>
          <table:table-cell office:value-type="string">
            <text:p>03.12.25, 00:00</text:p>
          </table:table-cell>
          <table:table-cell office:value-type="string">
            <text:p>ac7a380e</text:p>
          </table:table-cell>
          <table:table-cell office:value-type="string">
            <text:p>TRUE</text:p>
          </table:table-cell>
          <table:table-cell office:value-type="string">
            <text:p>49.842, 24.076</text:p>
          </table:table-cell>
          <table:table-cell office:value-type="string">
            <text:p>565c2a73</text:p>
          </table:table-cell>
          <table:table-cell office:value-type="string">
            <text:p>17:34</text:p>
          </table:table-cell>
          <table:table-cell office:value-type="string">
            <text:p>49.792, 24.017</text:p>
          </table:table-cell>
          <table:table-cell office:value-type="string">
            <text:p>1fb65589</text:p>
          </table:table-cell>
          <table:table-cell office:value-type="string">
            <text:p>18:22</text:p>
          </table:table-cell>
          <table:table-cell office:value-type="string">
            <text:p>WI-20251203-307</text:p>
          </table:table-cell>
          <table:table-cell office:value-type="string">
            <text:p>II-20251203-311</text:p>
          </table:table-cell>
          <table:table-cell office:value-type="string">
            <text:p>565c2a73</text:p>
          </table:table-cell>
          <table:table-cell office:value-type="string">
            <text:p>PR-20250831-792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87139f1c</text:p>
          </table:table-cell>
          <table:table-cell office:value-type="string">
            <text:p>12.11.25, 00:00</text:p>
          </table:table-cell>
          <table:table-cell office:value-type="string">
            <text:p>ac7a380e</text:p>
          </table:table-cell>
          <table:table-cell office:value-type="string">
            <text:p>TRUE</text:p>
          </table:table-cell>
          <table:table-cell office:value-type="string">
            <text:p>49.792, 24.017</text:p>
          </table:table-cell>
          <table:table-cell office:value-type="string">
            <text:p>a3babb2e</text:p>
          </table:table-cell>
          <table:table-cell office:value-type="string">
            <text:p>16:03</text:p>
          </table:table-cell>
          <table:table-cell office:value-type="string">
            <text:p>49.792, 24.017</text:p>
          </table:table-cell>
          <table:table-cell office:value-type="string">
            <text:p>1fb65589</text:p>
          </table:table-cell>
          <table:table-cell office:value-type="string">
            <text:p>16:42</text:p>
          </table:table-cell>
          <table:table-cell office:value-type="string">
            <text:p>WI-20251203-530</text:p>
          </table:table-cell>
          <table:table-cell office:value-type="string">
            <text:p>II-20251203-686</text:p>
          </table:table-cell>
          <table:table-cell office:value-type="string">
            <text:p>a3babb2e</text:p>
          </table:table-cell>
          <table:table-cell office:value-type="string">
            <text:p>PR-20251112-934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3b78457e</text:p>
          </table:table-cell>
          <table:table-cell office:value-type="string">
            <text:p>04.12.25, 00:00</text:p>
          </table:table-cell>
          <table:table-cell office:value-type="string">
            <text:p>ac7a380e</text:p>
          </table:table-cell>
          <table:table-cell office:value-type="string">
            <text:p>TRUE</text:p>
          </table:table-cell>
          <table:table-cell office:value-type="string">
            <text:p>49.793, 24.017</text:p>
          </table:table-cell>
          <table:table-cell office:value-type="string">
            <text:p>1fb65589</text:p>
          </table:table-cell>
          <table:table-cell office:value-type="string">
            <text:p>09:05</text:p>
          </table:table-cell>
          <table:table-cell office:value-type="string">
            <text:p>49.842, 24.077</text:p>
          </table:table-cell>
          <table:table-cell office:value-type="string">
            <text:p>565c2a73</text:p>
          </table:table-cell>
          <table:table-cell office:value-type="string">
            <text:p>10:20</text:p>
          </table:table-cell>
          <table:table-cell office:value-type="string">
            <text:p>WI-20251204-611</text:p>
          </table:table-cell>
          <table:table-cell office:value-type="string">
            <text:p>II-20251204-787</text:p>
          </table:table-cell>
          <table:table-cell office:value-type="string">
            <text:p>565c2a73</text:p>
          </table:table-cell>
          <table:table-cell office:value-type="string">
            <text:p>PR-20250831-792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5ac597fe</text:p>
          </table:table-cell>
          <table:table-cell office:value-type="string">
            <text:p>04.12.25, 00:00</text:p>
          </table:table-cell>
          <table:table-cell office:value-type="string">
            <text:p>ac7a380e</text:p>
          </table:table-cell>
          <table:table-cell office:value-type="string">
            <text:p>TRUE</text:p>
          </table:table-cell>
          <table:table-cell office:value-type="string">
            <text:p>49.842, 24.077</text:p>
          </table:table-cell>
          <table:table-cell office:value-type="string">
            <text:p>565c2a73</text:p>
          </table:table-cell>
          <table:table-cell office:value-type="string">
            <text:p>10:20</text:p>
          </table:table-cell>
          <table:table-cell office:value-type="string">
            <text:p>49.842, 24.076</text:p>
          </table:table-cell>
          <table:table-cell office:value-type="string">
            <text:p>565c2a73</text:p>
          </table:table-cell>
          <table:table-cell office:value-type="string">
            <text:p>16:57</text:p>
          </table:table-cell>
          <table:table-cell office:value-type="string">
            <text:p>WI-20251204-121</text:p>
          </table:table-cell>
          <table:table-cell office:value-type="string">
            <text:p>II-20251204-304</text:p>
          </table:table-cell>
          <table:table-cell office:value-type="string">
            <text:p>565c2a73</text:p>
          </table:table-cell>
          <table:table-cell office:value-type="string">
            <text:p>PR-20250831-792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float" office:value="24609944">
            <text:p>24609944</text:p>
          </table:table-cell>
          <table:table-cell office:value-type="string">
            <text:p>04.12.25, 00:00</text:p>
          </table:table-cell>
          <table:table-cell office:value-type="string">
            <text:p>ac7a380e</text:p>
          </table:table-cell>
          <table:table-cell office:value-type="string">
            <text:p>TRUE</text:p>
          </table:table-cell>
          <table:table-cell office:value-type="string">
            <text:p>49.842, 24.076</text:p>
          </table:table-cell>
          <table:table-cell office:value-type="string">
            <text:p>565c2a73</text:p>
          </table:table-cell>
          <table:table-cell office:value-type="string">
            <text:p>16:57</text:p>
          </table:table-cell>
          <table:table-cell office:value-type="string">
            <text:p>49.781, 24.055</text:p>
          </table:table-cell>
          <table:table-cell office:value-type="string">
            <text:p>10c6f637</text:p>
          </table:table-cell>
          <table:table-cell office:value-type="string">
            <text:p>12:19</text:p>
          </table:table-cell>
          <table:table-cell office:value-type="string">
            <text:p>WI-20251204-350</text:p>
          </table:table-cell>
          <table:table-cell office:value-type="string">
            <text:p>II-20251204-425</text:p>
          </table:table-cell>
          <table:table-cell office:value-type="string">
            <text:p>565c2a73</text:p>
          </table:table-cell>
          <table:table-cell office:value-type="string">
            <text:p>PR-20250831-792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75e7fbc4</text:p>
          </table:table-cell>
          <table:table-cell office:value-type="string">
            <text:p>05.12.25, 00:00</text:p>
          </table:table-cell>
          <table:table-cell office:value-type="string">
            <text:p>ac7a380e</text:p>
          </table:table-cell>
          <table:table-cell office:value-type="string">
            <text:p>TRUE</text:p>
          </table:table-cell>
          <table:table-cell office:value-type="string">
            <text:p>49.791, 24.017</text:p>
          </table:table-cell>
          <table:table-cell office:value-type="string">
            <text:p>1fb65589</text:p>
          </table:table-cell>
          <table:table-cell office:value-type="string">
            <text:p>09:45</text:p>
          </table:table-cell>
          <table:table-cell office:value-type="string">
            <text:p>49.842, 24.076</text:p>
          </table:table-cell>
          <table:table-cell office:value-type="string">
            <text:p>565c2a73</text:p>
          </table:table-cell>
          <table:table-cell office:value-type="string">
            <text:p>10:31</text:p>
          </table:table-cell>
          <table:table-cell office:value-type="string">
            <text:p>WI-20251205-510</text:p>
          </table:table-cell>
          <table:table-cell office:value-type="string">
            <text:p>II-20251205-231</text:p>
          </table:table-cell>
          <table:table-cell office:value-type="string">
            <text:p>565c2a73</text:p>
          </table:table-cell>
          <table:table-cell office:value-type="string">
            <text:p>PR-20250831-792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da832582</text:p>
          </table:table-cell>
          <table:table-cell office:value-type="string">
            <text:p>05.12.25, 00:00</text:p>
          </table:table-cell>
          <table:table-cell office:value-type="string">
            <text:p>ac7a380e</text:p>
          </table:table-cell>
          <table:table-cell office:value-type="string">
            <text:p>TRUE</text:p>
          </table:table-cell>
          <table:table-cell office:value-type="string">
            <text:p>49.842, 24.076</text:p>
          </table:table-cell>
          <table:table-cell office:value-type="string">
            <text:p>565c2a73</text:p>
          </table:table-cell>
          <table:table-cell office:value-type="string">
            <text:p>10:31</text:p>
          </table:table-cell>
          <table:table-cell office:value-type="string">
            <text:p>49.842, 24.076</text:p>
          </table:table-cell>
          <table:table-cell office:value-type="string">
            <text:p>565c2a73</text:p>
          </table:table-cell>
          <table:table-cell office:value-type="string">
            <text:p>16:19</text:p>
          </table:table-cell>
          <table:table-cell office:value-type="string">
            <text:p>WI-20251205-389</text:p>
          </table:table-cell>
          <table:table-cell office:value-type="string">
            <text:p>II-20251205-342</text:p>
          </table:table-cell>
          <table:table-cell office:value-type="string">
            <text:p>565c2a73</text:p>
          </table:table-cell>
          <table:table-cell office:value-type="string">
            <text:p>PR-20250831-792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536248ea</text:p>
          </table:table-cell>
          <table:table-cell office:value-type="string">
            <text:p>05.12.25, 00:00</text:p>
          </table:table-cell>
          <table:table-cell office:value-type="string">
            <text:p>ac7a380e</text:p>
          </table:table-cell>
          <table:table-cell office:value-type="string">
            <text:p>TRUE</text:p>
          </table:table-cell>
          <table:table-cell office:value-type="string">
            <text:p>49.842, 24.076</text:p>
          </table:table-cell>
          <table:table-cell office:value-type="string">
            <text:p>565c2a73</text:p>
          </table:table-cell>
          <table:table-cell office:value-type="string">
            <text:p>16:19</text:p>
          </table:table-cell>
          <table:table-cell office:value-type="string">
            <text:p>49.789, 23.943</text:p>
          </table:table-cell>
          <table:table-cell office:value-type="string">
            <text:p>e4b53fe4</text:p>
          </table:table-cell>
          <table:table-cell office:value-type="string">
            <text:p>09:55</text:p>
          </table:table-cell>
          <table:table-cell office:value-type="string">
            <text:p>WI-20251205-441</text:p>
          </table:table-cell>
          <table:table-cell office:value-type="string">
            <text:p>II-20251205-872</text:p>
          </table:table-cell>
          <table:table-cell office:value-type="string">
            <text:p>565c2a73</text:p>
          </table:table-cell>
          <table:table-cell office:value-type="string">
            <text:p>PR-20250831-792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bffd9a86</text:p>
          </table:table-cell>
          <table:table-cell office:value-type="string">
            <text:p>08.12.25, 00:00</text:p>
          </table:table-cell>
          <table:table-cell office:value-type="string">
            <text:p>ac7a380e</text:p>
          </table:table-cell>
          <table:table-cell office:value-type="string">
            <text:p>TRUE</text:p>
          </table:table-cell>
          <table:table-cell office:value-type="string">
            <text:p>49.789, 23.944</text:p>
          </table:table-cell>
          <table:table-cell office:value-type="string">
            <text:p>e4b53fe4</text:p>
          </table:table-cell>
          <table:table-cell office:value-type="string">
            <text:p>11:12</text:p>
          </table:table-cell>
          <table:table-cell office:value-type="string">
            <text:p>49.76, 24.014</text:p>
          </table:table-cell>
          <table:table-cell office:value-type="string">
            <text:p>ef7146cd</text:p>
          </table:table-cell>
          <table:table-cell office:value-type="string">
            <text:p>14:23</text:p>
          </table:table-cell>
          <table:table-cell office:value-type="string">
            <text:p>WI-20251208-852</text:p>
          </table:table-cell>
          <table:table-cell office:value-type="string">
            <text:p>II-20251208-863</text:p>
          </table:table-cell>
          <table:table-cell office:value-type="string">
            <text:p>ef7146cd</text:p>
          </table:table-cell>
          <table:table-cell office:value-type="string">
            <text:p>PR-20250929-668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47d06804</text:p>
          </table:table-cell>
          <table:table-cell office:value-type="string">
            <text:p>08.12.25, 00:00</text:p>
          </table:table-cell>
          <table:table-cell office:value-type="string">
            <text:p>ac7a380e</text:p>
          </table:table-cell>
          <table:table-cell office:value-type="string">
            <text:p>TRUE</text:p>
          </table:table-cell>
          <table:table-cell office:value-type="string">
            <text:p>49.759, 24.014</text:p>
          </table:table-cell>
          <table:table-cell office:value-type="string">
            <text:p>ef7146cd</text:p>
          </table:table-cell>
          <table:table-cell office:value-type="string">
            <text:p>13:37</text:p>
          </table:table-cell>
          <table:table-cell office:value-type="string">
            <text:p>49.76, 24.014</text:p>
          </table:table-cell>
          <table:table-cell office:value-type="string">
            <text:p>ef7146cd</text:p>
          </table:table-cell>
          <table:table-cell office:value-type="string">
            <text:p>14:32</text:p>
          </table:table-cell>
          <table:table-cell office:value-type="string">
            <text:p>WI-20251208-809</text:p>
          </table:table-cell>
          <table:table-cell office:value-type="string">
            <text:p>II-20251208-995</text:p>
          </table:table-cell>
          <table:table-cell office:value-type="string">
            <text:p>ef7146cd</text:p>
          </table:table-cell>
          <table:table-cell office:value-type="string">
            <text:p>PR-20250929-668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bb3200e5</text:p>
          </table:table-cell>
          <table:table-cell office:value-type="string">
            <text:p>08.12.25, 00:00</text:p>
          </table:table-cell>
          <table:table-cell office:value-type="string">
            <text:p>ac7a380e</text:p>
          </table:table-cell>
          <table:table-cell office:value-type="string">
            <text:p>TRUE</text:p>
          </table:table-cell>
          <table:table-cell office:value-type="string">
            <text:p>49.76, 24.014</text:p>
          </table:table-cell>
          <table:table-cell office:value-type="string">
            <text:p>ef7146cd</text:p>
          </table:table-cell>
          <table:table-cell office:value-type="string">
            <text:p>14:23</text:p>
          </table:table-cell>
          <table:table-cell office:value-type="string">
            <text:p>49.76, 24.014</text:p>
          </table:table-cell>
          <table:table-cell office:value-type="string">
            <text:p>ef7146cd</text:p>
          </table:table-cell>
          <table:table-cell office:value-type="string">
            <text:p>14:23</text:p>
          </table:table-cell>
          <table:table-cell office:value-type="string">
            <text:p>WI-20251208-486</text:p>
          </table:table-cell>
          <table:table-cell office:value-type="string">
            <text:p>II-20251208-140</text:p>
          </table:table-cell>
          <table:table-cell office:value-type="string">
            <text:p>ef7146cd</text:p>
          </table:table-cell>
          <table:table-cell office:value-type="string">
            <text:p>PR-20250929-668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19472d9b</text:p>
          </table:table-cell>
          <table:table-cell office:value-type="string">
            <text:p>08.12.25, 00:00</text:p>
          </table:table-cell>
          <table:table-cell office:value-type="string">
            <text:p>ac7a380e</text:p>
          </table:table-cell>
          <table:table-cell office:value-type="string">
            <text:p>TRUE</text:p>
          </table:table-cell>
          <table:table-cell office:value-type="string">
            <text:p>49.76, 24.014</text:p>
          </table:table-cell>
          <table:table-cell office:value-type="string">
            <text:p>ef7146cd</text:p>
          </table:table-cell>
          <table:table-cell office:value-type="string">
            <text:p>14:23</text:p>
          </table:table-cell>
          <table:table-cell office:value-type="string">
            <text:p>49.781, 24.057</text:p>
          </table:table-cell>
          <table:table-cell office:value-type="string">
            <text:p>10c6f637</text:p>
          </table:table-cell>
          <table:table-cell office:value-type="string">
            <text:p>16:08</text:p>
          </table:table-cell>
          <table:table-cell office:value-type="string">
            <text:p>WI-20251208-119</text:p>
          </table:table-cell>
          <table:table-cell office:value-type="string">
            <text:p>II-20251208-868</text:p>
          </table:table-cell>
          <table:table-cell office:value-type="string">
            <text:p>ef7146cd</text:p>
          </table:table-cell>
          <table:table-cell office:value-type="string">
            <text:p>PR-20250929-668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758c3d40</text:p>
          </table:table-cell>
          <table:table-cell office:value-type="string">
            <text:p>01.05.25, 00:00</text:p>
          </table:table-cell>
          <table:table-cell office:value-type="float" office:value="58498703">
            <text:p>58498703</text:p>
          </table:table-cell>
          <table:table-cell office:value-type="string">
            <text:p>FALSE</text:p>
          </table:table-cell>
          <table:table-cell office:value-type="string">
            <text:p>49.788925, 23.943247</text:p>
          </table:table-cell>
          <table:table-cell office:value-type="string">
            <text:p>e4b53fe4</text:p>
          </table:table-cell>
          <table:table-cell office:value-type="string">
            <text:p>10:03</text:p>
          </table:table-cell>
          <table:table-cell office:value-type="string">
            <text:p>49.911978, 23.924354</text:p>
          </table:table-cell>
          <table:table-cell office:value-type="string">
            <text:p>1150f3e3</text:p>
          </table:table-cell>
          <table:table-cell office:value-type="string">
            <text:p>11:20</text:p>
          </table:table-cell>
          <table:table-cell office:value-type="string">
            <text:p>WI-20250718-508</text:p>
          </table:table-cell>
          <table:table-cell office:value-type="string">
            <text:p>II-20250718-418</text:p>
          </table:table-cell>
          <table:table-cell office:value-type="string">
            <text:p>1150f3e3</text:p>
          </table:table-cell>
          <table:table-cell office:value-type="string">
            <text:p>PR-20250501-583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6f62e079</text:p>
          </table:table-cell>
          <table:table-cell office:value-type="string">
            <text:p>01.05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789074, 23.943420</text:p>
          </table:table-cell>
          <table:table-cell office:value-type="string">
            <text:p>e4b53fe4</text:p>
          </table:table-cell>
          <table:table-cell office:value-type="string">
            <text:p>10:10</text:p>
          </table:table-cell>
          <table:table-cell office:value-type="string">
            <text:p>49.911991, 23.924491</text:p>
          </table:table-cell>
          <table:table-cell office:value-type="string">
            <text:p>1150f3e3</text:p>
          </table:table-cell>
          <table:table-cell office:value-type="string">
            <text:p>11:19</text:p>
          </table:table-cell>
          <table:table-cell office:value-type="string">
            <text:p>WI-20250718-929</text:p>
          </table:table-cell>
          <table:table-cell office:value-type="string">
            <text:p>II-20250718-682</text:p>
          </table:table-cell>
          <table:table-cell office:value-type="string">
            <text:p>1150f3e3</text:p>
          </table:table-cell>
          <table:table-cell office:value-type="string">
            <text:p>PR-20250501-583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5b2b1ab2</text:p>
          </table:table-cell>
          <table:table-cell office:value-type="string">
            <text:p>01.05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912007, 23.924482</text:p>
          </table:table-cell>
          <table:table-cell office:value-type="string">
            <text:p>1150f3e3</text:p>
          </table:table-cell>
          <table:table-cell office:value-type="string">
            <text:p>12:19</text:p>
          </table:table-cell>
          <table:table-cell office:value-type="string">
            <text:p>49.911799, 23.924359</text:p>
          </table:table-cell>
          <table:table-cell office:value-type="string">
            <text:p>1150f3e3</text:p>
          </table:table-cell>
          <table:table-cell office:value-type="string">
            <text:p>18:35</text:p>
          </table:table-cell>
          <table:table-cell office:value-type="string">
            <text:p>WI-20250718-970</text:p>
          </table:table-cell>
          <table:table-cell office:value-type="string">
            <text:p>II-20250718-303</text:p>
          </table:table-cell>
          <table:table-cell office:value-type="string">
            <text:p>1150f3e3</text:p>
          </table:table-cell>
          <table:table-cell office:value-type="string">
            <text:p>PR-20250501-583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7aefb42d</text:p>
          </table:table-cell>
          <table:table-cell office:value-type="string">
            <text:p>01.05.25, 00:00</text:p>
          </table:table-cell>
          <table:table-cell office:value-type="float" office:value="58498703">
            <text:p>58498703</text:p>
          </table:table-cell>
          <table:table-cell office:value-type="string">
            <text:p>FALSE</text:p>
          </table:table-cell>
          <table:table-cell office:value-type="string">
            <text:p>49.911983, 23.924355</text:p>
          </table:table-cell>
          <table:table-cell office:value-type="string">
            <text:p>1150f3e3</text:p>
          </table:table-cell>
          <table:table-cell office:value-type="string">
            <text:p>12:20</text:p>
          </table:table-cell>
          <table:table-cell office:value-type="string">
            <text:p>49.79, 24.056</text:p>
          </table:table-cell>
          <table:table-cell office:value-type="string">
            <text:p>1150f3e3</text:p>
          </table:table-cell>
          <table:table-cell office:value-type="string">
            <text:p>13:01</text:p>
          </table:table-cell>
          <table:table-cell office:value-type="string">
            <text:p>WI-20250718-410</text:p>
          </table:table-cell>
          <table:table-cell office:value-type="string">
            <text:p>II-20250718-241</text:p>
          </table:table-cell>
          <table:table-cell office:value-type="string">
            <text:p>1150f3e3</text:p>
          </table:table-cell>
          <table:table-cell office:value-type="string">
            <text:p>PR-20250501-583</text:p>
          </table:table-cell>
          <table:table-cell office:value-type="string">
            <text:p>greg.shkiria@gmail.com</text:p>
          </table:table-cell>
          <table:table-cell table:number-columns-repeated="1009"/>
        </table:table-row>
        <table:table-row table:style-name="ro1">
          <table:table-cell office:value-type="string">
            <text:p>bbf7eb1e</text:p>
          </table:table-cell>
          <table:table-cell office:value-type="string">
            <text:p>01.05.25, 00:00</text:p>
          </table:table-cell>
          <table:table-cell office:value-type="string">
            <text:p>ac7a380e</text:p>
          </table:table-cell>
          <table:table-cell office:value-type="string">
            <text:p>FALSE</text:p>
          </table:table-cell>
          <table:table-cell office:value-type="string">
            <text:p>49.911847, 23.924383</text:p>
          </table:table-cell>
          <table:table-cell office:value-type="string">
            <text:p>1150f3e3</text:p>
          </table:table-cell>
          <table:table-cell office:value-type="string">
            <text:p>18:35</text:p>
          </table:table-cell>
          <table:table-cell office:value-type="string">
            <text:p>49.789037, 23.943566</text:p>
          </table:table-cell>
          <table:table-cell office:value-type="string">
            <text:p>e4b53fe4</text:p>
          </table:table-cell>
          <table:table-cell office:value-type="string">
            <text:p>19:26</text:p>
          </table:table-cell>
          <table:table-cell office:value-type="string">
            <text:p>WI-20250718-812</text:p>
          </table:table-cell>
          <table:table-cell office:value-type="string">
            <text:p>II-20250718-148</text:p>
          </table:table-cell>
          <table:table-cell office:value-type="string">
            <text:p>1150f3e3</text:p>
          </table:table-cell>
          <table:table-cell office:value-type="string">
            <text:p>PR-20250501-583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float" office:value="21358173">
            <text:p>21358173</text:p>
          </table:table-cell>
          <table:table-cell office:value-type="string">
            <text:p>11.12.25, 00:00</text:p>
          </table:table-cell>
          <table:table-cell office:value-type="string">
            <text:p>ac7a380e</text:p>
          </table:table-cell>
          <table:table-cell office:value-type="string">
            <text:p>TRUE</text:p>
          </table:table-cell>
          <table:table-cell office:value-type="string">
            <text:p>49.789, 23.943</text:p>
          </table:table-cell>
          <table:table-cell office:value-type="string">
            <text:p>e4b53fe4</text:p>
          </table:table-cell>
          <table:table-cell office:value-type="string">
            <text:p>10:04</text:p>
          </table:table-cell>
          <table:table-cell office:value-type="string">
            <text:p>49.765, 24.012</text:p>
          </table:table-cell>
          <table:table-cell office:value-type="string">
            <text:p>d3eaaa6c</text:p>
          </table:table-cell>
          <table:table-cell office:value-type="string">
            <text:p>10:21</text:p>
          </table:table-cell>
          <table:table-cell office:value-type="string">
            <text:p>WI-20251211-419</text:p>
          </table:table-cell>
          <table:table-cell office:value-type="string">
            <text:p>II-20251211-158</text:p>
          </table:table-cell>
          <table:table-cell office:value-type="string">
            <text:p>d3eaaa6c</text:p>
          </table:table-cell>
          <table:table-cell office:value-type="string">
            <text:p>PR-20251014-878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04a49632</text:p>
          </table:table-cell>
          <table:table-cell office:value-type="string">
            <text:p>11.12.25, 00:00</text:p>
          </table:table-cell>
          <table:table-cell office:value-type="string">
            <text:p>ac7a380e</text:p>
          </table:table-cell>
          <table:table-cell office:value-type="string">
            <text:p>TRUE</text:p>
          </table:table-cell>
          <table:table-cell office:value-type="string">
            <text:p>49.765, 24.013</text:p>
          </table:table-cell>
          <table:table-cell office:value-type="string">
            <text:p>d3eaaa6c</text:p>
          </table:table-cell>
          <table:table-cell office:value-type="string">
            <text:p>10:21</text:p>
          </table:table-cell>
          <table:table-cell office:value-type="string">
            <text:p>49.765, 24.013</text:p>
          </table:table-cell>
          <table:table-cell office:value-type="string">
            <text:p>d3eaaa6c</text:p>
          </table:table-cell>
          <table:table-cell office:value-type="string">
            <text:p>13:57</text:p>
          </table:table-cell>
          <table:table-cell office:value-type="string">
            <text:p>WI-20251211-689</text:p>
          </table:table-cell>
          <table:table-cell office:value-type="string">
            <text:p>II-20251211-535</text:p>
          </table:table-cell>
          <table:table-cell office:value-type="string">
            <text:p>d3eaaa6c</text:p>
          </table:table-cell>
          <table:table-cell office:value-type="string">
            <text:p>PR-20251014-878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>
          <table:table-cell office:value-type="string">
            <text:p>98f6c04f</text:p>
          </table:table-cell>
          <table:table-cell office:value-type="string">
            <text:p>11.12.25, 00:00</text:p>
          </table:table-cell>
          <table:table-cell office:value-type="string">
            <text:p>ac7a380e</text:p>
          </table:table-cell>
          <table:table-cell office:value-type="string">
            <text:p>TRUE</text:p>
          </table:table-cell>
          <table:table-cell office:value-type="string">
            <text:p>49.765, 24.012</text:p>
          </table:table-cell>
          <table:table-cell office:value-type="string">
            <text:p>d3eaaa6c</text:p>
          </table:table-cell>
          <table:table-cell office:value-type="string">
            <text:p>13:58</text:p>
          </table:table-cell>
          <table:table-cell office:value-type="string">
            <text:p>49.789, 23.943</text:p>
          </table:table-cell>
          <table:table-cell office:value-type="string">
            <text:p>e4b53fe4</text:p>
          </table:table-cell>
          <table:table-cell office:value-type="string">
            <text:p>14:38</text:p>
          </table:table-cell>
          <table:table-cell office:value-type="string">
            <text:p>WI-20251211-377</text:p>
          </table:table-cell>
          <table:table-cell office:value-type="string">
            <text:p>II-20251211-288</text:p>
          </table:table-cell>
          <table:table-cell office:value-type="string">
            <text:p>d3eaaa6c</text:p>
          </table:table-cell>
          <table:table-cell office:value-type="string">
            <text:p>PR-20251014-878</text:p>
          </table:table-cell>
          <table:table-cell office:value-type="string">
            <text:p>romatyryk05@gmail.com</text:p>
          </table:table-cell>
          <table:table-cell table:number-columns-repeated="1009"/>
        </table:table-row>
        <table:table-row table:style-name="ro1" table:number-rows-repeated="1047724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3-09">03/09/2026</text:date>, <text:time>23:06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6-03-09T23:06:41.41</dc:date>
    <meta:generator>OpenOffice/4.1.15$Win32 OpenOffice.org_project/4115m2$Build-9813</meta:generator>
    <meta:editing-duration>PT37S</meta:editing-duration>
    <meta:editing-cycles>1</meta:editing-cycles>
    <meta:document-statistic meta:table-count="1" meta:cell-count="12765" meta:object-count="0"/>
  </office:meta>
</office:document-meta>
</file>